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Hasychivka, Yeline, Blesh...</text:span>
</text:h>
      <text:p text:style-name="P4">
Authors: liveuamap (Language: en)</text:p>
      <text:p text:style-name="P4">
Time: 2023-05-03T-81:13:00</text:p>
      <text:p text:style-name="P4">
Location: Vovchansk (Latitude:50.29197 Longtitude:37.52518)</text:p>
      <text:p text:style-name="P4">
Videos: []</text:p>
      <text:p text:style-name="P4">
Images: []</text:p>
      <text:p text:style-name="P4">
Tags: ["Russia"]</text:p>
      <text:p text:style-name="P4">
ID: 22560161</text:p>
      <!--METADATA-->
      <text:p text:style-name="P4">
At Sivershchyna and Slobozhanschyna directions Russian army shelledHasychivka, Yeline, Bleshnya, Karpovychi, Tymonovychi, Leonivka and Muravyi ofChernihiv region; Znob-Novhorodske, Uralove, Seredyna-Buda, Kucherivka, Rivne,Vorozhba, Volfyne, Mykolayivka, Myropillya of Sumy region, also Veterynarne,Vilkhivka, Hatysche, Vovchansk and Potykhonove of Kharkiv region, - GeneralStaff of Armed Forces of Ukraine says in the morning report</text:p>
      <text:p text:style-name="P4">
News Collection Link: <text:a xlink:type="simple" xlink:href="https://liveuamap.com/en/2023/3-may-at-sivershchyna-and-slobozhanschyna-directions-russian" text:style-name="Internet_20_link" text:visited-style-name="Visited_20_Internet_20_Link">
https://liveuamap.com/en/2023/3-may-at-sivershchyna-and-slobozhanschyna-directions-russian</text:a>
</text:p>
      <text:p text:style-name="P4">
Source: <text:a xlink:type="simple" xlink:href="https://t.me/lumsrc/4668" text:style-name="Internet_20_link" text:visited-style-name="Visited_20_Internet_20_Link">
https://t.me/lumsrc/4668</text:a>
</text:p>
      <!--NEWS-->
      <text:h text:style-name="P10" text:outline-level="1">
<text:span text:style-name="T4">
At Avdiyivka directions Russian army shelled Novokalynove, Avdiyivka, Syeverne, Tonenke, Karl...</text:span>
</text:h>
      <text:p text:style-name="P4">
Authors: liveuamap (Language: en)</text:p>
      <text:p text:style-name="P4">
Time: 2023-05-03T-84:14:00</text:p>
      <text:p text:style-name="P4">
Location: Donetsk (Latitude:48.10789 Longtitude:37.54955)</text:p>
      <text:p text:style-name="P4">
Videos: []</text:p>
      <text:p text:style-name="P4">
Images: []</text:p>
      <text:p text:style-name="P4">
Tags: ["Russia"]</text:p>
      <text:p text:style-name="P4">
ID: 22560144</text:p>
      <!--METADATA-->
      <text:p text:style-name="P4">
At Avdiyivka directions Russian army shelled Novokalynove, Avdiyivka,Syeverne, Tonenke, Karlivka and Netaylove, - General Staff of Armed Forces ofUkraine says in the morning report</text:p>
      <text:p text:style-name="P4">
News Collection Link: <text:a xlink:type="simple" xlink:href="https://liveuamap.com/en/2023/3-may-at-avdiyivka-directions-russian-army-shelled-novokalynove" text:style-name="Internet_20_link" text:visited-style-name="Visited_20_Internet_20_Link">
https://liveuamap.com/en/2023/3-may-at-avdiyivka-directions-russian-army-shelled-novokalynove</text:a>
</text:p>
      <text:p text:style-name="P4">
Source: <text:a xlink:type="simple" xlink:href="https://t.me/lumsrc/4672" text:style-name="Internet_20_link" text:visited-style-name="Visited_20_Internet_20_Link">
https://t.me/lumsrc/4672</text:a>
</text:p>
      <!--NEWS-->
      <text:h text:style-name="P10" text:outline-level="1">
<text:span text:style-name="T4">
At Maryinka direction Russian army shelled Krasnohorivka, Heorhiyivka, Pobyeda and Novomykhay...</text:span>
</text:h>
      <text:p text:style-name="P4">
Authors: liveuamap (Language: en)</text:p>
      <text:p text:style-name="P4">
Time: 2023-05-03T-86:14:00</text:p>
      <text:p text:style-name="P4">
Location: Donetsk (Latitude:47.85199 Longtitude:37.47986)</text:p>
      <text:p text:style-name="P4">
Videos: []</text:p>
      <text:p text:style-name="P4">
Images: []</text:p>
      <text:p text:style-name="P4">
Tags: ["Russia"]</text:p>
      <text:p text:style-name="P4">
ID: 22560143</text:p>
      <!--METADATA-->
      <text:p text:style-name="P4">
At Maryinka direction Russian army shelled Krasnohorivka, Heorhiyivka, Pobyedaand Novomykhaylivka of Donetsk region, - General Staff of Armed Forces ofUkraine says in the morning report</text:p>
      <text:p text:style-name="P4">
News Collection Link: <text:a xlink:type="simple" xlink:href="https://liveuamap.com/en/2023/3-may-at-maryinka-direction-russian-army-shelled-krasnohorivka" text:style-name="Internet_20_link" text:visited-style-name="Visited_20_Internet_20_Link">
https://liveuamap.com/en/2023/3-may-at-maryinka-direction-russian-army-shelled-krasnohorivka</text:a>
</text:p>
      <text:p text:style-name="P4">
Source: <text:a xlink:type="simple" xlink:href="https://t.me/lumsrc/4673" text:style-name="Internet_20_link" text:visited-style-name="Visited_20_Internet_20_Link">
https://t.me/lumsrc/4673</text:a>
</text:p>
      <!--NEWS-->
      <text:h text:style-name="P10" text:outline-level="1">
<text:span text:style-name="T4">
At Shakhtarske direction Russian army shelled Novoukrayinka and Prechystivka of Donetsk regio...</text:span>
</text:h>
      <text:p text:style-name="P4">
Authors: liveuamap (Language: en)</text:p>
      <text:p text:style-name="P4">
Time: 2023-05-03T-88:14:00</text:p>
      <text:p text:style-name="P4">
Location: Zaporizhzhia (Latitude:47.77948 Longtitude:37.06856)</text:p>
      <text:p text:style-name="P4">
Videos: []</text:p>
      <text:p text:style-name="P4">
Images: []</text:p>
      <text:p text:style-name="P4">
Tags: ["Russia"]</text:p>
      <text:p text:style-name="P4">
ID: 22560142</text:p>
      <!--METADATA-->
      <text:p text:style-name="P4">
At Shakhtarske direction Russian army shelled Novoukrayinka and Prechystivkaof Donetsk region, - General Staff of Armed Forces of Ukraine says in themorning report</text:p>
      <text:p text:style-name="P4">
News Collection Link: <text:a xlink:type="simple" xlink:href="https://liveuamap.com/en/2023/3-may-at-shakhtarske-direction-russian-army-shelled-novoukrayinka" text:style-name="Internet_20_link" text:visited-style-name="Visited_20_Internet_20_Link">
https://liveuamap.com/en/2023/3-may-at-shakhtarske-direction-russian-army-shelled-novoukrayinka</text:a>
</text:p>
      <text:p text:style-name="P4">
Source: <text:a xlink:type="simple" xlink:href="https://t.me/lumsrc/4674" text:style-name="Internet_20_link" text:visited-style-name="Visited_20_Internet_20_Link">
https://t.me/lumsrc/4674</text:a>
</text:p>
      <!--NEWS-->
      <text:h text:style-name="P10" text:outline-level="1">
<text:span text:style-name="T4">
Mykolaiv, Mykolayivska Oblast, Kherson, Khersonska Oblast(14:40). Red Alert: aerial threat. S...</text:span>
</text:h>
      <text:p text:style-name="P4">
Authors: liveuamap (Language: en)</text:p>
      <text:p text:style-name="P4">
Time: 2023-05-03T08:42:00</text:p>
      <text:p text:style-name="P4">
Location: Mykolaiv (Latitude:46.94884 Longtitude:32.00601)</text:p>
      <text:p text:style-name="P4">
Videos: []</text:p>
      <text:p text:style-name="P4">
Images: []</text:p>
      <text:p text:style-name="P4">
Tags: ["Europe", "Central and Eastern Europe"]</text:p>
      <text:p text:style-name="P4">
ID: 22560183</text:p>
      <!--METADATA-->
      <text:p text:style-name="P4">
Mykolaiv, Mykolayivska Oblast, Kherson, Khersonska Oblast(14:40). Red Alert:aerial threat. Sirens sounding. Take cover now!</text:p>
      <text:p text:style-name="P4">
News Collection Link: <text:a xlink:type="simple" xlink:href="https://liveuamap.com/en/2023/03-may-mykolaiv-mykolayivska-oblast-kherson-kg" text:style-name="Internet_20_link" text:visited-style-name="Visited_20_Internet_20_Link">
https://liveuamap.com/en/2023/03-may-mykolaiv-mykolayivska-oblast-kherson-kg</text:a>
</text:p>
      <text:p text:style-name="P4">
Source: <text:a xlink:type="simple" xlink:href="https://t.me/air_alert_ua/44304" text:style-name="Internet_20_link" text:visited-style-name="Visited_20_Internet_20_Link">
https://t.me/air_alert_ua/44304</text:a>
</text:p>
      <!--NEWS-->
      <text:h text:style-name="P10" text:outline-level="1">
<text:span text:style-name="T4">
Donetsk Oblast(14:57). Red Alert: aerial threat. Sirens sounding. Take cover now!</text:span>
</text:h>
      <text:p text:style-name="P4">
Authors: liveuamap (Language: en)</text:p>
      <text:p text:style-name="P4">
Time: 2023-05-03T09:00:00</text:p>
      <text:p text:style-name="P4">
Location: Donetsk Oblast (Latitude:48.7284 Longtitude:37.57716)</text:p>
      <text:p text:style-name="P4">
Videos: []</text:p>
      <text:p text:style-name="P4">
Images: []</text:p>
      <text:p text:style-name="P4">
Tags: ["Europe", "Central and Eastern Europe"]</text:p>
      <text:p text:style-name="P4">
ID: 22560184</text:p>
      <!--METADATA-->
      <text:p text:style-name="P4">
Donetsk Oblast(14:57). Red Alert: aerial threat. Sirens sounding. Take covernow!</text:p>
      <text:p text:style-name="P4">
News Collection Link: <text:a xlink:type="simple" xlink:href="https://liveuamap.com/en/2023/03-may-donetsk-oblast1457-red-alert-aerial-thg" text:style-name="Internet_20_link" text:visited-style-name="Visited_20_Internet_20_Link">
https://liveuamap.com/en/2023/03-may-donetsk-oblast1457-red-alert-aerial-thg</text:a>
</text:p>
      <text:p text:style-name="P4">
Source: <text:a xlink:type="simple" xlink:href="https://t.me/air_alert_ua/44307" text:style-name="Internet_20_link" text:visited-style-name="Visited_20_Internet_20_Link">
https://t.me/air_alert_ua/44307</text:a>
</text:p>
      <!--NEWS-->
      <text:h text:style-name="P10" text:outline-level="1">
<text:span text:style-name="T4">
Kyiv(15:28). Red Alert: aerial threat. Sirens sounding. Take cover now!</text:span>
</text:h>
      <text:p text:style-name="P4">
Authors: liveuamap (Language: en)</text:p>
      <text:p text:style-name="P4">
Time: 2023-05-03T09:29:00</text:p>
      <text:p text:style-name="P4">
Location: Kyiv (Latitude:50.44394 Longtitude:30.53031)</text:p>
      <text:p text:style-name="P4">
Videos: []</text:p>
      <text:p text:style-name="P4">
Images: []</text:p>
      <text:p text:style-name="P4">
Tags: ["Europe", "Central and Eastern Europe"]</text:p>
      <text:p text:style-name="P4">
ID: 22560185</text:p>
      <!--METADATA-->
      <text:p text:style-name="P4">
Kyiv(15:28). Red Alert: aerial threat. Sirens sounding. Take cover now!</text:p>
      <text:p text:style-name="P4">
News Collection Link: <text:a xlink:type="simple" xlink:href="https://liveuamap.com/en/2023/03-may-kyiv1528-red-alert-aerial-threat-sireng" text:style-name="Internet_20_link" text:visited-style-name="Visited_20_Internet_20_Link">
https://liveuamap.com/en/2023/03-may-kyiv1528-red-alert-aerial-threat-sireng</text:a>
</text:p>
      <text:p text:style-name="P4">
Source: <text:a xlink:type="simple" xlink:href="https://t.me/suspilnenews/20384" text:style-name="Internet_20_link" text:visited-style-name="Visited_20_Internet_20_Link">
https://t.me/suspilnenews/20384</text:a>
</text:p>
      <!--NEWS-->
      <text:h text:style-name="P10" text:outline-level="1">
<text:span text:style-name="T4">
Zaporizka Oblast, Kirovohradska Oblast, Chernihivska Oblast, Kharkiv, Kharkivska Oblast, Dnip...</text:span>
</text:h>
      <text:p text:style-name="P4">
Authors: liveuamap (Language: en)</text:p>
      <text:p text:style-name="P4">
Time: 2023-05-03T09:30:00</text:p>
      <text:p text:style-name="P4">
Location: Zaporizka Oblast (Latitude:47.613021 Longtitude:35.766341)</text:p>
      <text:p text:style-name="P4">
Videos: []</text:p>
      <text:p text:style-name="P4">
Images: []</text:p>
      <text:p text:style-name="P4">
Tags: ["Europe", "Central and Eastern Europe"]</text:p>
      <text:p text:style-name="P4">
ID: 22560186</text:p>
      <!--METADATA-->
      <text:p text:style-name="P4">
Zaporizka Oblast, Kirovohradska Oblast, Chernihivska Oblast, Kharkiv,Kharkivska Oblast, Dnipro, Dnipropetrovska Oblast(15:30). Red Alert: aerialthreat. Sirens sounding. Take cover now!</text:p>
      <text:p text:style-name="P4">
News Collection Link: <text:a xlink:type="simple" xlink:href="https://liveuamap.com/en/2023/03-may-zaporizka-oblast-kirovohradska-oblast-g" text:style-name="Internet_20_link" text:visited-style-name="Visited_20_Internet_20_Link">
https://liveuamap.com/en/2023/03-may-zaporizka-oblast-kirovohradska-oblast-g</text:a>
</text:p>
      <text:p text:style-name="P4">
Source: <text:a xlink:type="simple" xlink:href="https://t.me/air_alert_ua/44313" text:style-name="Internet_20_link" text:visited-style-name="Visited_20_Internet_20_Link">
https://t.me/air_alert_ua/44313</text:a>
</text:p>
      <!--NEWS-->
      <text:h text:style-name="P10" text:outline-level="1">
<text:span text:style-name="T4">
Sumska Oblast, Poltavska Oblast, Kyiv Oblast, Cherkaska Oblast(15:31). Red Alert: aerial thre...</text:span>
</text:h>
      <text:p text:style-name="P4">
Authors: liveuamap (Language: en)</text:p>
      <text:p text:style-name="P4">
Time: 2023-05-03T09:33:00</text:p>
      <text:p text:style-name="P4">
Location: Sumska Oblast (Latitude:51.00000000 Longtitude:34.00000000)</text:p>
      <text:p text:style-name="P4">
Videos: []</text:p>
      <text:p text:style-name="P4">
Images: []</text:p>
      <text:p text:style-name="P4">
Tags: ["Europe", "Central and Eastern Europe"]</text:p>
      <text:p text:style-name="P4">
ID: 22560187</text:p>
      <!--METADATA-->
      <text:p text:style-name="P4">
Sumska Oblast, Poltavska Oblast, Kyiv Oblast, Cherkaska Oblast(15:31). RedAlert: aerial threat. Sirens sounding. Take cover now!</text:p>
      <text:p text:style-name="P4">
News Collection Link: <text:a xlink:type="simple" xlink:href="https://liveuamap.com/en/2023/03-may-sumska-oblast-poltavska-oblast-kyiv-obg" text:style-name="Internet_20_link" text:visited-style-name="Visited_20_Internet_20_Link">
https://liveuamap.com/en/2023/03-may-sumska-oblast-poltavska-oblast-kyiv-obg</text:a>
</text:p>
      <text:p text:style-name="P4">
Source: <text:a xlink:type="simple" xlink:href="https://t.me/air_alert_ua/44317" text:style-name="Internet_20_link" text:visited-style-name="Visited_20_Internet_20_Link">
https://t.me/air_alert_ua/44317</text:a>
</text:p>
      <!--NEWS-->
      <text:h text:style-name="P10" text:outline-level="1">
<text:span text:style-name="T4">
Zhytomyr, Zhytomyrska Oblast(15:35). Red Alert: aerial threat. Sirens sounding. Take cover now!</text:span>
</text:h>
      <text:p text:style-name="P4">
Authors: liveuamap (Language: en)</text:p>
      <text:p text:style-name="P4">
Time: 2023-05-03T09:37:00</text:p>
      <text:p text:style-name="P4">
Location: Zhytomyr (Latitude:50.26487000 Longtitude:28.67669000)</text:p>
      <text:p text:style-name="P4">
Videos: []</text:p>
      <text:p text:style-name="P4">
Images: []</text:p>
      <text:p text:style-name="P4">
Tags: ["Europe", "Central and Eastern Europe"]</text:p>
      <text:p text:style-name="P4">
ID: 22560188</text:p>
      <!--METADATA-->
      <text:p text:style-name="P4">
Zhytomyr, Zhytomyrska Oblast(15:35). Red Alert: aerial threat. Sirenssounding. Take cover now!</text:p>
      <text:p text:style-name="P4">
News Collection Link: <text:a xlink:type="simple" xlink:href="https://liveuamap.com/en/2023/03-may-zhytomyr-zhytomyrska-oblast1535-red-alg" text:style-name="Internet_20_link" text:visited-style-name="Visited_20_Internet_20_Link">
https://liveuamap.com/en/2023/03-may-zhytomyr-zhytomyrska-oblast1535-red-alg</text:a>
</text:p>
      <text:p text:style-name="P4">
Source: <text:a xlink:type="simple" xlink:href="https://t.me/air_alert_ua/44318" text:style-name="Internet_20_link" text:visited-style-name="Visited_20_Internet_20_Link">
https://t.me/air_alert_ua/44318</text:a>
</text:p>
      <!--NEWS-->
      <text:h text:style-name="P10" text:outline-level="1">
<text:span text:style-name="T4">
Russian artillery continues to shell Kherson</text:span>
</text:h>
      <text:p text:style-name="P4">
Authors: liveuamap (Language: en)</text:p>
      <text:p text:style-name="P4">
Time: 2023-05-03T11:00:38</text:p>
      <text:p text:style-name="P4">
Location: Kherson (Latitude:46.62421 Longtitude:32.60794)</text:p>
      <text:p text:style-name="P4">
Videos: []</text:p>
      <text:p text:style-name="P4">
Images: []</text:p>
      <text:p text:style-name="P4">
Tags: ["Europe", "Central and Eastern Europe"]</text:p>
      <text:p text:style-name="P4">
ID: 22560189</text:p>
      <!--METADATA-->
      <text:p text:style-name="P4">
Russian artillery continues to shell Kherson</text:p>
      <text:p text:style-name="P4">
News Collection Link: <text:a xlink:type="simple" xlink:href="https://liveuamap.com/en/2023/3-may-russian-artillery-continues-to-shell-kherson" text:style-name="Internet_20_link" text:visited-style-name="Visited_20_Internet_20_Link">
https://liveuamap.com/en/2023/3-may-russian-artillery-continues-to-shell-kherson</text:a>
</text:p>
      <text:p text:style-name="P4">
Source: <text:a xlink:type="simple" xlink:href="https://t.me/hueviyherson/38882" text:style-name="Internet_20_link" text:visited-style-name="Visited_20_Internet_20_Link">
https://t.me/hueviyherson/38882</text:a>
</text:p>
      <!--NEWS-->
      <text:h text:style-name="P10" text:outline-level="1">
<text:span text:style-name="T4">
Donetsk Oblast(17:05). Red Alert: aerial threat. Sirens sounding. Take cover now!</text:span>
</text:h>
      <text:p text:style-name="P4">
Authors: liveuamap (Language: en)</text:p>
      <text:p text:style-name="P4">
Time: 2023-05-03T11:07:00</text:p>
      <text:p text:style-name="P4">
Location: Donetsk Oblast (Latitude:48.72686 Longtitude:37.57788)</text:p>
      <text:p text:style-name="P4">
Videos: []</text:p>
      <text:p text:style-name="P4">
Images: []</text:p>
      <text:p text:style-name="P4">
Tags: ["Europe", "Central and Eastern Europe"]</text:p>
      <text:p text:style-name="P4">
ID: 22560190</text:p>
      <!--METADATA-->
      <text:p text:style-name="P4">
Donetsk Oblast(17:05). Red Alert: aerial threat. Sirens sounding. Take covernow!</text:p>
      <text:p text:style-name="P4">
News Collection Link: <text:a xlink:type="simple" xlink:href="https://liveuamap.com/en/2023/03-may-donetsk-oblast1705-red-alert-aerial-thg" text:style-name="Internet_20_link" text:visited-style-name="Visited_20_Internet_20_Link">
https://liveuamap.com/en/2023/03-may-donetsk-oblast1705-red-alert-aerial-thg</text:a>
</text:p>
      <text:p text:style-name="P4">
Source: <text:a xlink:type="simple" xlink:href="https://t.me/air_alert_ua/44333" text:style-name="Internet_20_link" text:visited-style-name="Visited_20_Internet_20_Link">
https://t.me/air_alert_ua/44333</text:a>
</text:p>
      <!--NEWS-->
      <text:h text:style-name="P10" text:outline-level="1">
<text:span text:style-name="T4">
Donetsk Oblast(17:57). Red Alert: aerial threat. Sirens sounding. Take cover now!</text:span>
</text:h>
      <text:p text:style-name="P4">
Authors: liveuamap (Language: en)</text:p>
      <text:p text:style-name="P4">
Time: 2023-05-03T11:59:00</text:p>
      <text:p text:style-name="P4">
Location: Donetsk Oblast (Latitude:48.72668 Longtitude:37.57892)</text:p>
      <text:p text:style-name="P4">
Videos: []</text:p>
      <text:p text:style-name="P4">
Images: []</text:p>
      <text:p text:style-name="P4">
Tags: ["Europe", "Central and Eastern Europe"]</text:p>
      <text:p text:style-name="P4">
ID: 22560191</text:p>
      <!--METADATA-->
      <text:p text:style-name="P4">
Donetsk Oblast(17:57). Red Alert: aerial threat. Sirens sounding. Take covernow!</text:p>
      <text:p text:style-name="P4">
News Collection Link: <text:a xlink:type="simple" xlink:href="https://liveuamap.com/en/2023/03-may-donetsk-oblast1757-red-alert-aerial-thg" text:style-name="Internet_20_link" text:visited-style-name="Visited_20_Internet_20_Link">
https://liveuamap.com/en/2023/03-may-donetsk-oblast1757-red-alert-aerial-thg</text:a>
</text:p>
      <text:p text:style-name="P4">
Source: <text:a xlink:type="simple" xlink:href="https://t.me/air_alert_ua/44337" text:style-name="Internet_20_link" text:visited-style-name="Visited_20_Internet_20_Link">
https://t.me/air_alert_ua/44337</text:a>
</text:p>
      <!--NEWS-->
      <text:h text:style-name="P10" text:outline-level="1">
<text:span text:style-name="T4">
Kamikaze drone attacked a water tower in the Belgorod region near Viazove village</text:span>
</text:h>
      <text:p text:style-name="P4">
Authors: liveuamap (Language: en)</text:p>
      <text:p text:style-name="P4">
Time: 2023-05-03T12:27:00</text:p>
      <text:p text:style-name="P4">
Location: Sumy (Latitude:50.7762 Longtitude:35.50077)</text:p>
      <text:p text:style-name="P4">
Videos: []</text:p>
      <text:p text:style-name="P4">
Images: []</text:p>
      <text:p text:style-name="P4">
Tags: ["Russia", "Central and Eastern Europe"]</text:p>
      <text:p text:style-name="P4">
ID: 22560237</text:p>
      <!--METADATA-->
      <text:p text:style-name="P4">
Kamikaze drone attacked a water tower in the Belgorod region near Viazovevillage</text:p>
      <text:p text:style-name="P4">
News Collection Link: <text:a xlink:type="simple" xlink:href="https://liveuamap.com/en/2023/3-may-kamikaze-drone-attacked-a-water-tower-in-the-belgorod" text:style-name="Internet_20_link" text:visited-style-name="Visited_20_Internet_20_Link">
https://liveuamap.com/en/2023/3-may-kamikaze-drone-attacked-a-water-tower-in-the-belgorod</text:a>
</text:p>
      <text:p text:style-name="P4">
Source: <text:a xlink:type="simple" xlink:href="https://t.me/rusbrief/114057" text:style-name="Internet_20_link" text:visited-style-name="Visited_20_Internet_20_Link">
https://t.me/rusbrief/114057</text:a>
</text:p>
      <!--NEWS-->
      <text:h text:style-name="P10" text:outline-level="1">
<text:span text:style-name="T4">
Dnipro, Dnipropetrovska Oblast, Kharkiv, Kharkivska Oblast(18:41). Red Alert: aerial threat. ...</text:span>
</text:h>
      <text:p text:style-name="P4">
Authors: liveuamap (Language: en)</text:p>
      <text:p text:style-name="P4">
Time: 2023-05-03T12:41:00</text:p>
      <text:p text:style-name="P4">
Location: Dnipro (Latitude:48.45930000 Longtitude:35.03865000)</text:p>
      <text:p text:style-name="P4">
Videos: []</text:p>
      <text:p text:style-name="P4">
Images: []</text:p>
      <text:p text:style-name="P4">
Tags: ["Europe", "Central and Eastern Europe"]</text:p>
      <text:p text:style-name="P4">
ID: 22560192</text:p>
      <!--METADATA-->
      <text:p text:style-name="P4">
Dnipro, Dnipropetrovska Oblast, Kharkiv, Kharkivska Oblast(18:41). Red Alert:aerial threat. Sirens sounding. Take cover now!</text:p>
      <text:p text:style-name="P4">
News Collection Link: <text:a xlink:type="simple" xlink:href="https://liveuamap.com/en/2023/03-may-dnipro-dnipropetrovska-oblast-kharkiv-g" text:style-name="Internet_20_link" text:visited-style-name="Visited_20_Internet_20_Link">
https://liveuamap.com/en/2023/03-may-dnipro-dnipropetrovska-oblast-kharkiv-g</text:a>
</text:p>
      <text:p text:style-name="P4">
Source: <text:a xlink:type="simple" xlink:href="https://t.me/air_alert_ua/44340" text:style-name="Internet_20_link" text:visited-style-name="Visited_20_Internet_20_Link">
https://t.me/air_alert_ua/44340</text:a>
</text:p>
      <!--NEWS-->
      <text:h text:style-name="P10" text:outline-level="1">
<text:span text:style-name="T4">
Poltavska Oblast(18:41). Red Alert: aerial threat. Sirens sounding. Take cover now!</text:span>
</text:h>
      <text:p text:style-name="P4">
Authors: liveuamap (Language: en)</text:p>
      <text:p text:style-name="P4">
Time: 2023-05-03T12:42:00</text:p>
      <text:p text:style-name="P4">
Location: Poltavska Oblast (Latitude:49.47596 Longtitude:33.81771)</text:p>
      <text:p text:style-name="P4">
Videos: []</text:p>
      <text:p text:style-name="P4">
Images: []</text:p>
      <text:p text:style-name="P4">
Tags: ["Europe", "Central and Eastern Europe"]</text:p>
      <text:p text:style-name="P4">
ID: 22560193</text:p>
      <!--METADATA-->
      <text:p text:style-name="P4">
Poltavska Oblast(18:41). Red Alert: aerial threat. Sirens sounding. Take covernow!</text:p>
      <text:p text:style-name="P4">
News Collection Link: <text:a xlink:type="simple" xlink:href="https://liveuamap.com/en/2023/03-may-poltavska-oblast1841-red-alert-aerial-g" text:style-name="Internet_20_link" text:visited-style-name="Visited_20_Internet_20_Link">
https://liveuamap.com/en/2023/03-may-poltavska-oblast1841-red-alert-aerial-g</text:a>
</text:p>
      <text:p text:style-name="P4">
Source: <text:a xlink:type="simple" xlink:href="https://t.me/suspilnepoltava/11004" text:style-name="Internet_20_link" text:visited-style-name="Visited_20_Internet_20_Link">
https://t.me/suspilnepoltava/11004</text:a>
</text:p>
      <!--NEWS-->
      <text:h text:style-name="P10" text:outline-level="1">
<text:span text:style-name="T4">
Zelensky: We did not attack Putin, "We are not attacking Putin or Moscow, we are fighting on ...</text:span>
</text:h>
      <text:p text:style-name="P4">
Authors: liveuamap (Language: en)</text:p>
      <text:p text:style-name="P4">
Time: 2023-05-03T12:48:00</text:p>
      <text:p text:style-name="P4">
Location: Helsinki, (Latitude:60.1609 Longtitude:24.93785)</text:p>
      <text:p text:style-name="P4">
Videos: []</text:p>
      <text:p text:style-name="P4">
Images: ["<text:a xlink:type="simple" xlink:href="https://liveuamap.com/pics/2023/05/03/22560195_0.jpg" text:style-name="Internet_20_link" text:visited-style-name="Visited_20_Internet_20_Link">
22560195_0.jpg</text:a>
"]</text:p>
      <text:p text:style-name="P4">
Tags: ["Russia"]</text:p>
      <text:p text:style-name="P4">
ID: 22560195</text:p>
      <!--METADATA-->
      <text:p text:style-name="P4">
Zelensky: We did not attack Putin, "We are not attacking Putin or Moscow, weare fighting on our territory, defending our villages and cities"</text:p>
      <text:p text:style-name="P4">
<draw:frame draw:style-name="fr1" draw:name="Image2" text:anchor-type="as-char" svg:width="6.9236in" svg:height="4.612849in" draw:z-index="0">
<draw:image xlink:href="../Images/liveuamap/2023-05-03T12-48-00/22560195_0.jpg" xlink:type="simple" xlink:show="embed" xlink:actuate="onLoad" draw:mime-type="image/jpeg"/>
</draw:frame>
</text:p>
      <text:p text:style-name="P4">
News Collection Link: <text:a xlink:type="simple" xlink:href="https://liveuamap.com/en/2023/3-may-zelensky-we-did-not-attack-putin-we-are-not-attacking" text:style-name="Internet_20_link" text:visited-style-name="Visited_20_Internet_20_Link">
https://liveuamap.com/en/2023/3-may-zelensky-we-did-not-attack-putin-we-are-not-attacking</text:a>
</text:p>
      <text:p text:style-name="P4">
Source: <text:a xlink:type="simple" xlink:href="https://t.me/ukrpravda_news/30146" text:style-name="Internet_20_link" text:visited-style-name="Visited_20_Internet_20_Link">
https://t.me/ukrpravda_news/30146</text:a>
</text:p>
      <!--NEWS-->
      <text:h text:style-name="P10" text:outline-level="1">
<text:span text:style-name="T4">
4 people killed, 26 wounded as result of Russian shelling at ATB grocery in Kherson, in total...</text:span>
</text:h>
      <text:p text:style-name="P4">
Authors: liveuamap (Language: en)</text:p>
      <text:p text:style-name="P4">
Time: 2023-05-03T12:49:49</text:p>
      <text:p text:style-name="P4">
Location: Kherson (Latitude:46.63375 Longtitude:32.60433)</text:p>
      <text:p text:style-name="P4">
Videos: []</text:p>
      <text:p text:style-name="P4">
Images: []</text:p>
      <text:p text:style-name="P4">
Tags: ["Europe", "Central and Eastern Europe"]</text:p>
      <text:p text:style-name="P4">
ID: 22560194</text:p>
      <!--METADATA-->
      <text:p text:style-name="P4">
4 people killed, 26 wounded as result of Russian shelling at ATB grocery inKherson, in total 18 dead, 46 wounded in indiscriminate attacks of Russianarmy on Kherson today</text:p>
      <text:p text:style-name="P4">
News Collection Link: <text:a xlink:type="simple" xlink:href="https://liveuamap.com/en/2023/3-may-4-people-killed-26-wounded-as-result-of-russian-shelling" text:style-name="Internet_20_link" text:visited-style-name="Visited_20_Internet_20_Link">
https://liveuamap.com/en/2023/3-may-4-people-killed-26-wounded-as-result-of-russian-shelling</text:a>
</text:p>
      <text:p text:style-name="P4">
Source: <text:a xlink:type="simple" xlink:href="https://t.me/suspilnekherson/25692" text:style-name="Internet_20_link" text:visited-style-name="Visited_20_Internet_20_Link">
https://t.me/suspilnekherson/25692</text:a>
</text:p>
      <!--NEWS-->
      <text:h text:style-name="P10" text:outline-level="1">
<text:span text:style-name="T4">
According to occupation authorities 2 drones were shot down over Crimea. Earlier explosions w...</text:span>
</text:h>
      <text:p text:style-name="P4">
Authors: liveuamap (Language: en)</text:p>
      <text:p text:style-name="P4">
Time: 2023-05-03T12:53:00</text:p>
      <text:p text:style-name="P4">
Location: Feodosia, (Latitude:45.02864 Longtitude:35.38409)</text:p>
      <text:p text:style-name="P4">
Videos: []</text:p>
      <text:p text:style-name="P4">
Images: []</text:p>
      <text:p text:style-name="P4">
Tags: []</text:p>
      <text:p text:style-name="P4">
ID: 22560197</text:p>
      <!--METADATA-->
      <text:p text:style-name="P4">
According to occupation authorities 2 drones were shot down over Crimea.Earlier explosions were reported in Feodosiya</text:p>
      <text:p text:style-name="P4">
News Collection Link: <text:a xlink:type="simple" xlink:href="https://liveuamap.com/en/2023/3-may-according-to-occupation-authorities-2-drones-were-shot" text:style-name="Internet_20_link" text:visited-style-name="Visited_20_Internet_20_Link">
https://liveuamap.com/en/2023/3-may-according-to-occupation-authorities-2-drones-were-shot</text:a>
</text:p>
      <text:p text:style-name="P4">
Source: <text:a xlink:type="simple" xlink:href="https://t.me/rusbrief/114047" text:style-name="Internet_20_link" text:visited-style-name="Visited_20_Internet_20_Link">
https://t.me/rusbrief/114047</text:a>
</text:p>
      <!--NEWS-->
      <text:h text:style-name="P10" text:outline-level="1">
<text:span text:style-name="T4">
Russian army shelled Nikopol twice today, wounding one person</text:span>
</text:h>
      <text:p text:style-name="P4">
Authors: liveuamap (Language: en)</text:p>
      <text:p text:style-name="P4">
Time: 2023-05-03T12:59:03</text:p>
      <text:p text:style-name="P4">
Location: Zaporizhia (Latitude:47.55903 Longtitude:34.39939)</text:p>
      <text:p text:style-name="P4">
Videos: []</text:p>
      <text:p text:style-name="P4">
Images: ["<text:a xlink:type="simple" xlink:href="https://liveuamap.com/pics/2023/05/03/22560196_0.jpg" text:style-name="Internet_20_link" text:visited-style-name="Visited_20_Internet_20_Link">
22560196_0.jpg</text:a>
", "<text:a xlink:type="simple" xlink:href="https://liveuamap.com/pics/2023/05/03/22560196_1.jpg" text:style-name="Internet_20_link" text:visited-style-name="Visited_20_Internet_20_Link">
22560196_1.jpg</text:a>
"]</text:p>
      <text:p text:style-name="P4">
Tags: ["Russia", "Europe"]</text:p>
      <text:p text:style-name="P4">
ID: 22560196</text:p>
      <!--METADATA-->
      <text:p text:style-name="P4">
Russian army shelled Nikopol twice today, wounding one person</text:p>
      <text:p text:style-name="P4">
<draw:frame draw:style-name="fr1" draw:name="Image3" text:anchor-type="as-char" svg:width="6.9236in" svg:height="5.1927in" draw:z-index="0">
<draw:image xlink:href="../Images/liveuamap/2023-05-03T12-59-03/22560196_0.jpg" xlink:type="simple" xlink:show="embed" xlink:actuate="onLoad" draw:mime-type="image/jpeg"/>
</draw:frame>
<draw:frame draw:style-name="fr1" draw:name="Image4" text:anchor-type="as-char" svg:width="6.9236in" svg:height="3.851253in" draw:z-index="0">
<draw:image xlink:href="../Images/liveuamap/2023-05-03T12-59-03/22560196_1.jpg" xlink:type="simple" xlink:show="embed" xlink:actuate="onLoad" draw:mime-type="image/jpeg"/>
</draw:frame>
</text:p>
      <text:p text:style-name="P4">
News Collection Link: <text:a xlink:type="simple" xlink:href="https://liveuamap.com/en/2023/3-may-russian-army-shelled-nikopol-twice-today-wounding-one" text:style-name="Internet_20_link" text:visited-style-name="Visited_20_Internet_20_Link">
https://liveuamap.com/en/2023/3-may-russian-army-shelled-nikopol-twice-today-wounding-one</text:a>
</text:p>
      <text:p text:style-name="P4">
Source: <text:a xlink:type="simple" xlink:href="https://t.me/hyevuy_dnepr/51482" text:style-name="Internet_20_link" text:visited-style-name="Visited_20_Internet_20_Link">
https://t.me/hyevuy_dnepr/51482</text:a>
</text:p>
      <!--NEWS-->
      <text:h text:style-name="P10" text:outline-level="1">
<text:span text:style-name="T4">
Сhief of Wagner PMC Prigozhin claims 116 fighters of his units were killed in 24 hours and th...</text:span>
</text:h>
      <text:p text:style-name="P4">
Authors: liveuamap (Language: en)</text:p>
      <text:p text:style-name="P4">
Time: 2023-05-03T15:08:06</text:p>
      <text:p text:style-name="P4">
Location: Bakhmut (Latitude:48.59092 Longtitude:37.99295)</text:p>
      <text:p text:style-name="P4">
Videos: []</text:p>
      <text:p text:style-name="P4">
Images: []</text:p>
      <text:p text:style-name="P4">
Tags: ["Minsk Monitor", "Europe"]</text:p>
      <text:p text:style-name="P4">
ID: 22560235</text:p>
      <!--METADATA-->
      <text:p text:style-name="P4">
Сhief of Wagner PMC Prigozhin claims 116 fighters of his units were killed in24 hours and that Armed Forces of Ukraine launched the counter-offensive</text:p>
      <text:p text:style-name="P4">
News Collection Link: <text:a xlink:type="simple" xlink:href="https://liveuamap.com/en/2023/3-may-hief-of-wagner-pmc-prigozhin-claims-116-fighters-of" text:style-name="Internet_20_link" text:visited-style-name="Visited_20_Internet_20_Link">
https://liveuamap.com/en/2023/3-may-hief-of-wagner-pmc-prigozhin-claims-116-fighters-of</text:a>
</text:p>
      <text:p text:style-name="P4">
Source: <text:a xlink:type="simple" xlink:href="https://t.me/bazabazon/17359" text:style-name="Internet_20_link" text:visited-style-name="Visited_20_Internet_20_Link">
https://t.me/bazabazon/17359</text:a>
</text:p>
      <!--NEWS-->
      <text:h text:style-name="P10" text:outline-level="1">
<text:span text:style-name="T4">
Death toll of Russian shellin in Kherson increased to 21</text:span>
</text:h>
      <text:p text:style-name="P4">
Authors: liveuamap (Language: en)</text:p>
      <text:p text:style-name="P4">
Time: 2023-05-03T15:17:14</text:p>
      <text:p text:style-name="P4">
Location: Kherson (Latitude:46.66982 Longtitude:32.63712)</text:p>
      <text:p text:style-name="P4">
Videos: []</text:p>
      <text:p text:style-name="P4">
Images: ["<text:a xlink:type="simple" xlink:href="https://liveuamap.com/pics/2023/05/03/22560238_0.jpg" text:style-name="Internet_20_link" text:visited-style-name="Visited_20_Internet_20_Link">
22560238_0.jpg</text:a>
"]</text:p>
      <text:p text:style-name="P4">
Tags: ["Europe", "Central and Eastern Europe"]</text:p>
      <text:p text:style-name="P4">
ID: 22560238</text:p>
      <!--METADATA-->
      <text:p text:style-name="P4">
Death toll of Russian shellin in Kherson increased to 21</text:p>
      <text:p text:style-name="P4">
<draw:frame draw:style-name="fr1" draw:name="Image5" text:anchor-type="as-char" svg:width="6.9236in" svg:height="5.1927in" draw:z-index="0">
<draw:image xlink:href="../Images/liveuamap/2023-05-03T15-17-14/22560238_0.jpg" xlink:type="simple" xlink:show="embed" xlink:actuate="onLoad" draw:mime-type="image/jpeg"/>
</draw:frame>
</text:p>
      <text:p text:style-name="P4">
News Collection Link: <text:a xlink:type="simple" xlink:href="https://liveuamap.com/en/2023/3-may-death-toll-of-russian-shellin-in-kherson-increased" text:style-name="Internet_20_link" text:visited-style-name="Visited_20_Internet_20_Link">
https://liveuamap.com/en/2023/3-may-death-toll-of-russian-shellin-in-kherson-increased</text:a>
</text:p>
      <text:p text:style-name="P4">
Source: <text:a xlink:type="simple" xlink:href="https://twitter.com/Bykvu/status/1653835961107619845" text:style-name="Internet_20_link" text:visited-style-name="Visited_20_Internet_20_Link">
https://twitter.com/Bykvu/status/1653835961107619845</text:a>
</text:p>
      <!--NEWS-->
      <text:h text:style-name="P10" text:outline-level="1">
<text:span text:style-name="T4">
Chernihivska Oblast(21:18). Red Alert: aerial threat. Sirens sounding. Take cover now!</text:span>
</text:h>
      <text:p text:style-name="P4">
Authors: liveuamap (Language: en)</text:p>
      <text:p text:style-name="P4">
Time: 2023-05-03T15:19:00</text:p>
      <text:p text:style-name="P4">
Location: Chernihivska Oblast (Latitude:51.33214 Longtitude:31.99934)</text:p>
      <text:p text:style-name="P4">
Videos: []</text:p>
      <text:p text:style-name="P4">
Images: []</text:p>
      <text:p text:style-name="P4">
Tags: ["Europe", "Central and Eastern Europe"]</text:p>
      <text:p text:style-name="P4">
ID: 22560241</text:p>
      <!--METADATA-->
      <text:p text:style-name="P4">
Chernihivska Oblast(21:18). Red Alert: aerial threat. Sirens sounding. Takecover now!</text:p>
      <text:p text:style-name="P4">
News Collection Link: <text:a xlink:type="simple" xlink:href="https://liveuamap.com/en/2023/03-may-chernihivska-oblast2118-red-alert-aerig" text:style-name="Internet_20_link" text:visited-style-name="Visited_20_Internet_20_Link">
https://liveuamap.com/en/2023/03-may-chernihivska-oblast2118-red-alert-aerig</text:a>
</text:p>
      <text:p text:style-name="P4">
Source: <text:a xlink:type="simple" xlink:href="https://t.me/air_alert_ua/44346" text:style-name="Internet_20_link" text:visited-style-name="Visited_20_Internet_20_Link">
https://t.me/air_alert_ua/44346</text:a>
</text:p>
      <!--NEWS-->
      <text:h text:style-name="P10" text:outline-level="1">
<text:span text:style-name="T4">
The Russian military placed equipment, weapons and explosives in the premises of the turbine ...</text:span>
</text:h>
      <text:p text:style-name="P4">
Authors: liveuamap (Language: en)</text:p>
      <text:p text:style-name="P4">
Time: 2023-05-03T15:22:17</text:p>
      <text:p text:style-name="P4">
Location: Enerhodar,Zaporiz'ka oblast (Latitude:47.51264 Longtitude:34.58631)</text:p>
      <text:p text:style-name="P4">
Videos: []</text:p>
      <text:p text:style-name="P4">
Images: []</text:p>
      <text:p text:style-name="P4">
Tags: ["Europe", "Central and Eastern Europe"]</text:p>
      <text:p text:style-name="P4">
ID: 22560246</text:p>
      <!--METADATA-->
      <text:p text:style-name="P4">
The Russian military placed equipment, weapons and explosives in the premisesof the turbine section of the 4th power unit of the occupied Zaporizhzhya NPP</text:p>
      <text:p text:style-name="P4">
News Collection Link: <text:a xlink:type="simple" xlink:href="https://liveuamap.com/en/2023/3-may-the-russian-military-placed-equipment-weapons-and-explosives" text:style-name="Internet_20_link" text:visited-style-name="Visited_20_Internet_20_Link">
https://liveuamap.com/en/2023/3-may-the-russian-military-placed-equipment-weapons-and-explosives</text:a>
</text:p>
      <text:p text:style-name="P4">
Source: <text:a xlink:type="simple" xlink:href="https://t.me/suspilnenews/20402" text:style-name="Internet_20_link" text:visited-style-name="Visited_20_Internet_20_Link">
https://t.me/suspilnenews/20402</text:a>
</text:p>
      <!--NEWS-->
      <text:h text:style-name="P10" text:outline-level="1">
<text:span text:style-name="T4">
Sumska Oblast(21:21). Red Alert: aerial threat. Sirens sounding. Take cover now!</text:span>
</text:h>
      <text:p text:style-name="P4">
Authors: liveuamap (Language: en)</text:p>
      <text:p text:style-name="P4">
Time: 2023-05-03T15:23:00</text:p>
      <text:p text:style-name="P4">
Location: Sumska Oblast (Latitude:51.00078 Longtitude:33.99877)</text:p>
      <text:p text:style-name="P4">
Videos: []</text:p>
      <text:p text:style-name="P4">
Images: []</text:p>
      <text:p text:style-name="P4">
Tags: ["Europe", "Central and Eastern Europe"]</text:p>
      <text:p text:style-name="P4">
ID: 22560251</text:p>
      <!--METADATA-->
      <text:p text:style-name="P4">
Sumska Oblast(21:21). Red Alert: aerial threat. Sirens sounding. Take covernow!</text:p>
      <text:p text:style-name="P4">
News Collection Link: <text:a xlink:type="simple" xlink:href="https://liveuamap.com/en/2023/03-may-sumska-oblast2121-red-alert-aerial-thrg" text:style-name="Internet_20_link" text:visited-style-name="Visited_20_Internet_20_Link">
https://liveuamap.com/en/2023/03-may-sumska-oblast2121-red-alert-aerial-thrg</text:a>
</text:p>
      <text:p text:style-name="P4">
Source: <text:a xlink:type="simple" xlink:href="https://t.me/air_alert_ua/44347" text:style-name="Internet_20_link" text:visited-style-name="Visited_20_Internet_20_Link">
https://t.me/air_alert_ua/44347</text:a>
</text:p>
      <!--NEWS-->
      <text:h text:style-name="P10" text:outline-level="1">
<text:span text:style-name="T4">
Shelling continues in Korabelny and Central districts of Kherson</text:span>
</text:h>
      <text:p text:style-name="P4">
Authors: liveuamap (Language: en)</text:p>
      <text:p text:style-name="P4">
Time: 2023-05-03T15:28:12</text:p>
      <text:p text:style-name="P4">
Location: Kherson, Khersons'ka oblast (Latitude:46.61785 Longtitude:32.58373)</text:p>
      <text:p text:style-name="P4">
Videos: []</text:p>
      <text:p text:style-name="P4">
Images: []</text:p>
      <text:p text:style-name="P4">
Tags: ["Europe", "Central and Eastern Europe"]</text:p>
      <text:p text:style-name="P4">
ID: 22560256</text:p>
      <!--METADATA-->
      <text:p text:style-name="P4">
Shelling continues in Korabelny and Central districts of Kherson</text:p>
      <text:p text:style-name="P4">
News Collection Link: <text:a xlink:type="simple" xlink:href="https://liveuamap.com/en/2023/3-may-shelling-continues-in-korabelny-and-central-districts" text:style-name="Internet_20_link" text:visited-style-name="Visited_20_Internet_20_Link">
https://liveuamap.com/en/2023/3-may-shelling-continues-in-korabelny-and-central-districts</text:a>
</text:p>
      <text:p text:style-name="P4">
Source: <text:a xlink:type="simple" xlink:href="https://twitter.com/kava2022/status/1653839018763624450" text:style-name="Internet_20_link" text:visited-style-name="Visited_20_Internet_20_Link">
https://twitter.com/kava2022/status/1653839018763624450</text:a>
</text:p>
      <!--NEWS-->
      <text:h text:style-name="P10" text:outline-level="1">
<text:span text:style-name="T4">
US Embassy Kyiv sent an alert to Americans in Ukraine tonight: “In light of the recent uptick...</text:span>
</text:h>
      <text:p text:style-name="P4">
Authors: liveuamap (Language: en)</text:p>
      <text:p text:style-name="P4">
Time: 2023-05-03T15:46:57</text:p>
      <text:p text:style-name="P4">
Location: Kyiv (Latitude:50.46461 Longtitude:30.43144)</text:p>
      <text:p text:style-name="P4">
Videos: []</text:p>
      <text:p text:style-name="P4">
Images: ["<text:a xlink:type="simple" xlink:href="https://liveuamap.com/pics/2023/05/03/22560260_0.jpg" text:style-name="Internet_20_link" text:visited-style-name="Visited_20_Internet_20_Link">
22560260_0.jpg</text:a>
"]</text:p>
      <text:p text:style-name="P4">
Tags: ["Russia"]</text:p>
      <text:p text:style-name="P4">
ID: 22560260</text:p>
      <!--METADATA-->
      <text:p text:style-name="P4">
US Embassy Kyiv sent an alert to Americans in Ukraine tonight: “In light ofthe recent uptick in strikes across Ukraine and inflammatory rhetoric fromMoscow, the Department of State cautions U.S. citizens of an ongoingheightened threat of missile attacks, including in Kyiv.”</text:p>
      <text:p text:style-name="P4">
<draw:frame draw:style-name="fr1" draw:name="Image6" text:anchor-type="as-char" svg:width="5.266667in" svg:height="10.0in" draw:z-index="0">
<draw:image xlink:href="../Images/liveuamap/2023-05-03T15-46-57/22560260_0.jpg" xlink:type="simple" xlink:show="embed" xlink:actuate="onLoad" draw:mime-type="image/jpeg"/>
</draw:frame>
</text:p>
      <text:p text:style-name="P4">
News Collection Link: <text:a xlink:type="simple" xlink:href="https://liveuamap.com/en/2023/3-may-us-embassy-kyiv-sent-an-alert-to-americans-in-ukraine" text:style-name="Internet_20_link" text:visited-style-name="Visited_20_Internet_20_Link">
https://liveuamap.com/en/2023/3-may-us-embassy-kyiv-sent-an-alert-to-americans-in-ukraine</text:a>
</text:p>
      <text:p text:style-name="P4">
Source: <text:a xlink:type="simple" xlink:href="https://twitter.com/ChristopherJM/status/1653837326324211729" text:style-name="Internet_20_link" text:visited-style-name="Visited_20_Internet_20_Link">
https://twitter.com/ChristopherJM/status/1653837326324211729</text:a>
</text:p>
      <!--NEWS-->
      <text:h text:style-name="P10" text:outline-level="1">
<text:span text:style-name="T4">
Poltavska Oblast(22:27). Red Alert: aerial threat. Sirens sounding. Take cover now!</text:span>
</text:h>
      <text:p text:style-name="P4">
Authors: liveuamap (Language: en)</text:p>
      <text:p text:style-name="P4">
Time: 2023-05-03T16:28:00</text:p>
      <text:p text:style-name="P4">
Location: Poltavska Oblast (Latitude:49.47791 Longtitude:33.81779)</text:p>
      <text:p text:style-name="P4">
Videos: []</text:p>
      <text:p text:style-name="P4">
Images: []</text:p>
      <text:p text:style-name="P4">
Tags: ["Europe", "Central and Eastern Europe"]</text:p>
      <text:p text:style-name="P4">
ID: 22560263</text:p>
      <!--METADATA-->
      <text:p text:style-name="P4">
Poltavska Oblast(22:27). Red Alert: aerial threat. Sirens sounding. Take covernow!</text:p>
      <text:p text:style-name="P4">
News Collection Link: <text:a xlink:type="simple" xlink:href="https://liveuamap.com/en/2023/03-may-poltavska-oblast2227-red-alert-aerial-g" text:style-name="Internet_20_link" text:visited-style-name="Visited_20_Internet_20_Link">
https://liveuamap.com/en/2023/03-may-poltavska-oblast2227-red-alert-aerial-g</text:a>
</text:p>
      <text:p text:style-name="P4">
Source: <text:a xlink:type="simple" xlink:href="https://t.me/suspilnepoltava/11008" text:style-name="Internet_20_link" text:visited-style-name="Visited_20_Internet_20_Link">
https://t.me/suspilnepoltava/11008</text:a>
</text:p>
      <!--NEWS-->
      <text:h text:style-name="P10" text:outline-level="1">
<text:span text:style-name="T4">
Kirovohradska Oblast(22:28). Red Alert: aerial threat. Sirens sounding. Take cover now!</text:span>
</text:h>
      <text:p text:style-name="P4">
Authors: liveuamap (Language: en)</text:p>
      <text:p text:style-name="P4">
Time: 2023-05-03T16:29:00</text:p>
      <text:p text:style-name="P4">
Location: Kirovohradska Oblast (Latitude:48.50000000 Longtitude:32.00000000)</text:p>
      <text:p text:style-name="P4">
Videos: []</text:p>
      <text:p text:style-name="P4">
Images: []</text:p>
      <text:p text:style-name="P4">
Tags: ["Europe", "Central and Eastern Europe"]</text:p>
      <text:p text:style-name="P4">
ID: 22560264</text:p>
      <!--METADATA-->
      <text:p text:style-name="P4">
Kirovohradska Oblast(22:28). Red Alert: aerial threat. Sirens sounding. Takecover now!</text:p>
      <text:p text:style-name="P4">
News Collection Link: <text:a xlink:type="simple" xlink:href="https://liveuamap.com/en/2023/03-may-kirovohradska-oblast2228-red-alert-aerg" text:style-name="Internet_20_link" text:visited-style-name="Visited_20_Internet_20_Link">
https://liveuamap.com/en/2023/03-may-kirovohradska-oblast2228-red-alert-aerg</text:a>
</text:p>
      <text:p text:style-name="P4">
Source: <text:a xlink:type="simple" xlink:href="https://t.me/air_alert_ua/44350" text:style-name="Internet_20_link" text:visited-style-name="Visited_20_Internet_20_Link">
https://t.me/air_alert_ua/44350</text:a>
</text:p>
      <!--NEWS-->
      <text:h text:style-name="P10" text:outline-level="1">
<text:span text:style-name="T4">
Zaporizka Oblast(23:22). Red Alert: aerial threat. Sirens sounding. Take cover now!</text:span>
</text:h>
      <text:p text:style-name="P4">
Authors: liveuamap (Language: en)</text:p>
      <text:p text:style-name="P4">
Time: 2023-05-03T17:23:00</text:p>
      <text:p text:style-name="P4">
Location: Zaporizka Oblast (Latitude:47.612021 Longtitude:35.765261)</text:p>
      <text:p text:style-name="P4">
Videos: []</text:p>
      <text:p text:style-name="P4">
Images: []</text:p>
      <text:p text:style-name="P4">
Tags: ["Europe", "Central and Eastern Europe"]</text:p>
      <text:p text:style-name="P4">
ID: 22560266</text:p>
      <!--METADATA-->
      <text:p text:style-name="P4">
Zaporizka Oblast(23:22). Red Alert: aerial threat. Sirens sounding. Take covernow!</text:p>
      <text:p text:style-name="P4">
News Collection Link: <text:a xlink:type="simple" xlink:href="https://liveuamap.com/en/2023/03-may-zaporizka-oblast2322-red-alert-aerial-g" text:style-name="Internet_20_link" text:visited-style-name="Visited_20_Internet_20_Link">
https://liveuamap.com/en/2023/03-may-zaporizka-oblast2322-red-alert-aerial-g</text:a>
</text:p>
      <text:p text:style-name="P4">
Source: <text:a xlink:type="simple" xlink:href="https://t.me/air_alert_ua/44352" text:style-name="Internet_20_link" text:visited-style-name="Visited_20_Internet_20_Link">
https://t.me/air_alert_ua/44352</text:a>
</text:p>
      <!--NEWS-->
      <text:h text:style-name="P10" text:outline-level="1">
<text:span text:style-name="T4">
Chernihivska Oblast(00:14). Red Alert: aerial threat. Sirens sounding. Take cover now!</text:span>
</text:h>
      <text:p text:style-name="P4">
Authors: liveuamap (Language: en)</text:p>
      <text:p text:style-name="P4">
Time: 2023-05-03T18:15:00</text:p>
      <text:p text:style-name="P4">
Location: Chernihivska Oblast (Latitude:51.33458 Longtitude:32.00103)</text:p>
      <text:p text:style-name="P4">
Videos: []</text:p>
      <text:p text:style-name="P4">
Images: []</text:p>
      <text:p text:style-name="P4">
Tags: ["Europe", "Central and Eastern Europe"]</text:p>
      <text:p text:style-name="P4">
ID: 22560267</text:p>
      <!--METADATA-->
      <text:p text:style-name="P4">
Chernihivska Oblast(00:14). Red Alert: aerial threat. Sirens sounding. Takecover now!</text:p>
      <text:p text:style-name="P4">
News Collection Link: <text:a xlink:type="simple" xlink:href="https://liveuamap.com/en/2023/03-may-chernihivska-oblast0014-red-alert-aerig" text:style-name="Internet_20_link" text:visited-style-name="Visited_20_Internet_20_Link">
https://liveuamap.com/en/2023/03-may-chernihivska-oblast0014-red-alert-aerig</text:a>
</text:p>
      <text:p text:style-name="P4">
Source: <text:a xlink:type="simple" xlink:href="https://t.me/suspilnechernihiv/18229" text:style-name="Internet_20_link" text:visited-style-name="Visited_20_Internet_20_Link">
https://t.me/suspilnechernihiv/18229</text:a>
</text:p>
      <!--NEWS-->
      <text:h text:style-name="P10" text:outline-level="1">
<text:span text:style-name="T4">
Sumska Oblast(00:15). Red Alert: aerial threat. Sirens sounding. Take cover now!</text:span>
</text:h>
      <text:p text:style-name="P4">
Authors: liveuamap (Language: en)</text:p>
      <text:p text:style-name="P4">
Time: 2023-05-03T18:16:00</text:p>
      <text:p text:style-name="P4">
Location: Sumska Oblast (Latitude:50.99885 Longtitude:33.99903)</text:p>
      <text:p text:style-name="P4">
Videos: []</text:p>
      <text:p text:style-name="P4">
Images: []</text:p>
      <text:p text:style-name="P4">
Tags: ["Europe", "Central and Eastern Europe"]</text:p>
      <text:p text:style-name="P4">
ID: 22560268</text:p>
      <!--METADATA-->
      <text:p text:style-name="P4">
Sumska Oblast(00:15). Red Alert: aerial threat. Sirens sounding. Take covernow!</text:p>
      <text:p text:style-name="P4">
News Collection Link: <text:a xlink:type="simple" xlink:href="https://liveuamap.com/en/2023/03-may-sumska-oblast0015-red-alert-aerial-thrg" text:style-name="Internet_20_link" text:visited-style-name="Visited_20_Internet_20_Link">
https://liveuamap.com/en/2023/03-may-sumska-oblast0015-red-alert-aerial-thrg</text:a>
</text:p>
      <text:p text:style-name="P4">
Source: <text:a xlink:type="simple" xlink:href="https://t.me/air_alert_ua/44356" text:style-name="Internet_20_link" text:visited-style-name="Visited_20_Internet_20_Link">
https://t.me/air_alert_ua/44356</text:a>
</text:p>
      <!--NEWS-->
      <text:h text:style-name="P10" text:outline-level="1">
<text:span text:style-name="T4">
Unidentified aerial objects reported in Northern regions of Ukraine, possible Shahed drones a...</text:span>
</text:h>
      <text:p text:style-name="P4">
Authors: liveuamap (Language: en)</text:p>
      <text:p text:style-name="P4">
Time: 2023-05-03T18:21:41</text:p>
      <text:p text:style-name="P4">
Location: Chernihiv (Latitude:52.03222 Longtitude:33.49182)</text:p>
      <text:p text:style-name="P4">
Videos: []</text:p>
      <text:p text:style-name="P4">
Images: []</text:p>
      <text:p text:style-name="P4">
Tags: []</text:p>
      <text:p text:style-name="P4">
ID: 22560269</text:p>
      <!--METADATA-->
      <text:p text:style-name="P4">
Unidentified aerial objects reported in Northern regions of Ukraine, possibleShahed drones attack</text:p>
      <text:p text:style-name="P4">
News Collection Link: <text:a xlink:type="simple" xlink:href="https://liveuamap.com/en/2023/3-may-unidentified-aerial-objects-reported-in-northern-regions" text:style-name="Internet_20_link" text:visited-style-name="Visited_20_Internet_20_Link">
https://liveuamap.com/en/2023/3-may-unidentified-aerial-objects-reported-in-northern-regions</text:a>
</text:p>
      <text:p text:style-name="P4">
Source: <text:a xlink:type="simple" xlink:href="https://t.me/war_monitor/7049" text:style-name="Internet_20_link" text:visited-style-name="Visited_20_Internet_20_Link">
https://t.me/war_monitor/7049</text:a>
</text:p>
      <!--NEWS-->
      <text:h text:style-name="P10" text:outline-level="1">
<text:span text:style-name="T4">
Kharkiv, Kharkivska Oblast(00:35). Red Alert: aerial threat. Sirens sounding. Take cover now!</text:span>
</text:h>
      <text:p text:style-name="P4">
Authors: liveuamap (Language: en)</text:p>
      <text:p text:style-name="P4">
Time: 2023-05-03T18:36:00</text:p>
      <text:p text:style-name="P4">
Location: Kharkiv (Latitude:49.98081000 Longtitude:36.25272000)</text:p>
      <text:p text:style-name="P4">
Videos: []</text:p>
      <text:p text:style-name="P4">
Images: []</text:p>
      <text:p text:style-name="P4">
Tags: ["Europe", "Central and Eastern Europe"]</text:p>
      <text:p text:style-name="P4">
ID: 22560270</text:p>
      <!--METADATA-->
      <text:p text:style-name="P4">
Kharkiv, Kharkivska Oblast(00:35). Red Alert: aerial threat. Sirens sounding.Take cover now!</text:p>
      <text:p text:style-name="P4">
News Collection Link: <text:a xlink:type="simple" xlink:href="https://liveuamap.com/en/2023/03-may-kharkiv-kharkivska-oblast0035-red-alerg" text:style-name="Internet_20_link" text:visited-style-name="Visited_20_Internet_20_Link">
https://liveuamap.com/en/2023/03-may-kharkiv-kharkivska-oblast0035-red-alerg</text:a>
</text:p>
      <text:p text:style-name="P4">
Source: <text:a xlink:type="simple" xlink:href="https://t.me/air_alert_ua/44357" text:style-name="Internet_20_link" text:visited-style-name="Visited_20_Internet_20_Link">
https://t.me/air_alert_ua/44357</text:a>
</text:p>
      <!--NEWS-->
      <text:h text:style-name="P10" text:outline-level="1">
<text:span text:style-name="T4">
Dnipro, Dnipropetrovska Oblast(00:37). Red Alert: aerial threat. Sirens sounding. Take cover ...</text:span>
</text:h>
      <text:p text:style-name="P4">
Authors: liveuamap (Language: en)</text:p>
      <text:p text:style-name="P4">
Time: 2023-05-03T18:37:00</text:p>
      <text:p text:style-name="P4">
Location: Dnipro (Latitude:48.4585 Longtitude:35.03781)</text:p>
      <text:p text:style-name="P4">
Videos: []</text:p>
      <text:p text:style-name="P4">
Images: []</text:p>
      <text:p text:style-name="P4">
Tags: ["Europe", "Central and Eastern Europe"]</text:p>
      <text:p text:style-name="P4">
ID: 22560271</text:p>
      <!--METADATA-->
      <text:p text:style-name="P4">
Dnipro, Dnipropetrovska Oblast(00:37). Red Alert: aerial threat. Sirenssounding. Take cover now!</text:p>
      <text:p text:style-name="P4">
News Collection Link: <text:a xlink:type="simple" xlink:href="https://liveuamap.com/en/2023/03-may-dnipro-dnipropetrovska-oblast0037-red-g" text:style-name="Internet_20_link" text:visited-style-name="Visited_20_Internet_20_Link">
https://liveuamap.com/en/2023/03-may-dnipro-dnipropetrovska-oblast0037-red-g</text:a>
</text:p>
      <text:p text:style-name="P4">
Source: <text:a xlink:type="simple" xlink:href="https://t.me/air_alert_ua/44358" text:style-name="Internet_20_link" text:visited-style-name="Visited_20_Internet_20_Link">
https://t.me/air_alert_ua/44358</text:a>
</text:p>
      <!--NEWS-->
      <text:h text:style-name="P10" text:outline-level="1">
<text:span text:style-name="T4">
Poltavska Oblast(00:39). Red Alert: aerial threat. Sirens sounding. Take cover now!</text:span>
</text:h>
      <text:p text:style-name="P4">
Authors: liveuamap (Language: en)</text:p>
      <text:p text:style-name="P4">
Time: 2023-05-03T18:40:00</text:p>
      <text:p text:style-name="P4">
Location: Poltavska Oblast (Latitude:49.47705000 Longtitude:33.81866000)</text:p>
      <text:p text:style-name="P4">
Videos: []</text:p>
      <text:p text:style-name="P4">
Images: []</text:p>
      <text:p text:style-name="P4">
Tags: ["Europe", "Central and Eastern Europe"]</text:p>
      <text:p text:style-name="P4">
ID: 22560272</text:p>
      <!--METADATA-->
      <text:p text:style-name="P4">
Poltavska Oblast(00:39). Red Alert: aerial threat. Sirens sounding. Take covernow!</text:p>
      <text:p text:style-name="P4">
News Collection Link: <text:a xlink:type="simple" xlink:href="https://liveuamap.com/en/2023/03-may-poltavska-oblast0039-red-alert-aerial-g" text:style-name="Internet_20_link" text:visited-style-name="Visited_20_Internet_20_Link">
https://liveuamap.com/en/2023/03-may-poltavska-oblast0039-red-alert-aerial-g</text:a>
</text:p>
      <text:p text:style-name="P4">
Source: <text:a xlink:type="simple" xlink:href="https://t.me/air_alert_ua/44359" text:style-name="Internet_20_link" text:visited-style-name="Visited_20_Internet_20_Link">
https://t.me/air_alert_ua/44359</text:a>
</text:p>
      <!--NEWS-->
      <text:h text:style-name="P10" text:outline-level="1">
<text:span text:style-name="T4">
Donetsk Oblast(00:42). Red Alert: aerial threat. Sirens sounding. Take cover now!</text:span>
</text:h>
      <text:p text:style-name="P4">
Authors: liveuamap (Language: en)</text:p>
      <text:p text:style-name="P4">
Time: 2023-05-03T18:44:00</text:p>
      <text:p text:style-name="P4">
Location: Donetsk Oblast (Latitude:48.72744 Longtitude:37.5781)</text:p>
      <text:p text:style-name="P4">
Videos: []</text:p>
      <text:p text:style-name="P4">
Images: []</text:p>
      <text:p text:style-name="P4">
Tags: ["Europe", "Central and Eastern Europe"]</text:p>
      <text:p text:style-name="P4">
ID: 22560273</text:p>
      <!--METADATA-->
      <text:p text:style-name="P4">
Donetsk Oblast(00:42). Red Alert: aerial threat. Sirens sounding. Take covernow!</text:p>
      <text:p text:style-name="P4">
News Collection Link: <text:a xlink:type="simple" xlink:href="https://liveuamap.com/en/2023/03-may-donetsk-oblast0042-red-alert-aerial-thg" text:style-name="Internet_20_link" text:visited-style-name="Visited_20_Internet_20_Link">
https://liveuamap.com/en/2023/03-may-donetsk-oblast0042-red-alert-aerial-thg</text:a>
</text:p>
      <text:p text:style-name="P4">
Source: <text:a xlink:type="simple" xlink:href="https://t.me/air_alert_ua/44360" text:style-name="Internet_20_link" text:visited-style-name="Visited_20_Internet_20_Link">
https://t.me/air_alert_ua/44360</text:a>
</text:p>
      <!--NEWS-->
      <text:h text:style-name="P10" text:outline-level="1">
<text:span text:style-name="T4">
Kyiv, Kyiv Oblast(01:03). Red Alert: aerial threat. Sirens sounding. Take cover now!</text:span>
</text:h>
      <text:p text:style-name="P4">
Authors: liveuamap (Language: en)</text:p>
      <text:p text:style-name="P4">
Time: 2023-05-03T19:04:00</text:p>
      <text:p text:style-name="P4">
Location: Kyiv (Latitude:50.44343 Longtitude:30.53022)</text:p>
      <text:p text:style-name="P4">
Videos: []</text:p>
      <text:p text:style-name="P4">
Images: []</text:p>
      <text:p text:style-name="P4">
Tags: ["Europe", "Central and Eastern Europe"]</text:p>
      <text:p text:style-name="P4">
ID: 22560274</text:p>
      <!--METADATA-->
      <text:p text:style-name="P4">
Kyiv, Kyiv Oblast(01:03). Red Alert: aerial threat. Sirens sounding. Takecover now!</text:p>
      <text:p text:style-name="P4">
News Collection Link: <text:a xlink:type="simple" xlink:href="https://liveuamap.com/en/2023/03-may-kyiv-kyiv-oblast0103-red-alert-aerial-g" text:style-name="Internet_20_link" text:visited-style-name="Visited_20_Internet_20_Link">
https://liveuamap.com/en/2023/03-may-kyiv-kyiv-oblast0103-red-alert-aerial-g</text:a>
</text:p>
      <text:p text:style-name="P4">
Source: <text:a xlink:type="simple" xlink:href="https://t.me/air_alert_ua/44362" text:style-name="Internet_20_link" text:visited-style-name="Visited_20_Internet_20_Link">
https://t.me/air_alert_ua/44362</text:a>
</text:p>
      <!--NEWS-->
      <text:h text:style-name="P10" text:outline-level="1">
<text:span text:style-name="T4">
Kirovohradska Oblast(01:11). Red Alert: aerial threat. Sirens sounding. Take cover now!</text:span>
</text:h>
      <text:p text:style-name="P4">
Authors: liveuamap (Language: en)</text:p>
      <text:p text:style-name="P4">
Time: 2023-05-03T19:12:00</text:p>
      <text:p text:style-name="P4">
Location: Kirovohradska Oblast (Latitude:48.49987 Longtitude:32.0007)</text:p>
      <text:p text:style-name="P4">
Videos: []</text:p>
      <text:p text:style-name="P4">
Images: []</text:p>
      <text:p text:style-name="P4">
Tags: ["Europe", "Central and Eastern Europe"]</text:p>
      <text:p text:style-name="P4">
ID: 22560275</text:p>
      <!--METADATA-->
      <text:p text:style-name="P4">
Kirovohradska Oblast(01:11). Red Alert: aerial threat. Sirens sounding. Takecover now!</text:p>
      <text:p text:style-name="P4">
News Collection Link: <text:a xlink:type="simple" xlink:href="https://liveuamap.com/en/2023/03-may-kirovohradska-oblast0111-red-alert-aerg" text:style-name="Internet_20_link" text:visited-style-name="Visited_20_Internet_20_Link">
https://liveuamap.com/en/2023/03-may-kirovohradska-oblast0111-red-alert-aerg</text:a>
</text:p>
      <text:p text:style-name="P4">
Source: <text:a xlink:type="simple" xlink:href="https://t.me/air_alert_ua/44363" text:style-name="Internet_20_link" text:visited-style-name="Visited_20_Internet_20_Link">
https://t.me/air_alert_ua/44363</text:a>
</text:p>
      <!--NEWS-->
      <text:h text:style-name="P10" text:outline-level="1">
<text:span text:style-name="T4">
Odeska Oblast, Mykolaiv, Mykolayivska Oblast(01:36). Red Alert: aerial threat. Sirens soundin...</text:span>
</text:h>
      <text:p text:style-name="P4">
Authors: liveuamap (Language: en)</text:p>
      <text:p text:style-name="P4">
Time: 2023-05-03T19:36:00</text:p>
      <text:p text:style-name="P4">
Location: Odeska Oblast (Latitude:46.75000000 Longtitude:30.25000000)</text:p>
      <text:p text:style-name="P4">
Videos: []</text:p>
      <text:p text:style-name="P4">
Images: []</text:p>
      <text:p text:style-name="P4">
Tags: ["Europe", "Central and Eastern Europe"]</text:p>
      <text:p text:style-name="P4">
ID: 22560276</text:p>
      <!--METADATA-->
      <text:p text:style-name="P4">
Odeska Oblast, Mykolaiv, Mykolayivska Oblast(01:36). Red Alert: aerial threat.Sirens sounding. Take cover now!</text:p>
      <text:p text:style-name="P4">
News Collection Link: <text:a xlink:type="simple" xlink:href="https://liveuamap.com/en/2023/03-may-odeska-oblast-mykolaiv-mykolayivska-obg" text:style-name="Internet_20_link" text:visited-style-name="Visited_20_Internet_20_Link">
https://liveuamap.com/en/2023/03-may-odeska-oblast-mykolaiv-mykolayivska-obg</text:a>
</text:p>
      <text:p text:style-name="P4">
Source: <text:a xlink:type="simple" xlink:href="https://t.me/air_alert_ua/44366" text:style-name="Internet_20_link" text:visited-style-name="Visited_20_Internet_20_Link">
https://t.me/air_alert_ua/44366</text:a>
</text:p>
      <!--NEWS-->
      <text:h text:style-name="P10" text:outline-level="1">
<text:span text:style-name="T4">
Cherkaska Oblast(01:45). Red Alert: aerial threat. Sirens sounding. Take cover now!</text:span>
</text:h>
      <text:p text:style-name="P4">
Authors: liveuamap (Language: en)</text:p>
      <text:p text:style-name="P4">
Time: 2023-05-03T19:48:00</text:p>
      <text:p text:style-name="P4">
Location: Cherkaska Oblast (Latitude:49.25000000 Longtitude:31.33333000)</text:p>
      <text:p text:style-name="P4">
Videos: []</text:p>
      <text:p text:style-name="P4">
Images: []</text:p>
      <text:p text:style-name="P4">
Tags: ["Europe", "Central and Eastern Europe"]</text:p>
      <text:p text:style-name="P4">
ID: 22560277</text:p>
      <!--METADATA-->
      <text:p text:style-name="P4">
Cherkaska Oblast(01:45). Red Alert: aerial threat. Sirens sounding. Take covernow!</text:p>
      <text:p text:style-name="P4">
News Collection Link: <text:a xlink:type="simple" xlink:href="https://liveuamap.com/en/2023/03-may-cherkaska-oblast0145-red-alert-aerial-g" text:style-name="Internet_20_link" text:visited-style-name="Visited_20_Internet_20_Link">
https://liveuamap.com/en/2023/03-may-cherkaska-oblast0145-red-alert-aerial-g</text:a>
</text:p>
      <text:p text:style-name="P4">
Source: <text:a xlink:type="simple" xlink:href="https://t.me/air_alert_ua/44367" text:style-name="Internet_20_link" text:visited-style-name="Visited_20_Internet_20_Link">
https://t.me/air_alert_ua/44367</text:a>
</text:p>
      <!--NEWS-->
      <text:h text:style-name="P10" text:outline-level="1">
<text:span text:style-name="T4">
Donetsk Oblast(02:03). Red Alert: aerial threat. Sirens sounding. Take cover now!</text:span>
</text:h>
      <text:p text:style-name="P4">
Authors: liveuamap (Language: en)</text:p>
      <text:p text:style-name="P4">
Time: 2023-05-03T20:05:00</text:p>
      <text:p text:style-name="P4">
Location: Donetsk Oblast (Latitude:48.72628 Longtitude:37.57849)</text:p>
      <text:p text:style-name="P4">
Videos: []</text:p>
      <text:p text:style-name="P4">
Images: []</text:p>
      <text:p text:style-name="P4">
Tags: ["Europe", "Central and Eastern Europe"]</text:p>
      <text:p text:style-name="P4">
ID: 22560280</text:p>
      <!--METADATA-->
      <text:p text:style-name="P4">
Donetsk Oblast(02:03). Red Alert: aerial threat. Sirens sounding. Take covernow!</text:p>
      <text:p text:style-name="P4">
News Collection Link: <text:a xlink:type="simple" xlink:href="https://liveuamap.com/en/2023/04-may-donetsk-oblast0203-red-alert-aerial-thg" text:style-name="Internet_20_link" text:visited-style-name="Visited_20_Internet_20_Link">
https://liveuamap.com/en/2023/04-may-donetsk-oblast0203-red-alert-aerial-thg</text:a>
</text:p>
      <text:p text:style-name="P4">
Source: <text:a xlink:type="simple" xlink:href="https://t.me/air_alert_ua/44368" text:style-name="Internet_20_link" text:visited-style-name="Visited_20_Internet_20_Link">
https://t.me/air_alert_ua/44368</text:a>
</text:p>
      <!--NEWS-->
      <text:h text:style-name="P10" text:outline-level="1">
<text:span text:style-name="T4">
Air defense was active near Odesa</text:span>
</text:h>
      <text:p text:style-name="P4">
Authors: liveuamap (Language: en)</text:p>
      <text:p text:style-name="P4">
Time: 2023-05-03T20:20:07</text:p>
      <text:p text:style-name="P4">
Location: Odesa, Odessa Oblast (Latitude:46.50442 Longtitude:30.7406)</text:p>
      <text:p text:style-name="P4">
Videos: []</text:p>
      <text:p text:style-name="P4">
Images: []</text:p>
      <text:p text:style-name="P4">
Tags: []</text:p>
      <text:p text:style-name="P4">
ID: 22560281</text:p>
      <!--METADATA-->
      <text:p text:style-name="P4">
Air defense was active near Odesa</text:p>
      <text:p text:style-name="P4">
News Collection Link: <text:a xlink:type="simple" xlink:href="https://liveuamap.com/en/2023/4-may-air-defense-was-active-near-odesa" text:style-name="Internet_20_link" text:visited-style-name="Visited_20_Internet_20_Link">
https://liveuamap.com/en/2023/4-may-air-defense-was-active-near-odesa</text:a>
</text:p>
      <text:p text:style-name="P4">
Source: <text:a xlink:type="simple" xlink:href="https://t.me/war_monitor/7059" text:style-name="Internet_20_link" text:visited-style-name="Visited_20_Internet_20_Link">
https://t.me/war_monitor/7059</text:a>
</text:p>
      <!--NEWS-->
      <text:h text:style-name="P10" text:outline-level="1">
<text:span text:style-name="T4">
Kherson, Khersonska Oblast(02:30). Red Alert: aerial threat. Sirens sounding. Take cover now!</text:span>
</text:h>
      <text:p text:style-name="P4">
Authors: liveuamap (Language: en)</text:p>
      <text:p text:style-name="P4">
Time: 2023-05-03T20:31:00</text:p>
      <text:p text:style-name="P4">
Location: Kherson (Latitude:46.65482 Longtitude:32.61884)</text:p>
      <text:p text:style-name="P4">
Videos: []</text:p>
      <text:p text:style-name="P4">
Images: []</text:p>
      <text:p text:style-name="P4">
Tags: ["Europe", "Central and Eastern Europe"]</text:p>
      <text:p text:style-name="P4">
ID: 22560282</text:p>
      <!--METADATA-->
      <text:p text:style-name="P4">
Kherson, Khersonska Oblast(02:30). Red Alert: aerial threat. Sirens sounding.Take cover now!</text:p>
      <text:p text:style-name="P4">
News Collection Link: <text:a xlink:type="simple" xlink:href="https://liveuamap.com/en/2023/04-may-kherson-khersonska-oblast0230-red-alerg" text:style-name="Internet_20_link" text:visited-style-name="Visited_20_Internet_20_Link">
https://liveuamap.com/en/2023/04-may-kherson-khersonska-oblast0230-red-alerg</text:a>
</text:p>
      <text:p text:style-name="P4">
Source: <text:a xlink:type="simple" xlink:href="https://t.me/air_alert_ua/44373" text:style-name="Internet_20_link" text:visited-style-name="Visited_20_Internet_20_Link">
https://t.me/air_alert_ua/44373</text:a>
</text:p>
      <!--NEWS-->
      <text:h text:style-name="P10" text:outline-level="1">
<text:span text:style-name="T4">
Zaporizka Oblast(02:33). Red Alert: aerial threat. Sirens sounding. Take cover now!</text:span>
</text:h>
      <text:p text:style-name="P4">
Authors: liveuamap (Language: en)</text:p>
      <text:p text:style-name="P4">
Time: 2023-05-03T20:34:00</text:p>
      <text:p text:style-name="P4">
Location: Zaporizka Oblast (Latitude:47.612051 Longtitude:35.765691)</text:p>
      <text:p text:style-name="P4">
Videos: []</text:p>
      <text:p text:style-name="P4">
Images: []</text:p>
      <text:p text:style-name="P4">
Tags: ["Europe", "Central and Eastern Europe"]</text:p>
      <text:p text:style-name="P4">
ID: 22560283</text:p>
      <!--METADATA-->
      <text:p text:style-name="P4">
Zaporizka Oblast(02:33). Red Alert: aerial threat. Sirens sounding. Take covernow!</text:p>
      <text:p text:style-name="P4">
News Collection Link: <text:a xlink:type="simple" xlink:href="https://liveuamap.com/en/2023/04-may-zaporizka-oblast0233-red-alert-aerial-g" text:style-name="Internet_20_link" text:visited-style-name="Visited_20_Internet_20_Link">
https://liveuamap.com/en/2023/04-may-zaporizka-oblast0233-red-alert-aerial-g</text:a>
</text:p>
      <text:p text:style-name="P4">
Source: <text:a xlink:type="simple" xlink:href="https://t.me/air_alert_ua/44374" text:style-name="Internet_20_link" text:visited-style-name="Visited_20_Internet_20_Link">
https://t.me/air_alert_ua/44374</text:a>
</text:p>
      <!--NEWS-->
      <text:h text:style-name="P10" text:outline-level="1">
<text:span text:style-name="T4">
Dnipro, Dnipropetrovska Oblast(02:34). Red Alert: aerial threat. Sirens sounding. Take cover ...</text:span>
</text:h>
      <text:p text:style-name="P4">
Authors: liveuamap (Language: en)</text:p>
      <text:p text:style-name="P4">
Time: 2023-05-03T20:36:00</text:p>
      <text:p text:style-name="P4">
Location: Dnipro (Latitude:48.45939 Longtitude:35.03926)</text:p>
      <text:p text:style-name="P4">
Videos: []</text:p>
      <text:p text:style-name="P4">
Images: []</text:p>
      <text:p text:style-name="P4">
Tags: ["Europe", "Central and Eastern Europe"]</text:p>
      <text:p text:style-name="P4">
ID: 22560285</text:p>
      <!--METADATA-->
      <text:p text:style-name="P4">
Dnipro, Dnipropetrovska Oblast(02:34). Red Alert: aerial threat. Sirenssounding. Take cover now!</text:p>
      <text:p text:style-name="P4">
News Collection Link: <text:a xlink:type="simple" xlink:href="https://liveuamap.com/en/2023/04-may-dnipro-dnipropetrovska-oblast0234-red-g" text:style-name="Internet_20_link" text:visited-style-name="Visited_20_Internet_20_Link">
https://liveuamap.com/en/2023/04-may-dnipro-dnipropetrovska-oblast0234-red-g</text:a>
</text:p>
      <text:p text:style-name="P4">
Source: <text:a xlink:type="simple" xlink:href="https://t.me/air_alert_ua/44376" text:style-name="Internet_20_link" text:visited-style-name="Visited_20_Internet_20_Link">
https://t.me/air_alert_ua/44376</text:a>
</text:p>
      <!--NEWS-->
      <text:h text:style-name="P10" text:outline-level="1">
<text:span text:style-name="T4">
Vinnytska Oblast(02:46). Red Alert: aerial threat. Sirens sounding. Take cover now!</text:span>
</text:h>
      <text:p text:style-name="P4">
Authors: liveuamap (Language: en)</text:p>
      <text:p text:style-name="P4">
Time: 2023-05-03T20:48:00</text:p>
      <text:p text:style-name="P4">
Location: Vinnytska Oblast (Latitude:48.91667000 Longtitude:28.66667000)</text:p>
      <text:p text:style-name="P4">
Videos: []</text:p>
      <text:p text:style-name="P4">
Images: []</text:p>
      <text:p text:style-name="P4">
Tags: ["Europe", "Central and Eastern Europe"]</text:p>
      <text:p text:style-name="P4">
ID: 22560286</text:p>
      <!--METADATA-->
      <text:p text:style-name="P4">
Vinnytska Oblast(02:46). Red Alert: aerial threat. Sirens sounding. Take covernow!</text:p>
      <text:p text:style-name="P4">
News Collection Link: <text:a xlink:type="simple" xlink:href="https://liveuamap.com/en/2023/04-may-vinnytska-oblast0246-red-alert-aerial-g" text:style-name="Internet_20_link" text:visited-style-name="Visited_20_Internet_20_Link">
https://liveuamap.com/en/2023/04-may-vinnytska-oblast0246-red-alert-aerial-g</text:a>
</text:p>
      <text:p text:style-name="P4">
Source: <text:a xlink:type="simple" xlink:href="https://t.me/air_alert_ua/44377" text:style-name="Internet_20_link" text:visited-style-name="Visited_20_Internet_20_Link">
https://t.me/air_alert_ua/44377</text:a>
</text:p>
      <!--NEWS-->
      <text:h text:style-name="P10" text:outline-level="1">
<text:span text:style-name="T4">
У Представництві Президента України в АР Крим обговорили молодіжну політику після деокупації півострова</text:span>
</text:h>
      <text:p text:style-name="P4">
Author: ['АРМІЯINFORM']</text:p>
      <text:p text:style-name="P4">
Time: 2023-05-03T28:00:00-04:00</text:p>
      <text:p text:style-name="P4">
Description: Хороші державні політики потребують хороших, змістовних планів. Саме зар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4735566_546360710760660_5047061695975222334_n.jpg" text:style-name="Internet_20_link" text:visited-style-name="Visited_20_Internet_20_Link">
344735566_546360710760660_5047061695975222334_n.jpg</text:a>
']</text:p>
      <text:p text:style-name="P4">
Tags: ['STOPRUSSIA', 'АГРЕСІЯ РФ', 'АР КРИМ', 'ВТОРГНЕННЯ РФ', 'ТАМІЛА ТАШЕВА']</text:p>
      <text:p text:style-name="P4">
Category: News</text:p>
      <!--METADATA-->
      <text:p text:style-name="P4">
<draw:frame draw:style-name="fr1" draw:name="Image7" text:anchor-type="as-char" svg:width="6.9236in" svg:height="3.11562in" draw:z-index="0">
<draw:image xlink:href="../Images/AРМІЯINFORM/2023-05-03T28-00-00-04-00/344735566_546360710760660_5047061695975222334_n.jpg" xlink:type="simple" xlink:show="embed" xlink:actuate="onLoad" draw:mime-type="image/jpeg"/>
</draw:frame>
</text:p>
      <text:p text:style-name="P4">
Хороші державні політики потребують хороших, змістовних планів. Саме зарадирозробки такого Постійний Представник Президента України в АРК Таміла Ташевазустрілася із представниками державного та громадського сектору. Друзі таколеги зібралися за одним столом, щоб детально обговорити майбутню молодіжнуполітику на деокупованому Кримському півострові.</text:p>
      <text:p text:style-name="P4">
Про це<text:a xlink:type="simple" xlink:href="https://www.facebook.com/tamila.tasheva/posts/pfbid02r26oTAAGBxXp5PppuLLxMPJZyZFmaCzeTbJvsJLAQz3HXZamcNxTVNPdPQoFDeYHl" text:style-name="Internet_20_link" text:visited-style-name="Visited_20_Internet_20_Link">
повідомляє</text:a>
Постійний Представник Президента України в АРК Таміла Ташева.</text:p>
      <text:p text:style-name="P4">
«Наша зустріч тривала більше ніж дві години, за які нам вдалося окреслитимайбутні напрямки роботи: залучення інвестицій у розвиток молодіжних центрівта ініціатив, організація програм обміну студентами, — як внутрішня, так іміжнародна мобільність молоді — підготовка не лише майбутніх фахівців, адержавотворців, підготовка майбутнього викладацького складу задля відновленнядіяльності навчальних закладів», — наголосила вона.</text:p>
      <text:p text:style-name="P4">
Марина Попатенко — заступник Міністра молоді та спорту України — поділиласяцікавою думкою про те, що до молодіжної політики потрібно залучати молодепокоління представників корінних народів України, адже це зможе задовольнитиунікальний запит Криму.</text:p>
      <text:p text:style-name="P4">
Обговорили також ті меседжі, які ми вже маємо активно комунікувати як середукраїнців з підконтрольних територій України, так і серед тих громадян нашоїдержави, кому довелося виживати всі ці роки окупації. Це важливе питання, вякому ми – як громадянське суспільство — маємо досягти синергії.</text:p>
      <text:p text:style-name="P4">
«Вирішили з колегами, що Представництво підготує брифінг за результатамидискусії, надасть для ознайомлення та внесення пропозицій і запланує наступнузустріч для подальшої роботи над візією молодіжної політики у деокупованомуКриму.</text:p>
      <text:p text:style-name="P4">
Відчуваю, що це той поштовх, який врешті призведе до майбутніх не лише рішень,а й політик, які ми спрямовуватимемо на реінтеграцію нашого українськогопівострова», — зазначила Тамла Ташева.</text:p>
      <text:p text:style-name="P4">
Продовжуємо працювати задля головної цілі — деокупації Криму та йогореінтеграції!</text:p>
      <text:p text:style-name="P4">
Source: <text:a xlink:type="simple" xlink:href="https://armyinform.com.ua/2023/05/03/u-predstavnycztvi-prezydenta-ukrayiny-v-ar-krym-obgovoryly-molodizhnu-polityku-pislya-deokupacziyi-pivostrova/" text:style-name="Internet_20_link" text:visited-style-name="Visited_20_Internet_20_Link">
https://armyinform.com.ua/2023/05/03/u-predstavnycztvi-prezydenta-ukrayiny-v-ar-krym-obgovoryly-molodizhnu-polityku-pislya-deokupacziyi-pivostrova/</text:a>
</text:p>
      <!--NEWS-->
      <text:h text:style-name="P10" text:outline-level="1">
<text:span text:style-name="T4">
Українські військові узгодили питання щодо подальшого обміну інформацією з польськими колегами</text:span>
</text:h>
      <text:p text:style-name="P4">
Author: ['АРМІЯINFORM']</text:p>
      <text:p text:style-name="P4">
Time: 2023-05-03T29:00:00-04:00</text:p>
      <text:p text:style-name="P4">
Description: Відбулася телефонна розмова між Командувачем Об'єднан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2_10-47-17-e1683093632806.jpg" text:style-name="Internet_20_link" text:visited-style-name="Visited_20_Internet_20_Link">
photo_2023-05-02_10-47-17-e1683093632806.jpg</text:a>
']</text:p>
      <text:p text:style-name="P4">
Tags: ['STOPRUSSIA', 'АГРЕСІЯ РФ', 'ВТОРГНЕННЯ РФ', 'СВІТ ПІДТРИМУЄ УКРАЇНУ']</text:p>
      <text:p text:style-name="P4">
Category: News</text:p>
      <!--METADATA-->
      <text:p text:style-name="P4">
<draw:frame draw:style-name="fr1" draw:name="Image8" text:anchor-type="as-char" svg:width="6.9236in" svg:height="6.038918in" draw:z-index="0">
<draw:image xlink:href="../Images/AРМІЯINFORM/2023-05-03T29-00-00-04-00/photo_2023-05-02_10-47-17-e1683093632806.jpg" xlink:type="simple" xlink:show="embed" xlink:actuate="onLoad" draw:mime-type="image/jpeg"/>
</draw:frame>
</text:p>
      <text:p text:style-name="P4">
Відбулася телефонна розмова між Командувачем Об'єднаних сил Збройних СилУкраїни генерал-лейтенантом Сергієм Наєвим та Командувачем Оперативногокомандування видів Збройних Сил Республіки Польща генерал-лейтенантом ТомашемПіотровські.</text:p>
      <text:p text:style-name="P4">
Про це генерал-лейтенант Сергій Наєв <text:a xlink:type="simple" xlink:href="https://t.me/SerhiyNaiev/50" text:style-name="Internet_20_link" text:visited-style-name="Visited_20_Internet_20_Link">
повідомляє</text:a>
у Телеграм.</text:p>
      <text:p text:style-name="P4">
Сторони обговорили безпекову ситуацію у північному регіоні України, а такожузгодили питання щодо подальшого обміну інформацією.</text:p>
      <text:p text:style-name="P4">
«Поінформував свого польського колегу про вжиття й посилення заходів,спрямованих на забезпечення обороноздатності прикордонних територій тамиттєвого реагування на можливі ворожі дії, а також подякував керівництвуВійська польського за послідовне співробітництво та постійне партнерство», —розповів Командувач Об'єднаних сил Збройних Сил України генерал-лейтенантСергій Наєв.</text:p>
      <text:p text:style-name="P4">
Своєю чергою генерал-лейтенант Томаш Піотровські запевнив у подальшійпідтримці та наданні допомоги Україні у протидії широкомасштабному російськомувторгненню.</text:p>
      <text:p text:style-name="P4">
По завершенню розмови, сторони домовилися надалі продовжувати діалог таактивно взаємодіяти.</text:p>
      <text:p text:style-name="P4">
Source: <text:a xlink:type="simple" xlink:href="https://armyinform.com.ua/2023/05/03/ukrayinski-vijskovi-uzgodyly-pytannya-shhodo-podalshogo-obminu-informacziyeyu-z-polskymy-kolegamy/" text:style-name="Internet_20_link" text:visited-style-name="Visited_20_Internet_20_Link">
https://armyinform.com.ua/2023/05/03/ukrayinski-vijskovi-uzgodyly-pytannya-shhodo-podalshogo-obminu-informacziyeyu-z-polskymy-kolegamy/</text:a>
</text:p>
      <!--NEWS-->
      <text:h text:style-name="P10" text:outline-level="1">
<text:span text:style-name="T4">
росіяни отримали українську форму та готують провокації на північному кордоні з Україною</text:span>
</text:h>
      <text:p text:style-name="P4">
Author: ['АРМІЯINFORM']</text:p>
      <text:p text:style-name="P4">
Time: 2023-05-03T30:00:00-04:00</text:p>
      <text:p text:style-name="P4">
Description: російські військовослужбовці, які дислокуються у брянській та курській області отрим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bc24f95575f.jpeg" text:style-name="Internet_20_link" text:visited-style-name="Visited_20_Internet_20_Link">
63bc24f95575f.jpeg</text:a>
']</text:p>
      <text:p text:style-name="P4">
Tags: ['STOPRUSSIA', 'АГРЕСІЯ РФ', 'ВТОРГНЕННЯ РФ']</text:p>
      <text:p text:style-name="P4">
Category: News</text:p>
      <!--METADATA-->
      <text:p text:style-name="P4">
<draw:frame draw:style-name="fr1" draw:name="Image9" text:anchor-type="as-char" svg:width="6.9236in" svg:height="4.32725in" draw:z-index="0">
<draw:image xlink:href="../Images/AРМІЯINFORM/2023-05-03T30-00-00-04-00/63bc24f95575f.jpeg" xlink:type="simple" xlink:show="embed" xlink:actuate="onLoad" draw:mime-type="image/jpeg"/>
</draw:frame>
Ілюстративне фото</text:p>
      <text:p text:style-name="P4">
російські військовослужбовці, які дислокуються у брянській та курській областіотримали українську військову форму.</text:p>
      <text:p text:style-name="P4">
Про це <text:a xlink:type="simple" xlink:href="https://sprotyv.mod.gov.ua/rosiyany-gotuyut-provokatsiyi-na-pivnichnomu-kordoni-z-ukrayinoyu/" text:style-name="Internet_20_link" text:visited-style-name="Visited_20_Internet_20_Link">
повідомляє</text:a>
 Центр національного спротиву.</text:p>
      <text:p text:style-name="P4">
Про це повідомляють місцеві, які співпрацюють з українським підпіллям. Всі цідії вказують на те, що росіяни готують провокацію під чужим прапором задлямобілізації свого суспільства й також ввести в оману світове суспільство, абивідвернути увагу від злочинів зс рф.</text:p>
      <text:p text:style-name="P4">
Не виключені терористичні акти на території рф, або імітація захопленнязаручників.</text:p>
      <text:p text:style-name="P4">
Центр національного спротиву закликає зберігати пильність та звернути увагу натакі дії ворога, аби не стати жертвою ворожих намірів.</text:p>
      <text:p text:style-name="P4">
Source: <text:a xlink:type="simple" xlink:href="https://armyinform.com.ua/2023/05/03/rosiyany-otrymaly-ukrayinsku-formu-ta-gotuyut-provokacziyi-na-pivnichnomu-kordoni-z-ukrayinoyu/" text:style-name="Internet_20_link" text:visited-style-name="Visited_20_Internet_20_Link">
https://armyinform.com.ua/2023/05/03/rosiyany-otrymaly-ukrayinsku-formu-ta-gotuyut-provokacziyi-na-pivnichnomu-kordoni-z-ukrayinoyu/</text:a>
</text:p>
      <!--NEWS-->
      <text:h text:style-name="P10" text:outline-level="1">
<text:span text:style-name="T4">
Ірина Верещук: Не йдіть на співпрацю з окупантами, не беріть російських паспортів</text:span>
</text:h>
      <text:p text:style-name="P4">
Author: ['АРМІЯINFORM']</text:p>
      <text:p text:style-name="P4">
Time: 2023-05-03T31:00:00-04:00</text:p>
      <text:p text:style-name="P4">
Description: Віцепрем’єр-міністр Ірина Верещук  розповіла, що країна-агресорка продовжує демонстр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oprussiawarwar_0018-e1683020891348.jpg" text:style-name="Internet_20_link" text:visited-style-name="Visited_20_Internet_20_Link">
stoprussiawarwar_0018-e1683020891348.jpg</text:a>
']</text:p>
      <text:p text:style-name="P4">
Tags: []</text:p>
      <text:p text:style-name="P4">
Category: News</text:p>
      <!--METADATA-->
      <text:p text:style-name="P4">
<draw:frame draw:style-name="fr1" draw:name="Image10" text:anchor-type="as-char" svg:width="6.9236in" svg:height="8.840264in" draw:z-index="0">
<draw:image xlink:href="../Images/AРМІЯINFORM/2023-05-03T31-00-00-04-00/stoprussiawarwar_0018-e1683020891348.jpg" xlink:type="simple" xlink:show="embed" xlink:actuate="onLoad" draw:mime-type="image/jpeg"/>
</draw:frame>
</text:p>
      <text:p text:style-name="P4">
Віцепрем’єр-міністр Ірина Верещук розповіла, що країна-агресорка продовжуєдемонструвати свою нетерпимість до тих, хто не взяв російський паспорт наокупованих нею українських територіях.</text:p>
      <text:p text:style-name="P4">
Про це <text:a xlink:type="simple" xlink:href="https://minre.gov.ua/2023/05/02/moya-derzhavnyczka-pozycziya-nezminna-ne-jdit-na-spivpraczyu-z-okupantamy-ne-berit-rosijskyj-pasport-vyyizhdzhajte-abo-dochekajtesya-nashoyi-armiyi/" text:style-name="Internet_20_link" text:visited-style-name="Visited_20_Internet_20_Link">
повідомляє</text:a>
 Мінреінтеграції.</text:p>
      <text:p text:style-name="P4">
«Моя державницька позиція залишається незмінною. Це – територія України, хоч ітимчасово окупована. Мій заклик до громадян також залишається незмінним відпочатку широкомасштабного вторгнення. Не йдіть на співпрацю з окупантами, неберіть російських паспортів. За змоги виїжджайте або дочекайтеся нашої армії.Ми обов’язково деокупуємо ці території!» – резюмувала Віцепрем’єрка.</text:p>
      <text:p text:style-name="P4">
Source: <text:a xlink:type="simple" xlink:href="https://armyinform.com.ua/2023/05/03/iryna-vereshhuk-ne-jdit-na-spivpraczyu-z-okupantamy-ne-berit-rosijskyh-pasportiv/" text:style-name="Internet_20_link" text:visited-style-name="Visited_20_Internet_20_Link">
https://armyinform.com.ua/2023/05/03/iryna-vereshhuk-ne-jdit-na-spivpraczyu-z-okupantamy-ne-berit-rosijskyh-pasportiv/</text:a>
</text:p>
      <!--NEWS-->
      <text:h text:style-name="P10" text:outline-level="1">
<text:span text:style-name="T4">
Викрито ділків, які профінансували бойовиків «днр» на понад 50 млн грн</text:span>
</text:h>
      <text:p text:style-name="P4">
Author: ['АРМІЯINFORM']</text:p>
      <text:p text:style-name="P4">
Time: 2023-05-03T32:00:00-04:00</text:p>
      <text:p text:style-name="P4">
Description: Служба безпеки і Державне бюро розслідувань викрили масштабну схему фінанс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9e960fdb8b78d89dd0465ff46e217aa.jpeg" text:style-name="Internet_20_link" text:visited-style-name="Visited_20_Internet_20_Link">
19e960fdb8b78d89dd0465ff46e217aa.jpeg</text:a>
']</text:p>
      <text:p text:style-name="P4">
Tags: ['STOPRUSSIA', 'АГРЕСІЯ РФ', 'ВТОРГНЕННЯ РФ', 'КОЛАБОРАНТИ', 'СБУ']</text:p>
      <text:p text:style-name="P4">
Category: News</text:p>
      <!--METADATA-->
      <text:p text:style-name="P4">
<draw:frame draw:style-name="fr1" draw:name="Image11" text:anchor-type="as-char" svg:width="6.9236in" svg:height="4.615733in" draw:z-index="0">
<draw:image xlink:href="../Images/AРМІЯINFORM/2023-05-03T32-00-00-04-00/19e960fdb8b78d89dd0465ff46e217aa.jpeg" xlink:type="simple" xlink:show="embed" xlink:actuate="onLoad" draw:mime-type="image/jpeg"/>
</draw:frame>
</text:p>
      <text:p text:style-name="P4">
Служба безпеки і Державне бюро розслідувань викрили масштабну схемуфінансування терористичної організації «днр». Оборудка діяла до початкуповномасштабного вторгнення і поповнила «бюджет» бойовиків на загальну сумупонад 50 млн у гривневому еквіваленті.</text:p>
      <text:p text:style-name="P4">
У результаті комплексних заходів у Вінниці та Житомирі викрито організаторівоборудки.</text:p>
      <text:p text:style-name="P4">
Зловмисники налагодили постачання гірничого обладнання з тимчасово окупованоїДонеччини на підконтрольну Україні територію.</text:p>
      <text:p text:style-name="P4">
Такий «товарообіг» забезпечив регулярні надходження до «бюджету» терористичноїорганізації «днр» у вигляді «податків» і «зборів».</text:p>
      <text:p text:style-name="P4">
Надалі ці гроші були спрямовані на матеріально-технічне забезпечення бойовиківна східному фронті.</text:p>
      <text:p text:style-name="P4">
Для обходу заборони на торгівлю із тимчасово захопленими підприємствамиДонеччини ділки створили мережу фіктивних комерційних структур у Житомирськійобласті та в росії.</text:p>
      <text:p text:style-name="P4">
Розрахунки здійснювали через підсанкційні фінустанови країни-агресора.</text:p>
      <text:p text:style-name="P4">
Наразі слідчі ДБР повідомили трьом організаторам «схеми» про підозру зафінансування тероризму. Серед підозрюваних – директор та головний бухгалтержитомирського приватного підприємства.</text:p>
      <text:p text:style-name="P4">
Триває розслідування для встановлення всіх обставин злочину та притягненнявинних до відповідальності.</text:p>
      <text:p text:style-name="P4">
Планується винесення на розгляд РНБО України пропозицій щодо застосуваннясанкцій до російських компаній, залучених до оборудки.</text:p>
      <text:p text:style-name="P4">
Заходи з викриття злочину проводили співробітники СБУ у Вінницькій областіспільно з ДБР за процесуального керівництва органів прокуратури.</text:p>
      <text:p text:style-name="P4">
Source: <text:a xlink:type="simple" xlink:href="https://armyinform.com.ua/2023/05/03/vykryto-dilkiv-yaki-profinansuvaly-bojovykiv-dnr-na-ponad-50-mln-grn/" text:style-name="Internet_20_link" text:visited-style-name="Visited_20_Internet_20_Link">
https://armyinform.com.ua/2023/05/03/vykryto-dilkiv-yaki-profinansuvaly-bojovykiv-dnr-na-ponad-50-mln-grn/</text:a>
</text:p>
      <!--NEWS-->
      <text:h text:style-name="P10" text:outline-level="1">
<text:span text:style-name="T4">
Ігор Клименко: «Гвардія наступу» поповнилася ще однією бригадою – «Хартією»</text:span>
</text:h>
      <text:p text:style-name="P4">
Author: ['АРМІЯINFORM']</text:p>
      <text:p text:style-name="P4">
Time: 2023-05-03T33:00:00-04:00</text:p>
      <text:p text:style-name="P4">
Description: Від кожного військового залежить успішність операції на тому чи іншому напрямку.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1d89f64a4bc565a160882c932945497-1.jpeg" text:style-name="Internet_20_link" text:visited-style-name="Visited_20_Internet_20_Link">
d1d89f64a4bc565a160882c932945497-1.jpeg</text:a>
']</text:p>
      <text:p text:style-name="P4">
Tags: ['STOPRUSSIA', 'АГРЕСІЯ РФ', 'ВТОРГНЕННЯ РФ', 'ГВАРДІЯ НАСТУПУ', 'ІГОР КЛИМЕНКО']</text:p>
      <text:p text:style-name="P4">
Category: News</text:p>
      <!--METADATA-->
      <text:p text:style-name="P4">
<draw:frame draw:style-name="fr1" draw:name="Image12" text:anchor-type="as-char" svg:width="6.9236in" svg:height="4.330592in" draw:z-index="0">
<draw:image xlink:href="../Images/AРМІЯINFORM/2023-05-03T33-00-00-04-00/d1d89f64a4bc565a160882c932945497-1.jpeg" xlink:type="simple" xlink:show="embed" xlink:actuate="onLoad" draw:mime-type="image/jpeg"/>
</draw:frame>
 Ілюстративнефото</text:p>
      <text:p text:style-name="P4">
Від кожного військового залежить успішність операції на тому чи іншомунапрямку. Про це Міністр внутрішніх справ України Ігор Клименко заявиввідповідаючи на питання щодо підготовки бійців штурмових бригад «Гвардіїнаступу».</text:p>
      <text:p text:style-name="P4">
Глава відомства Ігор Клименко розповів, що вісім бригад вже повністюсформовані. Нещодавно «Гвардія наступу» поповнилася ще однією бригадою –«Хартією»:</text:p>
      <text:p text:style-name="P4">
«Ми доозброюємо бригади, які вже сформовані, вони пройдуть відповідне навчання– це 2-3 тижні, і паралельно приступаємо до формування додаткових підрозділів.Завдання кожної з цих бригад – проведення відповідних наступальних штурмовихдій разом з Силами оборони під час військових операцій».</text:p>
      <text:p text:style-name="P4">
Міністр внутрішніх справ наголосив, що роль людей, які пішли добровольцями уштурмові бригади, буде значущою у майбутньому контрнаступі.</text:p>
      <text:p text:style-name="P4">
«Ми так і вчимо. Бо від кожної бригади, від кожного підрозділу, від кожноговійськовослужбовця і поліцейського буде залежати успішність операції на томучи іншому напрямку», – заявив Ігор Клименко.</text:p>
      <text:p text:style-name="P4">
Глава МВС розповів, що деякі підрозділи «Гвардії наступу» формувалися з нуля,а деякі – вже на базі чинних, зі сформованою структурою, в першу чергу,логістичною:</text:p>
      <text:p text:style-name="P4">
«В таких випадках «кістяк» бригад для успішності був сформований саме ізвійськовослужбовців та поліцейських, які мають досвід бойових дій. Ці люди якраз і вчать добровольців – молодих людей, які перший раз прийшли до лавбригад. Також досвідчені бійці виступають командирами на ланках діяльності тав майбутньому веденні бойових дій».</text:p>
      <text:p text:style-name="P4">
Ігор Клименко наголошує, що навчити командира важко – це завжди тривалий час,а він у нас обмежений, тому у відомстві робили ставку саме на працівників здосвідом бойових дій і досвідом керування підрозділами.</text:p>
      <text:p text:style-name="P4">
<text:span text:style-name="T4">
Джерело:</text:span>
 <text:a xlink:type="simple" xlink:href="https://www.kmu.gov.ua/news/ihor-klymenko-vid-kozhnoho-viiskovoho-zalezhyt-uspishnist-operatsii-na-tomu-chy-inshomu-napriamku" text:style-name="Internet_20_link" text:visited-style-name="Visited_20_Internet_20_Link">
Урядовий портал</text:a>
</text:p>
      <text:p text:style-name="P4">
Source: <text:a xlink:type="simple" xlink:href="https://armyinform.com.ua/2023/05/03/igor-klymenko-gvardiya-nastupu-popovnylasya-shhe-odniyeyu-brygadoyu-hartiyeyu/" text:style-name="Internet_20_link" text:visited-style-name="Visited_20_Internet_20_Link">
https://armyinform.com.ua/2023/05/03/igor-klymenko-gvardiya-nastupu-popovnylasya-shhe-odniyeyu-brygadoyu-hartiyeyu/</text:a>
</text:p>
      <!--NEWS-->
      <text:h text:style-name="P10" text:outline-level="1">
<text:span text:style-name="T4">
Дефіцит комплектування підрозділів в окупаційних адміністраціях сягає 90 відсотків</text:span>
</text:h>
      <text:p text:style-name="P4">
Author: ['АРМІЯINFORM']</text:p>
      <text:p text:style-name="P4">
Time: 2023-05-03T34:00:00-04:00</text:p>
      <text:p text:style-name="P4">
Description: Росіяни не можуть укомплектувати структурні підрозділи окупаційних органів виконавч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500332_605.jpg" text:style-name="Internet_20_link" text:visited-style-name="Visited_20_Internet_20_Link">
63500332_605.jpg</text:a>
']</text:p>
      <text:p text:style-name="P4">
Tags: ['STOPRUSSIA', 'АГРЕСІЯ РФ', 'ВТОРГНЕННЯ РФ']</text:p>
      <text:p text:style-name="P4">
Category: News</text:p>
      <!--METADATA-->
      <text:p text:style-name="P4">
<draw:frame draw:style-name="fr1" draw:name="Image13" text:anchor-type="as-char" svg:width="6.9236in" svg:height="3.891999in" draw:z-index="0">
<draw:image xlink:href="../Images/AРМІЯINFORM/2023-05-03T34-00-00-04-00/63500332_605.jpg" xlink:type="simple" xlink:show="embed" xlink:actuate="onLoad" draw:mime-type="image/jpeg"/>
</draw:frame>
Ілюстративне фото</text:p>
      <text:p text:style-name="P4">
Росіяни не можуть укомплектувати структурні підрозділи окупаційних органіввиконавчої влади на ТО.</text:p>
      <text:p text:style-name="P4">
Про це <text:a xlink:type="simple" xlink:href="https://sprotyv.mod.gov.ua/defitsyt-komplektuvannya-pidrozdiliv-v-okupatsijnyh-administratsiyah-syagaye-90/" text:style-name="Internet_20_link" text:visited-style-name="Visited_20_Internet_20_Link">
повідомляє</text:a>
 Центр національногоспротиву.</text:p>
      <text:p text:style-name="P4">
В окремих випадках недоукомплектування сягає 90%. Причиною є відмова росіянпрацювати на тимчасово окупованих територіях через ризики й невизначеністьподальшої долі території, адже саме росіяни не впевнені в тому, що вони «тутназавжди».</text:p>
      <text:p text:style-name="P4">
Місцеві ж також переважно або залишили регіон, або відмовляються співпрацюватиз ворогом.</text:p>
      <text:p text:style-name="P4">
Таким чином окупаційні адміністрації досі не можуть повноцінно запустити вроботу й росіяни змушені шукати кадрові ресурси в регіонах.</text:p>
      <text:p text:style-name="P4">
Source: <text:a xlink:type="simple" xlink:href="https://armyinform.com.ua/2023/05/03/deficzyt-komplektuvannya-pidrozdiliv-v-okupaczijnyh-administracziyah-syagaye-90-vidsotkiv/" text:style-name="Internet_20_link" text:visited-style-name="Visited_20_Internet_20_Link">
https://armyinform.com.ua/2023/05/03/deficzyt-komplektuvannya-pidrozdiliv-v-okupaczijnyh-administracziyah-syagaye-90-vidsotkiv/</text:a>
</text:p>
      <!--NEWS-->
      <text:h text:style-name="P10" text:outline-level="1">
<text:span text:style-name="T4">
Доповнено перелік категорій ВПО, які мають право на отримання тимчасового житла</text:span>
</text:h>
      <text:p text:style-name="P4">
Author: ['АРМІЯINFORM']</text:p>
      <text:p text:style-name="P4">
Time: 2023-05-03T35:00:00-04:00</text:p>
      <text:p text:style-name="P4">
Description: Уряд схвалив зміни до Порядку формування фондів житла, призначеного для тимчас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74b2bc-depositphotos-552066430-xl.jpg" text:style-name="Internet_20_link" text:visited-style-name="Visited_20_Internet_20_Link">
b74b2bc-depositphotos-552066430-xl.jpg</text:a>
']</text:p>
      <text:p text:style-name="P4">
Tags: ['STOPRUSSIA', 'АГРЕСІЯ РФ', 'ВТОРГНЕННЯ РФ']</text:p>
      <text:p text:style-name="P4">
Category: News</text:p>
      <!--METADATA-->
      <text:p text:style-name="P4">
<draw:frame draw:style-name="fr1" draw:name="Image14" text:anchor-type="as-char" svg:width="6.9236in" svg:height="4.612677in" draw:z-index="0">
<draw:image xlink:href="../Images/AРМІЯINFORM/2023-05-03T35-00-00-04-00/b74b2bc-depositphotos-552066430-xl.jpg" xlink:type="simple" xlink:show="embed" xlink:actuate="onLoad" draw:mime-type="image/jpeg"/>
</draw:frame>
 Ілюстративне фото</text:p>
      <text:p text:style-name="P4">
Уряд схвалив зміни до Порядку формування фондів житла, призначеного длятимчасового проживання внутрішньо переміщених осіб. Цей фонд формуєтьсяорганами місцевого самоврядування.</text:p>
      <text:p text:style-name="P4">
Про це повідомляє <text:a xlink:type="simple" xlink:href="https://www.kmu.gov.ua/news/uriad-dopovnyv-perelik-katehorii-vnutrishno-peremishchenykh-osib-iaki-maiut-pravo-na-otrymannia-tymchasovoho-zhytla" text:style-name="Internet_20_link" text:visited-style-name="Visited_20_Internet_20_Link">
прес-служба</text:a>
 Кабміну 2 травня.</text:p>
      <text:p text:style-name="P4">
Житлові приміщення для тимчасового проживання, зокрема, будуть надаватися зфонду внутрішньо переміщеним особам з-поміж працівників підприємств, що булирелоковані у безпечні регіони. А також – ВПО, які належать до вразливих верствнаселення.</text:p>
      <text:p text:style-name="P4">
Таким чином, уряд затвердив перелік соціально незахищених категорій населенняз-поміж внутрішньо переміщених осіб, які мають право на отримання тимчасовогожитла.</text:p>
      <text:p text:style-name="P4">
До вразливих категорій, зокрема, належать: – особи з інвалідністю; – особивіком понад 60 років; – діти-сироти та позбавлені батьківського піклування; –особи, які самостійно виховують дитину; – сім’ї військовослужбовців, якіберуть безпосередню участь у бойових діях; – багатодітні та малозабезпеченісім’ї тощо.</text:p>
      <text:p text:style-name="P4">
Source: <text:a xlink:type="simple" xlink:href="https://armyinform.com.ua/2023/05/03/dopovneno-perelik-kategorij-vpo-yaki-mayut-pravo-na-otrymannya-tymchasovogo-zhytla/" text:style-name="Internet_20_link" text:visited-style-name="Visited_20_Internet_20_Link">
https://armyinform.com.ua/2023/05/03/dopovneno-perelik-kategorij-vpo-yaki-mayut-pravo-na-otrymannya-tymchasovogo-zhytla/</text:a>
</text:p>
      <!--NEWS-->
      <text:h text:style-name="P10" text:outline-level="1">
<text:span text:style-name="T4">
Уряд удосконалив роботу військово-лікарських комісій</text:span>
</text:h>
      <text:p text:style-name="P4">
Author: ['АРМІЯINFORM']</text:p>
      <text:p text:style-name="P4">
Time: 2023-05-03T36:00:00-04:00</text:p>
      <text:p text:style-name="P4">
Description: Для більш швидкого і зручного проходження військово-лікарської експертизи ухвал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lk.jpg" text:style-name="Internet_20_link" text:visited-style-name="Visited_20_Internet_20_Link">
vlk.jpg</text:a>
']</text:p>
      <text:p text:style-name="P4">
Tags: ['STOPRUSSIA', 'АГРЕСІЯ РФ', 'ВЛК', 'УРЯД УКРАЇНИ']</text:p>
      <text:p text:style-name="P4">
Category: News</text:p>
      <!--METADATA-->
      <text:p text:style-name="P4">
<draw:frame draw:style-name="fr1" draw:name="Image15" text:anchor-type="as-char" svg:width="6.9236in" svg:height="4.15416in" draw:z-index="0">
<draw:image xlink:href="../Images/AРМІЯINFORM/2023-05-03T36-00-00-04-00/vlk.jpg" xlink:type="simple" xlink:show="embed" xlink:actuate="onLoad" draw:mime-type="image/jpeg"/>
</draw:frame>
 Ілюстративнефото</text:p>
      <text:p text:style-name="P4">
Для більш швидкого і зручного проходження військово-лікарської експертизиухвалені законодавчі зміни, які передбачають удосконалення питань оформленнядокументів та лікування військовослужбовців під час дії воєнного стану, атакож документообіг між військовими частинами та закладами охорони здоров’я.Окрім цього, врегульовується можливість розширення мережі військово-лікарськихкомісій (далі — ВЛК) шляхом залучення цивільних закладів охорони здоровʼя.</text:p>
      <text:p text:style-name="P4">
«Це лише перші кроки. Залишається низка процесів, які поступово будеврегульовано: це і надмірна бюрократизація, і розширення пропускноїспроможності та цифровізація процесів ВЛК тощо», — зазначає заступник Міністраохорони здоров’я з питань цифрового розвитку Марія Карчевич.</text:p>
      <text:p text:style-name="P4">
Принцип, коли довідки «ходять» за військовим, а не навпаки, є пріоритетним урозробці та впровадженні змін роботи військово-лікарських комісій.</text:p>
      <text:p text:style-name="P4">
Так, уже розроблені рекомендації щодо організації роботи ВЛК та обслуговуваннявідвідувачів, проводиться пілотування процесів електронного документообігу міжвійськовими частинами й територіальними центрами комплектування та соціальноїпідтримки, військовими закладами охорони здоров’я, розгорнуто в тестовомурежимі електронну чергу в окремих гарнізонних ВЛК, триває забезпеченнякомп’ютерною технікою військових закладів тощо.</text:p>
      <text:p text:style-name="P4">
<text:span text:style-name="T4">
Джерело:</text:span>
 <text:a xlink:type="simple" xlink:href="https://www.kmu.gov.ua/news/moz-uriad-udoskonalyv-robotu-viiskovo-likarskykh-komisii" text:style-name="Internet_20_link" text:visited-style-name="Visited_20_Internet_20_Link">
<text:span text:style-name="T5">
Урядовий портал</text:span>
</text:a>
</text:p>
      <text:p text:style-name="P4">
Source: <text:a xlink:type="simple" xlink:href="https://armyinform.com.ua/2023/05/03/uryad-udoskonalyv-robotu-vijskovo-likarskyh-komisij/" text:style-name="Internet_20_link" text:visited-style-name="Visited_20_Internet_20_Link">
https://armyinform.com.ua/2023/05/03/uryad-udoskonalyv-robotu-vijskovo-likarskyh-komisij/</text:a>
</text:p>
      <!--NEWS-->
      <text:h text:style-name="P10" text:outline-level="1">
<text:span text:style-name="T4">
росіяни продовжують проводити дезінформаційні кампанії на ТОТ</text:span>
</text:h>
      <text:p text:style-name="P4">
Author: ['АРМІЯINFORM']</text:p>
      <text:p text:style-name="P4">
Time: 2023-05-03T37:00:00-04:00</text:p>
      <text:p text:style-name="P4">
Description: Окупанти продовжують активно проводити в мережі Інтернет інформаційні антиукраїн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00_0_1651369041-5866.webp" text:style-name="Internet_20_link" text:visited-style-name="Visited_20_Internet_20_Link">
400_0_1651369041-5866.webp</text:a>
']</text:p>
      <text:p text:style-name="P4">
Tags: ['STOPRUSSIA', 'АГРЕСІЯ РФ', 'ВТОРГНЕННЯ РФ', 'ДЕЗІНФОРМАЦІЯ']</text:p>
      <text:p text:style-name="P4">
Category: News</text:p>
      <!--METADATA-->
      <text:p text:style-name="P4">
<draw:frame draw:style-name="fr1" draw:name="Image16" text:anchor-type="as-char" svg:width="6.9236in" svg:height="4.621503in" draw:z-index="0">
<draw:image xlink:href="../ConvertedIMGs/AРМІЯINFORM/2023-05-03T37-00-00-04-00/400_0_1651369041-5866.png" xlink:type="simple" xlink:show="embed" xlink:actuate="onLoad" draw:mime-type="image/png"/>
</draw:frame>
 Ілюстративне фото</text:p>
      <text:p text:style-name="P4">
Окупанти продовжують активно проводити в мережі Інтернет інформаційніантиукраїнські кампанії. Центр національного спротиву<text:a xlink:type="simple" xlink:href="https://sprotyv.mod.gov.ua/rosiyany-prodovzhuyut-provodyty-dezinformatsijni-kampaniyi-na-tot/" text:style-name="Internet_20_link" text:visited-style-name="Visited_20_Internet_20_Link">
підсумував</text:a>
 головні наративи ворожої пропаганди.</text:p>
      <text:p text:style-name="P4">
Так, за минулий місяць основна теза – «лише перемога над нацизмом в Україніможе дозволити гарантувати росії безпеку, відновити стабільність в ЄС». Наряду з цим, були інші тези та наративи, якими росіяни намагалися в першу чергувплинути на внутрішню цільову аудиторію, яка не зовсім любить перевірятиінформацію, яку на «блюдечку» подають російські пропагандисти. Зокрема:</text:p>
      <ul>
        <li>
«візит генсека НАТО до Києва свідчить про намір Північноатлантичного альянсу продовжувати процес інтеграції України в Західний світ, що вказує на правильність рішення щодо початку «сво»»;  * «злочинні дії Києва підтверджують необхідність продовження «сво» до виконання всіх її завдань»;  * «Україна назавжди втратила території, які раніше самовизначилися»;  * «візит президента рф до «лнр» Херсонської області – демонстрація впевненості рф у своїх діях»;  * «кремль приділяє особливу увагу військовослужбовцям, які виконують завдання «сво», надаючи їм гарантії та соціальну підтримку»;</li>
      </ul>
      <text:p text:style-name="P4">
Крім цього, з метою припинення бойових дій та бажанням окупантів виграти часдля перегрупування своїх військ, російська сторона поширила наступні наративи:</text:p>
      <ul>
        <li>
«необхідність створення умов для переговорів;  * «країни Заходу не можуть бути посередниками у переговорному процесі»;  * «мирний план КНР, як нова альтернатива вирішенню кризового питання на Україні»;  * «колективний Захід веде війну проти росії»;  * «безперспективність спроб Заходу ізолювати рф від зовнішньої політики»</li>
      </ul>
      <text:p text:style-name="P4">
Попри тони фейків та дезінформації, які російська пропаганда поширює вІнтернеті, Центр національного спротиву закликає українців читати виключноперевірені та офіційні джерела.</text:p>
      <text:p text:style-name="P4">
Source: <text:a xlink:type="simple" xlink:href="https://armyinform.com.ua/2023/05/03/rosiyany-prodovzhuyut-provodyty-dezinformaczijni-kampaniyi-na-tot/" text:style-name="Internet_20_link" text:visited-style-name="Visited_20_Internet_20_Link">
https://armyinform.com.ua/2023/05/03/rosiyany-prodovzhuyut-provodyty-dezinformaczijni-kampaniyi-na-tot/</text:a>
</text:p>
      <!--NEWS-->
      <text:h text:style-name="P10" text:outline-level="1">
<text:span text:style-name="T4">
Наша авіація завдала 8 ударів по районах зосередження противника</text:span>
</text:h>
      <text:p text:style-name="P4">
Author: ['АРМІЯINFORM']</text:p>
      <text:p text:style-name="P4">
Time: 2023-05-03T38:00:00-04:00</text:p>
      <text:p text:style-name="P4">
Description: Про це повідомляє Генеральний штаб ЗС України.  —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ТОРГНЕННЯ РФ', 'ГШ ЗСУ', 'ХРОНІКА ОБОРОНИ']</text:p>
      <text:p text:style-name="P4">
Category: News</text:p>
      <!--METADATA-->
      <text:p text:style-name="P4">
<draw:frame draw:style-name="fr1" draw:name="Image17" text:anchor-type="as-char" svg:width="6.9236in" svg:height="5.385022in" draw:z-index="0">
<draw:image xlink:href="../Images/AРМІЯINFORM/2023-05-03T38-00-00-04-00/foto-aviacziya.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PmAaExP65MNgzjhmW4pndBTM7CPjihLDYNq6Hyda9bF18jDs5zUXTGFajUAErpqyl" text:style-name="Internet_20_link" text:visited-style-name="Visited_20_Internet_20_Link">
повідомляє</text:a>
Генеральний штаб ЗС України.</text:p>
      <text:p text:style-name="P4">
— Авіація Сил оборони за минулу добу завдала 8 ударів по районах зосередженняособового складу противника, а підрозділи ракетних військ і артилерії уразили1 пункт управління, 12 районів зосередження озброєння та військової техніки, 4склади боєприпасів, 1 засіб протиповітряної оборони та ще одну важливу цільпротивника, — йдеться у зведенні.</text:p>
      <text:p text:style-name="P4">
Source: <text:a xlink:type="simple" xlink:href="https://armyinform.com.ua/2023/05/03/nasha-aviacziya-zavdala-8-udariv-po-rajonah-zoseredzhennya-protyvnyka-2/" text:style-name="Internet_20_link" text:visited-style-name="Visited_20_Internet_20_Link">
https://armyinform.com.ua/2023/05/03/nasha-aviacziya-zavdala-8-udariv-po-rajonah-zoseredzhennya-protyvnyka-2/</text:a>
</text:p>
      <!--NEWS-->
      <text:h text:style-name="P10" text:outline-level="1">
<text:span text:style-name="T4">
Окупанти завдали 3 ракетних та 39 авіаційних ударів по наших позиціях</text:span>
</text:h>
      <text:p text:style-name="P4">
Author: ['АРМІЯINFORM']</text:p>
      <text:p text:style-name="P4">
Time: 2023-05-03T39:00:00-04:00</text:p>
      <text:p text:style-name="P4">
Description: Про це повідомляє Генеральний штаб ЗС України.  — Минулої доби противник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52833.jpg" text:style-name="Internet_20_link" text:visited-style-name="Visited_20_Internet_20_Link">
252833.jpg</text:a>
']</text:p>
      <text:p text:style-name="P4">
Tags: ['STOPRUSSIA', 'АГРЕСІЯ РФ', 'ВТОРГНЕННЯ РФ', 'ГШ ЗСУ']</text:p>
      <text:p text:style-name="P4">
Category: News</text:p>
      <!--METADATA-->
      <text:p text:style-name="P4">
<draw:frame draw:style-name="fr1" draw:name="Image18" text:anchor-type="as-char" svg:width="6.9236in" svg:height="3.893007in" draw:z-index="0">
<draw:image xlink:href="../Images/AРМІЯINFORM/2023-05-03T39-00-00-04-00/252833.jpg" xlink:type="simple" xlink:show="embed" xlink:actuate="onLoad" draw:mime-type="image/jpeg"/>
</draw:frame>
</text:p>
      <text:p text:style-name="P4">
<text:span text:style-name="T4">
🔥 Ситуація щодо російського вторгнення</text:span>
</text:p>
      <text:p text:style-name="P4">
Про це<text:a xlink:type="simple" xlink:href="https://www.facebook.com/GeneralStaff.ua/posts/pfbid02PmAaExP65MNgzjhmW4pndBTM7CPjihLDYNq6Hyda9bF18jDs5zUXTGFajUAErpqyl" text:style-name="Internet_20_link" text:visited-style-name="Visited_20_Internet_20_Link">
повідомляє</text:a>
Генеральний штаб ЗС України.</text:p>
      <text:p text:style-name="P4">
— Минулої доби противник завдав 3 ракетних, 39 авіаційних ударів та здійснив63 обстріли з реактивних систем залпового вогню по позиціях наших військ танаселених пунктах. Постраждали мирні мешканці, зруйновано та пошкодженоприватні житлові будинки та інша цивільна інфраструктура, — йдеться уповідомленні.</text:p>
      <text:p text:style-name="P4">
Окрім цього, вночі російські терористи вчергове атакували нас ударнимидронами-камікадзе «Shahed-136/131». Інформація щодо наслідків цієї атакинаразі уточнюється.</text:p>
      <text:p text:style-name="P4">
Source: <text:a xlink:type="simple" xlink:href="https://armyinform.com.ua/2023/05/03/okupanty-zavdaly-3-raketnyh-ta-39-aviaczijnyh-udariv-po-nashym-pozycziyam/" text:style-name="Internet_20_link" text:visited-style-name="Visited_20_Internet_20_Link">
https://armyinform.com.ua/2023/05/03/okupanty-zavdaly-3-raketnyh-ta-39-aviaczijnyh-udariv-po-nashym-pozycziyam/</text:a>
</text:p>
      <!--NEWS-->
      <text:h text:style-name="P10" text:outline-level="1">
<text:span text:style-name="T4">
На Херсонщині окупанти погрожують депортувати мешканців за відмову від паспорта рф</text:span>
</text:h>
      <text:p text:style-name="P4">
Author: ['АРМІЯINFORM']</text:p>
      <text:p text:style-name="P4">
Time: 2023-05-03T40:00:00-04:00</text:p>
      <text:p text:style-name="P4">
Description: Про це повідомляє Генеральний штаб ЗС України.  Російські окупанти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osijska-federacziya-pasport.webp" text:style-name="Internet_20_link" text:visited-style-name="Visited_20_Internet_20_Link">
rosijska-federacziya-pasport.webp</text:a>
']</text:p>
      <text:p text:style-name="P4">
Tags: ['STOPRUSSIA', 'АГРЕСІЯ РФ', 'ВТОРГНЕННЯ РФ', 'ГШ ЗСУ']</text:p>
      <text:p text:style-name="P4">
Category: News</text:p>
      <!--METADATA-->
      <text:p text:style-name="P4">
<draw:frame draw:style-name="fr1" draw:name="Image19" text:anchor-type="as-char" svg:width="6.9236in" svg:height="3.894525in" draw:z-index="0">
<draw:image xlink:href="../ConvertedIMGs/AРМІЯINFORM/2023-05-03T40-00-00-04-00/rosijska-federacziya-pasport.png" xlink:type="simple" xlink:show="embed" xlink:actuate="onLoad" draw:mime-type="image/png"/>
</draw:frame>
 Фото ілюстративне <text:span text:style-name="T4">
🔥 Ситуація щодо російського вторгнення</text:span>
</text:p>
      <text:p text:style-name="P4">
Про це<text:a xlink:type="simple" xlink:href="https://www.facebook.com/GeneralStaff.ua/posts/pfbid02PmAaExP65MNgzjhmW4pndBTM7CPjihLDYNq6Hyda9bF18jDs5zUXTGFajUAErpqyl" text:style-name="Internet_20_link" text:visited-style-name="Visited_20_Internet_20_Link">
повідомляє</text:a>
Генеральний штаб ЗС України.</text:p>
      <text:p text:style-name="P4">
Російські окупанти продовжують примусову паспортизацію населення тимчасовозайнятої території Херсонської області. Щоб пришвидшити цей процес загарбникипроводять демонстративні рейдові заходи, які мають на меті залякати місцевенаселення можливою депортацією та відчуженням майна.</text:p>
      <text:p text:style-name="P4">
— Зміст заходів полягає у тому, що до населеного пункту прибуває колонапорожніх автобусів у супроводі представників фсб, які, посилаючись нанещодавно підписаний президентом рф указ про депортацію з окупованих територійосіб без російського громадянства, ставлять людям радикальну умову: абовідмова від українського паспорта на користь російського, або негайневиселення з конфіскацією майна, — зазначається у повідомленні.</text:p>
      <text:p text:style-name="P4">
Source: <text:a xlink:type="simple" xlink:href="https://armyinform.com.ua/2023/05/03/na-hersonshhyni-okupanty-pogrozhuyut-deportuvaty-meshkancziv-za-vidmovu-vid-pasporta-rf/" text:style-name="Internet_20_link" text:visited-style-name="Visited_20_Internet_20_Link">
https://armyinform.com.ua/2023/05/03/na-hersonshhyni-okupanty-pogrozhuyut-deportuvaty-meshkancziv-za-vidmovu-vid-pasporta-rf/</text:a>
</text:p>
      <!--NEWS-->
      <text:h text:style-name="P10" text:outline-level="1">
<text:span text:style-name="T4">
Сили оборони за добу ліквідували понад 500 окупантів, знищили 6 ББМ і 16 артсистем</text:span>
</text:h>
      <text:p text:style-name="P4">
Author: ['АРМІЯINFORM']</text:p>
      <text:p text:style-name="P4">
Time: 2023-05-03T41:00:00-04:00</text:p>
      <text:p text:style-name="P4">
Description: Загальні бойові втрати противника з 24.02.22 по 03.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2b54081-55fa-4eb4-af17-c44ef09c9312-scaled.jpg" text:style-name="Internet_20_link" text:visited-style-name="Visited_20_Internet_20_Link">
82b54081-55fa-4eb4-af17-c44ef09c9312-scaled.jpg</text:a>
']</text:p>
      <text:p text:style-name="P4">
Tags: ['STOPRUSSIA', 'АГРЕСІЯ РФ', 'ВТОРГНЕННЯ РФ', 'ВТРАТИ ВОРОГА', 'ГШ ЗСУ']</text:p>
      <text:p text:style-name="P4">
Category: News</text:p>
      <!--METADATA-->
      <text:p text:style-name="P4">
<draw:frame draw:style-name="fr1" draw:name="Image20" text:anchor-type="as-char" svg:width="6.9236in" svg:height="6.998606in" draw:z-index="0">
<draw:image xlink:href="../Images/AРМІЯINFORM/2023-05-03T41-00-00-04-00/82b54081-55fa-4eb4-af17-c44ef09c9312-scaled.jpg" xlink:type="simple" xlink:show="embed" xlink:actuate="onLoad" draw:mime-type="image/jpeg"/>
</draw:frame>
</text:p>
      <text:p text:style-name="P4">
Загальні бойові втрати противника з 24.02.22 по 03.05.23 орієнтовностановлять:</text:p>
      <ul>
        <li>
<text:span text:style-name="T4">
особового складу ‒</text:span>
 191940 (+520) осіб ліквідовано  * <text:span text:style-name="T4">
танків ‒</text:span>
 3702 (+1)  * <text:span text:style-name="T4">
бойових броньованих машин ‒</text:span>
 7199 (+6)  * <text:span text:style-name="T4">
артилерійських систем ‒</text:span>
 2946 (+16)  * <text:span text:style-name="T4">
РСЗВ ‒</text:span>
 544 (0)  * <text:span text:style-name="T4">
засоби ППО ‒</text:span>
 300 (+2)  * <text:span text:style-name="T4">
літаків ‒</text:span>
 308 (0)  * <text:span text:style-name="T4">
гелікоптерів ‒</text:span>
 294 (0)  * <text:span text:style-name="T4">
БПЛА оперативно-тактичного рівня ‒</text:span>
 2505 (+28)  * <text:span text:style-name="T4">
крилаті ракети ‒</text:span>
 947 (0)  * <text:span text:style-name="T4">
кораблі / катери ‒</text:span>
 18 (0)  * <text:span text:style-name="T4">
автомобільної техніки та автоцистерн ‒</text:span>
 5865 (+14)  * <text:span text:style-name="T4">
спеціальна техніка ‒</text:span>
 363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3.05.23.</text:p>
      <text:p text:style-name="P4">
Source: <text:a xlink:type="simple" xlink:href="https://armyinform.com.ua/2023/05/03/syly-oborony-za-dobu-likviduvaly-ponad-500-okupantiv-znyshhyly-6-bbm-i-16-artsystem/" text:style-name="Internet_20_link" text:visited-style-name="Visited_20_Internet_20_Link">
https://armyinform.com.ua/2023/05/03/syly-oborony-za-dobu-likviduvaly-ponad-500-okupantiv-znyshhyly-6-bbm-i-16-artsystem/</text:a>
</text:p>
      <!--NEWS-->
      <text:h text:style-name="P10" text:outline-level="1">
<text:span text:style-name="T4">
Уночі сили ППО знищили 21 Shahed-136/131</text:span>
</text:h>
      <text:p text:style-name="P4">
Author: ['АРМІЯINFORM']</text:p>
      <text:p text:style-name="P4">
Time: 2023-05-03T42:00:00-04:00</text:p>
      <text:p text:style-name="P4">
Description: У ніч на 3 травня російські окупанти здійснили атаку України дронами-камікадзе іра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geran-shahed.jpg" text:style-name="Internet_20_link" text:visited-style-name="Visited_20_Internet_20_Link">
geran-shahed.jpg</text:a>
']</text:p>
      <text:p text:style-name="P4">
Tags: ['SHAHED-136/131', 'БПЛА', 'КОМАНДУВАННЯ ПОВІТРЯНИХ СИЛ ЗСУ']</text:p>
      <text:p text:style-name="P4">
Category: News</text:p>
      <!--METADATA-->
      <text:p text:style-name="P4">
<draw:frame draw:style-name="fr1" draw:name="Image21" text:anchor-type="as-char" svg:width="6.9236in" svg:height="3.499428in" draw:z-index="0">
<draw:image xlink:href="../Images/AРМІЯINFORM/2023-05-03T42-00-00-04-00/geran-shahed.jpg" xlink:type="simple" xlink:show="embed" xlink:actuate="onLoad" draw:mime-type="image/jpeg"/>
</draw:frame>
Ілюстративне фото</text:p>
      <text:p text:style-name="P4">
У ніч на 3 травня російські окупанти здійснили атаку України дронами-камікадзеіранського виробництва з північного напрямку (брянська область) та з півдня —східне узбережжя Азовського моря.</text:p>
      <text:p text:style-name="P4">
Про це <text:a xlink:type="simple" xlink:href="https://t.me/kpszsu/2494" text:style-name="Internet_20_link" text:visited-style-name="Visited_20_Internet_20_Link">
повідомляє</text:a>
 Командування Повітряних Сил ЗСУ.</text:p>
      <text:p text:style-name="P4">
Всього окупанти застосували до 26 ударних дронів Shahed-136/131.</text:p>
      <text:p text:style-name="P4">
Силами та засобами Повітряних Сил у взаємодії з протиповітряною обороною іншихскладових Сил оборони України знищено 21 ударний БПЛА.</text:p>
      <text:p text:style-name="P4">
Застосовано зенітне ракетне озброєння, авіацію та мобільні вогневі групи взонах відповідальності повітряних командувань «Центр», «Схід» та «Південь».</text:p>
      <text:p text:style-name="P4">
Source: <text:a xlink:type="simple" xlink:href="https://armyinform.com.ua/2023/05/03/vnochi-sylamy-ppo-znyshheno-21-shahed-136-131/" text:style-name="Internet_20_link" text:visited-style-name="Visited_20_Internet_20_Link">
https://armyinform.com.ua/2023/05/03/vnochi-sylamy-ppo-znyshheno-21-shahed-136-131/</text:a>
</text:p>
      <!--NEWS-->
      <text:h text:style-name="P10" text:outline-level="1">
<text:span text:style-name="T4">
На Одещині знищено чергову міну, яку море винесло у прибережну зону</text:span>
</text:h>
      <text:p text:style-name="P4">
Author: ['АРМІЯINFORM']</text:p>
      <text:p text:style-name="P4">
Time: 2023-05-03T43:00:00-04:00</text:p>
      <text:p text:style-name="P4">
Description: Сили оборони виявили чергову протикорабельну міну, яку після шторму винесло на небезпеч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mina-1-e1676628134455.jpg" text:style-name="Internet_20_link" text:visited-style-name="Visited_20_Internet_20_Link">
mina-1-e1676628134455.jpg</text:a>
']</text:p>
      <text:p text:style-name="P4">
Tags: ['STOPRUSSIA', 'АГРЕСІЯ РФ', 'ВМС ЗС УКРАЇНИ', 'ВТОРГНЕННЯ РФ', 'МІНА']</text:p>
      <text:p text:style-name="P4">
Category: News</text:p>
      <!--METADATA-->
      <text:p text:style-name="P4">
<draw:frame draw:style-name="fr1" draw:name="Image22" text:anchor-type="as-char" svg:width="6.9236in" svg:height="4.983228in" draw:z-index="0">
<draw:image xlink:href="../Images/AРМІЯINFORM/2023-05-03T43-00-00-04-00/mina-1-e1676628134455.jpg" xlink:type="simple" xlink:show="embed" xlink:actuate="onLoad" draw:mime-type="image/jpeg"/>
</draw:frame>
 Ілюстративне фото</text:p>
      <text:p text:style-name="P4">
Сили оборони виявили чергову протикорабельну міну, яку після шторму винесло нанебезпечну відстань до узбережжя Одещини.</text:p>
      <text:p text:style-name="P4">
Про це<text:a xlink:type="simple" xlink:href="https://www.facebook.com/navy.mil.gov.ua/videos/1509579172779627/" text:style-name="Internet_20_link" text:visited-style-name="Visited_20_Internet_20_Link">
повідомляють</text:a>
Військово-Морські Сили ЗСУ у Фейсбук.</text:p>
      <text:p text:style-name="P4">
«Підрозділом Військово-Морських Сил Збройних Сил України загрозу контрольованоліквідовано», — йдеться в повідомленні.</text:p>
      <text:p text:style-name="P4">
У ВМС ЗСУ закликали пам’ятати про заходи безпеки, що пов’язані з мінноюзагрозою, зокрема після шторму.</text:p>
      <text:p text:style-name="P4">
Source: <text:a xlink:type="simple" xlink:href="https://armyinform.com.ua/2023/05/03/na-odeshhyni-znyshheno-chergovu-minu-yaku-more-vyneslo-u-pryberezhnu-zonu/" text:style-name="Internet_20_link" text:visited-style-name="Visited_20_Internet_20_Link">
https://armyinform.com.ua/2023/05/03/na-odeshhyni-znyshheno-chergovu-minu-yaku-more-vyneslo-u-pryberezhnu-zonu/</text:a>
</text:p>
      <!--NEWS-->
      <text:h text:style-name="P10" text:outline-level="1">
<text:span text:style-name="T4">
БМП Bradley приєдналися до Сил оборони і не дадуть нудьгувати ворогу — Олексій Резніков</text:span>
</text:h>
      <text:p text:style-name="P4">
Author: ['АРМІЯINFORM']</text:p>
      <text:p text:style-name="P4">
Time: 2023-05-03T44:00:00-04:00</text:p>
      <text:p text:style-name="P4">
Description: Міністр оборони України Олексій Резніков у Твіттері повідомив про те, що БМП Bradley,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oto1.jpeg" text:style-name="Internet_20_link" text:visited-style-name="Visited_20_Internet_20_Link">
foto1.jpeg</text:a>
']</text:p>
      <text:p text:style-name="P4">
Tags: ['BRADLEY', 'ОЛЕКСІЙ РЕЗНІКОВ', 'ОФІЦІЙНО']</text:p>
      <text:p text:style-name="P4">
Category: News</text:p>
      <!--METADATA-->
      <text:p text:style-name="P4">
<draw:frame draw:style-name="fr1" draw:name="Image23" text:anchor-type="as-char" svg:width="6.9236in" svg:height="4.330592in" draw:z-index="0">
<draw:image xlink:href="../Images/AРМІЯINFORM/2023-05-03T44-00-00-04-00/foto1.jpeg" xlink:type="simple" xlink:show="embed" xlink:actuate="onLoad" draw:mime-type="image/jpeg"/>
</draw:frame>
</text:p>
      <text:p text:style-name="P4">
Міністр оборони України Олексій Резніков у Твіттері<text:a xlink:type="simple" xlink:href="https://twitter.com/oleksiireznikov/status/1653497349233049602" text:style-name="Internet_20_link" text:visited-style-name="Visited_20_Internet_20_Link">
повідомив</text:a>
про те, що БМП Bradley, які прибули в Україну, вже на службі Збройних СилУкраїни.</text:p>
      <text:p text:style-name="P4">
«Ви ніколи не дізнаєтеся, поки не спробуєте. Величезний. Потужний. Добреозброєний. Готовий до бою. Зроблено в США. БМП Bradley прибули в Україну таприєдналися до української армії! Обіцяємо: ці машини не дадуть нудьгувати», —написав він і подякував Президенту США Джозефу Байдену, міністру оборони СШАЛлойду Остіну і американському народу.</text:p>
      <text:p text:style-name="P4">
Крім того, Олексій Резніков нагадав, що особисто випробував БМП Bradley: «Мавчесть «приручити» «кошеня» особисто. Це було неймовірно!».</text:p>
      <text:p text:style-name="Quotations">

<text:p text:style-name="P4">
You will never know until you try. Huge. Powerful. Well-armed. Ready for&gt;
 battle. Made in the U.S.A.  &gt;
  Bradley IFVs have arrived in Ukraine and joined&gt;
 <text:a xlink:type="simple" xlink:href="https://twitter.com/hashtag/UAarmy" text:style-name="Internet_20_link" text:visited-style-name="Visited_20_Internet_20_Link">
#UAarmy</text:a>
!  &gt;
  We promise: these machines will not be bored.  &gt;
  Thank you to <text:a xlink:type="simple" xlink:href="https://twitter.com/POTUS" text:style-name="Internet_20_link" text:visited-style-name="Visited_20_Internet_20_Link">
@POTUS</text:a>
 , my&gt;
 colleague <text:a xlink:type="simple" xlink:href="https://twitter.com/SecDef" text:style-name="Internet_20_link" text:visited-style-name="Visited_20_Internet_20_Link">
@SecDef</text:a>
 Lloyd J.&gt;
 Austin III and the… <text:a xlink:type="simple" xlink:href="https://t.co/wrKhVTYsWr" text:style-name="Internet_20_link" text:visited-style-name="Visited_20_Internet_20_Link">
pic.twitter.com/wrKhVTYsWr</text:a>
&gt;
&gt;
 — Oleksii Reznikov (@oleksiireznikov) <text:a xlink:type="simple" xlink:href="https://twitter.com/oleksiireznikov/status/1653497349233049602" text:style-name="Internet_20_link" text:visited-style-name="Visited_20_Internet_20_Link">
May 2,&gt;
 2023</text:a>
</text:p>

</text:p>
      <text:p text:style-name="P4">
Source: <text:a xlink:type="simple" xlink:href="https://armyinform.com.ua/2023/05/03/bmp-bradley-pryyednalysya-do-syl-oborony-i-ne-dadut-nudguvaty-vorogu-oleksij-reznikov/" text:style-name="Internet_20_link" text:visited-style-name="Visited_20_Internet_20_Link">
https://armyinform.com.ua/2023/05/03/bmp-bradley-pryyednalysya-do-syl-oborony-i-ne-dadut-nudguvaty-vorogu-oleksij-reznikov/</text:a>
</text:p>
      <!--NEWS-->
      <text:h text:style-name="P10" text:outline-level="1">
<text:span text:style-name="T4">
«2022 був для України роком виживання, а 2023 стане роком ефективності» — Андрій Шевченко</text:span>
</text:h>
      <text:p text:style-name="P4">
Author: ['Світлана Кирган']</text:p>
      <text:p text:style-name="P4">
Time: 2023-05-03T80:00:00-04:00</text:p>
      <text:p text:style-name="P4">
Description: Заступник Міністра оборони України з питань європейської інтеграції Андрій Шевченк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cd42d1be689873adac939c8b78d96f377b8593b.jpg" text:style-name="Internet_20_link" text:visited-style-name="Visited_20_Internet_20_Link">
acd42d1be689873adac939c8b78d96f377b8593b.jpg</text:a>
']</text:p>
      <text:p text:style-name="P4">
Tags: []</text:p>
      <text:p text:style-name="P4">
Category: News</text:p>
      <!--METADATA-->
      <text:p text:style-name="P4">
<draw:frame draw:style-name="fr1" draw:name="Image24" text:anchor-type="as-char" svg:width="6.9236in" svg:height="5.19847in" draw:z-index="0">
<draw:image xlink:href="../Images/AРМІЯINFORM/2023-05-03T80-00-00-04-00/acd42d1be689873adac939c8b78d96f377b8593b.jpg" xlink:type="simple" xlink:show="embed" xlink:actuate="onLoad" draw:mime-type="image/jpeg"/>
</draw:frame>
</text:p>
      <text:p text:style-name="P4">
Заступник Міністра оборони України з питань європейської інтеграції АндрійШевченко зустрівся у Києві з німецькою делегацією на чолі з депутатомБундестагу Родеріхом Кізеветтером.</text:p>
      <text:p text:style-name="P4">
Іноземних гостей поінформували про ситуацію на фронтах російсько-українськоївійни, зокрема щодо поточних бойових дій на Донецькому та Луганськомунапрямках, а також про безпекову ситуацію в Чорному морі.</text:p>
      <text:p text:style-name="P4">
Андрій Шевченко наголосив на важливості підтримання позитивної динамікипостачання Україні необхідного озброєння та іншої матеріально-технічноїдопомоги. Він подякував Уряду та народу Німеччини за всебічну підтримкуУкраїни з перших днів широкомасштабного вторгнення рф та наголосив, щовійськова допомога Німеччини є однією з ключових для наших успіхів на полібою.</text:p>
      <text:p text:style-name="P4">
– Ми вдячні за постійну роботу з підтримки нашої країни на усіх дипломатичнихмайданчиках. Західне, і, зокрема, німецьке озброєння допомагає зберегти життянашим захисникам і захисницям та мирним українцям. Завдяки отриманій сучаснійзброї наші воїни наближають перемогу України, – зазначив Андрій Шевченко.</text:p>
      <text:p text:style-name="P4">
Заступник Міністра оборони України також акцентував увагу на темідемілітаризації Криму та наголосив, що нині рф використовує окупованийпівострів як військову базу та не припиняє нарощувати свої бойовіспроможності.</text:p>
      <text:p text:style-name="P4">
– Для більш ефективної протидії ворогу ми потребуємо більше зброї, і явпевнений у тому, що якщо 2022 був для України роком виживання, то 2023-ійстане роком ефективності, – сказав Андрій Шевченко.</text:p>
      <text:p text:style-name="P4">
Німецькі гості висловили готовність продовжувати підтримувати Україну тазасвідчили свою солідарність з українським народом.</text:p>
      <text:p text:style-name="P4">
Source: <text:a xlink:type="simple" xlink:href="https://armyinform.com.ua/2023/05/03/2022-buv-dlya-ukrayiny-rokom-vyzhyvannya-a-2023-stane-rokom-efektyvnosti-andrij-shevchenko/" text:style-name="Internet_20_link" text:visited-style-name="Visited_20_Internet_20_Link">
https://armyinform.com.ua/2023/05/03/2022-buv-dlya-ukrayiny-rokom-vyzhyvannya-a-2023-stane-rokom-efektyvnosti-andrij-shevchenko/</text:a>
</text:p>
      <!--NEWS-->
      <text:h text:style-name="P10" text:outline-level="1">
<text:span text:style-name="T4">
Чому Бахмут такий важливий для росіян</text:span>
</text:h>
      <text:p text:style-name="P4">
Author: ['АРМІЯINFORM']</text:p>
      <text:p text:style-name="P4">
Time: 2023-05-03T91:00:00-04:00</text:p>
      <text:p text:style-name="P4">
Description: Бахмут — це дійсно героїчна сторінка російсько-української війни. Ще з минулого лі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cr-20230503-siny-scaled.jpeg" text:style-name="Internet_20_link" text:visited-style-name="Visited_20_Internet_20_Link">
scr-20230503-siny-scaled.jpeg</text:a>
']</text:p>
      <text:p text:style-name="P4">
Tags: ['STOPRUSSIA', 'АГРЕСІЯ РФ', 'ВТОРГНЕННЯ РФ', 'ГАННА МАЛЯР']</text:p>
      <text:p text:style-name="P4">
Category: News</text:p>
      <!--METADATA-->
      <text:p text:style-name="P4">
<draw:frame draw:style-name="fr1" draw:name="Image25" text:anchor-type="as-char" svg:width="6.9236in" svg:height="4.136851in" draw:z-index="0">
<draw:image xlink:href="../Images/AРМІЯINFORM/2023-05-03T91-00-00-04-00/scr-20230503-siny-scaled.jpeg" xlink:type="simple" xlink:show="embed" xlink:actuate="onLoad" draw:mime-type="image/jpeg"/>
</draw:frame>
</text:p>
      <text:p text:style-name="P4">
Бахмут — це дійсно героїчна сторінка російсько-української війни. Ще зминулого літа, скільки росіяни не кидали туди сил, вони нічого досягти незмогли, місто досі під нашим контролем. Водночас ми завжди повинні пам’ятати,що стоїть за фразою «у Бахмуті тривають бої». За нею стоять наймужніші воїни,які тримаються поза межами логіки противника. А по-друге, не варто забувати —це цілодобова робота штабів. Це 24/7 потужної аналітики щодо всієї інформації— до секунди, до міліметра всього, що відбувається. І інтелектуальне ухваленнярішень на висновках з цієї роботи.</text:p>
      <text:p text:style-name="P4">
На цьому наголосила заступник Міністра оборони України Ганна Маляр в ефірітелевізійного марафону «Єдині новини».</text:p>
      <text:p text:style-name="P4">
Source: <text:a xlink:type="simple" xlink:href="https://armyinform.com.ua/2023/05/03/chomu-bahmut-takyj-vazhlyvyj-dlya-rosiyan/" text:style-name="Internet_20_link" text:visited-style-name="Visited_20_Internet_20_Link">
https://armyinform.com.ua/2023/05/03/chomu-bahmut-takyj-vazhlyvyj-dlya-rosiyan/</text:a>
</text:p>
      <!--NEWS-->
      <text:h text:style-name="P10" text:outline-level="1">
<text:span text:style-name="T4">
Наталія Гуменюк розповіла про причини, які наразі обмежують спроможності чорноморського флоту рф</text:span>
</text:h>
      <text:p text:style-name="P4">
Author: ['Володимир Віват']</text:p>
      <text:p text:style-name="P4">
Time: 2023-05-03T94:00:00-04:00</text:p>
      <text:p text:style-name="P4">
Description: Шторм у Чорному морі змусив ворожі кораблі відійти в пункти базування, зокрема 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2-11-16_13-45-44.jpg" text:style-name="Internet_20_link" text:visited-style-name="Visited_20_Internet_20_Link">
photo_2022-11-16_13-45-44.jpg</text:a>
']</text:p>
      <text:p text:style-name="P4">
Tags: []</text:p>
      <text:p text:style-name="P4">
Category: News</text:p>
      <!--METADATA-->
      <text:p text:style-name="P4">
<draw:frame draw:style-name="fr1" draw:name="Image26" text:anchor-type="as-char" svg:width="6.9236in" svg:height="4.61393in" draw:z-index="0">
<draw:image xlink:href="../Images/AРМІЯINFORM/2023-05-03T94-00-00-04-00/photo_2022-11-16_13-45-44.jpg" xlink:type="simple" xlink:show="embed" xlink:actuate="onLoad" draw:mime-type="image/jpeg"/>
</draw:frame>
</text:p>
      <text:p text:style-name="P4">
Шторм у Чорному морі змусив ворожі кораблі відійти в пункти базування, зокремай ракетоносії. Наразі п’ять кораблів продовжують чергування, проте жодногоносія крилатих ракет серед них немає.</text:p>
      <text:p text:style-name="P4">
Про це в ефірі національного марафону «Єдині новини» повідомила начальникОб’єднаного координаційного пресцентру Сил оборони півдня України капітан 1рангу Наталія Гуменюк.</text:p>
      <text:p text:style-name="P4">
— Проте це не дає підстав говорити, що повітряна небезпека відсутня, аджеможливі атаки авіації чи із застосуванням дронів. Також продовжуються атакивздовж лінії фронту. Сьогодні, як ніколи, від цього потерпала Херсонщина, —наголосила офіцер.</text:p>
      <text:p text:style-name="P4">
Начальник Об’єднаного координаційного пресцентру Сил оборони півдня Українитакож розповіла, що в російських військових після кількох пожеж на нафтобазахз’являться певні логістичні проблеми. Але в них є ще база в Новоросійську, девони можуть поповнювати запаси. Також вони можуть намагатися застосовуватикораблі в обмеженому режимі, виводячи не таке потужне угруповання в море.</text:p>
      <text:p text:style-name="P4">
— Говорити, що російська агресія буде таким чином максимально пригнічена щезарано, але робота ведеться і в цьому напрямку — щоб вони не мали логістичнихспроможностей для забезпечення своїх наявних потужностей, — повідомила НаталіяГуменюк.</text:p>
      <text:p text:style-name="P4">
За її словами, окрім логістики, у загарбників досить суттєво підірваноморально-психологічний стан.</text:p>
      <text:p text:style-name="P4">
— Ми маємо певний досвід зі звільнення Правобережжя Херсонщини, коли ворогтакож активно облаштовував багато рубежів оборони, а потім різко їх залишив тастрімко пішов за напрямком свого воєнного корабля. Ми не розраховуємо, що всебуде так легко, проте кожен свій «жест доброї волі» окупанти будутьздійснювати за нашими умовами, під контролем і тиском Сил оборони України, —наголосила Наталія Гуменюк.</text:p>
      <text:p text:style-name="P4">
Начальник Об’єднаного координаційного пресцентру Сил оборони півдня Українипід час прямого ефіру прокоментувала численні сценарії техногенних катастроф,які продукує ворожа пропаганда в очікуванні можливого контрнаступу.</text:p>
      <text:p text:style-name="P4">
— З техногенним шантажем загарбників, і щодо Каховської ГЕС, і Запорізькогонапрямку, ми зустрілись ще коли планували звільнення правого берега Дніпра. Мирозуміємо, що усе це гра на нервах, але додаткові сценарії розглядаються. Силиоборони готові до розвитку подій, які могли б бути у випадку техногеннихпровокацій з боку ворога. Але також і усвідомлюємо, де цей шантаж можезупинитися. Зокрема тому, що лівий берег значно нижчий за правий, і будь-якезатоплення цих територій для ворога неприйнятне, з урахуванням тих обороннихресурсів, які вони туди заклали, — зазначила Наталія Гуменюк.</text:p>
      <text:p text:style-name="P4">
Source: <text:a xlink:type="simple" xlink:href="https://armyinform.com.ua/2023/05/03/nataliya-gumenyuk-rozpovila-pro-prychyny-yaki-narazi-obmezhuyut-spromozhnosti-chornomorskogo-flotu-rf/" text:style-name="Internet_20_link" text:visited-style-name="Visited_20_Internet_20_Link">
https://armyinform.com.ua/2023/05/03/nataliya-gumenyuk-rozpovila-pro-prychyny-yaki-narazi-obmezhuyut-spromozhnosti-chornomorskogo-flotu-rf/</text:a>
</text:p>
      <!--NEWS-->
      <text:h text:style-name="P10" text:outline-level="1">
<text:span text:style-name="T4">
Наші воїни цієї доби знищили 5 російських БПЛА різних типів та «Ланцет»</text:span>
</text:h>
      <text:p text:style-name="P4">
Author: ['АРМІЯINFORM']</text:p>
      <text:p text:style-name="P4">
Time: 2023-05-03T98:00:00-04:00</text:p>
      <text:p text:style-name="P4">
Description: Цієї доби, вночі, противник завдав чергового масованого удару по території наш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9-1-2.jpg" text:style-name="Internet_20_link" text:visited-style-name="Visited_20_Internet_20_Link">
9-1-2.jpg</text:a>
']</text:p>
      <text:p text:style-name="P4">
Tags: ['STOPRUSSIA', 'АГРЕСІЯ РФ', 'ВІЙНА', 'ВТОРГНЕННЯ РФ', 'ГШ ЗСУ', 'ХРОНІКА ОБОРОНИ']</text:p>
      <text:p text:style-name="P4">
Category: News</text:p>
      <!--METADATA-->
      <text:p text:style-name="P4">
<draw:frame draw:style-name="fr1" draw:name="Image27" text:anchor-type="as-char" svg:width="6.9236in" svg:height="5.1927in" draw:z-index="0">
<draw:image xlink:href="../Images/AРМІЯINFORM/2023-05-03T98-00-00-04-00/9-1-2.jpg" xlink:type="simple" xlink:show="embed" xlink:actuate="onLoad" draw:mime-type="image/jpeg"/>
</draw:frame>
 <text:span text:style-name="T4">
🔥Ситуація щодо російського вторгнення</text:span>
</text:p>
      <text:p text:style-name="P4">
Цієї доби, вночі, противник завдав чергового масованого удару по територіїнашої країни, застосувавши ударні БПЛА Shahed-136/131. 21 із 26 цих дронівзнищено нашими захисниками.</text:p>
      <text:p text:style-name="P4">
Про це у Facebook<text:a xlink:type="simple" xlink:href="https://www.facebook.com/GeneralStaff.ua/posts/pfbid02yM9WCQsK5sDmFjR4GCs2yPfwr2xTWTY2c6EzfHGouEnTeJyvBWBrbomHcQbPhkLKl" text:style-name="Internet_20_link" text:visited-style-name="Visited_20_Internet_20_Link">
повідомляє</text:a>
Генеральний штаб ЗСУ.</text:p>
      <text:p text:style-name="P4">
Авіація Сил оборони за добу завдала трьох ударів по районах зосередженняособового складу противника.</text:p>
      <text:p text:style-name="P4">
Крім того, протягом цієї доби, наші захисники знищили 5 розвідувальних БПЛАрізних типів та один баражуючий боєприпас «Ланцет». Підрозділи ракетних війські артилерії уразили район зосередження живої сили та склад боєприпасівпротивника.</text:p>
      <text:p text:style-name="P4">
Source: <text:a xlink:type="simple" xlink:href="https://armyinform.com.ua/2023/05/03/nashi-voyiny-cziyeyi-doby-znyshhyly-5-rosijskyh-bpla-riznyh-typiv-ta-lanczet/" text:style-name="Internet_20_link" text:visited-style-name="Visited_20_Internet_20_Link">
https://armyinform.com.ua/2023/05/03/nashi-voyiny-cziyeyi-doby-znyshhyly-5-rosijskyh-bpla-riznyh-typiv-ta-lanczet/</text:a>
</text:p>
      <!--NEWS-->
      <text:h text:style-name="P10" text:outline-level="1">
<text:span text:style-name="T4">
Лубінець виступає за створення організації, альтернативної Червоному Хресту</text:span>
</text:h>
      <text:p text:style-name="P4">
Authors: Ukrinform (Person)</text:p>
      <text:p text:style-name="P4">
Publisher: Укринформ (Organization)</text:p>
      <text:p text:style-name="P4">
Published Time: 2023-05-04T-107:43:00+03:00</text:p>
      <text:p text:style-name="P4">
Modified Time: 2023-05-04T18:43:00+03:00</text:p>
      <text:p text:style-name="P4">
Description: Уповноважений Верховної Ради з прав людини Дмитро Лубінець виступає за створення нової міжнародної організації, що буде альтернативною Міжнародному комітету Червоного Хреста. — Укрінформ.</text:p>
      <text:p text:style-name="P4">
Images: ["<text:a xlink:type="simple" xlink:href="https://static.ukrinform.com/photos/2023_05/thumb_files/630_360_1683216865-872.jpg" text:style-name="Internet_20_link" text:visited-style-name="Visited_20_Internet_20_Link">
630_360_16832...</text:a>
"]</text:p>
      <text:p text:style-name="P4">
Tags: ['Омбудсмен', 'Червоний Хрест', 'Війна з росією', 'Дмитро Лубінець']</text:p>
      <text:p text:style-name="P4">
Type: Article</text:p>
      <!--METADATA-->
      <text:p text:style-name="P4">
<draw:frame draw:style-name="fr1" draw:name="Image28" text:anchor-type="as-char" svg:width="6.9236in" svg:height="3.956343in" draw:z-index="0">
<draw:image xlink:href="../Images/yкринформ/2023-05-04T-107-43-00-03-00/630_360_1683216865-872.jpg" xlink:type="simple" xlink:show="embed" xlink:actuate="onLoad" draw:mime-type="image/jpeg"/>
</draw:frame>
Уповноважений Верховної Ради з прав людини Дмитро Лубінець виступає застворення нової міжнародної організації, що буде альтернативною Міжнародномукомітету Червоного Хреста.</text:p>
      <text:p text:style-name="P4">
Про це він заявив на пресконференції у Києві, повідомляє кореспондентУкрінформу.</text:p>
      <text:p text:style-name="P4">
"Відповідно до Женевської конвенції , міжнародні організації, безумовно, маютьвідігравати важливу роль у питанні поверення військовополонених. Безпосереднюучасть має брати Міжнародний комітет Червоного Хреста. Винятковий мандат повійськовополонених у світі має саме МКЧХ, і це проблема. Бо завжди монополіяпризводить до того, що знижуються результати. Нема результативності і немає,ким замінити... Чи треба щось з цим робити? Звісно. І є пропозиція зукраїнської сторони, і ми неодноразово зверталися до наших міжнароднихпартнерів з ініціативою створення альтернативної організації", - сказав <text:a xlink:type="simple" xlink:href="https://www.ukrinform.ua/tag-dmitro-lubinec" text:style-name="Internet_20_link" text:visited-style-name="Visited_20_Internet_20_Link">
</text:a>
 .</text:p>
      <text:p text:style-name="P4">
За його словами, на даний час тільки МКЧХ має мандат на відвідуванняполонених, спілкування з ними, фіксацію умов утримання, забезпечення їхніхправ, зокрема, права на спілкування з рідними. І така організація з унікальниммандатом одна у світі, зазначив він.</text:p>
      <text:p text:style-name="P4">
<text:span text:style-name="T4">
Читайте також:</text:span>
 <text:a xlink:type="simple" xlink:href="https://www.ukrinform.ua/rubric-society/3695259-koordstab-zaklikav-cervonij-hrest-dobivatisa-vikonanna-mandata-organizacii-u-rosii.html" text:style-name="Internet_20_link" text:visited-style-name="Visited_20_Internet_20_Link">
 <text:span text:style-name="T4">
Червоний</text:span>
 <text:span text:style-name="T4">
Хрест</text:span>
 </text:a>
</text:p>
      <text:p text:style-name="P4">
"В України з МКЧХ непрості стосунки. Я неодноразово їх критикував. Аджевиходить таким чином, що роль міжнародних організацій є на папері, але дужечасто ми її не бачимо в житті", - підкреслив уповноважений ВР.</text:p>
      <text:p text:style-name="P4">
На його переконання, сьогодні назріла нагальна потреба у створенні новоїальтернативної організації такого типу. "Це може бути будь-яка оранізація,створена на базі ООН чи на базі світової організації омбудсменів. На базі когозавгодно, але альтернатива має бути", - наголосив Лубінець.</text:p>
      <text:p text:style-name="P4">
Третя Женевська конвенція зобов'язує сторони в міжнародному збройномуконфлікті надати Міжнародному комітету Червоного Хреста (МКЧХ) негайний доступдо всіх військовополонених і право відвідувати їх, де б вони не утримувалися.</text:p>
      <text:p text:style-name="P4">
<text:span text:style-name="T4">
Читайте також:</text:span>
 <text:a xlink:type="simple" xlink:href="https://www.ukrinform.ua/rubric-ato/3694875-lubinec-zaklikae-oon-ta-cervonij-hrest-pokarati-rosiu-pisla-video-strati-ukrainskogo-bijca.html" text:style-name="Internet_20_link" text:visited-style-name="Visited_20_Internet_20_Link">
 <text:span text:style-name="T4">
Червоний</text:span>
 <text:span text:style-name="T4">
Хрест</text:span>
 </text:a>
</text:p>
      <text:p text:style-name="P4">
Як повідомлялося, у Координаційному штабі з питань поводження звійськовополоненими наприкінці квітня 2023 року заявили, що представникиМіжнародного комітету Червоного Хреста не мають можливості фіксувати станздоров’я військовополонених.</text:p>
      <text:p text:style-name="P4">
Source: <text:a xlink:type="simple" xlink:href="https://www.ukrinform.ua/rubric-society/3704802-lubinec-vistupae-za-stvorenna-organizacii-alternativnoi-cervonomu-hrestu.html" text:style-name="Internet_20_link" text:visited-style-name="Visited_20_Internet_20_Link">
https://www.ukrinform.ua/rubric-society/3704802-lubinec-vistupae-za-stvorenna-organizacii-alternativnoi-cervonomu-hrestu.html</text:a>
</text:p>
      <!--NEWS-->
      <text:h text:style-name="P10" text:outline-level="1">
<text:span text:style-name="T4">
Адвокат Труханова подасть апеляцію</text:span>
</text:h>
      <text:p text:style-name="P4">
Authors: Ukrinform (Person)</text:p>
      <text:p text:style-name="P4">
Publisher: Укринформ (Organization)</text:p>
      <text:p text:style-name="P4">
Published Time: 2023-05-04T-110:41:00+03:00</text:p>
      <text:p text:style-name="P4">
Modified Time: 2023-05-04T18:41:00+03:00</text:p>
      <text:p text:style-name="P4">
Description: Сторона захисту Одеського міського голови Геннадія Труханова готує апеляцію щодо оскарження вироку ВАКС, за яким мера взяли під варту.  — Укрінформ.</text:p>
      <text:p text:style-name="P4">
Images: ["<text:a xlink:type="simple" xlink:href="https://static.ukrinform.com/photos/2018_02/thumb_files/630_360_1519290033-5080.jpg" text:style-name="Internet_20_link" text:visited-style-name="Visited_20_Internet_20_Link">
630_360_15192...</text:a>
"]</text:p>
      <text:p text:style-name="P4">
Tags: ['Одеса', 'Суд', 'Труханов', 'Апеляція']</text:p>
      <text:p text:style-name="P4">
Type: Article</text:p>
      <!--METADATA-->
      <text:p text:style-name="P4">
<draw:frame draw:style-name="fr1" draw:name="Image29" text:anchor-type="as-char" svg:width="6.9236in" svg:height="3.956343in" draw:z-index="0">
<draw:image xlink:href="../Images/yкринформ/2023-05-04T-110-41-00-03-00/630_360_1519290033-5080.jpg" xlink:type="simple" xlink:show="embed" xlink:actuate="onLoad" draw:mime-type="image/jpeg"/>
</draw:frame>
 Стороназахисту Одеського міського голови Геннадія Труханова готує апеляцію щодооскарження вироку ВАКС, за яким мера взяли під варту.</text:p>
      <text:p text:style-name="P4">
Про це Укрінформу повідомив адвокат мера Одеси Олександр Лисак.</text:p>
      <text:p text:style-name="P4">
«Таке рішення має бути оскаржене, добре, що це можливо. Завтра ми подамоапеляцію», - повідомив Лисак.</text:p>
      <text:p text:style-name="P4">
Адвокат додав, що його клієнт не буде вносити призначену <text:a xlink:type="simple" xlink:href="https://www.ukrinform.ua/tag-zastava" text:style-name="Internet_20_link" text:visited-style-name="Visited_20_Internet_20_Link">
</text:a>
 та зараз перебуває у СІЗО.</text:p>
      <text:p text:style-name="P4">
За даними НАБУ, у 2016 році Одеський міський голова Труханов спільно з іншимипосадовцями Одеської мерії та представниками приватної компанії заволоділикоштами місцевого бюджету міста Одеси в сумі 92 млн грн.</text:p>
      <text:p text:style-name="P4">
<text:span text:style-name="T4">
Читайте також:</text:span>
 <text:a xlink:type="simple" xlink:href="https://www.ukrinform.ua/rubric-regions/3667369-sud-virisiv-vikluciti-zastupnika-truhanova-z-cleniv-zemelnoi-komisii-deputati-proignoruvali-risenna.html" text:style-name="Internet_20_link" text:visited-style-name="Visited_20_Internet_20_Link">
 <text:span text:style-name="T4">
Труханов</text:span>
 </text:a>
</text:p>
      <text:p text:style-name="P4">
Як повідомлялося, 4 травня Вищий антикорупційний суд обрав меру Одесизапобіжний захід у <text:a xlink:type="simple" xlink:href="https://www.ukrinform.ua/rubric-regions/3704714-mera-odesi-truhanova-vzali-pid-vartu.html" text:style-name="Internet_20_link" text:visited-style-name="Visited_20_Internet_20_Link">
 </text:a>
 .</text:p>
      <text:p text:style-name="P4">
Source: <text:a xlink:type="simple" xlink:href="https://www.ukrinform.ua/rubric-regions/3704787-advokat-truhanova-podast-apelaciu.html" text:style-name="Internet_20_link" text:visited-style-name="Visited_20_Internet_20_Link">
https://www.ukrinform.ua/rubric-regions/3704787-advokat-truhanova-podast-apelaciu.html</text:a>
</text:p>
      <!--NEWS-->
      <text:h text:style-name="P10" text:outline-level="1">
<text:span text:style-name="T4">
«Наполі» достроково став чемпіоном Італії з футболу</text:span>
</text:h>
      <text:p text:style-name="P4">
Authors: Ukrinform (Person)</text:p>
      <text:p text:style-name="P4">
Publisher: Укринформ (Organization)</text:p>
      <text:p text:style-name="P4">
Published Time: 2023-05-04T-11:37:45+03:00</text:p>
      <text:p text:style-name="P4">
Modified Time: 2023-05-04T23:37:45+03:00</text:p>
      <text:p text:style-name="P4">
Description: Футболісти «Наполі» втретє у своїй історії здобули чемпіонство в італійський Серії А. — Укрінформ.</text:p>
      <text:p text:style-name="P4">
Images: ["<text:a xlink:type="simple" xlink:href="https://static.ukrinform.com/photos/2023_05/thumb_files/630_360_1683232285-530.jpg" text:style-name="Internet_20_link" text:visited-style-name="Visited_20_Internet_20_Link">
630_360_16832...</text:a>
"]</text:p>
      <text:p text:style-name="P4">
Tags: ['Футбол', 'Наполі']</text:p>
      <text:p text:style-name="P4">
Type: Article</text:p>
      <!--METADATA-->
      <text:p text:style-name="P4">
<draw:frame draw:style-name="fr1" draw:name="Image30" text:anchor-type="as-char" svg:width="6.9236in" svg:height="3.956343in" draw:z-index="0">
<draw:image xlink:href="../Images/yкринформ/2023-05-04T-11-37-45-03-00/630_360_1683232285-530.jpg" xlink:type="simple" xlink:show="embed" xlink:actuate="onLoad" draw:mime-type="image/jpeg"/>
</draw:frame>
Футболісти «Наполі» втретє у своїй історії здобули чемпіонство в італійськийСерії А.</text:p>
      <text:p text:style-name="P4">
Команда з Неаполя офіційно оформила титул, зігравши внічию із «Удінезе» (1:1)у виїзному матчі 33-го туру, передає Укрінформ.</text:p>
      <text:p text:style-name="P4">
На гол словенського хавбека господарів Санді Ловрича (13-та хвилина) на «ДачіяАрені» в Удіне відповів нігерійський форвард гостей Віктор Осімхен (53).</text:p>
      <text:p text:style-name="P4">
Турнірне становище лідерів після 33-х турів: «Наполі» - 80 очок, «Лаціо» - 64,«Ювентус» - 63, «Інтер» - 60, «Аталанта» - 58, «Мілан» - 58, «Рома» - 58.</text:p>
      <text:p text:style-name="P4">
<text:span text:style-name="T4">
Читайте також:</text:span>
 <text:a xlink:type="simple" xlink:href="https://www.ukrinform.ua/rubric-sports/3704866-matci-25go-turu-futbolnoi-premerligi-ukraini-projdut-78-travna.html" text:style-name="Internet_20_link" text:visited-style-name="Visited_20_Internet_20_Link">
 <text:span text:style-name="T4">
футбол</text:span>
 </text:a>
</text:p>
      <text:p text:style-name="P4">
Зазначимо, раніше «Наполі» двічі ставав чемпіоном Італії (1987, 1990).</text:p>
      <text:p text:style-name="P4">
Фото: Getty Images.</text:p>
      <text:p text:style-name="P4">
Source: <text:a xlink:type="simple" xlink:href="https://www.ukrinform.ua/rubric-sports/3704901-napoli-dostrokovo-stav-cempionom-italii-z-futbolu.html" text:style-name="Internet_20_link" text:visited-style-name="Visited_20_Internet_20_Link">
https://www.ukrinform.ua/rubric-sports/3704901-napoli-dostrokovo-stav-cempionom-italii-z-futbolu.html</text:a>
</text:p>
      <!--NEWS-->
      <text:h text:style-name="P10" text:outline-level="1">
<text:span text:style-name="T4">
Українська компанія вперше посіяла технічну коноплю</text:span>
</text:h>
      <text:p text:style-name="P4">
Authors: Ukrinform (Person)</text:p>
      <text:p text:style-name="P4">
Publisher: Укринформ (Organization)</text:p>
      <text:p text:style-name="P4">
Published Time: 2023-05-04T-121:11:00+03:00</text:p>
      <text:p text:style-name="P4">
Modified Time: 2023-05-04T18:11:00+03:00</text:p>
      <text:p text:style-name="P4">
Description: Група "Агротрейд" вперше засіяла майже 200 га технічної коноплі у Чернігівській області. — Укрінформ.</text:p>
      <text:p text:style-name="P4">
Images: ["<text:a xlink:type="simple" xlink:href="https://static.ukrinform.com/photos/2023_05/thumb_files/630_360_1683212265-392.jpg" text:style-name="Internet_20_link" text:visited-style-name="Visited_20_Internet_20_Link">
630_360_16832...</text:a>
"]</text:p>
      <text:p text:style-name="P4">
Tags: ['Економіка', 'Чернігівщина', 'Аграрії', 'Конопля']</text:p>
      <text:p text:style-name="P4">
Type: Article</text:p>
      <!--METADATA-->
      <text:p text:style-name="P4">
<draw:frame draw:style-name="fr1" draw:name="Image31" text:anchor-type="as-char" svg:width="6.9236in" svg:height="3.956343in" draw:z-index="0">
<draw:image xlink:href="../Images/yкринформ/2023-05-04T-121-11-00-03-00/630_360_1683212265-392.jpg" xlink:type="simple" xlink:show="embed" xlink:actuate="onLoad" draw:mime-type="image/jpeg"/>
</draw:frame>
 Група"Агротрейд" вперше засіяла майже 200 га технічної коноплі у Чернігівськійобласті.</text:p>
      <text:p text:style-name="P4">
Як передає Укрінформ, про це повідомляє пресслужба компанії у <text:a xlink:type="simple" xlink:href="https://www.facebook.com/agrotrade.group.kharkiv/posts/pfbid0YXS1b6jff4ARdXzWnX4Qcs3bKcQjy4eb47895DEYWrEx2sfG9M63NGmf2H4THskPl" text:style-name="Internet_20_link" text:visited-style-name="Visited_20_Internet_20_Link">
</text:a>
.</text:p>
      <text:p text:style-name="P4">
"Для нас це новий досвід, до якого ми ретельно готувалися. Їздили вчитися,опановували різні підходи, технології та рішення. Планували сіяти коноплю щедва роки тому, але вирішили не починати нову культуру в кризовий рік, а далі вплани втрутилась війна. Для посіву технічних конопель ми отримали спеціальнуліцензію. Працюємо з українськими виробниками <text:a xlink:type="simple" xlink:href="https://www.ukrinform.ua/tag-zerno" text:style-name="Internet_20_link" text:visited-style-name="Visited_20_Internet_20_Link">
</text:a>
 ", - розповів директор агропромисловогодепартаменту групи Олександр Овсяник.</text:p>
      <text:p text:style-name="P4">
Він додав, що у цьому році основна задача компанії отримати досвід роботи зтехнічною коноплею та знайти правильні схеми захисту і вирощування. Для цьогопосівну площу розділено на 27 ділянок випробувань гербіцидного захисту.</text:p>
      <text:p text:style-name="P4">
За словами Овсяника, коноплю будуть вирощувати на насіння, на зерно і дляпереробки. Компанія має попередній план реалізації вирощеної коноплі, аджестаном на сьогодні у Європі розвинений ринок переробки самого волокна, багатопідприємств зацікавлені в сировині, наприклад, для конопляної олії.</text:p>
      <text:p text:style-name="P4">
"В Україні ж у зв’язку з війною зараз цей напрямок не дуже ефективнорозвивається, але віримо, що після перемоги ця галузь буде конкурентною, а мипри цьому вже матимемо повне розуміння, як виростити найкращий врожайконоплі", — зазначив директор департаменту.</text:p>
      <text:p text:style-name="P4">
Збір першого врожаю коноплі планується в кінці серпня.</text:p>
      <text:p text:style-name="P4">
Група "Агротрейд" - це український вертикально інтегрований агропромисловийхолдинг, який займається виробництвом зернових, зернобобових та олійнихкультур, зберіганням та переробкою зерна, а також насінництвом.</text:p>
      <text:p text:style-name="P4">
<text:span text:style-name="T4">
Читайте також:</text:span>
 <text:a xlink:type="simple" xlink:href="https://www.ukrinform.ua/rubric-economy/3701695-agrarii-otrimali-150-miljoniv-grantiv-na-rozvitok-sadivnictva-i-teplic.html" text:style-name="Internet_20_link" text:visited-style-name="Visited_20_Internet_20_Link">
 <text:span text:style-name="T4">
Аграрії</text:span>
 </text:a>
</text:p>
      <text:p text:style-name="P4">
Холдинг має власний насіннєвий завод та орендує понад 70 тис. гасільськогосподарської землі. Крім цього, група володіє мережею з дев’ятиелеваторів.</text:p>
      <text:p text:style-name="P4">
Як повідомлялося, група "Агротрейд" наприкінці квітня 2023 року розпочалапосівну кампанію соняшнику, кукурудзи та гірчиці. У компанії планують посіяти6,7 тис. га кукурудзи, 13 тис. га - соняшнику та 2,8 тис. га - гірчиці.</text:p>
      <text:p text:style-name="P4">
<text:span text:style-name="T5">
Фото: Agrotrade Group</text:span>
</text:p>
      <text:p text:style-name="P4">
Source: <text:a xlink:type="simple" xlink:href="https://www.ukrinform.ua/rubric-economy/3704769-ukrainska-kompania-vperse-posiala-tehnicnu-konoplu.html" text:style-name="Internet_20_link" text:visited-style-name="Visited_20_Internet_20_Link">
https://www.ukrinform.ua/rubric-economy/3704769-ukrainska-kompania-vperse-posiala-tehnicnu-konoplu.html</text:a>
</text:p>
      <!--NEWS-->
      <text:h text:style-name="P10" text:outline-level="1">
<text:span text:style-name="T4">
росія не надає жодних даних про депортованих українських дітей - Лубінець</text:span>
</text:h>
      <text:p text:style-name="P4">
Authors: Ukrinform (Person)</text:p>
      <text:p text:style-name="P4">
Publisher: Укринформ (Organization)</text:p>
      <text:p text:style-name="P4">
Published Time: 2023-05-04T-13:24:00+03:00</text:p>
      <text:p text:style-name="P4">
Modified Time: 2023-05-04T23:24:00+03:00</text:p>
      <text:p text:style-name="P4">
Description: росія не надає Україні жодних даних щодо українських дітей, які там перебувають, зокрема про їхнє місцезнаходження. — Укрінформ.</text:p>
      <text:p text:style-name="P4">
Images: ["<text:a xlink:type="simple" xlink:href="https://static.ukrinform.com/photos/2023_05/thumb_files/630_360_1683218234-452.jpg" text:style-name="Internet_20_link" text:visited-style-name="Visited_20_Internet_20_Link">
630_360_16832...</text:a>
"]</text:p>
      <text:p text:style-name="P4">
Tags: ['Депортація', 'Діти', 'Омбудсмен', 'Війна з росією', 'Дмитро Лубінець']</text:p>
      <text:p text:style-name="P4">
Type: Article</text:p>
      <!--METADATA-->
      <text:p text:style-name="P4">
<draw:frame draw:style-name="fr1" draw:name="Image32" text:anchor-type="as-char" svg:width="6.9236in" svg:height="3.956343in" draw:z-index="0">
<draw:image xlink:href="../Images/yкринформ/2023-05-04T-13-24-00-03-00/630_360_1683218234-452.jpg" xlink:type="simple" xlink:show="embed" xlink:actuate="onLoad" draw:mime-type="image/jpeg"/>
</draw:frame>
 росія ненадає Україні жодних даних щодо українських дітей, які там перебувають,зокрема про їхнє місцезнаходження.</text:p>
      <text:p text:style-name="P4">
Про це під час пресконференції заявив уповноважений Верховної Ради із правлюдини Дмитро Лубінець, передає кореспондент Укрінформу.</text:p>
      <text:p text:style-name="P4">
"російська сторона ніколи не давала і не дає нам жодних цифр. Ні щодовсиновлених, ні щодо <text:a xlink:type="simple" xlink:href="https://www.ukrinform.ua/tag-diti" text:style-name="Internet_20_link" text:visited-style-name="Visited_20_Internet_20_Link">
 </text:a>
 , які тамперебувають, ні щодо інформації, де вони перебувають і у яких умовах. Тобто,від них інформація до нас не поступає", - сказав він.</text:p>
      <text:p text:style-name="P4">
<text:span text:style-name="T4">
Читайте також:</text:span>
 <text:a xlink:type="simple" xlink:href="https://www.ukrinform.ua/rubric-society/3704815-ombudsmen-vvazae-so-misia-oon-mogla-bi-rozsukuvati-deportovanih-do-rf-ukrainskih-ditej.html" text:style-name="Internet_20_link" text:visited-style-name="Visited_20_Internet_20_Link">
 </text:a>
</text:p>
      <text:p text:style-name="P4">
Як повідомляв Укрінформ, експертна місія ОБСЄ встановила, що примусовепереміщення та депортація українських дітей на тимчасово окуповані територіїта/або на територію російської федерації <text:a xlink:type="simple" xlink:href="https://www.ukrinform.ua/rubric-polytics/3704681-deportacia-ukrainskih-ditej-moze-vvazatisa-voennim-zlocinom-misia-obse.html" text:style-name="Internet_20_link" text:visited-style-name="Visited_20_Internet_20_Link">
 </text:a>
 .</text:p>
      <text:p text:style-name="P4">
Президент України заявив, що російська федерація за період повномасштабноговторгнення <text:a xlink:type="simple" xlink:href="https://www.ukrinform.ua/rubric-ato/3701142-rosia-vikrala-20-tisac-ukrainskih-ditej-zelenskij-u-rozmovi-z-si.html" text:style-name="Internet_20_link" text:visited-style-name="Visited_20_Internet_20_Link">
 </text:a>
 .</text:p>
      <text:p text:style-name="P4">
Source: <text:a xlink:type="simple" xlink:href="https://www.ukrinform.ua/rubric-ato/3704863-rosia-ne-nadae-zodnih-danih-pro-deportovanih-ukrainskih-ditej-lubinec.html" text:style-name="Internet_20_link" text:visited-style-name="Visited_20_Internet_20_Link">
https://www.ukrinform.ua/rubric-ato/3704863-rosia-ne-nadae-zodnih-danih-pro-deportovanih-ukrainskih-ditej-lubinec.html</text:a>
</text:p>
      <!--NEWS-->
      <text:h text:style-name="P10" text:outline-level="1">
<text:span text:style-name="T4">
У Повітряних силах розповіли, що за безпілотник збили над столицею ввечері</text:span>
</text:h>
      <text:p text:style-name="P4">
Authors: Ukrinform (Person)</text:p>
      <text:p text:style-name="P4">
Publisher: Укринформ (Organization)</text:p>
      <text:p text:style-name="P4">
Published Time: 2023-05-04T-15:11:00+03:00</text:p>
      <text:p text:style-name="P4">
Modified Time: 2023-05-04T23:11:00+03:00</text:p>
      <text:p text:style-name="P4">
Description: Повітряні сили ЗСУ повідомили, що ввечері 4 травня над столицею збили безпілотник Bayraktar TB2, який втратив керування. — Укрінформ.</text:p>
      <text:p text:style-name="P4">
Images: ["<text:a xlink:type="simple" xlink:href="https://static.ukrinform.com/photos/2021_10/thumb_files/630_360_1635343378-482.jpg" text:style-name="Internet_20_link" text:visited-style-name="Visited_20_Internet_20_Link">
630_360_16353...</text:a>
"]</text:p>
      <text:p text:style-name="P4">
Tags: ['Безпілотник', 'Київ', 'Повітряні сили ЗСУ']</text:p>
      <text:p text:style-name="P4">
Type: Article</text:p>
      <!--METADATA-->
      <text:p text:style-name="P4">
<draw:frame draw:style-name="fr1" draw:name="Image33" text:anchor-type="as-char" svg:width="6.9236in" svg:height="3.956343in" draw:z-index="0">
<draw:image xlink:href="../Images/yкринформ/2023-05-04T-15-11-00-03-00/630_360_1635343378-482.jpg" xlink:type="simple" xlink:show="embed" xlink:actuate="onLoad" draw:mime-type="image/jpeg"/>
</draw:frame>
 Повітрянісили ЗСУ повідомили, що ввечері 4 травня над столицею збили безпілотникBayraktar TB2, який втратив керування.</text:p>
      <text:p text:style-name="P4">
Про це <text:a xlink:type="simple" xlink:href="https://t.me/kpszsu/2499" text:style-name="Internet_20_link" text:visited-style-name="Visited_20_Internet_20_Link">
</text:a>
командування Повітряних сил, передає Укрінформ.</text:p>
      <text:p text:style-name="P4">
"4 травня близько 20 години у Київської області, під час планового польоту,втратив керування БпЛА Bayraktar TB2", - йдеться у повідомленні.</text:p>
      <text:p text:style-name="P4">
<text:span text:style-name="T4">
Читайте також:</text:span>
 <text:span text:style-name="T4">
<text:a xlink:type="simple" xlink:href="https://www.ukrinform.ua/rubric-kyiv/3704849-nad-kievom-sili-ppo-zbili-bezpilotnik.html" text:style-name="Internet_20_link" text:visited-style-name="Visited_20_Internet_20_Link">
 </text:a>
 </text:span>
</text:p>
      <text:p text:style-name="P4">
Неконтрольоване перебування дронів у небі столиці могло привести до небажанихнаслідків. Тому вирішили застосувати розрахунки мобільних вогневих груп.</text:p>
      <text:p text:style-name="P4">
"Ціль - знищено! Шкода, але це техніка, і такі випадки трапляються. Імовірнойдеться про технічну несправність, причини встановлюються", - додали уПовітряних силах.</text:p>
      <text:p text:style-name="P4">
<text:span text:style-name="T4">
Читайте також:</text:span>
 <text:span text:style-name="T4">
<text:a xlink:type="simple" xlink:href="https://www.ukrinform.ua/rubric-kyiv/3704891-pozezu-v-stolicnomu-tc-vid-padinna-ulamkiv-bezpilotnika-vze-likviduvali-klicko.html" text:style-name="Internet_20_link" text:visited-style-name="Visited_20_Internet_20_Link">
 </text:a>
</text:span>
</text:p>
      <text:p text:style-name="P4">
Зазначається, що внаслідок бойової роботи та падіння уламків <text:span text:style-name="T4">
<text:a xlink:type="simple" xlink:href="https://www.ukrinform.ua/tag-bezpilotnik" text:style-name="Internet_20_link" text:visited-style-name="Visited_20_Internet_20_Link">
</text:a>
 </text:span>
 жертв та постраждалих немає.</text:p>
      <text:p text:style-name="P4">
Як повідомлялося, над Києвом під час повітряної тривоги _<text:span text:style-name="T4">
<text:a xlink:type="simple" xlink:href="https://www.ukrinform.ua/rubric-kyiv/3704849-nad-kievom-sili-ppo-zbili-bezpilotnik.html" text:style-name="Internet_20_link" text:visited-style-name="Visited_20_Internet_20_Link">
</text:a>
 </text:span>
 _</text:p>
      <text:p text:style-name="P4">
Source: <text:a xlink:type="simple" xlink:href="https://www.ukrinform.ua/rubric-ato/3704897-u-povitranih-silah-rozpovili-so-za-bezpilotnik-zbili-nad-stoliceu-vveceri.html" text:style-name="Internet_20_link" text:visited-style-name="Visited_20_Internet_20_Link">
https://www.ukrinform.ua/rubric-ato/3704897-u-povitranih-silah-rozpovili-so-za-bezpilotnik-zbili-nad-stoliceu-vveceri.html</text:a>
</text:p>
      <!--NEWS-->
      <text:h text:style-name="P10" text:outline-level="1">
<text:span text:style-name="T4">
Kharkiv, Kharkivska Oblast(10:17). Red Alert: aerial threat. Sirens sounding. Take cover now!</text:span>
</text:h>
      <text:p text:style-name="P4">
Authors: liveuamap (Language: en)</text:p>
      <text:p text:style-name="P4">
Time: 2023-05-04T-16:17:00</text:p>
      <text:p text:style-name="P4">
Location: Kharkiv (Latitude:49.98169 Longtitude:36.25344)</text:p>
      <text:p text:style-name="P4">
Videos: []</text:p>
      <text:p text:style-name="P4">
Images: []</text:p>
      <text:p text:style-name="P4">
Tags: ["Europe", "Central and Eastern Europe"]</text:p>
      <text:p text:style-name="P4">
ID: 22560402</text:p>
      <!--METADATA-->
      <text:p text:style-name="P4">
Kharkiv, Kharkivska Oblast(10:17). Red Alert: aerial threat. Sirens sounding.Take cover now!</text:p>
      <text:p text:style-name="P4">
News Collection Link: <text:a xlink:type="simple" xlink:href="https://liveuamap.com/en/2023/04-may-kharkiv-kharkivska-oblast1017-red-alerg" text:style-name="Internet_20_link" text:visited-style-name="Visited_20_Internet_20_Link">
https://liveuamap.com/en/2023/04-may-kharkiv-kharkivska-oblast1017-red-alerg</text:a>
</text:p>
      <text:p text:style-name="P4">
Source: <text:a xlink:type="simple" xlink:href="https://t.me/suspilnekharkiv/24487" text:style-name="Internet_20_link" text:visited-style-name="Visited_20_Internet_20_Link">
https://t.me/suspilnekharkiv/24487</text:a>
</text:p>
      <!--NEWS-->
      <text:h text:style-name="P10" text:outline-level="1">
<text:span text:style-name="T4">
Проблему імпорту українського зерна в сусідні країни ЄС треба вирішувати в дусі солідарності – Качка</text:span>
</text:h>
      <text:p text:style-name="P4">
Authors: Ukrinform (Person)</text:p>
      <text:p text:style-name="P4">
Publisher: Укринформ (Organization)</text:p>
      <text:p text:style-name="P4">
Published Time: 2023-05-04T-17:05:00+03:00</text:p>
      <text:p text:style-name="P4">
Modified Time: 2023-05-04T23:05:00+03:00</text:p>
      <text:p text:style-name="P4">
Description: Україна вдячна Євросоюзу за зусилля з пошуку рішення для кризи українського сільськогосподарського імпорту до сусідніх країн, але ця проблема ще не знайшла остаточного розв’язання, яке має бути зроблено в дусі солідарності та позбавлене політичних спекуляцій. — Укрінформ.</text:p>
      <text:p text:style-name="P4">
Images: ["<text:a xlink:type="simple" xlink:href="https://static.ukrinform.com/photos/2020_09/thumb_files/630_360_1600426595-611.jpg" text:style-name="Internet_20_link" text:visited-style-name="Visited_20_Internet_20_Link">
630_360_16004...</text:a>
"]</text:p>
      <text:p text:style-name="P4">
Tags: ['Євросоюз', 'Імпорт', 'Зерно', 'Тарас Качка']</text:p>
      <text:p text:style-name="P4">
Type: Article</text:p>
      <!--METADATA-->
      <text:p text:style-name="P4">
<draw:frame draw:style-name="fr1" draw:name="Image34" text:anchor-type="as-char" svg:width="6.9236in" svg:height="3.956343in" draw:z-index="0">
<draw:image xlink:href="../Images/yкринформ/2023-05-04T-17-05-00-03-00/630_360_1600426595-611.jpg" xlink:type="simple" xlink:show="embed" xlink:actuate="onLoad" draw:mime-type="image/jpeg"/>
</draw:frame>
 Українавдячна Євросоюзу за зусилля з пошуку рішення для кризи українськогосільськогосподарського імпорту до сусідніх країн, але ця проблема ще незнайшла остаточного розв’язання, яке має бути зроблено в дусі солідарності тапозбавлене політичних спекуляцій.</text:p>
      <text:p text:style-name="P4">
Про це сьогодні під час віртуального виступу на Брюссельському економічномуфорумі заявив заступник міністра економіки України Тарас Качка, повідомляєкореспондент Укрінформу.</text:p>
      <text:p text:style-name="P4">
«Економічна модель Європи має також включати Україну. Політичне рішення <text:a xlink:type="simple" xlink:href="https://www.ukrinform.ua/tag-evrosouz" text:style-name="Internet_20_link" text:visited-style-name="Visited_20_Internet_20_Link">
</text:a>
 надати Україні статусу країни-кандидата має бути також посилено економічною інтеграцією, із більшим доступомУкраїни та внутрішній ринок ЄС, що надає додаткові переваги також для цьоговнутрішнього ринку. Але, коли це відбувається надто швидко, це породжуєсуперечності, і це саме та ситуація яку ми маємо зараз із сусідніми країнами-членами», - зауважив український урядовець.</text:p>
      <text:p text:style-name="P4">
Він зауважив, що різкі зміни у торговельній політиці були викликаніполітичними протестами з боку польських фермерів, на які Уряд Польщі відповівтакож суто політичною реакцією, яка мала руйнівний ефект як для ЄС, так і дляУкраїни. Завдяки втручанню Європейської Комісії вдалося дещо полегшити цюситуації, але остаточного рішення ще не знайдено.</text:p>
      <text:p text:style-name="P4">
«Саме тому нам необхідно відходити від політичних рішень, які руйнуютьекономіку. Минулого місяця рішення Польщі заблокувати український аграрнийекспорт спричинило для України втрати у 143 мільйони доларів США, що більше,ніж Єврокомісія буде сплачувати польським фермерам в якості компенсації, змоєї точки зору, за нізащо. Тому що у дійсності це був блеф з боку польськихфермерів, і Уряд Польщі відреагував на це у дуже дивний спосіб», - заявивТарас Качка.</text:p>
      <text:p text:style-name="P4">
Він зауважив, що це саме той випадок, коли варто скористатися інструментамиекономічної політики ЄС, щоб забезпечити стійкість європейської економіки таїї готовність долати будь-які кризи у майбутньому.</text:p>
      <text:p text:style-name="P4">
«І це не лише стосується спротиву російським впливам. Росія має абсолютневідмінне ставлення до економіки, яку вона хоче поставити під жорсткийполітичний контроль. Але такі підходи ніколи не будуть працювати в Європі, івже не працюватимуть в Україні. Хочу наголосити, що відкрита ринкова економікає основою для забезпечення стійкості за будь-яких умов, включаючи російськуагресію проти України», - наголосив заступник міністра економіки України.</text:p>
      <text:p text:style-name="P4">
Він вислови сподівання, що досвід економічної стійкості, який Україна набулапротягом минулих 14 місяців після російського вторгнення, буде корисним такождля ЄС, для модернізації європейської економічної політики та для їїпідготовки до майбутніх викликів.</text:p>
      <text:p text:style-name="P4">
Як вже повідомлялося, п’ять країн ЄС, - Польща, Угорщина, Словаччина, Румуніята Болгарія, - звернулися до Єврокомісії з проханням про запровадженнязахисних заходів проти «надмірного» сільськогосподарського експорту з України,який впливає на ситуацію на ринку, призводить до падіння цін та, таким чином,зачіпає інтереси фермерів у сусідніх з Україною державах ЄС.</text:p>
      <text:p text:style-name="P4">
Єврокомісія 2-го травня оголосила про компромісне рішення, яке передбачаєтимчасову заборону українського імпорту чотирьох ключовихсільськогосподарських товарів – пшениці, кукурудзи насіння ріпаку тасоняшника, з одночасним скасуванням односторонніх заходів згаданих країн протиукраїнського імпорту та продовження транзиту українського насіння до іншихкраїн ЄС та на світові ринки. Обмеження діятимуть до 5 червня, та, якщоситуація не зміниться, можуть бути продовжені до кінця року.</text:p>
      <text:p text:style-name="P4">
<text:span text:style-name="T4">
Читайте також:</text:span>
 <text:a xlink:type="simple" xlink:href="https://www.ukrinform.ua/rubric-economy/3702279-zaborona-importu-ukrainskogo-zerna-dae-nebezpecnu-nadiu-kremlu-zelenskij.html" text:style-name="Internet_20_link" text:visited-style-name="Visited_20_Internet_20_Link">
 <text:span text:style-name="T4">
імпорту</text:span>
 <text:span text:style-name="T4">
українського</text:span>
 <text:span text:style-name="T4">
зерна</text:span>
</text:a>
</text:p>
      <text:p text:style-name="P4">
Водночас, Єврокомісія оголосила про намір виплатити згаданим країнам спочатку56 мільйонів євро, а потім ще 150 мільйонів євро для компенсації збитківфермерських господарств внаслідок падіння цін на внутрішніх ринках.</text:p>
      <text:p text:style-name="P4">
Водночас, Єврокомісія оголосила про намір вжити додаткові заходи длявдосконалення роботи «коридорів солідарності» на кордонах з Україною, дляусунення «вузьких місць» та для безперешкодного транзиту українського зерна таінших сільськогосподарських товарів до третіх країн.</text:p>
      <text:p text:style-name="P4">
Source: <text:a xlink:type="simple" xlink:href="https://www.ukrinform.ua/rubric-economy/3704898-problemu-importu-ukrainskogo-zerna-v-susidni-kraini-es-treba-virisuvati-v-dusi-solidarnosti-kacka.html" text:style-name="Internet_20_link" text:visited-style-name="Visited_20_Internet_20_Link">
https://www.ukrinform.ua/rubric-economy/3704898-problemu-importu-ukrainskogo-zerna-v-susidni-kraini-es-treba-virisuvati-v-dusi-solidarnosti-kacka.html</text:a>
</text:p>
      <!--NEWS-->
      <text:h text:style-name="P10" text:outline-level="1">
<text:span text:style-name="T4">
Перша леді України прибула з візитом до Британії</text:span>
</text:h>
      <text:p text:style-name="P4">
Authors: Ukrinform (Person)</text:p>
      <text:p text:style-name="P4">
Publisher: Укринформ (Organization)</text:p>
      <text:p text:style-name="P4">
Published Time: 2023-05-04T-20:52:00+03:00</text:p>
      <text:p text:style-name="P4">
Modified Time: 2023-05-04T22:52:00+03:00</text:p>
      <text:p text:style-name="P4">
Description: Перша леді України Олена Зеленська прибула з візитом до Сполученого Королівства Великої Британії. — Укрінформ.</text:p>
      <text:p text:style-name="P4">
Images: ["<text:a xlink:type="simple" xlink:href="https://static.ukrinform.com/photos/2023_05/thumb_files/630_360_1683229764-345.jpg" text:style-name="Internet_20_link" text:visited-style-name="Visited_20_Internet_20_Link">
630_360_16832...</text:a>
", "<text:a xlink:type="simple" xlink:href="https://static.ukrinform.com/photos/2023_05/1683229764-345.jpg" text:style-name="Internet_20_link" text:visited-style-name="Visited_20_Internet_20_Link">
1683229764-34...</text:a>
", "<text:a xlink:type="simple" xlink:href="https://static.ukrinform.com/photos/2023_05/1683229764-539.jpg" text:style-name="Internet_20_link" text:visited-style-name="Visited_20_Internet_20_Link">
1683229764-53...</text:a>
", "<text:a xlink:type="simple" xlink:href="https://static.ukrinform.com/photos/2023_05/1683229764-468.jpg" text:style-name="Internet_20_link" text:visited-style-name="Visited_20_Internet_20_Link">
1683229764-46...</text:a>
"]</text:p>
      <text:p text:style-name="P4">
Tags: ['Британія', 'Євробачення', 'Лондон', 'Візит', 'Олена Зеленська']</text:p>
      <text:p text:style-name="P4">
Type: Article</text:p>
      <!--METADATA-->
      <text:p text:style-name="P4">
<draw:frame draw:style-name="fr1" draw:name="Image35" text:anchor-type="as-char" svg:width="6.9236in" svg:height="3.956343in" draw:z-index="0">
<draw:image xlink:href="../Images/yкринформ/2023-05-04T-20-52-00-03-00/630_360_1683229764-345.jpg" xlink:type="simple" xlink:show="embed" xlink:actuate="onLoad" draw:mime-type="image/jpeg"/>
</draw:frame>
 Першаледі України Олена Зеленська прибула з візитом до Сполученого КоролівстваВеликої Британії.</text:p>
      <text:p text:style-name="P4">
Про це Зеленська написала в <text:a xlink:type="simple" xlink:href="https://t.me/FirstLadyOfUkraine/3031" text:style-name="Internet_20_link" text:visited-style-name="Visited_20_Internet_20_Link">
 </text:a>
 ,передає Укрінформ.</text:p>
      <text:p text:style-name="P4">
Перша леді зазначила, що під час візиту зустрілася в Лондоні з дружиноюПрем’єр-міністра Великої Британії Акшатою Мурті. Зеленська подякувала Британіїза підтримку України, зокрема за організацію Євробачення спільно зукраїнськими партнерами.</text:p>
      <text:p text:style-name="P4">
"Це ще одне нагадування світу про російську агресію, через яку ми, країна-переможець, не можемо прийняти музичне свято в себе", - написала дружинаПрезидента.</text:p>
      <text:p text:style-name="P4">
<draw:frame draw:style-name="fr1" draw:name="Image36" text:anchor-type="as-char" svg:width="6.9236in" svg:height="4.615733in" draw:z-index="0">
<draw:image xlink:href="../Images/yкринформ/2023-05-04T-20-52-00-03-00/1683229764-345.jpg" xlink:type="simple" xlink:show="embed" xlink:actuate="onLoad" draw:mime-type="image/jpeg"/>
</draw:frame>
</text:p>
      <text:p text:style-name="P4">
<text:span text:style-name="T4">
Читайте також:</text:span>
 <text:span text:style-name="T4">
<text:a xlink:type="simple" xlink:href="https://www.ukrinform.ua/rubric-culture/3703510-gurt-tvorchi-virusiv-na-evrobacenna-u-liverpul.html" text:style-name="Internet_20_link" text:visited-style-name="Visited_20_Internet_20_Link">
 </text:a>
 </text:span>
</text:p>
      <text:p text:style-name="P4">
Зеленська також відзначила ще одну важливу подію – Конференцію з питаньвідбудови України, яка відбудеться в червні поточного року в Лондоні.</text:p>
      <text:p text:style-name="P4">
Дружина Президента передала Акшаті Мурті запрошення на третій Саміт першихледі та джентльменів, який відбудеться 6 вересня в Києві та буде присвяченийтемі ментального здоров’я.</text:p>
      <text:p text:style-name="P4">
"Із року в рік саміт зміцнює роль перших леді та джентльменів: разом стаємобільш активними, щоб змінювати світ на краще. Так, як робить це нині Україна",- написала Зеленська.</text:p>
      <text:p text:style-name="P4">
<draw:frame draw:style-name="fr1" draw:name="Image37" text:anchor-type="as-char" svg:width="6.9236in" svg:height="4.622144in" draw:z-index="0">
<draw:image xlink:href="../Images/yкринформ/2023-05-04T-20-52-00-03-00/1683229764-539.jpg" xlink:type="simple" xlink:show="embed" xlink:actuate="onLoad" draw:mime-type="image/jpeg"/>
</draw:frame>
</text:p>
      <text:p text:style-name="P4">
<text:span text:style-name="T4">
Читайте також:</text:span>
 <text:span text:style-name="T4">
<text:a xlink:type="simple" xlink:href="https://www.ukrinform.ua/rubric-ato/3704817-zelenskij-vidvidav-bazu-vijskovopovitranih-sil-u-niderlandah.html" text:style-name="Internet_20_link" text:visited-style-name="Visited_20_Internet_20_Link">
 </text:a>
</text:span>
</text:p>
      <text:p text:style-name="P4">
Крім того, Перша леді України та Акшата Мурті разом відвідали Британськубібліотеку.</text:p>
      <text:p text:style-name="P4">
"Одна з найбільших бібліотек світу: 1,5 мільйона відвідувань на рік, 170мільйонів експонатів. І серед цих артефактів Британської бібліотеки –100-тисячна українська колекція! У ній важливі документи про голодомор умікрофільмах, один із двох відомих у світі примірників львівського Букваряпершодрукаря Івана Федорова, рідкісне видання «Кобзаря» Тараса Шевченка –кишенькове, для підпільного читання в часи заборон на українську мову, –безліч рідкісних книжок і видань України й діаспори", - додала дружинаПрезидента.</text:p>
      <text:p text:style-name="P4">
<draw:frame draw:style-name="fr1" draw:name="Image38" text:anchor-type="as-char" svg:width="6.9236in" svg:height="4.622144in" draw:z-index="0">
<draw:image xlink:href="../Images/yкринформ/2023-05-04T-20-52-00-03-00/1683229764-468.jpg" xlink:type="simple" xlink:show="embed" xlink:actuate="onLoad" draw:mime-type="image/jpeg"/>
</draw:frame>
</text:p>
      <text:p text:style-name="P4">
Як відомо, цієї суботи, 6 травня, відбудеться коронація британського монархаЧарльза ІІІ.</text:p>
      <text:p text:style-name="P4">
<text:span text:style-name="T5">
Фото: t.me/FirstLadyOfUkraine</text:span>
</text:p>
      <text:p text:style-name="P4">
Source: <text:a xlink:type="simple" xlink:href="https://www.ukrinform.ua/rubric-polytics/3704894-persa-ledi-ukraini-pribula-z-vizitom-do-britanii.html" text:style-name="Internet_20_link" text:visited-style-name="Visited_20_Internet_20_Link">
https://www.ukrinform.ua/rubric-polytics/3704894-persa-ledi-ukraini-pribula-z-vizitom-do-britanii.html</text:a>
</text:p>
      <!--NEWS-->
      <text:h text:style-name="P10" text:outline-level="1">
<text:span text:style-name="T4">
Час комендантської години у Запоріжжі не зміниться - міськрада</text:span>
</text:h>
      <text:p text:style-name="P4">
Authors: Ukrinform (Person)</text:p>
      <text:p text:style-name="P4">
Publisher: Укринформ (Organization)</text:p>
      <text:p text:style-name="P4">
Published Time: 2023-05-04T-22:46:00+03:00</text:p>
      <text:p text:style-name="P4">
Modified Time: 2023-05-04T22:46:00+03:00</text:p>
      <text:p text:style-name="P4">
Description: Інформація про оголошення у Запоріжжі «довгої» комендантської години не відповідає дійсності. — Укрінформ.</text:p>
      <text:p text:style-name="P4">
Images: ["<text:a xlink:type="simple" xlink:href="https://static.ukrinform.com/photos/2023_05/thumb_files/630_360_1683230146-855.jpg" text:style-name="Internet_20_link" text:visited-style-name="Visited_20_Internet_20_Link">
630_360_16832...</text:a>
"]</text:p>
      <text:p text:style-name="P4">
Tags: ['Запоріжжя', 'Комендантська година']</text:p>
      <text:p text:style-name="P4">
Type: Article</text:p>
      <!--METADATA-->
      <text:p text:style-name="P4">
<draw:frame draw:style-name="fr1" draw:name="Image39" text:anchor-type="as-char" svg:width="6.9236in" svg:height="3.956343in" draw:z-index="0">
<draw:image xlink:href="../Images/yкринформ/2023-05-04T-22-46-00-03-00/630_360_1683230146-855.jpg" xlink:type="simple" xlink:show="embed" xlink:actuate="onLoad" draw:mime-type="image/jpeg"/>
</draw:frame>
Інформація про оголошення у Запоріжжі «довгої» комендантської години невідповідає дійсності.</text:p>
      <text:p text:style-name="P4">
Відповідна заява оприлюднена на <text:a xlink:type="simple" xlink:href="https://zp.gov.ua/uk/articles/item/18032/informaciya-pro-ogoloshennya-u-zaporizhzhi-dovgoi-z-komendantskoi-godini-ne-vidpovidae-dijsnosti" text:style-name="Internet_20_link" text:visited-style-name="Visited_20_Internet_20_Link">
</text:a>
 , передаєУкрінформ.</text:p>
      <text:p text:style-name="P4">
Зазначається, що окремі ЗМІ розповсюдили інформацію з посиланням на секретаряЗапорізької міської ради Анатолія Куртєва про те, що у <text:a xlink:type="simple" xlink:href="https://www.ukrinform.ua/tag-zaporizza" text:style-name="Internet_20_link" text:visited-style-name="Visited_20_Internet_20_Link">
</text:a>
 оголошено комендантську годину з19:00 8 травня до 5:00 10 травня.</text:p>
      <text:p text:style-name="P4">
"У відповідь на численні звернення повідомляємо, що ця інформація невідповідає дійсності. «Довга» комендантська година у Запоріжжі неоголошувалась", - йдеться у заяві.</text:p>
      <text:p text:style-name="P4">
<text:span text:style-name="T4">
Читайте також:</text:span>
 <text:a xlink:type="simple" xlink:href="https://www.ukrinform.ua/rubric-regions/3704275-glava-ova-poasniv-comu-zaprovadzuut-dovgu-komendantsku-godinu-v-hersoni.html" text:style-name="Internet_20_link" text:visited-style-name="Visited_20_Internet_20_Link">
 <text:span text:style-name="T4">
комендантську</text:span>
 </text:a>
</text:p>
      <text:p text:style-name="P4">
В мерії припустили, що можливо ЗМІ помилково використали та оприлюднилиінформацію, яка стосувалася подій минулого року.</text:p>
      <text:p text:style-name="P4">
Source: <text:a xlink:type="simple" xlink:href="https://www.ukrinform.ua/rubric-regions/3704895-cas-komendantskoi-godini-u-zaporizzi-ne-zminitsa-miskrada.html" text:style-name="Internet_20_link" text:visited-style-name="Visited_20_Internet_20_Link">
https://www.ukrinform.ua/rubric-regions/3704895-cas-komendantskoi-godini-u-zaporizzi-ne-zminitsa-miskrada.html</text:a>
</text:p>
      <!--NEWS-->
      <text:h text:style-name="P10" text:outline-level="1">
<text:span text:style-name="T4">
У столичному ТЦ ліквідували пожежу від падіння уламків безпілотника - Кличко</text:span>
</text:h>
      <text:p text:style-name="P4">
Authors: Ukrinform (Person)</text:p>
      <text:p text:style-name="P4">
Publisher: Укринформ (Organization)</text:p>
      <text:p text:style-name="P4">
Published Time: 2023-05-04T-24:37:00+03:00</text:p>
      <text:p text:style-name="P4">
Modified Time: 2023-05-04T22:37:00+03:00</text:p>
      <text:p text:style-name="P4">
Description: Рятувальники загасили пожежу на першому поверсі чотириповерхової будівлі торгівельного центру в Солом’янському районі. — Укрінформ.</text:p>
      <text:p text:style-name="P4">
Images: ["<text:a xlink:type="simple" xlink:href="https://static.ukrinform.com/photos/2023_05/thumb_files/630_360_1683230162-742.jpg" text:style-name="Internet_20_link" text:visited-style-name="Visited_20_Internet_20_Link">
630_360_16832...</text:a>
", "<text:a xlink:type="simple" xlink:href="https://static.ukrinform.com/photos/2023_05/1683230162-146.jpg" text:style-name="Internet_20_link" text:visited-style-name="Visited_20_Internet_20_Link">
1683230162-14...</text:a>
", "<text:a xlink:type="simple" xlink:href="https://static.ukrinform.com/photos/2023_05/1683230162-405.jpg" text:style-name="Internet_20_link" text:visited-style-name="Visited_20_Internet_20_Link">
1683230162-40...</text:a>
"]</text:p>
      <text:p text:style-name="P4">
Tags: ['Безпілотник', 'Пожежа', 'Віталій Кличко', 'Київ']</text:p>
      <text:p text:style-name="P4">
Type: Article</text:p>
      <!--METADATA-->
      <text:p text:style-name="P4">
<draw:frame draw:style-name="fr1" draw:name="Image40" text:anchor-type="as-char" svg:width="6.9236in" svg:height="3.956343in" draw:z-index="0">
<draw:image xlink:href="../Images/yкринформ/2023-05-04T-24-37-00-03-00/630_360_1683230162-742.jpg" xlink:type="simple" xlink:show="embed" xlink:actuate="onLoad" draw:mime-type="image/jpeg"/>
</draw:frame>
Рятувальники загасили пожежу на першому поверсі чотириповерхової будівліторгівельного центру в Солом’янському районі.</text:p>
      <text:p text:style-name="P4">
Про це <text:a xlink:type="simple" xlink:href="https://t.me/vitaliy_klitschko/1929" text:style-name="Internet_20_link" text:visited-style-name="Visited_20_Internet_20_Link">
 </text:a>
 міський голова Києва ВіталійКличко, передає Укрінформ.</text:p>
      <text:p text:style-name="P4">
Пожежа сталася на першому поверсі чотириповерхової будівлі торгівельногоцентру на площі 50 квадратних метрів, зазначив він.</text:p>
      <text:p text:style-name="P4">
«Внаслідок ураження уламків літального апарату вибуховою хвилею зруйнованідекоративні зовнішні елементи будівлі та скло на площі до 150 квадратнихметрів. Несучі конструкції не пошкоджені. Потерпілих не виявили», – додав мер.</text:p>
      <text:p text:style-name="P4">
<draw:frame draw:style-name="fr1" draw:name="Image41" text:anchor-type="as-char" svg:width="6.9236in" svg:height="4.622144in" draw:z-index="0">
<draw:image xlink:href="../Images/yкринформ/2023-05-04T-24-37-00-03-00/1683230162-146.jpg" xlink:type="simple" xlink:show="embed" xlink:actuate="onLoad" draw:mime-type="image/jpeg"/>
</draw:frame>
</text:p>
      <text:p text:style-name="P4">
<draw:frame draw:style-name="fr1" draw:name="Image42" text:anchor-type="as-char" svg:width="6.9236in" svg:height="4.622144in" draw:z-index="0">
<draw:image xlink:href="../Images/yкринформ/2023-05-04T-24-37-00-03-00/1683230162-405.jpg" xlink:type="simple" xlink:show="embed" xlink:actuate="onLoad" draw:mime-type="image/jpeg"/>
</draw:frame>
</text:p>
      <text:p text:style-name="P4">
<text:span text:style-name="T4">
Читайте також:</text:span>
 <text:span text:style-name="T4">
<text:a xlink:type="simple" xlink:href="https://www.ukrinform.ua/rubric-kyiv/3704869-u-pecerskomu-rajoni-pozeza-vid-padinna-ulamkiv-bezpilotnika.html" text:style-name="Internet_20_link" text:visited-style-name="Visited_20_Internet_20_Link">
 </text:a>
</text:span>
</text:p>
      <text:p text:style-name="P4">
Крім того, ще одна пожежа на невеликій площі сталася через падіння уламківбезпілотника в Печерському районі – за даними міської влади, внаслідок цьогобудівлі та люди не постраждали.</text:p>
      <text:p text:style-name="P4">
Як повідомлялося, над Києвом під час повітряної тривоги _<text:span text:style-name="T4">
<text:a xlink:type="simple" xlink:href="https://www.ukrinform.ua/rubric-kyiv/3704849-nad-kievom-sili-ppo-zbili-bezpilotnik.html" text:style-name="Internet_20_link" text:visited-style-name="Visited_20_Internet_20_Link">
</text:a>
 </text:span>
 _</text:p>
      <text:p text:style-name="P4">
<text:span text:style-name="T5">
Фото: Павло Багмут, Укрінформ</text:span>
</text:p>
      <text:p text:style-name="P4">
Source: <text:a xlink:type="simple" xlink:href="https://www.ukrinform.ua/rubric-kyiv/3704891-pozezu-v-stolicnomu-tc-vid-padinna-ulamkiv-bezpilotnika-vze-likviduvali-klicko.html" text:style-name="Internet_20_link" text:visited-style-name="Visited_20_Internet_20_Link">
https://www.ukrinform.ua/rubric-kyiv/3704891-pozezu-v-stolicnomu-tc-vid-padinna-ulamkiv-bezpilotnika-vze-likviduvali-klicko.html</text:a>
</text:p>
      <!--NEWS-->
      <text:h text:style-name="P10" text:outline-level="1">
<text:span text:style-name="T4">
«Жирона» із Циганковим переграла «Мальорку» в матчі Ла Ліги</text:span>
</text:h>
      <text:p text:style-name="P4">
Authors: Ukrinform (Person)</text:p>
      <text:p text:style-name="P4">
Publisher: Укринформ (Organization)</text:p>
      <text:p text:style-name="P4">
Published Time: 2023-05-04T-26:29:23+03:00</text:p>
      <text:p text:style-name="P4">
Modified Time: 2023-05-04T22:29:23+03:00</text:p>
      <text:p text:style-name="P4">
Description: Команда українця Віктора Циганкова «Жирона» здобула третю поспіль перемогу, обігравши «Мальорку» у поєдинку 33-го туру чемпіонату Іспанії з футболу. — Укрінформ.</text:p>
      <text:p text:style-name="P4">
Images: ["<text:a xlink:type="simple" xlink:href="https://static.ukrinform.com/photos/2023_05/thumb_files/630_360_1683228136-625.jpg" text:style-name="Internet_20_link" text:visited-style-name="Visited_20_Internet_20_Link">
630_360_16832...</text:a>
"]</text:p>
      <text:p text:style-name="P4">
Tags: ['Футбол', 'Циганков']</text:p>
      <text:p text:style-name="P4">
Type: Article</text:p>
      <!--METADATA-->
      <text:p text:style-name="P4">
<draw:frame draw:style-name="fr1" draw:name="Image43" text:anchor-type="as-char" svg:width="6.9236in" svg:height="3.956343in" draw:z-index="0">
<draw:image xlink:href="../Images/yкринформ/2023-05-04T-26-29-23-03-00/630_360_1683228136-625.jpg" xlink:type="simple" xlink:show="embed" xlink:actuate="onLoad" draw:mime-type="image/jpeg"/>
</draw:frame>
 Командаукраїнця Віктора Циганкова «Жирона» здобула третю поспіль перемогу, обігравши«Мальорку» у поєдинку 33-го туру чемпіонату Іспанії з футболу.</text:p>
      <text:p text:style-name="P4">
Поєдинок на «Естадіо Мунісіпаль де Монтіліві» у Жироні завершився успіхомгосподарів - 2:1, передає Укрінформ.</text:p>
      <text:p text:style-name="P4">
Колумбійський захисник «жирондинців» Бернарду відкрив рахунок на 23-й хвилині.Відновив паритет з пенальті косовський форвард гостей Ведат Мурікі (80), на щорезультативно відповів аргентинський нападник «Жирони» Валентін Кастельянос(84).</text:p>
      <text:p text:style-name="P4">
Ексгравець київського «Динамо» вийшов у стартовому складі. На 91-й хвилиніЦиганков поступився місцем на полі перуанському захиснику АлександеруКальєнсу.</text:p>
      <text:p text:style-name="P4">
<text:span text:style-name="T4">
Читайте також:</text:span>
 <text:a xlink:type="simple" xlink:href="https://www.ukrinform.ua/rubric-sports/3703377-asist-cigankova-dopomig-zironi-obigrati-sevilu-v-matci-la-ligi.html" text:style-name="Internet_20_link" text:visited-style-name="Visited_20_Internet_20_Link">
 <text:span text:style-name="T4">
Циганков</text:span>
 </text:a>
</text:p>
      <text:p text:style-name="P4">
Турнірну таблицю Ла Ліги очолює «Барселона», в активі якої 82 очки. Другим йде«Атлетико» (69), третім - «Реал» (68). «Жирона» (47) піднялася на 7-ме місце.</text:p>
      <text:p text:style-name="P4">
Фото: AFP.</text:p>
      <text:p text:style-name="P4">
Source: <text:a xlink:type="simple" xlink:href="https://www.ukrinform.ua/rubric-sports/3704889-zirona-iz-cigankovim-peregrala-malorku-v-matci-la-ligi.html" text:style-name="Internet_20_link" text:visited-style-name="Visited_20_Internet_20_Link">
https://www.ukrinform.ua/rubric-sports/3704889-zirona-iz-cigankovim-peregrala-malorku-v-matci-la-ligi.html</text:a>
</text:p>
      <!--NEWS-->
      <text:h text:style-name="P10" text:outline-level="1">
<text:span text:style-name="T4">
At Sivershchyna and Slobozhanschyna directions Russian army shelled Buchky of Chernihiv regio...</text:span>
</text:h>
      <text:p text:style-name="P4">
Authors: liveuamap (Language: en)</text:p>
      <text:p text:style-name="P4">
Time: 2023-05-04T-26:37:00</text:p>
      <text:p text:style-name="P4">
Location: Kharkiv (Latitude:50.37974 Longtitude:37.3391)</text:p>
      <text:p text:style-name="P4">
Videos: []</text:p>
      <text:p text:style-name="P4">
Images: []</text:p>
      <text:p text:style-name="P4">
Tags: ["Russia"]</text:p>
      <text:p text:style-name="P4">
ID: 22560384</text:p>
      <!--METADATA-->
      <text:p text:style-name="P4">
At Sivershchyna and Slobozhanschyna directions Russian army shelled Buchky ofChernihiv region; Novovasylivka, Rozhkovychi, Vorozhba, Basivka, Yunakivka,Myropillya and Zapsillya of Sumy region, also Sotnytskyy Kozachok, HuryivKozachok, Baranivka, Chervona Zorya, Strilecha, Hatysche, Vovchanski Khutoryand Mykolayivka of Kharkiv region, - General Staff of Armed Forces of Ukrainesays in the morning report</text:p>
      <text:p text:style-name="P4">
News Collection Link: <text:a xlink:type="simple" xlink:href="https://liveuamap.com/en/2023/4-may-at-sivershchyna-and-slobozhanschyna-directions-russian" text:style-name="Internet_20_link" text:visited-style-name="Visited_20_Internet_20_Link">
https://liveuamap.com/en/2023/4-may-at-sivershchyna-and-slobozhanschyna-directions-russian</text:a>
</text:p>
      <text:p text:style-name="P4">
Source: <text:a xlink:type="simple" xlink:href="https://t.me/lumsrc/4678" text:style-name="Internet_20_link" text:visited-style-name="Visited_20_Internet_20_Link">
https://t.me/lumsrc/4678</text:a>
</text:p>
      <!--NEWS-->
      <text:h text:style-name="P10" text:outline-level="1">
<text:span text:style-name="T4">
Упродовж дня росіяни 14 разів обстріляли прикордонні громади Сумщини</text:span>
</text:h>
      <text:p text:style-name="P4">
Authors: Ukrinform (Person)</text:p>
      <text:p text:style-name="P4">
Publisher: Укринформ (Organization)</text:p>
      <text:p text:style-name="P4">
Published Time: 2023-05-04T-28:21:00+03:00</text:p>
      <text:p text:style-name="P4">
Modified Time: 2023-05-04T22:21:00+03:00</text:p>
      <text:p text:style-name="P4">
Description: Упродовж дня війська російської федерації здійснили 14 обстрілів прикордонних громад Сумської області, зафіксовано близько 90 вибухів. — Укрінформ.</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44" text:anchor-type="as-char" svg:width="6.9236in" svg:height="3.956343in" draw:z-index="0">
<draw:image xlink:href="../Images/yкринформ/2023-05-04T-28-21-00-03-00/630_360_1674980674-403.jpeg" xlink:type="simple" xlink:show="embed" xlink:actuate="onLoad" draw:mime-type="image/jpeg"/>
</draw:frame>
 Упродовждня війська російської федерації здійснили 14 обстрілів прикордонних громадСумської області, зафіксовано близько 90 вибухів.</text:p>
      <text:p text:style-name="P4">
Як передає Укрінформ, про це Сумська обласна військова адміністраціяповідомляє у <text:a xlink:type="simple" xlink:href="https://t.me/Sumy_news_ODA/15911" text:style-name="Internet_20_link" text:visited-style-name="Visited_20_Internet_20_Link">
 </text:a>
 .</text:p>
      <text:p text:style-name="P4">
Обстрілів зазнали населені пункти Юнаківської, Білопільської, Хотінської,Миропільської, Краснопільської, Шалигинської, НовослобідськоїВеликописарівської громад.</text:p>
      <text:p text:style-name="P4">
Зранку по території Юнаківської громади росіяни били з артилерії - зафіксованоп’ять вибухів. Внаслідок обстрілу пошкоджено приватне домогосподарство.</text:p>
      <text:p text:style-name="P4">
<text:span text:style-name="T4">
Читайте також:</text:span>
 <text:span text:style-name="T4">
<text:a xlink:type="simple" xlink:href="https://www.ukrinform.ua/rubric-ato/3704822-rosiani-obstrilali-gromadu-v-nikopolskomu-rajoni-z-vazkoi-artilerii.html" text:style-name="Internet_20_link" text:visited-style-name="Visited_20_Internet_20_Link">
 </text:a>
 </text:span>
</text:p>
      <text:p text:style-name="P4">
У Білопільській громаді був мінометний обстріл – зафіксовано сім вибухів.Внаслідок обстрілу пошкоджено два приватних домогосподарства.</text:p>
      <text:p text:style-name="P4">
Хотінську громаду ворог обстріляв з мінометів, зафіксовано 10 вибухів.Внаслідок обстрілу пошкоджено будинок культури та два житлові будинки.</text:p>
      <text:p text:style-name="P4">
Краснопільську громаду росіяни обстріляли з міномету – зафіксовано 12 вибухів.</text:p>
      <text:p text:style-name="P4">
У Новослобідській громаді внаслідок мінометного обстрілу зафіксовано 16вибухів. Отримав поранення місцевий житель.</text:p>
      <text:p text:style-name="P4">
На територію Миропільської громади росіяни скинули шість мін.</text:p>
      <text:p text:style-name="P4">
<text:span text:style-name="T4">
Читайте також:</text:span>
 <text:span text:style-name="T4">
<text:a xlink:type="simple" xlink:href="https://www.ukrinform.ua/rubric-regions/3704809-u-hersoni-ponad-160-osib-zdali-krov-dla-poranenih-vid-obstriliv-sered-donoriv-inozemci.html" text:style-name="Internet_20_link" text:visited-style-name="Visited_20_Internet_20_Link">
 </text:a>
 </text:span>
</text:p>
      <text:p text:style-name="P4">
У Великописарівській громаді ворог здійснив мінометний обстріл – зафіксованошість вибухів.</text:p>
      <text:p text:style-name="P4">
Шалигинську громаду росіяни обстрілювали з артилерії – 13 вибухів.</text:p>
      <text:p text:style-name="P4">
Як повідомляв Укрінформ, російські війська станом на 12:00 4 травня ще шістьразів <text:span text:style-name="T4">
<text:a xlink:type="simple" xlink:href="https://www.ukrinform.ua/tag-obstril" text:style-name="Internet_20_link" text:visited-style-name="Visited_20_Internet_20_Link">
 </text:a>
 </text:span>
 прикордоння Чернігівськоїта Сумської областей.</text:p>
      <text:p text:style-name="P4">
Source: <text:a xlink:type="simple" xlink:href="https://www.ukrinform.ua/rubric-ato/3704886-uprodovz-dna-rosiani-14-raziv-obstrilali-prikordonni-gromadi-sumsini-ova.html" text:style-name="Internet_20_link" text:visited-style-name="Visited_20_Internet_20_Link">
https://www.ukrinform.ua/rubric-ato/3704886-uprodovz-dna-rosiani-14-raziv-obstrilali-prikordonni-gromadi-sumsini-ova.html</text:a>
</text:p>
      <!--NEWS-->
      <text:h text:style-name="P10" text:outline-level="1">
<text:span text:style-name="T4">
На Житомирщині висадили Алею пам’яті нескорених міст</text:span>
</text:h>
      <text:p text:style-name="P4">
Authors: Ukrinform (Person)</text:p>
      <text:p text:style-name="P4">
Publisher: Укринформ (Organization)</text:p>
      <text:p text:style-name="P4">
Published Time: 2023-05-04T-30:09:00+03:00</text:p>
      <text:p text:style-name="P4">
Modified Time: 2023-05-04T22:09:00+03:00</text:p>
      <text:p text:style-name="P4">
Description: У Звягелі на Житомирщині заклали Алею пам’яті нескорених міст, на якій висадили понад 1000 кущів троянд та інших рослин. — Укрінформ.</text:p>
      <text:p text:style-name="P4">
Images: ["<text:a xlink:type="simple" xlink:href="https://static.ukrinform.com/photos/2023_05/thumb_files/630_360_1683227346-544.jpg" text:style-name="Internet_20_link" text:visited-style-name="Visited_20_Internet_20_Link">
630_360_16832...</text:a>
"]</text:p>
      <text:p text:style-name="P4">
Tags: ['Житомирщина', 'Квіти', 'Озеленення України']</text:p>
      <text:p text:style-name="P4">
Type: Article</text:p>
      <!--METADATA-->
      <text:p text:style-name="P4">
<draw:frame draw:style-name="fr1" draw:name="Image45" text:anchor-type="as-char" svg:width="6.9236in" svg:height="3.956343in" draw:z-index="0">
<draw:image xlink:href="../Images/yкринформ/2023-05-04T-30-09-00-03-00/630_360_1683227346-544.jpg" xlink:type="simple" xlink:show="embed" xlink:actuate="onLoad" draw:mime-type="image/jpeg"/>
</draw:frame>
 У Звягеліна Житомирщині заклали Алею пам’яті нескорених міст, на якій висадили понад1000 кущів троянд та інших рослин.</text:p>
      <text:p text:style-name="P4">
Про це у <text:a xlink:type="simple" xlink:href="https://www.facebook.com/permalink.php" text:style-name="Internet_20_link" text:visited-style-name="Visited_20_Internet_20_Link">
</text:a>
повідомляє Звягельська міська рада, передає Укрінформ.</text:p>
      <text:p text:style-name="P4">
«Більше 100 осіб долучилися до створення «Алеї пам’яті нескорених міст», асаме люди, які вимушено покинули свої домівки через збройну агресію рф, родинизагиблих героїв, жінки-депутати, працівники виконавчих органів, освітяни тапрацівники управління соціального захисту населення», - йдеться уповідомленні.</text:p>
      <text:p text:style-name="P4">
Загалом на алеї висадили понад 1000 кущів троянд та інших зелених насаджень.Рослини придбані за грантові кошти Українського жіночого фонду.</text:p>
      <text:p text:style-name="P4">
Зазначається, що висадження різноманітних рослин у пам’ять про нескорені міставідбувається у різних населених пунктах України. Такі заходи є проявомпідтримки та пам’яті міст і людей, які першими взяли на себе біль та страхунаслідок російського вторгнення.</text:p>
      <text:p text:style-name="P4">
<text:span text:style-name="T4">
Читайте також:</text:span>
 <text:a xlink:type="simple" xlink:href="https://www.ukrinform.ua/rubric-vidbudova/3704532-na-zitomirsini-kapitalno-remontuut-dva-mosti-poskodzeni-vnaslidok-obstriliv.html" text:style-name="Internet_20_link" text:visited-style-name="Visited_20_Internet_20_Link">
 <text:span text:style-name="T4">
Житомирщині</text:span>
 </text:a>
</text:p>
      <text:p text:style-name="P4">
Як повідомляв Укрінформ, у Борисполі, на Київщині, в рамках програм«Озеленення України» та «Одного мільйона дерев життя» військові, волонтери іпредставники міської влади висадили 10 верб, відкривши таким чином Алеюпам’яті Героїв-прикордонників.</text:p>
      <text:p text:style-name="P4">
<text:span text:style-name="T5">
Фото: Звягельська міська рада</text:span>
</text:p>
      <text:p text:style-name="P4">
Source: <text:a xlink:type="simple" xlink:href="https://www.ukrinform.ua/rubric-regions/3704882-na-zitomirsini-visadili-aleu-pamati-neskorenih-mist.html" text:style-name="Internet_20_link" text:visited-style-name="Visited_20_Internet_20_Link">
https://www.ukrinform.ua/rubric-regions/3704882-na-zitomirsini-visadili-aleu-pamati-neskorenih-mist.html</text:a>
</text:p>
      <!--NEWS-->
      <text:h text:style-name="P10" text:outline-level="1">
<text:span text:style-name="T4">
Штати приділяють велику увагу передачі Україні засобів ППО – Білий дім</text:span>
</text:h>
      <text:p text:style-name="P4">
Authors: Ukrinform (Person)</text:p>
      <text:p text:style-name="P4">
Publisher: Укринформ (Organization)</text:p>
      <text:p text:style-name="P4">
Published Time: 2023-05-04T-32:09:00+03:00</text:p>
      <text:p text:style-name="P4">
Modified Time: 2023-05-04T22:09:00+03:00</text:p>
      <text:p text:style-name="P4">
Description: Сполучені Штати націлені на продовження військової підтримки України, й зараз велику увагу приділяють забезпеченню українців засобами протиповітряної оборони. — Укрінформ.</text:p>
      <text:p text:style-name="P4">
Images: ["<text:a xlink:type="simple" xlink:href="https://static.ukrinform.com/photos/2015_10/thumb_files/630_360_1444909744-5988.jpg" text:style-name="Internet_20_link" text:visited-style-name="Visited_20_Internet_20_Link">
630_360_14449...</text:a>
"]</text:p>
      <text:p text:style-name="P4">
Tags: ['США', 'Україна', 'Білий дім', 'ППО']</text:p>
      <text:p text:style-name="P4">
Type: Article</text:p>
      <!--METADATA-->
      <text:p text:style-name="P4">
<draw:frame draw:style-name="fr1" draw:name="Image46" text:anchor-type="as-char" svg:width="6.9236in" svg:height="3.956343in" draw:z-index="0">
<draw:image xlink:href="../Images/yкринформ/2023-05-04T-32-09-00-03-00/630_360_1444909744-5988.jpg" xlink:type="simple" xlink:show="embed" xlink:actuate="onLoad" draw:mime-type="image/jpeg"/>
</draw:frame>
Сполучені Штати націлені на продовження військової підтримки України, й заразвелику увагу приділяють забезпеченню українців засобами протиповітряноїоборони.</text:p>
      <text:p text:style-name="P4">
Про це заявив у четвер під час пресбрифінгу у Вашингтоні координатор Радинацбезпеки Білого дому Джон Кірбі, передає власний кореспондент Укрінформу.</text:p>
      <text:p text:style-name="P4">
«Ми приділяємо велику увагу протиповітряній обороні», - зауважив Кірбі увідповідь на запитання щодо взаємодії <text:a xlink:type="simple" xlink:href="https://www.ukrinform.ua/tag-ssa" text:style-name="Internet_20_link" text:visited-style-name="Visited_20_Internet_20_Link">
 </text:a>
 зукраїнською стороною.</text:p>
      <text:p text:style-name="P4">
Він підкреслив, що завдяки засобам ППО, наданим Україні не лише Америкою, алей союзниками й партнерами, була збита більшість крилатих ракет, запущених поукраїнських містах упродовж останніх 48-72 годин.</text:p>
      <text:p text:style-name="P4">
«Тож ми продовжуємо зосереджуватися на цьому», - зауважив представник Білогодому.</text:p>
      <text:p text:style-name="P4">
Він також зазначив, що Вашингтон, зі свого боку, доклав усіх зусиль, щобзабезпечити Україну засобами для проведення контрнаступу, нагадавши, що <text:a xlink:type="simple" xlink:href="https://www.ukrinform.ua/rubric-ato/3701237-zsu-otrimali-majze-vsu-zahidnu-vijskovu-dopomogu-komanduvac-silami-ssa-v-evropi.html" text:style-name="Internet_20_link" text:visited-style-name="Visited_20_Internet_20_Link">
</text:a>
 . Це включає, в томучислі, бронетехніку, артилерію, системи ППО, боєприпаси, а також навчання, якібули організовані для багатьох українських бригад на території інших країн.</text:p>
      <text:p text:style-name="P4">
«Ми зробили все можливе. Але це не означає, що ми зупинимося, це не означає,що ми все завершили. Ви побачите подальшу підтримку з боку СполученихШтатів»,- підкреслив представник Білого дому.</text:p>
      <text:p text:style-name="P4">
<text:span text:style-name="T4">
Читайте також:</text:span>
 <text:a xlink:type="simple" xlink:href="https://www.ukrinform.ua/rubric-polytics/3703049-brink-podakuvala-ppo-za-zahist-ukrainskogo-neba-vid-varvarskih-atak-rosii.html" text:style-name="Internet_20_link" text:visited-style-name="Visited_20_Internet_20_Link">
 <text:span text:style-name="T4">
ППО</text:span>
 </text:a>
</text:p>
      <text:p text:style-name="P4">
Як повідомляв <text:a xlink:type="simple" xlink:href="https://www.ukrinform.ua/rubric-polytics/3704582-1207-ssa-hocut-i-gotovi-pidtrimuvati-vstup-ukraini-do-nato-brink.html" text:style-name="Internet_20_link" text:visited-style-name="Visited_20_Internet_20_Link">
 </text:a>
 , у четвер посолСША в Україні Бріджит Брінк заявила, що приєднання України доПівнічноатлантичного альянсу є процесом, який Сполучені Штати готові й хочутьпідтримувати.</text:p>
      <text:p text:style-name="P4">
Source: <text:a xlink:type="simple" xlink:href="https://www.ukrinform.ua/rubric-ato/3704885-stati-pridilaut-veliku-uvagu-peredaci-ukraini-zasobiv-ppo-bilij-dim.html" text:style-name="Internet_20_link" text:visited-style-name="Visited_20_Internet_20_Link">
https://www.ukrinform.ua/rubric-ato/3704885-stati-pridilaut-veliku-uvagu-peredaci-ukraini-zasobiv-ppo-bilij-dim.html</text:a>
</text:p>
      <!--NEWS-->
      <text:h text:style-name="P10" text:outline-level="1">
<text:span text:style-name="T4">
Volvo звільнить 1300 співробітників для скорочення витрат</text:span>
</text:h>
      <text:p text:style-name="P4">
Authors: Ukrinform (Person)</text:p>
      <text:p text:style-name="P4">
Publisher: Укринформ (Organization)</text:p>
      <text:p text:style-name="P4">
Published Time: 2023-05-04T-35:56:00+03:00</text:p>
      <text:p text:style-name="P4">
Modified Time: 2023-05-04T21:56:00+03:00</text:p>
      <text:p text:style-name="P4">
Description: Автомобільна компанія Volvo Cars повідомила у четвер, що звільнить близько 1300 офісних співробітників у Швеції в рамках скорочення витрат. — Укрінформ.</text:p>
      <text:p text:style-name="P4">
Images: ["<text:a xlink:type="simple" xlink:href="https://static.ukrinform.com/photos/2019_01/thumb_files/630_360_1548246841-477.jpg" text:style-name="Internet_20_link" text:visited-style-name="Visited_20_Internet_20_Link">
630_360_15482...</text:a>
"]</text:p>
      <text:p text:style-name="P4">
Tags: ['Автомобіль', 'Скорочення', 'Технології', 'Volvo']</text:p>
      <text:p text:style-name="P4">
Type: Article</text:p>
      <!--METADATA-->
      <text:p text:style-name="P4">
<draw:frame draw:style-name="fr1" draw:name="Image47" text:anchor-type="as-char" svg:width="6.9236in" svg:height="3.956343in" draw:z-index="0">
<draw:image xlink:href="../Images/yкринформ/2023-05-04T-35-56-00-03-00/630_360_1548246841-477.jpg" xlink:type="simple" xlink:show="embed" xlink:actuate="onLoad" draw:mime-type="image/jpeg"/>
</draw:frame>
Автомобільна компанія Volvo Cars повідомила у четвер, що звільнить близько1300 офісних співробітників у Швеції в рамках скорочення витрат.</text:p>
      <text:p text:style-name="P4">
Як передає Укрінформ, про це повідомляє <text:a xlink:type="simple" xlink:href="https://www.reuters.com/business/autos-transportation/volvo-cars-cut-1300-jobs-it-steps-up-cost-cuts-2023-05-04/" text:style-name="Internet_20_link" text:visited-style-name="Visited_20_Internet_20_Link">
</text:a>
 .</text:p>
      <text:p text:style-name="P4">
« <text:a xlink:type="simple" xlink:href="https://www.ukrinform.ua/tag-ekonomika" text:style-name="Internet_20_link" text:visited-style-name="Visited_20_Internet_20_Link">
 </text:a>
 труднощі, підвищення цін насировину та посилення конкуренції, ймовірно, ще деякий час залишатимутьсявикликом для нашої галузі», – сказав генеральний директор компанії Джим Роуен.</text:p>
      <text:p text:style-name="P4">
Він додав, що попередньої ініціативи щодо підвищення ефективності, попри їїрезультативність, виявилось недостатньо.</text:p>
      <text:p text:style-name="P4">
1300 робочих місць становлять 6% робочої сили Volvo Cars у Швеції.</text:p>
      <text:p text:style-name="P4">
Роуен також повідомив, що точна сума майбутніх заощаджень після проведенняскорочення штату невідома.</text:p>
      <text:p text:style-name="P4">
Компанія видала повідомлення про звільнення 1100 співробітникам. Інші 200робочих посад будуть визначені після перевірки бізнесу по всій Швеції.</text:p>
      <text:p text:style-name="P4">
У компанії додали, що найближчими місяцями планується скоротити кількістьробочих місць і знизити витрати на всі глобальні операції, включаючиконсультації.</text:p>
      <text:p text:style-name="P4">
<text:span text:style-name="T4">
Читайте також:</text:span>
 <text:a xlink:type="simple" xlink:href="https://www.ukrinform.ua/rubric-technology/3683496-volvo-skorotit-1600-robocih-misc-u-evropi.html" text:style-name="Internet_20_link" text:visited-style-name="Visited_20_Internet_20_Link">
 <text:span text:style-name="T4">
Volvo</text:span>
 </text:a>
</text:p>
      <text:p text:style-name="P4">
Роуен заявив, що він наразі не може уточнити, де саме буде проведеноскорочення, але в основному зміни будуть зосереджені на офісних посадах.</text:p>
      <text:p text:style-name="P4">
Як повідомляв Укрінформ, у березні концерн Volvo Group повідомив про планиреструктуризувати свою європейську компанію з виробництва автобусів,відмовившись від заводу в Польщі.</text:p>
      <text:p text:style-name="P4">
Source: <text:a xlink:type="simple" xlink:href="https://www.ukrinform.ua/rubric-technology/3704879-volvo-zvilnit-1300-spivrobitnikiv-dla-skorocenna-vitrat.html" text:style-name="Internet_20_link" text:visited-style-name="Visited_20_Internet_20_Link">
https://www.ukrinform.ua/rubric-technology/3704879-volvo-zvilnit-1300-spivrobitnikiv-dla-skorocenna-vitrat.html</text:a>
</text:p>
      <!--NEWS-->
      <text:h text:style-name="P10" text:outline-level="1">
<text:span text:style-name="T4">
Нідерланди підготували мобільну лабораторію для судмедекспертизи в Україні</text:span>
</text:h>
      <text:p text:style-name="P4">
Authors: Ukrinform (Person)</text:p>
      <text:p text:style-name="P4">
Publisher: Укринформ (Organization)</text:p>
      <text:p text:style-name="P4">
Published Time: 2023-05-04T-37:54:00+03:00</text:p>
      <text:p text:style-name="P4">
Modified Time: 2023-05-04T21:54:00+03:00</text:p>
      <text:p text:style-name="P4">
Description: Нідерланди підготували для потреб Міжнародного кримінального суду мобільну лабораторію для судмедекспертизи в Україні. — Укрінформ.</text:p>
      <text:p text:style-name="P4">
Images: ["<text:a xlink:type="simple" xlink:href="https://static.ukrinform.com/photos/2023_05/thumb_files/630_360_1683222024-635.jpg" text:style-name="Internet_20_link" text:visited-style-name="Visited_20_Internet_20_Link">
630_360_16832...</text:a>
"]</text:p>
      <text:p text:style-name="P4">
Tags: ['Нідерланди', 'Україна', 'Лабораторія', 'Війна з росією']</text:p>
      <text:p text:style-name="P4">
Type: Article</text:p>
      <!--METADATA-->
      <text:p text:style-name="P4">
<draw:frame draw:style-name="fr1" draw:name="Image48" text:anchor-type="as-char" svg:width="6.9236in" svg:height="3.956343in" draw:z-index="0">
<draw:image xlink:href="../Images/yкринформ/2023-05-04T-37-54-00-03-00/630_360_1683222024-635.jpg" xlink:type="simple" xlink:show="embed" xlink:actuate="onLoad" draw:mime-type="image/jpeg"/>
</draw:frame>
Нідерланди підготували для потреб Міжнародного кримінального суду мобільнулабораторію для судмедекспертизи в Україні.</text:p>
      <text:p text:style-name="P4">
Як передає Укрінформ, про це заявила міністр оборони Нідерландів КайсаОллонгрен, під час візиту Президента Володимира Зеленського на базуКоролівських військово-повітряних сил Нідерландів, <text:a xlink:type="simple" xlink:href="https://www.president.gov.ua/news/na-bazi-vps-niderlandiv-volodimir-zelenskij-zustrivsya-z-ukr-82685" text:style-name="Internet_20_link" text:visited-style-name="Visited_20_Internet_20_Link">
</text:a>
сайт Президента.</text:p>
      <text:p text:style-name="P4">
Оллонгрен зазначила, що ця база – одна з локацій, на якій Нідерланди готуютьвійськове обладнання та озброєння для України.</text:p>
      <text:p text:style-name="P4">
«Відданість ваших солдатів справді надихає. Вони борються за вільну Україну.За Україну, яку зможуть передати своїм дітям. І ставки високі як для України,так і для всіх нас тут, у Нідерландах, і для всіх, хто поділяє цінностідемократії, міжнародного права й територіальної цілісності», – сказала вона.</text:p>
      <text:p text:style-name="P4">
<text:span text:style-name="T4">
Читайте також:</text:span>
 <text:span text:style-name="T4">
<text:a xlink:type="simple" xlink:href="https://www.ukrinform.ua/rubric-ato/3704840-niderlandi-j-dali-zmicnuvatimut-vijskovij-potencial-ukraini-ministerka-oboroni.html" text:style-name="Internet_20_link" text:visited-style-name="Visited_20_Internet_20_Link">
 </text:a>
 </text:span>
</text:p>
      <text:p text:style-name="P4">
Міністр оборони повідомила, що Нідерланди підготували для потреб Міжнародногокримінального суду мобільну лабораторію для судмедекспертизи в Україні. Цедуже важливо для притягнення до відповідальності винних у злочинах.</text:p>
      <text:p text:style-name="P4">
Вона наголосила, що Нідерланди продовжать допомагати українському народові вйого прагненні відбити <text:span text:style-name="T4">
<text:a xlink:type="simple" xlink:href="https://www.ukrinform.ua/tag-russian-aggression" text:style-name="Internet_20_link" text:visited-style-name="Visited_20_Internet_20_Link">
 </text:a>
</text:span>
</text:p>
      <text:p text:style-name="P4">
«Ми й далі робитимемо значний внесок у зміцнення військового потенціалуУкраїни. Зараз і в майбутньому, так довго, як це буде потрібно», – зазначилаОллонгрен.</text:p>
      <text:p text:style-name="P4">
<text:span text:style-name="T4">
Читайте також:</text:span>
 <text:span text:style-name="T4">
<text:a xlink:type="simple" xlink:href="https://www.ukrinform.ua/rubric-ato/3704840-niderlandi-j-dali-zmicnuvatimut-vijskovij-potencial-ukraini-ministerka-oboroni.html" text:style-name="Internet_20_link" text:visited-style-name="Visited_20_Internet_20_Link">
 </text:a>
 </text:span>
</text:p>
      <text:p text:style-name="P4">
Як повідомляв Укрінформ, Президент України Володимир Зеленський разом зпрем’єр-міністром Нідерландів Марком Рютте та міністеркою оборони НідерландівКайсою Оллонгрен <text:span text:style-name="T4">
_<text:a xlink:type="simple" xlink:href="https://www.ukrinform.ua/rubric-ato/3704817-zelenskij-vidvidav-bazu-vijskovopovitranih-sil-u-niderlandah.html" text:style-name="Internet_20_link" text:visited-style-name="Visited_20_Internet_20_Link">
 </text:a>
 _ </text:span>
</text:p>
      <text:p text:style-name="P4">
Source: <text:a xlink:type="simple" xlink:href="https://www.ukrinform.ua/rubric-ato/3704875-niderlandi-pidgotuvali-mobilnu-laboratoriu-dla-sudmedekspertizi-v-ukraini.html" text:style-name="Internet_20_link" text:visited-style-name="Visited_20_Internet_20_Link">
https://www.ukrinform.ua/rubric-ato/3704875-niderlandi-pidgotuvali-mobilnu-laboratoriu-dla-sudmedekspertizi-v-ukraini.html</text:a>
</text:p>
      <!--NEWS-->
      <text:h text:style-name="P10" text:outline-level="1">
<text:span text:style-name="T4">
Байден і Зеленський спілкуються регулярно й часто – Білий дім</text:span>
</text:h>
      <text:p text:style-name="P4">
Authors: Ukrinform (Person)</text:p>
      <text:p text:style-name="P4">
Publisher: Укринформ (Organization)</text:p>
      <text:p text:style-name="P4">
Published Time: 2023-05-04T-39:48:00+03:00</text:p>
      <text:p text:style-name="P4">
Modified Time: 2023-05-04T21:48:00+03:00</text:p>
      <text:p text:style-name="P4">
Description: Президент США Джо Байден має доволі регулярні контакти з Президентом України Володимиром Зеленським — Укрінформ.</text:p>
      <text:p text:style-name="P4">
Images: ["<text:a xlink:type="simple" xlink:href="https://static.ukrinform.com/photos/2023_02/thumb_files/630_360_1676889346-906.jpeg" text:style-name="Internet_20_link" text:visited-style-name="Visited_20_Internet_20_Link">
630_360_16768...</text:a>
"]</text:p>
      <text:p text:style-name="P4">
Tags: ['Байден', 'США', 'Білий дім', 'Зеленський']</text:p>
      <text:p text:style-name="P4">
Type: Article</text:p>
      <!--METADATA-->
      <text:p text:style-name="P4">
<draw:frame draw:style-name="fr1" draw:name="Image49" text:anchor-type="as-char" svg:width="6.9236in" svg:height="3.956343in" draw:z-index="0">
<draw:image xlink:href="../Images/yкринформ/2023-05-04T-39-48-00-03-00/630_360_1676889346-906.jpeg" xlink:type="simple" xlink:show="embed" xlink:actuate="onLoad" draw:mime-type="image/jpeg"/>
</draw:frame>
Президент США Джо Байден має доволі регулярні контакти з Президентом УкраїниВолодимиром Зеленським</text:p>
      <text:p text:style-name="P4">
Так охарактеризував взаємодію на найвищому рівні між Вашингтоном і Києвомпредставник Білого дому Джон Кірбі, передає власний кореспондент Укрінформу.</text:p>
      <text:p text:style-name="P4">
«Спілкування між президентом <text:a xlink:type="simple" xlink:href="https://www.ukrinform.ua/tag-bajden" text:style-name="Internet_20_link" text:visited-style-name="Visited_20_Internet_20_Link">
 </text:a>
 іпрезидентом Зеленським? Вони розмовляють регулярно й часто», - зазначивпредставник Білого дому у відповідь на запитання щодо наступної запланованоїрозмови між двома лідерами.</text:p>
      <text:p text:style-name="P4">
Він зазначив, що зараз не може сказати конкретно, коли президенти зновупланують поговорити. Водночас Кірбі підкреслив, що ці два лідери комунікуютьрегулярно.</text:p>
      <text:p text:style-name="P4">
<text:span text:style-name="T4">
Читайте також:</text:span>
 <text:a xlink:type="simple" xlink:href="https://www.ukrinform.ua/rubric-ato/3704409-zelenskij-podakuvav-ssa-za-novij-paket-oboronnoi-dopomogi.html" text:style-name="Internet_20_link" text:visited-style-name="Visited_20_Internet_20_Link">
 </text:a>
</text:p>
      <text:p text:style-name="P4">
Як повідомляв <text:a xlink:type="simple" xlink:href="https://www.ukrinform.ua/rubric-world/3704702-bajden-zahoplenij-horobristu-zsu-ta-narodu-ukraini.html" text:style-name="Internet_20_link" text:visited-style-name="Visited_20_Internet_20_Link">
 </text:a>
 , напередодні президент СШАДжо Байден виступив перед главами командувань Збройних сил США під час вечерів Білому домі. Він назвав український народ «напрочуд хоробрим» і дав високуоцінку американським військовим лідерам, які допомагають Україні у боротьбі зжорстоким російським вторгненням.</text:p>
      <text:p text:style-name="P4">
<text:span text:style-name="T5">
Фото: ОП</text:span>
</text:p>
      <text:p text:style-name="P4">
Source: <text:a xlink:type="simple" xlink:href="https://www.ukrinform.ua/rubric-polytics/3704874-bajden-i-zelenskij-spilkuutsa-regularno-j-casto-bilij-dim.html" text:style-name="Internet_20_link" text:visited-style-name="Visited_20_Internet_20_Link">
https://www.ukrinform.ua/rubric-polytics/3704874-bajden-i-zelenskij-spilkuutsa-regularno-j-casto-bilij-dim.html</text:a>
</text:p>
      <!--NEWS-->
      <text:h text:style-name="P10" text:outline-level="1">
<text:span text:style-name="T4">
На вступ до «Гвардії наступу» близько 5% заявок подали жінки – МВС</text:span>
</text:h>
      <text:p text:style-name="P4">
Authors: Ukrinform (Person)</text:p>
      <text:p text:style-name="P4">
Publisher: Укринформ (Organization)</text:p>
      <text:p text:style-name="P4">
Published Time: 2023-05-04T-41:41:00+03:00</text:p>
      <text:p text:style-name="P4">
Modified Time: 2023-05-04T21:41:00+03:00</text:p>
      <text:p text:style-name="P4">
Description: Близько 5% заявок на вступ до «Гвардії наступу» подали жінки. — Укрінформ.</text:p>
      <text:p text:style-name="P4">
Images: ["<text:a xlink:type="simple" xlink:href="https://static.ukrinform.com/photos/2023_02/thumb_files/630_360_1675495715-453.jpg" text:style-name="Internet_20_link" text:visited-style-name="Visited_20_Internet_20_Link">
630_360_16754...</text:a>
"]</text:p>
      <text:p text:style-name="P4">
Tags: ['МВС', 'Жінки', 'Війна з росією', 'Гвардія наступу']</text:p>
      <text:p text:style-name="P4">
Type: Article</text:p>
      <!--METADATA-->
      <text:p text:style-name="P4">
<draw:frame draw:style-name="fr1" draw:name="Image50" text:anchor-type="as-char" svg:width="6.9236in" svg:height="3.956343in" draw:z-index="0">
<draw:image xlink:href="../Images/yкринформ/2023-05-04T-41-41-00-03-00/630_360_1675495715-453.jpg" xlink:type="simple" xlink:show="embed" xlink:actuate="onLoad" draw:mime-type="image/jpeg"/>
</draw:frame>
 Близько5% заявок на вступ до «Гвардії наступу» подали жінки.</text:p>
      <text:p text:style-name="P4">
Про це заступниця міністра внутрішніх справ Катерина Павліченко розповіла підчас <text:a xlink:type="simple" xlink:href="https://www.youtube.com/live/6L_lUAys2Kk" text:style-name="Internet_20_link" text:visited-style-name="Visited_20_Internet_20_Link">
 </text:a>
 , повідомляєкореспондент Укрінформу.</text:p>
      <text:p text:style-name="P4">
«На етапі подачі заявок було близько 5% <text:span text:style-name="T4">
<text:a xlink:type="simple" xlink:href="https://www.ukrinform.ua/tag-zinki" text:style-name="Internet_20_link" text:visited-style-name="Visited_20_Internet_20_Link">
 </text:a>
 </text:span>
 , але це дуже суворий відбір. І мотивація, і фізичний рівеньпідготовки мають бути досить високими. Зараз ми відслідковуємо, що тільки 2%проходять до «Гвардії наступу», - сказала заступниця міністра.</text:p>
      <text:p text:style-name="P4">
<text:span text:style-name="T4">
Читайте також:</text:span>
 <text:span text:style-name="T4">
<text:a xlink:type="simple" xlink:href="https://www.ukrinform.ua/rubric-ato/3697837-gvardia-nastupu-aki-brigadi-vze-sformovano-i-napramki.html" text:style-name="Internet_20_link" text:visited-style-name="Visited_20_Internet_20_Link">
 </text:a>
 </text:span>
</text:p>
      <text:p text:style-name="P4">
Як повідомлялося, Міністерство внутрішніх справ України _<text:span text:style-name="T4">
<text:a xlink:type="simple" xlink:href="https://www.ukrinform.ua/rubric-ato/3664470-u-mvs-ogolosili-pro-pocatok-formuvanna-sturmovih-brigad-gvardia-nastupu.html" text:style-name="Internet_20_link" text:visited-style-name="Visited_20_Internet_20_Link">
</text:a>
 </text:span>
 _ . Основою підрозділів єчинні поліцейські, прикордонники та бійці Національної гвардії.</text:p>
      <text:p text:style-name="P4">
Станом на кінець березня бригади були сформовані, однак тривав набір урезервні підрозділи.</text:p>
      <text:p text:style-name="P4">
Source: <text:a xlink:type="simple" xlink:href="https://www.ukrinform.ua/rubric-ato/3704655-na-vstup-do-gvardii-nastupu-blizko-5-zaavok-podali-zinki-mvs.html" text:style-name="Internet_20_link" text:visited-style-name="Visited_20_Internet_20_Link">
https://www.ukrinform.ua/rubric-ato/3704655-na-vstup-do-gvardii-nastupu-blizko-5-zaavok-podali-zinki-mvs.html</text:a>
</text:p>
      <!--NEWS-->
      <text:h text:style-name="P10" text:outline-level="1">
<text:span text:style-name="T4">
Президент вручив годинники військовим, які перебувають на реабілітації в Нідерландах</text:span>
</text:h>
      <text:p text:style-name="P4">
Authors: Ukrinform (Person)</text:p>
      <text:p text:style-name="P4">
Publisher: Укринформ (Organization)</text:p>
      <text:p text:style-name="P4">
Published Time: 2023-05-04T-43:33:00+03:00</text:p>
      <text:p text:style-name="P4">
Modified Time: 2023-05-04T21:33:00+03:00</text:p>
      <text:p text:style-name="P4">
Description: Президент України Володимир Зеленський в Нідерландах під час відвідування бази Військово-повітряних сил вручив сім годинників українським військовим, які перебувають там на реабілітації. — Укрінформ.</text:p>
      <text:p text:style-name="P4">
Images: ["<text:a xlink:type="simple" xlink:href="https://static.ukrinform.com/photos/2023_05/thumb_files/630_360_1683226165-310.jpeg" text:style-name="Internet_20_link" text:visited-style-name="Visited_20_Internet_20_Link">
630_360_16832...</text:a>
", "<text:a xlink:type="simple" xlink:href="https://static.ukrinform.com/photos/2023_05/1683224604-672.jpg" text:style-name="Internet_20_link" text:visited-style-name="Visited_20_Internet_20_Link">
1683224604-67...</text:a>
", "<text:a xlink:type="simple" xlink:href="https://static.ukrinform.com/photos/2023_05/1683224604-516.jpg" text:style-name="Internet_20_link" text:visited-style-name="Visited_20_Internet_20_Link">
1683224604-51...</text:a>
", "<text:a xlink:type="simple" xlink:href="https://static.ukrinform.com/photos/2023_05/1683224605-497.jpg" text:style-name="Internet_20_link" text:visited-style-name="Visited_20_Internet_20_Link">
1683224605-49...</text:a>
", "<text:a xlink:type="simple" xlink:href="https://static.ukrinform.com/photos/2023_05/1683224605-763.jpg" text:style-name="Internet_20_link" text:visited-style-name="Visited_20_Internet_20_Link">
1683224605-76...</text:a>
"]</text:p>
      <text:p text:style-name="P4">
Tags: ['Нагорода', 'Нідерланди', 'ЗСУ', 'Зеленський']</text:p>
      <text:p text:style-name="P4">
Type: Article</text:p>
      <!--METADATA-->
      <text:p text:style-name="P4">
<draw:frame draw:style-name="fr1" draw:name="Image51" text:anchor-type="as-char" svg:width="6.9236in" svg:height="3.956343in" draw:z-index="0">
<draw:image xlink:href="../Images/yкринформ/2023-05-04T-43-33-00-03-00/630_360_1683226165-310.jpeg" xlink:type="simple" xlink:show="embed" xlink:actuate="onLoad" draw:mime-type="image/jpeg"/>
</draw:frame>
Президент України Володимир Зеленський в Нідерландах під час відвідування базиВійськово-повітряних сил вручив сім годинників українським військовим, якіперебувають там на реабілітації.</text:p>
      <text:p text:style-name="P4">
Як повідомляє кореспондент Укрінформу в Гаазі, на годинниках можна побачитиукраїнський національний символ – Тризуб, а також напис “Від ПрезидентаУкраїни В. Зеленського”.</text:p>
      <text:p text:style-name="P4">
<draw:frame draw:style-name="fr1" draw:name="Image52" text:anchor-type="as-char" svg:width="6.9236in" svg:height="4.615733in" draw:z-index="0">
<draw:image xlink:href="../Images/yкринформ/2023-05-04T-43-33-00-03-00/1683224604-672.jpg" xlink:type="simple" xlink:show="embed" xlink:actuate="onLoad" draw:mime-type="image/jpeg"/>
</draw:frame>
<draw:frame draw:style-name="fr1" draw:name="Image53" text:anchor-type="as-char" svg:width="6.9236in" svg:height="4.615733in" draw:z-index="0">
<draw:image xlink:href="../Images/yкринформ/2023-05-04T-43-33-00-03-00/1683224604-516.jpg" xlink:type="simple" xlink:show="embed" xlink:actuate="onLoad" draw:mime-type="image/jpeg"/>
</draw:frame>
</text:p>
      <text:p text:style-name="P4">
<draw:frame draw:style-name="fr1" draw:name="Image54" text:anchor-type="as-char" svg:width="6.9236in" svg:height="4.615733in" draw:z-index="0">
<draw:image xlink:href="../Images/yкринформ/2023-05-04T-43-33-00-03-00/1683224605-497.jpg" xlink:type="simple" xlink:show="embed" xlink:actuate="onLoad" draw:mime-type="image/jpeg"/>
</draw:frame>
</text:p>
      <text:p text:style-name="P4">
<draw:frame draw:style-name="fr1" draw:name="Image55" text:anchor-type="as-char" svg:width="6.9236in" svg:height="4.615733in" draw:z-index="0">
<draw:image xlink:href="../Images/yкринформ/2023-05-04T-43-33-00-03-00/1683224605-763.jpg" xlink:type="simple" xlink:show="embed" xlink:actuate="onLoad" draw:mime-type="image/jpeg"/>
</draw:frame>
</text:p>
      <text:p text:style-name="P4">
Як повідомляв Укрінформ, Президент України Володимир Зеленський разом зпрем’єр-міністром Нідерландів Марком Рютте та міністеркою оборони НідерландівКайсою Оллонгрен <text:span text:style-name="T4">
_<text:a xlink:type="simple" xlink:href="https://www.ukrinform.ua/rubric-ato/3704817-zelenskij-vidvidav-bazu-vijskovopovitranih-sil-u-niderlandah.html" text:style-name="Internet_20_link" text:visited-style-name="Visited_20_Internet_20_Link">
 </text:a>
 _ </text:span>
</text:p>
      <text:p text:style-name="P4">
<text:span text:style-name="T5">
Фото: Jarno Kraayvanger / Mediacentrum Defensie (MCD)</text:span>
</text:p>
      <text:p text:style-name="P4">
Source: <text:a xlink:type="simple" xlink:href="https://www.ukrinform.ua/rubric-polytics/3704870-prezident-vruciv-godinniki-vijskovim-aki-perebuvaut-na-reabilitacii-v-niderlandah.html" text:style-name="Internet_20_link" text:visited-style-name="Visited_20_Internet_20_Link">
https://www.ukrinform.ua/rubric-polytics/3704870-prezident-vruciv-godinniki-vijskovim-aki-perebuvaut-na-reabilitacii-v-niderlandah.html</text:a>
</text:p>
      <!--NEWS-->
      <text:h text:style-name="P10" text:outline-level="1">
<text:span text:style-name="T4">
У Печерському районі - пожежа від падіння уламків безпілотника</text:span>
</text:h>
      <text:p text:style-name="P4">
Authors: Ukrinform (Person)</text:p>
      <text:p text:style-name="P4">
Publisher: Укринформ (Organization)</text:p>
      <text:p text:style-name="P4">
Published Time: 2023-05-04T-45:25:00+03:00</text:p>
      <text:p text:style-name="P4">
Modified Time: 2023-05-04T21:25:00+03:00</text:p>
      <text:p text:style-name="P4">
Description: У столиці в Печерському районі на невеликій території виникло загоряння внаслідок падіння уламків безпілотного літального апарата. — Укрінформ.</text:p>
      <text:p text:style-name="P4">
Images: ["<text:a xlink:type="simple" xlink:href="https://static.ukrinform.com/photos/2018_05/thumb_files/630_360_1526257016-6927.jpg" text:style-name="Internet_20_link" text:visited-style-name="Visited_20_Internet_20_Link">
630_360_15262...</text:a>
"]</text:p>
      <text:p text:style-name="P4">
Tags: ['Безпілотник', 'Пожежа', 'Київ', 'Війна з росією']</text:p>
      <text:p text:style-name="P4">
Type: Article</text:p>
      <!--METADATA-->
      <text:p text:style-name="P4">
<draw:frame draw:style-name="fr1" draw:name="Image56" text:anchor-type="as-char" svg:width="6.9236in" svg:height="3.956343in" draw:z-index="0">
<draw:image xlink:href="../Images/yкринформ/2023-05-04T-45-25-00-03-00/630_360_1526257016-6927.jpg" xlink:type="simple" xlink:show="embed" xlink:actuate="onLoad" draw:mime-type="image/jpeg"/>
</draw:frame>
 Устолиці в Печерському районі на невеликій території виникло загоряннявнаслідок падіння уламків безпілотного літального апарата.</text:p>
      <text:p text:style-name="P4">
Про це написав Київський міський голова Віталій Кличко в <text:a xlink:type="simple" xlink:href="https://t.me/vitaliy_klitschko/1927" text:style-name="Internet_20_link" text:visited-style-name="Visited_20_Internet_20_Link">
</text:a>
 , передає Укрінформ.</text:p>
      <text:p text:style-name="P4">
"Загоряння на невеликій площі території в Печерському районі. Внаслідокпадіння уламків <text:a xlink:type="simple" xlink:href="https://www.ukrinform.ua/tag-bezpilotnik" text:style-name="Internet_20_link" text:visited-style-name="Visited_20_Internet_20_Link">
 </text:a>
 . Будівлінеушкоджені. Потерпілих немає", - написав Кличко.</text:p>
      <text:p text:style-name="P4">
<text:span text:style-name="T4">
Читайте також:</text:span>
 <text:a xlink:type="simple" xlink:href="https://www.ukrinform.ua/rubric-kyiv/3704852-u-solomanskomu-rajoni-pozeza-jmovirne-potraplanna-ulamkiv-drona.html" text:style-name="Internet_20_link" text:visited-style-name="Visited_20_Internet_20_Link">
 <text:span text:style-name="T4">
Кличко</text:span>
 </text:a>
</text:p>
      <text:p text:style-name="P4">
Як повідомлялося, над Києвом під час повітряної тривоги <text:a xlink:type="simple" xlink:href="https://www.ukrinform.ua/rubric-kyiv/3704849-nad-kievom-sili-ppo-zbili-bezpilotnik.html" text:style-name="Internet_20_link" text:visited-style-name="Visited_20_Internet_20_Link">
</text:a>
 .</text:p>
      <text:p text:style-name="P4">
Source: <text:a xlink:type="simple" xlink:href="https://www.ukrinform.ua/rubric-kyiv/3704869-u-pecerskomu-rajoni-pozeza-vid-padinna-ulamkiv-bezpilotnika.html" text:style-name="Internet_20_link" text:visited-style-name="Visited_20_Internet_20_Link">
https://www.ukrinform.ua/rubric-kyiv/3704869-u-pecerskomu-rajoni-pozeza-vid-padinna-ulamkiv-bezpilotnika.html</text:a>
</text:p>
      <!--NEWS-->
      <text:h text:style-name="P10" text:outline-level="1">
<text:span text:style-name="T4">
На коронації Чарльза III США представить перша леді Джилл Байден</text:span>
</text:h>
      <text:p text:style-name="P4">
Authors: Ukrinform (Person)</text:p>
      <text:p text:style-name="P4">
Publisher: Укринформ (Organization)</text:p>
      <text:p text:style-name="P4">
Published Time: 2023-05-04T-47:24:00+03:00</text:p>
      <text:p text:style-name="P4">
Modified Time: 2023-05-04T21:24:00+03:00</text:p>
      <text:p text:style-name="P4">
Description: Перша леді США Джилл Байден офіційно представить Сполучені Штати на урочистій церемонії коронації Чарльза III цими вихідними. — Укрінформ.</text:p>
      <text:p text:style-name="P4">
Images: ["<text:a xlink:type="simple" xlink:href="https://static.ukrinform.com/photos/2023_02/thumb_files/630_360_1675349385-451.jpg" text:style-name="Internet_20_link" text:visited-style-name="Visited_20_Internet_20_Link">
630_360_16753...</text:a>
"]</text:p>
      <text:p text:style-name="P4">
Tags: ['США', 'Джилл Байден', 'Чарльз ІІІ', 'Коронація']</text:p>
      <text:p text:style-name="P4">
Type: Article</text:p>
      <!--METADATA-->
      <text:p text:style-name="P4">
<draw:frame draw:style-name="fr1" draw:name="Image57" text:anchor-type="as-char" svg:width="6.9236in" svg:height="3.956343in" draw:z-index="0">
<draw:image xlink:href="../Images/yкринформ/2023-05-04T-47-24-00-03-00/630_360_1675349385-451.jpg" xlink:type="simple" xlink:show="embed" xlink:actuate="onLoad" draw:mime-type="image/jpeg"/>
</draw:frame>
 Першаледі США Джилл Байден офіційно представить Сполучені Штати на урочистійцеремонії коронації Чарльза III цими вихідними.</text:p>
      <text:p text:style-name="P4">
Про це повідомила в четвер речниця Білого дому Карін Жан П’єр, передає власнийкореспондент Укрінформу.</text:p>
      <text:p text:style-name="P4">
«Джилл Байден сьогодні вирушає до Сполученого Королівства, щоби відвідатицеремонію коронації Його Величності Короля Чарльза III та Її ВеличностіКоролеви-консорта Камілли від імені <text:a xlink:type="simple" xlink:href="https://www.ukrinform.ua/tag-ssa" text:style-name="Internet_20_link" text:visited-style-name="Visited_20_Internet_20_Link">
 </text:a>
 », -зазначила представниця Білого дому.</text:p>
      <text:p text:style-name="P4">
Вона підкреслила, що Америка й Сполучене Королівство є «близькими союзникамита потужними партнерами» з міцними зв’язками між країнами та народами.</text:p>
      <text:p text:style-name="P4">
За її словами, перша леді також зустрінеться з дружиною прем’єр-міністра РішіСунака, Акшатою Мурті, а також приєднається до великого обіду, організованогоглавою уряду Великої Британії після церемонії.</text:p>
      <text:p text:style-name="P4">
<text:span text:style-name="T4">
Читайте також:</text:span>
 <text:a xlink:type="simple" xlink:href="https://www.ukrinform.ua/rubric-world/3703882-putina-lukasenka-ta-insih-diktatoriv-ne-zaprosili-na-koronaciu-carlza-iii-zmi.html" text:style-name="Internet_20_link" text:visited-style-name="Visited_20_Internet_20_Link">
 <text:span text:style-name="T4">
Чарльза</text:span>
 </text:a>
</text:p>
      <text:p text:style-name="P4">
Як повідомляв <text:a xlink:type="simple" xlink:href="http://www.ukrinform.ua/rubric-polytics/3703568-ukrainu-na-koronacii-carlza-iii-predstavlatime-delegacia-visokogo-rivna-kuleba.html" text:style-name="Internet_20_link" text:visited-style-name="Visited_20_Internet_20_Link">
 </text:a>
 ,напередодні міністр закордонних справ Дмитро Кулеба заявив, що на коронаціїЧарльза III буде представлена високоповажна українська делегація. Урочистацеремонія запланована на суботу, 6 травня, у Вестмінстерському абатстві вЛондоні.</text:p>
      <text:p text:style-name="P4">
<text:span text:style-name="T5">
Фото: Graeme Sloan</text:span>
</text:p>
      <text:p text:style-name="P4">
Source: <text:a xlink:type="simple" xlink:href="https://www.ukrinform.ua/rubric-world/3704872-na-koronacii-carlza-iii-ssa-predstavit-persa-ledi-dzill-bajden.html" text:style-name="Internet_20_link" text:visited-style-name="Visited_20_Internet_20_Link">
https://www.ukrinform.ua/rubric-world/3704872-na-koronacii-carlza-iii-ssa-predstavit-persa-ledi-dzill-bajden.html</text:a>
</text:p>
      <!--NEWS-->
      <text:h text:style-name="P10" text:outline-level="1">
<text:span text:style-name="T4">
Україну у п’ятницю прогріє до +24°, подекуди невеликий дощ</text:span>
</text:h>
      <text:p text:style-name="P4">
Authors: Ukrinform (Person)</text:p>
      <text:p text:style-name="P4">
Publisher: Укринформ (Organization)</text:p>
      <text:p text:style-name="P4">
Published Time: 2023-05-04T-49:22:00+03:00</text:p>
      <text:p text:style-name="P4">
Modified Time: 2023-05-04T21:22:00+03:00</text:p>
      <text:p text:style-name="P4">
Description: В Україні 5 травня невеликий короткочасний дощ ймовірний лише в північно-східних областях та в Карпатах, температура у західних та північних областях вночі 4-9° тепла, вдень 11-16°; на решті території вночі до 12°, вдень до 22°. — Укрінформ.</text:p>
      <text:p text:style-name="P4">
Images: ["<text:a xlink:type="simple" xlink:href="https://static.ukrinform.com/photos/2023_05/thumb_files/630_360_1683209657-926.jpg" text:style-name="Internet_20_link" text:visited-style-name="Visited_20_Internet_20_Link">
630_360_16832...</text:a>
"]</text:p>
      <text:p text:style-name="P4">
Tags: ['Дощ', 'Погода', 'Прогноз', 'Весна']</text:p>
      <text:p text:style-name="P4">
Type: Article</text:p>
      <!--METADATA-->
      <text:p text:style-name="P4">
<draw:frame draw:style-name="fr1" draw:name="Image58" text:anchor-type="as-char" svg:width="6.9236in" svg:height="3.956343in" draw:z-index="0">
<draw:image xlink:href="../Images/yкринформ/2023-05-04T-49-22-00-03-00/630_360_1683209657-926.jpg" xlink:type="simple" xlink:show="embed" xlink:actuate="onLoad" draw:mime-type="image/jpeg"/>
</draw:frame>
 В Україні5 травня невеликий короткочасний дощ ймовірний лише в північно-східнихобластях та в Карпатах, температура у західних та північних областях вночі4-9° тепла, вдень 11-16°; на решті території вночі до 12°, вдень до 22°.</text:p>
      <text:p text:style-name="P4">
Про це Укрінформу повідомили в Українському гідрометцентру.</text:p>
      <text:p text:style-name="P4">
"У північно-східних областях та в Карпатах місцями невеликий короткочасний <text:a xlink:type="simple" xlink:href="https://www.ukrinform.ua/tag-dos" text:style-name="Internet_20_link" text:visited-style-name="Visited_20_Internet_20_Link">
</text:a>
 , на решті території без істотних опадів.Вітер переважно північно-східний, 5-10 м/с. Температура у західних тапівнічних областях вночі 4-9° тепла, вдень 11-16°; на решті території вночі7-12°, вдень 17-22°, на південному сході країни до 24°", - йдеться вповідомленні.</text:p>
      <text:p text:style-name="P4">
У Києві та області в п'ятницю без істотних опадів. Вітер північно-східний 5-10м/с. У столиці температура вночі 6-8°, вдень 14-16°, на Київщині вночі 4-9°,вдень 11-16°.</text:p>
      <text:p text:style-name="P4">
Синоптики 6-7 травня в Україні опадів не прогнозують, лише 7 травня наЗакарпатті та Прикарпатті ймовірні невеликі дощі, в Карпатах мокрий сніг.Вітер північний, північно-східний, 5-10 м/с, 7 травня у південній частинімісцями пориви 15-20 м/с.</text:p>
      <text:p text:style-name="P4">
Температура вночі 1-6° тепла (6 травня у південних та більшості східнихобластей 7-12°), у північних, північно-західних, Вінницькій та Черкаськійобластях, 7 травня в Україні, крім південної частини, Закарпаття таПрикарпаття, на поверхні ґрунту, 6-7 травня на Волині, Рівненщині,Житомирщині, Чернігівщині та Сумщині і в повітрі заморозки 0-5°, температуравдень 9-14° тепла, у південній частині та на Закарпатті 6 травня 15-20°, 7травня 12-17°. На високогір'ї Карпат вночі та вдень 0-5° тепла (вдень 6 травня6-11°).</text:p>
      <text:p text:style-name="P4">
У Києві та області 6-7 травня опади не очікуються. Вітер північний, північно-східний, 5-10 м/с. У столиці температура вночі 2-4° тепла, вдень 10-12°; наКиївщині вночі 1-6° тепла, на поверхні ґрунту заморозки 0-5°, температуравдень 9-14° тепла.</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text:p>
      <text:p text:style-name="P4">
Згідно з прогнозом, в Україні 8-9 травня без опадів, лише у західних тапівденно-східних областях вдень 9 травня очікуються короткочасні дощі.</text:p>
      <text:p text:style-name="P4">
Температура вночі у південній частині, на Закарпатті та Прикарпатті 4-9°, нарешті території 1-6° тепла, на поверхні ґрунту (на Сумщині та Чернігівщині і вповітрі) заморозки 0-5°; температура вдень 9-15° тепла, на Закарпатті до 19°;на високогір'ї Карпат вночі близько 0°, вдень 2-7° тепла.</text:p>
      <text:p text:style-name="P4">
У Києві та області 8- 9 травня опади не прогнозуються. У столиці температуравночі 2-4° тепла, вдень 11-13°; на Київщині вночі 1-6° тепла, на поверхніґрунту заморозки 0-5°; вдень 9-14° тепла.</text:p>
      <text:p text:style-name="P4">
Source: <text:a xlink:type="simple" xlink:href="https://www.ukrinform.ua/rubric-regions/3704732-ukrainu-u-patnicu-progrie-do-24-podekudi-nevelikij-dos.html" text:style-name="Internet_20_link" text:visited-style-name="Visited_20_Internet_20_Link">
https://www.ukrinform.ua/rubric-regions/3704732-ukrainu-u-patnicu-progrie-do-24-podekudi-nevelikij-dos.html</text:a>
</text:p>
      <!--NEWS-->
      <text:h text:style-name="P10" text:outline-level="1">
<text:span text:style-name="T4">
Матчі 25-го туру футбольної Прем'єр-ліги України пройдуть 7-8 травня</text:span>
</text:h>
      <text:p text:style-name="P4">
Authors: Ukrinform (Person)</text:p>
      <text:p text:style-name="P4">
Publisher: Укринформ (Organization)</text:p>
      <text:p text:style-name="P4">
Published Time: 2023-05-04T-51:20:42+03:00</text:p>
      <text:p text:style-name="P4">
Modified Time: 2023-05-04T21:20:42+03:00</text:p>
      <text:p text:style-name="P4">
Description: У чемпіонаті України з футболу серед команд Прем'єр-ліги (УПЛ) 7-8 травня пройдуть поєдинки чергового, 25-го туру. — Укрінформ.</text:p>
      <text:p text:style-name="P4">
Images: ["<text:a xlink:type="simple" xlink:href="https://static.ukrinform.com/photos/2018_07/thumb_files/630_360_1532409762-6242.jpg" text:style-name="Internet_20_link" text:visited-style-name="Visited_20_Internet_20_Link">
630_360_15324...</text:a>
"]</text:p>
      <text:p text:style-name="P4">
Tags: ['Футбол', "Прем'єр-ліга"]</text:p>
      <text:p text:style-name="P4">
Type: Article</text:p>
      <!--METADATA-->
      <text:p text:style-name="P4">
<draw:frame draw:style-name="fr1" draw:name="Image59" text:anchor-type="as-char" svg:width="6.9236in" svg:height="3.956343in" draw:z-index="0">
<draw:image xlink:href="../Images/yкринформ/2023-05-04T-51-20-42-03-00/630_360_1532409762-6242.jpg" xlink:type="simple" xlink:show="embed" xlink:actuate="onLoad" draw:mime-type="image/jpeg"/>
</draw:frame>
 Учемпіонаті України з футболу серед команд Прем'єр-ліги (УПЛ) 7-8 травняпройдуть поєдинки чергового, 25-го туру.</text:p>
      <text:p text:style-name="P4">
Перший ігровий день о 13.00 розпочнуть поєдинки між одеським «Чорноморцем» та«Дніпром-1», харківським «Металістом» та «Львовом», передає Укрінформ.</text:p>
      <text:p text:style-name="P4">
Третій недільний матч, 7 травня, пройде за участю «Олександрії» та донецького«Шахтаря» (15.00).</text:p>
      <text:p text:style-name="P4">
Програму туру в понеділок, 8 травня, завершать поєдинки криворізького«Кривбаса» з київським «Динамо» (13.00), закарпатського «Миная» з полтавською«Ворсклою» (14.00), львівського «Руха» з «Інгульцем» із Петрового (15.00),рівненського «Вереса» з ковалівським «Колосом» (15.00), луганської «Зорі» зхарківським «Металістом 1925» (17.00).</text:p>
      <text:p text:style-name="P4">
<text:span text:style-name="T4">
Читайте також:</text:span>
 <text:a xlink:type="simple" xlink:href="https://www.ukrinform.ua/rubric-sports/3704811-forvard-dnipra1-ta-trener-dinamo-viznani-najkrasimi-u-24mu-turi-upl.html" text:style-name="Internet_20_link" text:visited-style-name="Visited_20_Internet_20_Link">
 </text:a>
</text:p>
      <text:p text:style-name="P4">
У турнірній таблиці УПЛ лідирує «Шахтар», у якого 59 очок (після 24-х ігор),далі - «Дніпро-1» - 54 (23), «Зоря» - 52 (24), «Динамо» - 47 (24),«Олександрія» - 37 (23), «Кривбас» - 32 (24), «Ворскла» - 30 (24), «Колос» -30 (24)...</text:p>
      <text:p text:style-name="P4">
Source: <text:a xlink:type="simple" xlink:href="https://www.ukrinform.ua/rubric-sports/3704866-matci-25go-turu-futbolnoi-premerligi-ukraini-projdut-78-travna.html" text:style-name="Internet_20_link" text:visited-style-name="Visited_20_Internet_20_Link">
https://www.ukrinform.ua/rubric-sports/3704866-matci-25go-turu-futbolnoi-premerligi-ukraini-projdut-78-travna.html</text:a>
</text:p>
      <!--NEWS-->
      <text:h text:style-name="P10" text:outline-level="1">
<text:span text:style-name="T4">
Пожежу у Соломʼянському районі Києва локалізували</text:span>
</text:h>
      <text:p text:style-name="P4">
Authors: Ukrinform (Person)</text:p>
      <text:p text:style-name="P4">
Publisher: Укринформ (Organization)</text:p>
      <text:p text:style-name="P4">
Published Time: 2023-05-04T-53:20:00+03:00</text:p>
      <text:p text:style-name="P4">
Modified Time: 2023-05-04T21:20:00+03:00</text:p>
      <text:p text:style-name="P4">
Description: У Солом'янському районі Києва внаслідок падіння уламків безпілотника зруйновані конструкції будівлі на площі 150 м².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Пожежа', 'Київ', 'Дрон', 'Війна з росією']</text:p>
      <text:p text:style-name="P4">
Type: Article</text:p>
      <!--METADATA-->
      <text:p text:style-name="P4">
<draw:frame draw:style-name="fr1" draw:name="Image60" text:anchor-type="as-char" svg:width="6.9236in" svg:height="3.956343in" draw:z-index="0">
<draw:image xlink:href="../Images/yкринформ/2023-05-04T-53-20-00-03-00/630_360_1538997483-946.jpg" xlink:type="simple" xlink:show="embed" xlink:actuate="onLoad" draw:mime-type="image/jpeg"/>
</draw:frame>
 УСолом'янському районі Києва внаслідок падіння уламків безпілотника зруйнованіконструкції будівлі на площі 150 м².</text:p>
      <text:p text:style-name="P4">
Як передає Укрінформ, про Київський міський голова Віталій Кличко повідомив у<text:a xlink:type="simple" xlink:href="https://t.me/vitaliy_klitschko/1928" text:style-name="Internet_20_link" text:visited-style-name="Visited_20_Internet_20_Link">
 </text:a>
 .</text:p>
      <text:p text:style-name="P4">
" <text:a xlink:type="simple" xlink:href="https://www.ukrinform.ua/tag-pozeza" text:style-name="Internet_20_link" text:visited-style-name="Visited_20_Internet_20_Link">
 </text:a>
 в 4-поверховій будівліСоломʼянському районі столиці локалізували. Внаслідок падіння уламків БПЛАзруйновані конструкції будівлі на площі 150 м²", - зазначив Кличко.</text:p>
      <text:p text:style-name="P4">
Інформація щодо потерпілих уточнюється.</text:p>
      <text:p text:style-name="P4">
<text:span text:style-name="T4">
Читайте також:</text:span>
 <text:a xlink:type="simple" xlink:href="https://www.ukrinform.ua/rubric-kyiv/3704849-nad-kievom-sili-ppo-zbili-bezpilotnik.html" text:style-name="Internet_20_link" text:visited-style-name="Visited_20_Internet_20_Link">
 <text:span text:style-name="T4">
ППО</text:span>
 </text:a>
</text:p>
      <text:p text:style-name="P4">
Як повідомляв <text:a xlink:type="simple" xlink:href="https://www.ukrinform.ua/rubric-kyiv/3704852-u-solomanskomu-rajoni-pozeza-jmovirne-potraplanna-ulamkiv-drona.html" text:style-name="Internet_20_link" text:visited-style-name="Visited_20_Internet_20_Link">
 </text:a>
 , раніше Кличкоповідомив, що в Солом’янському районі столиці виникла пожежа, ймовірно черезпотрапляння уламків безпілотного літального апарату.</text:p>
      <text:p text:style-name="P4">
Source: <text:a xlink:type="simple" xlink:href="https://www.ukrinform.ua/rubric-kyiv/3704867-pozezu-u-solomanskomu-rajoni-kieva-lokalizuvali.html" text:style-name="Internet_20_link" text:visited-style-name="Visited_20_Internet_20_Link">
https://www.ukrinform.ua/rubric-kyiv/3704867-pozezu-u-solomanskomu-rajoni-kieva-lokalizuvali.html</text:a>
</text:p>
      <!--NEWS-->
      <text:h text:style-name="P10" text:outline-level="1">
<text:span text:style-name="T4">
На Чорнобильській та Рівненській АЕС відбулася ротація місій МАГАТЕ</text:span>
</text:h>
      <text:p text:style-name="P4">
Authors: Ukrinform (Person)</text:p>
      <text:p text:style-name="P4">
Publisher: Укринформ (Organization)</text:p>
      <text:p text:style-name="P4">
Published Time: 2023-05-04T-55:18:00+03:00</text:p>
      <text:p text:style-name="P4">
Modified Time: 2023-05-04T21:18:00+03:00</text:p>
      <text:p text:style-name="P4">
Description: На ДСП «Чорнобильська АЕС» та ВП «Рівненська АЕС» відбулися ротації персоналу постійних моніторингових місій Міжнародного агентства з атомної енергії (МАГАТЕ). — Укрінформ.</text:p>
      <text:p text:style-name="P4">
Images: ["<text:a xlink:type="simple" xlink:href="https://static.ukrinform.com/photos/2022_04/thumb_files/630_360_1651341480-103.jpg" text:style-name="Internet_20_link" text:visited-style-name="Visited_20_Internet_20_Link">
630_360_16513...</text:a>
"]</text:p>
      <text:p text:style-name="P4">
Tags: ['ЧАЕС', 'МАГАТЕ', 'Ротація', 'Рівненська АЕС']</text:p>
      <text:p text:style-name="P4">
Type: Article</text:p>
      <!--METADATA-->
      <text:p text:style-name="P4">
<draw:frame draw:style-name="fr1" draw:name="Image61" text:anchor-type="as-char" svg:width="6.9236in" svg:height="3.956343in" draw:z-index="0">
<draw:image xlink:href="../Images/yкринформ/2023-05-04T-55-18-00-03-00/630_360_1651341480-103.jpg" xlink:type="simple" xlink:show="embed" xlink:actuate="onLoad" draw:mime-type="image/jpeg"/>
</draw:frame>
 На ДСП«Чорнобильська АЕС» та ВП «Рівненська АЕС» відбулися ротації персоналупостійних моніторингових місій Міжнародного агентства з атомної енергії(МАГАТЕ).</text:p>
      <text:p text:style-name="P4">
Як передає Укрінформ, про це повідомляє <text:a xlink:type="simple" xlink:href="https://snriu.gov.ua/news/na-dsp-chornobylska-aes-ta-vp-rivnenska-aes-vidbulysia-rotatsii-personalu-postiinykh-monitorynhovykh-misii-mahate" text:style-name="Internet_20_link" text:visited-style-name="Visited_20_Internet_20_Link">
 </text:a>
 .</text:p>
      <text:p text:style-name="P4">
«3 травня 2023 року на ДСП «Чорнобильська АЕС» та ВП «Рівненська АЕС»відбулися ротації експертів постійних моніторингових місій Міжнародногоагентства з атомної енергії. На РАЕС до своїх обов’язків приступила шостагрупа експертів <text:a xlink:type="simple" xlink:href="https://www.ukrinform.ua/tag-magate" text:style-name="Internet_20_link" text:visited-style-name="Visited_20_Internet_20_Link">
 </text:a>
 , на ЧАЕС - сьома», –йдеться у повідомленні.</text:p>
      <text:p text:style-name="P4">
Як повідомлялося, на Чорнобильській, Рівненській, а також наПівденноукраїнській і Хмельницькій атомних станціях постійні моніторинговімісії МАГАТЕ розпочали свою діяльність у січні 2023 року. На окупованійЗапорізькій АЕС постійна моніторингова група працює з вересня 2022 року.Розташування місій Агентства на всіх українських АЕС відбулося у відповідь наофіційний запит України.</text:p>
      <text:p text:style-name="P4">
<text:span text:style-name="T4">
Читайте також:</text:span>
 <text:a xlink:type="simple" xlink:href="https://www.ukrinform.ua/rubric-economy/3704390-na-rivnenskij-aes-uspisno-proveli-dvi-inspekcii-magate.html" text:style-name="Internet_20_link" text:visited-style-name="Visited_20_Internet_20_Link">
 <text:span text:style-name="T4">
МАГАТЕ</text:span>
 </text:a>
</text:p>
      <text:p text:style-name="P4">
Нещодавно, 27 квітня 2023 року, відбулася чергова <text:a xlink:type="simple" xlink:href="https://www.ukrinform.ua/rubric-economy/3703092-na-zaes-projsla-rotacia-misii-magate.html" text:style-name="Internet_20_link" text:visited-style-name="Visited_20_Internet_20_Link">
</text:a>
 .</text:p>
      <text:p text:style-name="P4">
Source: <text:a xlink:type="simple" xlink:href="https://www.ukrinform.ua/rubric-economy/3704864-na-cornobilskij-ta-rivnenskij-aes-vidbulasa-rotacia-misij-magate.html" text:style-name="Internet_20_link" text:visited-style-name="Visited_20_Internet_20_Link">
https://www.ukrinform.ua/rubric-economy/3704864-na-cornobilskij-ta-rivnenskij-aes-vidbulasa-rotacia-misij-magate.html</text:a>
</text:p>
      <!--NEWS-->
      <text:h text:style-name="P10" text:outline-level="1">
<text:span text:style-name="T4">
Рада ЄС ухвалила пакет військової допомоги для Грузії та Молдови</text:span>
</text:h>
      <text:p text:style-name="P4">
Authors: Ukrinform (Person)</text:p>
      <text:p text:style-name="P4">
Publisher: Укринформ (Organization)</text:p>
      <text:p text:style-name="P4">
Published Time: 2023-05-04T-57:13:00+03:00</text:p>
      <text:p text:style-name="P4">
Modified Time: 2023-05-04T21:13:00+03:00</text:p>
      <text:p text:style-name="P4">
Description: Європейська Рада сьогодні ухвалила два окремі рішення, які передбачають надання фінансової допомоги з Європейського фонду миру (ЄФМ) для розвитку військових сил Республіки Молдова та Грузії, - ці країни отримають 40 мільйонів євро та 30 мільйонів євро відповідно. — Укрінформ.</text:p>
      <text:p text:style-name="P4">
Images: ["<text:a xlink:type="simple" xlink:href="https://static.ukrinform.com/photos/2018_11/thumb_files/630_360_1542652516-609.jpg" text:style-name="Internet_20_link" text:visited-style-name="Visited_20_Internet_20_Link">
630_360_15426...</text:a>
"]</text:p>
      <text:p text:style-name="P4">
Tags: ['Євросоюз', 'Грузія', 'Молдова', 'Рада Європи', 'допомога']</text:p>
      <text:p text:style-name="P4">
Type: Article</text:p>
      <!--METADATA-->
      <text:p text:style-name="P4">
<draw:frame draw:style-name="fr1" draw:name="Image62" text:anchor-type="as-char" svg:width="6.9236in" svg:height="3.956343in" draw:z-index="0">
<draw:image xlink:href="../Images/yкринформ/2023-05-04T-57-13-00-03-00/630_360_1542652516-609.jpg" xlink:type="simple" xlink:show="embed" xlink:actuate="onLoad" draw:mime-type="image/jpeg"/>
</draw:frame>
Європейська Рада сьогодні ухвалила два окремі рішення, які передбачаютьнадання фінансової допомоги з Європейського фонду миру (ЄФМ) для розвиткувійськових сил Республіки Молдова та Грузії, - ці країни отримають 40мільйонів євро та 30 мільйонів євро відповідно.</text:p>
      <text:p text:style-name="P4">
Як повідомляє Укрінформ, така інформація оприлюднена сьогодні на <text:a xlink:type="simple" xlink:href="https://www.consilium.europa.eu/en/press/press-releases/2023/05/04/european-peace-facility-council-adopts-assistance-measures-to-support-defence-sector-of-the-republic-of-moldova-and-georgia/" text:style-name="Internet_20_link" text:visited-style-name="Visited_20_Internet_20_Link">
</text:a>
.</text:p>
      <text:p text:style-name="P4">
«Ми продовжуємо підтримувати модернізацію спроможностей Збройних силРеспубліки Молдова та Сил оборони Грузії. У складному геополітичному контекстіта відповідно до їх європейських прагнень, ми допомагаємо їм зміцнитиоборонний сектор, та розвинути здатність до участі у військових місіях таопераціях ЄС», - зазначив Високий представник ЄС Жозеп Боррель.</text:p>
      <text:p text:style-name="P4">
Такі заходи мають на меті зміцнення національної безпеки, стабільності тастійкості обох країн в оборонному секторі.</text:p>
      <text:p text:style-name="P4">
<text:span text:style-name="T4">
Читайте також:</text:span>
 <text:span text:style-name="T4">
<text:a xlink:type="simple" xlink:href="https://www.ukrinform.ua/rubric-polytics/3702452-u-gruzii-poasnili-comu-ne-golosuvali-za-ukrainsku-rezoluciu-v-pare.html" text:style-name="Internet_20_link" text:visited-style-name="Visited_20_Internet_20_Link">
 </text:a>
 </text:span>
</text:p>
      <text:p text:style-name="P4">
Молдова отримає 40 мільйонів євро протягом 36 місяців для фінансуванняпоставок нелетального обладнання та послуг в інтересах національних Збройнихсил. Таке постачання включатиме засоби повітряного спостереження, мобільностіта транспорту, логістичного обладнання, засобів для вдосконалення системивійськового управління та посилення кібернетичної оборони.</text:p>
      <text:p text:style-name="P4">
Це вже третій транш такої допомоги ЄС для Молдови, - попередній пакет в обсязі40 мільйонів євро був погоджений у червні 2022 року, а перед цим, у грудні2021 року, Молдова отримала 7 мільйонів євро для вдосконалення секторуоборони.</text:p>
      <text:p text:style-name="P4">
<text:span text:style-name="T4">
Читайте також:</text:span>
 <text:span text:style-name="T4">
<text:a xlink:type="simple" xlink:href="https://www.ukrinform.ua/rubric-world/3703021-u-moldovi-zatrimali-vicegolovu-prorosijskoi-partii-sor-tauber.html" text:style-name="Internet_20_link" text:visited-style-name="Visited_20_Internet_20_Link">
 </text:a>
 </text:span>
</text:p>
      <text:p text:style-name="P4">
Грузія отримає 30 мільйонів євро та такий же період у 36 місяців, який такожбуде використаний для вдосконалення нелетальних спроможностей національних Силоборони, включаючи надання їм, за необхідністю, відповідного технічноготренування. До того Грузія отримала на такі цілі 20 мільйонів євро у грудні2022 року та 12,75 мільйона євро у грудні 2021 року.</text:p>
      <text:p text:style-name="P4">
Як повідомлялося, міждержавний Європейський фонд миру був створений країнами-членами у березні 2021 року для фінансування військових програм в інтересахкраїн-партнерів та операцій та місій ЄС в рамках Спільної політики ЄС ззовнішньої та безпекової політики (CFSP). Головною метою таких зусиль єзапобігання конфліктам, зміцнення міжнародного миру й стабільності. РесурсамиЄФМ вже скористалися Україна, Африканський Союз, Нігер, Мозамбік, Боснія йГерцеговина та Малі.</text:p>
      <text:p text:style-name="P4">
<text:span text:style-name="T4">
Читайте також:</text:span>
 <text:span text:style-name="T4">
<text:a xlink:type="simple" xlink:href="https://www.ukrinform.ua/rubric-world/3700200-rada-es-prosila-gruziu-predstaviti-perekonlivi-rezultati-demokraticnih-reform-do-kinca-roku.html" text:style-name="Internet_20_link" text:visited-style-name="Visited_20_Internet_20_Link">
 </text:a>
 </text:span>
</text:p>
      <text:p text:style-name="P4">
Зокрема, ЄС щойно виділив 2 мільярди євро для прискорення поставокартилерійських боєприпасів для України, зокрема, для компенсації країнам-членам поставок вже наявних боєприпасів з армійських складів, а також дляфінансування спільного замовлення для оборонної промисловості Європи навиготовлення таких боєприпасів в інтересах України та для поповненняєвропейських арсеналів. До цього ЄС виділив 7 траншів військової допомоги длязакупівлі зброї та військового обладнання для допомоги України. Загальнийобсяг військової допомоги від ЄС і від країн-членів для забезпечення праваУкраїни на самооборону від російської агресії складає 12 мільярдів євро.</text:p>
      <text:p text:style-name="P4">
Source: <text:a xlink:type="simple" xlink:href="https://www.ukrinform.ua/rubric-world/3704862-rada-es-uhvalila-paket-vijskovoi-dopomogi-dla-gruzii-ta-moldovi.html" text:style-name="Internet_20_link" text:visited-style-name="Visited_20_Internet_20_Link">
https://www.ukrinform.ua/rubric-world/3704862-rada-es-uhvalila-paket-vijskovoi-dopomogi-dla-gruzii-ta-moldovi.html</text:a>
</text:p>
      <!--NEWS-->
      <text:h text:style-name="P10" text:outline-level="1">
<text:span text:style-name="T4">
США збирають інформацію про «атаку дронів» на кремль – Білий дім</text:span>
</text:h>
      <text:p text:style-name="P4">
Authors: Ukrinform (Person)</text:p>
      <text:p text:style-name="P4">
Publisher: Укринформ (Organization)</text:p>
      <text:p text:style-name="P4">
Published Time: 2023-05-04T-59:05:12+03:00</text:p>
      <text:p text:style-name="P4">
Modified Time: 2023-05-04T21:05:12+03:00</text:p>
      <text:p text:style-name="P4">
Description: Американська розвідка наразі збирає інформацію й докази, які можуть розкрити справжні причини атаки безпілотних літальних апаратів на одну з будівель кремлівського комплексу. — Укрінформ.</text:p>
      <text:p text:style-name="P4">
Images: ["<text:a xlink:type="simple" xlink:href="https://static.ukrinform.com/photos/2015_10/thumb_files/630_360_1444986648-6229.jpg" text:style-name="Internet_20_link" text:visited-style-name="Visited_20_Internet_20_Link">
630_360_14449...</text:a>
"]</text:p>
      <text:p text:style-name="P4">
Tags: ['Безпілотник', 'Кремль', 'США', 'Білий дім']</text:p>
      <text:p text:style-name="P4">
Type: Article</text:p>
      <!--METADATA-->
      <text:p text:style-name="P4">
<draw:frame draw:style-name="fr1" draw:name="Image63" text:anchor-type="as-char" svg:width="6.9236in" svg:height="3.956343in" draw:z-index="0">
<draw:image xlink:href="../Images/yкринформ/2023-05-04T-59-05-12-03-00/630_360_1444986648-6229.jpg" xlink:type="simple" xlink:show="embed" xlink:actuate="onLoad" draw:mime-type="image/jpeg"/>
</draw:frame>
Американська розвідка наразі збирає інформацію й докази, які можуть розкритисправжні причини атаки безпілотних літальних апаратів на одну з будівелькремлівського комплексу.</text:p>
      <text:p text:style-name="P4">
Про це заявив у четвер під час брифінгу у Вашингтоні координатор Радинацбезпеки Білого дому Джон Кірбі, передає власний кореспондент Укрінформу.</text:p>
      <text:p text:style-name="P4">
«Ми досі намагаємося зібрати інформацію про те, що сталося», - зауваживпредставник адміністрації Байдена.</text:p>
      <text:p text:style-name="P4">
Він підкреслив, що наразі виникає безліч запитань щодо ситуації, однак СШАзбиратимуть переконливі докази для того, щоб зробити остаточні висновки.</text:p>
      <text:p text:style-name="P4">
<text:span text:style-name="T4">
Читайте також:</text:span>
 <text:a xlink:type="simple" xlink:href="https://www.ukrinform.ua/rubric-ato/3704326-ignat-prokomentuvav-ataku-droniv-na-kreml-mabut-nlo.html" text:style-name="Internet_20_link" text:visited-style-name="Visited_20_Internet_20_Link">
 <text:span text:style-name="T4">
Ігнат</text:span>
 <text:span text:style-name="T4">
прокоментував</text:span>
 <text:span text:style-name="T4">
атаку</text:span>
 <text:span text:style-name="T4">
дронів</text:span>
<text:span text:style-name="T4">
кремль</text:span>
 <text:span text:style-name="T4">
мабуть</text:span>
 <text:span text:style-name="T4">
НЛО</text:span>
 </text:a>
</text:p>
      <text:p text:style-name="P4">
«Одне можу вам сказати точно, що Сполучені Штати жодним чином не були причетнідо цього інциденту всупереч <text:a xlink:type="simple" xlink:href="https://www.ukrinform.ua/rubric-polytics/3704660-u-bilomu-domi-nazvali-bezgluzdimi-zaavi-peskova-pro-pricetnist-ssa-do-ataki-na-kreml.html" text:style-name="Internet_20_link" text:visited-style-name="Visited_20_Internet_20_Link">
 </text:a>
 – це просто брехня»,- наголосив Кірбі.</text:p>
      <text:p text:style-name="P4">
Водночас, він звернув увагу, що росія впродовж останніх днів продовжилазапускати десятки ракет та безпілотників по Україні, «завдавши ударів поцивільних будівлях та вбивши невинних українців, у тому числі покупців усупермаркеті».</text:p>
      <text:p text:style-name="P4">
Представник Білого дому підкреслив, що росія продовжує вести жорстоку війнупроти українського народу.</text:p>
      <text:p text:style-name="P4">
<text:span text:style-name="T4">
Читайте також:</text:span>
 <text:a xlink:type="simple" xlink:href="https://www.ukrinform.ua/rubric-world/3704349-ataku-na-kreml-zdijsnili-na-zamovlenna-rosijskih-oligarhiv-arahamia.html" text:style-name="Internet_20_link" text:visited-style-name="Visited_20_Internet_20_Link">
 </text:a>
</text:p>
      <text:p text:style-name="P4">
«І ми віддані тому, щоб надалі підтримувати Україну в момент, коли воназахищається від цієї агресії», - наголосив представник адміністрації США.</text:p>
      <text:p text:style-name="P4">
Як повідомляв Укрінформ, 3 травня пресслужба президента росії <text:a xlink:type="simple" xlink:href="https://www.ukrinform.ua/rubric-world/3704176-u-putina-zaavili-pro-ataku-bezpilotnikiv-na-kreml.html" text:style-name="Internet_20_link" text:visited-style-name="Visited_20_Internet_20_Link">
</text:a>
 . Заявлено, що кремль розцінює спробу удару як«сплановану терористичну акцію та замах на президента рф напередодні дняперемоги».</text:p>
      <text:p text:style-name="P4">
<text:span text:style-name="T4">
Читайте також:</text:span>
 <text:a xlink:type="simple" xlink:href="https://www.ukrinform.ua/rubric-ato/3704385-ataka-na-kreml-abo-so-oznacaut-sodenni-udari-droniv-j-raket-na-zustricnih-kursah.html" text:style-name="Internet_20_link" text:visited-style-name="Visited_20_Internet_20_Link">
 <text:span text:style-name="T4">
Атака</text:span>
 <text:span text:style-name="T4">
кремль</text:span>
 <text:span text:style-name="T4">
або</text:span>
 <text:span text:style-name="T4">
означають</text:span>
 <text:span text:style-name="T4">
щоденні</text:span>
<text:span text:style-name="T4">
удари</text:span>
 <text:span text:style-name="T4">
дронів</text:span>
 <text:span text:style-name="T4">
ракет</text:span>
 <text:span text:style-name="T4">
зустрічних</text:span>
 <text:span text:style-name="T4">
курсах</text:span>
</text:a>
</text:p>
      <text:p text:style-name="P4">
Президент Володимир Зеленський <text:a xlink:type="simple" xlink:href="https://www.ukrinform.ua/rubric-polytics/3704318-zelenskij-pro-udar-bezpilotnikiv-po-kremlu-mi-ne-atakuvali-ani-putina-ani-moskvu.html" text:style-name="Internet_20_link" text:visited-style-name="Visited_20_Internet_20_Link">
 </text:a>
 .</text:p>
      <text:p text:style-name="P4">
Source: <text:a xlink:type="simple" xlink:href="https://www.ukrinform.ua/rubric-world/3704858-ssa-zbiraut-informaciu-pro-ataku-droniv-na-kreml-bilij-dim.html" text:style-name="Internet_20_link" text:visited-style-name="Visited_20_Internet_20_Link">
https://www.ukrinform.ua/rubric-world/3704858-ssa-zbiraut-informaciu-pro-ataku-droniv-na-kreml-bilij-dim.html</text:a>
</text:p>
      <!--NEWS-->
      <text:h text:style-name="P10" text:outline-level="1">
<text:span text:style-name="T4">
Громади Донеччини отримають понад 3 000 книжок українською</text:span>
</text:h>
      <text:p text:style-name="P4">
Authors: Ukrinform (Person)</text:p>
      <text:p text:style-name="P4">
Publisher: Укринформ (Organization)</text:p>
      <text:p text:style-name="P4">
Published Time: 2023-05-04T-62:59:00+03:00</text:p>
      <text:p text:style-name="P4">
Modified Time: 2023-05-04T20:59:00+03:00</text:p>
      <text:p text:style-name="P4">
Description: Громади Донеччини отримають понад 3 000 книжок різних жанрів українською мовою для організації книжкових поличок.  — Укрінформ.</text:p>
      <text:p text:style-name="P4">
Images: ["<text:a xlink:type="simple" xlink:href="https://static.ukrinform.com/photos/2023_05/thumb_files/630_360_1683224586-990.jpg" text:style-name="Internet_20_link" text:visited-style-name="Visited_20_Internet_20_Link">
630_360_16832...</text:a>
", "<text:a xlink:type="simple" xlink:href="https://static.ukrinform.com/photos/2023_05/1683224586-910.jpg" text:style-name="Internet_20_link" text:visited-style-name="Visited_20_Internet_20_Link">
1683224586-91...</text:a>
"]</text:p>
      <text:p text:style-name="P4">
Tags: ['Донеччина', 'Книги', 'Тергромада', 'МКІП ']</text:p>
      <text:p text:style-name="P4">
Type: Article</text:p>
      <!--METADATA-->
      <text:p text:style-name="P4">
<draw:frame draw:style-name="fr1" draw:name="Image64" text:anchor-type="as-char" svg:width="6.9236in" svg:height="3.956343in" draw:z-index="0">
<draw:image xlink:href="../Images/yкринформ/2023-05-04T-62-59-00-03-00/630_360_1683224586-990.jpg" xlink:type="simple" xlink:show="embed" xlink:actuate="onLoad" draw:mime-type="image/jpeg"/>
</draw:frame>
 ГромадиДонеччини отримають понад 3 000 книжок різних жанрів українською мовою дляорганізації книжкових поличок.</text:p>
      <text:p text:style-name="P4">
Як передає Укрінформ, про це повідомляє <text:a xlink:type="simple" xlink:href="https://mkip.gov.ua/news/9095.html" text:style-name="Internet_20_link" text:visited-style-name="Visited_20_Internet_20_Link">
</text:a>
 <text:a xlink:type="simple" xlink:href="https://mkip.gov.ua/news/9095.html" text:style-name="Internet_20_link" text:visited-style-name="Visited_20_Internet_20_Link">
 </text:a>
Міністерства культури та інформаційної політики.</text:p>
      <text:p text:style-name="P4">
<draw:frame draw:style-name="fr1" draw:name="Image65" text:anchor-type="as-char" svg:width="6.9236in" svg:height="5.1927in" draw:z-index="0">
<draw:image xlink:href="../Images/yкринформ/2023-05-04T-62-59-00-03-00/1683224586-910.jpg" xlink:type="simple" xlink:show="embed" xlink:actuate="onLoad" draw:mime-type="image/jpeg"/>
</draw:frame>
</text:p>
      <text:p text:style-name="P4">
"За підтримки Міністерства культури та інформаційної політики й ініціативиДонецької обласної військово-цивільної адміністрації 13 громад Донецькоїобласті отримають понад 3 000 <text:a xlink:type="simple" xlink:href="https://www.ukrinform.ua/tag-kniga" text:style-name="Internet_20_link" text:visited-style-name="Visited_20_Internet_20_Link">
 </text:a>
 різнихжанрів українською мовою. Книжки вже відправили на Донеччину 1 травня цьогороку. Література має поповнити книжкові полички для дітей та дорослих уосвітньо-консультаційних центрах та «пунктах незламності» області", - йдетьсяу повідомленні.</text:p>
      <text:p text:style-name="P4">
<text:span text:style-name="T4">
Читайте також:</text:span>
 <text:a xlink:type="simple" xlink:href="https://www.ukrinform.ua/rubric-culture/3700994-aki-knigi-citaut-ukrainci-pid-cas-vijni.html" text:style-name="Internet_20_link" text:visited-style-name="Visited_20_Internet_20_Link">
 <text:span text:style-name="T4">
книги</text:span>
 </text:a>
</text:p>
      <text:p text:style-name="P4">
Як зазначають у міністерстві, така акція сприятиме розвитку читання в регіоній допоможе формувати національний мовно-культурний простір країни.</text:p>
      <text:p text:style-name="P4">
Книги для цієї акції зібрали Національна бібліотека України для дітей, Центрзахисту інформаційного простору та Державний комітет України з телебачення тарадіомовлення.</text:p>
      <text:p text:style-name="P4">
Як повідомлялося, Центральна бібліотека Ліверпуля та Одеська науковабібліотека <text:a xlink:type="simple" xlink:href="https://www.ukrinform.ua/rubric-culture/3701199-biblioteki-odesi-j-liverpula-stali-pobratimami-zelenska.html" text:style-name="Internet_20_link" text:visited-style-name="Visited_20_Internet_20_Link">
 </text:a>
 .</text:p>
      <text:p text:style-name="P4">
<text:span text:style-name="T5">
Фото: mkip.gov.ua</text:span>
</text:p>
      <text:p text:style-name="P4">
Source: <text:a xlink:type="simple" xlink:href="https://www.ukrinform.ua/rubric-culture/3704868-gromadi-doneccini-otrimaut-ponad-3-000-knizok-ukrainskou.html" text:style-name="Internet_20_link" text:visited-style-name="Visited_20_Internet_20_Link">
https://www.ukrinform.ua/rubric-culture/3704868-gromadi-doneccini-otrimaut-ponad-3-000-knizok-ukrainskou.html</text:a>
</text:p>
      <!--NEWS-->
      <text:h text:style-name="P10" text:outline-level="1">
<text:span text:style-name="T4">
Законопроєкт про відмову від громадянства рф на стадії розробки - Лубінець</text:span>
</text:h>
      <text:p text:style-name="P4">
Authors: Ukrinform (Person)</text:p>
      <text:p text:style-name="P4">
Publisher: Укринформ (Organization)</text:p>
      <text:p text:style-name="P4">
Published Time: 2023-05-04T-64:57:00+03:00</text:p>
      <text:p text:style-name="P4">
Modified Time: 2023-05-04T20:57:00+03:00</text:p>
      <text:p text:style-name="P4">
Description: Проєкт закону України про відмову від громадянства рф наразі перебуває на стадії розробки. — Укрінформ.</text:p>
      <text:p text:style-name="P4">
Images: ["<text:a xlink:type="simple" xlink:href="https://static.ukrinform.com/photos/2023_05/thumb_files/630_360_1683216864-766.jpg" text:style-name="Internet_20_link" text:visited-style-name="Visited_20_Internet_20_Link">
630_360_16832...</text:a>
"]</text:p>
      <text:p text:style-name="P4">
Tags: ['Паспорт', 'Закон', 'росія', 'Громадянство', 'Дмитро Лубінець']</text:p>
      <text:p text:style-name="P4">
Type: Article</text:p>
      <!--METADATA-->
      <text:p text:style-name="P4">
<draw:frame draw:style-name="fr1" draw:name="Image66" text:anchor-type="as-char" svg:width="6.9236in" svg:height="3.956343in" draw:z-index="0">
<draw:image xlink:href="../Images/yкринформ/2023-05-04T-64-57-00-03-00/630_360_1683216864-766.jpg" xlink:type="simple" xlink:show="embed" xlink:actuate="onLoad" draw:mime-type="image/jpeg"/>
</draw:frame>
 Проєктзакону України про відмову від громадянства рф наразі перебуває на стадіїрозробки.</text:p>
      <text:p text:style-name="P4">
Про це український омбудсмен Дмитро Лубінець сказав під час пресконференції,передає кореспондент Укрінформу.</text:p>
      <text:p text:style-name="P4">
"Наразі законопроєкт - на стадії розробки групою народних депутатів. Двоє моїхспівробітників дотичні до робочої групи", - уточнив <text:a xlink:type="simple" xlink:href="https://www.ukrinform.ua/tag-dmitro-lubinec" text:style-name="Internet_20_link" text:visited-style-name="Visited_20_Internet_20_Link">
</text:a>
 .</text:p>
      <text:p text:style-name="P4">
Відповідаючи на запитання щодо механізму відмови від російського паспорта,Уповноважений зазначив, що механізм на цей час виглядає наступним чином: післядеокупації територій влада надає якийсь час громадянам України - наразірозглядається рік - щоб вони відповідно до прописаного механізму публічноповідомили про факт примусового набуття громадянства рф і відмови від нього.</text:p>
      <text:p text:style-name="P4">
"Можу лише сказати від себе, що коли цей законопроєкт дійде до стадіїекспертного обговорення і аналізу у мене, то я надам своє бачення (щодо нього- ред.)", - заявив Лубінець.</text:p>
      <text:p text:style-name="P4">
<text:span text:style-name="T4">
Читайте також:</text:span>
 <text:a xlink:type="simple" xlink:href="https://www.ukrinform.ua/rubric-polytics/3704832-vidbir-suddiv-ksu-ta-nacmensini-stefanisina-zustrilasa-z-delegacieu-venecijskoi-komisii.html" text:style-name="Internet_20_link" text:visited-style-name="Visited_20_Internet_20_Link">
 <text:span text:style-name="T4">
Венеційсько</text:span>
 </text:a>
</text:p>
      <text:p text:style-name="P4">
Відповідаючи на питання про перспективи підтримки у парламенті цьогозаконопроєкту, омбудсмен висловив думку, що ті нардепи, хто розуміє, що наразіце стосується понад 5 мільйонів громадян України, розуміють і те, що це дужеважливе питання, яким треба займатися.</text:p>
      <text:p text:style-name="P4">
Як повідомляв Укрінформ, підозрюваний у воєнних злочинах президент <text:a xlink:type="simple" xlink:href="https://www.ukrinform.ua/tag-prezident" text:style-name="Internet_20_link" text:visited-style-name="Visited_20_Internet_20_Link">
</text:a>
 росії <text:a xlink:type="simple" xlink:href="https://www.ukrinform.ua/rubric-ato/3701757-putin-pidpisav-ukaz-so-dozvolae-deportuvati-ukrainciv-z-timcasovo-okupovanih-teritorij.html" text:style-name="Internet_20_link" text:visited-style-name="Visited_20_Internet_20_Link">
</text:a>
 , що дозволяєдепортувати жителів тимчасово окупованих територій України, які не взялигромадянство рф. Указ передбачає, що громадяни України або власники"паспортів" маріонеткових "днр", "лнр" мають або стати громадянами росії, абозаявити, що не бажають цього робити. Ті, хто обере другий варіант, з 1 липня2024 року вважатимуться іноземцями і, відповідно, можуть бути депортовані.</text:p>
      <text:p text:style-name="P4">
Source: <text:a xlink:type="simple" xlink:href="https://www.ukrinform.ua/rubric-polytics/3704856-zakonoproekt-pro-vidmovu-vid-gromadanstva-rf-na-stadii-rozrobki-lubinec.html" text:style-name="Internet_20_link" text:visited-style-name="Visited_20_Internet_20_Link">
https://www.ukrinform.ua/rubric-polytics/3704856-zakonoproekt-pro-vidmovu-vid-gromadanstva-rf-na-stadii-rozrobki-lubinec.html</text:a>
</text:p>
      <!--NEWS-->
      <text:h text:style-name="P10" text:outline-level="1">
<text:span text:style-name="T4">
Нідерланди й далі зміцнюватимуть військовий потенціал України - міністерка оборони</text:span>
</text:h>
      <text:p text:style-name="P4">
Authors: Ukrinform (Person)</text:p>
      <text:p text:style-name="P4">
Publisher: Укринформ (Organization)</text:p>
      <text:p text:style-name="P4">
Published Time: 2023-05-04T-74:30:00+03:00</text:p>
      <text:p text:style-name="P4">
Modified Time: 2023-05-04T20:30:00+03:00</text:p>
      <text:p text:style-name="P4">
Description: Нідерланди сповнені рішучості продовжувати підтримувати Україну та український народ у прагненні протистояти російській агресії.  — Укрінформ.</text:p>
      <text:p text:style-name="P4">
Images: ["<text:a xlink:type="simple" xlink:href="https://static.ukrinform.com/photos/2023_05/thumb_files/630_360_1683218641-834.jpg" text:style-name="Internet_20_link" text:visited-style-name="Visited_20_Internet_20_Link">
630_360_16832...</text:a>
"]</text:p>
      <text:p text:style-name="P4">
Tags: ['Нідерланди', 'Оборона', 'ЗСУ', 'Зеленський', 'Війна з росією']</text:p>
      <text:p text:style-name="P4">
Type: Article</text:p>
      <!--METADATA-->
      <text:p text:style-name="P4">
<draw:frame draw:style-name="fr1" draw:name="Image67" text:anchor-type="as-char" svg:width="6.9236in" svg:height="3.956343in" draw:z-index="0">
<draw:image xlink:href="../Images/yкринформ/2023-05-04T-74-30-00-03-00/630_360_1683218641-834.jpg" xlink:type="simple" xlink:show="embed" xlink:actuate="onLoad" draw:mime-type="image/jpeg"/>
</draw:frame>
Нідерланди сповнені рішучості продовжувати підтримувати Україну та українськийнарод у прагненні протистояти російській агресії.</text:p>
      <text:p text:style-name="P4">
Про це міністерка оборони Нідерландів Кайса Оллонґрен заявила на базіВійськово-повітряних сил, яку відвідав Президент України Володимир Зеленський,передає Укрінформ.</text:p>
      <text:p text:style-name="P4">
“ <text:a xlink:type="simple" xlink:href="https://www.ukrinform.ua/tag-niderlandi" text:style-name="Internet_20_link" text:visited-style-name="Visited_20_Internet_20_Link">
 </text:a>
 сповнені рішучості продовжуватипідтримувати Україну та український народ у прагненні протистояти російськійагресії. Ми продовжуватимемо робити значний внесок у зміцнення України,військовий потенціал. Тепер і в майбутньому. Скільки потрібно”, - наголосилаОллонґрен.</text:p>
      <text:p text:style-name="P4">
Вона також зазначила, що візит Президента Зеленського проходить в особливийдень для Нідерландів. Адже щороку 4 травня Нідерланди вшановують пам’ятьгромадян та солдатів Нідерландів, які загинули під час війни та мирних місійпісля Другої світової війни.</text:p>
      <text:p text:style-name="P4">
<text:span text:style-name="T4">
Читайте також:</text:span>
 <text:a xlink:type="simple" xlink:href="https://www.ukrinform.ua/rubric-ato/3704708-niderlandi-ne-bacat-tabu-v-nadanni-ukraini-vinisuvaciv-f16-rutte.html" text:style-name="Internet_20_link" text:visited-style-name="Visited_20_Internet_20_Link">
 <text:span text:style-name="T4">
Нідерланди</text:span>
 </text:a>
</text:p>
      <text:p text:style-name="P4">
“Таким чином, минуле та сьогодення зливаються тут сьогодні. І це на жаль,гірка реальність. Ваша боротьба – наша боротьба. Ми вважаємо своїм обов’язкомпідтримати вас”, - сказала Оллонґрен.</text:p>
      <text:p text:style-name="P4">
Міністерка також підкреслила, що дуже важливо притягнути винних довідповідальності.</text:p>
      <text:p text:style-name="P4">
“Самовідданість ваших солдатів справді надихає. Вони борються за вільнуУкраїну, Україну, яку можуть передати своїм дітям. Ставки високі. Для України.Але і для нас тут, у Нідерландах, і для всіх, хто цінує цінність демократії,міжнародного права та територіальної цілісності”, - зазначила Оллонґрен.</text:p>
      <text:p text:style-name="P4">
<text:span text:style-name="T4">
Читайте також:</text:span>
 <text:a xlink:type="simple" xlink:href="https://www.ukrinform.ua/rubric-ato/3704736-belgia-gotue-novij-paket-vijskovoi-dopomogi-ukraini.html" text:style-name="Internet_20_link" text:visited-style-name="Visited_20_Internet_20_Link">
 </text:a>
</text:p>
      <text:p text:style-name="P4">
Як повідомляв Укрінформ, Президент Володимир Зеленський розпочав офіційнийвізит у Нідерланди, програмою якого передбачено звернення, зустріч із прем'єр-міністрами Нідерландів та Бельгії, відвідання МКС та перебування на аудієнціїу короля й на базі ВПС.</text:p>
      <text:p text:style-name="P4">
У Гаазі Володимир Зеленський вже провів зустріч із президентом сенату ЯномБрауном та головою палати представників Верою Бергкамп.</text:p>
      <text:p text:style-name="P4">
Source: <text:a xlink:type="simple" xlink:href="https://www.ukrinform.ua/rubric-ato/3704840-niderlandi-j-dali-zmicnuvatimut-vijskovij-potencial-ukraini-ministerka-oboroni.html" text:style-name="Internet_20_link" text:visited-style-name="Visited_20_Internet_20_Link">
https://www.ukrinform.ua/rubric-ato/3704840-niderlandi-j-dali-zmicnuvatimut-vijskovij-potencial-ukraini-ministerka-oboroni.html</text:a>
</text:p>
      <!--NEWS-->
      <text:h text:style-name="P10" text:outline-level="1">
<text:span text:style-name="T4">
Дорожники відновили пряме сполучення з двома громадами на сході Харківщини</text:span>
</text:h>
      <text:p text:style-name="P4">
Authors: Ukrinform (Person)</text:p>
      <text:p text:style-name="P4">
Publisher: Укринформ (Organization)</text:p>
      <text:p text:style-name="P4">
Published Time: 2023-05-04T-81:13:00+03:00</text:p>
      <text:p text:style-name="P4">
Modified Time: 2023-05-04T20:13:00+03:00</text:p>
      <text:p text:style-name="P4">
Description: Дорожники відновили міст на дорозі Т-21-11 Чугуїв – Печеніги – Великий Бурлук, який полегшує роботу гуманітарних коридорів у східній частині Харківської області. — Укрінформ.</text:p>
      <text:p text:style-name="P4">
Images: ["<text:a xlink:type="simple" xlink:href="https://static.ukrinform.com/photos/2023_05/thumb_files/630_360_1683220388-110.jpg" text:style-name="Internet_20_link" text:visited-style-name="Visited_20_Internet_20_Link">
630_360_16832...</text:a>
"]</text:p>
      <text:p text:style-name="P4">
Tags: ['Дороги', 'Харківщина', 'Ремонт', 'Відбудова']</text:p>
      <text:p text:style-name="P4">
Type: Article</text:p>
      <!--METADATA-->
      <text:p text:style-name="P4">
<draw:frame draw:style-name="fr1" draw:name="Image68" text:anchor-type="as-char" svg:width="6.9236in" svg:height="3.956343in" draw:z-index="0">
<draw:image xlink:href="../Images/yкринформ/2023-05-04T-81-13-00-03-00/630_360_1683220388-110.jpg" xlink:type="simple" xlink:show="embed" xlink:actuate="onLoad" draw:mime-type="image/jpeg"/>
</draw:frame>
 Дорожникивідновили міст на дорозі Т-21-11 Чугуїв – Печеніги – Великий Бурлук, якийполегшує роботу гуманітарних коридорів у східній частині Харківської області.</text:p>
      <text:p text:style-name="P4">
Про це повідомляє Укрінформ із посиланням на Державне агентство відновлення тарозвитку інфраструктури у <text:a xlink:type="simple" xlink:href="https://www.facebook.com/agency.for.restoration/posts/pfbid02Z2GBBP61KPDsE5Lpx6zzmuo5AiUwg6SMRdPyZMhUzfmLUSJmAhLNDjpuSUyJTxmKl" text:style-name="Internet_20_link" text:visited-style-name="Visited_20_Internet_20_Link">
</text:a>
.</text:p>
      <text:p text:style-name="P4">
«Селища Великий Бурлук та Печеніги знаходяться неподалік кордону з державою-агресором. На початку 2022 року вони потрапили під тимчасову окупацію. Навітьпісля звільнення громади регулярно страждають від <text:a xlink:type="simple" xlink:href="https://www.ukrinform.ua/tag-obstril" text:style-name="Internet_20_link" text:visited-style-name="Visited_20_Internet_20_Link">
</text:a>
 . Налагодження якісного сполучення зними – пріоритет Агентства, адже до людей мають швидко діставатисярятувальники, лікарі, ремонтні бригади та гуманітарні конвої», - йдеться вповідомлені.</text:p>
      <text:p text:style-name="P4">
В Агентстві нагадали, що міст було зруйновано 26 лютого 2022 року. Післядеокупації було влаштовано тимчасову переправу, яка могла обслуговуватитранспортні засоби вагою до 10 т. Тож вантажному транспорту доводилосявикористовувати багатокілометровий об’їзд. На сьогодні рух мостом відновлено.</text:p>
      <text:p text:style-name="P4">
<text:span text:style-name="T4">
Читайте також:</text:span>
 <text:a xlink:type="simple" xlink:href="https://www.ukrinform.ua/rubric-vidbudova/3703792-dorozniki-vidnovili-prame-spolucenna-lviv-truskavec-shidnica.html" text:style-name="Internet_20_link" text:visited-style-name="Visited_20_Internet_20_Link">
 </text:a>
</text:p>
      <text:p text:style-name="P4">
Як повідомлялось, Державне агентство відновлення та розвитку інфраструктуривідновило пряме сполучення Львів - Трускавець - Східниця, встановившитимчасовий міст на автошляху Т-14-02 у Львівській області.</text:p>
      <text:p text:style-name="P4">
<text:span text:style-name="T5">
Фото: Державне агентство відновлення та розвитку інфраструктури України</text:span>
</text:p>
      <text:p text:style-name="P4">
Source: <text:a xlink:type="simple" xlink:href="https://www.ukrinform.ua/rubric-vidbudova/3704831-dorozniki-vidnovili-prame-spolucenna-z-dvoma-gromadami-na-shodi-harkivsini.html" text:style-name="Internet_20_link" text:visited-style-name="Visited_20_Internet_20_Link">
https://www.ukrinform.ua/rubric-vidbudova/3704831-dorozniki-vidnovili-prame-spolucenna-z-dvoma-gromadami-na-shodi-harkivsini.html</text:a>
</text:p>
      <!--NEWS-->
      <text:h text:style-name="P10" text:outline-level="1">
<text:span text:style-name="T4">
Шредер програв суд щодо офісів у Бундестазі</text:span>
</text:h>
      <text:p text:style-name="P4">
Authors: Ukrinform (Person)</text:p>
      <text:p text:style-name="P4">
Publisher: Укринформ (Organization)</text:p>
      <text:p text:style-name="P4">
Published Time: 2023-05-04T-9:52:00+03:00</text:p>
      <text:p text:style-name="P4">
Modified Time: 2023-05-04T23:52:00+03:00</text:p>
      <text:p text:style-name="P4">
Description: Колишній канцлер ФРН Герхард Шредер судився з державою вимагаючи зберегти йому офіси в Бундестазі, та програв. — Укрінформ.</text:p>
      <text:p text:style-name="P4">
Images: ["<text:a xlink:type="simple" xlink:href="https://static.ukrinform.com/photos/2016_03/thumb_files/630_360_1459336313-2272.jpg" text:style-name="Internet_20_link" text:visited-style-name="Visited_20_Internet_20_Link">
630_360_14593...</text:a>
"]</text:p>
      <text:p text:style-name="P4">
Tags: ['Бундестаг', 'Німеччина', 'Суд', 'Шредер']</text:p>
      <text:p text:style-name="P4">
Type: Article</text:p>
      <!--METADATA-->
      <text:p text:style-name="P4">
<draw:frame draw:style-name="fr1" draw:name="Image69" text:anchor-type="as-char" svg:width="6.9236in" svg:height="3.956343in" draw:z-index="0">
<draw:image xlink:href="../Images/yкринформ/2023-05-04T-9-52-00-03-00/630_360_1459336313-2272.jpg" xlink:type="simple" xlink:show="embed" xlink:actuate="onLoad" draw:mime-type="image/jpeg"/>
</draw:frame>
 Колишнійканцлер ФРН Герхард Шредер судився з державою вимагаючи зберегти йому офіси вБундестазі, та програв.</text:p>
      <text:p text:style-name="P4">
Таке рішення ухвалив 4 травня <text:a xlink:type="simple" xlink:href="https://www.berlin.de/gerichte/verwaltungsgericht/presse/pressemitteilungen/2023/pressemitteilung.1320564.php" text:style-name="Internet_20_link" text:visited-style-name="Visited_20_Internet_20_Link">
</text:a>
, передає Укрінформ.</text:p>
      <text:p text:style-name="P4">
«Колишній федеральний канцлер Герхард Шредер не має права на офіс длявиконання поточних завдань», - йдеться у вироку.</text:p>
      <text:p text:style-name="P4">
Судді зазначили, що позивач, який був канцлером з 1998 по 2005 рік, як і іншіколишні глави урядів <text:a xlink:type="simple" xlink:href="https://www.ukrinform.ua/tag-nimeccina" text:style-name="Internet_20_link" text:visited-style-name="Visited_20_Internet_20_Link">
 </text:a>
 до і післянього, мав офіс у приміщенні німецького Бундестагу, в якому працювали останнічотири співробітники Федерального канцлера. Втім, у травні 2022 року бюджетнийкомітет Бундестагу вирішив призупинити повноваження позивача, оскільки вінбільше не мав жодних поточних зобов’язань. Отже, Берлінський адмінсуд відхиливпозов Шредера, який вимагав збереження офісу та співробітників.</text:p>
      <text:p text:style-name="P4">
Оскільки позивач отримав кімнати від депутатської групи СДПН, а не відвідповідача ФРН.</text:p>
      <text:p text:style-name="P4">
<text:span text:style-name="T4">
Читайте також:</text:span>
 <text:a xlink:type="simple" xlink:href="https://www.ukrinform.ua/rubric-crimea/3544187-taseva-nagadala-srederu-so-krim-nikoli-ne-buv-russkim.html" text:style-name="Internet_20_link" text:visited-style-name="Visited_20_Internet_20_Link">
 <text:span text:style-name="T4">
Шредер</text:span>
 </text:a>
</text:p>
      <text:p text:style-name="P4">
Шредер не був особисто присутній на слуханнях у столиці в четвер. Цей процеспоки що є унікальним в історії Німеччини.</text:p>
      <text:p text:style-name="P4">
Практика, згідно з якою колишні федеральні канцлери отримують офіси зпрацівниками, існує понад 50 років. Передбачається, що ексглави урядіввиконують на пенсії функції на користь держави. Нагадаємо, 79-річний Шредерпрацював після завершення своєї каденції на російські енергетичні концерни тавважається близьким до путіна.</text:p>
      <text:p text:style-name="P4">
Source: <text:a xlink:type="simple" xlink:href="https://www.ukrinform.ua/rubric-world/3704904-sreder-prograv-sud-sodo-ofisiv-u-bundestazi.html" text:style-name="Internet_20_link" text:visited-style-name="Visited_20_Internet_20_Link">
https://www.ukrinform.ua/rubric-world/3704904-sreder-prograv-sud-sodo-ofisiv-u-bundestazi.html</text:a>
</text:p>
      <!--NEWS-->
      <text:h text:style-name="P10" text:outline-level="1">
<text:span text:style-name="T4">
Ukrainian air defense shot down 18 of 24 Shahed-136/131 drones launched by Russia overnight</text:span>
</text:h>
      <text:p text:style-name="P4">
Authors: liveuamap (Language: en)</text:p>
      <text:p text:style-name="P4">
Time: 2023-05-04T01:08:00</text:p>
      <text:p text:style-name="P4">
Location: Kyiv, Kyiv city (Latitude:50.45521 Longtitude:30.55281)</text:p>
      <text:p text:style-name="P4">
Videos: []</text:p>
      <text:p text:style-name="P4">
Images: ["<text:a xlink:type="simple" xlink:href="https://liveuamap.com/pics/2023/05/04/22560292_0.jpg" text:style-name="Internet_20_link" text:visited-style-name="Visited_20_Internet_20_Link">
22560292_0.jpg</text:a>
"]</text:p>
      <text:p text:style-name="P4">
Tags: ["Europe", "Central and Eastern Europe"]</text:p>
      <text:p text:style-name="P4">
ID: 22560292</text:p>
      <!--METADATA-->
      <text:p text:style-name="P4">
Ukrainian air defense shot down 18 of 24 Shahed-136/131 drones launched byRussia overnight</text:p>
      <text:p text:style-name="P4">
<draw:frame draw:style-name="fr1" draw:name="Image70" text:anchor-type="as-char" svg:width="6.9236in" svg:height="6.9236in" draw:z-index="0">
<draw:image xlink:href="../Images/liveuamap/2023-05-04T01-08-00/22560292_0.jpg" xlink:type="simple" xlink:show="embed" xlink:actuate="onLoad" draw:mime-type="image/jpeg"/>
</draw:frame>
</text:p>
      <text:p text:style-name="P4">
News Collection Link: <text:a xlink:type="simple" xlink:href="https://liveuamap.com/en/2023/4-may-ukrainian-air-defense-shot-down-18-of-24-shahed136131" text:style-name="Internet_20_link" text:visited-style-name="Visited_20_Internet_20_Link">
https://liveuamap.com/en/2023/4-may-ukrainian-air-defense-shot-down-18-of-24-shahed136131</text:a>
</text:p>
      <text:p text:style-name="P4">
Source: <text:a xlink:type="simple" xlink:href="https://t.me/kpszsu/2497" text:style-name="Internet_20_link" text:visited-style-name="Visited_20_Internet_20_Link">
https://t.me/kpszsu/2497</text:a>
</text:p>
      <!--NEWS-->
      <text:h text:style-name="P10" text:outline-level="1">
<text:span text:style-name="T4">
Donetsk Oblast(07:14). Red Alert: aerial threat. Sirens sounding. Take cover now!</text:span>
</text:h>
      <text:p text:style-name="P4">
Authors: liveuamap (Language: en)</text:p>
      <text:p text:style-name="P4">
Time: 2023-05-04T01:15:00</text:p>
      <text:p text:style-name="P4">
Location: Donetsk Oblast (Latitude:48.72771 Longtitude:37.5773)</text:p>
      <text:p text:style-name="P4">
Videos: []</text:p>
      <text:p text:style-name="P4">
Images: []</text:p>
      <text:p text:style-name="P4">
Tags: ["Europe", "Central and Eastern Europe"]</text:p>
      <text:p text:style-name="P4">
ID: 22560290</text:p>
      <!--METADATA-->
      <text:p text:style-name="P4">
Donetsk Oblast(07:14). Red Alert: aerial threat. Sirens sounding. Take covernow!</text:p>
      <text:p text:style-name="P4">
News Collection Link: <text:a xlink:type="simple" xlink:href="https://liveuamap.com/en/2023/04-may-donetsk-oblast0714-red-alert-aerial-thg" text:style-name="Internet_20_link" text:visited-style-name="Visited_20_Internet_20_Link">
https://liveuamap.com/en/2023/04-may-donetsk-oblast0714-red-alert-aerial-thg</text:a>
</text:p>
      <text:p text:style-name="P4">
Source: <text:a xlink:type="simple" xlink:href="https://t.me/air_alert_ua/44395" text:style-name="Internet_20_link" text:visited-style-name="Visited_20_Internet_20_Link">
https://t.me/air_alert_ua/44395</text:a>
</text:p>
      <!--NEWS-->
      <text:h text:style-name="P10" text:outline-level="1">
<text:span text:style-name="T4">
Zaporizka Oblast(07:18). Red Alert: aerial threat. Sirens sounding. Take cover now!</text:span>
</text:h>
      <text:p text:style-name="P4">
Authors: liveuamap (Language: en)</text:p>
      <text:p text:style-name="P4">
Time: 2023-05-04T01:20:00</text:p>
      <text:p text:style-name="P4">
Location: Zaporizka Oblast (Latitude:47.612621 Longtitude:35.764161)</text:p>
      <text:p text:style-name="P4">
Videos: []</text:p>
      <text:p text:style-name="P4">
Images: []</text:p>
      <text:p text:style-name="P4">
Tags: ["Europe", "Central and Eastern Europe"]</text:p>
      <text:p text:style-name="P4">
ID: 22560291</text:p>
      <!--METADATA-->
      <text:p text:style-name="P4">
Zaporizka Oblast(07:18). Red Alert: aerial threat. Sirens sounding. Take covernow!</text:p>
      <text:p text:style-name="P4">
News Collection Link: <text:a xlink:type="simple" xlink:href="https://liveuamap.com/en/2023/04-may-zaporizka-oblast0718-red-alert-aerial-g" text:style-name="Internet_20_link" text:visited-style-name="Visited_20_Internet_20_Link">
https://liveuamap.com/en/2023/04-may-zaporizka-oblast0718-red-alert-aerial-g</text:a>
</text:p>
      <text:p text:style-name="P4">
Source: <text:a xlink:type="simple" xlink:href="https://t.me/air_alert_ua/44396" text:style-name="Internet_20_link" text:visited-style-name="Visited_20_Internet_20_Link">
https://t.me/air_alert_ua/44396</text:a>
</text:p>
      <!--NEWS-->
      <text:h text:style-name="P10" text:outline-level="1">
<text:span text:style-name="T4">
Debris of drones have fallen in 3 districts of Kyiv damaging properties and vehicles</text:span>
</text:h>
      <text:p text:style-name="P4">
Authors: liveuamap (Language: en)</text:p>
      <text:p text:style-name="P4">
Time: 2023-05-04T01:36:37</text:p>
      <text:p text:style-name="P4">
Location: Kyiv, Kyiv city (Latitude:50.46843 Longtitude:30.51641)</text:p>
      <text:p text:style-name="P4">
Videos: []</text:p>
      <text:p text:style-name="P4">
Images: []</text:p>
      <text:p text:style-name="P4">
Tags: []</text:p>
      <text:p text:style-name="P4">
ID: 22560293</text:p>
      <!--METADATA-->
      <text:p text:style-name="P4">
Debris of drones have fallen in 3 districts of Kyiv damaging properties andvehicles</text:p>
      <text:p text:style-name="P4">
News Collection Link: <text:a xlink:type="simple" xlink:href="https://liveuamap.com/en/2023/4-may-debris-of-drones-have-fallen-in-3-districts-of-kyiv" text:style-name="Internet_20_link" text:visited-style-name="Visited_20_Internet_20_Link">
https://liveuamap.com/en/2023/4-may-debris-of-drones-have-fallen-in-3-districts-of-kyiv</text:a>
</text:p>
      <text:p text:style-name="P4">
Source: <text:a xlink:type="simple" xlink:href="https://t.me/VA_Kyiv/1604" text:style-name="Internet_20_link" text:visited-style-name="Visited_20_Internet_20_Link">
https://t.me/VA_Kyiv/1604</text:a>
</text:p>
      <!--NEWS-->
      <text:h text:style-name="P10" text:outline-level="1">
<text:span text:style-name="T4">
12 Shahed drones were shot down over Odesa tonight</text:span>
</text:h>
      <text:p text:style-name="P4">
Authors: liveuamap (Language: en)</text:p>
      <text:p text:style-name="P4">
Time: 2023-05-04T01:55:00</text:p>
      <text:p text:style-name="P4">
Location: Odesa (Latitude:46.47729 Longtitude:30.75021)</text:p>
      <text:p text:style-name="P4">
Videos: []</text:p>
      <text:p text:style-name="P4">
Images: ["<text:a xlink:type="simple" xlink:href="https://liveuamap.com/pics/2023/05/04/22560332_0.jpg" text:style-name="Internet_20_link" text:visited-style-name="Visited_20_Internet_20_Link">
22560332_0.jpg</text:a>
", "<text:a xlink:type="simple" xlink:href="https://liveuamap.com/pics/2023/05/04/22560332_1.jpg" text:style-name="Internet_20_link" text:visited-style-name="Visited_20_Internet_20_Link">
22560332_1.jpg</text:a>
"]</text:p>
      <text:p text:style-name="P4">
Tags: ["Central and Eastern Europe"]</text:p>
      <text:p text:style-name="P4">
ID: 22560332</text:p>
      <!--METADATA-->
      <text:p text:style-name="P4">
12 Shahed drones were shot down over Odesa tonight</text:p>
      <text:p text:style-name="P4">
<draw:frame draw:style-name="fr1" draw:name="Image71" text:anchor-type="as-char" svg:width="6.9236in" svg:height="9.231467in" draw:z-index="0">
<draw:image xlink:href="../Images/liveuamap/2023-05-04T01-55-00/22560332_0.jpg" xlink:type="simple" xlink:show="embed" xlink:actuate="onLoad" draw:mime-type="image/jpeg"/>
</draw:frame>
<draw:frame draw:style-name="fr1" draw:name="Image72" text:anchor-type="as-char" svg:width="6.9236in" svg:height="5.1927in" draw:z-index="0">
<draw:image xlink:href="../Images/liveuamap/2023-05-04T01-55-00/22560332_1.jpg" xlink:type="simple" xlink:show="embed" xlink:actuate="onLoad" draw:mime-type="image/jpeg"/>
</draw:frame>
</text:p>
      <text:p text:style-name="P4">
News Collection Link: <text:a xlink:type="simple" xlink:href="https://liveuamap.com/en/2023/4-may-12-shahed-drones-were-shot-down-over-odesa-tonight" text:style-name="Internet_20_link" text:visited-style-name="Visited_20_Internet_20_Link">
https://liveuamap.com/en/2023/4-may-12-shahed-drones-were-shot-down-over-odesa-tonight</text:a>
</text:p>
      <text:p text:style-name="P4">
Source: <text:a xlink:type="simple" xlink:href="https://t.me/OdessaDumskayaNet/55060" text:style-name="Internet_20_link" text:visited-style-name="Visited_20_Internet_20_Link">
https://t.me/OdessaDumskayaNet/55060</text:a>
</text:p>
      <!--NEWS-->
      <text:h text:style-name="P10" text:outline-level="1">
<text:span text:style-name="T4">
Russian army conducted 2 missile strikes, 68 airstrikes and over 67 shelling with MLRS, - Gen...</text:span>
</text:h>
      <text:p text:style-name="P4">
Authors: liveuamap (Language: en)</text:p>
      <text:p text:style-name="P4">
Time: 2023-05-04T02:37:00</text:p>
      <text:p text:style-name="P4">
Location: Kherson (Latitude:46.64567 Longtitude:32.62733)</text:p>
      <text:p text:style-name="P4">
Videos: []</text:p>
      <text:p text:style-name="P4">
Images: []</text:p>
      <text:p text:style-name="P4">
Tags: ["Russia"]</text:p>
      <text:p text:style-name="P4">
ID: 22560387</text:p>
      <!--METADATA-->
      <text:p text:style-name="P4">
Russian army conducted 2 missile strikes, 68 airstrikes and over 67 shellingwith MLRS, - General Staff of Armed Forces of Ukraine says in the morningreport</text:p>
      <text:p text:style-name="P4">
News Collection Link: <text:a xlink:type="simple" xlink:href="https://liveuamap.com/en/2023/4-may-russian-army-conducted-2-missile-strikes-68-airstrikes" text:style-name="Internet_20_link" text:visited-style-name="Visited_20_Internet_20_Link">
https://liveuamap.com/en/2023/4-may-russian-army-conducted-2-missile-strikes-68-airstrikes</text:a>
</text:p>
      <text:p text:style-name="P4">
Source: <text:a xlink:type="simple" xlink:href="https://t.me/lumsrc/4677" text:style-name="Internet_20_link" text:visited-style-name="Visited_20_Internet_20_Link">
https://t.me/lumsrc/467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04T02:39:35</text:p>
      <text:p text:style-name="P4">
Location: Donetsk (Latitude:47.85107 Longtitude:37.51385)</text:p>
      <text:p text:style-name="P4">
Videos: []</text:p>
      <text:p text:style-name="P4">
Images: []</text:p>
      <text:p text:style-name="P4">
Tags: ["Russia"]</text:p>
      <text:p text:style-name="P4">
ID: 22560333</text:p>
      <!--METADATA-->
      <text:p text:style-name="P4">
Russian forces conducting offensive actions at Lyman, Bakhmut, Avdiivka andMaryinka directions. Ukrainian military repelled over 40 Russian attacks.Russian forces attempting to advance near Bilohorivka, Bakhmut, New York,Syeverne, Maryinka and Novomykhaylivka, - General Staff of Armed Forces ofUkraine says in the morning report</text:p>
      <text:p text:style-name="P4">
News Collection Link: <text:a xlink:type="simple" xlink:href="https://liveuamap.com/en/2023/4-may-russian-forces-conducting-offensive-actions-at-lyman" text:style-name="Internet_20_link" text:visited-style-name="Visited_20_Internet_20_Link">
https://liveuamap.com/en/2023/4-may-russian-forces-conducting-offensive-actions-at-lyman</text:a>
</text:p>
      <text:p text:style-name="P4">
Source: <text:a xlink:type="simple" xlink:href="https://t.me/lumsrc/4686" text:style-name="Internet_20_link" text:visited-style-name="Visited_20_Internet_20_Link">
https://t.me/lumsrc/4686</text:a>
</text:p>
      <!--NEWS-->
      <text:h text:style-name="P10" text:outline-level="1">
<text:span text:style-name="T4">
Ukrainian Presidency: Zelensky in The Hague to meet with officials of the International Crimi...</text:span>
</text:h>
      <text:p text:style-name="P4">
Authors: liveuamap (Language: en)</text:p>
      <text:p text:style-name="P4">
Time: 2023-05-04T02:51:28</text:p>
      <text:p text:style-name="P4">
Location: Den Haag, Zuid-Holland (Latitude:52.1056 Longtitude:4.31774)</text:p>
      <text:p text:style-name="P4">
Videos: []</text:p>
      <text:p text:style-name="P4">
Images: []</text:p>
      <text:p text:style-name="P4">
Tags: []</text:p>
      <text:p text:style-name="P4">
ID: 22560354</text:p>
      <!--METADATA-->
      <text:p text:style-name="P4">
Ukrainian Presidency: Zelensky in The Hague to meet with officials of theInternational Criminal Court</text:p>
      <text:p text:style-name="P4">
News Collection Link: <text:a xlink:type="simple" xlink:href="https://liveuamap.com/en/2023/4-may-ukrainian-presidency-zelensky-in-the-hague-to-meet" text:style-name="Internet_20_link" text:visited-style-name="Visited_20_Internet_20_Link">
https://liveuamap.com/en/2023/4-may-ukrainian-presidency-zelensky-in-the-hague-to-meet</text:a>
</text:p>
      <text:p text:style-name="P4">
Source: <text:a xlink:type="simple" xlink:href="https://twitter.com/alarabiya_brk/status/1654014717273206785" text:style-name="Internet_20_link" text:visited-style-name="Visited_20_Internet_20_Link">
https://twitter.com/alarabiya_brk/status/1654014717273206785</text:a>
</text:p>
      <!--NEWS-->
      <text:h text:style-name="P10" text:outline-level="1">
<text:span text:style-name="T4">
Donetsk Oblast(09:03). Red Alert: aerial threat. Sirens sounding. Take cover now!</text:span>
</text:h>
      <text:p text:style-name="P4">
Authors: liveuamap (Language: en)</text:p>
      <text:p text:style-name="P4">
Time: 2023-05-04T03:04:00</text:p>
      <text:p text:style-name="P4">
Location: Donetsk Oblast (Latitude:48.72771 Longtitude:37.57782)</text:p>
      <text:p text:style-name="P4">
Videos: []</text:p>
      <text:p text:style-name="P4">
Images: []</text:p>
      <text:p text:style-name="P4">
Tags: ["Europe", "Central and Eastern Europe"]</text:p>
      <text:p text:style-name="P4">
ID: 22560373</text:p>
      <!--METADATA-->
      <text:p text:style-name="P4">
Donetsk Oblast(09:03). Red Alert: aerial threat. Sirens sounding. Take covernow!</text:p>
      <text:p text:style-name="P4">
News Collection Link: <text:a xlink:type="simple" xlink:href="https://liveuamap.com/en/2023/04-may-donetsk-oblast0903-red-alert-aerial-thg" text:style-name="Internet_20_link" text:visited-style-name="Visited_20_Internet_20_Link">
https://liveuamap.com/en/2023/04-may-donetsk-oblast0903-red-alert-aerial-thg</text:a>
</text:p>
      <text:p text:style-name="P4">
Source: <text:a xlink:type="simple" xlink:href="https://t.me/air_alert_ua/44399" text:style-name="Internet_20_link" text:visited-style-name="Visited_20_Internet_20_Link">
https://t.me/air_alert_ua/44399</text:a>
</text:p>
      <!--NEWS-->
      <text:h text:style-name="P10" text:outline-level="1">
<text:span text:style-name="T4">
Destruction as result of Russian missile strike in Kramatorsk</text:span>
</text:h>
      <text:p text:style-name="P4">
Authors: liveuamap (Language: en)</text:p>
      <text:p text:style-name="P4">
Time: 2023-05-04T03:10:00</text:p>
      <text:p text:style-name="P4">
Location: Donetsk Oblast (Latitude:48.73898 Longtitude:37.58818)</text:p>
      <text:p text:style-name="P4">
Videos: []</text:p>
      <text:p text:style-name="P4">
Images: ["<text:a xlink:type="simple" xlink:href="https://liveuamap.com/pics/2023/05/04/22560400_0.jpg" text:style-name="Internet_20_link" text:visited-style-name="Visited_20_Internet_20_Link">
22560400_0.jpg</text:a>
", "<text:a xlink:type="simple" xlink:href="https://liveuamap.com/pics/2023/05/04/22560400_1.jpg" text:style-name="Internet_20_link" text:visited-style-name="Visited_20_Internet_20_Link">
22560400_1.jpg</text:a>
", "<text:a xlink:type="simple" xlink:href="https://liveuamap.com/pics/2023/05/04/22560400_2.jpg" text:style-name="Internet_20_link" text:visited-style-name="Visited_20_Internet_20_Link">
22560400_2.jpg</text:a>
", "<text:a xlink:type="simple" xlink:href="https://liveuamap.com/pics/2023/05/04/22560400_3.jpg" text:style-name="Internet_20_link" text:visited-style-name="Visited_20_Internet_20_Link">
22560400_3.jpg</text:a>
"]</text:p>
      <text:p text:style-name="P4">
Tags: ["Europe", "Central and Eastern Europe"]</text:p>
      <text:p text:style-name="P4">
ID: 22560400</text:p>
      <!--METADATA-->
      <text:p text:style-name="P4">
Destruction as result of Russian missile strike in Kramatorsk</text:p>
      <text:p text:style-name="P4">
<draw:frame draw:style-name="fr1" draw:name="Image73" text:anchor-type="as-char" svg:width="6.9236in" svg:height="6.9236in" draw:z-index="0">
<draw:image xlink:href="../Images/liveuamap/2023-05-04T03-10-00/22560400_0.jpg" xlink:type="simple" xlink:show="embed" xlink:actuate="onLoad" draw:mime-type="image/jpeg"/>
</draw:frame>
<draw:frame draw:style-name="fr1" draw:name="Image74" text:anchor-type="as-char" svg:width="6.9236in" svg:height="6.9236in" draw:z-index="0">
<draw:image xlink:href="../Images/liveuamap/2023-05-04T03-10-00/22560400_1.jpg" xlink:type="simple" xlink:show="embed" xlink:actuate="onLoad" draw:mime-type="image/jpeg"/>
</draw:frame>
<draw:frame draw:style-name="fr1" draw:name="Image75" text:anchor-type="as-char" svg:width="6.9236in" svg:height="6.9236in" draw:z-index="0">
<draw:image xlink:href="../Images/liveuamap/2023-05-04T03-10-00/22560400_2.jpg" xlink:type="simple" xlink:show="embed" xlink:actuate="onLoad" draw:mime-type="image/jpeg"/>
</draw:frame>
<draw:frame draw:style-name="fr1" draw:name="Image76" text:anchor-type="as-char" svg:width="6.9236in" svg:height="4.612849in" draw:z-index="0">
<draw:image xlink:href="../Images/liveuamap/2023-05-04T03-10-00/22560400_3.jpg" xlink:type="simple" xlink:show="embed" xlink:actuate="onLoad" draw:mime-type="image/jpeg"/>
</draw:frame>
</text:p>
      <text:p text:style-name="P4">
News Collection Link: <text:a xlink:type="simple" xlink:href="https://liveuamap.com/en/2023/4-may-destruction-as-result-of-russian-missile-strike-in" text:style-name="Internet_20_link" text:visited-style-name="Visited_20_Internet_20_Link">
https://liveuamap.com/en/2023/4-may-destruction-as-result-of-russian-missile-strike-in</text:a>
</text:p>
      <text:p text:style-name="P4">
Source: <text:a xlink:type="simple" xlink:href="https://t.me/suspilnedonbas/13024" text:style-name="Internet_20_link" text:visited-style-name="Visited_20_Internet_20_Link">
https://t.me/suspilnedonbas/13024</text:a>
</text:p>
      <!--NEWS-->
      <text:h text:style-name="P10" text:outline-level="1">
<text:span text:style-name="T4">
Drone was shot down in Belgorod region</text:span>
</text:h>
      <text:p text:style-name="P4">
Authors: liveuamap (Language: en)</text:p>
      <text:p text:style-name="P4">
Time: 2023-05-04T03:32:36</text:p>
      <text:p text:style-name="P4">
Location: Belgorod, Belgorodskaya oblast' (Latitude:50.38751 Longtitude:36.47461)</text:p>
      <text:p text:style-name="P4">
Videos: []</text:p>
      <text:p text:style-name="P4">
Images: ["<text:a xlink:type="simple" xlink:href="https://liveuamap.com/pics/2023/05/04/22560389_0.jpg" text:style-name="Internet_20_link" text:visited-style-name="Visited_20_Internet_20_Link">
22560389_0.jpg</text:a>
"]</text:p>
      <text:p text:style-name="P4">
Tags: ["Europe", "Russia"]</text:p>
      <text:p text:style-name="P4">
ID: 22560389</text:p>
      <!--METADATA-->
      <text:p text:style-name="P4">
Drone was shot down in Belgorod region</text:p>
      <text:p text:style-name="P4">
<draw:frame draw:style-name="fr1" draw:name="Image77" text:anchor-type="as-char" svg:width="6.9236in" svg:height="4.985697in" draw:z-index="0">
<draw:image xlink:href="../Images/liveuamap/2023-05-04T03-32-36/22560389_0.jpg" xlink:type="simple" xlink:show="embed" xlink:actuate="onLoad" draw:mime-type="image/jpeg"/>
</draw:frame>
</text:p>
      <text:p text:style-name="P4">
News Collection Link: <text:a xlink:type="simple" xlink:href="https://liveuamap.com/en/2023/4-may-drone-was-shot-down-in-belgorod-region" text:style-name="Internet_20_link" text:visited-style-name="Visited_20_Internet_20_Link">
https://liveuamap.com/en/2023/4-may-drone-was-shot-down-in-belgorod-region</text:a>
</text:p>
      <text:p text:style-name="P4">
Source: <text:a xlink:type="simple" xlink:href="https://twitter.com/666_mancer/status/1654024800694595584" text:style-name="Internet_20_link" text:visited-style-name="Visited_20_Internet_20_Link">
https://twitter.com/666_mancer/status/1654024800694595584</text:a>
</text:p>
      <!--NEWS-->
      <text:h text:style-name="P10" text:outline-level="1">
<text:span text:style-name="T4">
Kherson, Khersonska Oblast(09:33). Red Alert: aerial threat. Sirens sounding. Take cover now!</text:span>
</text:h>
      <text:p text:style-name="P4">
Authors: liveuamap (Language: en)</text:p>
      <text:p text:style-name="P4">
Time: 2023-05-04T03:35:00</text:p>
      <text:p text:style-name="P4">
Location: Kherson (Latitude:46.65581000 Longtitude:32.61780000)</text:p>
      <text:p text:style-name="P4">
Videos: []</text:p>
      <text:p text:style-name="P4">
Images: []</text:p>
      <text:p text:style-name="P4">
Tags: ["Europe", "Central and Eastern Europe"]</text:p>
      <text:p text:style-name="P4">
ID: 22560391</text:p>
      <!--METADATA-->
      <text:p text:style-name="P4">
Kherson, Khersonska Oblast(09:33). Red Alert: aerial threat. Sirens sounding.Take cover now!</text:p>
      <text:p text:style-name="P4">
News Collection Link: <text:a xlink:type="simple" xlink:href="https://liveuamap.com/en/2023/04-may-kherson-khersonska-oblast0933-red-alerg" text:style-name="Internet_20_link" text:visited-style-name="Visited_20_Internet_20_Link">
https://liveuamap.com/en/2023/04-may-kherson-khersonska-oblast0933-red-alerg</text:a>
</text:p>
      <text:p text:style-name="P4">
Source: <text:a xlink:type="simple" xlink:href="https://t.me/air_alert_ua/44400" text:style-name="Internet_20_link" text:visited-style-name="Visited_20_Internet_20_Link">
https://t.me/air_alert_ua/44400</text:a>
</text:p>
      <!--NEWS-->
      <text:h text:style-name="P10" text:outline-level="1">
<text:span text:style-name="T4">
A conscript was injured in the Valuysky district of the Belgorod region as a result of shelli...</text:span>
</text:h>
      <text:p text:style-name="P4">
Authors: liveuamap (Language: en)</text:p>
      <text:p text:style-name="P4">
Time: 2023-05-04T03:45:55</text:p>
      <text:p text:style-name="P4">
Location: Valuyki (Latitude:50.07571 Longtitude:37.84662)</text:p>
      <text:p text:style-name="P4">
Videos: []</text:p>
      <text:p text:style-name="P4">
Images: []</text:p>
      <text:p text:style-name="P4">
Tags: ["Russia", "Central and Eastern Europe"]</text:p>
      <text:p text:style-name="P4">
ID: 22560393</text:p>
      <!--METADATA-->
      <text:p text:style-name="P4">
A conscript was injured in the Valuysky district of the Belgorod region as aresult of shelling with mortars</text:p>
      <text:p text:style-name="P4">
News Collection Link: <text:a xlink:type="simple" xlink:href="https://liveuamap.com/en/2023/4-may-a-conscript-was-injured-in-the-valuysky-district-of" text:style-name="Internet_20_link" text:visited-style-name="Visited_20_Internet_20_Link">
https://liveuamap.com/en/2023/4-may-a-conscript-was-injured-in-the-valuysky-district-of</text:a>
</text:p>
      <text:p text:style-name="P4">
Source: <text:a xlink:type="simple" xlink:href="https://t.me/rusbrief/114182" text:style-name="Internet_20_link" text:visited-style-name="Visited_20_Internet_20_Link">
https://t.me/rusbrief/114182</text:a>
</text:p>
      <!--NEWS-->
      <text:h text:style-name="P10" text:outline-level="1">
<text:span text:style-name="T4">
Dnipro, Dnipropetrovska Oblast, Poltavska Oblast(10:16). Red Alert: aerial threat. Sirens sou...</text:span>
</text:h>
      <text:p text:style-name="P4">
Authors: liveuamap (Language: en)</text:p>
      <text:p text:style-name="P4">
Time: 2023-05-04T04:16:00</text:p>
      <text:p text:style-name="P4">
Location: Dnipro (Latitude:48.46036 Longtitude:35.03929)</text:p>
      <text:p text:style-name="P4">
Videos: []</text:p>
      <text:p text:style-name="P4">
Images: []</text:p>
      <text:p text:style-name="P4">
Tags: ["Europe", "Central and Eastern Europe"]</text:p>
      <text:p text:style-name="P4">
ID: 22560401</text:p>
      <!--METADATA-->
      <text:p text:style-name="P4">
Dnipro, Dnipropetrovska Oblast, Poltavska Oblast(10:16). Red Alert: aerialthreat. Sirens sounding. Take cover now!</text:p>
      <text:p text:style-name="P4">
News Collection Link: <text:a xlink:type="simple" xlink:href="https://liveuamap.com/en/2023/04-may-dnipro-dnipropetrovska-oblast-poltavskg" text:style-name="Internet_20_link" text:visited-style-name="Visited_20_Internet_20_Link">
https://liveuamap.com/en/2023/04-may-dnipro-dnipropetrovska-oblast-poltavskg</text:a>
</text:p>
      <text:p text:style-name="P4">
Source: <text:a xlink:type="simple" xlink:href="https://t.me/air_alert_ua/44402" text:style-name="Internet_20_link" text:visited-style-name="Visited_20_Internet_20_Link">
https://t.me/air_alert_ua/44402</text:a>
</text:p>
      <!--NEWS-->
      <text:h text:style-name="P10" text:outline-level="1">
<text:span text:style-name="T4">
Zaporizka Oblast(10:16). Red Alert: aerial threat. Sirens sounding. Take cover now!</text:span>
</text:h>
      <text:p text:style-name="P4">
Authors: liveuamap (Language: en)</text:p>
      <text:p text:style-name="P4">
Time: 2023-05-04T04:17:00</text:p>
      <text:p text:style-name="P4">
Location: Zaporizka Oblast (Latitude:47.611591 Longtitude:35.765561)</text:p>
      <text:p text:style-name="P4">
Videos: []</text:p>
      <text:p text:style-name="P4">
Images: []</text:p>
      <text:p text:style-name="P4">
Tags: ["Europe", "Central and Eastern Europe"]</text:p>
      <text:p text:style-name="P4">
ID: 22560403</text:p>
      <!--METADATA-->
      <text:p text:style-name="P4">
Zaporizka Oblast(10:16). Red Alert: aerial threat. Sirens sounding. Take covernow!</text:p>
      <text:p text:style-name="P4">
News Collection Link: <text:a xlink:type="simple" xlink:href="https://liveuamap.com/en/2023/04-may-zaporizka-oblast1016-red-alert-aerial-g" text:style-name="Internet_20_link" text:visited-style-name="Visited_20_Internet_20_Link">
https://liveuamap.com/en/2023/04-may-zaporizka-oblast1016-red-alert-aerial-g</text:a>
</text:p>
      <text:p text:style-name="P4">
Source: <text:a xlink:type="simple" xlink:href="https://t.me/suspilnezaporizhzhya/12593" text:style-name="Internet_20_link" text:visited-style-name="Visited_20_Internet_20_Link">
https://t.me/suspilnezaporizhzhya/12593</text:a>
</text:p>
      <!--NEWS-->
      <text:h text:style-name="P10" text:outline-level="1">
<text:span text:style-name="T4">
Sumska Oblast(10:17). Red Alert: aerial threat. Sirens sounding. Take cover now!</text:span>
</text:h>
      <text:p text:style-name="P4">
Authors: liveuamap (Language: en)</text:p>
      <text:p text:style-name="P4">
Time: 2023-05-04T04:19:00</text:p>
      <text:p text:style-name="P4">
Location: Sumska Oblast (Latitude:51.00123 Longtitude:33.99936)</text:p>
      <text:p text:style-name="P4">
Videos: []</text:p>
      <text:p text:style-name="P4">
Images: []</text:p>
      <text:p text:style-name="P4">
Tags: ["Europe", "Central and Eastern Europe"]</text:p>
      <text:p text:style-name="P4">
ID: 22560404</text:p>
      <!--METADATA-->
      <text:p text:style-name="P4">
Sumska Oblast(10:17). Red Alert: aerial threat. Sirens sounding. Take covernow!</text:p>
      <text:p text:style-name="P4">
News Collection Link: <text:a xlink:type="simple" xlink:href="https://liveuamap.com/en/2023/04-may-sumska-oblast1017-red-alert-aerial-thrg" text:style-name="Internet_20_link" text:visited-style-name="Visited_20_Internet_20_Link">
https://liveuamap.com/en/2023/04-may-sumska-oblast1017-red-alert-aerial-thrg</text:a>
</text:p>
      <text:p text:style-name="P4">
Source: <text:a xlink:type="simple" xlink:href="https://t.me/air_alert_ua/44405" text:style-name="Internet_20_link" text:visited-style-name="Visited_20_Internet_20_Link">
https://t.me/air_alert_ua/44405</text:a>
</text:p>
      <!--NEWS-->
      <text:h text:style-name="P10" text:outline-level="1">
<text:span text:style-name="T4">
Donetsk Oblast(12:54). Red Alert: aerial threat. Sirens sounding. Take cover now!</text:span>
</text:h>
      <text:p text:style-name="P4">
Authors: liveuamap (Language: en)</text:p>
      <text:p text:style-name="P4">
Time: 2023-05-04T06:54:00</text:p>
      <text:p text:style-name="P4">
Location: Donetsk Oblast (Latitude:48.7274 Longtitude:37.57816)</text:p>
      <text:p text:style-name="P4">
Videos: []</text:p>
      <text:p text:style-name="P4">
Images: []</text:p>
      <text:p text:style-name="P4">
Tags: ["Europe", "Central and Eastern Europe"]</text:p>
      <text:p text:style-name="P4">
ID: 22560424</text:p>
      <!--METADATA-->
      <text:p text:style-name="P4">
Donetsk Oblast(12:54). Red Alert: aerial threat. Sirens sounding. Take covernow!</text:p>
      <text:p text:style-name="P4">
News Collection Link: <text:a xlink:type="simple" xlink:href="https://liveuamap.com/en/2023/04-may-donetsk-oblast1254-red-alert-aerial-thg" text:style-name="Internet_20_link" text:visited-style-name="Visited_20_Internet_20_Link">
https://liveuamap.com/en/2023/04-may-donetsk-oblast1254-red-alert-aerial-thg</text:a>
</text:p>
      <text:p text:style-name="P4">
Source: <text:a xlink:type="simple" xlink:href="https://t.me/air_alert_ua/44415" text:style-name="Internet_20_link" text:visited-style-name="Visited_20_Internet_20_Link">
https://t.me/air_alert_ua/44415</text:a>
</text:p>
      <!--NEWS-->
      <text:h text:style-name="P10" text:outline-level="1">
<text:span text:style-name="T4">
Kharkiv, Kharkivska Oblast, Donetsk Oblast(14:34). Red Alert: aerial threat. Sirens sounding....</text:span>
</text:h>
      <text:p text:style-name="P4">
Authors: liveuamap (Language: en)</text:p>
      <text:p text:style-name="P4">
Time: 2023-05-04T08:35:00</text:p>
      <text:p text:style-name="P4">
Location: Kharkiv (Latitude:49.981 Longtitude:36.25308)</text:p>
      <text:p text:style-name="P4">
Videos: []</text:p>
      <text:p text:style-name="P4">
Images: []</text:p>
      <text:p text:style-name="P4">
Tags: ["Europe", "Central and Eastern Europe"]</text:p>
      <text:p text:style-name="P4">
ID: 22560425</text:p>
      <!--METADATA-->
      <text:p text:style-name="P4">
Kharkiv, Kharkivska Oblast, Donetsk Oblast(14:34). Red Alert: aerial threat.Sirens sounding. Take cover now!</text:p>
      <text:p text:style-name="P4">
News Collection Link: <text:a xlink:type="simple" xlink:href="https://liveuamap.com/en/2023/04-may-kharkiv-kharkivska-oblast-donetsk-oblag" text:style-name="Internet_20_link" text:visited-style-name="Visited_20_Internet_20_Link">
https://liveuamap.com/en/2023/04-may-kharkiv-kharkivska-oblast-donetsk-oblag</text:a>
</text:p>
      <text:p text:style-name="P4">
Source: <text:a xlink:type="simple" xlink:href="https://t.me/air_alert_ua/44418" text:style-name="Internet_20_link" text:visited-style-name="Visited_20_Internet_20_Link">
https://t.me/air_alert_ua/44418</text:a>
</text:p>
      <!--NEWS-->
      <text:h text:style-name="P10" text:outline-level="1">
<text:span text:style-name="T4">
Zaporizka Oblast(15:23). Red Alert: aerial threat. Sirens sounding. Take cover now!</text:span>
</text:h>
      <text:p text:style-name="P4">
Authors: liveuamap (Language: en)</text:p>
      <text:p text:style-name="P4">
Time: 2023-05-04T09:23:00</text:p>
      <text:p text:style-name="P4">
Location: Zaporizka Oblast (Latitude:47.610891 Longtitude:35.765671)</text:p>
      <text:p text:style-name="P4">
Videos: []</text:p>
      <text:p text:style-name="P4">
Images: []</text:p>
      <text:p text:style-name="P4">
Tags: ["Europe", "Central and Eastern Europe"]</text:p>
      <text:p text:style-name="P4">
ID: 22560426</text:p>
      <!--METADATA-->
      <text:p text:style-name="P4">
Zaporizka Oblast(15:23). Red Alert: aerial threat. Sirens sounding. Take covernow!</text:p>
      <text:p text:style-name="P4">
News Collection Link: <text:a xlink:type="simple" xlink:href="https://liveuamap.com/en/2023/04-may-zaporizka-oblast1523-red-alert-aerial-g" text:style-name="Internet_20_link" text:visited-style-name="Visited_20_Internet_20_Link">
https://liveuamap.com/en/2023/04-may-zaporizka-oblast1523-red-alert-aerial-g</text:a>
</text:p>
      <text:p text:style-name="P4">
Source: <text:a xlink:type="simple" xlink:href="https://t.me/suspilnezaporizhzhya/12601" text:style-name="Internet_20_link" text:visited-style-name="Visited_20_Internet_20_Link">
https://t.me/suspilnezaporizhzhya/12601</text:a>
</text:p>
      <!--NEWS-->
      <text:h text:style-name="P10" text:outline-level="1">
<text:span text:style-name="T4">
Poltavska Oblast, Dnipro, Dnipropetrovska Oblast, Kharkiv, Kharkivska Oblast(15:38). Red Aler...</text:span>
</text:h>
      <text:p text:style-name="P4">
Authors: liveuamap (Language: en)</text:p>
      <text:p text:style-name="P4">
Time: 2023-05-04T09:38:00</text:p>
      <text:p text:style-name="P4">
Location: Poltavska Oblast (Latitude:49.47648 Longtitude:33.81914)</text:p>
      <text:p text:style-name="P4">
Videos: []</text:p>
      <text:p text:style-name="P4">
Images: []</text:p>
      <text:p text:style-name="P4">
Tags: ["Europe", "Central and Eastern Europe"]</text:p>
      <text:p text:style-name="P4">
ID: 22560427</text:p>
      <!--METADATA-->
      <text:p text:style-name="P4">
Poltavska Oblast, Dnipro, Dnipropetrovska Oblast, Kharkiv, KharkivskaOblast(15:38). Red Alert: aerial threat. Sirens sounding. Take cover now!</text:p>
      <text:p text:style-name="P4">
News Collection Link: <text:a xlink:type="simple" xlink:href="https://liveuamap.com/en/2023/04-may-poltavska-oblast-dnipro-dnipropetrovskg" text:style-name="Internet_20_link" text:visited-style-name="Visited_20_Internet_20_Link">
https://liveuamap.com/en/2023/04-may-poltavska-oblast-dnipro-dnipropetrovskg</text:a>
</text:p>
      <text:p text:style-name="P4">
Source: <text:a xlink:type="simple" xlink:href="https://t.me/air_alert_ua/44425" text:style-name="Internet_20_link" text:visited-style-name="Visited_20_Internet_20_Link">
https://t.me/air_alert_ua/44425</text:a>
</text:p>
      <!--NEWS-->
      <text:h text:style-name="P10" text:outline-level="1">
<text:span text:style-name="T4">
Donetsk Oblast, Kherson, Khersonska Oblast(15:39). Red Alert: aerial threat. Sirens sounding....</text:span>
</text:h>
      <text:p text:style-name="P4">
Authors: liveuamap (Language: en)</text:p>
      <text:p text:style-name="P4">
Time: 2023-05-04T09:41:00</text:p>
      <text:p text:style-name="P4">
Location: Donetsk Oblast (Latitude:48.72806 Longtitude:37.57903)</text:p>
      <text:p text:style-name="P4">
Videos: []</text:p>
      <text:p text:style-name="P4">
Images: []</text:p>
      <text:p text:style-name="P4">
Tags: ["Europe", "Central and Eastern Europe"]</text:p>
      <text:p text:style-name="P4">
ID: 22560428</text:p>
      <!--METADATA-->
      <text:p text:style-name="P4">
Donetsk Oblast, Kherson, Khersonska Oblast(15:39). Red Alert: aerial threat.Sirens sounding. Take cover now!</text:p>
      <text:p text:style-name="P4">
News Collection Link: <text:a xlink:type="simple" xlink:href="https://liveuamap.com/en/2023/04-may-donetsk-oblast-kherson-khersonska-oblag" text:style-name="Internet_20_link" text:visited-style-name="Visited_20_Internet_20_Link">
https://liveuamap.com/en/2023/04-may-donetsk-oblast-kherson-khersonska-oblag</text:a>
</text:p>
      <text:p text:style-name="P4">
Source: <text:a xlink:type="simple" xlink:href="https://t.me/air_alert_ua/44427" text:style-name="Internet_20_link" text:visited-style-name="Visited_20_Internet_20_Link">
https://t.me/air_alert_ua/44427</text:a>
</text:p>
      <!--NEWS-->
      <text:h text:style-name="P10" text:outline-level="1">
<text:span text:style-name="T4">
President Zelensky: During the negotiations with the Prime Minister of the Netherlands, Mark ...</text:span>
</text:h>
      <text:p text:style-name="P4">
Authors: liveuamap (Language: en)</text:p>
      <text:p text:style-name="P4">
Time: 2023-05-04T10:24:14</text:p>
      <text:p text:style-name="P4">
Location: Den Haag, Zuid-Holland (Latitude:52.10554 Longtitude:4.31773)</text:p>
      <text:p text:style-name="P4">
Videos: []</text:p>
      <text:p text:style-name="P4">
Images: []</text:p>
      <text:p text:style-name="P4">
Tags: []</text:p>
      <text:p text:style-name="P4">
ID: 22560442</text:p>
      <!--METADATA-->
      <text:p text:style-name="P4">
President Zelensky: During the negotiations with the Prime Minister of theNetherlands, Mark Rutte, and the Prime Minister of Belgium, Alexander De Croo,we've focused on security issues. Now the main thing is the speed in thedelivery of the promised weapons</text:p>
      <text:p text:style-name="P4">
News Collection Link: <text:a xlink:type="simple" xlink:href="https://liveuamap.com/en/2023/4-may-president-zelensky-during-the-negotiations-with-the" text:style-name="Internet_20_link" text:visited-style-name="Visited_20_Internet_20_Link">
https://liveuamap.com/en/2023/4-may-president-zelensky-during-the-negotiations-with-the</text:a>
</text:p>
      <text:p text:style-name="P4">
Source: <text:a xlink:type="simple" xlink:href="https://t.me/V_Zelenskiy_official/6122" text:style-name="Internet_20_link" text:visited-style-name="Visited_20_Internet_20_Link">
https://t.me/V_Zelenskiy_official/6122</text:a>
</text:p>
      <!--NEWS-->
      <text:h text:style-name="P10" text:outline-level="1">
<text:span text:style-name="T4">
Kyiv, Kyiv Oblast(18:42). Red Alert: aerial threat. Sirens sounding. Take cover now!</text:span>
</text:h>
      <text:p text:style-name="P4">
Authors: liveuamap (Language: en)</text:p>
      <text:p text:style-name="P4">
Time: 2023-05-04T12:43:00</text:p>
      <text:p text:style-name="P4">
Location: Kyiv (Latitude:50.44399 Longtitude:30.53032)</text:p>
      <text:p text:style-name="P4">
Videos: []</text:p>
      <text:p text:style-name="P4">
Images: []</text:p>
      <text:p text:style-name="P4">
Tags: ["Europe", "Central and Eastern Europe"]</text:p>
      <text:p text:style-name="P4">
ID: 22560480</text:p>
      <!--METADATA-->
      <text:p text:style-name="P4">
Kyiv, Kyiv Oblast(18:42). Red Alert: aerial threat. Sirens sounding. Takecover now!</text:p>
      <text:p text:style-name="P4">
News Collection Link: <text:a xlink:type="simple" xlink:href="https://liveuamap.com/en/2023/04-may-kyiv-kyiv-oblast1842-red-alert-aerial-g" text:style-name="Internet_20_link" text:visited-style-name="Visited_20_Internet_20_Link">
https://liveuamap.com/en/2023/04-may-kyiv-kyiv-oblast1842-red-alert-aerial-g</text:a>
</text:p>
      <text:p text:style-name="P4">
Source: <text:a xlink:type="simple" xlink:href="https://t.me/air_alert_ua/44435" text:style-name="Internet_20_link" text:visited-style-name="Visited_20_Internet_20_Link">
https://t.me/air_alert_ua/44435</text:a>
</text:p>
      <!--NEWS-->
      <text:h text:style-name="P10" text:outline-level="1">
<text:span text:style-name="T4">
Occupation authorities in Crimea report a drone was shot down near Belbek</text:span>
</text:h>
      <text:p text:style-name="P4">
Authors: liveuamap (Language: en)</text:p>
      <text:p text:style-name="P4">
Time: 2023-05-04T12:47:29</text:p>
      <text:p text:style-name="P4">
Location: Sevastopol' city (Latitude:44.68232 Longtitude:33.54881)</text:p>
      <text:p text:style-name="P4">
Videos: []</text:p>
      <text:p text:style-name="P4">
Images: []</text:p>
      <text:p text:style-name="P4">
Tags: ["Europe", "Central and Eastern Europe"]</text:p>
      <text:p text:style-name="P4">
ID: 22560482</text:p>
      <!--METADATA-->
      <text:p text:style-name="P4">
Occupation authorities in Crimea report a drone was shot down near Belbek</text:p>
      <text:p text:style-name="P4">
News Collection Link: <text:a xlink:type="simple" xlink:href="https://liveuamap.com/en/2023/4-may-occupation-authorities-in-crimea-report-a-drone-was" text:style-name="Internet_20_link" text:visited-style-name="Visited_20_Internet_20_Link">
https://liveuamap.com/en/2023/4-may-occupation-authorities-in-crimea-report-a-drone-was</text:a>
</text:p>
      <text:p text:style-name="P4">
Source: <text:a xlink:type="simple" xlink:href="https://t.me/channel24_ua/87010" text:style-name="Internet_20_link" text:visited-style-name="Visited_20_Internet_20_Link">
https://t.me/channel24_ua/87010</text:a>
</text:p>
      <!--NEWS-->
      <text:h text:style-name="P10" text:outline-level="1">
<text:span text:style-name="T4">
Explosions were reported in Kyiv. City authorities said due to air defense</text:span>
</text:h>
      <text:p text:style-name="P4">
Authors: liveuamap (Language: en)</text:p>
      <text:p text:style-name="P4">
Time: 2023-05-04T13:38:44</text:p>
      <text:p text:style-name="P4">
Location: Kyiv, Kyiv city (Latitude:50.46188 Longtitude:30.5298)</text:p>
      <text:p text:style-name="P4">
Videos: []</text:p>
      <text:p text:style-name="P4">
Images: []</text:p>
      <text:p text:style-name="P4">
Tags: ["Europe", "Central and Eastern Europe"]</text:p>
      <text:p text:style-name="P4">
ID: 22560483</text:p>
      <!--METADATA-->
      <text:p text:style-name="P4">
Explosions were reported in Kyiv. City authorities said due to air defense</text:p>
      <text:p text:style-name="P4">
News Collection Link: <text:a xlink:type="simple" xlink:href="https://liveuamap.com/en/2023/4-may-explosions-were-reported-in-kyiv-city-authorities-said" text:style-name="Internet_20_link" text:visited-style-name="Visited_20_Internet_20_Link">
https://liveuamap.com/en/2023/4-may-explosions-were-reported-in-kyiv-city-authorities-said</text:a>
</text:p>
      <text:p text:style-name="P4">
Source: <text:a xlink:type="simple" xlink:href="https://t.me/corona_kyiv/4737" text:style-name="Internet_20_link" text:visited-style-name="Visited_20_Internet_20_Link">
https://t.me/corona_kyiv/4737</text:a>
</text:p>
      <!--NEWS-->
      <text:h text:style-name="P10" text:outline-level="1">
<text:span text:style-name="T4">
Zaporizka Oblast(19:54). Red Alert: aerial threat. Sirens sounding. Take cover now!</text:span>
</text:h>
      <text:p text:style-name="P4">
Authors: liveuamap (Language: en)</text:p>
      <text:p text:style-name="P4">
Time: 2023-05-04T13:55:00</text:p>
      <text:p text:style-name="P4">
Location: Zaporizka Oblast (Latitude:47.613151 Longtitude:35.764901)</text:p>
      <text:p text:style-name="P4">
Videos: []</text:p>
      <text:p text:style-name="P4">
Images: []</text:p>
      <text:p text:style-name="P4">
Tags: ["Europe", "Central and Eastern Europe"]</text:p>
      <text:p text:style-name="P4">
ID: 22560484</text:p>
      <!--METADATA-->
      <text:p text:style-name="P4">
Zaporizka Oblast(19:54). Red Alert: aerial threat. Sirens sounding. Take covernow!</text:p>
      <text:p text:style-name="P4">
News Collection Link: <text:a xlink:type="simple" xlink:href="https://liveuamap.com/en/2023/04-may-zaporizka-oblast1954-red-alert-aerial-g" text:style-name="Internet_20_link" text:visited-style-name="Visited_20_Internet_20_Link">
https://liveuamap.com/en/2023/04-may-zaporizka-oblast1954-red-alert-aerial-g</text:a>
</text:p>
      <text:p text:style-name="P4">
Source: <text:a xlink:type="simple" xlink:href="https://t.me/air_alert_ua/44439" text:style-name="Internet_20_link" text:visited-style-name="Visited_20_Internet_20_Link">
https://t.me/air_alert_ua/44439</text:a>
</text:p>
      <!--NEWS-->
      <text:h text:style-name="P10" text:outline-level="1">
<text:span text:style-name="T4">
Donetsk Oblast(20:08). Red Alert: aerial threat. Sirens sounding. Take cover now!</text:span>
</text:h>
      <text:p text:style-name="P4">
Authors: liveuamap (Language: en)</text:p>
      <text:p text:style-name="P4">
Time: 2023-05-04T14:08:00</text:p>
      <text:p text:style-name="P4">
Location: Donetsk Oblast (Latitude:48.72791 Longtitude:37.57746)</text:p>
      <text:p text:style-name="P4">
Videos: []</text:p>
      <text:p text:style-name="P4">
Images: []</text:p>
      <text:p text:style-name="P4">
Tags: ["Europe", "Central and Eastern Europe"]</text:p>
      <text:p text:style-name="P4">
ID: 22560485</text:p>
      <!--METADATA-->
      <text:p text:style-name="P4">
Donetsk Oblast(20:08). Red Alert: aerial threat. Sirens sounding. Take covernow!</text:p>
      <text:p text:style-name="P4">
News Collection Link: <text:a xlink:type="simple" xlink:href="https://liveuamap.com/en/2023/04-may-donetsk-oblast2008-red-alert-aerial-thg" text:style-name="Internet_20_link" text:visited-style-name="Visited_20_Internet_20_Link">
https://liveuamap.com/en/2023/04-may-donetsk-oblast2008-red-alert-aerial-thg</text:a>
</text:p>
      <text:p text:style-name="P4">
Source: <text:a xlink:type="simple" xlink:href="https://t.me/air_alert_ua/44440" text:style-name="Internet_20_link" text:visited-style-name="Visited_20_Internet_20_Link">
https://t.me/air_alert_ua/44440</text:a>
</text:p>
      <!--NEWS-->
      <text:h text:style-name="P10" text:outline-level="1">
<text:span text:style-name="T4">
Dnipro, Dnipropetrovska Oblast(20:13). Red Alert: aerial threat. Sirens sounding. Take cover ...</text:span>
</text:h>
      <text:p text:style-name="P4">
Authors: liveuamap (Language: en)</text:p>
      <text:p text:style-name="P4">
Time: 2023-05-04T14:14:00</text:p>
      <text:p text:style-name="P4">
Location: Dnipro (Latitude:48.45930000 Longtitude:35.03865000)</text:p>
      <text:p text:style-name="P4">
Videos: []</text:p>
      <text:p text:style-name="P4">
Images: []</text:p>
      <text:p text:style-name="P4">
Tags: ["Europe", "Central and Eastern Europe"]</text:p>
      <text:p text:style-name="P4">
ID: 22560486</text:p>
      <!--METADATA-->
      <text:p text:style-name="P4">
Dnipro, Dnipropetrovska Oblast(20:13). Red Alert: aerial threat. Sirenssounding. Take cover now!</text:p>
      <text:p text:style-name="P4">
News Collection Link: <text:a xlink:type="simple" xlink:href="https://liveuamap.com/en/2023/04-may-dnipro-dnipropetrovska-oblast2013-red-g" text:style-name="Internet_20_link" text:visited-style-name="Visited_20_Internet_20_Link">
https://liveuamap.com/en/2023/04-may-dnipro-dnipropetrovska-oblast2013-red-g</text:a>
</text:p>
      <text:p text:style-name="P4">
Source: <text:a xlink:type="simple" xlink:href="https://t.me/suspilnednipro/15069" text:style-name="Internet_20_link" text:visited-style-name="Visited_20_Internet_20_Link">
https://t.me/suspilnednipro/15069</text:a>
</text:p>
      <!--NEWS-->
      <text:h text:style-name="P10" text:outline-level="1">
<text:span text:style-name="T4">
The Netherlands says it will work diligently on F-16 deliveries to Ukraine. The Netherlands s...</text:span>
</text:h>
      <text:p text:style-name="P4">
Authors: liveuamap (Language: en)</text:p>
      <text:p text:style-name="P4">
Time: 2023-05-04T14:38:43</text:p>
      <text:p text:style-name="P4">
Location: Den Haag, Zuid-Holland (Latitude:52.09269 Longtitude:4.27197)</text:p>
      <text:p text:style-name="P4">
Videos: []</text:p>
      <text:p text:style-name="P4">
Images: []</text:p>
      <text:p text:style-name="P4">
Tags: ["Europe"]</text:p>
      <text:p text:style-name="P4">
ID: 22560487</text:p>
      <!--METADATA-->
      <text:p text:style-name="P4">
The Netherlands says it will work diligently on F-16 deliveries to Ukraine.The Netherlands says it is working with Belgium, Britain and Denmark on thisissue but no resolution has been provided yet</text:p>
      <text:p text:style-name="P4">
News Collection Link: <text:a xlink:type="simple" xlink:href="https://liveuamap.com/en/2023/4-may-the-netherlands-says-it-will-work-diligently-on-f16" text:style-name="Internet_20_link" text:visited-style-name="Visited_20_Internet_20_Link">
https://liveuamap.com/en/2023/4-may-the-netherlands-says-it-will-work-diligently-on-f16</text:a>
</text:p>
      <text:p text:style-name="P4">
Source: <text:a xlink:type="simple" xlink:href="https://twitter.com/samramani2/status/1654192119077130267" text:style-name="Internet_20_link" text:visited-style-name="Visited_20_Internet_20_Link">
https://twitter.com/samramani2/status/1654192119077130267</text:a>
</text:p>
      <!--NEWS-->
      <text:h text:style-name="P10" text:outline-level="1">
<text:span text:style-name="T4">
Donetsk Oblast(21:24). Red Alert: aerial threat. Sirens sounding. Take cover now!</text:span>
</text:h>
      <text:p text:style-name="P4">
Authors: liveuamap (Language: en)</text:p>
      <text:p text:style-name="P4">
Time: 2023-05-04T15:25:00</text:p>
      <text:p text:style-name="P4">
Location: Donetsk Oblast (Latitude:48.72667 Longtitude:37.57831)</text:p>
      <text:p text:style-name="P4">
Videos: []</text:p>
      <text:p text:style-name="P4">
Images: []</text:p>
      <text:p text:style-name="P4">
Tags: ["Europe", "Central and Eastern Europe"]</text:p>
      <text:p text:style-name="P4">
ID: 22560489</text:p>
      <!--METADATA-->
      <text:p text:style-name="P4">
Donetsk Oblast(21:24). Red Alert: aerial threat. Sirens sounding. Take covernow!</text:p>
      <text:p text:style-name="P4">
News Collection Link: <text:a xlink:type="simple" xlink:href="https://liveuamap.com/en/2023/04-may-donetsk-oblast2124-red-alert-aerial-thg" text:style-name="Internet_20_link" text:visited-style-name="Visited_20_Internet_20_Link">
https://liveuamap.com/en/2023/04-may-donetsk-oblast2124-red-alert-aerial-thg</text:a>
</text:p>
      <text:p text:style-name="P4">
Source: <text:a xlink:type="simple" xlink:href="https://t.me/air_alert_ua/44446" text:style-name="Internet_20_link" text:visited-style-name="Visited_20_Internet_20_Link">
https://t.me/air_alert_ua/44446</text:a>
</text:p>
      <!--NEWS-->
      <text:h text:style-name="P10" text:outline-level="1">
<text:span text:style-name="T4">
Зеленський закликав «зняти всі табу» на поставки зброї для України</text:span>
</text:h>
      <text:p text:style-name="P4">
Authors: Ukrinform (Person)</text:p>
      <text:p text:style-name="P4">
Publisher: Укринформ (Organization)</text:p>
      <text:p text:style-name="P4">
Published Time: 2023-05-04T16:14:00+03:00</text:p>
      <text:p text:style-name="P4">
Modified Time: 2023-05-04T16:14:00+03:00</text:p>
      <text:p text:style-name="P4">
Description: Що довше світ зберігає табу на зброю для України, тим більше українських людей гине, захищаючи Європу. — Укрінформ.</text:p>
      <text:p text:style-name="P4">
Images: ["<text:a xlink:type="simple" xlink:href="https://static.ukrinform.com/photos/2023_05/thumb_files/630_360_1683203199-759.jpeg" text:style-name="Internet_20_link" text:visited-style-name="Visited_20_Internet_20_Link">
630_360_16832...</text:a>
"]</text:p>
      <text:p text:style-name="P4">
Tags: ['Нідерланди', 'Зброя', 'Зеленський', 'Війна з росією']</text:p>
      <text:p text:style-name="P4">
Type: Article</text:p>
      <!--METADATA-->
      <text:p text:style-name="P4">
<draw:frame draw:style-name="fr1" draw:name="Image78" text:anchor-type="as-char" svg:width="6.9236in" svg:height="3.956343in" draw:z-index="0">
<draw:image xlink:href="../Images/yкринформ/2023-05-04T16-14-00-03-00/630_360_1683203199-759.jpeg" xlink:type="simple" xlink:show="embed" xlink:actuate="onLoad" draw:mime-type="image/jpeg"/>
</draw:frame>
 Що довшесвіт зберігає табу на зброю для України, тим більше українських людей гине,захищаючи Європу.</text:p>
      <text:p text:style-name="P4">
Про це заявив Президент України Володимир Зеленський, виступаючи передпредставниками парламенту Нідерландів, повідомляє кореспондент Укрінформу.</text:p>
      <text:p text:style-name="P4">
"Що довше зберігаються табу щодо зброї, то більше наших воїнів віддають життя,щоб витягнути оборону, коли зброя недостатньо потужна чи далекобійна й коливинищувачі росії ефективніші, ніж літаки захисників Європи. Зараз усе це, нажаль, зберігається. Табу щодо зброї. Чи надовго? Залежить від усіх нас", -сказав <text:a xlink:type="simple" xlink:href="https://www.ukrinform.ua/tag-zelenskij" text:style-name="Internet_20_link" text:visited-style-name="Visited_20_Internet_20_Link">
 </text:a>
 .</text:p>
      <text:p text:style-name="P4">
Він нагадав, що оборона країни, оборона Європи – це люди, а тому рішенняокремих країн, які повинні захищати життя, а натомість зберігають обороннітабу, є просто суперечливими. "Оборона – це люди. Люди, які мають зброю. Щопотужніша зброя й далекобійніший вогонь, то більше життів рятується відщоденних ворожих ударів. Цінувати життя та зберігати оборонні табу міжсоюзниками, які повинні захищати життя, – це очевидна суперечність", -зазначив Зеленський.</text:p>
      <text:p text:style-name="P4">
<text:span text:style-name="T4">
Читайте також:</text:span>
 <text:a xlink:type="simple" xlink:href="https://www.ukrinform.ua/rubric-ato/3704637-zelenskij-pro-f16-dla-ukraini-vpevnenij-u-pozitivnomu-rezultati.html" text:style-name="Internet_20_link" text:visited-style-name="Visited_20_Internet_20_Link">
 <text:span text:style-name="T4">
Зеленський</text:span>
 </text:a>
</text:p>
      <text:p text:style-name="P4">
У цьому контексті Президент наголосив, що Україна добре пам'ятає лідерствоНідерландів в ініціюванні постачання PzH 2000 і дякує за це сміливе рішення,за Patriot та іншу зброю. "Пам’ятаємо, що Нідерланди були першими, хто сказав,що F-16 – це не табу. Ваше лідерство справді дає результат. Тож забезпечиморазом нові!" - наголосив Глава держави.</text:p>
      <text:p text:style-name="P4">
Зеленський висловив сподівання, що під час наступного візиту він зможе таксамо дякувати Нідерландам за надану оборонну допомогу.</text:p>
      <text:p text:style-name="P4">
Він також подякував Нідерландам за їх лідерство у Європі, завдяки якомуУкраїна досягла найбільшої єдності у Європі, про яку десятиліттями лишемріяли, чого не сталося б без Нідерландів.</text:p>
      <text:p text:style-name="P4">
<text:span text:style-name="T4">
Читайте також:</text:span>
 <text:a xlink:type="simple" xlink:href="https://www.ukrinform.ua/rubric-polytics/3704653-zelenskij-zaklikav-niderlandi-pidtrimati-risenna-pro-zaprosenna-ukraini-do-nato.html" text:style-name="Internet_20_link" text:visited-style-name="Visited_20_Internet_20_Link">
 <text:span text:style-name="T4">
Зеленський</text:span>
 </text:a>
</text:p>
      <text:p text:style-name="P4">
"Я вдячний вам, що те, що ви цінуєте, ви й допомагаєте захищати. Нідерландизахищають свободу, захищають верховенство права, захищають демократію,захищають Європу і наш із вами спосіб життя. Життя вільних людей. Ось це –наша Європа. Жодному агресору тепер не спаде на думку, що він нібито можеспалити у вогні агресії цінності нашої з вами Європи", - сказав Зеленський.</text:p>
      <text:p text:style-name="P4">
Як повідомляв Укрінформ, Президент Володимир Зеленський у четвер перебуває зофіційним візитом у Нідерландах, а напередодні, 3 травня – відвідав Фінляндію.</text:p>
      <text:p text:style-name="P4">
Source: <text:a xlink:type="simple" xlink:href="https://www.ukrinform.ua/rubric-ato/3704691-zelenskij-zaklikav-znati-vsi-tabu-na-postavki-zbroi-dla-ukraini.html" text:style-name="Internet_20_link" text:visited-style-name="Visited_20_Internet_20_Link">
https://www.ukrinform.ua/rubric-ato/3704691-zelenskij-zaklikav-znati-vsi-tabu-na-postavki-zbroi-dla-ukraini.html</text:a>
</text:p>
      <!--NEWS-->
      <text:h text:style-name="P10" text:outline-level="1">
<text:span text:style-name="T4">
Депортація українських дітей може вважатися воєнним злочином - Місія ОБСЄ</text:span>
</text:h>
      <text:p text:style-name="P4">
Authors: Ukrinform (Person)</text:p>
      <text:p text:style-name="P4">
Publisher: Укринформ (Organization)</text:p>
      <text:p text:style-name="P4">
Published Time: 2023-05-04T16:18:00+03:00</text:p>
      <text:p text:style-name="P4">
Modified Time: 2023-05-04T16:18:00+03:00</text:p>
      <text:p text:style-name="P4">
Description: Експертна місія ОБСЄ встановила, що примусове переміщення та депортація українських дітей на тимчасово окуповані території та/або на територію російської федерації можуть бути воєнними злочинами. — Укрінформ.</text:p>
      <text:p text:style-name="P4">
Images: ["<text:a xlink:type="simple" xlink:href="https://static.ukrinform.com/photos/2023_02/thumb_files/630_360_1676811786-290.jpg" text:style-name="Internet_20_link" text:visited-style-name="Visited_20_Internet_20_Link">
630_360_16768...</text:a>
"]</text:p>
      <text:p text:style-name="P4">
Tags: ['Депортація', 'Діти', 'ОБСЄ', 'Агресія РФ', 'Воєнні злочини']</text:p>
      <text:p text:style-name="P4">
Type: Article</text:p>
      <!--METADATA-->
      <text:p text:style-name="P4">
<draw:frame draw:style-name="fr1" draw:name="Image79" text:anchor-type="as-char" svg:width="6.9236in" svg:height="3.956343in" draw:z-index="0">
<draw:image xlink:href="../Images/yкринформ/2023-05-04T16-18-00-03-00/630_360_1676811786-290.jpg" xlink:type="simple" xlink:show="embed" xlink:actuate="onLoad" draw:mime-type="image/jpeg"/>
</draw:frame>
 Експертнамісія ОБСЄ встановила, що примусове переміщення та депортація українськихдітей на тимчасово окуповані території та/або на територію російськоїфедерації можуть бути воєнними злочинами.</text:p>
      <text:p text:style-name="P4">
Як передає Укрінформ, відповідна доповідь, підготовлена в межах “московськогомеханізму” ОБСЄ, під назвою "Про порушення та зловживання міжнароднимгуманітарним правом та правом прав людини, воєнні злочини та злочини протилюдяності, пов'язані з насильницьким переміщенням та/або депортацієюукраїнських дітей до російської федерації" опублікована у четвер на <text:a xlink:type="simple" xlink:href="https://www.osce.org/files/f/documents/7/7/542751.pdf" text:style-name="Internet_20_link" text:visited-style-name="Visited_20_Internet_20_Link">
</text:a>
 ОБСЄ.</text:p>
      <text:p text:style-name="P4">
У доповіді констатується факт масштабного переміщення українських <text:a xlink:type="simple" xlink:href="https://www.ukrinform.ua/tag-diti" text:style-name="Internet_20_link" text:visited-style-name="Visited_20_Internet_20_Link">
</text:a>
 із території України на тимчасовоокуповані території України та на територію самої російської федерації.Основну увагу в документі приділено дітям-сиротам та дітям без супроводудорослих, "оскільки вони є найбільш вразливими групами серед переміщенихдітей".</text:p>
      <text:p text:style-name="P4">
Згідно з доповіддю, після переведення на територію рф українські діти"піддаються впливу проросійських інформаційних кампаній, які часто є тотальнимперевихованням". При цьому, російська федерація "не робить жодних кроків дляактивного сприяння поверненню українських дітей". І навіть навпаки, "вонастворює різноманітні перешкоди для сімей, які прагнуть повернути своїх дітей".</text:p>
      <text:p text:style-name="P4">
"Місія встановила, що хоча деякі випадки евакуації дітей відповідаютьзобов'язанням росії за міжнародним гуманітарним правом, інші випадки евакуаціїдітей без їхньої згоди, переміщення та тривалого розміщення українських дітейє порушенням МГП, а в деяких випадках становлять серйозне порушення ЧетвертоїЖеневської конвенції та воєнні злочини, зокрема, порушення заборони напримусове переміщення або депортацію відповідно до статті Четвертої Женевськоїконвенції", - йдеться у доповіді.</text:p>
      <text:p text:style-name="P4">
Місія також виявила, що невиправдане тривале перебування або необґрунтованілогістичні перешкоди з боку російської влади порушують зобов'язання сприятивозз'єднанню сімей і суперечать принципам, закріпленим у Четвертій Женевськійконвенції.</text:p>
      <text:p text:style-name="P4">
Крім того, Місія вважає, що переміщення росією українських дітей напідконтрольні росії території України або на російську територію "єнехтуванням зобов'язаннями щодо створення зобов’язуючих механізмів,передбачених Четвертою Женевською конвенцією, для відстеження цих дітей,повідомлення про їхнє місцезнаходження та сприяння їхній репатріації абовозз'єднанню з їхніми сім'ями" і є порушенням міжнародного гуманітарногоправа.</text:p>
      <text:p text:style-name="P4">
<text:span text:style-name="T4">
Читайте також:</text:span>
 <text:a xlink:type="simple" xlink:href="https://www.ukrinform.ua/rubric-ato/3704113-rada-zaklikae-svit-zasuditi-primusovu-deportaciu-rf-ukrainskih-ditej.html" text:style-name="Internet_20_link" text:visited-style-name="Visited_20_Internet_20_Link">
 <text:span text:style-name="T4">
депортацію</text:span>
 </text:a>
</text:p>
      <text:p text:style-name="P4">
Крім того, Місія дійшла висновку, що піддавання дітей без супроводу дорослихусиновленню або подібним заходам асиміляції "є несумісним із ЧетвертоюЖеневською конвенцією". Зміна громадянства українських дітей також єпорушенням Конвенції про захист цивільного населення під час війни.</text:p>
      <text:p text:style-name="P4">
"Місія також з'ясувала, що російська воююча сторона наразі не має дієвогомеханізму, який би сприяв возз'єднанню українських дітей, які перебувають уросії або на окупованих росією територіях, з їхніми сім'ями. Натомість Місіябачить сліди постійної тенденції, яка свідчить про те, що зусилля російськоївлади, спрямовані на те, щоб дозволити переміщення дітей з України доросійської федерації, не включають кроки з подальшої евакуації до третіх країнабо назад у безпечніші райони України. Нинішній підхід російської влади сприяєпостійному перебуванню та потенційно необґрунтованій затримці репатріації цихдітей, нехтуючи нормами МГП", - заявили експерти.</text:p>
      <text:p text:style-name="P4">
У документі зазначається, що рф не лише неодноразово явно порушували інтересицих дітей, "але й заперечувала їхнє право на ідентичність, право на сім'ю,право на об'єднання зі своєю сім'єю, а також порушувала їхні права на освіту,доступ до інформації, право на відпочинок, дозвілля, ігри, рекреацію та участьу культурному житті та мистецтві, а також право на свободу думки, совісті тарелігії, право на здоров'я та право на свободу і безпеку". При цьому сукупнінаслідки цих численних порушень викликають дуже серйозні побоювання, що булипорушені права цих дітей на свободу від катувань і жорстокого поводження таінших нелюдських або таких, що принижують гідність, видів поводження іпокарання.</text:p>
      <text:p text:style-name="P4">
"Крім того, Місія дійшла висновку, що практика примусового переміщення та/абодепортації українських дітей на тимчасово окуповані території та на територіюросійської федерації може бути злочином проти людяності у вигляді "депортаціїабо насильницького переміщення населення", - йдеться у доповіді.</text:p>
      <text:p text:style-name="P4">
У документі є заклик до рф "негайно припинити практику примусового переміщенняабо депортації дітей з України на тимчасово окуповані території та доросійської федерації", а також невідкладно скласти та надати вичерпні спискиімен і місцезнаходження всіх переміщених дітей, скасувати їхнє усиновлення ізапровадити відповідний мораторій та активно сприяти возз'єднанню сімей усіхдітей, які були примусово переміщені або депортовані з України.</text:p>
      <text:p text:style-name="P4">
<text:span text:style-name="T4">
Читайте також:</text:span>
 <text:a xlink:type="simple" xlink:href="https://www.ukrinform.ua/rubric-ato/3702246-gerasimcuk-rozpovila-u-radbezi-oon-ak-rosia-perevihovue-ukrainskih-ditej.html" text:style-name="Internet_20_link" text:visited-style-name="Visited_20_Internet_20_Link">
 </text:a>
</text:p>
      <text:p text:style-name="P4">
Доповідь була підготовлена експертами "московського механізму" <text:a xlink:type="simple" xlink:href="https://www.ukrinform.ua/tag-obse" text:style-name="Internet_20_link" text:visited-style-name="Visited_20_Internet_20_Link">
</text:a>
 Еліною Штейнерте (Латвія), ВеронікоюБілковою (Чеська Республіка) та Сесилією Хеллештвайт (Норвегія), які маютьвеликий досвід у сфері міжнародного гуманітарного права та прав людини.</text:p>
      <text:p text:style-name="P4">
Як повідомлялося, "московський механізм" – це формальна процедура у межахОБСЄ, що дозволяє розгорнути незалежну міжнародну місію, яка має дослідитиінформацію про порушення прав людини, воєнні злочини та злочини протилюдяності, включаючи атаки на цивільних осіб і цивільну інфраструктуру. Членитакої місії обираються зі списку експертів, сформованого ОБСЄ на підставіподань від держав-учасниць.</text:p>
      <text:p text:style-name="P4">
Результатом роботи місії є доповідь з рекомендаціями, яка сприятимепритягненню винних до відповідальності у національних і міжнародних судах читрибуналах.</text:p>
      <text:p text:style-name="P4">
Цей механізм названо "московським", оскільки він був затверджений наКонференції з людського виміру ОБСЄ, що проходила 1991 року в Москві.</text:p>
      <text:p text:style-name="P4">
У березні 2023 року 45 держав-учасниць ОБСЄ активували "московський механізм"для розслідування депортації росією українських дітей.</text:p>
      <text:p text:style-name="P4">
Source: <text:a xlink:type="simple" xlink:href="https://www.ukrinform.ua/rubric-polytics/3704681-deportacia-ukrainskih-ditej-moze-vvazatisa-voennim-zlocinom-misia-obse.html" text:style-name="Internet_20_link" text:visited-style-name="Visited_20_Internet_20_Link">
https://www.ukrinform.ua/rubric-polytics/3704681-deportacia-ukrainskih-ditej-moze-vvazatisa-voennim-zlocinom-misia-obse.html</text:a>
</text:p>
      <!--NEWS-->
      <text:h text:style-name="P10" text:outline-level="1">
<text:span text:style-name="T4">
Кремінь закликає до фіксації злочину лінгвоциду у Кримінальному кодексі</text:span>
</text:h>
      <text:p text:style-name="P4">
Authors: Ukrinform (Person)</text:p>
      <text:p text:style-name="P4">
Publisher: Укринформ (Organization)</text:p>
      <text:p text:style-name="P4">
Published Time: 2023-05-04T16:21:00+03:00</text:p>
      <text:p text:style-name="P4">
Modified Time: 2023-05-04T16:21:00+03:00</text:p>
      <text:p text:style-name="P4">
Description: Секретаріат мовного омбудсмана співпрацює з депутатами задля впровадження кримінальної відповідальності безпосередньо за злочин лінгвоциду, що поки не передбачено Кримінальним кодексом України. — Укрінформ.</text:p>
      <text:p text:style-name="P4">
Images: ["<text:a xlink:type="simple" xlink:href="https://static.ukrinform.com/photos/2023_05/thumb_files/630_360_1683205687-749.jpg" text:style-name="Internet_20_link" text:visited-style-name="Visited_20_Internet_20_Link">
630_360_16832...</text:a>
"]</text:p>
      <text:p text:style-name="P4">
Tags: ['Кримінальний кодекс', 'Кремінь', 'Мовний омбудсмен', 'Війна з росією']</text:p>
      <text:p text:style-name="P4">
Type: Article</text:p>
      <!--METADATA-->
      <text:p text:style-name="P4">
<draw:frame draw:style-name="fr1" draw:name="Image80" text:anchor-type="as-char" svg:width="6.9236in" svg:height="3.956343in" draw:z-index="0">
<draw:image xlink:href="../Images/yкринформ/2023-05-04T16-21-00-03-00/630_360_1683205687-749.jpg" xlink:type="simple" xlink:show="embed" xlink:actuate="onLoad" draw:mime-type="image/jpeg"/>
</draw:frame>
Секретаріат мовного омбудсмана співпрацює з депутатами задля впровадженнякримінальної відповідальності безпосередньо за злочин лінгвоциду, що поки непередбачено Кримінальним кодексом України.</text:p>
      <text:p text:style-name="P4">
Про це повідомив уповноважений із захисту державної мови Тарас Кремінь під часпрезентації річного звіту про стан дотримання Закону «Про забезпеченняфункціонування української мови як державної у 2022 році», яка відбулася уМедіацентрі Україна - Укрінформ.</text:p>
      <text:p text:style-name="P4">
"Аби притягнути до міжнародної відповідальності (винних у <text:a xlink:type="simple" xlink:href="https://www.ukrinform.ua/tag-zlocin" text:style-name="Internet_20_link" text:visited-style-name="Visited_20_Internet_20_Link">
</text:a>
 лінгвоциду - ред.), ми маємо дляпочатку впровадити зміни до чинного українського законодавства. УКримінальному кодексі України питання геноциду в різних сферах прописані, алевласне лінгвоцид поки що не зафіксований. Він найближче до дискримінації протигромадян України за різною ознакою - мовною, національною, расовою тощо. Миактивно працюємо з Верховною Радою, із профільними комітетами, розраховуємо наїхню реакцію та їхні рекомендації. Єдине, що ми можемо зробити - наполягати,збирати факти, а також говорити про такі речі як елементи, що шкодятьнаціональній безпеці та обороні", - сказав Кремінь.</text:p>
      <text:p text:style-name="P4">
Уповноважений зазначив, що у питанні лінгвоциду секретаріат омбудсманапокладається на норми європейського права в галузі порушення прав людини.Також відбувається співпраця з представником Європейського суду з прав людиниМаргаритою Сокоренко, з Міністерством юстиції та іншими вітчизнянимиправоохоронними органами.</text:p>
      <text:p text:style-name="P4">
<text:span text:style-name="T4">
Читайте також:</text:span>
 <text:a xlink:type="simple" xlink:href="https://www.ukrinform.ua/rubric-regions/3683159-movnij-ombudsmen-planue-rozsiriti-v-odesi-merezu-kursiv-iz-vivcenna-ukrainskoi.html" text:style-name="Internet_20_link" text:visited-style-name="Visited_20_Internet_20_Link">
 <text:span text:style-name="T4">
Мовний</text:span>
 </text:a>
</text:p>
      <text:p text:style-name="P4">
Згідно зі звітом «Про забезпечення функціонування української мови якдержавної у 2022 році», за минулий рік зафіксовано понад 200 випадківвитіснення української мови з публічного простору та суспільного вжитку натимчасово окупованих територіях.</text:p>
      <text:p text:style-name="P4">
Як повідомлялося, за минулий рік громадяни подали 2846 звернень до мовногоомбудсмана про порушення їхнього права на отримання інформації державноюмовою, 1112 із яких стосувалися галузі обслуговування та надання відомостейпро товари та послуги.</text:p>
      <text:p text:style-name="P4">
Source: <text:a xlink:type="simple" xlink:href="https://www.ukrinform.ua/rubric-society/3704684-kremin-zaklikae-do-fiksacii-zlocinu-lingvocidu-u-kriminalnomu-kodeksi.html" text:style-name="Internet_20_link" text:visited-style-name="Visited_20_Internet_20_Link">
https://www.ukrinform.ua/rubric-society/3704684-kremin-zaklikae-do-fiksacii-zlocinu-lingvocidu-u-kriminalnomu-kodeksi.html</text:a>
</text:p>
      <!--NEWS-->
      <text:h text:style-name="P10" text:outline-level="1">
<text:span text:style-name="T4">
Ташева пояснила, хто підпадатиме під кримінальну відповідальність у Криму після деокупації</text:span>
</text:h>
      <text:p text:style-name="P4">
Authors: Ukrinform (Person)</text:p>
      <text:p text:style-name="P4">
Publisher: Укринформ (Organization)</text:p>
      <text:p text:style-name="P4">
Published Time: 2023-05-04T16:22:15+03:00</text:p>
      <text:p text:style-name="P4">
Modified Time: 2023-05-04T16:22:15+03:00</text:p>
      <text:p text:style-name="P4">
Description: Не сотні тисяч, але тисячі людей на півострові мають понести кримінальну відповідальність. — Укрінформ.</text:p>
      <text:p text:style-name="P4">
Images: ["<text:a xlink:type="simple" xlink:href="https://static.ukrinform.com/photos/2023_05/thumb_files/630_360_1683122147-431.jpg" text:style-name="Internet_20_link" text:visited-style-name="Visited_20_Internet_20_Link">
630_360_16831...</text:a>
"]</text:p>
      <text:p text:style-name="P4">
Tags: ['Деокупація', 'Крим', 'Таміла Ташева']</text:p>
      <text:p text:style-name="P4">
Type: Article</text:p>
      <!--METADATA-->
      <text:p text:style-name="P4">
<draw:frame draw:style-name="fr1" draw:name="Image81" text:anchor-type="as-char" svg:width="6.9236in" svg:height="3.956343in" draw:z-index="0">
<draw:image xlink:href="../Images/yкринформ/2023-05-04T16-22-15-03-00/630_360_1683122147-431.jpg" xlink:type="simple" xlink:show="embed" xlink:actuate="onLoad" draw:mime-type="image/jpeg"/>
</draw:frame>
 Не сотнітисяч, але тисячі людей на півострові мають понести кримінальнувідповідальність.</text:p>
      <text:p text:style-name="P4">
Про це постійна представниця Президента України в АР Крим Таміла Ташеварозповіла в <text:a xlink:type="simple" xlink:href="http://www.ukrinform.ua/rubric-crimea/3704230-tamila-taseva-postijna-predstavnica-prezidenta-ukraini-v-ar-krim.html" text:style-name="Internet_20_link" text:visited-style-name="Visited_20_Internet_20_Link">
 </text:a>
 .</text:p>
      <text:p text:style-name="P4">
«Частина людей на півострові зрадила присязі, пішла працювати в окупаційніадміністрації. Вони зробили свідомий вибір, колаборували. Так, можливо, цебуло під тиском, або ж заради посад чи грошових преференцій. Ці особиздійснювали на окупованій території злочини проти нацбезпеки України. Це несотні тисяч, але тисячі людей, і вони мають понести кримінальнувідповідальність», - зазначила постпред Президента.</text:p>
      <text:p text:style-name="P4">
Однак, за її словами, лише за факт проживання на окупованій території не слідпритягувати до відповідальності.</text:p>
      <text:p text:style-name="P4">
«Наприклад, якщо люди там вели не пов'язаний із заборонами бізнес, хоча ми йрозуміємо, що вони сплачували податки окупантам. Проте якщо вони не порушувалиправ людини, не вчиняли воєнних та інших тяжких злочинів за нормамиміжнародного права, не ухвалювали управлінських рішень, не розкрадали природнібагатства, не сприяли утвердженню окупаційного режиму, не зрадили присязі, якце зробили прокурори, слідчі, судді, працівники <text:a xlink:type="simple" xlink:href="https://www.ukrinform.ua/tag-sbu" text:style-name="Internet_20_link" text:visited-style-name="Visited_20_Internet_20_Link">
</text:a>
 і поліція, – вони не підпадатимуть підкримінальну відповідальність», - розповіла Ташева, додавши, що стосовно нихможуть застосовувати люстраційні заходи.</text:p>
      <text:p text:style-name="P4">
Говорячи про те, чи повинні понести відповідальність вчителі, вона зауважила,що в цьому контексті має бути індивідуальний підхід, адже слід враховуватифакт довготривалої окупації півострова.</text:p>
      <text:p text:style-name="P4">
<text:span text:style-name="T4">
Читайте також:</text:span>
 <text:a xlink:type="simple" xlink:href="https://www.ukrinform.ua/rubric-crimea/3704534-krim-pisla-deokupacii-taseva-rozpovila-pro-algoritm-provedenna-viboriv.html" text:style-name="Internet_20_link" text:visited-style-name="Visited_20_Internet_20_Link">
 <text:span text:style-name="T4">
Ташева</text:span>
 </text:a>
</text:p>
      <text:p text:style-name="P4">
«Якщо вчитель, завуч, методист або директор школи приймав управлінськірішення, займався пропагандою, насильницькою мілітаризацією свідомості дітей,він буде відповідати. Вчителі, які працювали в гуманітарній сфері – викладалиросійську мову і літературу, історію – фактично займалися пропагандою. Вонимають бути притягнуті до відповідальності або люстровані, без можливостіпевний час бути педагогами. Можливо, вони зможуть повернутися до професійноїдіяльності після додаткових курсів, підтвердження своїх знань через певний час– поки що ми не знаємо, який», - зазначила Ташева.</text:p>
      <text:p text:style-name="P4">
<text:span text:style-name="T4">
Читайте також:</text:span>
 <text:a xlink:type="simple" xlink:href="https://www.ukrinform.ua/rubric-crimea/3704554-nezakonno-pribulih-do-krimu-rosian-vidvoratimut-za-individualnimi-risennami-taseva.html" text:style-name="Internet_20_link" text:visited-style-name="Visited_20_Internet_20_Link">
 <text:span text:style-name="T4">
Ташева</text:span>
 </text:a>
</text:p>
      <text:p text:style-name="P4">
Як повідомлялося, <text:a xlink:type="simple" xlink:href="https://www.ukrinform.ua/rubric-crimea/3703986-danilov-pro-povernenna-krimu-budemo-zvilnati-ak-vvazatimemo-za-neobhidne.html" text:style-name="Internet_20_link" text:visited-style-name="Visited_20_Internet_20_Link">
 </text:a>
 , щоУкраїна звільнятиме тимчасово окупований Кримський півострів у такий спосіб, уякий вважатиме за необхідне на час прийняття тих чи інших рішень.</text:p>
      <text:p text:style-name="P4">
Source: <text:a xlink:type="simple" xlink:href="https://www.ukrinform.ua/rubric-crimea/3704685-taseva-poasnila-hto-pidpadatime-pid-kriminalnu-vidpovidalnist-u-krimu-pisla-deokupacii.html" text:style-name="Internet_20_link" text:visited-style-name="Visited_20_Internet_20_Link">
https://www.ukrinform.ua/rubric-crimea/3704685-taseva-poasnila-hto-pidpadatime-pid-kriminalnu-vidpovidalnist-u-krimu-pisla-deokupacii.html</text:a>
</text:p>
      <!--NEWS-->
      <text:h text:style-name="P10" text:outline-level="1">
<text:span text:style-name="T4">
У Єгипті автобус врізався у вантажівку – 17 загиблих і 29 поранених</text:span>
</text:h>
      <text:p text:style-name="P4">
Authors: Ukrinform (Person)</text:p>
      <text:p text:style-name="P4">
Publisher: Укринформ (Organization)</text:p>
      <text:p text:style-name="P4">
Published Time: 2023-05-04T16:25:00+03:00</text:p>
      <text:p text:style-name="P4">
Modified Time: 2023-05-04T16:25:00+03:00</text:p>
      <text:p text:style-name="P4">
Description: Пасажирський автобус врізався у вантажівку, що повільно рухалася на шосе на південному заході Єгипту. Загинули 17 людей. — Укрінформ.</text:p>
      <text:p text:style-name="P4">
Images: ["<text:a xlink:type="simple" xlink:href="https://static.ukrinform.com/photos/2019_05/thumb_files/630_360_1557217974-404.jpg" text:style-name="Internet_20_link" text:visited-style-name="Visited_20_Internet_20_Link">
630_360_15572...</text:a>
"]</text:p>
      <text:p text:style-name="P4">
Tags: ['ДТП', 'Єгипет', 'Автобус', 'Вантажівка']</text:p>
      <text:p text:style-name="P4">
Type: Article</text:p>
      <!--METADATA-->
      <text:p text:style-name="P4">
<draw:frame draw:style-name="fr1" draw:name="Image82" text:anchor-type="as-char" svg:width="6.9236in" svg:height="3.956343in" draw:z-index="0">
<draw:image xlink:href="../Images/yкринформ/2023-05-04T16-25-00-03-00/630_360_1557217974-404.jpg" xlink:type="simple" xlink:show="embed" xlink:actuate="onLoad" draw:mime-type="image/jpeg"/>
</draw:frame>
Пасажирський автобус врізався у вантажівку, що повільно рухалася на шосе напівденному заході Єгипту. Загинули 17 людей.</text:p>
      <text:p text:style-name="P4">
Як передає Укрінформ, про це повідомляє <text:a xlink:type="simple" xlink:href="https://apnews.com/article/bus-truck-crash-egypt-killed-injured-056fa9b06fcce4d14280d42c541f7178" text:style-name="Internet_20_link" text:visited-style-name="Visited_20_Internet_20_Link">
 </text:a>
 ізпосиланням на офіційних осіб та місцеві ЗМІ.</text:p>
      <text:p text:style-name="P4">
<text:a xlink:type="simple" xlink:href="https://www.ukrinform.ua/tag-dtp" text:style-name="Internet_20_link" text:visited-style-name="Visited_20_Internet_20_Link">
 </text:a>
 сталася ввечері у середу у провінціїНова Долина, повідомив губернатор Мохамед ель-Замлута.</text:p>
      <text:p text:style-name="P4">
За інформацією Міністерства охорони здоров’я Єгипту, ще 29 людей зазналипоранень. Там додали, що на місце аварії було направлено 26 машин швидкоїдопомоги, щоб доставити постраждалих до найближчих лікарень.</text:p>
      <text:p text:style-name="P4">
Даних щодо поранених і вбитих поза автобусом наразі немає. Причина смертельноїДТП теж не розголошується.</text:p>
      <text:p text:style-name="P4">
Місцеве щотижневе видання el-Shorouk приводить цитату одного із чиновників,який повідомив, що автобус врізався у вантажівку, яка майже припаркувалася надорозі. Автобус, який прямував до столиці Каїра, перевозив 45 людей.</text:p>
      <text:p text:style-name="P4">
<text:span text:style-name="T4">
Читайте також:</text:span>
 <text:a xlink:type="simple" xlink:href="https://www.ukrinform.ua/rubric-world/3704633-u-nimeccini-poizd-naihav-na-grupu-zaliznicnikiv-dvoe-zagiblih.html" text:style-name="Internet_20_link" text:visited-style-name="Visited_20_Internet_20_Link">
 </text:a>
</text:p>
      <text:p text:style-name="P4">
Смертельні автомобільні аварії щороку забирають тисячі життів у Єгипті, якиймає незадовільні показники безпеки транспорту. Причиною зіткнень здебільшого єперевищення швидкості, погані дороги або недостатнє дотримання правилдорожнього руху.</text:p>
      <text:p text:style-name="P4">
Як повідомляв Укрінформ, щонайменше 18 людей загинули і 33 зазнали пораненьунаслідок падіння автобуса зі скелі у західному штаті Наярит у Мексиці,повідомила місцева влада у неділю.</text:p>
      <text:p text:style-name="P4">
Source: <text:a xlink:type="simple" xlink:href="https://www.ukrinform.ua/rubric-world/3704687-u-egipti-avtobus-vrizavsa-u-vantazivku-17-zagiblih-i-29-poranenih.html" text:style-name="Internet_20_link" text:visited-style-name="Visited_20_Internet_20_Link">
https://www.ukrinform.ua/rubric-world/3704687-u-egipti-avtobus-vrizavsa-u-vantazivku-17-zagiblih-i-29-poranenih.html</text:a>
</text:p>
      <!--NEWS-->
      <text:h text:style-name="P10" text:outline-level="1">
<text:span text:style-name="T4">
Суд повторно арештував акції «Укрнафтобуріння» Коломойського</text:span>
</text:h>
      <text:p text:style-name="P4">
Authors: Ukrinform (Person)</text:p>
      <text:p text:style-name="P4">
Publisher: Укринформ (Organization)</text:p>
      <text:p text:style-name="P4">
Published Time: 2023-05-04T16:31:00+03:00</text:p>
      <text:p text:style-name="P4">
Modified Time: 2023-05-04T16:31:00+03:00</text:p>
      <text:p text:style-name="P4">
Description: Суд знову арештував та передав до АРМА корпоративні права компанії «Укрнафтобуріння», яка частково раніше належала бізнесмену Ігорю Коломойському та його партнерам. — Укрінформ.</text:p>
      <text:p text:style-name="P4">
Images: ["<text:a xlink:type="simple" xlink:href="https://static.ukrinform.com/photos/2019_08/thumb_files/630_360_1566981713-835.jpg" text:style-name="Internet_20_link" text:visited-style-name="Visited_20_Internet_20_Link">
630_360_15669...</text:a>
"]</text:p>
      <text:p text:style-name="P4">
Tags: ['Арешт', 'Коломойський', 'Суд', 'Майно']</text:p>
      <text:p text:style-name="P4">
Type: Article</text:p>
      <!--METADATA-->
      <text:p text:style-name="P4">
<draw:frame draw:style-name="fr1" draw:name="Image83" text:anchor-type="as-char" svg:width="6.9236in" svg:height="3.956343in" draw:z-index="0">
<draw:image xlink:href="../Images/yкринформ/2023-05-04T16-31-00-03-00/630_360_1566981713-835.jpg" xlink:type="simple" xlink:show="embed" xlink:actuate="onLoad" draw:mime-type="image/jpeg"/>
</draw:frame>
 Суд зновуарештував та передав до АРМА корпоративні права компанії «Укрнафтобуріння»,яка частково раніше належала бізнесмену Ігорю Коломойському та його партнерам.</text:p>
      <text:p text:style-name="P4">
Як передає Укрінформ, про це Державне бюро розслідувань повідомляє у <text:a xlink:type="simple" xlink:href="https://t.me/DBRgovua/3405" text:style-name="Internet_20_link" text:visited-style-name="Visited_20_Internet_20_Link">
</text:a>
 .</text:p>
      <text:p text:style-name="P4">
"ДБР послідовно займає позицію щодо повернення у державну власність незаконноприватизованого майна", - ідеться у повідомленні.</text:p>
      <text:p text:style-name="P4">
У квітні за матеріалами <text:a xlink:type="simple" xlink:href="https://www.ukrinform.ua/tag-derzburo-rozsliduvan" text:style-name="Internet_20_link" text:visited-style-name="Visited_20_Internet_20_Link">
 </text:a>
суд арештував корпоративні права чотирьох підприємств: ПрАТ "Укрнафтобуріння",ТОВ "Сахалінське", ТОВ "Сіріус-1", ТОВ "Іст Юроуп Петролеум". Права булипередані в АРМА.</text:p>
      <text:p text:style-name="P4">
Але 3 травня районний суд Києва скасував раніше винесене ним рішення про арешткорпоративних прав ПрАТ "Укрнафтобуріння" за клопотанням адвоката компанії.</text:p>
      <text:p text:style-name="P4">
<text:span text:style-name="T4">
Читайте також:</text:span>
 <text:a xlink:type="simple" xlink:href="https://www.ukrinform.ua/rubric-economy/3704529-sud-arestuvav-prihovani-aktivi-novinskogo-bils-ak-na-105-milarda.html" text:style-name="Internet_20_link" text:visited-style-name="Visited_20_Internet_20_Link">
 </text:a>
</text:p>
      <text:p text:style-name="P4">
За принципової позиції ДБР та Офісу Генерального прокурора вже наступного дня,4 травня, Печерський райсуд Києва повторно арештував та передав в управлінняАРМА вищезазначене підприємство.</text:p>
      <text:p text:style-name="P4">
"ДБР застерігає "зацікавлених" осіб від подібних рішень щодо рештизаарештованих підприємств і обіцяє діяти так само швидко і принципово. ДляБюро державні інтереси завжди були найголовнішим пріоритетом діяльності", -наголосили в ДБР.</text:p>
      <text:p text:style-name="P4">
<text:span text:style-name="T4">
Читайте також:</text:span>
 <text:a xlink:type="simple" xlink:href="https://www.ukrinform.ua/rubric-economy/3704333-ukrnafta-hoce-otrimati-v-upravlinna-arestovani-aktivi-kolomojskogo-zmi.html" text:style-name="Internet_20_link" text:visited-style-name="Visited_20_Internet_20_Link">
 <text:span text:style-name="T4">
Укрнафта</text:span>
 <text:span text:style-name="T4">
хоче</text:span>
 <text:span text:style-name="T4">
отримати</text:span>
 <text:span text:style-name="T4">
управління</text:span>
<text:span text:style-name="T4">
арештовані</text:span>
 <text:span text:style-name="T4">
активи</text:span>
 <text:span text:style-name="T4">
Коломойського</text:span>
 <text:span text:style-name="T4">
ЗМІ</text:span>
</text:a>
</text:p>
      <text:p text:style-name="P4">
Як повідомляв Укрінформ, 11 квітня Печерський районний суд Києва <text:a xlink:type="simple" xlink:href="https://www.ukrinform.ua/rubric-economy/3698115-sud-peredav-korporativni-prava-ukrnaftoburinna-do-arma.html" text:style-name="Internet_20_link" text:visited-style-name="Visited_20_Internet_20_Link">
</text:a>
 на Укрнафтобуріння на баланс АРМА.</text:p>
      <text:p text:style-name="P4">
<text:span text:style-name="T5">
Фото: censor.net.ua</text:span>
</text:p>
      <text:p text:style-name="P4">
Source: <text:a xlink:type="simple" xlink:href="https://www.ukrinform.ua/rubric-economy/3704701-sud-povtorno-arestuvav-akcii-ukrnaftoburinna-kolomojskogo.html" text:style-name="Internet_20_link" text:visited-style-name="Visited_20_Internet_20_Link">
https://www.ukrinform.ua/rubric-economy/3704701-sud-povtorno-arestuvav-akcii-ukrnaftoburinna-kolomojskogo.html</text:a>
</text:p>
      <!--NEWS-->
      <text:h text:style-name="P10" text:outline-level="1">
<text:span text:style-name="T4">
Експосадовця МОЗ судитимуть за незаконну реєстрацію COVID-ліків</text:span>
</text:h>
      <text:p text:style-name="P4">
Authors: Ukrinform (Person)</text:p>
      <text:p text:style-name="P4">
Publisher: Укринформ (Organization)</text:p>
      <text:p text:style-name="P4">
Published Time: 2023-05-04T16:33:00+03:00</text:p>
      <text:p text:style-name="P4">
Modified Time: 2023-05-04T16:33:00+03:00</text:p>
      <text:p text:style-name="P4">
Description: Колишній перший заступник міністра охорони здоров’я України постане перед судом за забезпечення незаконної реєстрації іноземного лікарського препарату, що застосовується для лікування застудних захворювань, а також для терапії COVID-19. — Укрінформ.</text:p>
      <text:p text:style-name="P4">
Images: ["<text:a xlink:type="simple" xlink:href="https://static.ukrinform.com/photos/2017_05/thumb_files/630_360_1494432026-9526.jpg" text:style-name="Internet_20_link" text:visited-style-name="Visited_20_Internet_20_Link">
630_360_14944...</text:a>
"]</text:p>
      <text:p text:style-name="P4">
Tags: ['Ліки', 'МОЗ', 'Суд', 'Коронавірус']</text:p>
      <text:p text:style-name="P4">
Type: Article</text:p>
      <!--METADATA-->
      <text:p text:style-name="P4">
<draw:frame draw:style-name="fr1" draw:name="Image84" text:anchor-type="as-char" svg:width="6.9236in" svg:height="3.956343in" draw:z-index="0">
<draw:image xlink:href="../Images/yкринформ/2023-05-04T16-33-00-03-00/630_360_1494432026-9526.jpg" xlink:type="simple" xlink:show="embed" xlink:actuate="onLoad" draw:mime-type="image/jpeg"/>
</draw:frame>
 Колишнійперший заступник міністра охорони здоров’я України постане перед судом зазабезпечення незаконної реєстрації іноземного лікарського препарату, щозастосовується для лікування застудних захворювань, а також для терапіїCOVID-19.</text:p>
      <text:p text:style-name="P4">
Як передає Укрінформ, про це Київська міська прокуратура повідомила в <text:a xlink:type="simple" xlink:href="https://t.me/kyiv_pro_office/1924" text:style-name="Internet_20_link" text:visited-style-name="Visited_20_Internet_20_Link">
</text:a>
 .</text:p>
      <text:p text:style-name="P4">
До суду скерований обвинувальний акт за фактом порушення встановленого порядкудержавної реєстрації <text:a xlink:type="simple" xlink:href="https://www.ukrinform.ua/tag-liki" text:style-name="Internet_20_link" text:visited-style-name="Visited_20_Internet_20_Link">
 </text:a>
 (ч. 1 ст. 321-2Кримінального кодексу України).</text:p>
      <text:p text:style-name="P4">
За даними слідства, обіймаючи посаду генерального директора Директоратуфармацевтичного забезпечення МОЗ та будучи співголовою постійної робочої групиз розгляду проблемних питань державної реєстрації лікарських засобів,обвинувачений підписав рішення, яким рекомендував здійснити держреєстраціюлікарського препарату виробництва однієї з країн Східної Азії.</text:p>
      <text:p text:style-name="P4">
Встановлено, що ухваленням згаданого рішення посадовець діяв усуперечнегативному висновку уповноваженого органу у сфері держреєстрації лікарськихзасобів – Державного експертного центру МОЗ України.</text:p>
      <text:p text:style-name="P4">
Так, згідно з висновком центру, здійснювати державну реєстрацію вказаногопрепарату не рекомендовано, зокрема, через те, що в інших країнах вінзареєстрований як натуральний продукт/традиційний лікарський засіб. Такожпрепарат належить до традиційної китайської медицини.</text:p>
      <text:p text:style-name="P4">
<text:span text:style-name="T4">
Читайте також:</text:span>
 <text:a xlink:type="simple" xlink:href="https://www.ukrinform.ua/rubric-world/3703895-u-bilsosti-krain-e-oznaki-vidnovlenna-sistemi-ohoroni-zdorova-pisla-pandemii-vooz.html" text:style-name="Internet_20_link" text:visited-style-name="Visited_20_Internet_20_Link">
 </text:a>
</text:p>
      <text:p text:style-name="P4">
Натомість через дії фігуранта лікарський препарат був внесений до Державногореєстру лікарських засобів відповідним наказом МОЗ України та допущений навнутрішній український ринок.</text:p>
      <text:p text:style-name="P4">
Як повідомляв <text:a xlink:type="simple" xlink:href="https://www.ukrinform.ua/rubric-society/3688588-verhovnij-sud-vipravdav-eksministra-infrastrukturi-omelana.html" text:style-name="Internet_20_link" text:visited-style-name="Visited_20_Internet_20_Link">
 </text:a>
 , Верховний Судвиправдав ексміністра інфраструктури Володимира Омеляна у справі про зменшенняпортових зборів у 2017 році.</text:p>
      <text:p text:style-name="P4">
Source: <text:a xlink:type="simple" xlink:href="https://www.ukrinform.ua/rubric-society/3704695-eksposadovca-moz-suditimut-za-nezakonnu-reestraciu-covidlikiv.html" text:style-name="Internet_20_link" text:visited-style-name="Visited_20_Internet_20_Link">
https://www.ukrinform.ua/rubric-society/3704695-eksposadovca-moz-suditimut-za-nezakonnu-reestraciu-covidlikiv.html</text:a>
</text:p>
      <!--NEWS-->
      <text:h text:style-name="P10" text:outline-level="1">
<text:span text:style-name="T4">
Donetsk Oblast(22:33). Red Alert: aerial threat. Sirens sounding. Take cover now!</text:span>
</text:h>
      <text:p text:style-name="P4">
Authors: liveuamap (Language: en)</text:p>
      <text:p text:style-name="P4">
Time: 2023-05-04T16:35:00</text:p>
      <text:p text:style-name="P4">
Location: Donetsk Oblast (Latitude:48.72827 Longtitude:37.57761)</text:p>
      <text:p text:style-name="P4">
Videos: []</text:p>
      <text:p text:style-name="P4">
Images: []</text:p>
      <text:p text:style-name="P4">
Tags: ["Europe", "Central and Eastern Europe"]</text:p>
      <text:p text:style-name="P4">
ID: 22560491</text:p>
      <!--METADATA-->
      <text:p text:style-name="P4">
Donetsk Oblast(22:33). Red Alert: aerial threat. Sirens sounding. Take covernow!</text:p>
      <text:p text:style-name="P4">
News Collection Link: <text:a xlink:type="simple" xlink:href="https://liveuamap.com/en/2023/04-may-donetsk-oblast2233-red-alert-aerial-thg" text:style-name="Internet_20_link" text:visited-style-name="Visited_20_Internet_20_Link">
https://liveuamap.com/en/2023/04-may-donetsk-oblast2233-red-alert-aerial-thg</text:a>
</text:p>
      <text:p text:style-name="P4">
Source: <text:a xlink:type="simple" xlink:href="https://t.me/air_alert_ua/44448" text:style-name="Internet_20_link" text:visited-style-name="Visited_20_Internet_20_Link">
https://t.me/air_alert_ua/44448</text:a>
</text:p>
      <!--NEWS-->
      <text:h text:style-name="P10" text:outline-level="1">
<text:span text:style-name="T4">
Байден захоплений хоробрістю ЗСУ та народу України</text:span>
</text:h>
      <text:p text:style-name="P4">
Authors: Ukrinform (Person)</text:p>
      <text:p text:style-name="P4">
Publisher: Укринформ (Organization)</text:p>
      <text:p text:style-name="P4">
Published Time: 2023-05-04T16:36:00+03:00</text:p>
      <text:p text:style-name="P4">
Modified Time: 2023-05-04T16:36:00+03:00</text:p>
      <text:p text:style-name="P4">
Description: Президент США Джо Байден назвав український народ «напрочуд хоробрим» і дав високу оцінку американським військовим лідерам, які допомагають Україні у боротьбі з жорстоким російським вторгненням. — Укрінформ.</text:p>
      <text:p text:style-name="P4">
Images: ["<text:a xlink:type="simple" xlink:href="https://static.ukrinform.com/photos/2021_09/thumb_files/630_360_1631375355-682.jpg" text:style-name="Internet_20_link" text:visited-style-name="Visited_20_Internet_20_Link">
630_360_16313...</text:a>
"]</text:p>
      <text:p text:style-name="P4">
Tags: ['Байден', 'ЗСУ', 'Війна з росією', '#stoprussia']</text:p>
      <text:p text:style-name="P4">
Type: Article</text:p>
      <!--METADATA-->
      <text:p text:style-name="P4">
<draw:frame draw:style-name="fr1" draw:name="Image85" text:anchor-type="as-char" svg:width="6.9236in" svg:height="3.956343in" draw:z-index="0">
<draw:image xlink:href="../Images/yкринформ/2023-05-04T16-36-00-03-00/630_360_1631375355-682.jpg" xlink:type="simple" xlink:show="embed" xlink:actuate="onLoad" draw:mime-type="image/jpeg"/>
</draw:frame>
 ПрезидентСША Джо Байден назвав український народ «напрочуд хоробрим» і дав високуоцінку американським військовим лідерам, які допомагають Україні у боротьбі зжорстоким російським вторгненням.</text:p>
      <text:p text:style-name="P4">
Про це Байден сказав на вечері у Білому домі для голів командувань збройнихсил США, передає Укрінформ з посиланням на <text:a xlink:type="simple" xlink:href="https://www.golosameriki.com/a/biden-says/7078347.html" text:style-name="Internet_20_link" text:visited-style-name="Visited_20_Internet_20_Link">
</text:a>
 .</text:p>
      <text:p text:style-name="P4">
«Ви озброїли, оснастили та навчили горду і хоробру українську армію тадопомогли їм зберегти свободу та демократію», – сказав американський лідер.</text:p>
      <text:p text:style-name="P4">
<text:a xlink:type="simple" xlink:href="https://www.ukrinform.ua/tag-bajden" text:style-name="Internet_20_link" text:visited-style-name="Visited_20_Internet_20_Link">
 </text:a>
 повідомив, що до російськоговторгнення він багато часу приділяв українським питанням і часто контактувавіз Верховною Радою.</text:p>
      <text:p text:style-name="P4">
«Але я повинен зізнатися, що я був трохи здивований тим, наскільки мужні,наскільки напрочуд хоробрі не лише військові, а й український народ», – сказавпрезидент США.</text:p>
      <text:p text:style-name="P4">
<text:span text:style-name="T4">
Читайте також:</text:span>
 <text:a xlink:type="simple" xlink:href="https://www.ukrinform.ua/rubric-polytics/3703872-bilij-dim-mi-radi-pocuti-vid-spikera-makkarti-slova-na-pidtrimku-ukraini.html" text:style-name="Internet_20_link" text:visited-style-name="Visited_20_Internet_20_Link">
 </text:a>
</text:p>
      <text:p text:style-name="P4">
«Вони роблять просто неймовірну роботу. І це завдяки вам», - додав він.</text:p>
      <text:p text:style-name="P4">
Як повідомляв Укрінформ, у середу Сполучені Штати оголосили, що виділяютьновий транш допомоги Україні у сфері безпеки й оборони вартістю $300 млн, якийвключатиме, головним чином, боєприпаси та інше озброєння, яке потребують ЗСУ.</text:p>
      <text:p text:style-name="P4">
<text:span text:style-name="T5">
Фото: The Washington Post</text:span>
</text:p>
      <text:p text:style-name="P4">
Source: <text:a xlink:type="simple" xlink:href="https://www.ukrinform.ua/rubric-world/3704702-bajden-zahoplenij-horobristu-zsu-ta-narodu-ukraini.html" text:style-name="Internet_20_link" text:visited-style-name="Visited_20_Internet_20_Link">
https://www.ukrinform.ua/rubric-world/3704702-bajden-zahoplenij-horobristu-zsu-ta-narodu-ukraini.html</text:a>
</text:p>
      <!--NEWS-->
      <text:h text:style-name="P10" text:outline-level="1">
<text:span text:style-name="T4">
Dnipro, Dnipropetrovska Oblast, Kharkiv, Kharkivska Oblast, Poltavska Oblast(22:35). Red Aler...</text:span>
</text:h>
      <text:p text:style-name="P4">
Authors: liveuamap (Language: en)</text:p>
      <text:p text:style-name="P4">
Time: 2023-05-04T16:37:00</text:p>
      <text:p text:style-name="P4">
Location: Dnipro (Latitude:48.45892 Longtitude:35.03828)</text:p>
      <text:p text:style-name="P4">
Videos: []</text:p>
      <text:p text:style-name="P4">
Images: []</text:p>
      <text:p text:style-name="P4">
Tags: ["Europe", "Central and Eastern Europe"]</text:p>
      <text:p text:style-name="P4">
ID: 22560492</text:p>
      <!--METADATA-->
      <text:p text:style-name="P4">
Dnipro, Dnipropetrovska Oblast, Kharkiv, Kharkivska Oblast, PoltavskaOblast(22:35). Red Alert: aerial threat. Sirens sounding. Take cover now!</text:p>
      <text:p text:style-name="P4">
News Collection Link: <text:a xlink:type="simple" xlink:href="https://liveuamap.com/en/2023/04-may-dnipro-dnipropetrovska-oblast-kharkiv-g" text:style-name="Internet_20_link" text:visited-style-name="Visited_20_Internet_20_Link">
https://liveuamap.com/en/2023/04-may-dnipro-dnipropetrovska-oblast-kharkiv-g</text:a>
</text:p>
      <text:p text:style-name="P4">
Source: <text:a xlink:type="simple" xlink:href="https://t.me/air_alert_ua/44451" text:style-name="Internet_20_link" text:visited-style-name="Visited_20_Internet_20_Link">
https://t.me/air_alert_ua/44451</text:a>
</text:p>
      <!--NEWS-->
      <text:h text:style-name="P10" text:outline-level="1">
<text:span text:style-name="T4">
Українці візьмуть участь у двох турнірах з фехтування через недопуск атлетів з рф і білорусі</text:span>
</text:h>
      <text:p text:style-name="P4">
Authors: Ukrinform (Person)</text:p>
      <text:p text:style-name="P4">
Publisher: Укринформ (Organization)</text:p>
      <text:p text:style-name="P4">
Published Time: 2023-05-04T16:38:17+03:00</text:p>
      <text:p text:style-name="P4">
Modified Time: 2023-05-04T16:38:17+03:00</text:p>
      <text:p text:style-name="P4">
Description: Мова про турніри у Колумбії та Мексиці. — Укрінформ.</text:p>
      <text:p text:style-name="P4">
Images: ["<text:a xlink:type="simple" xlink:href="https://static.ukrinform.com/photos/2023_05/thumb_files/630_360_1683207402-794.jpg" text:style-name="Internet_20_link" text:visited-style-name="Visited_20_Internet_20_Link">
630_360_16832...</text:a>
"]</text:p>
      <text:p text:style-name="P4">
Tags: ['Фехтування']</text:p>
      <text:p text:style-name="P4">
Type: Article</text:p>
      <!--METADATA-->
      <text:p text:style-name="P4">
<draw:frame draw:style-name="fr1" draw:name="Image86" text:anchor-type="as-char" svg:width="6.9236in" svg:height="3.956343in" draw:z-index="0">
<draw:image xlink:href="../Images/yкринформ/2023-05-04T16-38-17-03-00/630_360_1683207402-794.jpg" xlink:type="simple" xlink:show="embed" xlink:actuate="onLoad" draw:mime-type="image/jpeg"/>
</draw:frame>
 Мова протурніри у Колумбії та Мексиці.</text:p>
      <text:p text:style-name="P4">
Україна братиме участь у двох міжнародних турнірах у Колумбії та Мексиці післянедопуску до змагань спортсменів росії та білорусі, <text:a xlink:type="simple" xlink:href="https://suspilne.media/465779-ukrainci-vistuplat-na-dvoh-turnirah-z-fehtuvanna-cerez-nedopusk-atletiv-z-rf-i-bilorusi-u-comu-pricina-i-sklad-komandi/" text:style-name="Internet_20_link" text:visited-style-name="Visited_20_Internet_20_Link">
</text:a>
 Суспільне Спорт, передає Укрінформ.</text:p>
      <text:p text:style-name="P4">
Очільник Федерація фехтування росії Ільгар Мамєдов повідомив, що їхніспортсмени не виступлять на турнірах через те, що Міжнародна федераціяфехтування FIE не відповідає на запити російської сторони.</text:p>
      <text:p text:style-name="P4">
«Офіс FIE не відповідає на наші листи, затвердження спортсменів та персоналудосі не було отримано. Сьогодні до їхнього офісу зверталися наші колеги збілорусі, де їм повідомили, що не мають повноважень відповідати на такізапитання. Судячи з усього, у спорті більше немає місця для міжнародногоправа, адже існують етичні норми поведінки. Якщо FIE чомусь образилися наросійську федерацію, чому вони не відповідають також і білорусам? Ми точнопропускатимемо наступних два турніри. Мої закордонні колеги зі США, які чекалина нас в Акапулько, були дуже здивовані, що ми не приїдемо. І не можутьзрозуміти, як FIE може просто не відповідати», – сказав Мамєдов.</text:p>
      <text:p text:style-name="P4">
Сумарне представництво «синьо-жовтих» на обох турнірах становитиме по чотириспортсмени. Участь у Гран-прі Калі (5-7 травня) візьмуть Ігор Рейзлін,Володимир Станкевич, Влада Харькова та Юлія Свистіль. На турнірі в Акапулько(5-6 травня) виступатимуть Даниїл Гойда, Андрій Погребняк, Євген Лазаренко таКлод Юнес.</text:p>
      <text:p text:style-name="P4">
<text:span text:style-name="T4">
Читайте також:</text:span>
 <text:a xlink:type="simple" xlink:href="https://www.ukrinform.ua/rubric-sports/3702463-olga-harlan-vigrala-bronzu-na-etapi-granpri-z-fehtuvanna-u-seuli.html" text:style-name="Internet_20_link" text:visited-style-name="Visited_20_Internet_20_Link">
 <text:span text:style-name="T4">
фехтування</text:span>
 </text:a>
</text:p>
      <text:p text:style-name="P4">
Як повідомляв Укрінформ, Міністерство молоді та спорту України заборонилоукраїнським спортсменам брати участь у міжнародних змаганнях разом з росіянамита білорусами.</text:p>
      <text:p text:style-name="P4">
Фото: Getty Image</text:p>
      <text:p text:style-name="P4">
Source: <text:a xlink:type="simple" xlink:href="https://www.ukrinform.ua/rubric-sports/3704699-ukrainci-vizmut-ucast-u-dvoh-turnirah-z-fehtuvanna-cerez-nedopusk-atletiv-z-rf-i-bilorusi.html" text:style-name="Internet_20_link" text:visited-style-name="Visited_20_Internet_20_Link">
https://www.ukrinform.ua/rubric-sports/3704699-ukrainci-vizmut-ucast-u-dvoh-turnirah-z-fehtuvanna-cerez-nedopusk-atletiv-z-rf-i-bilorusi.html</text:a>
</text:p>
      <!--NEWS-->
      <text:h text:style-name="P10" text:outline-level="1">
<text:span text:style-name="T4">
Медики Дніпропетровщини отримали 36 нових «швидких»</text:span>
</text:h>
      <text:p text:style-name="P4">
Authors: Ukrinform (Person)</text:p>
      <text:p text:style-name="P4">
Publisher: Укринформ (Organization)</text:p>
      <text:p text:style-name="P4">
Published Time: 2023-05-04T16:39:00+03:00</text:p>
      <text:p text:style-name="P4">
Modified Time: 2023-05-04T16:39:00+03:00</text:p>
      <text:p text:style-name="P4">
Description: Автопарк Дніпропетровської обласної екстреної медичної допомоги поповнився 36 автомобілями. — Укрінформ.</text:p>
      <text:p text:style-name="P4">
Images: ["<text:a xlink:type="simple" xlink:href="https://static.ukrinform.com/photos/2020_12/thumb_files/630_360_1609413669-625.jpg" text:style-name="Internet_20_link" text:visited-style-name="Visited_20_Internet_20_Link">
630_360_16094...</text:a>
"]</text:p>
      <text:p text:style-name="P4">
Tags: ['Дніпропетровщина', 'Медицина', 'Медики', 'Швидка']</text:p>
      <text:p text:style-name="P4">
Type: Article</text:p>
      <!--METADATA-->
      <text:p text:style-name="P4">
<draw:frame draw:style-name="fr1" draw:name="Image87" text:anchor-type="as-char" svg:width="6.9236in" svg:height="3.956343in" draw:z-index="0">
<draw:image xlink:href="../Images/yкринформ/2023-05-04T16-39-00-03-00/630_360_1609413669-625.jpg" xlink:type="simple" xlink:show="embed" xlink:actuate="onLoad" draw:mime-type="image/jpeg"/>
</draw:frame>
 АвтопаркДніпропетровської обласної екстреної медичної допомоги поповнився 36автомобілями.</text:p>
      <text:p text:style-name="P4">
Про це в <text:a xlink:type="simple" xlink:href="https://t.me/dnipropetrovskaODA/4457" text:style-name="Internet_20_link" text:visited-style-name="Visited_20_Internet_20_Link">
 </text:a>
 повідомив головаДніпропетровської ОВА Сергій Лисак, передає Укрінформ</text:p>
      <text:p text:style-name="P4">
"Оновили автопарк обласної екстренки майже на 15%. Її гараж поповнився на 36«швидких». Серед них – 21 реанімобіль. Це свого роду реанімаційні відділенняна колесах. Всередині – все необхідне для порятунку життя", - написав він.</text:p>
      <text:p text:style-name="P4">
<text:a xlink:type="simple" xlink:href="https://www.ukrinform.ua/tag-avtomobil" text:style-name="Internet_20_link" text:visited-style-name="Visited_20_Internet_20_Link">
 </text:a>
 нові та придбані державним коштом.</text:p>
      <text:p text:style-name="P4">
В ОВА додали, що з початку повномасштабного вторгнення Дніпропетровщина сталамедичним хабом, який приймає поранених та переселенців, що вдвічі збільшилонавантаження на службу екстреної допомоги. Тому саме цей регіон отримавнайбільше машин.</text:p>
      <text:p text:style-name="P4">
<text:span text:style-name="T4">
Читайте також:</text:span>
 <text:a xlink:type="simple" xlink:href="https://www.ukrinform.ua/rubric-regions/3694374-na-odesini-mediki-otrimali-visim-novih-reanimobiliv.html" text:style-name="Internet_20_link" text:visited-style-name="Visited_20_Internet_20_Link">
 <text:span text:style-name="T4">
реанімобілі</text:span>
 </text:a>
</text:p>
      <text:p text:style-name="P4">
Як повідомлялося, <text:a xlink:type="simple" xlink:href="https://www.ukrinform.ua/rubric-kyiv/3704555-brussel-peredav-kievu-kareti-svidkoi-dopomogi.html" text:style-name="Internet_20_link" text:visited-style-name="Visited_20_Internet_20_Link">
 </text:a>
 .</text:p>
      <text:p text:style-name="P4">
Source: <text:a xlink:type="simple" xlink:href="https://www.ukrinform.ua/rubric-regions/3704700-mediki-dnipropetrovsini-otrimali-36-novih-svidkih.html" text:style-name="Internet_20_link" text:visited-style-name="Visited_20_Internet_20_Link">
https://www.ukrinform.ua/rubric-regions/3704700-mediki-dnipropetrovsini-otrimali-36-novih-svidkih.html</text:a>
</text:p>
      <!--NEWS-->
      <text:h text:style-name="P10" text:outline-level="1">
<text:span text:style-name="T4">
НКРЕКП звинуватило Укренерго в затримці відновлення експорту електроенергії до Словаччини</text:span>
</text:h>
      <text:p text:style-name="P4">
Authors: Ukrinform (Person)</text:p>
      <text:p text:style-name="P4">
Publisher: Укринформ (Organization)</text:p>
      <text:p text:style-name="P4">
Published Time: 2023-05-04T16:42:00+03:00</text:p>
      <text:p text:style-name="P4">
Modified Time: 2023-05-04T16:42:00+03:00</text:p>
      <text:p text:style-name="P4">
Description: НКРЕКП звинуватила Укренерго у ненаданні проєкту договору щодо проведення аукціонів між Україною і Словаччиною, через що наша держава щодня недоотримує близько 20 млн грн. — Укрінформ.</text:p>
      <text:p text:style-name="P4">
Images: ["<text:a xlink:type="simple" xlink:href="https://static.ukrinform.com/photos/2022_12/thumb_files/630_360_1671200709-575.png" text:style-name="Internet_20_link" text:visited-style-name="Visited_20_Internet_20_Link">
630_360_16712...</text:a>
"]</text:p>
      <text:p text:style-name="P4">
Tags: ['Експорт', 'Електроенергія', 'НКРЕКП', 'Укренерго', 'Словаччина']</text:p>
      <text:p text:style-name="P4">
Type: Article</text:p>
      <!--METADATA-->
      <text:p text:style-name="P4">
<draw:frame draw:style-name="fr1" draw:name="Image88" text:anchor-type="as-char" svg:width="6.9236in" svg:height="3.956343in" draw:z-index="0">
<draw:image xlink:href="../Images/yкринформ/2023-05-04T16-42-00-03-00/630_360_1671200709-575.png" xlink:type="simple" xlink:show="embed" xlink:actuate="onLoad" draw:mime-type="image/png"/>
</draw:frame>
 НКРЕКПзвинуватила Укренерго у ненаданні проєкту договору щодо проведення аукціонівміж Україною і Словаччиною, через що наша держава щодня недоотримує близько 20млн грн.</text:p>
      <text:p text:style-name="P4">
Як передає Укрінформ, про це повідомляє <text:a xlink:type="simple" xlink:href="https://www.nerc.gov.ua/news/ukrenergo-ne-vikonala-pokladene-na-neyi-zakonom-zobovyazannya-vnaslidok-chogo-ukrayina-shchodnya-nedootrimuye-blizko-20-mln-grn-vid-eksportu-elektroenergiyi-do-slovachchini-kushchapovskij" text:style-name="Internet_20_link" text:visited-style-name="Visited_20_Internet_20_Link">
</text:a>
, що здійснює державне регулювання у сферах енергетики та комунальних послуг.</text:p>
      <text:p text:style-name="P4">
«Сьогодні на засіданні регулятор повинен був погодити проєкт договору щодопроведення аукціонів між Україною та Словаччиною задля якнайскорішоговідновлення експорту української електроенергії. Але на даний час НЕК«Укренерго» не надала НКРЕКП договір погоджений зі словацькою стороною», –сказав голова НКРЕКП Костянтин Ущаповський під час засідання комісії.</text:p>
      <text:p text:style-name="P4">
Він наголосив, що тиждень тому саме на зустрічі з представником Єврокомісії такерівництвом Секретаріату Енергетичного Співтовариства, на якій були присутніОСП двох країн, була досягнута домовленість про подальші дії для врегулюванняпитання експорту, а саме підготовки спільного документа, який сьогодні повиннібули затвердити.</text:p>
      <text:p text:style-name="P4">
<text:span text:style-name="T4">
Читайте також:</text:span>
 <text:a xlink:type="simple" xlink:href="https://www.ukrinform.ua/rubric-economy/3704600-ekspert-prognozue-deficit-v-energosistemi-u-lipniserpni.html" text:style-name="Internet_20_link" text:visited-style-name="Visited_20_Internet_20_Link">
 </text:a>
</text:p>
      <text:p text:style-name="P4">
«Хочу зазначити, що всі домовленості були зафіксовані протокольно. Водночас,всупереч цьому НЕК «Укренерго» не виконала покладене на неї закономзобов’язання, внаслідок чого Україна щодня недоотримує близько 20 млн грн відекспорту електроенергії до Словаччини», - додав голова регулятора.</text:p>
      <text:p text:style-name="P4">
Як повідомлялося, із 21 квітня Україна призупинила експорт електроенергії до <text:a xlink:type="simple" xlink:href="https://www.ukrinform.ua/tag-slovaccina" text:style-name="Internet_20_link" text:visited-style-name="Visited_20_Internet_20_Link">
</text:a>
 , який розпочався 17 квітня.</text:p>
      <text:p text:style-name="P4">
Національна комісія, що здійснює державне регулювання у сферах енергетики такомунальних послуг (НКРЕКП), заявляла, що <text:a xlink:type="simple" xlink:href="https://www.ukrinform.ua/rubric-economy/3701023-ukrenergo-pozaplanovo-perevirat-cerez-zupinku-eksportu-do-slovaccini.html" text:style-name="Internet_20_link" text:visited-style-name="Visited_20_Internet_20_Link">
 </text:a>
 дотримання ПрАТ «Національна енергетична компанія «Укренерго»вимог нормативно-правових актів, що регулюють функціонування ринку електричноїенергії, та ліцензійних умов з передачі електричної енергії.</text:p>
      <text:p text:style-name="P4">
Source: <text:a xlink:type="simple" xlink:href="https://www.ukrinform.ua/rubric-economy/3704707-ukraina-sodna-nedootrimue-20-miljoniv-z-vini-ukrenergo-nkrekp.html" text:style-name="Internet_20_link" text:visited-style-name="Visited_20_Internet_20_Link">
https://www.ukrinform.ua/rubric-economy/3704707-ukraina-sodna-nedootrimue-20-miljoniv-z-vini-ukrenergo-nkrekp.html</text:a>
</text:p>
      <!--NEWS-->
      <text:h text:style-name="P10" text:outline-level="1">
<text:span text:style-name="T4">
Житомир передав військовим вантажівки, тепловізори та дрон</text:span>
</text:h>
      <text:p text:style-name="P4">
Authors: Ukrinform (Person)</text:p>
      <text:p text:style-name="P4">
Publisher: Укринформ (Organization)</text:p>
      <text:p text:style-name="P4">
Published Time: 2023-05-04T16:44:00+03:00</text:p>
      <text:p text:style-name="P4">
Modified Time: 2023-05-04T16:44:00+03:00</text:p>
      <text:p text:style-name="P4">
Description: У Житомирі військовим частинам, які базують в області, передали чотири вантажівки, тепловізори, дальноміри та дрон. — Укрінформ.</text:p>
      <text:p text:style-name="P4">
Images: ["<text:a xlink:type="simple" xlink:href="https://static.ukrinform.com/photos/2023_05/thumb_files/630_360_1683207717-646.jpg" text:style-name="Internet_20_link" text:visited-style-name="Visited_20_Internet_20_Link">
630_360_16832...</text:a>
"]</text:p>
      <text:p text:style-name="P4">
Tags: ['Житомир', 'Військові', 'Дрон', 'Вантажівка']</text:p>
      <text:p text:style-name="P4">
Type: Article</text:p>
      <!--METADATA-->
      <text:p text:style-name="P4">
<draw:frame draw:style-name="fr1" draw:name="Image89" text:anchor-type="as-char" svg:width="6.9236in" svg:height="3.956343in" draw:z-index="0">
<draw:image xlink:href="../Images/yкринформ/2023-05-04T16-44-00-03-00/630_360_1683207717-646.jpg" xlink:type="simple" xlink:show="embed" xlink:actuate="onLoad" draw:mime-type="image/jpeg"/>
</draw:frame>
 У Житомирівійськовим частинам, які базують в області, передали чотири вантажівки,тепловізори, дальноміри та дрон.</text:p>
      <text:p text:style-name="P4">
Як передає Укрінформ, про це у <text:a xlink:type="simple" xlink:href="https://www.facebook.com/miskaradazt/posts/pfbid0END6PLS4d2uUtGigZ9reTLEkoJQkKvo4RyLbWm3vLySNsuhU5vcPZ6rBacMGDnfWl" text:style-name="Internet_20_link" text:visited-style-name="Visited_20_Internet_20_Link">
</text:a>
повідомила Житомирська міська рада.</text:p>
      <text:p text:style-name="P4">
«Військовим частинам, які базуються на Житомирщині, передали 4 вантажівкиIveco Magirus. Я дякую Гуманітарному Хабу « <text:a xlink:type="simple" xlink:href="https://www.ukrinform.ua/tag-zitomir" text:style-name="Internet_20_link" text:visited-style-name="Visited_20_Internet_20_Link">
 </text:a>
 » за співпрацю. Не все ми можемо закупити коштом місцевого бюджету.Зокрема, не маємо можливості придбати авто за кордоном. Потреба нашихвійськових частин, наших бригад велика. Це не перша передача авто, скорообов’язково буде наступна», - зазначив міський голова Житомира СергійСухомлин.</text:p>
      <text:p text:style-name="P4">
Вантажівки, які передали частинам, раніше були на озброєнні в європейськихкраїнах. Транспортні засоби прохідні та мають потужний двигун.</text:p>
      <text:p text:style-name="P4">
Окрім того, військовим передали чотири тепловізори, два дальноміри та дронMavic 3, закуплені коштом місцевого бюджету Житомира.</text:p>
      <text:p text:style-name="P4">
<text:span text:style-name="T4">
Читайте також:</text:span>
 <text:a xlink:type="simple" xlink:href="https://www.ukrinform.ua/rubric-kyiv/3691458-okremij-strileckij-bataljon-kieva-otrimav-obladnanna-dla-bojovih-zavdan.html" text:style-name="Internet_20_link" text:visited-style-name="Visited_20_Internet_20_Link">
 </text:a>
</text:p>
      <text:p text:style-name="P4">
Як повідомляв <text:a xlink:type="simple" xlink:href="https://www.ukrinform.ua/rubric-regions/3704429-novostvorenij-brigadi-zsu-na-zitomirsini-peredali-20-odinic-tehniki.html" text:style-name="Internet_20_link" text:visited-style-name="Visited_20_Internet_20_Link">
 </text:a>
 , на Житомирщині одній із новостворених бригад ЗСУ передали 20одиниць техніки, серед якої позашляховики, вантажівка та автобус.</text:p>
      <text:p text:style-name="P4">
<text:span text:style-name="T5">
Фото: Житомирська Міська Рада</text:span>
</text:p>
      <text:p text:style-name="P4">
Source: <text:a xlink:type="simple" xlink:href="https://www.ukrinform.ua/rubric-ato/3704703-zitomir-peredav-vijskovim-vantazivki-teplovizori-ta-dron.html" text:style-name="Internet_20_link" text:visited-style-name="Visited_20_Internet_20_Link">
https://www.ukrinform.ua/rubric-ato/3704703-zitomir-peredav-vijskovim-vantazivki-teplovizori-ta-dron.html</text:a>
</text:p>
      <!--NEWS-->
      <text:h text:style-name="P10" text:outline-level="1">
<text:span text:style-name="T4">
У Молдові штрафуватимуть за георгіївську стрічку 9 травня</text:span>
</text:h>
      <text:p text:style-name="P4">
Authors: Ukrinform (Person)</text:p>
      <text:p text:style-name="P4">
Publisher: Укринформ (Organization)</text:p>
      <text:p text:style-name="P4">
Published Time: 2023-05-04T16:46:00+03:00</text:p>
      <text:p text:style-name="P4">
Modified Time: 2023-05-04T16:46:00+03:00</text:p>
      <text:p text:style-name="P4">
Description: Поліція Молдови штрафуватиме за носіння георгіївської стрічки 9 травня, оскільки москва використовує її як символ агресії проти України, заявив керівник Генінспекторату поліції Віорел Чернеуцану. — Укрінформ.</text:p>
      <text:p text:style-name="P4">
Images: ["<text:a xlink:type="simple" xlink:href="https://static.ukrinform.com/photos/2023_05/thumb_files/630_360_1683206232-714.jpg" text:style-name="Internet_20_link" text:visited-style-name="Visited_20_Internet_20_Link">
630_360_16832...</text:a>
", "<text:a xlink:type="simple" xlink:href="https://static.ukrinform.com/photos/2023_05/1683206118-766.png" text:style-name="Internet_20_link" text:visited-style-name="Visited_20_Internet_20_Link">
1683206118-76...</text:a>
"]</text:p>
      <text:p text:style-name="P4">
Tags: ['Молдова', 'Штраф', '9 травня']</text:p>
      <text:p text:style-name="P4">
Type: Article</text:p>
      <!--METADATA-->
      <text:p text:style-name="P4">
<draw:frame draw:style-name="fr1" draw:name="Image90" text:anchor-type="as-char" svg:width="6.9236in" svg:height="3.956343in" draw:z-index="0">
<draw:image xlink:href="../Images/yкринформ/2023-05-04T16-46-00-03-00/630_360_1683206232-714.jpg" xlink:type="simple" xlink:show="embed" xlink:actuate="onLoad" draw:mime-type="image/jpeg"/>
</draw:frame>
 ПоліціяМолдови штрафуватиме за носіння георгіївської стрічки 9 травня, оскількимосква використовує її як символ агресії проти України, заявив керівникГенінспекторату поліції Віорел Чернеуцану.</text:p>
      <text:p text:style-name="P4">
Як передає Укрінформ, про це повідомляє <text:a xlink:type="simple" xlink:href="https://newsmaker.md/rus/novosti/politsiya-budet-shtrafovat-za-georgievskuyu-lentu-9-maya-seychas-eto-simvol-voennoy-agressii/" text:style-name="Internet_20_link" text:visited-style-name="Visited_20_Internet_20_Link">
</text:a>
</text:p>
      <text:p text:style-name="P4">
<draw:frame draw:style-name="fr1" draw:name="Image91" text:anchor-type="as-char" svg:width="6.9236in" svg:height="2.846369in" draw:z-index="0">
<draw:image xlink:href="../Images/yкринформ/2023-05-04T16-46-00-03-00/1683206118-766.png" xlink:type="simple" xlink:show="embed" xlink:actuate="onLoad" draw:mime-type="image/png"/>
</draw:frame>
</text:p>
      <text:p text:style-name="P4">
«Ми всі знаємо, що ця стрічка — символ військової агресії на територіїУкраїни. Відштовхуючись від рекомендацій Венеціанської комісії, яка дуже чіткоконстатувала, що дії влади Республіки Молдова є виправданими, тому щодемонстрація символів, що їх використовує армія рф у теперішній війні, можестворити небезпеку заворушень та загрозу національній безпеці. Тобтогеоргіївська стрічка зараз є символом військової агресії", - сказавЧернеуцану.</text:p>
      <text:p text:style-name="P4">
<text:span text:style-name="T4">
Читайте також:</text:span>
 <text:a xlink:type="simple" xlink:href="https://www.ukrinform.ua/rubric-polytics/3677603-defile-pobedobesia-georgiivskij-parad-diti-peremozciv-ta-bezsmertnij-polk.html" text:style-name="Internet_20_link" text:visited-style-name="Visited_20_Internet_20_Link">
 <text:span text:style-name="T4">
Георгіївськи</text:span>
 </text:a>
</text:p>
      <text:p text:style-name="P4">
Що означає, що в Молдові заборонено виробництво, використання, розповсюдженнята носіння цього символу», — додав він.</text:p>
      <text:p text:style-name="P4">
Чернеуцану закликав громадян не піддаватися на провокації, щоб потім непонести покарання за незаконні дії.</text:p>
      <text:p text:style-name="P4">
Він попередив, що поліція фіксуватиме кожне порушення закону щодо заборониносіння георгіївської стрічки.</text:p>
      <text:p text:style-name="P4">
<text:span text:style-name="T4">
Читайте також:</text:span>
 <text:a xlink:type="simple" xlink:href="https://www.ukrinform.ua/rubric-world/3695328-rf-skasuvala-paradi-na-9-travna-u-prikordonnih-z-ukrainou-regionah-z-mirkuvan-bezpeki-rozvidka-britanii.html" text:style-name="Internet_20_link" text:visited-style-name="Visited_20_Internet_20_Link">
 </text:a>
</text:p>
      <text:p text:style-name="P4">
Як повідомляв Укрінформ, Апеляційна палата Кишенева засудила депутата-втікачалідера партії «Шор» Ілана Шора до 15 років в’язниці із конфіскацією майна на 5мільярдів леїв (понад 270 мільйонів доларів США).</text:p>
      <text:p text:style-name="P4">
Source: <text:a xlink:type="simple" xlink:href="https://www.ukrinform.ua/rubric-ato/3704680-u-moldovi-strafuvatimut-za-georgiivsku-stricku-9-travna.html" text:style-name="Internet_20_link" text:visited-style-name="Visited_20_Internet_20_Link">
https://www.ukrinform.ua/rubric-ato/3704680-u-moldovi-strafuvatimut-za-georgiivsku-stricku-9-travna.html</text:a>
</text:p>
      <!--NEWS-->
      <text:h text:style-name="P10" text:outline-level="1">
<text:span text:style-name="T4">
Сольський обговорив з польським колегою транзит української агропродукції</text:span>
</text:h>
      <text:p text:style-name="P4">
Authors: Ukrinform (Person)</text:p>
      <text:p text:style-name="P4">
Publisher: Укринформ (Organization)</text:p>
      <text:p text:style-name="P4">
Published Time: 2023-05-04T16:48:31+03:00</text:p>
      <text:p text:style-name="P4">
Modified Time: 2023-05-04T16:48:31+03:00</text:p>
      <text:p text:style-name="P4">
Description: Міністр аграрної політики та продовольства України Микола Сольський обговорив в онлайн-режимі з польським колегою, міністром сільського господарства і розвитку села Робертом Телусом питання транзиту українських товарів через територію Польщі. — Укрінформ.</text:p>
      <text:p text:style-name="P4">
Images: ["<text:a xlink:type="simple" xlink:href="https://static.ukrinform.com/photos/2023_05/thumb_files/630_360_1683207952-996.jpeg" text:style-name="Internet_20_link" text:visited-style-name="Visited_20_Internet_20_Link">
630_360_16832...</text:a>
"]</text:p>
      <text:p text:style-name="P4">
Tags: ['Експорт', 'Польща', 'Транзит', 'Сольський', 'Агропродукція']</text:p>
      <text:p text:style-name="P4">
Type: Article</text:p>
      <!--METADATA-->
      <text:p text:style-name="P4">
<draw:frame draw:style-name="fr1" draw:name="Image92" text:anchor-type="as-char" svg:width="6.9236in" svg:height="3.956343in" draw:z-index="0">
<draw:image xlink:href="../Images/yкринформ/2023-05-04T16-48-31-03-00/630_360_1683207952-996.jpeg" xlink:type="simple" xlink:show="embed" xlink:actuate="onLoad" draw:mime-type="image/jpeg"/>
</draw:frame>
 Міністраграрної політики та продовольства України Микола Сольський обговорив вонлайн-режимі з польським колегою, міністром сільського господарства ірозвитку села Робертом Телусом питання транзиту українських товарів черезтериторію Польщі.</text:p>
      <text:p text:style-name="P4">
Про це йдеться в <text:a xlink:type="simple" xlink:href="http://www.gov.pl/web/rolnictwo/rozmowa-z-ministrem-polityki-rolnej-i-zywnosci-ukrainy" text:style-name="Internet_20_link" text:visited-style-name="Visited_20_Internet_20_Link">
 </text:a>
 Міністерства сільського господарства ірозвитку села РП, передає Укрінформ.</text:p>
      <text:p text:style-name="P4">
Як інформується, польський міністр розповів українському про причини, чомуВаршава ввела заборону на імпорт української агропродукції. Зазначається, щокоридори солідарності, які слугували для транзиту української продукції “нефункціонували правильно”. Тому частина української агропродукції залишилася напольському ринку. Телус сказав, що транзит українських товарів “має бути підконтролем і щільним моніторингом”, аби гарантувати безпеку продовольства ізахисту споживачів.</text:p>
      <text:p text:style-name="P4">
Як зазначається, міністр Сольський “з розумінням поставився до дій польськоїсторони”. Водночас у зв’язку із запровадженням Єврокомісією 2 травнятимчасової заборони на ввезення з України до Польщі та інших країн ЄС, якімежують або розташовані поблизу України, чотирьох видів сільськогосподарськоїпродукції (пшениці, кукурудзи, ріпаку та соняшнику), він порушив питанняорганізації транзиту цих товарів територією Польщі.</text:p>
      <text:p text:style-name="P4">
Підкреслюється, що польська сторона надала всі необхідні пояснення, а такожвисловила сподівання на подальшу плідну співпрацю з партнерами з України.</text:p>
      <text:p text:style-name="P4">
<text:span text:style-name="T4">
Читайте також:</text:span>
 <text:a xlink:type="simple" xlink:href="https://www.ukrinform.ua/rubric-ato/3703780-ukraina-u-kvitni-na-tretinu-skorotila-eksport-agroprodukcii-ukab.html" text:style-name="Internet_20_link" text:visited-style-name="Visited_20_Internet_20_Link">
 </text:a>
</text:p>
      <text:p text:style-name="P4">
Як повідомляв Укрінформ, Єврокомісія 2 травня 2023 року офіційно оголосила прозапровадження «виключних та тимчасових» запобіжних заходів проти імпорту зУкраїни, які обмежують надходження сільськогосподарських товарів українськоговиробництва до Болгарії, Угорщини, Польщі, Румунії та Словаччини.</text:p>
      <text:p text:style-name="P4">
Обмеження стосуватимуться чотирьох сільськогосподарських продуктів: пшениці,кукурудзи, ріпаку та насіння соняшнику, що походять з України, - ізалишатимуться чинними до 5 червня 2023 року.</text:p>
      <text:p text:style-name="P4">
<text:a xlink:type="simple" xlink:href="https://www.ukrinform.ua/tag-polsa" text:style-name="Internet_20_link" text:visited-style-name="Visited_20_Internet_20_Link">
 </text:a>
 , Угорщина, Словаччина та Болгаріязапровадили тимчасову заборону на імпорт зерна та інших видівсільськогосподарської продукції з України. Польща також призупинила транзитпродукції українського АПК через свою територію, однак поновила його з 21квітня.</text:p>
      <text:p text:style-name="P4">
<text:span text:style-name="T4">
Читайте також:</text:span>
 <text:a xlink:type="simple" xlink:href="https://www.ukrinform.ua/rubric-economy/3704232-solskij-obgovoriv-z-rumunskim-kolegou-tranzit-ukrainskoi-agroprodukcii.html" text:style-name="Internet_20_link" text:visited-style-name="Visited_20_Internet_20_Link">
 </text:a>
</text:p>
      <text:p text:style-name="P4">
Після запровадження Єврокомісією обмеження на ввезення на територію п'ятикраїн ЄС окремих видів агропродукції Варшава скасувала національну заборону наукраїнську агропродукцію. Водночас Варшава запропонувала Єврокомісії ввестизаборону на імпорт інших видів агропродукції з України, серед яких м'якіфрукти, мед, яйця, м'ясо птиці тощо.</text:p>
      <text:p text:style-name="P4">
<text:span text:style-name="T5">
Фото: MRiRW</text:span>
</text:p>
      <text:p text:style-name="P4">
Source: <text:a xlink:type="simple" xlink:href="https://www.ukrinform.ua/rubric-economy/3704706-solskij-obgovoriv-z-polskim-kolegou-tranzit-ukrainskoi-agroprodukcii.html" text:style-name="Internet_20_link" text:visited-style-name="Visited_20_Internet_20_Link">
https://www.ukrinform.ua/rubric-economy/3704706-solskij-obgovoriv-z-polskim-kolegou-tranzit-ukrainskoi-agroprodukcii.html</text:a>
</text:p>
      <!--NEWS-->
      <text:h text:style-name="P10" text:outline-level="1">
<text:span text:style-name="T4">
Нідерланди не бачать табу в наданні Україні винищувачів F-16 - Рютте</text:span>
</text:h>
      <text:p text:style-name="P4">
Authors: Ukrinform (Person)</text:p>
      <text:p text:style-name="P4">
Publisher: Укринформ (Organization)</text:p>
      <text:p text:style-name="P4">
Published Time: 2023-05-04T16:50:00+03:00</text:p>
      <text:p text:style-name="P4">
Modified Time: 2023-05-04T16:50:00+03:00</text:p>
      <text:p text:style-name="P4">
Description: Нідерланди разом із партнерами опрацьовують варіанти постачання Україні винищувачів F-16, табу в цьому питанні немає. — Укрінформ.</text:p>
      <text:p text:style-name="P4">
Images: ["<text:a xlink:type="simple" xlink:href="https://static.ukrinform.com/photos/2023_05/thumb_files/630_360_1683205359-600.jpeg" text:style-name="Internet_20_link" text:visited-style-name="Visited_20_Internet_20_Link">
630_360_16832...</text:a>
"]</text:p>
      <text:p text:style-name="P4">
Tags: ['Нідерланди', 'Рютте', 'Україна', 'Винищувач']</text:p>
      <text:p text:style-name="P4">
Type: Article</text:p>
      <!--METADATA-->
      <text:p text:style-name="P4">
<draw:frame draw:style-name="fr1" draw:name="Image93" text:anchor-type="as-char" svg:width="6.9236in" svg:height="3.956343in" draw:z-index="0">
<draw:image xlink:href="../Images/yкринформ/2023-05-04T16-50-00-03-00/630_360_1683205359-600.jpeg" xlink:type="simple" xlink:show="embed" xlink:actuate="onLoad" draw:mime-type="image/jpeg"/>
</draw:frame>
Нідерланди разом із партнерами опрацьовують варіанти постачання Українівинищувачів F-16, табу в цьому питанні немає.</text:p>
      <text:p text:style-name="P4">
Про це заявив прем'єр-міністр Нідерландів Марк Рютте у Гаазі під час спільноїз Президентом України Володимиром Зеленським та прем'єр-міністром БельгіїАлександером де Кроо пресконференції, передає кореспондент Укрінформу.</text:p>
      <text:p text:style-name="P4">
Зокрема, за словами Рютте, з приводу надання Україні <text:a xlink:type="simple" xlink:href="https://www.ukrinform.ua/tag-litak" text:style-name="Internet_20_link" text:visited-style-name="Visited_20_Internet_20_Link">
</text:a>
 немає табу.</text:p>
      <text:p text:style-name="P4">
"Ми інтенсивно працюємо з нашими партнерами, Бельгією, Великою Британією,Данією та іншими, щоб якось довести цю дискусію до завершення. Ми ще недосягли цього. Це чутливе питання, насправді я бачив це раніше з танками"Леопард 2", я бачив це раніше з французькими гаубицями - нам потрібен час,щоб дійти до спільного висновку. Але зараз гаубиці знаходяться в Україні ітанки "Леопард 2" доставляються в Україну", - зазначив Рютте.</text:p>
      <text:p text:style-name="P4">
<text:span text:style-name="T4">
Читайте також:</text:span>
 <text:a xlink:type="simple" xlink:href="https://www.ukrinform.ua/rubric-ato/3704193-prezident-finlandii-poasniv-comu-poki-ne-mozut-peredati-ukraini-vinisuvaci-hornet.html" text:style-name="Internet_20_link" text:visited-style-name="Visited_20_Internet_20_Link">
 <text:span text:style-name="T4">
винищувач</text:span>
 </text:a>
</text:p>
      <text:p text:style-name="P4">
Як повідомлялося, Президент Володимир Зеленський заявив, що Україна розраховуєна позитивний результат у питанні надання західними партнерами літаків F-16.</text:p>
      <text:p text:style-name="P4">
Source: <text:a xlink:type="simple" xlink:href="https://www.ukrinform.ua/rubric-ato/3704708-niderlandi-ne-bacat-tabu-v-nadanni-ukraini-vinisuvaciv-f16-rutte.html" text:style-name="Internet_20_link" text:visited-style-name="Visited_20_Internet_20_Link">
https://www.ukrinform.ua/rubric-ato/3704708-niderlandi-ne-bacat-tabu-v-nadanni-ukraini-vinisuvaciv-f16-rutte.html</text:a>
</text:p>
      <!--NEWS-->
      <text:h text:style-name="P10" text:outline-level="1">
<text:span text:style-name="T4">
Мера Одеси Труханова взяли під варту</text:span>
</text:h>
      <text:p text:style-name="P4">
Authors: Ukrinform (Person)</text:p>
      <text:p text:style-name="P4">
Publisher: Укринформ (Organization)</text:p>
      <text:p text:style-name="P4">
Published Time: 2023-05-04T16:54:00+03:00</text:p>
      <text:p text:style-name="P4">
Modified Time: 2023-05-04T16:54:00+03:00</text:p>
      <text:p text:style-name="P4">
Description: </text:p>
      <text:p text:style-name="P4">
Одеського міського голову Геннадія Труханова взято під варту. — Укрінформ.</text:p>
      <text:p text:style-name="P4">
Images: ["<text:a xlink:type="simple" xlink:href="https://static.ukrinform.com/photos/2019_03/thumb_files/630_360_1552301828-509.jpg" text:style-name="Internet_20_link" text:visited-style-name="Visited_20_Internet_20_Link">
630_360_15523...</text:a>
"]</text:p>
      <text:p text:style-name="P4">
Tags: ['Арешт', 'Одеса', 'Труханов', 'Краян']</text:p>
      <text:p text:style-name="P4">
Type: Article</text:p>
      <!--METADATA-->
      <text:p text:style-name="P4">
<draw:frame draw:style-name="fr1" draw:name="Image94" text:anchor-type="as-char" svg:width="6.9236in" svg:height="3.956343in" draw:z-index="0">
<draw:image xlink:href="../Images/yкринформ/2023-05-04T16-54-00-03-00/630_360_1552301828-509.jpg" xlink:type="simple" xlink:show="embed" xlink:actuate="onLoad" draw:mime-type="image/jpeg"/>
</draw:frame>
 Одеськогоміського голову Геннадія Труханова взято під варту.</text:p>
      <text:p text:style-name="P4">
Про це повідомили у <text:a xlink:type="simple" xlink:href="https://t.me/sap_gov_ua/1350" text:style-name="Internet_20_link" text:visited-style-name="Visited_20_Internet_20_Link">
 </text:a>
 повідомила Спецальнаантикорупційна прокуратура , передає Укрінформ.</text:p>
      <text:p text:style-name="P4">
«Справа Одеського «Краяну» - міського голову Одеси взято під варту. Деталізгодом», - йдеться в повідомленні.</text:p>
      <text:p text:style-name="P4">
ВАКС у четвер, 4 травня, постановив заарештувати Труханова з можливістювнесення застави у 13 млн грн.</text:p>
      <text:p text:style-name="P4">
“Вищий антикорупційний суд обрав меру Одеси запобіжний захід у виглядітримання під вартою з можливістю внесення 13 млн 420 тис грн застави”, -сказала у коментарі Укрінформу прессекретар суду Олеся Чемерис.</text:p>
      <text:p text:style-name="P4">
Вона додала, що мера Одеси взяли під варту у залі суду.</text:p>
      <text:p text:style-name="P4">
Застава має бути внесена протягом п’яти робочих днів.</text:p>
      <text:p text:style-name="P4">
<text:span text:style-name="T4">
Читайте також:</text:span>
 <text:a xlink:type="simple" xlink:href="https://www.ukrinform.ua/rubric-society/3701126-sprava-kraan-zastupniku-mera-odesi-priznacili-5-miljoniv-zastavi.html" text:style-name="Internet_20_link" text:visited-style-name="Visited_20_Internet_20_Link">
 <text:span text:style-name="T4">
Краян</text:span>
 </text:a>
</text:p>
      <text:p text:style-name="P4">
У разі внесення застави суд поклав на нього низку обов’язків: не відлучатися змісця проживання, прибувати до слідчого, здати паспорти для виїзду за кордон іносити електронний засіб контролю.</text:p>
      <text:p text:style-name="P4">
Прессекретар САП Ольга Постолюк у коментарі Укрінформу пояснила, що прокурорзвернувся до суду з клопотанням про арешт мера Одеси у зв'язку з тим, що 25квітня ВАКС обрав йому запобіжний захід у вигляді застави розміром 30 млн грн,але вона не була внесена.</text:p>
      <text:p text:style-name="P4">
“Він і до цього порушував зобов’язання, не прибував до суду без поважнихпричин, тому прокурор звернувся до суду. Суд частково задовольнив клопотанняпрокурора і змінив запобіжний захід у вигляді арешту з альтернативою внесеннязастави у розміні 13 млн 420 тис. грн”, - зазначила Постолюк.</text:p>
      <text:p text:style-name="P4">
Як повідомлялося, за даними НАБУ, у 2016 році Одеський міський голова <text:a xlink:type="simple" xlink:href="https://www.ukrinform.ua/tag-truhanov" text:style-name="Internet_20_link" text:visited-style-name="Visited_20_Internet_20_Link">
</text:a>
 спільно з іншими посадовцями Одеськоїмерії та представниками приватної компанії заволоділи коштами місцевогобюджету міста Одеси в сумі 92 млн грн.</text:p>
      <text:p text:style-name="P4">
Детективи НАБУ та прокурори САП у грудні 2016 року ініціювали накладанняарешту на ці кошти, які були перераховані на рахунок ТОВ компанії «ДевелопментЕліт». 24 січня 2020 року Труханову зі спільниками повідомили про підозру.</text:p>
      <text:p text:style-name="P4">
Загалом у справі заводу «Краян» НАБУ та САП притягнули до відповідальності 12осіб, стосовно 8 із яких справа слухається у ВАКС. Стосовно однієї з учасницьсхеми справу було закрито у зв’язку зі її смертю.</text:p>
      <text:p text:style-name="P4">
<text:span text:style-name="T4">
Читайте також:</text:span>
 <text:a xlink:type="simple" xlink:href="https://www.ukrinform.ua/rubric-society/3701126-sprava-kraan-zastupniku-mera-odesi-priznacili-5-miljoniv-zastavi.html" text:style-name="Internet_20_link" text:visited-style-name="Visited_20_Internet_20_Link">
 </text:a>
</text:p>
      <text:p text:style-name="P4">
У жовтні 2018 року до Малиновського районного суду міста Одеси було скерованообвинувальний акт стосовно восьми осіб — виконавців схеми, з-поміж них -Геннадій Труханов. Врешті-решт суд виправдав всіх фігурантів цієї справи.</text:p>
      <text:p text:style-name="P4">
У лютому 2021 року Апеляційна палата ВАКС скасувала виправдальний вирокМалиновського суду Одеси, але у ВАКС так і не змогли почати розгляд справи. Заінформацією Центру протидії корупції, за два роки у справі призначили близько35 судових засідань, але пройти навіть підготовче засідання так і не змогли.</text:p>
      <text:p text:style-name="P4">
25 квітня Вищий антикорупційний суд все ж таки провів засідання та змінивзапобіжний захід Одеському міському голові Геннадію Труханову з особисто-гозобов'язання на <text:a xlink:type="simple" xlink:href="https://www.ukrinform.ua/rubric-society/3700677-vaks-priznaciv-truhanovu-zastavu-u-ponad-30-miljoniv-centr-protidii-korupcii.html" text:style-name="Internet_20_link" text:visited-style-name="Visited_20_Internet_20_Link">
 </text:a>
Йдеться про справу "Краяну".</text:p>
      <text:p text:style-name="P4">
Source: <text:a xlink:type="simple" xlink:href="https://www.ukrinform.ua/rubric-regions/3704714-mera-odesi-truhanova-vzali-pid-vartu.html" text:style-name="Internet_20_link" text:visited-style-name="Visited_20_Internet_20_Link">
https://www.ukrinform.ua/rubric-regions/3704714-mera-odesi-truhanova-vzali-pid-vartu.html</text:a>
</text:p>
      <!--NEWS-->
      <text:h text:style-name="P10" text:outline-level="1">
<text:span text:style-name="T4">
У Києві зареєструвалися майже 250 тисяч переселенців</text:span>
</text:h>
      <text:p text:style-name="P4">
Authors: Ukrinform (Person)</text:p>
      <text:p text:style-name="P4">
Publisher: Укринформ (Organization)</text:p>
      <text:p text:style-name="P4">
Published Time: 2023-05-04T16:56:03+03:00</text:p>
      <text:p text:style-name="P4">
Modified Time: 2023-05-04T16:56:03+03:00</text:p>
      <text:p text:style-name="P4">
Description: Від початку повномасштабного російського вторгнення в Києві зареєструвалися майже 250 тисяч внутрішньо переміщених осіб, із них понад 45 тисяч – діти. — Укрінформ.</text:p>
      <text:p text:style-name="P4">
Images: ["<text:a xlink:type="simple" xlink:href="https://static.ukrinform.com/photos/2022_09/thumb_files/630_360_1662451199-588.jpg" text:style-name="Internet_20_link" text:visited-style-name="Visited_20_Internet_20_Link">
630_360_16624...</text:a>
"]</text:p>
      <text:p text:style-name="P4">
Tags: ['Переселенці', 'Війна з росією']</text:p>
      <text:p text:style-name="P4">
Type: Article</text:p>
      <!--METADATA-->
      <text:p text:style-name="P4">
<draw:frame draw:style-name="fr1" draw:name="Image95" text:anchor-type="as-char" svg:width="6.9236in" svg:height="3.947875in" draw:z-index="0">
<draw:image xlink:href="../Images/yкринформ/2023-05-04T16-56-03-03-00/630_360_1662451199-588.jpg" xlink:type="simple" xlink:show="embed" xlink:actuate="onLoad" draw:mime-type="image/jpeg"/>
</draw:frame>
 Відпочатку повномасштабного російського вторгнення в Києві зареєструвалися майже250 тисяч внутрішньо переміщених осіб, із них понад 45 тисяч – діти.</text:p>
      <text:p text:style-name="P4">
Про це повідомила пресслужба <text:a xlink:type="simple" xlink:href="http://kyivcity.gov.ua/news/vid_pochatku_povnomasshtabnogo_rosiyskogo_vtorgnennya_v_kiyevi_zareyestruvalisya_mayzhe_250_tisyach_vnutrishno_peremischenikh_osib/" text:style-name="Internet_20_link" text:visited-style-name="Visited_20_Internet_20_Link">
</text:a>
з посиланням на коментар заступниці голови КМДА Марини Хонди, передаєУкрінформ.</text:p>
      <text:p text:style-name="P4">
«Від початку повномасштабного вторгнення до столиці перемістилися майже 250тисяч людей, які були змушені залишити свої домівки через російську агресію.Із них понад 45 тисяч – це діти. Найбільше внутрішньо переміщених осібзареєстровані у Дарницькому районі Києва – майже 40 тисяч, Оболонському –більше як 30 тисяч і Святошинському – близько 29 тисяч», – зазначила Хонда.</text:p>
      <text:p text:style-name="P4">
<text:span text:style-name="T4">
Читайте також:</text:span>
 <text:a xlink:type="simple" xlink:href="https://www.ukrinform.ua/rubric-society/3703763-urad-rozsiriv-perelik-pereselenciv-aki-maut-pravo-na-timcasove-zitlo.html" text:style-name="Internet_20_link" text:visited-style-name="Visited_20_Internet_20_Link">
 <text:span text:style-name="T4">
переселенців</text:span>
 </text:a>
</text:p>
      <text:p text:style-name="P4">
За її словами, усього з 2014 року в столиці зареєструвалися понад 384 тисячівнутрішньо переміщених осіб, із яких близько 66 тисяч – діти.</text:p>
      <text:p text:style-name="P4">
«Це понад 307 тисяч сімей, понад 64 тисячі пенсіонерів та майже 14 тисяч людейіз інвалідністю. Найбільше людей переїжджають із Донецької та Луганськоїобластей. Також багато з Херсонської, Харківської та Запорізької. Ми такожрозуміємо, що кількість людей значно більша, адже не всі стають на облік якВПО» – розповіла заступниця голови КМДА.</text:p>
      <text:p text:style-name="P4">
Хонда нагадала, що для того, аби стати на облік як внутрішньо переміщенаособа, необхідно звернутися до управління соціального захисту населення замісцем проживання чи Центру надання адміністративних послуг. Також можнаподати відповідну заявку через застосунок «Дія».</text:p>
      <text:p text:style-name="P4">
<text:span text:style-name="T4">
Читайте також:</text:span>
 <text:a xlink:type="simple" xlink:href="https://www.ukrinform.ua/rubric-technology/3704007-v-ukraini-stvorili-catbot-dla-pereselenciv.html" text:style-name="Internet_20_link" text:visited-style-name="Visited_20_Internet_20_Link">
 <text:span text:style-name="T4">
переселенців</text:span>
 </text:a>
</text:p>
      <text:p text:style-name="P4">
Як повідомляв Укрінформ, для внутрішньо переміщених осіб у <text:a xlink:type="simple" xlink:href="https://www.ukrinform.ua/tag-kiiv" text:style-name="Internet_20_link" text:visited-style-name="Visited_20_Internet_20_Link">
</text:a>
 , Львові, Івано-Франківську та Чернівцяхзапустили <text:a xlink:type="simple" xlink:href="https://www.ukrinform.ua/rubric-technology/3704007-v-ukraini-stvorili-catbot-dla-pereselenciv.html" text:style-name="Internet_20_link" text:visited-style-name="Visited_20_Internet_20_Link">
 </text:a>
 , який сприятиме швидкій інтеграціїлюдей у новому місці перебування.</text:p>
      <text:p text:style-name="P4">
Source: <text:a xlink:type="simple" xlink:href="https://www.ukrinform.ua/rubric-kyiv/3704712-u-kievi-zareestruvalisa-majze-250-tisac-pereselenciv.html" text:style-name="Internet_20_link" text:visited-style-name="Visited_20_Internet_20_Link">
https://www.ukrinform.ua/rubric-kyiv/3704712-u-kievi-zareestruvalisa-majze-250-tisac-pereselenciv.html</text:a>
</text:p>
      <!--NEWS-->
      <text:h text:style-name="P10" text:outline-level="1">
<text:span text:style-name="T4">
The Russian Federation is working to keep relations with the United States from falling into ...</text:span>
</text:h>
      <text:p text:style-name="P4">
Authors: liveuamap (Language: en)</text:p>
      <text:p text:style-name="P4">
Time: 2023-05-04T16:59:14</text:p>
      <text:p text:style-name="P4">
Location: Moskva, Moscow (Latitude:55.74562 Longtitude:37.58389)</text:p>
      <text:p text:style-name="P4">
Videos: []</text:p>
      <text:p text:style-name="P4">
Images: []</text:p>
      <text:p text:style-name="P4">
Tags: ["Russia", "USA"]</text:p>
      <text:p text:style-name="P4">
ID: 22560493</text:p>
      <!--METADATA-->
      <text:p text:style-name="P4">
The Russian Federation is working to keep relations with the United Statesfrom falling into the abyss of open armed conflict, - said Deputy RussianForeign Minister Ryabkov. According to him, Russia is ready to use all meansso that no one is allowed to encroach on the security of the country'sleadership.</text:p>
      <text:p text:style-name="P4">
News Collection Link: <text:a xlink:type="simple" xlink:href="https://liveuamap.com/en/2023/4-may-the-russian-federation-is-working-to-keep-relations" text:style-name="Internet_20_link" text:visited-style-name="Visited_20_Internet_20_Link">
https://liveuamap.com/en/2023/4-may-the-russian-federation-is-working-to-keep-relations</text:a>
</text:p>
      <text:p text:style-name="P4">
Source: <text:a xlink:type="simple" xlink:href="https://t.me/rusbrief/114406" text:style-name="Internet_20_link" text:visited-style-name="Visited_20_Internet_20_Link">
https://t.me/rusbrief/114406</text:a>
</text:p>
      <!--NEWS-->
      <text:h text:style-name="P10" text:outline-level="1">
<text:span text:style-name="T4">
У Львові лікарі провели п'ять одномоментних трансплантацій</text:span>
</text:h>
      <text:p text:style-name="P4">
Authors: Ukrinform (Person)</text:p>
      <text:p text:style-name="P4">
Publisher: Укринформ (Organization)</text:p>
      <text:p text:style-name="P4">
Published Time: 2023-05-04T17:00:00+03:00</text:p>
      <text:p text:style-name="P4">
Modified Time: 2023-05-04T17:00:00+03:00</text:p>
      <text:p text:style-name="P4">
Description: У Львові лікарі провели п'ять одномоментних трансплантацій чотирьом пацієнтам: серця, легенів, печінки, нирок та підшлункової залози. — Укрінформ.</text:p>
      <text:p text:style-name="P4">
Images: ["<text:a xlink:type="simple" xlink:href="https://static.ukrinform.com/photos/2023_05/thumb_files/630_360_1683208678-328.jpg" text:style-name="Internet_20_link" text:visited-style-name="Visited_20_Internet_20_Link">
630_360_16832...</text:a>
"]</text:p>
      <text:p text:style-name="P4">
Tags: ['Львів', 'Операція', 'Трансплантація', 'Лікарі']</text:p>
      <text:p text:style-name="P4">
Type: Article</text:p>
      <!--METADATA-->
      <text:p text:style-name="P4">
<draw:frame draw:style-name="fr1" draw:name="Image96" text:anchor-type="as-char" svg:width="6.9236in" svg:height="3.956343in" draw:z-index="0">
<draw:image xlink:href="../Images/yкринформ/2023-05-04T17-00-00-03-00/630_360_1683208678-328.jpg" xlink:type="simple" xlink:show="embed" xlink:actuate="onLoad" draw:mime-type="image/jpeg"/>
</draw:frame>
 У Львовілікарі провели п'ять одномоментних трансплантацій чотирьом пацієнтам: серця,легенів, печінки, нирок та підшлункової залози.</text:p>
      <text:p text:style-name="P4">
Про це у <text:a xlink:type="simple" xlink:href="https://www.facebook.com/viktor.liashko/posts/pfbid02anGHHSNQaAhZGZWaKmFfK39mZSVEaXsSrnP3p7Xo7TbAWnda95uobsnFbtR1Zraul" text:style-name="Internet_20_link" text:visited-style-name="Visited_20_Internet_20_Link">
</text:a>
повідомив міністр охорони здоров'я Віктор Ляшко, передає Укрінформ.</text:p>
      <text:p text:style-name="P4">
"Лікарі у <text:a xlink:type="simple" xlink:href="https://www.ukrinform.ua/tag-lviv" text:style-name="Internet_20_link" text:visited-style-name="Visited_20_Internet_20_Link">
 </text:a>
 виконали рекордну кількістьодномоментних трансплантацій: пересадили серце, легені, печінку, нирку тапідшлункову залозу. Чотири життя врятовано", - написав Ляшко</text:p>
      <text:p text:style-name="P4">
Як повідомив міністр, нирку та підшлункову залозу отримала 33-річна медсестраз Рівненщини Олена Ткачук, яка з п’яти років хворіла на цукровий діабет. Післянародження дитини у неї відмовили ще й нирки. "Операція тривала майже 9 годин:впродовж 6 годин їй пересаджували підшлункову залозу, ще понад 2 години -нирку. Сьогодні, на 11-й день після втручання, Олена їде додому. Її виписуютьв її день народження", - зазначив Ляшко.</text:p>
      <text:p text:style-name="P4">
За його словами, шанс на друге життя Олена Ткачук та ще троє українцівотримали завдяки рішенню родини чоловіка, який помер через інсульт. Йому було42 роки. Медики Нововолинської лікарні констатували смерть мозку. Родинапогодилася на донорство.</text:p>
      <text:p text:style-name="P4">
Легені пересадили чоловікові з Донеччини, який мав діагноз кістозна гіпоплазіяобох легень. Три роки він жив на кисневій підтримці.</text:p>
      <text:p text:style-name="P4">
Печінку трансплантували 43-річному жителю Закарпаття. Його власний орган вбивцироз. Останні місяці чоловік балансував між життям та смертю. Він пережив сімвнутрішніх кровотеч, коли за статистикою вже після третьої людина не виживає.</text:p>
      <text:p text:style-name="P4">
Серце пересадили 48-річному львів’янину. На свій рятівний орган чоловік чекаврік. У нього — кардіоміопатія. Серце не могло перекачувати кров і ризикувалозупиниться щомиті.</text:p>
      <text:p text:style-name="P4">
<text:span text:style-name="T4">
Читайте також:</text:span>
 <text:a xlink:type="simple" xlink:href="https://www.ukrinform.ua/rubric-regions/3703543-u-lvovi-prooperuvali-nemovla-z-ridkisnou-patologieu.html" text:style-name="Internet_20_link" text:visited-style-name="Visited_20_Internet_20_Link">
 </text:a>
</text:p>
      <text:p text:style-name="P4">
Міністр наголосив, що трансплантація підшлункової залози вважається одним знайскладніших у світі хірургічних втручань. Провести її лікарям Першогомедичного об'єднання Львова допомогли хірурги київської клініки «Феофанія».</text:p>
      <text:p text:style-name="P4">
"Ці лікарі своїми руками створюють нову сторінку в історії українськоїмедицини. Впровадження нових типів пересадок органів – велике досягнення, якедопомагає рятувати життя українців. Пишаюся тим, що це зараз стало можливим вУкраїні", - підкреслив Ляшко.</text:p>
      <text:p text:style-name="P4">
Як повідомлялося, в Україні з початку року станом на квітень проведено 124органні трансплантації. Всього в країні діє 19 центрів трансплантації.</text:p>
      <text:p text:style-name="P4">
<text:span text:style-name="T5">
Фото: Віктор Ляшко / Фейсбук</text:span>
</text:p>
      <text:p text:style-name="P4">
Source: <text:a xlink:type="simple" xlink:href="https://www.ukrinform.ua/rubric-regions/3704718-u-lvovi-likari-proveli-pat-odnomomentnih-transplantacij.html" text:style-name="Internet_20_link" text:visited-style-name="Visited_20_Internet_20_Link">
https://www.ukrinform.ua/rubric-regions/3704718-u-lvovi-likari-proveli-pat-odnomomentnih-transplantacij.html</text:a>
</text:p>
      <!--NEWS-->
      <text:h text:style-name="P10" text:outline-level="1">
<text:span text:style-name="T4">
Наразі немає жодних ознак того, що за атакою на кремль стоїть Україна - розвідка США</text:span>
</text:h>
      <text:p text:style-name="P4">
Authors: Ukrinform (Person)</text:p>
      <text:p text:style-name="P4">
Publisher: Укринформ (Organization)</text:p>
      <text:p text:style-name="P4">
Published Time: 2023-05-04T17:02:50+03:00</text:p>
      <text:p text:style-name="P4">
Modified Time: 2023-05-04T17:02:50+03:00</text:p>
      <text:p text:style-name="P4">
Description: Розвідка США вважає, що наразі немає жодних ознак того, що саме Україна стоїть за ймовірною атакою на кремль. — Укрінформ.</text:p>
      <text:p text:style-name="P4">
Images: ["<text:a xlink:type="simple" xlink:href="https://static.ukrinform.com/photos/2023_05/thumb_files/630_360_1683178427-753.jpg" text:style-name="Internet_20_link" text:visited-style-name="Visited_20_Internet_20_Link">
630_360_16831...</text:a>
"]</text:p>
      <text:p text:style-name="P4">
Tags: ['Кремль', 'Розвідка', 'США', 'Сенат', 'Дрон']</text:p>
      <text:p text:style-name="P4">
Type: Article</text:p>
      <!--METADATA-->
      <text:p text:style-name="P4">
<draw:frame draw:style-name="fr1" draw:name="Image97" text:anchor-type="as-char" svg:width="6.9236in" svg:height="3.956343in" draw:z-index="0">
<draw:image xlink:href="../Images/yкринформ/2023-05-04T17-02-50-03-00/630_360_1683178427-753.jpg" xlink:type="simple" xlink:show="embed" xlink:actuate="onLoad" draw:mime-type="image/jpeg"/>
</draw:frame>
 РозвідкаСША вважає, що наразі немає жодних ознак того, що саме Україна стоїть займовірною атакою на кремль.</text:p>
      <text:p text:style-name="P4">
Як передає Укрінформ, про це повідомляє <text:a xlink:type="simple" xlink:href="http://edition.cnn.com/europe/live-news/russia-ukraine-war-news-05-03-23/h_8ab725b9bb008bb3b346d7e6fa644739" text:style-name="Internet_20_link" text:visited-style-name="Visited_20_Internet_20_Link">
</text:a>
 .</text:p>
      <text:p text:style-name="P4">
Сенатор Марк Ворнер, голова Комітету з розвідки Сенату <text:a xlink:type="simple" xlink:href="https://www.ukrinform.ua/tag-ssa" text:style-name="Internet_20_link" text:visited-style-name="Visited_20_Internet_20_Link">
</text:a>
 , заявив журналістам у середу, що «наразінемає жодних ознак» того, що Україна стоїть за ймовірною атакою безпілотниківна кремль.</text:p>
      <text:p text:style-name="P4">
Ворнер надав коментарі після закритого брифінгу з директором ЦРУ ВільямомБернсом щодо атаки БПЛА, яку москва назвала замахом на володимира путіна збоку України.</text:p>
      <text:p text:style-name="P4">
«Ми все ще не маємо багато інформації», — сказав Ворнер.</text:p>
      <text:p text:style-name="P4">
<text:span text:style-name="T4">
Читайте також:</text:span>
 <text:a xlink:type="simple" xlink:href="https://www.ukrinform.ua/rubric-ato/3704483-rf-imovirno-sama-vlastuvala-ataku-na-kreml-isw.html" text:style-name="Internet_20_link" text:visited-style-name="Visited_20_Internet_20_Link">
 <text:span text:style-name="T4">
кремль</text:span>
 </text:a>
</text:p>
      <text:p text:style-name="P4">
«Я думаю, що комітет надав усю інформацію, яку ми отримали. Принаймні на цейчас немає жодних ознак того, що його (нападу - ред.) джерелом була Україна», -додав сенатор.</text:p>
      <text:p text:style-name="P4">
Відповідаючи на запитання, чи розвідувальні служби США виключають версію, щоУкраїна стоїть за цією атакою, Ворнер знову наголосив, що ще занадто раноказати напевно, але немає жодних ознак того, що це так.</text:p>
      <text:p text:style-name="P4">
<text:span text:style-name="T4">
Читайте також:</text:span>
 <text:a xlink:type="simple" xlink:href="https://www.ukrinform.ua/rubric-polytics/3704660-u-bilomu-domi-nazvali-bezgluzdimi-zaavi-peskova-pro-pricetnist-ssa-do-ataki-na-kreml.html" text:style-name="Internet_20_link" text:visited-style-name="Visited_20_Internet_20_Link">
 <text:span text:style-name="T4">
кремль</text:span>
 </text:a>
</text:p>
      <text:p text:style-name="P4">
Як повідомляв Укрінформ, 3 травня пресслужба президента росії заявила провідбиття спроби удару безпілотниками по кремлю. Заявлено, що кремль розцінюєспробу удару як «сплановану терористичну акцію та замах на президента рфнапередодні дня перемоги».</text:p>
      <text:p text:style-name="P4">
Президент Володимир Зеленський заперечив причетність України до атаки накремлівську резиденцію президента рф.</text:p>
      <text:p text:style-name="P4">
Source: <text:a xlink:type="simple" xlink:href="https://www.ukrinform.ua/rubric-ato/3704720-narazi-nemae-zodnih-oznak-togo-so-za-atakou-na-kreml-stoit-ukraina-rozvidka-ssa.html" text:style-name="Internet_20_link" text:visited-style-name="Visited_20_Internet_20_Link">
https://www.ukrinform.ua/rubric-ato/3704720-narazi-nemae-zodnih-oznak-togo-so-za-atakou-na-kreml-stoit-ukraina-rozvidka-ssa.html</text:a>
</text:p>
      <!--NEWS-->
      <text:h text:style-name="P10" text:outline-level="1">
<text:span text:style-name="T4">
Мінцифри з 2021 року забезпечило інтернетом понад мільйон українців у селах</text:span>
</text:h>
      <text:p text:style-name="P4">
Authors: Ukrinform (Person)</text:p>
      <text:p text:style-name="P4">
Publisher: Укринформ (Organization)</text:p>
      <text:p text:style-name="P4">
Published Time: 2023-05-04T17:07:00+03:00</text:p>
      <text:p text:style-name="P4">
Modified Time: 2023-05-04T17:07:00+03:00</text:p>
      <text:p text:style-name="P4">
Description: Міністерство цифрової трансформації з початку запуску проєкту «Інтернет-субвенція» забезпечило понад 1 млн українців у 3268 селах швидкісним інтернетом. — Укрінформ.</text:p>
      <text:p text:style-name="P4">
Images: ["<text:a xlink:type="simple" xlink:href="https://static.ukrinform.com/photos/2019_04/thumb_files/630_360_1555587621-410.jpg" text:style-name="Internet_20_link" text:visited-style-name="Visited_20_Internet_20_Link">
630_360_15555...</text:a>
"]</text:p>
      <text:p text:style-name="P4">
Tags: ['Інтернет', 'Село', "Зв'язок", 'Мінцифри']</text:p>
      <text:p text:style-name="P4">
Type: Article</text:p>
      <!--METADATA-->
      <text:p text:style-name="P4">
<draw:frame draw:style-name="fr1" draw:name="Image98" text:anchor-type="as-char" svg:width="6.9236in" svg:height="3.956343in" draw:z-index="0">
<draw:image xlink:href="../Images/yкринформ/2023-05-04T17-07-00-03-00/630_360_1555587621-410.jpg" xlink:type="simple" xlink:show="embed" xlink:actuate="onLoad" draw:mime-type="image/jpeg"/>
</draw:frame>
Міністерство цифрової трансформації з початку запуску проєкту «Інтернет-субвенція» забезпечило понад 1 млн українців у 3268 селах швидкіснимінтернетом.</text:p>
      <text:p text:style-name="P4">
Про це повідомляє Укрінформ із посиланням на пресслужбу Мінцифри у <text:a xlink:type="simple" xlink:href="https://t.me/mintsyfra/4035" text:style-name="Internet_20_link" text:visited-style-name="Visited_20_Internet_20_Link">
</text:a>
 .</text:p>
      <text:p text:style-name="P4">
«Понад 6000 українців у селах цьогоріч вперше зі швидкісним інтернетом. Цевдалося завдяки коштам з <text:a xlink:type="simple" xlink:href="https://www.ukrinform.ua/tag-internet" text:style-name="Internet_20_link" text:visited-style-name="Visited_20_Internet_20_Link">
 </text:a>
-субвенції, які були заощаджені через прозорі процеси. З 2021 року в межахпроєкту вже більше 1 млн українців у 3268 селах вперше отримали доступ дошвидкісного інтернету. А 7,5 тис. шкіл, лікарень та інших соцзакладів тепермають Wi-Fi», - йдеться в повідомленні.</text:p>
      <text:p text:style-name="P4">
У міністерстві уточнили, що команда Мінцифри перевиконала план та попередиланераціональне використання 216,7 млн грн держбюджету на старті проєкту. Азавдяки оптимізації процесів замість виділених 500 млн грн ще й вклалася у 316млн грн.</text:p>
      <text:p text:style-name="P4">
«Це потужний крок, щоб подолати цифровий розрив і забезпечити рівні можливостікожному, незалежно від місця проживання: місто-мільйонник чи невеличке село»,- резюмували в пресслужбі.</text:p>
      <text:p text:style-name="P4">
<text:span text:style-name="T4">
Читайте також:</text:span>
 <text:a xlink:type="simple" xlink:href="https://www.ukrinform.ua/rubric-technology/3701470-programa-vidnovlenna-telekominfrastrukturi-buduetsa-na-vprovadzenni-5g-fedorov.html" text:style-name="Internet_20_link" text:visited-style-name="Visited_20_Internet_20_Link">
 </text:a>
</text:p>
      <text:p text:style-name="P4">
Як повідомлялось, із початку повномасштабного вторгнення Україна вже отримала42 тис. терміналів супутникового інтернет-зв'язку Starlink, які забезпечуютьзв’язком критичну інфраструктуру.</text:p>
      <text:p text:style-name="P4">
Source: <text:a xlink:type="simple" xlink:href="https://www.ukrinform.ua/rubric-technology/3704723-mincifri-z-2021-roku-zabezpecilo-internetom-ponad-miljon-ukrainciv-u-selah.html" text:style-name="Internet_20_link" text:visited-style-name="Visited_20_Internet_20_Link">
https://www.ukrinform.ua/rubric-technology/3704723-mincifri-z-2021-roku-zabezpecilo-internetom-ponad-miljon-ukrainciv-u-selah.html</text:a>
</text:p>
      <!--NEWS-->
      <text:h text:style-name="P10" text:outline-level="1">
<text:span text:style-name="T4">
росія завдала збитків українському довкіллю на понад ₴2 трильйони</text:span>
</text:h>
      <text:p text:style-name="P4">
Authors: Ukrinform (Person)</text:p>
      <text:p text:style-name="P4">
Publisher: Укринформ (Organization)</text:p>
      <text:p text:style-name="P4">
Published Time: 2023-05-04T17:09:09+03:00</text:p>
      <text:p text:style-name="P4">
Modified Time: 2023-05-04T17:09:09+03:00</text:p>
      <text:p text:style-name="P4">
Description: Оцінити завдану шкоду українському довкіллю в абсолютних цифрах поки що неможливо, але загалом ця сума перевищує 2 трлн грн. — Укрінформ.</text:p>
      <text:p text:style-name="P4">
Images: ["<text:a xlink:type="simple" xlink:href="https://static.ukrinform.com/photos/2022_11/thumb_files/630_360_1667738451-609.jpg" text:style-name="Internet_20_link" text:visited-style-name="Visited_20_Internet_20_Link">
630_360_16677...</text:a>
", "<text:a xlink:type="simple" xlink:href="https://static.ukrinform.com/photos/2023_05/1683209285-588.jpg" text:style-name="Internet_20_link" text:visited-style-name="Visited_20_Internet_20_Link">
1683209285-58...</text:a>
"]</text:p>
      <text:p text:style-name="P4">
Tags: ['Екологія', 'Міндовкілля', 'Збитки', 'Війна з росією']</text:p>
      <text:p text:style-name="P4">
Type: Article</text:p>
      <!--METADATA-->
      <text:p text:style-name="P4">
<draw:frame draw:style-name="fr1" draw:name="Image99" text:anchor-type="as-char" svg:width="6.9236in" svg:height="3.956343in" draw:z-index="0">
<draw:image xlink:href="../Images/yкринформ/2023-05-04T17-09-09-03-00/630_360_1667738451-609.jpg" xlink:type="simple" xlink:show="embed" xlink:actuate="onLoad" draw:mime-type="image/jpeg"/>
</draw:frame>
 Оцінитизавдану шкоду українському довкіллю в абсолютних цифрах поки що неможливо, алезагалом ця сума перевищує 2 трлн грн.</text:p>
      <text:p text:style-name="P4">
Про це під час дискусії «Наслідки війни в природних та біосфернихзаповідниках, національних парках» в Укрінформі розповів директор Департаментуприродно-заповідного фонду та земельних ресурсів Міндовкілля Едуард Арустамян.</text:p>
      <text:p text:style-name="P4">
«За попередньою оцінкою, росія завдала збитків українському довкіллю на понад2 трлн грн. Але це дуже умовні цифри, в абсолютних оцінити це поки щонеможливо, тому що ми досі не маємо доступу до значної території, якаперебуває під окупацією», - сказав Арустамян.</text:p>
      <text:p text:style-name="P4">
<draw:frame draw:style-name="fr1" draw:name="Image100" text:anchor-type="as-char" svg:width="6.9236in" svg:height="4.615733in" draw:z-index="0">
<draw:image xlink:href="../Images/yкринформ/2023-05-04T17-09-09-03-00/1683209285-588.jpg" xlink:type="simple" xlink:show="embed" xlink:actuate="onLoad" draw:mime-type="image/jpeg"/>
</draw:frame>
</text:p>
      <text:p text:style-name="P4">
Зокрема, серед об’єктів природно-заповідного фонду окупованими залишаютьсяДжарилгацький національний парк та Олешківські піски на Херсонщині,«Білобережжя Святослава» на Миколаївщині, Приазовський національний природнийпарк та Великий Луг в Запорізькій області, парк «Меотида» на Донеччині.</text:p>
      <text:p text:style-name="P4">
Керівники та наукові відділи цих парків, за можливістю, працюють дистанційно.Працівники відділів охорони виведені у простій.</text:p>
      <text:p text:style-name="P4">
«Кам’янська Січ, що в Херсонській області, вже деокупована, проте залишаєтьсяповністю замінованою і потерпає від регулярних обстрілів. Нам відомо, що тамвже сталося понад сотню пожеж. А ще росіяни здійснюють бракон’єрський виловживих біоресурсів на заповідних територіях, в морі фіксують масову загибельдельфінів», - додав представник Міндовкілля.</text:p>
      <text:p text:style-name="P4">
<text:span text:style-name="T4">
Читайте також:</text:span>
 <text:a xlink:type="simple" xlink:href="https://www.ukrinform.ua/rubric-economy/3700817-fao-rozrobit-programu-dopomogi-dla-ukrainskih-lisiv.html" text:style-name="Internet_20_link" text:visited-style-name="Visited_20_Internet_20_Link">
 </text:a>
</text:p>
      <text:p text:style-name="P4">
За його словами, складніше ситуація з територіями природно-заповідного фонду,які не мають адміністративних органів управління</text:p>
      <text:p text:style-name="P4">
"Є ще безліч території, які не мають адміністрацій, а мають лишеприродоохоронний статус. Зрозуміти, що там відбувається і які втрати минесемо, майже неможливо", - додав урядовець.</text:p>
      <text:p text:style-name="P4">
Він також нагадав, що для обрахунку збитків Міновкілля розробило і затвердилоспеціальні методики, розрахунками за якими займається Державна <text:a xlink:type="simple" xlink:href="https://www.ukrinform.ua/tag-ekologia" text:style-name="Internet_20_link" text:visited-style-name="Visited_20_Internet_20_Link">
</text:a>
 інспекція.</text:p>
      <text:p text:style-name="P4">
«Коли ці цифри у нас будуть, по кожній з них будуть судові позови і точнокожна гривня з агресора буде стягнута», - підкреслив Арустамян.</text:p>
      <text:p text:style-name="P4">
Як повідомлялося, в Офісі генерального прокурора обговорили об'єднання зусильорганів правопорядку і громадськості для документування та оцінки шкодидовкіллю від російської збройної агресії.</text:p>
      <text:p text:style-name="P4">
Source: <text:a xlink:type="simple" xlink:href="https://www.ukrinform.ua/rubric-society/3704724-rosia-zavdala-zbitkiv-ukrainskomu-dovkillu-na-ponad-2-triljoni.html" text:style-name="Internet_20_link" text:visited-style-name="Visited_20_Internet_20_Link">
https://www.ukrinform.ua/rubric-society/3704724-rosia-zavdala-zbitkiv-ukrainskomu-dovkillu-na-ponad-2-triljoni.html</text:a>
</text:p>
      <!--NEWS-->
      <text:h text:style-name="P10" text:outline-level="1">
<text:span text:style-name="T4">
Міжнародна важкоатлетична федерація заборонить спортсменам виходити на подіуми з державними прапорами</text:span>
</text:h>
      <text:p text:style-name="P4">
Authors: Ukrinform (Person)</text:p>
      <text:p text:style-name="P4">
Publisher: Укринформ (Organization)</text:p>
      <text:p text:style-name="P4">
Published Time: 2023-05-04T17:09:44+03:00</text:p>
      <text:p text:style-name="P4">
Modified Time: 2023-05-04T17:09:44+03:00</text:p>
      <text:p text:style-name="P4">
Description: Прапори будуть присутні на арені лише у віртуальній формі. — Укрінформ.</text:p>
      <text:p text:style-name="P4">
Images: ["<text:a xlink:type="simple" xlink:href="https://static.ukrinform.com/photos/2023_05/thumb_files/630_360_1683209208-767.jpg" text:style-name="Internet_20_link" text:visited-style-name="Visited_20_Internet_20_Link">
630_360_16832...</text:a>
"]</text:p>
      <text:p text:style-name="P4">
Tags: ['Важка атлетика']</text:p>
      <text:p text:style-name="P4">
Type: Article</text:p>
      <!--METADATA-->
      <text:p text:style-name="P4">
<draw:frame draw:style-name="fr1" draw:name="Image101" text:anchor-type="as-char" svg:width="6.9236in" svg:height="3.956343in" draw:z-index="0">
<draw:image xlink:href="../Images/yкринформ/2023-05-04T17-09-44-03-00/630_360_1683209208-767.jpg" xlink:type="simple" xlink:show="embed" xlink:actuate="onLoad" draw:mime-type="image/jpeg"/>
</draw:frame>
 Прапорибудуть присутні на арені лише у віртуальній формі.</text:p>
      <text:p text:style-name="P4">
Міжнародна федерація важкої атлетики (IWF) заборонить фізичну присутністьдержавних прапорів на урочистих спортивних церемоніях, <text:a xlink:type="simple" xlink:href="https://www.insidethegames.biz/articles/1136635/flags-banned-weightlifting-podium" text:style-name="Internet_20_link" text:visited-style-name="Visited_20_Internet_20_Link">
</text:a>
 Inside the Games, передає Укрінформ.</text:p>
      <text:p text:style-name="P4">
Рішення ухвалили після інциденту у вірменському Єревані, де у квітні відбувсяважкоатлетичний чемпіонат Європи. Під час церемонії відкриття змагань чоловікпідпалив прапор Азербайджану та забрав його зі сцени. Внаслідок інцидентуазербайджанську команду відкликали з турніру.</text:p>
      <text:p text:style-name="P4">
Відтепер державні прапори на церемоніях не зможуть перебувати в руках осіб, абудуть зображатися на екранах спортивних арен. Відповідну норму офіційнозапровадять на наступному засіданні конгресу Федерації.</text:p>
      <text:p text:style-name="P4">
<text:span text:style-name="T4">
Читайте також:</text:span>
 <text:a xlink:type="simple" xlink:href="https://www.ukrinform.ua/rubric-sports/3699416-ukrainka-manevska-stala-sribnou-prizerkou-cempionatu-evropi-z-vazkoi-atletiki.html" text:style-name="Internet_20_link" text:visited-style-name="Visited_20_Internet_20_Link">
 <text:span text:style-name="T4">
атлетики</text:span>
 </text:a>
</text:p>
      <text:p text:style-name="P4">
Як повідомляв Укрінформ, збірна України закінчила Євро-2023 у Єревані звісьмома нагородами та посіла четверте місце медального заліку.</text:p>
      <text:p text:style-name="P4">
Фото: Getty Image</text:p>
      <text:p text:style-name="P4">
Source: <text:a xlink:type="simple" xlink:href="https://www.ukrinform.ua/rubric-sports/3704726-miznarodna-vazkoatleticna-federacia-zaboronit-sportsmenam-vihoditi-na-podiumi-z-derzavnimi-praporami.html" text:style-name="Internet_20_link" text:visited-style-name="Visited_20_Internet_20_Link">
https://www.ukrinform.ua/rubric-sports/3704726-miznarodna-vazkoatleticna-federacia-zaboronit-sportsmenam-vihoditi-na-podiumi-z-derzavnimi-praporami.html</text:a>
</text:p>
      <!--NEWS-->
      <text:h text:style-name="P10" text:outline-level="1">
<text:span text:style-name="T4">
Україна, Бельгія і Нідерланди підписали спільну декларацію</text:span>
</text:h>
      <text:p text:style-name="P4">
Authors: Ukrinform (Person)</text:p>
      <text:p text:style-name="P4">
Publisher: Укринформ (Organization)</text:p>
      <text:p text:style-name="P4">
Published Time: 2023-05-04T17:11:00+03:00</text:p>
      <text:p text:style-name="P4">
Modified Time: 2023-05-04T17:11:00+03:00</text:p>
      <text:p text:style-name="P4">
Description: Україна, Бельгія та Нідерланди підписали спільну декларацію щодо підтримки Української держави та тиску на російську федерацію. — Укрінформ.</text:p>
      <text:p text:style-name="P4">
Images: ["<text:a xlink:type="simple" xlink:href="https://static.ukrinform.com/photos/2023_05/thumb_files/630_360_1683208050-495.jpg" text:style-name="Internet_20_link" text:visited-style-name="Visited_20_Internet_20_Link">
630_360_16832...</text:a>
"]</text:p>
      <text:p text:style-name="P4">
Tags: ['Бельгія', 'Нідерланди', 'Зеленський']</text:p>
      <text:p text:style-name="P4">
Type: Article</text:p>
      <!--METADATA-->
      <text:p text:style-name="P4">
<draw:frame draw:style-name="fr1" draw:name="Image102" text:anchor-type="as-char" svg:width="6.9236in" svg:height="3.956343in" draw:z-index="0">
<draw:image xlink:href="../Images/yкринформ/2023-05-04T17-11-00-03-00/630_360_1683208050-495.jpg" xlink:type="simple" xlink:show="embed" xlink:actuate="onLoad" draw:mime-type="image/jpeg"/>
</draw:frame>
 Україна,Бельгія та Нідерланди підписали спільну декларацію щодо підтримки Українськоїдержави та тиску на російську федерацію.</text:p>
      <text:p text:style-name="P4">
Підписання документа відбулося в рамках візиту Президента ВолодимираЗеленського до Гааги, а сам документ опубліковано на <text:a xlink:type="simple" xlink:href="http://www.president.gov.ua/news/spilna-deklaraciya-ukrayini-korolivstva-belgiya-ta-korolivst-82657" text:style-name="Internet_20_link" text:visited-style-name="Visited_20_Internet_20_Link">
</text:a>
 .</text:p>
      <text:p text:style-name="P4">
«Королівство Бельгія та Королівство Нідерланди підтверджують свою непохитнупідтримку незалежності, суверенітету й територіальної цілісності України вмежах її міжнародно визнаних кордонів, а також свою повну підтримкуневід’ємного права України на самооборону та вибір власних заходів безпеки», -ідеться в декларації.</text:p>
      <text:p text:style-name="P4">
Сторони повторили вимогу до росії негайно, повністю та безумовно вивести всісвої військові сили з території України в межах її міжнародно визнанихкордонів, включно з військовими чи нерегулярними збройними формуваннями, якимиможе керувати або які може підтримувати рф.</text:p>
      <text:p text:style-name="P4">
У документі зазначається, що Бельгія та Нідерланди продовжать надавативійськову підтримку Україні й висловлюють готовність брати участь у реалізаціїукраїнської формули миру.</text:p>
      <text:p text:style-name="P4">
<text:span text:style-name="T4">
Читайте також:</text:span>
 <text:a xlink:type="simple" xlink:href="https://www.ukrinform.ua/rubric-ato/3704691-zelenskij-zaklikav-znati-vsi-tabu-na-postavki-zbroi-dla-ukraini.html" text:style-name="Internet_20_link" text:visited-style-name="Visited_20_Internet_20_Link">
 </text:a>
</text:p>
      <text:p text:style-name="P4">
Також декларація передбачає, що до того часу, як Україна стане членом <text:a xlink:type="simple" xlink:href="https://www.ukrinform.ua/tag-nato" text:style-name="Internet_20_link" text:visited-style-name="Visited_20_Internet_20_Link">
</text:a>
 , Бельгія та Нідерланди залишаютьсявідданими підтримці України на її шляху до подальшої євроатлантичноїінтеграції та зміцнення спроможності України захистити себе від поточноїросійської військової агресії та від будь-якої майбутньої загрози.</text:p>
      <text:p text:style-name="P4">
«Безпека України має велике значення для Альянсу. У межах партнерства Україна– НАТО Бельгія та Нідерланди сприятимуть довгостроковій взаємосумісності зНАТО, реформуванню та реконструкції оборонної промисловості України, розбудовіінституцій та потенціалу. Пріоритетом є чітка дорожня карта сталого переходуЗбройних Сил України до стандартів, доктрини та інституцій НАТО, а такождостатня фінансова підтримка. Україна, Нідерланди та Бельгія з нетерпіннямчекають обговорення цих питань на саміті НАТО у Вільнюсі в липні 2023 року», -зазначається в документі.</text:p>
      <text:p text:style-name="P4">
<text:span text:style-name="T4">
Читайте також:</text:span>
 <text:a xlink:type="simple" xlink:href="https://www.ukrinform.ua/rubric-polytics/3704577-niderlandi-j-nadali-pidtrimuvatimut-ukrainu-gukstra.html" text:style-name="Internet_20_link" text:visited-style-name="Visited_20_Internet_20_Link">
 </text:a>
</text:p>
      <text:p text:style-name="P4">
Також ідеться про підтримку притягнення до відповідальності винних у воєннихзлочинах та інших жорстоких злочинах, скоєних у зв’язку з військовою агресієюросії проти України, підтримку подальшого санкційного тиску на рф, формуванняміжнародних механізмів компенсації збитків, травм і руйнувань, завданихросійською агресією.</text:p>
      <text:p text:style-name="P4">
Як повідомляв Укрінформ, Президент Володимир Зеленський у четвер перебуває зофіційним візитом у Нідерландах, де провів зустріч і спільну пресконференцію зпрем'єр-міністрами Нідерландів Марком Рютте і Бельгії Александером де Кроо.</text:p>
      <text:p text:style-name="P4">
<text:span text:style-name="T5">
Відео: ОП</text:span>
</text:p>
      <text:p text:style-name="P4">
Source: <text:a xlink:type="simple" xlink:href="https://www.ukrinform.ua/rubric-polytics/3704729-ukraina-belgia-i-niderlandi-pidpisali-spilnu-deklaraciu.html" text:style-name="Internet_20_link" text:visited-style-name="Visited_20_Internet_20_Link">
https://www.ukrinform.ua/rubric-polytics/3704729-ukraina-belgia-i-niderlandi-pidpisali-spilnu-deklaraciu.html</text:a>
</text:p>
      <!--NEWS-->
      <text:h text:style-name="P10" text:outline-level="1">
<text:span text:style-name="T4">
В Україні перебуває делегація Венеційської комісії</text:span>
</text:h>
      <text:p text:style-name="P4">
Authors: Ukrinform (Person)</text:p>
      <text:p text:style-name="P4">
Publisher: Укринформ (Organization)</text:p>
      <text:p text:style-name="P4">
Published Time: 2023-05-04T17:13:17+03:00</text:p>
      <text:p text:style-name="P4">
Modified Time: 2023-05-04T17:13:17+03:00</text:p>
      <text:p text:style-name="P4">
Description: Голова Верховної Ради України Руслан Стефанчук у Києві зустрівся з делегацією Європейської комісії “За демократію через право” (Венеційська комісія) на чолі з її очільницею Клер Базі Малорі. — Укрінформ.</text:p>
      <text:p text:style-name="P4">
Images: ["<text:a xlink:type="simple" xlink:href="https://static.ukrinform.com/photos/2023_05/thumb_files/630_360_1683209448-469.jpg" text:style-name="Internet_20_link" text:visited-style-name="Visited_20_Internet_20_Link">
630_360_16832...</text:a>
"]</text:p>
      <text:p text:style-name="P4">
Tags: ['Україна', 'Конституційний Суд', 'Венеційська комісія', 'Верховна Рада', 'Нацменшини', 'Стефанчук']</text:p>
      <text:p text:style-name="P4">
Type: Article</text:p>
      <!--METADATA-->
      <text:p text:style-name="P4">
<draw:frame draw:style-name="fr1" draw:name="Image103" text:anchor-type="as-char" svg:width="6.9236in" svg:height="3.956343in" draw:z-index="0">
<draw:image xlink:href="../Images/yкринформ/2023-05-04T17-13-17-03-00/630_360_1683209448-469.jpg" xlink:type="simple" xlink:show="embed" xlink:actuate="onLoad" draw:mime-type="image/jpeg"/>
</draw:frame>
 ГоловаВерховної Ради України Руслан Стефанчук у Києві зустрівся з делегацієюЄвропейської комісії “За демократію через право” (Венеційська комісія) на чоліз її очільницею Клер Базі Малорі.</text:p>
      <text:p text:style-name="P4">
Про це спікер українського парламенту повідомив у <text:a xlink:type="simple" xlink:href="https://www.facebook.com/100058105416952/posts/pfbid0oEMyrhaQPEQ4H71F3cbRS2sz5rTwQnzm9Lqz7PXGPm3km9QSDUXTGnWgAQfzvaqYl/" text:style-name="Internet_20_link" text:visited-style-name="Visited_20_Internet_20_Link">
</text:a>
, передає Укрінформ.</text:p>
      <text:p text:style-name="P4">
"Радий зустрічі з делегацією <text:a xlink:type="simple" xlink:href="https://www.ukrinform.ua/tag-venecianska-komisia" text:style-name="Internet_20_link" text:visited-style-name="Visited_20_Internet_20_Link">
 </text:a>
 на чолі з головою Європейської комісії за демократію через право КлерБазі Малорі. У ці дні важливо зустрічатися та розмовляти зі справжніми друзямиУкраїни", – зазначив Стефанчук.</text:p>
      <text:p text:style-name="P4">
Він наголосив, що висновки Венеційської комісії допомагають покращитиукраїнське законодавство та наблизити його до стандартів Європейського Союзу.</text:p>
      <text:p text:style-name="P4">
<text:span text:style-name="T4">
Читайте також:</text:span>
 <text:a xlink:type="simple" xlink:href="https://www.ukrinform.ua/rubric-polytics/3698633-venecijska-komisia-gotue-visnovok-sodo-zakonu-pro-nacmensini-lubinec.html" text:style-name="Internet_20_link" text:visited-style-name="Visited_20_Internet_20_Link">
 <text:span text:style-name="T4">
Венеційська</text:span>
 <text:span text:style-name="T4">
комісія</text:span>
</text:a>
</text:p>
      <text:p text:style-name="P4">
Під час зустрічі Голова ВР зосередив розмову на трьох важливих питаннях:забезпечення прав національних меншин, відбір кандидатів на посаду суддівКонституційного Суду України, а також вдосконалення антиолігархічногозаконодавства.</text:p>
      <text:p text:style-name="P4">
Стефанчук підкреслив, що співпраця з Венеційською комісією завжди була ізалишається важливою складовою взаємодії з Радою Європи.</text:p>
      <text:p text:style-name="P4">
"Україна демонструє високу повагу і довіру до міжнародних інституцій. Українапішла на безпрецедентні кроки щодо залученості міжнародних експертів дореформування українського законодавства і ми чітко усвідомлюємо, що всіреформи, які ми втілюємо, потрібні Україні", – наголосив він</text:p>
      <text:p text:style-name="P4">
Європейська комісія “За демократію через право” (Венеційська комісія) – цеконсультативний орган Ради Європи з питань конституційного права. Докомпетенції комісії належать: розгляд питань конституційної ситуації в окремихдержавах, розгляд питань конституційного права загального характеру іззастосуванням порівняльного підходу, створення центрів документаціїконституційного права.</text:p>
      <text:p text:style-name="P4">
<text:span text:style-name="T5">
Фото6 Ruslan Stefanchuk, Facebook</text:span>
</text:p>
      <text:p text:style-name="P4">
Source: <text:a xlink:type="simple" xlink:href="https://www.ukrinform.ua/rubric-polytics/3704730-v-ukraini-perebuvae-delegacia-venecijskoi-komisii.html" text:style-name="Internet_20_link" text:visited-style-name="Visited_20_Internet_20_Link">
https://www.ukrinform.ua/rubric-polytics/3704730-v-ukraini-perebuvae-delegacia-venecijskoi-komisii.html</text:a>
</text:p>
      <!--NEWS-->
      <text:h text:style-name="P10" text:outline-level="1">
<text:span text:style-name="T4">
В Естонії збільшили термін строкової військової служби</text:span>
</text:h>
      <text:p text:style-name="P4">
Authors: Ukrinform (Person)</text:p>
      <text:p text:style-name="P4">
Publisher: Укринформ (Organization)</text:p>
      <text:p text:style-name="P4">
Published Time: 2023-05-04T17:16:00+03:00</text:p>
      <text:p text:style-name="P4">
Modified Time: 2023-05-04T17:16:00+03:00</text:p>
      <text:p text:style-name="P4">
Description: Уряд Естонії вирішив продовжити термін строкової військової служби до 11 місяців для більшості родів військ. — Укрінформ.</text:p>
      <text:p text:style-name="P4">
Images: ["<text:a xlink:type="simple" xlink:href="https://static.ukrinform.com/photos/2023_05/thumb_files/630_360_1683209922-557.jpg" text:style-name="Internet_20_link" text:visited-style-name="Visited_20_Internet_20_Link">
630_360_16832...</text:a>
"]</text:p>
      <text:p text:style-name="P4">
Tags: ['Естонія', 'Призов', 'Військові']</text:p>
      <text:p text:style-name="P4">
Type: Article</text:p>
      <!--METADATA-->
      <text:p text:style-name="P4">
<draw:frame draw:style-name="fr1" draw:name="Image104" text:anchor-type="as-char" svg:width="6.9236in" svg:height="3.956343in" draw:z-index="0">
<draw:image xlink:href="../Images/yкринформ/2023-05-04T17-16-00-03-00/630_360_1683209922-557.jpg" xlink:type="simple" xlink:show="embed" xlink:actuate="onLoad" draw:mime-type="image/jpeg"/>
</draw:frame>
 УрядЕстонії вирішив продовжити термін строкової військової служби до 11 місяцівдля більшості родів військ.</text:p>
      <text:p text:style-name="P4">
Відповідне рішення коаліційний уряд ухвалив на черговому засіданні кабінетуміністрів у четвер, передає Укрінформ з посиланням на <text:a xlink:type="simple" xlink:href="https://news.err.ee/1608967162/government-extends-general-conscription-term-to-11-months" text:style-name="Internet_20_link" text:visited-style-name="Visited_20_Internet_20_Link">
</text:a>
 .</text:p>
      <text:p text:style-name="P4">
Так, скасовується перелік конкретних військових спеціальностей, освоєння якихпотребує 11 місяців <text:a xlink:type="simple" xlink:href="https://www.ukrinform.ua/tag-vijskovi" text:style-name="Internet_20_link" text:visited-style-name="Visited_20_Internet_20_Link">
 </text:a>
 служби, анатомість встановлює загальний термін - 11 місяців навчання для усіхспеціальностей.</text:p>
      <text:p text:style-name="P4">
«Внаслідок цього підвищиться боєготовність підрозділів та рівень підготовкивійськовозобов’язаних, а також збільшиться кількість бійців спеціальногопризначення», – зазначили в уряді.</text:p>
      <text:p text:style-name="P4">
Інша поправка передбачає термін від 11 до 12 місяців військової служби для тихпризовників, які, окрім здобуття спеціальності, що вимагає інтенсивноївійськової підготовки або практики, будуть призначені на військову посаду впідрозділі постійної готовності.</text:p>
      <text:p text:style-name="P4">
<text:span text:style-name="T4">
Читайте також:</text:span>
 <text:a xlink:type="simple" xlink:href="https://www.ukrinform.ua/rubric-world/3698190-policia-estonii-obicae-9-travna-zorstku-reakciu-na-simvoli-agresii-ta-propagandu-vijni-rf.html" text:style-name="Internet_20_link" text:visited-style-name="Visited_20_Internet_20_Link">
 <text:span text:style-name="T4">
Естонії</text:span>
 </text:a>
</text:p>
      <text:p text:style-name="P4">
До цього часу лише деякі спеціальності в структурі Сил оборони Естонії (EDF)вимагали від призовників проходження 11-місячного терміну служби. У більшостіінших випадків стандартною тривалістю служби було вісім місяців.</text:p>
      <text:p text:style-name="P4">
<text:span text:style-name="T5">
Фото: Сили оборони Естонії</text:span>
</text:p>
      <text:p text:style-name="P4">
Source: <text:a xlink:type="simple" xlink:href="https://www.ukrinform.ua/rubric-world/3704690-v-estonii-zbilsili-termin-strokovoi-vijskovoi-sluzbi.html" text:style-name="Internet_20_link" text:visited-style-name="Visited_20_Internet_20_Link">
https://www.ukrinform.ua/rubric-world/3704690-v-estonii-zbilsili-termin-strokovoi-vijskovoi-sluzbi.html</text:a>
</text:p>
      <!--NEWS-->
      <text:h text:style-name="P10" text:outline-level="1">
<text:span text:style-name="T4">
Суд повернув столичній громаді садибу Дмитрієва на Подолі</text:span>
</text:h>
      <text:p text:style-name="P4">
Authors: Ukrinform (Person)</text:p>
      <text:p text:style-name="P4">
Publisher: Укринформ (Organization)</text:p>
      <text:p text:style-name="P4">
Published Time: 2023-05-04T17:20:00+03:00</text:p>
      <text:p text:style-name="P4">
Modified Time: 2023-05-04T17:20:00+03:00</text:p>
      <text:p text:style-name="P4">
Description: Суд повернув громаді Києва об՚єкт культурної спадщини - "Садибу купця Дмитрієва", яка є важливим елементом забудови Подолу XIX століття. — Укрінформ.</text:p>
      <text:p text:style-name="P4">
Images: ["<text:a xlink:type="simple" xlink:href="https://static.ukrinform.com/photos/2023_05/thumb_files/630_360_1683227759-200.jpeg" text:style-name="Internet_20_link" text:visited-style-name="Visited_20_Internet_20_Link">
630_360_16832...</text:a>
", "<text:a xlink:type="simple" xlink:href="https://static.ukrinform.com/photos/2023_05/1683227795-640.jpg" text:style-name="Internet_20_link" text:visited-style-name="Visited_20_Internet_20_Link">
1683227795-64...</text:a>
"]</text:p>
      <text:p text:style-name="P4">
Tags: ["Пам'ятка", 'Суд', 'Київ']</text:p>
      <text:p text:style-name="P4">
Type: Article</text:p>
      <!--METADATA-->
      <text:p text:style-name="P4">
<draw:frame draw:style-name="fr1" draw:name="Image105" text:anchor-type="as-char" svg:width="6.9236in" svg:height="3.956343in" draw:z-index="0">
<draw:image xlink:href="../Images/yкринформ/2023-05-04T17-20-00-03-00/630_360_1683227759-200.jpeg" xlink:type="simple" xlink:show="embed" xlink:actuate="onLoad" draw:mime-type="image/jpeg"/>
</draw:frame>
 Судповернув громаді Києва об՚єкт культурної спадщини - "Садибу купця Дмитрієва",яка є важливим елементом забудови Подолу XIX століття.</text:p>
      <text:p text:style-name="P4">
Як передає Укрінформ, про це Київська міська прокуратура повідомляє у <text:a xlink:type="simple" xlink:href="https://t.me/kyiv_pro_office/1925" text:style-name="Internet_20_link" text:visited-style-name="Visited_20_Internet_20_Link">
</text:a>
 .</text:p>
      <text:p text:style-name="P4">
<draw:frame draw:style-name="fr1" draw:name="Image106" text:anchor-type="as-char" svg:width="6.9236in" svg:height="4.282375in" draw:z-index="0">
<draw:image xlink:href="../Images/yкринформ/2023-05-04T17-20-00-03-00/1683227795-640.jpg" xlink:type="simple" xlink:show="embed" xlink:actuate="onLoad" draw:mime-type="image/jpeg"/>
</draw:frame>
</text:p>
      <text:p text:style-name="P4">
"Завдяки активній та послідовній позиції Київської міської прокуратуригосподарськими судами усіх інстанцій постановлено остаточне рішення у спорі,розгляд якого тривав майже два роки, щодо законності набуття комерційноюструктурою права власності на комунальне майно, у тому числі на <text:a xlink:type="simple" xlink:href="https://www.ukrinform.ua/tag-pamatka" text:style-name="Internet_20_link" text:visited-style-name="Visited_20_Internet_20_Link">
</text:a>
 – "Садибу міську купця Й.М.Дмитрієва", яка є важливим елементом садибної забудови Подолу XIX століття", -ідеться у повідомленні.</text:p>
      <text:p text:style-name="P4">
Так, рішенням господарського суду міста Києва задоволено позов Київськоїміської прокуратури до приватного товариства та скасовано незаконну реєстраціюправа власності на вісім будівель, три з яких на даний час є пам’яткамикультурної спадщини, що розташовані в центральному історичному ареалі містаКиєва – по вул. Хорива, 2 в Подільському районі міста Києва, загальною площеюблизько 3, 1 тис. кв.м та вартістю понад 160 млн грн.</text:p>
      <text:p text:style-name="P4">
<text:span text:style-name="T4">
Читайте також:</text:span>
 <text:a xlink:type="simple" xlink:href="https://www.ukrinform.ua/rubric-culture/3703274-sud-povernuv-u-vlasnist-derzavi-zemli-velikogo-hodosivskogo-gorodisa.html" text:style-name="Internet_20_link" text:visited-style-name="Visited_20_Internet_20_Link">
 </text:a>
</text:p>
      <text:p text:style-name="P4">
Задовольняючи позов, суди погодились з доводами прокурора щодо незаконностінабуття підприємством права власності на вказані будівлі до виконаннязобов’язань, передбачених інвестиційним договором.</text:p>
      <text:p text:style-name="P4">
Наразі рішення суду виконано у повному обсязі. Незаконну реєстрацію прававласності на зазначене нерухоме майно за суб՚єктом господарювання скасовано.</text:p>
      <text:p text:style-name="P4">
Як повідомляв Укрінформ, у 2021 році столична прокуратура оскаржила доВерховного Суду рішення про виключення з Державного реєстру нерухомих пам’ятокУкраїни пам’ятки архітектури "Садиба купця Дмитрієва".</text:p>
      <text:p text:style-name="P4">
<text:span text:style-name="T5">
Фото: Прокуратура Києва</text:span>
</text:p>
      <text:p text:style-name="P4">
Source: <text:a xlink:type="simple" xlink:href="https://www.ukrinform.ua/rubric-kyiv/3704887-sud-povernuv-stolicnij-gromadi-sadibu-dmitrieva-na-podoli.html" text:style-name="Internet_20_link" text:visited-style-name="Visited_20_Internet_20_Link">
https://www.ukrinform.ua/rubric-kyiv/3704887-sud-povernuv-stolicnij-gromadi-sadibu-dmitrieva-na-podoli.html</text:a>
</text:p>
      <!--NEWS-->
      <text:h text:style-name="P10" text:outline-level="1">
<text:span text:style-name="T4">
Гуменюк припускає, що рф посилить атаки на мирне населення</text:span>
</text:h>
      <text:p text:style-name="P4">
Authors: Ukrinform (Person)</text:p>
      <text:p text:style-name="P4">
Publisher: Укринформ (Organization)</text:p>
      <text:p text:style-name="P4">
Published Time: 2023-05-04T17:21:56+03:00</text:p>
      <text:p text:style-name="P4">
Modified Time: 2023-05-04T17:21:56+03:00</text:p>
      <text:p text:style-name="P4">
Description: Найближчим часом війська рф можуть посилити атаки на мирне населення. — Укрінформ.</text:p>
      <text:p text:style-name="P4">
Images: ["<text:a xlink:type="simple" xlink:href="https://static.ukrinform.com/photos/2023_05/thumb_files/630_360_1683203408-838.jpg" text:style-name="Internet_20_link" text:visited-style-name="Visited_20_Internet_20_Link">
630_360_16832...</text:a>
"]</text:p>
      <text:p text:style-name="P4">
Tags: ['Обстріл', 'Війна з росією', 'Контрнаступ']</text:p>
      <text:p text:style-name="P4">
Type: Article</text:p>
      <!--METADATA-->
      <text:p text:style-name="P4">
<draw:frame draw:style-name="fr1" draw:name="Image107" text:anchor-type="as-char" svg:width="6.9236in" svg:height="3.956343in" draw:z-index="0">
<draw:image xlink:href="../Images/yкринформ/2023-05-04T17-21-56-03-00/630_360_1683203408-838.jpg" xlink:type="simple" xlink:show="embed" xlink:actuate="onLoad" draw:mime-type="image/jpeg"/>
</draw:frame>
 Найближчимчасом війська рф можуть посилити атаки на мирне населення.</text:p>
      <text:p text:style-name="P4">
Про це під час <text:a xlink:type="simple" xlink:href="http://www.youtube.com/watch" text:style-name="Internet_20_link" text:visited-style-name="Visited_20_Internet_20_Link">
 </text:a>
 в Media CenterOdesa повідомила керівниця Об’єднаного координаційного пресцентру сил оборонипівдня України Наталія Гуменюк, передає Укрінформ.</text:p>
      <text:p text:style-name="P4">
«Скоріш за все, вони будуть нарощувати засоби тиску на мирне населення, томущо в умовах розрекламованого контрнаступу вони намагаються таким чиномпротидіяти, не маючи інших способів досягти якогось результату. І для своговнутрішнього споживача країна-терорист потребує таких псевдоперемог, які вони,на жаль, демонструють, зокрема на Херсонщині», - наголосила речниця.</text:p>
      <text:p text:style-name="P4">
<text:span text:style-name="T4">
Читайте також:</text:span>
 <text:a xlink:type="simple" xlink:href="https://www.ukrinform.ua/rubric-ato/3704634-gumenuk-rozpovila-pro-nezvicnij-sposib-ataki-droniv-na-odesu.html" text:style-name="Internet_20_link" text:visited-style-name="Visited_20_Internet_20_Link">
 <text:span text:style-name="T4">
Гуменюк</text:span>
 </text:a>
</text:p>
      <text:p text:style-name="P4">
Як <text:a xlink:type="simple" xlink:href="https://www.ukrinform.ua/rubric-regions/3704466-na-hersonsini-vnaslidok-ucorasnih-obstriliv-23-zagiblih-46-poranenih.html" text:style-name="Internet_20_link" text:visited-style-name="Visited_20_Internet_20_Link">
 </text:a>
 Укрінформ, арміярф минулої доби здійснила 98 обстрілів <text:a xlink:type="simple" xlink:href="https://www.ukrinform.ua/tag-hersonsina" text:style-name="Internet_20_link" text:visited-style-name="Visited_20_Internet_20_Link">
 </text:a>
 , внаслідок чого загинули 23 людини та поранені 46, зокрема двоєдітей.</text:p>
      <text:p text:style-name="P4">
Source: <text:a xlink:type="simple" xlink:href="https://www.ukrinform.ua/rubric-ato/3704734-gumenuk-pripuskae-so-rf-posilit-ataki-na-mirne-naselenna.html" text:style-name="Internet_20_link" text:visited-style-name="Visited_20_Internet_20_Link">
https://www.ukrinform.ua/rubric-ato/3704734-gumenuk-pripuskae-so-rf-posilit-ataki-na-mirne-naselenna.html</text:a>
</text:p>
      <!--NEWS-->
      <text:h text:style-name="P10" text:outline-level="1">
<text:span text:style-name="T4">
Бельгія готує новий пакет військової допомоги Україні</text:span>
</text:h>
      <text:p text:style-name="P4">
Authors: Ukrinform (Person)</text:p>
      <text:p text:style-name="P4">
Publisher: Укринформ (Organization)</text:p>
      <text:p text:style-name="P4">
Published Time: 2023-05-04T17:22:00+03:00</text:p>
      <text:p text:style-name="P4">
Modified Time: 2023-05-04T17:22:00+03:00</text:p>
      <text:p text:style-name="P4">
Description: Бельгія перебуває в процесі підготовки нового пакету військової допомоги для України та вивчає механізми, які дозволять направити кошти від заморожених російських активів на підтримку України. — Укрінформ.</text:p>
      <text:p text:style-name="P4">
Images: ["<text:a xlink:type="simple" xlink:href="https://static.ukrinform.com/photos/2023_05/thumb_files/630_360_1683210196-595.jpg" text:style-name="Internet_20_link" text:visited-style-name="Visited_20_Internet_20_Link">
630_360_16832...</text:a>
"]</text:p>
      <text:p text:style-name="P4">
Tags: ['Бельгія', 'Україна', 'допомога', 'Війна з росією']</text:p>
      <text:p text:style-name="P4">
Type: Article</text:p>
      <!--METADATA-->
      <text:p text:style-name="P4">
<draw:frame draw:style-name="fr1" draw:name="Image108" text:anchor-type="as-char" svg:width="6.9236in" svg:height="3.956343in" draw:z-index="0">
<draw:image xlink:href="../Images/yкринформ/2023-05-04T17-22-00-03-00/630_360_1683210196-595.jpg" xlink:type="simple" xlink:show="embed" xlink:actuate="onLoad" draw:mime-type="image/jpeg"/>
</draw:frame>
 Бельгіяперебуває в процесі підготовки нового пакету військової допомоги для Українита вивчає механізми, які дозволять направити кошти від заморожених російськихактивів на підтримку України.</text:p>
      <text:p text:style-name="P4">
Про це повідомив прем’єр-міністр Бельгії Александер де Кроо під час спільної зПрезидентом України Володимиром Зеленським і прем'єр-міністром НідерландівМарком Рютте пресконференції у Гаазі, повідомляє кореспондент Укрінформу.</text:p>
      <text:p text:style-name="P4">
«Ми продовжуватимемо з такими ж зусиллями і з тією ж увагою демонструвати нашусолідарність з Україною. Тепер наша черга допомогти Україні позбутисяжорстокої та незаконної окупації, такої, якою і була окупація нашої країни уДругій світовій війні. Саме тому <text:a xlink:type="simple" xlink:href="https://www.ukrinform.ua/tag-belgia" text:style-name="Internet_20_link" text:visited-style-name="Visited_20_Internet_20_Link">
 </text:a>
перебуває в процесі підготовки нового пакету військової допомоги для України.І як ми знаємо, в цих військових пакетах часто існують практичні перешкоди,але я можу сказати впевнено, що в жодному бельгійському серці і в жоднійбельгійській душі не живе жодного сумніву щодо продовження підтримки України»,- сказав він.</text:p>
      <text:p text:style-name="P4">
Також глава бельгійського уряду нагадав, що у березні минулого року Бельгіязаарештувала близько 200 мільйонів євро з доходів від російських активів, якізаморожені в Бельгії. За його словами, ці кошти використовуються виключно длядопомоги українській армії та для підтримки українських біженців у Бельгії.</text:p>
      <text:p text:style-name="P4">
«І я переконаний, що ми можемо піти далі в цій сфері. Не лише забираючивідсотки, але й дивлячись на повні доходи від самих російських активів. "Зпочатку війни бельгійські служби заморозили понад 58 млрд євро російськихактивів російського центрального банку. Зараз ми розглядаємо, як ми можемоповною мірою використати доходи від цих російських активів для підтримкиУкраїни у військових діях, а також для підтримки відновлення України», -зауважив Кроо.</text:p>
      <text:p text:style-name="P4">
<text:span text:style-name="T4">
Читайте також:</text:span>
 <text:a xlink:type="simple" xlink:href="https://www.ukrinform.ua/rubric-polytics/3704729-ukraina-belgia-i-niderlandi-pidpisali-spilnu-deklaraciu.html" text:style-name="Internet_20_link" text:visited-style-name="Visited_20_Internet_20_Link">
 <text:span text:style-name="T4">
Бельгія</text:span>
 </text:a>
</text:p>
      <text:p text:style-name="P4">
Він запевнив, що Бельгія готова взяти на себе провідну роль у цьому і робитимеце разом з Європейською Комісією.</text:p>
      <text:p text:style-name="P4">
«Я хочу зауважити, що з самого початку цієї війни ми розглядаємо як розумно іефективно впливати на росію - через використання російських грошей длявідновлення країни, яку вона руйнує. І це має цілковитий сенс. Це має сенс зекономічної точки зору, а ще більше - з моральної», - додав прем’єр-міністрБельгії.</text:p>
      <text:p text:style-name="P4">
Як повідомляв <text:a xlink:type="simple" xlink:href="https://www.ukrinform.ua/rubric-polytics/3704526-zelenskij-rozpocav-vizit-u-niderlandi.html" text:style-name="Internet_20_link" text:visited-style-name="Visited_20_Internet_20_Link">
 </text:a>
 , Президент Володимир Зеленський у четверперебуває з офіційним візитом у Нідерландах.</text:p>
      <text:p text:style-name="P4">
<text:span text:style-name="T5">
Фото: ОП</text:span>
</text:p>
      <text:p text:style-name="P4">
Source: <text:a xlink:type="simple" xlink:href="https://www.ukrinform.ua/rubric-ato/3704736-belgia-gotue-novij-paket-vijskovoi-dopomogi-ukraini.html" text:style-name="Internet_20_link" text:visited-style-name="Visited_20_Internet_20_Link">
https://www.ukrinform.ua/rubric-ato/3704736-belgia-gotue-novij-paket-vijskovoi-dopomogi-ukraini.html</text:a>
</text:p>
      <!--NEWS-->
      <text:h text:style-name="P10" text:outline-level="1">
<text:span text:style-name="T4">
Качараба зі «Славією» виграв Кубок Чехії</text:span>
</text:h>
      <text:p text:style-name="P4">
Authors: Ukrinform (Person)</text:p>
      <text:p text:style-name="P4">
Publisher: Укринформ (Organization)</text:p>
      <text:p text:style-name="P4">
Published Time: 2023-05-04T17:30:00+03:00</text:p>
      <text:p text:style-name="P4">
Modified Time: 2023-05-04T17:30:00+03:00</text:p>
      <text:p text:style-name="P4">
Description: У фіналі команда обіграла празьку «Спарту» — Укрінформ.</text:p>
      <text:p text:style-name="P4">
Images: ["<text:a xlink:type="simple" xlink:href="https://static.ukrinform.com/photos/2023_05/thumb_files/630_360_1683210527-772.jpg" text:style-name="Internet_20_link" text:visited-style-name="Visited_20_Internet_20_Link">
630_360_16832...</text:a>
"]</text:p>
      <text:p text:style-name="P4">
Tags: ['Футбол']</text:p>
      <text:p text:style-name="P4">
Type: Article</text:p>
      <!--METADATA-->
      <text:p text:style-name="P4">
<draw:frame draw:style-name="fr1" draw:name="Image109" text:anchor-type="as-char" svg:width="6.9236in" svg:height="3.956343in" draw:z-index="0">
<draw:image xlink:href="../Images/yкринформ/2023-05-04T17-30-00-03-00/630_360_1683210527-772.jpg" xlink:type="simple" xlink:show="embed" xlink:actuate="onLoad" draw:mime-type="image/jpeg"/>
</draw:frame>
 У фіналікоманда обіграла празьку «Спарту»</text:p>
      <text:p text:style-name="P4">
«Славія» Прага стала володарем Кубка Чехії в сезоні 2022/23, у фіналіобігравши празьку «Спарту» - 2:0, передає Укрінформ.</text:p>
      <text:p text:style-name="P4">
Обидва голи забили у другому таймі, відзначилися Доудера та автогол Панака.</text:p>
      <text:p text:style-name="P4">
Український захисник «Славії» Тарас Качараба на поле не виходив. Це йогодругий виграний Кубок Чехії у складі команди, також він став чемпіоном країниу сезоні 2020/21.</text:p>
      <text:p text:style-name="P4">
Качараба цього сезону забив 1 гол у 29 матчах.</text:p>
      <text:p text:style-name="P4">
Тепер у «Славії» 7 титулів Кубка Чехії, стільки ж у «Спарти» - ці два клуби єрекордсменами.</text:p>
      <text:p text:style-name="P4">
<text:span text:style-name="T4">
Читайте також:</text:span>
 <text:a xlink:type="simple" xlink:href="https://www.ukrinform.ua/rubric-sports/3704575-cempionat-upl-dva-persi-matci-cetverga-zaversilisa-bez-goliv.html" text:style-name="Internet_20_link" text:visited-style-name="Visited_20_Internet_20_Link">
 </text:a>
</text:p>
      <text:p text:style-name="P4">
Як повідомляв Укрінформ, в УПЛ триває 24-й тур, останній матч ігрового дня«Ворскла» - «Динамо» призупинили через повітряну тривогу. На 81-ій хвилиніматчу рахунок 1:2.</text:p>
      <text:p text:style-name="P4">
Фото: Getty Image</text:p>
      <text:p text:style-name="P4">
Source: <text:a xlink:type="simple" xlink:href="https://www.ukrinform.ua/rubric-sports/3704740-kacaraba-zi-slavieu-vigrav-kubok-cehii.html" text:style-name="Internet_20_link" text:visited-style-name="Visited_20_Internet_20_Link">
https://www.ukrinform.ua/rubric-sports/3704740-kacaraba-zi-slavieu-vigrav-kubok-cehii.html</text:a>
</text:p>
      <!--NEWS-->
      <text:h text:style-name="P10" text:outline-level="1">
<text:span text:style-name="T4">
Надання Україні F-16 допоможе відновити глобальну продовольчу безпеку – Кулеба</text:span>
</text:h>
      <text:p text:style-name="P4">
Authors: Ukrinform (Person)</text:p>
      <text:p text:style-name="P4">
Publisher: Укринформ (Organization)</text:p>
      <text:p text:style-name="P4">
Published Time: 2023-05-04T17:32:00+03:00</text:p>
      <text:p text:style-name="P4">
Modified Time: 2023-05-04T17:32:00+03:00</text:p>
      <text:p text:style-name="P4">
Description: Міністр закордонних справ Дмитро Кулеба заявив, що надання Україні F-16 допоможе відновити і глобальну продовольчу безпеку. — Укрінформ.</text:p>
      <text:p text:style-name="P4">
Images: ["<text:a xlink:type="simple" xlink:href="https://static.ukrinform.com/photos/2023_02/thumb_files/630_360_1676630119-781.jpg" text:style-name="Internet_20_link" text:visited-style-name="Visited_20_Internet_20_Link">
630_360_16766...</text:a>
"]</text:p>
      <text:p text:style-name="P4">
Tags: ['Дмитро Кулеба', 'Винищувач', 'Війна з росією', 'Продовольча безпека']</text:p>
      <text:p text:style-name="P4">
Type: Article</text:p>
      <!--METADATA-->
      <text:p text:style-name="P4">
<draw:frame draw:style-name="fr1" draw:name="Image110" text:anchor-type="as-char" svg:width="6.9236in" svg:height="3.956343in" draw:z-index="0">
<draw:image xlink:href="../Images/yкринформ/2023-05-04T17-32-00-03-00/630_360_1676630119-781.jpg" xlink:type="simple" xlink:show="embed" xlink:actuate="onLoad" draw:mime-type="image/jpeg"/>
</draw:frame>
 Міністрзакордонних справ Дмитро Кулеба заявив, що надання Україні F-16 допоможевідновити і глобальну продовольчу безпеку.</text:p>
      <text:p text:style-name="P4">
Про це глава української дипломатії написав у <text:a xlink:type="simple" xlink:href="https://twitter.com/DmytroKuleba/status/1654099534618718208" text:style-name="Internet_20_link" text:visited-style-name="Visited_20_Internet_20_Link">
</text:a>
 , передаєУкрінформ.</text:p>
      <text:p text:style-name="P4">
«Надання Україні <text:a xlink:type="simple" xlink:href="https://www.ukrinform.ua/tag-litak" text:style-name="Internet_20_link" text:visited-style-name="Visited_20_Internet_20_Link">
 </text:a>
 допоможе відновити іглобальну продовольчу безпеку. Маючи ескадрилью добре оснащених F-16, Україназможе тримати російські військові кораблі та авіацію подалі від Чорноморськогозернового коридору, таким чином убезпечивши його маршрут для безперебійногопроходу зернових суден», - зазначив глава МЗС.</text:p>
      <text:p text:style-name="P4">
<text:span text:style-name="T4">
Читайте також:</text:span>
 <text:a xlink:type="simple" xlink:href="https://www.ukrinform.ua/rubric-ato/3704708-niderlandi-ne-bacat-tabu-v-nadanni-ukraini-vinisuvaciv-f16-rutte.html" text:style-name="Internet_20_link" text:visited-style-name="Visited_20_Internet_20_Link">
 <text:span text:style-name="T4">
табу</text:span>
 </text:a>
</text:p>
      <text:p text:style-name="P4">
Як повідомляв Укрінформ, Президент Володимир Зеленський під час спільної зпрем'єр-міністрами Нідерландів і Бельгії Марком Рютте та Александером де Кроопресконференції у Гаазі заявив, що Україна продовжує роботу щодо наданнязахідними партнерами літаків F-16 і розраховує на позитивний результат.</text:p>
      <text:p text:style-name="P4">
Source: <text:a xlink:type="simple" xlink:href="https://www.ukrinform.ua/rubric-polytics/3704741-nadanna-ukraini-f16-dopomoze-vidnoviti-globalnu-prodovolcu-bezpeku-kuleba.html" text:style-name="Internet_20_link" text:visited-style-name="Visited_20_Internet_20_Link">
https://www.ukrinform.ua/rubric-polytics/3704741-nadanna-ukraini-f16-dopomoze-vidnoviti-globalnu-prodovolcu-bezpeku-kuleba.html</text:a>
</text:p>
      <!--NEWS-->
      <text:h text:style-name="P10" text:outline-level="1">
<text:span text:style-name="T4">
Практично в усіх турбінних залах ЗАЕС росіяни розмістили вибухівку – експерт</text:span>
</text:h>
      <text:p text:style-name="P4">
Authors: Ukrinform (Person)</text:p>
      <text:p text:style-name="P4">
Publisher: Укринформ (Organization)</text:p>
      <text:p text:style-name="P4">
Published Time: 2023-05-04T17:32:33+03:00</text:p>
      <text:p text:style-name="P4">
Modified Time: 2023-05-04T17:32:33+03:00</text:p>
      <text:p text:style-name="P4">
Description: Практично в усіх турбінних залах Запорізької АЕС знаходиться вибухівка, росіяни перетворили станцію на склад озброєння. — Укрінформ.</text:p>
      <text:p text:style-name="P4">
Images: ["<text:a xlink:type="simple" xlink:href="https://static.ukrinform.com/photos/2022_09/thumb_files/630_360_1662657925-767.jpg" text:style-name="Internet_20_link" text:visited-style-name="Visited_20_Internet_20_Link">
630_360_16626...</text:a>
", "<text:a xlink:type="simple" xlink:href="https://static.ukrinform.com/photos/2023_05/1683210039-777.jpg" text:style-name="Internet_20_link" text:visited-style-name="Visited_20_Internet_20_Link">
1683210039-77...</text:a>
"]</text:p>
      <text:p text:style-name="P4">
Tags: ['Вибухівка', 'Запорізька АЕС', 'Війна з росією']</text:p>
      <text:p text:style-name="P4">
Type: Article</text:p>
      <!--METADATA-->
      <text:p text:style-name="P4">
<draw:frame draw:style-name="fr1" draw:name="Image111" text:anchor-type="as-char" svg:width="6.9236in" svg:height="3.956343in" draw:z-index="0">
<draw:image xlink:href="../Images/yкринформ/2023-05-04T17-32-33-03-00/630_360_1662657925-767.jpg" xlink:type="simple" xlink:show="embed" xlink:actuate="onLoad" draw:mime-type="image/jpeg"/>
</draw:frame>
 Практичнов усіх турбінних залах Запорізької АЕС знаходиться вибухівка, росіяниперетворили станцію на склад озброєння.</text:p>
      <text:p text:style-name="P4">
Про це повідомив директор Центру досліджень енергетики Олександр Харченко підчас брифінгу в Медіа центрі Україна-Укрінформ.</text:p>
      <text:p text:style-name="P4">
«Наскільки мені відомо, просто в публічному просторі прийшла така інформація,що тут в четвертому блоці в турбінних залах розмістили зброю і вибухівку. Алевона там є практично в усіх турбінних залах, десь вони розміщені раніше,кудись окупанти завозять тільки зараз. На жаль, фактично Запорізька станціязараз є складом озброєнь і вибухівки для російської армії», – сказав Харченко.</text:p>
      <text:p text:style-name="P4">
<draw:frame draw:style-name="fr1" draw:name="Image112" text:anchor-type="as-char" svg:width="6.9236in" svg:height="4.487519in" draw:z-index="0">
<draw:image xlink:href="../Images/yкринформ/2023-05-04T17-32-33-03-00/1683210039-777.jpg" xlink:type="simple" xlink:show="embed" xlink:actuate="onLoad" draw:mime-type="image/jpeg"/>
</draw:frame>
</text:p>
      <text:p text:style-name="P4">
За його словами, єдиний шанс покращити ситуацію – це звільнення <text:a xlink:type="simple" xlink:href="https://www.ukrinform.ua/tag-aes" text:style-name="Internet_20_link" text:visited-style-name="Visited_20_Internet_20_Link">
</text:a>
 . Але Україні треба розуміти, що привідступі росіяни намагатимуться знищити все обладнання.</text:p>
      <text:p text:style-name="P4">
«Звісно, ми сподіваємось, що вони не намагатимуться знищити самі реактори, алеє така гіпотеза, що буде намагання знищити все інше допоміжне обладнання.Тобто все, що не буде напряму загрожувати підривом реакторів чи якоюсь іншоюаварією безпосередньо», – підкреслив директор Центру досліджень енергетики.</text:p>
      <text:p text:style-name="P4">
<text:span text:style-name="T4">
Читайте також:</text:span>
 <text:a xlink:type="simple" xlink:href="https://www.ukrinform.ua/rubric-ato/3704420-podolak-pro-situaciu-na-zaes-rosiani-sukaut-krokiv-do-eskalacii.html" text:style-name="Internet_20_link" text:visited-style-name="Visited_20_Internet_20_Link">
 <text:span text:style-name="T4">
ЗАЕС</text:span>
 </text:a>
</text:p>
      <text:p text:style-name="P4">
Харченко додав, що потрібен буде не один місяць для запуску станції в роботу.</text:p>
      <text:p text:style-name="P4">
«До звільнення станції треба вже зараз готуватися, потрібно буде проводитирозмінування та величезну кількість швидких кроків, щоб забезпечити безпекустанції. На нас чекає величезна відбудова, тому що вони знищать все, щозможуть знищити», – резюмував Харченко.</text:p>
      <text:p text:style-name="P4">
Як повідомлялося, <text:a xlink:type="simple" xlink:href="https://www.ukrinform.ua/rubric-ato/3704399-rosiani-rozmistili-v-4mu-bloci-zaes-vijskovu-tehniku-ta-vibuhivku.html" text:style-name="Internet_20_link" text:visited-style-name="Visited_20_Internet_20_Link">
 </text:a>
 в приміщеннітурбінного відділення 4-го енергоблоку Запорізької атомної електростанціївійськову техніку та вибухівку.</text:p>
      <text:p text:style-name="P4">
<text:span text:style-name="T5">
Перше фото: Fredrik Dahl / IAEA</text:span>
</text:p>
      <text:p text:style-name="P4">
Source: <text:a xlink:type="simple" xlink:href="https://www.ukrinform.ua/rubric-ato/3704742-prakticno-v-usih-turbinnih-zalah-zaes-rosiani-rozmistili-vibuhivku-ekspert.html" text:style-name="Internet_20_link" text:visited-style-name="Visited_20_Internet_20_Link">
https://www.ukrinform.ua/rubric-ato/3704742-prakticno-v-usih-turbinnih-zalah-zaes-rosiani-rozmistili-vibuhivku-ekspert.html</text:a>
</text:p>
      <!--NEWS-->
      <text:h text:style-name="P10" text:outline-level="1">
<text:span text:style-name="T4">
росія тримає більш як 20 тисяч цивільних заручників, після деокупації цифра збільшиться  - Лубінець</text:span>
</text:h>
      <text:p text:style-name="P4">
Authors: Ukrinform (Person)</text:p>
      <text:p text:style-name="P4">
Publisher: Укринформ (Organization)</text:p>
      <text:p text:style-name="P4">
Published Time: 2023-05-04T17:33:01+03:00</text:p>
      <text:p text:style-name="P4">
Modified Time: 2023-05-04T17:33:01+03:00</text:p>
      <text:p text:style-name="P4">
Description: Уповноважений Верховної Ради з прав людини Дмитро Лубінець прогнозує, що після звільнення окупованих територій з'ясується, що росія тримає у заручниках значно більше за 20 тисяч цивільних громадян України. — Укрінформ.</text:p>
      <text:p text:style-name="P4">
Images: ["<text:a xlink:type="simple" xlink:href="https://static.ukrinform.com/photos/2023_05/thumb_files/630_360_1683210624-632.jpg" text:style-name="Internet_20_link" text:visited-style-name="Visited_20_Internet_20_Link">
630_360_16832...</text:a>
"]</text:p>
      <text:p text:style-name="P4">
Tags: ['Деокупація', 'Полонені', 'Війна з росією', 'Дмитро Лубінець']</text:p>
      <text:p text:style-name="P4">
Type: Article</text:p>
      <!--METADATA-->
      <text:p text:style-name="P4">
<draw:frame draw:style-name="fr1" draw:name="Image113" text:anchor-type="as-char" svg:width="6.9236in" svg:height="3.956343in" draw:z-index="0">
<draw:image xlink:href="../Images/yкринформ/2023-05-04T17-33-01-03-00/630_360_1683210624-632.jpg" xlink:type="simple" xlink:show="embed" xlink:actuate="onLoad" draw:mime-type="image/jpeg"/>
</draw:frame>
Уповноважений Верховної Ради з прав людини Дмитро Лубінець прогнозує, що післязвільнення окупованих територій з'ясується, що росія тримає у заручникахзначно більше за 20 тисяч цивільних громадян України.</text:p>
      <text:p text:style-name="P4">
Про це він сказав на пресконференції в Києві, передає Укрінформ.</text:p>
      <text:p text:style-name="P4">
«За нашими приблизними оцінками, російська федерація тримає більш як 20 тисячцивільних заручників. Ці дані я називаю на підставі звернень особисто до менеродичів, чиїх рідних та близьких затримали російські військові. Чому я кажу,що приблизно і що ця цифра набагато більша, бо я цілком усвідомлюю, що ті, хтозараз перебуває на територіях тимчасово окупованих, до мене не звертаються,або звертаються у маленькій кількості, бо навіть звернення до українськогоомбудсмана російська федерація розцінює як шпигунство», - сказав Лубінець ідодав: «Після того, як ми повернемо всі українські території, цифра буденабагато більша».</text:p>
      <text:p text:style-name="P4">
Уповноважений <text:a xlink:type="simple" xlink:href="https://www.ukrinform.ua/tag-verhovna-rada" text:style-name="Internet_20_link" text:visited-style-name="Visited_20_Internet_20_Link">
 </text:a>
 з прав людинизазначив, що у Координаційному штабі з питань поводження з військовополоненимистворена окрема робоча група, яка опікується питаннями цивільних заручників.Очолює її Олександр Кононенко, який є представником Уповноваженого ВерховноїРади з прав людини у секторі безпеки та оборони. Загалом за час роботи штабувдалося повернути на Батьківщину 2279 громадян, серед них 142 особи –цивільні.</text:p>
      <text:p text:style-name="P4">
<text:span text:style-name="T4">
Читайте також:</text:span>
 <text:a xlink:type="simple" xlink:href="https://www.ukrinform.ua/rubric-society/3703398-primusova-pasportizacia-ne-dopomoze-vorogu-peretvoriti-ukrainciv-na-rosian-veresuk.html" text:style-name="Internet_20_link" text:visited-style-name="Visited_20_Internet_20_Link">
 </text:a>
</text:p>
      <text:p text:style-name="P4">
Він нагадав, що цього тижня в Україні запрацював єдиний реєстр зниклихбезвісти. «Деякий час у нас займе наповнення цього реєстру. Інформація будепоступово передаватися від Національного інформаційного бюро, від різнихорганів, в тому числі розвідувальних, та інформація, яка була накопичена унас. Вона вся фіксуватиметься в цьому реєстрі», - сказав він.</text:p>
      <text:p text:style-name="P4">
Лубінець також нагадав, що перший список цивільних заручників особисто передав13 січня 2023 року в Анкарі російському омбудсману тетяні москальковій. Уньому були імена двох тисяч людей. «Список складався за критерієм віковим 65+.Люди, які мають суттєві хвороби. Після цього від рф отримали запевнення, щовони цей список пропрацьовують. І на цьому все», - сказав він.</text:p>
      <text:p text:style-name="P4">
<text:span text:style-name="T4">
Читайте також:</text:span>
 <text:a xlink:type="simple" xlink:href="https://www.ukrinform.ua/rubric-society/3699721-minreintegracii-pidgotuvalo-algoritmi-dij-dla-rodin-zniklih-bezvisti.html" text:style-name="Internet_20_link" text:visited-style-name="Visited_20_Internet_20_Link">
 <text:span text:style-name="T4">
безвісти</text:span>
 </text:a>
</text:p>
      <text:p text:style-name="P4">
Як повідомляв Укрінформ, в Україні дані про зниклих з 2 травня 2023 рокувносяться в єдиний реєстр зниклих безвісти, розроблений Міністерствомвнутрішніх справ спільно з уповноваженим зі зниклих безвісти й іншимивідомствами.</text:p>
      <text:p text:style-name="P4">
Станом на початок травня, через війну росії в Україні вважаються зниклимибезвісти 23 760 людей.</text:p>
      <text:p text:style-name="P4">
Source: <text:a xlink:type="simple" xlink:href="https://www.ukrinform.ua/rubric-society/3704743-rosia-trimae-bils-ak-20-tisac-civilnih-zarucnikiv-pisla-deokupacii-cifra-zbilsitsa-lubinec.html" text:style-name="Internet_20_link" text:visited-style-name="Visited_20_Internet_20_Link">
https://www.ukrinform.ua/rubric-society/3704743-rosia-trimae-bils-ak-20-tisac-civilnih-zarucnikiv-pisla-deokupacii-cifra-zbilsitsa-lubinec.html</text:a>
</text:p>
      <!--NEWS-->
      <text:h text:style-name="P10" text:outline-level="1">
<text:span text:style-name="T4">
На Таврійському напрямку Сили оборони виконали 872 вогневі завдання - знищили дві роти рф</text:span>
</text:h>
      <text:p text:style-name="P4">
Authors: Ukrinform (Person)</text:p>
      <text:p text:style-name="P4">
Publisher: Укринформ (Organization)</text:p>
      <text:p text:style-name="P4">
Published Time: 2023-05-04T17:38:00+03:00</text:p>
      <text:p text:style-name="P4">
Modified Time: 2023-05-04T17:38:00+03:00</text:p>
      <text:p text:style-name="P4">
Description: За добу російські окупаційні війська 24 рази атакували позиції захисників Таврійського напрямку. Своєю чергою Сили оборони виконали 872 вогневі завдання, втрати ворога вбитими та пораненими становлять майже дві рот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ЗСУ', 'Російські військові', 'Війна з росією']</text:p>
      <text:p text:style-name="P4">
Type: Article</text:p>
      <!--METADATA-->
      <text:p text:style-name="P4">
<draw:frame draw:style-name="fr1" draw:name="Image114" text:anchor-type="as-char" svg:width="6.9236in" svg:height="3.956343in" draw:z-index="0">
<draw:image xlink:href="../Images/yкринформ/2023-05-04T17-38-00-03-00/630_360_1669987737-966.jpg" xlink:type="simple" xlink:show="embed" xlink:actuate="onLoad" draw:mime-type="image/jpeg"/>
</draw:frame>
 За добуросійські окупаційні війська 24 рази атакували позиції захисників Таврійськогонапрямку. Своєю чергою Сили оборони виконали 872 вогневі завдання, втративорога вбитими та пораненими становлять майже дві роти.</text:p>
      <text:p text:style-name="P4">
Як передає Укрінформ, про це в <text:a xlink:type="simple" xlink:href="https://t.me/otarnavskiy/70" text:style-name="Internet_20_link" text:visited-style-name="Visited_20_Internet_20_Link">
 </text:a>
 повідомивКомандувач оперативно-стратегічного угруповання військ "Таврія" генералОлександр Тарнавський.</text:p>
      <text:p text:style-name="P4">
«Противник продовжує зосереджувати основні зусилля на веденні наступальних дійна Авдіївському та Мар’їнському напрямках. Протягом минулої доби ворог 24 разиатакував позиції захисників таврійського напрямку. Успіху не мав, відійшов.Застосовуючи танки, реактивні системи залпового вогню та ствольну артилерію,ворог <text:a xlink:type="simple" xlink:href="https://www.ukrinform.ua/tag-obstril" text:style-name="Internet_20_link" text:visited-style-name="Visited_20_Internet_20_Link">
 </text:a>
 позиції наших підрозділів танаселені пункти, що межують із лінією зіткнення. Для коригування вогнюартилерії противник використовує БпЛА. Загалом, на Таврійському напрямкупротягом доби зафіксовано 458 обстрілів», - повідомив Тарнавський.</text:p>
      <text:p text:style-name="P4">
За його інформацією, підрозділи ракетних військ та артилерії Сил оборониТаврійського напрямку протягом доби виконали 872 вогневих завдання. Йдеться якпро контрбатарейну боротьбу, так і про роботу по планових цілях, виявленихраніше. Втрати ворога вбитими та пораненими становлять майже дві роти.</text:p>
      <text:p text:style-name="P4">
Крім того, знищено та пошкоджено 28 одиниць озброєння та військової технікипротивника. Зокрема, 4 БМП, 2 БпЛА “Ланцет-3”, 4 ББМ, 2 зенітно-ракетнихкомплекси “Оса”, зенітно-ракетний комплекс “С-300”, самохідна артилерійськаустановка 2С1“Гвоздика”, автомобільна техніка. Також було знищено 4 складибоєприпасів ворога.</text:p>
      <text:p text:style-name="P4">
<text:span text:style-name="T4">
Читайте також:</text:span>
 <text:a xlink:type="simple" xlink:href="https://www.ukrinform.ua/rubric-ato/3704569-na-avdiivskomu-i-marinskomu-napramkah-e-zagostrenna-24-sprobi-sturmiv-sili-oboroni.html" text:style-name="Internet_20_link" text:visited-style-name="Visited_20_Internet_20_Link">
 <text:span text:style-name="T4">
напрямках</text:span>
 </text:a>
</text:p>
      <text:p text:style-name="P4">
Як повідомляв Укрінформ, Сили оборони України за час повномасштабної війниліквідували близько 192 тисяч 590 російських загарбників, зокрема 650 осіб –за останню добу. Також, станом на 4 травня, українські захисники знищили 3707(+5) ворожих танків, 7216 (+17) бойових броньованих машин, 2962 (+16)артилерійські системи, 547 (+3) реактивних систем залпового вогню, 304 (+4)засоби протиповітряної оборони, 308 (+0) літаків, 294 (+0) гелікоптери, 2523(+18) безпілотники оперативно-тактичного рівня, 947 (+0) крилатих ракет, 18(+0) кораблів /катерів, 5886 (+21) одиниць автомобільної техніки й автоцистерні 370 (+7) одиниць спеціальної техніки рф.</text:p>
      <text:p text:style-name="P4">
Source: <text:a xlink:type="simple" xlink:href="https://www.ukrinform.ua/rubric-ato/3704749-na-tavrijskomu-napramku-sili-oboroni-vikonali-872-vognevi-zavdanna-znisili-majze-dvi-roti-rf.html" text:style-name="Internet_20_link" text:visited-style-name="Visited_20_Internet_20_Link">
https://www.ukrinform.ua/rubric-ato/3704749-na-tavrijskomu-napramku-sili-oboroni-vikonali-872-vognevi-zavdanna-znisili-majze-dvi-roti-rf.html</text:a>
</text:p>
      <!--NEWS-->
      <text:h text:style-name="P10" text:outline-level="1">
<text:span text:style-name="T4">
Папа Римський зустрівся з представником рпц після заяви про «миротворчу місію»</text:span>
</text:h>
      <text:p text:style-name="P4">
Authors: Ukrinform (Person)</text:p>
      <text:p text:style-name="P4">
Publisher: Укринформ (Organization)</text:p>
      <text:p text:style-name="P4">
Published Time: 2023-05-04T17:41:13+03:00</text:p>
      <text:p text:style-name="P4">
Modified Time: 2023-05-04T17:41:13+03:00</text:p>
      <text:p text:style-name="P4">
Description: Папа Франциск 3 травня мав розмову з вищим членом російської православної церкви через декілька днів після того, як понтифік зробив загадковий коментар про те, що Ватикан бере участь у «миротворчій місії», щоб спробувати покласти край війні москви проти Україні. — Укрінформ.</text:p>
      <text:p text:style-name="P4">
Images: ["<text:a xlink:type="simple" xlink:href="https://static.ukrinform.com/photos/2023_05/thumb_files/630_360_1683211004-505.jpg" text:style-name="Internet_20_link" text:visited-style-name="Visited_20_Internet_20_Link">
630_360_16832...</text:a>
"]</text:p>
      <text:p text:style-name="P4">
Tags: ['Папа Франциск', 'Ватикан', 'РПЦ', 'Війна з росією']</text:p>
      <text:p text:style-name="P4">
Type: Article</text:p>
      <!--METADATA-->
      <text:p text:style-name="P4">
<draw:frame draw:style-name="fr1" draw:name="Image115" text:anchor-type="as-char" svg:width="6.9236in" svg:height="3.956343in" draw:z-index="0">
<draw:image xlink:href="../Images/yкринформ/2023-05-04T17-41-13-03-00/630_360_1683211004-505.jpg" xlink:type="simple" xlink:show="embed" xlink:actuate="onLoad" draw:mime-type="image/jpeg"/>
</draw:frame>
 ПапаФранциск 3 травня мав розмову з вищим членом російської православної церквичерез декілька днів після того, як понтифік зробив загадковий коментар про те,що Ватикан бере участь у «миротворчій місії», щоб спробувати покласти крайвійні москви проти Україні.</text:p>
      <text:p text:style-name="P4">
Як передає Укрінформ, про це повідомляє <text:a xlink:type="simple" xlink:href="https://www.euractiv.com/section/global-europe/news/pope-meets-moscow-church-official-after-puzzling-peace-mission-comment/" text:style-name="Internet_20_link" text:visited-style-name="Visited_20_Internet_20_Link">
</text:a>
 .</text:p>
      <text:p text:style-name="P4">
Мова йде про зустріч Папи з митрополитом (єпископом) антонієм, фактично другоюлюдиною за рангом у керівній структурі рпц.</text:p>
      <text:p text:style-name="P4">
Папа Франциск повідомив, що говорив про Україну з Орбаном та з митрополитомІларіоном, головним представником рпц у Будапешті та попередником антонія напосаді очільника зовнішніх зв’язків рпц.</text:p>
      <text:p text:style-name="P4">
<text:span text:style-name="T4">
Читайте також:</text:span>
 <text:a xlink:type="simple" xlink:href="https://www.ukrinform.ua/rubric-world/3702197-glava-rpc-kiril-pozbaviv-sanu-protodiakona-kuraeva-akij-kritikue-vijnu.html" text:style-name="Internet_20_link" text:visited-style-name="Visited_20_Internet_20_Link">
 <text:span text:style-name="T4">
рпц</text:span>
 </text:a>
</text:p>
      <text:p text:style-name="P4">
Напередодні антоній мав зустрічі з іншими офіційними особами Ватикану, але доостаннього було незрозуміло, чи матиме він приватну аудієнцію з Папою під чассвого візиту до Риму.</text:p>
      <text:p text:style-name="P4">
Під тиском журналістів державний секретар Ватикану кардинал П’єтро Паролінзаявив, що план «миротворчої місії» є, але лише понтифік особистовирішуватиме, коли його оприлюднити.</text:p>
      <text:p text:style-name="P4">
<text:span text:style-name="T4">
Читайте також:</text:span>
 <text:a xlink:type="simple" xlink:href="https://www.ukrinform.ua/rubric-world/3702908-papa-rimskij-zaaviv-so-hoce-zustritisa-z-patriarhom-rpc-kirilom.html" text:style-name="Internet_20_link" text:visited-style-name="Visited_20_Internet_20_Link">
 <text:span text:style-name="T4">
рпц</text:span>
 </text:a>
</text:p>
      <text:p text:style-name="P4">
Як повідомляв Укрінформ, голова католицької <text:a xlink:type="simple" xlink:href="https://www.ukrinform.ua/tag-cerkva" text:style-name="Internet_20_link" text:visited-style-name="Visited_20_Internet_20_Link">
 </text:a>
 Папа Римський Франциск заявив, що Ватикан бере участь у «миротворчіймісії», щоб спробувати покласти край війні росії проти України.</text:p>
      <text:p text:style-name="P4">
Натомість у CNN з посиланням на анонімне джерело, близьке до Офісу Президента,повідомили, що Володимир Зеленський не давав згоди на жодні подібніобговорення від імені України.</text:p>
      <text:p text:style-name="P4">
<text:span text:style-name="T5">
Фото: EPA-EFE/RICCARDO ANTIMIANI</text:span>
</text:p>
      <text:p text:style-name="P4">
Source: <text:a xlink:type="simple" xlink:href="https://www.ukrinform.ua/rubric-world/3704747-papa-rimskij-zustrivsa-z-predstavnikom-rpc-pisla-zaavi-pro-mirotvorcu-misiu.html" text:style-name="Internet_20_link" text:visited-style-name="Visited_20_Internet_20_Link">
https://www.ukrinform.ua/rubric-world/3704747-papa-rimskij-zustrivsa-z-predstavnikom-rpc-pisla-zaavi-pro-mirotvorcu-misiu.html</text:a>
</text:p>
      <!--NEWS-->
      <text:h text:style-name="P10" text:outline-level="1">
<text:span text:style-name="T4">
Офіс уповноваженого з питань зниклих безвісти розшукує понад 7 тисяч людей</text:span>
</text:h>
      <text:p text:style-name="P4">
Authors: Ukrinform (Person)</text:p>
      <text:p text:style-name="P4">
Publisher: Укринформ (Organization)</text:p>
      <text:p text:style-name="P4">
Published Time: 2023-05-04T17:43:00+03:00</text:p>
      <text:p text:style-name="P4">
Modified Time: 2023-05-04T17:43:00+03:00</text:p>
      <text:p text:style-name="P4">
Description: Офіс уповноваженого з питань осіб, зниклих безвісти за особливих обставин, нині розшукує понад 7 тисяч людей. — Укрінформ.</text:p>
      <text:p text:style-name="P4">
Images: ["<text:a xlink:type="simple" xlink:href="https://static.ukrinform.com/photos/2018_02/thumb_files/630_360_1518624641-6690.jpeg" text:style-name="Internet_20_link" text:visited-style-name="Visited_20_Internet_20_Link">
630_360_15186...</text:a>
"]</text:p>
      <text:p text:style-name="P4">
Tags: ['Розшук', 'Україна', 'Зниклі безвісти', 'Єдині новини']</text:p>
      <text:p text:style-name="P4">
Type: Article</text:p>
      <!--METADATA-->
      <text:p text:style-name="P4">
<draw:frame draw:style-name="fr1" draw:name="Image116" text:anchor-type="as-char" svg:width="6.9236in" svg:height="3.956343in" draw:z-index="0">
<draw:image xlink:href="../Images/yкринформ/2023-05-04T17-43-00-03-00/630_360_1518624641-6690.jpeg" xlink:type="simple" xlink:show="embed" xlink:actuate="onLoad" draw:mime-type="image/jpeg"/>
</draw:frame>
 Офісуповноваженого з питань осіб, зниклих безвісти за особливих обставин, нинірозшукує понад 7 тисяч людей.</text:p>
      <text:p text:style-name="P4">
Про це уповноважений Олег Котенко сказав у інтерв’ю, яке транслювалося в ефірітелемарафону «Єдині новини», передає Укрінформ.</text:p>
      <text:p text:style-name="P4">
«Трохи більше ніж 7 тисяч людей ми зараз розшукуємо, родичі яких звернулися донас для того, щоб почати пошук їхніх рідних. Якщо брати відсотково, то десь15% - це цивільні, а інші – звернення (щодо) наших <text:a xlink:type="simple" xlink:href="https://www.ukrinform.ua/tag-vijskovi" text:style-name="Internet_20_link" text:visited-style-name="Visited_20_Internet_20_Link">
</text:a>
 , яких ми розшукуємо», - сказавКотенко.</text:p>
      <text:p text:style-name="P4">
За його словами, за період повномасштабного вторгнення було заведено понад 15тисяч справ про зникнення безвісти. В Офіс уповноваженого з питань зниклихбезвісти за особливих обставин звертаються українці, рідні яких перебувають уполоні також, а коли людину вдалося повернути на Батьківщину, справузакривають. Близько 1,5 тисячі тіл загиблих захисників вдалося повернути.Після деокупації низки територій також було знайдено тіла загиблих воїнів. «Єще невеликий відсоток, коли люди до нас звернулися, а рідні зникали, простонемає радіозв'язку. Просто буває таке, що немає по тижню, по два або навіть помісяцю немає радіозв'язку з людиною. В цю цифру також входять, якщо ми на 100%знаємо, що людина знаходиться у полоні, є відеодокази, фотодокази тапідтвердження Міжнародного Комітету Червоного Хреста», - додав Котенко.</text:p>
      <text:p text:style-name="P4">
<text:span text:style-name="T4">
Читайте також:</text:span>
 <text:a xlink:type="simple" xlink:href="https://www.ukrinform.ua/rubric-society/3704447-ak-otrimati-vitag-z-edinogo-reestru-zniklih-bezvisti-poasnenna-minreintegracii.html" text:style-name="Internet_20_link" text:visited-style-name="Visited_20_Internet_20_Link">
 <text:span text:style-name="T4">
зниклих</text:span>
 <text:span text:style-name="T4">
безвісти</text:span>
</text:a>
</text:p>
      <text:p text:style-name="P4">
Як повідомляв <text:a xlink:type="simple" xlink:href="https://www.ukrinform.ua/rubric-society/3703454-v-ukraini-zapracuvav-edinij-reestr-zniklih-bezvisti.html" text:style-name="Internet_20_link" text:visited-style-name="Visited_20_Internet_20_Link">
 </text:a>
 , в Україні дані про зниклих з2 травня 2023 року вносяться в єдиний реєстр зниклих безвісти, розробленийМіністерством внутрішніх справ спільно з уповноваженим зі зниклих безвісти йіншими відомствами.</text:p>
      <text:p text:style-name="P4">
Станом на початок травня через війну росії в Україні вважаються зниклимибезвісти 23 760 людей.</text:p>
      <text:p text:style-name="P4">
Source: <text:a xlink:type="simple" xlink:href="https://www.ukrinform.ua/rubric-society/3704754-ofis-upovnovazenogo-z-pitan-zniklih-bezvisti-rozsukue-ponad-7-tisac-ludej.html" text:style-name="Internet_20_link" text:visited-style-name="Visited_20_Internet_20_Link">
https://www.ukrinform.ua/rubric-society/3704754-ofis-upovnovazenogo-z-pitan-zniklih-bezvisti-rozsukue-ponad-7-tisac-ludej.html</text:a>
</text:p>
      <!--NEWS-->
      <text:h text:style-name="P10" text:outline-level="1">
<text:span text:style-name="T4">
УПЛ: «Динамо» здобуло перемогу над «Ворсклою»</text:span>
</text:h>
      <text:p text:style-name="P4">
Authors: Ukrinform (Person)</text:p>
      <text:p text:style-name="P4">
Publisher: Укринформ (Organization)</text:p>
      <text:p text:style-name="P4">
Published Time: 2023-05-04T17:43:13+03:00</text:p>
      <text:p text:style-name="P4">
Modified Time: 2023-05-04T17:43:13+03:00</text:p>
      <text:p text:style-name="P4">
Description: Беніто забив дебютний гол за київський клуб. — Укрінформ.</text:p>
      <text:p text:style-name="P4">
Images: ["<text:a xlink:type="simple" xlink:href="https://static.ukrinform.com/photos/2023_05/thumb_files/630_360_1683211352-964.jpg" text:style-name="Internet_20_link" text:visited-style-name="Visited_20_Internet_20_Link">
630_360_16832...</text:a>
"]</text:p>
      <text:p text:style-name="P4">
Tags: ['Динамо', 'Футбол', 'Ворскла']</text:p>
      <text:p text:style-name="P4">
Type: Article</text:p>
      <!--METADATA-->
      <text:p text:style-name="P4">
<draw:frame draw:style-name="fr1" draw:name="Image117" text:anchor-type="as-char" svg:width="6.9236in" svg:height="3.956343in" draw:z-index="0">
<draw:image xlink:href="../Images/yкринформ/2023-05-04T17-43-13-03-00/630_360_1683211352-964.jpg" xlink:type="simple" xlink:show="embed" xlink:actuate="onLoad" draw:mime-type="image/jpeg"/>
</draw:frame>
 Бенітозабив дебютний гол за київський клуб.</text:p>
      <text:p text:style-name="P4">
Київське «Динамо» перемогло «Ворсклу» у поєдинку 24-го туру чемпіонату Україниз футболу – 2:1, передає Укрінформ.</text:p>
      <text:p text:style-name="P4">
Рахунок у матчі відкрив Степанюк, він відзначився вже на 13-ій хвилинізустрічі.</text:p>
      <text:p text:style-name="P4">
За 10 хвилин киянам вдалось зрівняти рахунок – «Динамо» провело швидку атаку:Ванат завдав потужного удару приблизно з 20 метрів - точно в дальній кутворіт.</text:p>
      <text:p text:style-name="P4">
На початку другого тайму свій дебютний гол за «Динамо» забив Беніто: Сидорчуквіддав передачу на правий фланг на хід Тимчику, той прострілив, Ісенко невтримав м'яч в руках, граючи на перехопленні, Беніто зіграв на добиванні –2:1.</text:p>
      <text:p text:style-name="P4">
Відтак, «Динамо» святкувало перемогу. Після цієї гри команда займає четвертемісце в УПЛ, у «Динамо» 47 очок, «Ворскла» йде сьомою, у них 30 пунктів.</text:p>
      <text:p text:style-name="P4">
<text:span text:style-name="T4">
Читайте також:</text:span>
 <text:a xlink:type="simple" xlink:href="https://www.ukrinform.ua/rubric-sports/3704575-cempionat-upl-dva-persi-matci-cetverga-zaversilisa-bez-goliv.html" text:style-name="Internet_20_link" text:visited-style-name="Visited_20_Internet_20_Link">
 </text:a>
</text:p>
      <text:p text:style-name="P4">
Як повідомляв Укрінформ, в іншому матчі ігрового дня «Інгулець» зіграв внічиюз «Кривбасом», а «Металіст 1925» із «Рухом».</text:p>
      <text:p text:style-name="P4">
Фото: upl.ua</text:p>
      <text:p text:style-name="P4">
Source: <text:a xlink:type="simple" xlink:href="https://www.ukrinform.ua/rubric-sports/3704750-upl-dinamo-zdobulo-peremogu-nad-vorsklou.html" text:style-name="Internet_20_link" text:visited-style-name="Visited_20_Internet_20_Link">
https://www.ukrinform.ua/rubric-sports/3704750-upl-dinamo-zdobulo-peremogu-nad-vorsklou.html</text:a>
</text:p>
      <!--NEWS-->
      <text:h text:style-name="P10" text:outline-level="1">
<text:span text:style-name="T4">
У військах рф паніка в очікуванні контрнаступу, кремль посилює пропаганду - Нацгвардія</text:span>
</text:h>
      <text:p text:style-name="P4">
Authors: Ukrinform (Person)</text:p>
      <text:p text:style-name="P4">
Publisher: Укринформ (Organization)</text:p>
      <text:p text:style-name="P4">
Published Time: 2023-05-04T17:52:39+03:00</text:p>
      <text:p text:style-name="P4">
Modified Time: 2023-05-04T17:52:39+03:00</text:p>
      <text:p text:style-name="P4">
Description: росія упродовж минулого тижня зосереджувала свої зусилля, зокрема, на посиленні пропагандистського впливу на свої війська, щоб зупинити панічні настрої, які ширяться там у очікуванні українського контрнаступу. — Укрінформ.</text:p>
      <text:p text:style-name="P4">
Images: ["<text:a xlink:type="simple" xlink:href="https://static.ukrinform.com/photos/2023_04/thumb_files/630_360_1680771234-118.jpg" text:style-name="Internet_20_link" text:visited-style-name="Visited_20_Internet_20_Link">
630_360_16807...</text:a>
"]</text:p>
      <text:p text:style-name="P4">
Tags: ['Нацгвардія', 'Пропаганда', 'Російські військові', 'Війна з росією']</text:p>
      <text:p text:style-name="P4">
Type: Article</text:p>
      <!--METADATA-->
      <text:p text:style-name="P4">
<draw:frame draw:style-name="fr1" draw:name="Image118" text:anchor-type="as-char" svg:width="6.9236in" svg:height="3.956343in" draw:z-index="0">
<draw:image xlink:href="../Images/yкринформ/2023-05-04T17-52-39-03-00/630_360_1680771234-118.jpg" xlink:type="simple" xlink:show="embed" xlink:actuate="onLoad" draw:mime-type="image/jpeg"/>
</draw:frame>
 росіяупродовж минулого тижня зосереджувала свої зусилля, зокрема, на посиленніпропагандистського впливу на свої війська, щоб зупинити панічні настрої, якіширяться там у очікуванні українського контрнаступу.</text:p>
      <text:p text:style-name="P4">
Про це під час брифінгу заявив заступник директора департаменту плануваннязастосування Головного управління Нацгвардії України полковник МиколаУршалович, передає кореспондент Укрінформу.</text:p>
      <text:p text:style-name="P4">
“Упродовж минулого тижня противник зосереджував зусилля на фортифікаційномуобладнанні досягнутих рубежів та посиленні <text:a xlink:type="simple" xlink:href="https://www.ukrinform.ua/tag-propaganda" text:style-name="Internet_20_link" text:visited-style-name="Visited_20_Internet_20_Link">
 </text:a>
 впливу на свої війська з метою зупинити панічні настрої, якіширяться серед його особового складу у очікуванні українського контрнаступу”,- заявив він.</text:p>
      <text:p text:style-name="P4">
На Лиманському напрямку ворог намагався покращити тактичне положення і вівбезуспішні наступальні дії у районах Білогорівки та Серебрянського лісництва,уточнив Уршалович.</text:p>
      <text:p text:style-name="P4">
За його словами, на Бахмутському напрямку противник продовжував нестиневиправдані втрати та у цілому діяв за сценарієм із знекровлення тависнаження власних підрозділів в умовах неспроможності перехопити стратегічнуініціативу у сил оборони України.</text:p>
      <text:p text:style-name="P4">
<text:span text:style-name="T4">
Читайте також:</text:span>
 <text:a xlink:type="simple" xlink:href="https://www.ukrinform.ua/rubric-ato/3704638-ponad-12-rosijskih-polonenih-ne-maut-navit-serednoi-osviti.html" text:style-name="Internet_20_link" text:visited-style-name="Visited_20_Internet_20_Link">
 </text:a>
</text:p>
      <text:p text:style-name="P4">
“На Авдіївському напрямку загарбники вели наступальні дії у районах Авдіївки,Водяного, Первомайського, але успіху не мали. На Запорізькому та Херсонськомунапрямках окупанти завдали авіаційних, ракетних ударів та артобстрілів понашим позиціям, а також удосконалювали фортифікаційне обладнання займанихрубежів”, - зазначив представник НГУ.</text:p>
      <text:p text:style-name="P4">
Як повідомлялося, 27 квітня Уршалович заявив, що росія перейшла до оборони наЗапорізькому і Херсонському напрямках.</text:p>
      <text:p text:style-name="P4">
Source: <text:a xlink:type="simple" xlink:href="https://www.ukrinform.ua/rubric-ato/3704758-u-vijskah-rf-panika-v-ocikuvanni-kontrnastupu-kreml-posilue-propagandu-nacgvardia.html" text:style-name="Internet_20_link" text:visited-style-name="Visited_20_Internet_20_Link">
https://www.ukrinform.ua/rubric-ato/3704758-u-vijskah-rf-panika-v-ocikuvanni-kontrnastupu-kreml-posilue-propagandu-nacgvardia.html</text:a>
</text:p>
      <!--NEWS-->
      <text:h text:style-name="P10" text:outline-level="1">
<text:span text:style-name="T4">
Міноборони пропонує знизити граничний вік для призовників до 25 років</text:span>
</text:h>
      <text:p text:style-name="P4">
Authors: Ukrinform (Person)</text:p>
      <text:p text:style-name="P4">
Publisher: Укринформ (Organization)</text:p>
      <text:p text:style-name="P4">
Published Time: 2023-05-04T17:53:19+03:00</text:p>
      <text:p text:style-name="P4">
Modified Time: 2023-05-04T17:53:19+03:00</text:p>
      <text:p text:style-name="P4">
Description: У Міністерстві оборони України підготували зміни до законодавства щодо зменшення граничного віку перебування громадян на військовому обліку призовників з 27 до 25 років. — Укрінформ.</text:p>
      <text:p text:style-name="P4">
Images: ["<text:a xlink:type="simple" xlink:href="https://static.ukrinform.com/photos/2021_02/thumb_files/630_360_1614192375-432.jpg" text:style-name="Internet_20_link" text:visited-style-name="Visited_20_Internet_20_Link">
630_360_16141...</text:a>
"]</text:p>
      <text:p text:style-name="P4">
Tags: ['Армія', 'Міноборони', 'Призов']</text:p>
      <text:p text:style-name="P4">
Type: Article</text:p>
      <!--METADATA-->
      <text:p text:style-name="P4">
<draw:frame draw:style-name="fr1" draw:name="Image119" text:anchor-type="as-char" svg:width="6.9236in" svg:height="3.956343in" draw:z-index="0">
<draw:image xlink:href="../Images/yкринформ/2023-05-04T17-53-19-03-00/630_360_1614192375-432.jpg" xlink:type="simple" xlink:show="embed" xlink:actuate="onLoad" draw:mime-type="image/jpeg"/>
</draw:frame>
 УМіністерстві оборони України підготували зміни до законодавства щодо зменшенняграничного віку перебування громадян на військовому обліку призовників з 27 до25 років.</text:p>
      <text:p text:style-name="P4">
Як передає Укрінформ, про це в <text:a xlink:type="simple" xlink:href="https://t.me/militarymediacenter/1864" text:style-name="Internet_20_link" text:visited-style-name="Visited_20_Internet_20_Link">
 </text:a>
повідомляє Military Media Center.</text:p>
      <text:p text:style-name="P4">
«У Міністерстві оборони, реагуючи на звернення Збройних сил України, спільнонапрацювали пропозиції змін до законодавства щодо зменшення граничного вікуперебування громадян на військовому обліку призовників з 27 до 25 років», -йдеться в повідомленні.</text:p>
      <text:p text:style-name="P4">
Як пояснили в Міноборони, такі зміни продиктовані тим, що під час діїправового режиму <text:a xlink:type="simple" xlink:href="https://www.ukrinform.ua/tag-voennij-stan" text:style-name="Internet_20_link" text:visited-style-name="Visited_20_Internet_20_Link">
 </text:a>
 відсутняпотреба в перебуванні громадян на військовому обліку призовників до 27 років.По-перше, необхідність їхнього щорічного прибуття до територіальних центрівкомплектування та соціальної підтримки, у тому числі для проходження медичнихоглядів, призводить до додаткових фінансових витрат, навантаження на медичнихпрацівників та збільшення черг для проходження ВЛК. Тоді як призов на строковувійськову службу під час воєнного стану не здійснюється.</text:p>
      <text:p text:style-name="P4">
По-друге, тривале перебування на військовому обліку призовників під час діївоєнного стану призводить до того, що значна кількість придатних до військовоїслужби громадян, які не мають статусу військовозобов’язаних, не може бутизалучена до військової служби за призовом під час мобілізації.</text:p>
      <text:p text:style-name="P4">
<text:span text:style-name="T4">
Читайте також:</text:span>
 <text:a xlink:type="simple" xlink:href="https://www.ukrinform.ua/rubric-ato/3703675-rada-prodovzila-voennij-stan-ta-zagalnu-mobilizaciu-se-na-90-dib.html" text:style-name="Internet_20_link" text:visited-style-name="Visited_20_Internet_20_Link">
 </text:a>
</text:p>
      <text:p text:style-name="P4">
Як зазначається, такі ініціативи Сил оборони України, спрямовані на зміцненняобороноздатності держави, є обґрунтованими, погодженими з іншими урядовими ібезпековими структурами та мають на меті виключно оптимізацію процесів задлянаближення перемоги.</text:p>
      <text:p text:style-name="P4">
Як повідомляв Укрінформ, 29 липня 2022 року Верховна Рада ухвалила Закон «Провнесення змін до Закону України "Про мобілізаційну підготовку та мобілізацію»та звільнила від призову громадян, які втратили рідних на війні з рф.</text:p>
      <text:p text:style-name="P4">
Source: <text:a xlink:type="simple" xlink:href="https://www.ukrinform.ua/rubric-society/3704759-minoboroni-proponue-zniziti-granicnij-vik-dla-prizovnikiv-do-25-rokiv.html" text:style-name="Internet_20_link" text:visited-style-name="Visited_20_Internet_20_Link">
https://www.ukrinform.ua/rubric-society/3704759-minoboroni-proponue-zniziti-granicnij-vik-dla-prizovnikiv-do-25-rokiv.html</text:a>
</text:p>
      <!--NEWS-->
      <text:h text:style-name="P10" text:outline-level="1">
<text:span text:style-name="T4">
За програмою «Власна справа» 4,5 тисячі українцям надали мікрогранти на ₴1 мільярд</text:span>
</text:h>
      <text:p text:style-name="P4">
Authors: Ukrinform (Person)</text:p>
      <text:p text:style-name="P4">
Publisher: Укринформ (Organization)</text:p>
      <text:p text:style-name="P4">
Published Time: 2023-05-04T17:54:00+03:00</text:p>
      <text:p text:style-name="P4">
Modified Time: 2023-05-04T17:54:00+03:00</text:p>
      <text:p text:style-name="P4">
Description: З початку запуску програми «Власна справа» понад 4,5 тис. українців отримають від держави мікрогранти на започаткування й розвиток бізнесу на загальну суму 1 млрд грн. — Укрінформ.</text:p>
      <text:p text:style-name="P4">
Images: ["<text:a xlink:type="simple" xlink:href="https://static.ukrinform.com/photos/2019_06/thumb_files/630_360_1560852576-790.jpg" text:style-name="Internet_20_link" text:visited-style-name="Visited_20_Internet_20_Link">
630_360_15608...</text:a>
"]</text:p>
      <text:p text:style-name="P4">
Tags: ['Бізнес', 'Економіка', 'Україна', 'Грант']</text:p>
      <text:p text:style-name="P4">
Type: Article</text:p>
      <!--METADATA-->
      <text:p text:style-name="P4">
<draw:frame draw:style-name="fr1" draw:name="Image120" text:anchor-type="as-char" svg:width="6.9236in" svg:height="3.956343in" draw:z-index="0">
<draw:image xlink:href="../Images/yкринформ/2023-05-04T17-54-00-03-00/630_360_1560852576-790.jpg" xlink:type="simple" xlink:show="embed" xlink:actuate="onLoad" draw:mime-type="image/jpeg"/>
</draw:frame>
 З початкузапуску програми «Власна справа» понад 4,5 тис. українців отримають віддержави мікрогранти на започаткування й розвиток бізнесу на загальну суму 1млрд грн.</text:p>
      <text:p text:style-name="P4">
Про це повідомила перший віцепрем'єр-міністр – міністр економіки ЮліяСвириденко, передає Укрінформ з посиланням на <text:a xlink:type="simple" xlink:href="https://www.me.gov.ua/News/Detail" text:style-name="Internet_20_link" text:visited-style-name="Visited_20_Internet_20_Link">
</text:a>
 .</text:p>
      <text:p text:style-name="P4">
«Вони отримають мікрогранти на загальну суму в 1 млрд грн, які спрямують настарт або розширення свого <text:a xlink:type="simple" xlink:href="https://www.ukrinform.ua/tag-biznes" text:style-name="Internet_20_link" text:visited-style-name="Visited_20_Internet_20_Link">
 </text:a>
 . Це 1млрд грн інвестицій держави в розвиток підприємництва, завдяки якимвідкриються сотні нових підприємств, тисячі діючих компаній зможуть нароститивиробництво товарів чи надання послуг», - зазначила очільниця міністерства.</text:p>
      <text:p text:style-name="P4">
Зауважується, що понад 10 тисяч українців знайдуть роботу в цих компаніях нановостворених робочих місцях.</text:p>
      <text:p text:style-name="P4">
За програмою «Власна справа», у межах проєкту «єРобота», українці можутьотримати мікрогрант від 50 до 250 тис. грн. Кошти можна витратити на придбанняабо лізинг обладнання, закупівлю сировини та матеріалів, оренду приміщення.Обов'язковою умовою надання коштів є створення 1-2 робочих місць. Цього рокуна програму передбачено 1,8 млрд грн.</text:p>
      <text:p text:style-name="P4">
<text:span text:style-name="T4">
Читайте також:</text:span>
 <text:a xlink:type="simple" xlink:href="https://www.ukrinform.ua/rubric-economy/3702069-derzava-vze-viplatila-24-milarda-grantiv-za-programou-erobota-smigal.html" text:style-name="Internet_20_link" text:visited-style-name="Visited_20_Internet_20_Link">
 </text:a>
</text:p>
      <text:p text:style-name="P4">
Як повідомлялось, урядовий проєкт «єРобота» включає грантові програми,спрямовані на стимулювання підприємницької діяльності та створення робочихмісць. Зокрема, це програми мікрогрантів на відкриття чи розвиток власногобізнесу, грантів на створення й розвиток переробних підприємств, закладки садута виноградарства, тепличного господарства.</text:p>
      <text:p text:style-name="P4">
Source: <text:a xlink:type="simple" xlink:href="https://www.ukrinform.ua/rubric-economy/3704761-za-programou-vlasna-sprava-45-tisaci-ukraincam-nadali-mikrogranti-na-1-milard.html" text:style-name="Internet_20_link" text:visited-style-name="Visited_20_Internet_20_Link">
https://www.ukrinform.ua/rubric-economy/3704761-za-programou-vlasna-sprava-45-tisaci-ukraincam-nadali-mikrogranti-na-1-milard.html</text:a>
</text:p>
      <!--NEWS-->
      <text:h text:style-name="P10" text:outline-level="1">
<text:span text:style-name="T4">
Наближення лінії фронту означатиме невідворотні втрати у заповіднику «Асканія-Нова» - директор</text:span>
</text:h>
      <text:p text:style-name="P4">
Authors: Ukrinform (Person)</text:p>
      <text:p text:style-name="P4">
Publisher: Укринформ (Organization)</text:p>
      <text:p text:style-name="P4">
Published Time: 2023-05-04T17:56:58+03:00</text:p>
      <text:p text:style-name="P4">
Modified Time: 2023-05-04T17:56:58+03:00</text:p>
      <text:p text:style-name="P4">
Description: Станом на сьогодні ситуація в біосферному заповіднику «Асканія-Нова», який окупаційна влада взяла під своє управління, залишається керованою. — Укрінформ.</text:p>
      <text:p text:style-name="P4">
Images: ["<text:a xlink:type="simple" xlink:href="https://static.ukrinform.com/photos/2019_02/thumb_files/630_360_1549005719-828.jpg" text:style-name="Internet_20_link" text:visited-style-name="Visited_20_Internet_20_Link">
630_360_15490...</text:a>
"]</text:p>
      <text:p text:style-name="P4">
Tags: ['Заповідник', 'Асканія-Нова', 'Війна з росією']</text:p>
      <text:p text:style-name="P4">
Type: Article</text:p>
      <!--METADATA-->
      <text:p text:style-name="P4">
<draw:frame draw:style-name="fr1" draw:name="Image121" text:anchor-type="as-char" svg:width="6.9236in" svg:height="3.956343in" draw:z-index="0">
<draw:image xlink:href="../Images/yкринформ/2023-05-04T17-56-58-03-00/630_360_1549005719-828.jpg" xlink:type="simple" xlink:show="embed" xlink:actuate="onLoad" draw:mime-type="image/jpeg"/>
</draw:frame>
 Станом насьогодні ситуація в біосферному заповіднику «Асканія-Нова», який окупаційнавлада взяла під своє управління, залишається керованою.</text:p>
      <text:p text:style-name="P4">
Про це під час дискусії «Наслідки війни в природних та біосфернихзаповідниках, національних парках» в Укрінформі розповів директор заповідникаВіктор Шаповал.</text:p>
      <text:p text:style-name="P4">
«Поки ситуація в Асканії керована. Шляхом того, що понад рік ми протрималися,забезпечували догляд за колекціями, змогли прорахувати ситуацію і забезпечитиустанову певними критичними ресурсами, зокрема кормами та пальним, які заразвикористовуються для підтримки колекції, катастрофи в заповіднику немає. Цестаном на сьогодні. Але треба усвідомлювати, що всі проблеми для Асканіїпопереду, адже наближення лінії фронту буде означати невідворотні втрати.Питання тільки в часі та в масштабах», - наголосив Шаповал.</text:p>
      <text:p text:style-name="P4">
Він нагадав, що біосферний заповідник «Асканія-Нова» був окупований в перші жгодини повномасштабного вторгнення <text:a xlink:type="simple" xlink:href="https://www.ukrinform.ua/tag-rosia" text:style-name="Internet_20_link" text:visited-style-name="Visited_20_Internet_20_Link">
 </text:a>
 натериторію України 24 лютого 2022 року і понад рік установа працювала вавтономному режимі.</text:p>
      <text:p text:style-name="P4">
<text:span text:style-name="T4">
Читайте також:</text:span>
 <text:a xlink:type="simple" xlink:href="https://www.ukrinform.ua/rubric-vidbudova/3701172-ukraina-vze-otrimala-vid-donoriv-23-miljoni-na-vidnovlenna-cornobilskoi-zoni.html" text:style-name="Internet_20_link" text:visited-style-name="Visited_20_Internet_20_Link">
 </text:a>
</text:p>
      <text:p text:style-name="P4">
«Ситуація була дуже складною, всі державні механізми та інституції булипаралізовані. Ми змогли добитися бюджетних асигнувань на захищені статтівидатків, а саме на заробітну плату. Тому персонал залишався на місці йпродовжував понад рік виконувати свої обов’язки автономно, але в українськомуформаті», - зауважив керівник заповідника.</text:p>
      <text:p text:style-name="P4">
Шаповал підкреслив, що керівництво і загалом персонал заповідника за понад рікроботи, фактично до кінця березня 2023 року, зробив навіть більше, ніж віднього очікувалося. Наразі на території залишаються технічні працівники, якіпродовжують виконувати свої функціональні обов’язки, доглядають за колекціями.Науковці та керівництво, які залишили заповідник, працюють дистанційно.</text:p>
      <text:p text:style-name="P4">
<text:span text:style-name="T4">
Читайте також:</text:span>
 <text:a xlink:type="simple" xlink:href="https://www.ukrinform.ua/rubric-society/3704724-rosia-zavdala-zbitkiv-ukrainskomu-dovkillu-na-ponad-2-triljoni.html" text:style-name="Internet_20_link" text:visited-style-name="Visited_20_Internet_20_Link">
 <text:span text:style-name="T4">
довкіллю</text:span>
 </text:a>
</text:p>
      <text:p text:style-name="P4">
Як повідомлялося, наприкінці березня 2023 року окупаційна влада встановилаповний контроль над біосферним заповідником «Асканія-Нова». Подальшезбереження природоохоронної, науково-дослідної установи міжнародного значенняне може бути забезпечене українською адміністрацією та знаходиться підбезпосередньою загрозою. Поки персонал продовжує виконувати функціональніобов'язки та здійснює необхідний догляд за колекціями.</text:p>
      <text:p text:style-name="P4">
Source: <text:a xlink:type="simple" xlink:href="https://www.ukrinform.ua/rubric-regions/3704762-nablizenna-linii-frontu-oznacatime-nevidvorotni-vtrati-u-zapovidniku-askanianova-direktor.html" text:style-name="Internet_20_link" text:visited-style-name="Visited_20_Internet_20_Link">
https://www.ukrinform.ua/rubric-regions/3704762-nablizenna-linii-frontu-oznacatime-nevidvorotni-vtrati-u-zapovidniku-askanianova-direktor.html</text:a>
</text:p>
      <!--NEWS-->
      <text:h text:style-name="P10" text:outline-level="1">
<text:span text:style-name="T4">
Комунікація з рф щодо повернення цивільних відбувається практично щоденно — Лубінець</text:span>
</text:h>
      <text:p text:style-name="P4">
Authors: Ukrinform (Person)</text:p>
      <text:p text:style-name="P4">
Publisher: Укринформ (Organization)</text:p>
      <text:p text:style-name="P4">
Published Time: 2023-05-04T18:07:00+03:00</text:p>
      <text:p text:style-name="P4">
Modified Time: 2023-05-04T18:07:00+03:00</text:p>
      <text:p text:style-name="P4">
Description: Комунікація Офісу Уповноваженого ВР з прав людини щодо повернення цивільних осіб, які перебувають в заручниках в російській федерації, відбувається практично щоденно. — Укрінформ.</text:p>
      <text:p text:style-name="P4">
Images: ["<text:a xlink:type="simple" xlink:href="https://static.ukrinform.com/photos/2023_05/thumb_files/630_360_1683212487-408.jpg" text:style-name="Internet_20_link" text:visited-style-name="Visited_20_Internet_20_Link">
630_360_16832...</text:a>
"]</text:p>
      <text:p text:style-name="P4">
Tags: ['Полонені', 'Москалькова', 'Війна з росією', 'Дмитро Лубінець']</text:p>
      <text:p text:style-name="P4">
Type: Article</text:p>
      <!--METADATA-->
      <text:p text:style-name="P4">
<draw:frame draw:style-name="fr1" draw:name="Image122" text:anchor-type="as-char" svg:width="6.9236in" svg:height="3.956343in" draw:z-index="0">
<draw:image xlink:href="../Images/yкринформ/2023-05-04T18-07-00-03-00/630_360_1683212487-408.jpg" xlink:type="simple" xlink:show="embed" xlink:actuate="onLoad" draw:mime-type="image/jpeg"/>
</draw:frame>
Комунікація Офісу Уповноваженого ВР з прав людини щодо повернення цивільнихосіб, які перебувають в заручниках в російській федерації, відбуваєтьсяпрактично щоденно.</text:p>
      <text:p text:style-name="P4">
Про це під час пресконференції сказав уповноважений ВР з прав людини ДмитроЛубінець, передає кореспондент Укрінформу.</text:p>
      <text:p text:style-name="P4">
“Щодо цивільних — комунікація є. Це те що я можу казати публічно. Не можусказати, через які канали це відбувається, бо це не один канал. Канал, проякий я публічно заявив, це спілкування між мною та москальковою. Не знаюнаскільки це буде коректно щодо інституції з прав людини, якщо я назву їїкерівником такої інституції, бо я щиро вважаю, що системи захисту прав людинина території рф не існує, але з усім тим вона офіційно займає цю посаду.Комунікація у нас є, вона відбувається практично у щоденному режимі, заразчерез уповноважених співробітників, одна людина визначена в нашій інституції,одна людина визначена в інституції москалькової, кожного дня обмінюємосялистами, різною інформацією”, - сказав Лубінець.</text:p>
      <text:p text:style-name="P4">
Він нагадав, що згідно з Женевськими конвенціями, обмін має проводитисявиключно військовополоненими, цивільних громадян сторони мають передавати однаодній без додаткових вимог, також без жодних вимог мають бути поверненіважкопоранені. На жаль, <text:a xlink:type="simple" xlink:href="https://www.ukrinform.ua/tag-rosia" text:style-name="Internet_20_link" text:visited-style-name="Visited_20_Internet_20_Link">
 </text:a>
 недотримується міжнародного права.</text:p>
      <text:p text:style-name="P4">
<text:span text:style-name="T4">
Читайте також:</text:span>
 <text:a xlink:type="simple" xlink:href="https://www.ukrinform.ua/rubric-ato/3702216-lubinec-v-oon-nagadav-so-rosia-deportue-ukrainskih-ditej-z-2014-roku.html" text:style-name="Internet_20_link" text:visited-style-name="Visited_20_Internet_20_Link">
 <text:span text:style-name="T4">
Лубінець</text:span>
 </text:a>
</text:p>
      <text:p text:style-name="P4">
Уповноважений з прав людини додав, що перемовини з російською стороноюпроводяться з урахуванням двох критеріїв — дотримання національних інтересівУкраїни, відсутність шкоди українським громадянам та досягнення конкретногорезультату.</text:p>
      <text:p text:style-name="P4">
За словами Лубінця, пропозиція російської сторони зробити такі перемовини назагал була відхилена. Водночас він зазначив, що спілкування з москальковоюпублічно буде у разі конкретних результатів, зокрема повернення українськихгромадян, і додав, що перша телефонна розмова з москальковою відбулася черезтиждень після його призначення, а перша зустріч 17 жовтня 2022 року, колиУкраїна повернула 108 українських полонених.</text:p>
      <text:p text:style-name="P4">
"Це був новий досвід для мене спілкування з російською стороною. Мені требабуло з ним спілкуватися, бо я побачив результат", - сказав Лубінець.</text:p>
      <text:p text:style-name="P4">
<text:span text:style-name="T4">
Читайте також:</text:span>
 <text:a xlink:type="simple" xlink:href="https://www.ukrinform.ua/rubric-society/3704743-rosia-trimae-bils-ak-20-tisac-civilnih-zarucnikiv-pisla-deokupacii-cifra-zbilsitsa-lubinec.html" text:style-name="Internet_20_link" text:visited-style-name="Visited_20_Internet_20_Link">
 <text:span text:style-name="T4">
Лубінець</text:span>
 </text:a>
</text:p>
      <text:p text:style-name="P4">
Як повідомлялося, омбудсмен росії москалькова у квітні 2023 року булавиключена з членів Європейської мережі національних інституцій з прав людини(ENNHRI).</text:p>
      <text:p text:style-name="P4">
Source: <text:a xlink:type="simple" xlink:href="https://www.ukrinform.ua/rubric-society/3704766-komunikacia-z-rosijskou-storonou-sodo-povernenna-civilnih-vidbuvaetsa-prakticno-sodenno-lubinec.html" text:style-name="Internet_20_link" text:visited-style-name="Visited_20_Internet_20_Link">
https://www.ukrinform.ua/rubric-society/3704766-komunikacia-z-rosijskou-storonou-sodo-povernenna-civilnih-vidbuvaetsa-prakticno-sodenno-lubinec.html</text:a>
</text:p>
      <!--NEWS-->
      <text:h text:style-name="P10" text:outline-level="1">
<text:span text:style-name="T4">
Актор Марк Гемілл зібрав понад $1,5 мільйона на дрони для ЗСУ</text:span>
</text:h>
      <text:p text:style-name="P4">
Authors: Ukrinform (Person)</text:p>
      <text:p text:style-name="P4">
Publisher: Укринформ (Organization)</text:p>
      <text:p text:style-name="P4">
Published Time: 2023-05-04T18:09:00+03:00</text:p>
      <text:p text:style-name="P4">
Modified Time: 2023-05-04T18:09:00+03:00</text:p>
      <text:p text:style-name="P4">
Description: Американський актор та амбасадор United24 Марк Гемілл зібрав 1 517 205 $ на дрони RQ-35 Heidrun для українських військових. — Укрінформ.</text:p>
      <text:p text:style-name="P4">
Images: ["<text:a xlink:type="simple" xlink:href="https://static.ukrinform.com/photos/2022_12/thumb_files/630_360_1671246078-363.jpg" text:style-name="Internet_20_link" text:visited-style-name="Visited_20_Internet_20_Link">
630_360_16712...</text:a>
"]</text:p>
      <text:p text:style-name="P4">
Tags: ['ЗСУ', 'Зоряні війни', 'Актор', 'Мінцифри', 'Михайло Федоров', 'Армія дронів']</text:p>
      <text:p text:style-name="P4">
Type: Article</text:p>
      <!--METADATA-->
      <text:p text:style-name="P4">
<draw:frame draw:style-name="fr1" draw:name="Image123" text:anchor-type="as-char" svg:width="6.9236in" svg:height="3.956343in" draw:z-index="0">
<draw:image xlink:href="../Images/yкринформ/2023-05-04T18-09-00-03-00/630_360_1671246078-363.jpg" xlink:type="simple" xlink:show="embed" xlink:actuate="onLoad" draw:mime-type="image/jpeg"/>
</draw:frame>
Американський актор та амбасадор United24 Марк Гемілл зібрав 1 517 205 $ надрони RQ-35 Heidrun для українських військових.</text:p>
      <text:p text:style-name="P4">
Про це повідомив віцепрем’єр-міністр з інновацій, розвитку освіти, науки татехнологій – міністр цифрової трансформації Михайло Федоров у <text:a xlink:type="simple" xlink:href="https://www.ukrinform.ua/tag-dron" text:style-name="Internet_20_link" text:visited-style-name="Visited_20_Internet_20_Link">
</text:a>
 , передає Укрінформ.</text:p>
      <text:p text:style-name="P4">
«Наші захисники і захисниці отримають 10 потужних розвідувальних безпілотниківданського виробництва. RQ-35 Heidrun — ефективний та простий у керуванні БпЛАдля якісних розвідувальних місій. Також він може протистояти засобамрадіоелектронної боротьби росіян», - зазначив український міністр.</text:p>
      <text:p text:style-name="P4">
Як повідомлялось, «Армія <text:a xlink:type="simple" xlink:href="https://www.ukrinform.ua/tag-dron" text:style-name="Internet_20_link" text:visited-style-name="Visited_20_Internet_20_Link">
 </text:a>
 » – проєкт,започаткований Генеральним штабом ЗСУ та Мінцифри. Це комплексна програма, вмежах якої запланована системна закупівля дронів, їх ремонт, а також курсинавчання відповідних фахівців. Проєкт стартував 1 липня.</text:p>
      <text:p text:style-name="P4">
<text:span text:style-name="T4">
Читайте також:</text:span>
 <text:a xlink:type="simple" xlink:href="https://www.ukrinform.ua/rubric-culture/3695548-zirka-zoranih-voen-mark-gemill-zustrivsa-onlajn-iz-ukrainskimi-vijskovimi.html" text:style-name="Internet_20_link" text:visited-style-name="Visited_20_Internet_20_Link">
 <text:span text:style-name="T4">
Гемілл</text:span>
 </text:a>
</text:p>
      <text:p text:style-name="P4">
В його межах профільні державні органи вже законтрактували понад 3,8 тисячібезпілотників на суму понад ₴4,1 мільярда. А також навчили більше ніж 7 тисячоператорів дронів.</text:p>
      <text:p text:style-name="P4">
Source: <text:a xlink:type="simple" xlink:href="https://www.ukrinform.ua/rubric-culture/3704880-aktor-mark-gemill-zibrav-ponad-15-miljona-na-droni-dla-zsu.html" text:style-name="Internet_20_link" text:visited-style-name="Visited_20_Internet_20_Link">
https://www.ukrinform.ua/rubric-culture/3704880-aktor-mark-gemill-zibrav-ponad-15-miljona-na-droni-dla-zsu.html</text:a>
</text:p>
      <!--NEWS-->
      <text:h text:style-name="P10" text:outline-level="1">
<text:span text:style-name="T4">
Торік Кремінь отримав понад 2 800 звернень щодо порушень мовного закону</text:span>
</text:h>
      <text:p text:style-name="P4">
Authors: Ukrinform (Person)</text:p>
      <text:p text:style-name="P4">
Publisher: Укринформ (Organization)</text:p>
      <text:p text:style-name="P4">
Published Time: 2023-05-04T18:11:00+03:00</text:p>
      <text:p text:style-name="P4">
Modified Time: 2023-05-04T18:11:00+03:00</text:p>
      <text:p text:style-name="P4">
Description: Торік громадяни подали 2 846 звернень про порушення їхнього права на отримання інформації державною мовою, 1 112 з яких стосувалися галузі обслуговування та надання відомостей про товари та послуги. — Укрінформ.</text:p>
      <text:p text:style-name="P4">
Images: ["<text:a xlink:type="simple" xlink:href="https://static.ukrinform.com/photos/2023_05/thumb_files/630_360_1683205688-107.jpg" text:style-name="Internet_20_link" text:visited-style-name="Visited_20_Internet_20_Link">
630_360_16832...</text:a>
"]</text:p>
      <text:p text:style-name="P4">
Tags: ['Українська мова', 'Мовний закон', 'Кремінь', 'Мовний омбудсмен']</text:p>
      <text:p text:style-name="P4">
Type: Article</text:p>
      <!--METADATA-->
      <text:p text:style-name="P4">
<draw:frame draw:style-name="fr1" draw:name="Image124" text:anchor-type="as-char" svg:width="6.9236in" svg:height="3.956343in" draw:z-index="0">
<draw:image xlink:href="../Images/yкринформ/2023-05-04T18-11-00-03-00/630_360_1683205688-107.jpg" xlink:type="simple" xlink:show="embed" xlink:actuate="onLoad" draw:mime-type="image/jpeg"/>
</draw:frame>
 Торікгромадяни подали 2 846 звернень про порушення їхнього права на отриманняінформації державною мовою, 1 112 з яких стосувалися галузі обслуговування танадання відомостей про товари та послуги.</text:p>
      <text:p text:style-name="P4">
Про це уповноважений із захисту державної мови Тарас Кремінь повідомив під часпрезентації річного звіту про стан дотримання Закону «Про забезпеченняфункціонування української мови як державної у 2022 році», яка відбулася уМедіацентрі Україна-Укрінформ.</text:p>
      <text:p text:style-name="P4">
«Протягом 2022 року на нашу адресу надійшли 2 846 звернень від громадянУкраїни щодо порушення закону про мову. Лідером за кількістю повідомлень сталимісто Київ - 823, а також Харківщина - 460 звернень. Найменша кількістьзвернень надійшла зі східних областей і частково з півдня, зокрема, Луганщинита Кіровоградщини», - сказав він.</text:p>
      <text:p text:style-name="P4">
За словами Креміня, піком активності громадян став липень-серпень 2022 року,що він пов'язує із хвилею інформаційно-роз'яснювальної кампанії щодообов'язкового застосування української у мережі Інтернет, а також ізвпровадженими попередженнями та штрафами за порушення мовного законодавства:зміни до Кодексу про адміністративні правопорушення набули чинності 16 липня2022 року.</text:p>
      <text:p text:style-name="P4">
<text:span text:style-name="T4">
Читайте також:</text:span>
 <text:a xlink:type="simple" xlink:href="https://www.ukrinform.ua/rubric-society/3704684-kremin-zaklikae-do-fiksacii-zlocinu-lingvocidu-u-kriminalnomu-kodeksi.html" text:style-name="Internet_20_link" text:visited-style-name="Visited_20_Internet_20_Link">
 <text:span text:style-name="T4">
Кремінь</text:span>
 </text:a>
</text:p>
      <text:p text:style-name="P4">
Звіт за минулий рік охоплює десять галузей суспільного життя, а також питаннялінгвоциду на тимчасово окупованих територіях. Омбудсмен зауважив, що 1112звернень від громадян стосувалися порушень під час обслуговування та наданняінформації про товари та послуги. Зокрема, у 989 повідомленнях йшлося провідсутність української версії інтернет-представництв, а 123 скарги фіксувалипорушення вимог законодавства під час обслуговування споживачів.</text:p>
      <text:p text:style-name="P4">
Водночас у 152-х випадках громадяни повідомляли про порушення мовногозаконодавства в органах державної влади та місцевого самоврядування: учотирьох випадках було накладено штраф на чиновників на суму 3400 грн, а такожвисунули одне попередження.</text:p>
      <text:p text:style-name="P4">
Також секретаріат уповноваженого зареєстрував 435 звернень щодо розміщенняреклами недержавною мовою.</text:p>
      <text:p text:style-name="P4">
«Є порушення й у галузі вивісок. Найбільше порушень зафіксовано на територіїХаркова та Харківської області - 252, а також міста Київ - 54 звернення», -зауважив Кремінь.</text:p>
      <text:p text:style-name="P4">
Омбудсмен повідомив, що у галузі дошкільної, середньої та вищої освіти наявні117 звернень, у медичній галузі - 92, у різних видах медіа - 254, усудочинстві - 7, у галузі культури - 43, у книговиданні - 12.</text:p>
      <text:p text:style-name="P4">
«Зважаючи на інструментарій закону про мову, мною як уповноваженим булоухвалено рішення про проведення 170 загальнодержавних заходів контролю,особливо в тих випадках, коли нам потрібно було отримати додаткову інформаціюта стабілізувати рівень дотримання мовного закону у різних сферах. Частковотакі дії було припинено стосовно закладів, які знаходяться на тимчасовоокупованих територіях» , - зазначив уповноважений.</text:p>
      <text:p text:style-name="P4">
<text:span text:style-name="T4">
Читайте також:</text:span>
 <text:a xlink:type="simple" xlink:href="https://www.ukrinform.ua/rubric-society/3692441-kremin-nazvav-stvorenna-pidrucnikiv-z-ukrainskoi-dla-inozemciv-prioritetom-na-2023-rik.html" text:style-name="Internet_20_link" text:visited-style-name="Visited_20_Internet_20_Link">
 <text:span text:style-name="T4">
Кремінь</text:span>
 </text:a>
</text:p>
      <text:p text:style-name="P4">
За його даними, заходи державного контролю по галузях із найбільшою кількістюскарг допомогли усунути до 77,4% порушень.</text:p>
      <text:p text:style-name="P4">
Водночас Кремінь наголосив, що основною тенденцією минулого року є «стрімкезростання рівня суспільної підтримки <text:a xlink:type="simple" xlink:href="https://www.ukrinform.ua/tag-ukrainska-mova" text:style-name="Internet_20_link" text:visited-style-name="Visited_20_Internet_20_Link">
 </text:a>
 , а також кардинальне збільшення її застосування у публічнійгалузі та приватному спілкуванні».</text:p>
      <text:p text:style-name="P4">
Повний <text:a xlink:type="simple" xlink:href="https://mova-ombudsman.gov.ua/storage/app/sites/14/%D0%97%D0%B2%D1%96%D1%82%202022/%D0%97%D0%92%D0%86%D0%A2%20%D0%A3%D0%9F%D0%9E%D0%92%D0%9D%D0%9E%D0%92%D0%90%D0%96%D0%95%D0%9D%D0%9E%D0%93%D0%9E%202022.pdf" text:style-name="Internet_20_link" text:visited-style-name="Visited_20_Internet_20_Link">
 </text:a>
опубліковано на сайті уповноваженого.</text:p>
      <text:p text:style-name="P4">
Як повідомляв Укрінформ, мовний омбудсмен заявляв, що створення підручників зукраїнської мови для іноземців є пріоритетом на 2023 рік.</text:p>
      <text:p text:style-name="P4">
Source: <text:a xlink:type="simple" xlink:href="https://www.ukrinform.ua/rubric-society/3704768-torik-kremin-otrimav-ponad-2-800-zvernen-sodo-porusen-movnogo-zakonu.html" text:style-name="Internet_20_link" text:visited-style-name="Visited_20_Internet_20_Link">
https://www.ukrinform.ua/rubric-society/3704768-torik-kremin-otrimav-ponad-2-800-zvernen-sodo-porusen-movnogo-zakonu.html</text:a>
</text:p>
      <!--NEWS-->
      <text:h text:style-name="P10" text:outline-level="1">
<text:span text:style-name="T4">
Зеленський зустрівся з королем Нідерландів</text:span>
</text:h>
      <text:p text:style-name="P4">
Authors: Ukrinform (Person)</text:p>
      <text:p text:style-name="P4">
Publisher: Укринформ (Organization)</text:p>
      <text:p text:style-name="P4">
Published Time: 2023-05-04T18:19:00+03:00</text:p>
      <text:p text:style-name="P4">
Modified Time: 2023-05-04T18:19:00+03:00</text:p>
      <text:p text:style-name="P4">
Description: Президент Володимир Зеленський побував на аудієнції у короля Нідерландів Віллема-Александра. — Укрінформ.</text:p>
      <text:p text:style-name="P4">
Images: ["<text:a xlink:type="simple" xlink:href="https://static.ukrinform.com/photos/2023_05/thumb_files/630_360_1683213474-637.jpeg" text:style-name="Internet_20_link" text:visited-style-name="Visited_20_Internet_20_Link">
630_360_16832...</text:a>
", "<text:a xlink:type="simple" xlink:href="https://static.ukrinform.com/photos/2023_05/1683213474-612.jpeg" text:style-name="Internet_20_link" text:visited-style-name="Visited_20_Internet_20_Link">
1683213474-61...</text:a>
"]</text:p>
      <text:p text:style-name="P4">
Tags: ['Король', 'Нідерланди', 'Зеленський']</text:p>
      <text:p text:style-name="P4">
Type: Article</text:p>
      <!--METADATA-->
      <text:p text:style-name="P4">
<draw:frame draw:style-name="fr1" draw:name="Image125" text:anchor-type="as-char" svg:width="6.9236in" svg:height="3.956343in" draw:z-index="0">
<draw:image xlink:href="../Images/yкринформ/2023-05-04T18-19-00-03-00/630_360_1683213474-637.jpeg" xlink:type="simple" xlink:show="embed" xlink:actuate="onLoad" draw:mime-type="image/jpeg"/>
</draw:frame>
 ПрезидентВолодимир Зеленський побував на аудієнції у короля Нідерландів Віллема-Александра.</text:p>
      <text:p text:style-name="P4">
Про це глава держави повідомив у <text:a xlink:type="simple" xlink:href="https://www.facebook.com/zelenskiy.official/videos/651793970052114/" text:style-name="Internet_20_link" text:visited-style-name="Visited_20_Internet_20_Link">
</text:a>
 ,передає Укрінформ.</text:p>
      <text:p text:style-name="P4">
<draw:frame draw:style-name="fr1" draw:name="Image126" text:anchor-type="as-char" svg:width="6.9236in" svg:height="4.617948in" draw:z-index="0">
<draw:image xlink:href="../Images/yкринформ/2023-05-04T18-19-00-03-00/1683213474-612.jpeg" xlink:type="simple" xlink:show="embed" xlink:actuate="onLoad" draw:mime-type="image/jpeg"/>
</draw:frame>
</text:p>
      <text:p text:style-name="P4">
"Подякував за всебічну підтримку Нідерландами України в захисті нашої свободита незалежності, а також за особисту турботу короля та королівської родини проукраїнців, які прибули до Нідерландів у пошуках прихистку від війни", -зазначи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polytics/3703568-ukrainu-na-koronacii-carlza-iii-predstavlatime-delegacia-visokogo-rivna-kuleba.html" text:style-name="Internet_20_link" text:visited-style-name="Visited_20_Internet_20_Link">
 </text:a>
</text:p>
      <text:p text:style-name="P4">
Президент підкреслив, що з перших днів нападу росії Україна відчуває, щоНідерланди та весь нідерландський народ разом з Україною.</text:p>
      <text:p text:style-name="P4">
<text:span text:style-name="T4">
Читайте також:</text:span>
 <text:a xlink:type="simple" xlink:href="https://www.ukrinform.ua/rubric-polytics/3704729-ukraina-belgia-i-niderlandi-pidpisali-spilnu-deklaraciu.html" text:style-name="Internet_20_link" text:visited-style-name="Visited_20_Internet_20_Link">
 </text:a>
</text:p>
      <text:p text:style-name="P4">
Крім того, Зеленський високо <text:a xlink:type="simple" xlink:href="http://www.president.gov.ua/news/vidbulas-audiyenciya-prezidenta-ukrayini-v-korolya-niderland-82673" text:style-name="Internet_20_link" text:visited-style-name="Visited_20_Internet_20_Link">
 </text:a>
 тісне партнерство,яке Україна та Нідерланди вибудували впродовж останнього року на багатьохрівнях.</text:p>
      <text:p text:style-name="P4">
Також він відзначив символічність того, що аудієнція в короля Нідерландіввідбулась у важливий для його країни День пам’яті, коли жителі Нідерландіввіддають шану солдатам і цивільним особам, які загинули під час Другоїсвітової війни, а також в інших військових конфліктах та миротворчих місіях.</text:p>
      <text:p text:style-name="P4">
Як повідомляв Укрінформ, глава Української держави у четвер перебуває звізитом у Нідерландах, напередодні відвідав Фінляндію.</text:p>
      <text:p text:style-name="P4">
<text:span text:style-name="T5">
Фото: ОП</text:span>
</text:p>
      <text:p text:style-name="P4">
Source: <text:a xlink:type="simple" xlink:href="https://www.ukrinform.ua/rubric-polytics/3704772-zelenskij-zustrivsa-z-korolem-niderlandiv.html" text:style-name="Internet_20_link" text:visited-style-name="Visited_20_Internet_20_Link">
https://www.ukrinform.ua/rubric-polytics/3704772-zelenskij-zustrivsa-z-korolem-niderlandiv.html</text:a>
</text:p>
      <!--NEWS-->
      <text:h text:style-name="P10" text:outline-level="1">
<text:span text:style-name="T4">
Укроборонпром перетворять з концерну на акціонерне товариство - уряд оприлюднив постанову</text:span>
</text:h>
      <text:p text:style-name="P4">
Authors: Ukrinform (Person)</text:p>
      <text:p text:style-name="P4">
Publisher: Укринформ (Organization)</text:p>
      <text:p text:style-name="P4">
Published Time: 2023-05-04T18:24:00+03:00</text:p>
      <text:p text:style-name="P4">
Modified Time: 2023-05-04T18:24:00+03:00</text:p>
      <text:p text:style-name="P4">
Description: Уряд оприлюднив постанову про утворення акціонерного товариства «Українська оборонна промисловість»; це - один з ключових кроків до реформування державного сектору вітчизняного оборонно-промислового комплексу. — Укрінформ.</text:p>
      <text:p text:style-name="P4">
Images: ["<text:a xlink:type="simple" xlink:href="https://static.ukrinform.com/photos/2021_07/thumb_files/630_360_1626534314-566.jpg" text:style-name="Internet_20_link" text:visited-style-name="Visited_20_Internet_20_Link">
630_360_16265...</text:a>
"]</text:p>
      <text:p text:style-name="P4">
Tags: ['Економіка', 'Укроборонпром', 'Уряд', 'ОПК']</text:p>
      <text:p text:style-name="P4">
Type: Article</text:p>
      <!--METADATA-->
      <text:p text:style-name="P4">
<draw:frame draw:style-name="fr1" draw:name="Image127" text:anchor-type="as-char" svg:width="6.9236in" svg:height="3.956343in" draw:z-index="0">
<draw:image xlink:href="../Images/yкринформ/2023-05-04T18-24-00-03-00/630_360_1626534314-566.jpg" xlink:type="simple" xlink:show="embed" xlink:actuate="onLoad" draw:mime-type="image/jpeg"/>
</draw:frame>
 Урядоприлюднив постанову про утворення акціонерного товариства «Українськаоборонна промисловість»; це - один з ключових кроків до реформуваннядержавного сектору вітчизняного оборонно-промислового комплексу.</text:p>
      <text:p text:style-name="P4">
На цьому наголосили в <text:a xlink:type="simple" xlink:href="https://ukroboronprom.com.ua/news/derzavnii-koncern-ukroboronprom-ide-u-minule-oprilyudneno-postanovu-kabminu" text:style-name="Internet_20_link" text:visited-style-name="Visited_20_Internet_20_Link">
 </text:a>
 , передаєУкрінформ.</text:p>
      <text:p text:style-name="P4">
« <text:a xlink:type="simple" xlink:href="https://www.ukrinform.ua/tag-ukroboronprom" text:style-name="Internet_20_link" text:visited-style-name="Visited_20_Internet_20_Link">
 </text:a>
 буде перетворено здержавного концерну на акціонерне товариство, яке повністю належатиме державіта будуватиме діяльність згідно з сучасними стандартами корпоративногоуправління. На місці Концерну постане сучасна високотехнологічна обороннакомпанія, що централізовано керуватиме провідними підприємствами галузі занапрямками бронетехніки, авіабудування та авіаремонту, морських і радарнихсистем, високоточного озброєння і боєприпасів», - ідеться в повідомленні.</text:p>
      <text:p text:style-name="P4">
Зазначається, що реформа відкриває шлях до трансферу новітніх технологій,створення спільних підприємств з іноземними партнерами, залучення інвестицій,поглибленого державно-приватного партнерства. Це значно підвищить загальнуефективність державного сектору ОПК України, а також матиме особливе значенняпід час війни проти російських загарбників.</text:p>
      <text:p text:style-name="P4">
В Укроборонпромі нагадали, що наразі триває перетворення державних та казеннихоборонних підприємств на господарські товариства (ТОВ/АТ) – на сьогодніреформовано 28, а у процесі трансформації перебувають іще 16. Це не впливає наїхню виробничу діяльність, і вони продовжують забезпечувати потреби Силбезпеки та оборони України в озброєннях і військовій техніці.</text:p>
      <text:p text:style-name="P4">
<text:span text:style-name="T4">
Читайте також:</text:span>
 <text:a xlink:type="simple" xlink:href="https://www.ukrinform.ua/rubric-economy/3698899-ukroboronprom-sprostuvav-so-kupue-motornu-olivu-u-pribicnikiv-rosii.html" text:style-name="Internet_20_link" text:visited-style-name="Visited_20_Internet_20_Link">
 <text:span text:style-name="T4">
Укроборонпром</text:span>
 </text:a>
</text:p>
      <text:p text:style-name="P4">
Як повідомлялось, у жовтні 2021 року набув чинності закон «Про особливостіреформування підприємств оборонно-промислового комплексу державної формивласності», який заклав правові механізми реформування підприємств галузі. Напідставі цього закону розпочато реорганізацію підприємств Укроборонпрому тасамого концерну.</text:p>
      <text:p text:style-name="P4">
Постанову «Про створення акціонерного товариства «Українська обороннапромисловість» Кабінет Міністрів ухвалив 21 березня 2023 року.</text:p>
      <text:p text:style-name="P4">
Source: <text:a xlink:type="simple" xlink:href="https://www.ukrinform.ua/rubric-economy/3704776-ukroboronprom-peretvorat-z-koncernu-na-akcionerne-tovaristvo-urad-opriludniv-postanovu.html" text:style-name="Internet_20_link" text:visited-style-name="Visited_20_Internet_20_Link">
https://www.ukrinform.ua/rubric-economy/3704776-ukroboronprom-peretvorat-z-koncernu-na-akcionerne-tovaristvo-urad-opriludniv-postanovu.html</text:a>
</text:p>
      <!--NEWS-->
      <text:h text:style-name="P10" text:outline-level="1">
<text:span text:style-name="T4">
Немчінов зустрівся з керівником європейської програми INTER PARES</text:span>
</text:h>
      <text:p text:style-name="P4">
Authors: Ukrinform (Person)</text:p>
      <text:p text:style-name="P4">
Publisher: Укринформ (Organization)</text:p>
      <text:p text:style-name="P4">
Published Time: 2023-05-04T18:24:09+03:00</text:p>
      <text:p text:style-name="P4">
Modified Time: 2023-05-04T18:24:09+03:00</text:p>
      <text:p text:style-name="P4">
Description: Міністр Кабінету Міністрів Олег Немчінов обговорив із керівником програми INTER PARES Джонатаном Мерфі роль уряду в апроксимації законодавства до права Європейського Союзу та координацію між Кабміном та Верховною Радою. — Укрінформ.</text:p>
      <text:p text:style-name="P4">
Images: ["<text:a xlink:type="simple" xlink:href="https://static.ukrinform.com/photos/2023_05/thumb_files/630_360_1683213738-382.jpeg" text:style-name="Internet_20_link" text:visited-style-name="Visited_20_Internet_20_Link">
630_360_16832...</text:a>
", "<text:a xlink:type="simple" xlink:href="https://static.ukrinform.com/photos/2023_05/1683213738-189.jpeg" text:style-name="Internet_20_link" text:visited-style-name="Visited_20_Internet_20_Link">
1683213738-18...</text:a>
"]</text:p>
      <text:p text:style-name="P4">
Tags: ['Євросоюз', 'Кабмін', 'Немчінов', 'INTER PARES']</text:p>
      <text:p text:style-name="P4">
Type: Article</text:p>
      <!--METADATA-->
      <text:p text:style-name="P4">
<draw:frame draw:style-name="fr1" draw:name="Image128" text:anchor-type="as-char" svg:width="6.9236in" svg:height="3.956343in" draw:z-index="0">
<draw:image xlink:href="../Images/yкринформ/2023-05-04T18-24-09-03-00/630_360_1683213738-382.jpeg" xlink:type="simple" xlink:show="embed" xlink:actuate="onLoad" draw:mime-type="image/jpeg"/>
</draw:frame>
 МіністрКабінету Міністрів Олег Немчінов обговорив із керівником програми INTER PARESДжонатаном Мерфі роль уряду в апроксимації законодавства до праваЄвропейського Союзу та координацію між Кабміном та Верховною Радою.</text:p>
      <text:p text:style-name="P4">
Про це він повідомив у <text:a xlink:type="simple" xlink:href="https://t.me/nemchinovoleh/4618" text:style-name="Internet_20_link" text:visited-style-name="Visited_20_Internet_20_Link">
 </text:a>
 , передаєУкрінформ.</text:p>
      <text:p text:style-name="P4">
«Під час зустрічі було обговорено роль уряду в апроксимації законодавства доправа ЄС, координація між Кабінетом Міністрів України та Верховною РадоюУкраїни, а також роль уряду в законотворчій діяльності», - написав Немчінов.</text:p>
      <text:p text:style-name="P4">
За його словами, КМУ веде активну законотворчу роботу, до Верховної Радивнесено 615 законопроєктів, прийнято 201, а в першому читанні – 53. Окрімцього уряд забезпечує проведення експертизи внесених на розгляд парламентуіншими суб’єктами права законодавчої ініціативи проєктів законів.</text:p>
      <text:p text:style-name="P4">
<text:span text:style-name="T4">
Читайте також:</text:span>
 <text:a xlink:type="simple" xlink:href="https://www.ukrinform.ua/rubric-vidbudova/3686175-nemcinov-obgovoriv-z-clenami-uradu-latvii-pitanna-vidbudovi-ukraini.html" text:style-name="Internet_20_link" text:visited-style-name="Visited_20_Internet_20_Link">
 <text:span text:style-name="T4">
Немчінов</text:span>
 </text:a>
</text:p>
      <text:p text:style-name="P4">
Немчінов підкреслив, що налагодження конструктивного діалогу в межах співпраціуряду з ВР на платформах парламентських комітетів дозволяє роз'яснювати ті чиінші положення, підходи до законопроектів, аргументувати свою позицію длязнаходження спільної думки, узгоджувати позиції.</text:p>
      <text:p text:style-name="P4">
На зустрічі також були присутні координатор напрямку «Реформа державногоуправління» представництва ЄС в Україні Володимир Кондрачук, заступникдержавного секретаря Кабінету Міністрів Олег Войтович.</text:p>
      <text:p text:style-name="P4">
<draw:frame draw:style-name="fr1" draw:name="Image129" text:anchor-type="as-char" svg:width="6.9236in" svg:height="5.1927in" draw:z-index="0">
<draw:image xlink:href="../Images/yкринформ/2023-05-04T18-24-09-03-00/1683213738-189.jpeg" xlink:type="simple" xlink:show="embed" xlink:actuate="onLoad" draw:mime-type="image/jpeg"/>
</draw:frame>
</text:p>
      <text:p text:style-name="P4">
Проєкт INTER PARES ставить за мету розвиток представницької та інклюзивноїдемократії в усьому світі та в країнах-партнерах, зокрема завдяки рівноправнійвзаємодії та підходу Team Europe, який сприяє обміну та взаємному навчанню міжпарламентами держав – членів ЄС, а також партнерству парламентів у всьомусвіті. Керуванням проєкту опікується Європейська комісія в координації зЄвропейською службою зовнішніх зв’язків і <text:a xlink:type="simple" xlink:href="https://www.ukrinform.ua/tag-evroparlament" text:style-name="Internet_20_link" text:visited-style-name="Visited_20_Internet_20_Link">
 </text:a>
 .</text:p>
      <text:p text:style-name="P4">
<text:span text:style-name="T5">
Фото: КМУ</text:span>
</text:p>
      <text:p text:style-name="P4">
Source: <text:a xlink:type="simple" xlink:href="https://www.ukrinform.ua/rubric-polytics/3704775-nemcinov-zustrivsa-z-kerivnikom-evropejskoi-programi-inter-pares.html" text:style-name="Internet_20_link" text:visited-style-name="Visited_20_Internet_20_Link">
https://www.ukrinform.ua/rubric-polytics/3704775-nemcinov-zustrivsa-z-kerivnikom-evropejskoi-programi-inter-pares.html</text:a>
</text:p>
      <!--NEWS-->
      <text:h text:style-name="P10" text:outline-level="1">
<text:span text:style-name="T4">
москва зробить помилку, якщо не продовжить «зернову угоду» - МЗС Італії</text:span>
</text:h>
      <text:p text:style-name="P4">
Authors: Ukrinform (Person)</text:p>
      <text:p text:style-name="P4">
Publisher: Укринформ (Organization)</text:p>
      <text:p text:style-name="P4">
Published Time: 2023-05-04T18:28:50+03:00</text:p>
      <text:p text:style-name="P4">
Modified Time: 2023-05-04T18:28:50+03:00</text:p>
      <text:p text:style-name="P4">
Description: москва зробить помилку, якщо не продовжить “зернову угоду”, тому що ця ініціатива стосується населення Африки, зачіпає найслабші народи. — Укрінформ.</text:p>
      <text:p text:style-name="P4">
Images: ["<text:a xlink:type="simple" xlink:href="https://static.ukrinform.com/photos/2023_04/thumb_files/630_360_1682513514-435.jpg" text:style-name="Internet_20_link" text:visited-style-name="Visited_20_Internet_20_Link">
630_360_16825...</text:a>
"]</text:p>
      <text:p text:style-name="P4">
Tags: ['Експорт', 'Італія', 'Зерно', 'росія', 'зерновий коридор']</text:p>
      <text:p text:style-name="P4">
Type: Article</text:p>
      <!--METADATA-->
      <text:p text:style-name="P4">
<draw:frame draw:style-name="fr1" draw:name="Image130" text:anchor-type="as-char" svg:width="6.9236in" svg:height="3.956343in" draw:z-index="0">
<draw:image xlink:href="../Images/yкринформ/2023-05-04T18-28-50-03-00/630_360_1682513514-435.jpg" xlink:type="simple" xlink:show="embed" xlink:actuate="onLoad" draw:mime-type="image/jpeg"/>
</draw:frame>
 москвазробить помилку, якщо не продовжить “зернову угоду”, тому що ця ініціативастосується населення Африки, зачіпає найслабші народи.</text:p>
      <text:p text:style-name="P4">
Про це сьогодні журналістам заявив міністр закордонних справ Італії АнтоніоТаяні, передає Укрінформ з посиланням на <text:a xlink:type="simple" xlink:href="https://tg24.sky.it/mondo/2023/05/04/russia-ucraina-guerra-ultime-notizie-diretta" text:style-name="Internet_20_link" text:visited-style-name="Visited_20_Internet_20_Link">
</text:a>
 .</text:p>
      <text:p text:style-name="P4">
«Велика країна, або яка хоче бути такою, не може використовувати проблемислабших народів, я маю на увазі африканські народи, щоб спробувати досягтибільшого на військовому фронті. Це неправильно, це було б серйозною помилкоювчинити так», - наголосив Таяні.</text:p>
      <text:p text:style-name="P4">
За словами італійського міністра, не потрібно погіршувати ситуацію. “Я маю наувазі, наприклад, вкрай необхідне утворення безпекової зони навколо ЗАЕС, ямаю на увазі забезпечення зелених коридорів для відправки <text:a xlink:type="simple" xlink:href="https://www.ukrinform.ua/tag-zerno" text:style-name="Internet_20_link" text:visited-style-name="Visited_20_Internet_20_Link">
</text:a>
 та зернових культур в Африку. Це дваконкретних питання, щодо яких не складно дійти згоди», - зазначив Таяні.</text:p>
      <text:p text:style-name="P4">
<text:span text:style-name="T4">
Читайте також:</text:span>
 <text:a xlink:type="simple" xlink:href="https://www.ukrinform.ua/rubric-economy/3704645-zernova-iniciativa-dae-zmogu-pomaksiti-globalnu-prodovolcu-krizu-borrel.html" text:style-name="Internet_20_link" text:visited-style-name="Visited_20_Internet_20_Link">
 <text:span text:style-name="T4">
Зерно</text:span>
 </text:a>
</text:p>
      <text:p text:style-name="P4">
Як повідомляв Укрінформ, <text:a xlink:type="simple" xlink:href="https://www.ukrinform.ua/rubric-economy/3703993-zustric-sodo-prodovzenna-dii-zernovogo-koridoru-vidbudetsa-u-patnicu.html" text:style-name="Internet_20_link" text:visited-style-name="Visited_20_Internet_20_Link">
 </text:a>
 дії Чорноморської зернової ініціативи на рівні заступниківміністрів оборони України, Туреччини та росії відбудеться в Стамбулі 5 травня.</text:p>
      <text:p text:style-name="P4">
російська федерація 26 квітня вкотре призупинила роботу «зернового коридору».</text:p>
      <text:p text:style-name="P4">
За даними Мінагрополітики України, за останні десять місяців наша країнаекспортувала понад 41,5 млн тонн зернових та зернобобових.</text:p>
      <text:p text:style-name="P4">
<text:span text:style-name="T5">
Фото: ANSA</text:span>
</text:p>
      <text:p text:style-name="P4">
Source: <text:a xlink:type="simple" xlink:href="https://www.ukrinform.ua/rubric-economy/3704779-moskva-zrobit-pomilku-akso-ne-prodovzit-zernovu-ugodu-mzs-italii.html" text:style-name="Internet_20_link" text:visited-style-name="Visited_20_Internet_20_Link">
https://www.ukrinform.ua/rubric-economy/3704779-moskva-zrobit-pomilku-akso-ne-prodovzit-zernovu-ugodu-mzs-italii.html</text:a>
</text:p>
      <!--NEWS-->
      <text:h text:style-name="P10" text:outline-level="1">
<text:span text:style-name="T4">
Отримання паспортів рф в окупації: Лубінець заявив, що має з Прем’єром однакову позицію</text:span>
</text:h>
      <text:p text:style-name="P4">
Authors: Ukrinform (Person)</text:p>
      <text:p text:style-name="P4">
Publisher: Укринформ (Organization)</text:p>
      <text:p text:style-name="P4">
Published Time: 2023-05-04T18:31:00+03:00</text:p>
      <text:p text:style-name="P4">
Modified Time: 2023-05-04T18:31:00+03:00</text:p>
      <text:p text:style-name="P4">
Description: Уповноважений Верховної Ради з прав людини Дмитро Лубінець має із Прем’єр-міністром Денисом Шмигалем однакову позицію щодо необхідності отримання українцями на тимчасово окупованих територіях російських паспортів. — Укрінформ.</text:p>
      <text:p text:style-name="P4">
Images: ["<text:a xlink:type="simple" xlink:href="https://static.ukrinform.com/photos/2023_05/thumb_files/630_360_1683215573-549.jpg" text:style-name="Internet_20_link" text:visited-style-name="Visited_20_Internet_20_Link">
630_360_16832...</text:a>
"]</text:p>
      <text:p text:style-name="P4">
Tags: ['Окупація', 'Паспорт', 'Війна з росією', 'Дмитро Лубінець']</text:p>
      <text:p text:style-name="P4">
Type: Article</text:p>
      <!--METADATA-->
      <text:p text:style-name="P4">
<draw:frame draw:style-name="fr1" draw:name="Image131" text:anchor-type="as-char" svg:width="6.9236in" svg:height="3.956343in" draw:z-index="0">
<draw:image xlink:href="../Images/yкринформ/2023-05-04T18-31-00-03-00/630_360_1683215573-549.jpg" xlink:type="simple" xlink:show="embed" xlink:actuate="onLoad" draw:mime-type="image/jpeg"/>
</draw:frame>
Уповноважений Верховної Ради з прав людини Дмитро Лубінець має із Прем’єр-міністром Денисом Шмигалем однакову позицію щодо необхідності отриманняукраїнцями на тимчасово окупованих територіях російських паспортів.</text:p>
      <text:p text:style-name="P4">
Про це він заявив під час пресконференції, коментуючи різну позицію звіцепрем’єр-міністром Іриною Верещук, яка рекомендувала жителям тимчасовоокупованих територій не брати російські паспорти, передає кореспондентУкрінформ.</text:p>
      <text:p text:style-name="P4">
“Коли такі речі відбуваються, то я не вважаю, що тут якась дискомунікація.Можливо, неправильно були поставлені акценти з боку українського уряду... Умене було спілкування з Прем’єр-міністром і у цьому розрізі мені здається, щоми абсолютно однаково сприймаємо цю ситуацію. Український уряд ніколи непогодить свідоме добровільне отримання російського паспорта, але те, щостосується виживання, то немає жодних суперечок у цьому плані”, - сказавомбудсмен.</text:p>
      <text:p text:style-name="P4">
“На майбутнє, щоб подібного не відбувалося, - це буде порада від мене — требадослухатися до правозахисного сектору. До правозахисників, до міжнароднихекспертів... Не потрібно робити настільки різні заяви, бо вони чутливі длялюдей, які проживають там на цій території”, - додав він.</text:p>
      <text:p text:style-name="P4">
<text:span text:style-name="T4">
Читайте також:</text:span>
 <text:a xlink:type="simple" xlink:href="https://www.ukrinform.ua/rubric-ato/3704780-obmin-usih-na-vsih-iz-rf-moze-stosuvatisa-tilki-vijskovih-lubinec.html" text:style-name="Internet_20_link" text:visited-style-name="Visited_20_Internet_20_Link">
 <text:span text:style-name="T4">
Лубінець</text:span>
 </text:a>
</text:p>
      <text:p text:style-name="P4">
Лубінець також запевнив, що громадяни України, які отримають російськіпаспорти на тимчасово окупованих територіях і не працюватимуть у місцевійвладі, після деокупації не будуть покарані.</text:p>
      <text:p text:style-name="P4">
“Безумовно, буде аналіз, але точно не буде кримінального покарання за сам фактотримання російського паспорта”, - сказав він.</text:p>
      <text:p text:style-name="P4">
На тимчасово окупованих територіях окупаційна влада проводить опис громадян,які мають і які не мають російський паспорт.</text:p>
      <text:p text:style-name="P4">
“Останні два тижні ми фіксуємо факти, що російська федерація створила групи,які роблять квартирний та будинковий обхід у сільській місцевості, депереписують абсолютно всіх — хто має російський паспорт і хто не має <text:a xlink:type="simple" xlink:href="https://www.ukrinform.ua/tag-pasport" text:style-name="Internet_20_link" text:visited-style-name="Visited_20_Internet_20_Link">
</text:a>
 ”, - сказав омбудсмен.</text:p>
      <text:p text:style-name="P4">
Лубінець також повідомив, що останні два тижні Офіс уповноваженого з правлюдини фіксує факти, коли на тимчасово окупованих територіях до громадянУкраїни без російських паспортів було застосоване фізичне насильство у виглядіпобиття і вивезення у невідомому напрямку, а також погрози націоналізуватирухоме і нерухоме майно.</text:p>
      <text:p text:style-name="P4">
“Я б сказав, що російська федерація почала формування нового списку вільнихзаручників. Вина цих людей тільки одна: громадянин перебував без російськогопаспорта на тимчасово окупованій території Криму. Їх захоплюють і беруть уполон”, - зазначив омбудсмен.</text:p>
      <text:p text:style-name="P4">
<text:span text:style-name="T4">
Читайте також:</text:span>
 <text:a xlink:type="simple" xlink:href="https://www.ukrinform.ua/rubric-society/3704766-komunikacia-z-rosijskou-storonou-sodo-povernenna-civilnih-vidbuvaetsa-prakticno-sodenno-lubinec.html" text:style-name="Internet_20_link" text:visited-style-name="Visited_20_Internet_20_Link">
 <text:span text:style-name="T4">
Лубінець</text:span>
 </text:a>
</text:p>
      <text:p text:style-name="P4">
Як повідомляв Укрінформ, раніше Лубінець <text:a xlink:type="simple" xlink:href="https://www.ukrinform.ua/rubric-society/3702838-lubinec-radit-ukraincam-na-okupovanih-teritoriah-brati-pasport-rf-zaradi-zberezenna-zitta.html" text:style-name="Internet_20_link" text:visited-style-name="Visited_20_Internet_20_Link">
 </text:a>
 на окупованих територіях братипаспорт рф заради збереження життя.</text:p>
      <text:p text:style-name="P4">
Водночас віцепрем’єр-міністерка Ірина Верещук висловила протилежну позицію.</text:p>
      <text:p text:style-name="P4">
Source: <text:a xlink:type="simple" xlink:href="https://www.ukrinform.ua/rubric-society/3704793-otrimanna-pasportiv-rf-v-okupacii-lubinec-zaaviv-so-mae-z-premerom-odnakovu-poziciu.html" text:style-name="Internet_20_link" text:visited-style-name="Visited_20_Internet_20_Link">
https://www.ukrinform.ua/rubric-society/3704793-otrimanna-pasportiv-rf-v-okupacii-lubinec-zaaviv-so-mae-z-premerom-odnakovu-poziciu.html</text:a>
</text:p>
      <!--NEWS-->
      <text:h text:style-name="P10" text:outline-level="1">
<text:span text:style-name="T4">
ВАКС визначив застави двом ексзаступникам директора Украероруху</text:span>
</text:h>
      <text:p text:style-name="P4">
Authors: Ukrinform (Person)</text:p>
      <text:p text:style-name="P4">
Publisher: Укринформ (Organization)</text:p>
      <text:p text:style-name="P4">
Published Time: 2023-05-04T18:32:04+03:00</text:p>
      <text:p text:style-name="P4">
Modified Time: 2023-05-04T18:32:04+03:00</text:p>
      <text:p text:style-name="P4">
Description: Вищий антикорупційний суд обрав запобіжні заходи двом підозрюваним у справі про завдання 160 млн грн збитків державному підприємству «Украерорух». — Укрінформ.</text:p>
      <text:p text:style-name="P4">
Images: ["<text:a xlink:type="simple" xlink:href="https://static.ukrinform.com/photos/2018_10/thumb_files/630_360_1540839872-223.jpg" text:style-name="Internet_20_link" text:visited-style-name="Visited_20_Internet_20_Link">
630_360_15408...</text:a>
"]</text:p>
      <text:p text:style-name="P4">
Tags: ['Застава', 'Украерорух', 'Вищий антикорупційний суд']</text:p>
      <text:p text:style-name="P4">
Type: Article</text:p>
      <!--METADATA-->
      <text:p text:style-name="P4">
<draw:frame draw:style-name="fr1" draw:name="Image132" text:anchor-type="as-char" svg:width="6.9236in" svg:height="3.956343in" draw:z-index="0">
<draw:image xlink:href="../Images/yкринформ/2023-05-04T18-32-04-03-00/630_360_1540839872-223.jpg" xlink:type="simple" xlink:show="embed" xlink:actuate="onLoad" draw:mime-type="image/jpeg"/>
</draw:frame>
 Вищийантикорупційний суд обрав запобіжні заходи двом підозрюваним у справі прозавдання 160 млн грн збитків державному підприємству «Украерорух».</text:p>
      <text:p text:style-name="P4">
Як передає Укрінформ, про це Спеціалізована антикорупційна прокуратураповідомляє у <text:a xlink:type="simple" xlink:href="https://t.me/sap_gov_ua/1349" text:style-name="Internet_20_link" text:visited-style-name="Visited_20_Internet_20_Link">
 </text:a>
 .</text:p>
      <text:p text:style-name="P4">
«За клопотанням детективів НАБУ, погодженими прокурором САП, слідчий суддяВАКС обрав запобіжні заходи колишнім посадовим особам ДП «Обслуговуванняповітряного руху України» (ДП «Украерорух»), підозрюваним у зловживанніслужбовим становищем, що призвело до завдання 160 млн грн збитків державномупідприємству», - ідеться в повідомленні.</text:p>
      <text:p text:style-name="P4">
Так, суд частково задовольнив клопотання та застосував до колишнього першогозаступника директора державного підприємства запобіжний захід у виглядізастави у розмірі 1,073 млн грн. Колишньому заступнику директора з розвитку ДП«Украерорух» суд обрав запобіжний захід у вигляді 2,684 млн грн застави.</text:p>
      <text:p text:style-name="P4">
Також на підозрюваних покладено такі обов’язки: прибувати за кожною вимогою додетектива, прокурора чи суду; не відлучатися з Київської області та м. Львів(відповідно) без дозволу детектива, прокурора або суду; повідомляти детектива,прокурора чи суд про зміну свого місця проживання та місця роботи;утримуватись від спілкування з іншим підозрюваним у справі та свідками; здатина зберігання до відповідних органів державної влади паспорти для виїзду закордон, інші документи, що дають право на виїзд з України і в’їзд в Україну;носити електронний засіб контролю.</text:p>
      <text:p text:style-name="P4">
<text:span text:style-name="T4">
Читайте також:</text:span>
 <text:a xlink:type="simple" xlink:href="https://www.ukrinform.ua/rubric-kyiv/3703641-sproba-zavolodinna-zemleu-u-kievi-sud-zbilsiv-zastavu-narodnomu-deputatu-majze-do-27-miljoniv.html" text:style-name="Internet_20_link" text:visited-style-name="Visited_20_Internet_20_Link">
 </text:a>
</text:p>
      <text:p text:style-name="P4">
Строк дії обов’язків - до 2 липня 2023 року.</text:p>
      <text:p text:style-name="P4">
Як повідомляв Укрінформ, у квітні детективи Національного антикорупційногобюро оголосили підозру у зловживанні службовим становищем, що призвело дозавдання 160 млн грн збитків державному підприємству, колишнім посадовимособам ДП «Обслуговування повітряного руху України», що входить до сфериуправління <text:a xlink:type="simple" xlink:href="https://www.ukrinform.ua/tag-mininfrastrukturi" text:style-name="Internet_20_link" text:visited-style-name="Visited_20_Internet_20_Link">
 </text:a>
 .</text:p>
      <text:p text:style-name="P4">
Source: <text:a xlink:type="simple" xlink:href="https://www.ukrinform.ua/rubric-economy/3704781-vaks-viznaciv-zastavi-dvom-ekszastupnikam-direktora-ukraeroruhu.html" text:style-name="Internet_20_link" text:visited-style-name="Visited_20_Internet_20_Link">
https://www.ukrinform.ua/rubric-economy/3704781-vaks-viznaciv-zastavi-dvom-ekszastupnikam-direktora-ukraeroruhu.html</text:a>
</text:p>
      <!--NEWS-->
      <text:h text:style-name="P10" text:outline-level="1">
<text:span text:style-name="T4">
Польща торік передала Україні 219 пожежних авто</text:span>
</text:h>
      <text:p text:style-name="P4">
Authors: Ukrinform (Person)</text:p>
      <text:p text:style-name="P4">
Publisher: Укринформ (Organization)</text:p>
      <text:p text:style-name="P4">
Published Time: 2023-05-04T18:35:00+03:00</text:p>
      <text:p text:style-name="P4">
Modified Time: 2023-05-04T18:35:00+03:00</text:p>
      <text:p text:style-name="P4">
Description: Польща у 2022 році передала Україні 219 пожежних автомобілів, а також 2,9 тис. палет з рятувальним обладнанням. — Укрінформ.</text:p>
      <text:p text:style-name="P4">
Images: ["<text:a xlink:type="simple" xlink:href="https://static.ukrinform.com/photos/2023_05/thumb_files/630_360_1683214068-373.jpeg" text:style-name="Internet_20_link" text:visited-style-name="Visited_20_Internet_20_Link">
630_360_16832...</text:a>
"]</text:p>
      <text:p text:style-name="P4">
Tags: ['Автомобіль', 'Польща', 'Пожежна безпека', 'Рятувальники']</text:p>
      <text:p text:style-name="P4">
Type: Article</text:p>
      <!--METADATA-->
      <text:p text:style-name="P4">
<draw:frame draw:style-name="fr1" draw:name="Image133" text:anchor-type="as-char" svg:width="6.9236in" svg:height="3.956343in" draw:z-index="0">
<draw:image xlink:href="../Images/yкринформ/2023-05-04T18-35-00-03-00/630_360_1683214068-373.jpeg" xlink:type="simple" xlink:show="embed" xlink:actuate="onLoad" draw:mime-type="image/jpeg"/>
</draw:frame>
 Польща у2022 році передала Україні 219 пожежних автомобілів, а також 2,9 тис. палет зрятувальним обладнанням.</text:p>
      <text:p text:style-name="P4">
Про це під час святкування в Польщі дня рятувальника заявив у Варшаві головаДержавної пожежної служби РП Анджей Бартковяк, передає власний кореспондентУкрінформу.</text:p>
      <text:p text:style-name="P4">
“Після 24 лютого 2022 року всі наші справи й очі були спрямовані у напрямкудопомоги нашим друзям з України. Понад 100 тис. рятувальників брали участь вдопомозі біженцям, які змушені були утікати від війни”, - зазначив у своємувиступі Бартковяк.</text:p>
      <text:p text:style-name="P4">
Він підкреслив, що надаючи допомогу <text:a xlink:type="simple" xlink:href="https://www.ukrinform.ua/tag-ukraina" text:style-name="Internet_20_link" text:visited-style-name="Visited_20_Internet_20_Link">
 </text:a>
, польські рятувальники були всюди, де тільки потрібно: на кордоні, у пунктахнадання допомоги, на польських вокзалах. За його словам, українські біженцівід російської агресії могли розраховувати на ночівлю у пожежних частинах, іпольські рятувальники подбали, щоб українці відчували себе там добре.</text:p>
      <text:p text:style-name="P4">
“Ми проводили навчання для українських рятувальників і продовжимо це робити,Сергію (голова ДСНС України Сергій Крук – ред.) можеш на нас розраховувати”, -заявив Бартковяк, звертаючись до присутнього на урочистому заході голові ДСНСУкраїни Крука.</text:p>
      <text:p text:style-name="P4">
Він повідомив, що польські рятувальники торік організували для українцівнавчання, зокрема, з надання першої медичної допомоги, здійснення рятувальнихоперацій на значній висоті тощо.</text:p>
      <text:p text:style-name="P4">
“Торік ми передали в Україну близько 2,9 тис. палет з рятувальним обладнанням,219 пожежних автомобілів”, - зазначив голова Державної пожежної служби РП,додаючи, що це були автомобілі різного типу.</text:p>
      <text:p text:style-name="P4">
Своєю чергою присутній на урочистостях президент Польщі Анджей Дуда подякувавпольським рятувальниками за те, що вони “безперервно роблять від 24 лютого2022 року, несучи допомогу сусідам з України”. Він подякував за всю технічнудопомогу, яку польські рятувальники передали українцям.</text:p>
      <text:p text:style-name="P4">
Дуда зазначив, що по телебаченню "не раз з гордістю можна побачити", якукраїнські рятувальники виконують завдання з порятунку людей у зруйнованихросійськими ракетами будинках в польських рятувальних комбінезонах з польськимнаписом Straż Pożarna (Пожежна служба - ред.).</text:p>
      <text:p text:style-name="P4">
<text:span text:style-name="T4">
Читайте також:</text:span>
 <text:a xlink:type="simple" xlink:href="https://www.ukrinform.ua/rubric-kyiv/3689439-kievu-peredali-z-nimeccini-ta-polsi-cotiri-sucasnih-pozeznih-avto.html" text:style-name="Internet_20_link" text:visited-style-name="Visited_20_Internet_20_Link">
 </text:a>
</text:p>
      <text:p text:style-name="P4">
Президент Польщі також подякував за підтримку польськими рятувальникамипроведення на території країни курсів з підготовки українських медиків тарятувальників, які патронують дружини президентів України і Польщі ОленаЗеленська й Агата Корнхаузер-Дуда. Він зазначив, що власне сьогодні в Тураві(Опольське воєводство на півдні Польщі - ред.) розпочинається черговий курсдля українських пожежників щодо організації в Україні добровільних пожежнихдружин.</text:p>
      <text:p text:style-name="P4">
“Це ви здійснюєте цей вишкіл, за що вам щиро дякую”, - підкреслив Дуда.</text:p>
      <text:p text:style-name="P4">
Як повідомлялось, Польща від початку повномасштабного вторгнення надала Києвудопомоги на 50 млрд злотих (близько 11 млрд євро), що становить 2% від ВВППольщі.</text:p>
      <text:p text:style-name="P4">
На сьогодні в Польщі можуть перебувати понад 3 млн громадян України, близько 1млн з яких прибули до Польщі після 24 лютого 2022 року.</text:p>
      <text:p text:style-name="P4">
<text:span text:style-name="T5">
Фото: КМДА</text:span>
</text:p>
      <text:p text:style-name="P4">
Source: <text:a xlink:type="simple" xlink:href="https://www.ukrinform.ua/rubric-society/3704782-polsa-torik-peredala-ukraini-219-pozeznih-avto.html" text:style-name="Internet_20_link" text:visited-style-name="Visited_20_Internet_20_Link">
https://www.ukrinform.ua/rubric-society/3704782-polsa-torik-peredala-ukraini-219-pozeznih-avto.html</text:a>
</text:p>
      <!--NEWS-->
      <text:h text:style-name="P10" text:outline-level="1">
<text:span text:style-name="T4">
У КМДА розповіли, коли завершать реконструкцію розв’язки на Шулявці</text:span>
</text:h>
      <text:p text:style-name="P4">
Authors: Ukrinform (Person)</text:p>
      <text:p text:style-name="P4">
Publisher: Укринформ (Organization)</text:p>
      <text:p text:style-name="P4">
Published Time: 2023-05-04T18:39:07+03:00</text:p>
      <text:p text:style-name="P4">
Modified Time: 2023-05-04T18:39:07+03:00</text:p>
      <text:p text:style-name="P4">
Description: У Києві планують до кінця наступного року виконати основний комплекс робіт, спрямований на завершення реконструкції розв’язки на Шулявському шляхопроводі. — Укрінформ.</text:p>
      <text:p text:style-name="P4">
Images: ["<text:a xlink:type="simple" xlink:href="https://static.ukrinform.com/photos/2020_01/thumb_files/630_360_1579806823-650.jpeg" text:style-name="Internet_20_link" text:visited-style-name="Visited_20_Internet_20_Link">
630_360_15798...</text:a>
"]</text:p>
      <text:p text:style-name="P4">
Tags: ['КМДА', 'Шулявський міст', 'Київ', 'Ремонт']</text:p>
      <text:p text:style-name="P4">
Type: Article</text:p>
      <!--METADATA-->
      <text:p text:style-name="P4">
<draw:frame draw:style-name="fr1" draw:name="Image134" text:anchor-type="as-char" svg:width="6.9236in" svg:height="3.956343in" draw:z-index="0">
<draw:image xlink:href="../Images/yкринформ/2023-05-04T18-39-07-03-00/630_360_1579806823-650.jpeg" xlink:type="simple" xlink:show="embed" xlink:actuate="onLoad" draw:mime-type="image/jpeg"/>
</draw:frame>
 У Києвіпланують до кінця наступного року виконати основний комплекс робіт,спрямований на завершення реконструкції розв’язки на Шулявському шляхопроводі.</text:p>
      <text:p text:style-name="P4">
Як передає Укрінформ, про це повідомляє <text:a xlink:type="simple" xlink:href="https://kyivcity.gov.ua/news/misto_planuye_do_kintsya_2024_roku_vikonati_osnovniy_kompleks_robit_spryamovaniy_na_zavershennya_rekonstruktsi_rozvyazki_na_shulyavskomu_shlyakhoprovodi__ruslan_kandibor/" text:style-name="Internet_20_link" text:visited-style-name="Visited_20_Internet_20_Link">
</text:a>
</text:p>
      <text:p text:style-name="P4">
За словами директора Департаменту транспортної інфраструктури РусланаКандибора, “до кінця травня будуть завершені тендерні процедури щодооблаштування підземного переходу через Берестейський проспект. Повністювідремонтувати цей підземний перехід планується до кінця 2023 року”.</text:p>
      <text:p text:style-name="P4">
Основним питанням реконструкції транспортної розв’язки на перетиніБерестейського проспекту з вулицею Вадима Гетьмана залишалось облаштуванняз’їздів на Берестейський проспект. Для цього необхідно було знести цех № 5колишнього заводу “Більшовик”.</text:p>
      <text:p text:style-name="P4">
Після викупу та оформлення права власності територіальною громадою <text:a xlink:type="simple" xlink:href="https://www.ukrinform.ua/tag-kiiv" text:style-name="Internet_20_link" text:visited-style-name="Visited_20_Internet_20_Link">
</text:a>
 на споруду цеху № 5 із серпня поточногороку заплановано розпочати його демонтаж. Нині проводиться експертизакошторисної вартості об’єкта та готується оголошення тендерної процедури надемонтаж цеху № 5, після чого розпочнуться роботи з облаштування з’їздів.</text:p>
      <text:p text:style-name="P4">
<text:span text:style-name="T4">
Читайте також:</text:span>
 <text:a xlink:type="simple" xlink:href="https://www.ukrinform.ua/rubric-kyiv/3691466-kilkoma-vulicami-kieva-castkovo-obmezat-ruh-cerez-remont.html" text:style-name="Internet_20_link" text:visited-style-name="Visited_20_Internet_20_Link">
 <text:span text:style-name="T4">
Кількома</text:span>
 <text:span text:style-name="T4">
вулицями</text:span>
 <text:span text:style-name="T4">
Києва</text:span>
 <text:span text:style-name="T4">
частково</text:span>
<text:span text:style-name="T4">
обмежать</text:span>
 <text:span text:style-name="T4">
рух</text:span>
 <text:span text:style-name="T4">
через</text:span>
 <text:span text:style-name="T4">
ремонт</text:span>
 </text:a>
</text:p>
      <text:p text:style-name="P4">
“Загалом, у 2023 році Департамент транспортної інфраструктури планує відновитивиконання робіт, що були призупинені у зв’язку з повномасштабним вторгненнямросійської федерації”, - зазначив Кандибор.</text:p>
      <text:p text:style-name="P4">
Він додав, що “до кінця 2024 року планується завершити основний комплекс робітреконструкції транспортної розв’язки на Шулявському шляхопроводі тазабезпечити її повноцінне функціонування”.</text:p>
      <text:p text:style-name="P4">
Як повідомляв Укрінформ, у більшості районів столиці розпочали облаштовуватикільцеві розв’язки на перехрестях, загалом цього року <text:a xlink:type="simple" xlink:href="https://www.ukrinform.ua/rubric-kyiv/3697499-u-kievi-cogoric-oblastuut-blizko-40-kilcevih-rozvazok.html" text:style-name="Internet_20_link" text:visited-style-name="Visited_20_Internet_20_Link">
</text:a>
 .</text:p>
      <text:p text:style-name="P4">
Source: <text:a xlink:type="simple" xlink:href="https://www.ukrinform.ua/rubric-kyiv/3704783-u-kmda-rozpovili-koli-zaversat-rekonstrukciu-rozvazki-na-sulavci.html" text:style-name="Internet_20_link" text:visited-style-name="Visited_20_Internet_20_Link">
https://www.ukrinform.ua/rubric-kyiv/3704783-u-kmda-rozpovili-koli-zaversat-rekonstrukciu-rozvazki-na-sulavci.html</text:a>
</text:p>
      <!--NEWS-->
      <text:h text:style-name="P10" text:outline-level="1">
<text:span text:style-name="T4">
Генштаб: інноваційна програма задовольнить потреби ЗСУ у перспективних зразках озброєння</text:span>
</text:h>
      <text:p text:style-name="P4">
Authors: Ukrinform (Person)</text:p>
      <text:p text:style-name="P4">
Publisher: Укринформ (Organization)</text:p>
      <text:p text:style-name="P4">
Published Time: 2023-05-04T18:41:00+03:00</text:p>
      <text:p text:style-name="P4">
Modified Time: 2023-05-04T18:41:00+03:00</text:p>
      <text:p text:style-name="P4">
Description: Інновації стають реальним шляхом до перемоги, і для прискорення процедури введення в дію найбільш ефективних зразків озброєння в Україні розпочала роботу ціла структура суб’єктів інноваційної діяльності. — Укрінформ.</text:p>
      <text:p text:style-name="P4">
Images: ["<text:a xlink:type="simple" xlink:href="https://static.ukrinform.com/photos/2023_05/thumb_files/630_360_1683214593-585.jpg" text:style-name="Internet_20_link" text:visited-style-name="Visited_20_Internet_20_Link">
630_360_16832...</text:a>
"]</text:p>
      <text:p text:style-name="P4">
Tags: ['Генштаб', 'Інновації', 'Зброя', 'ЗСУ', 'Війна з росією', '#stoprussia']</text:p>
      <text:p text:style-name="P4">
Type: Article</text:p>
      <!--METADATA-->
      <text:p text:style-name="P4">
<draw:frame draw:style-name="fr1" draw:name="Image135" text:anchor-type="as-char" svg:width="6.9236in" svg:height="3.956343in" draw:z-index="0">
<draw:image xlink:href="../Images/yкринформ/2023-05-04T18-41-00-03-00/630_360_1683214593-585.jpg" xlink:type="simple" xlink:show="embed" xlink:actuate="onLoad" draw:mime-type="image/jpeg"/>
</draw:frame>
 Інноваціїстають реальним шляхом до перемоги, і для прискорення процедури введення в діюнайбільш ефективних зразків озброєння в Україні розпочала роботу ціластруктура суб’єктів інноваційної діяльності.</text:p>
      <text:p text:style-name="P4">
Про це повідомив представник Центрального воєнно-наукового управлінняГенерального штабу ЗСУ полковник Володимир Коцюруба, передає Укрінформ ізпосиланням на <text:a xlink:type="simple" xlink:href="https://armyinform.com.ua/2023/05/04/rezultatom-innovaczijnoyi-programy-stane-zadovolennya-potreb-zsu-v-perspektyvnyh-zrazkah-ozbroyennya-i-vijskovoyi-tehniky/" text:style-name="Internet_20_link" text:visited-style-name="Visited_20_Internet_20_Link">
 </text:a>
 <text:a xlink:type="simple" xlink:href="https://armyinform.com.ua/2023/05/04/rezultatom-innovaczijnoyi-programy-stane-zadovolennya-potreb-zsu-v-perspektyvnyh-zrazkah-ozbroyennya-i-vijskovoyi-tehniky/" text:style-name="Internet_20_link" text:visited-style-name="Visited_20_Internet_20_Link">
</text:a>
</text:p>
      <text:p text:style-name="P4">
Коцюруба презентував механізм оцінки та впровадження винаходів та інновацій,які застосовуються в секторі безпеки та оборони, зокрема створений різнимиміністерствами та організаціями Фонд розвитку <text:a xlink:type="simple" xlink:href="https://www.ukrinform.ua/tag-innovacii" text:style-name="Internet_20_link" text:visited-style-name="Visited_20_Internet_20_Link">
</text:a>
 - Brave 1.</text:p>
      <text:p text:style-name="P4">
"Фонд приймає рішення шляхом роботи своєї наглядової ради щодо виділеннягранту для підтримки інноваційного проєкта і для просування, підтримання.Грантову допомогу пропонує Міністерство цифрової трансформації та Міністерствоекономіки", - розповів він.</text:p>
      <text:p text:style-name="P4">
<text:span text:style-name="T4">
Читайте також:</text:span>
 <text:a xlink:type="simple" xlink:href="https://www.ukrinform.ua/rubric-technology/3653145-amerikanciv-vrazila-vinahidlivist-zsu-z-vikoristanna-zahidnoi-zbroi-cnn.html" text:style-name="Internet_20_link" text:visited-style-name="Visited_20_Internet_20_Link">
 </text:a>
</text:p>
      <text:p text:style-name="P4">
За його словами, якщо проєкт отримує високий рівень оцінки, то його надсилаютьна платформу-акселератор Міноборони та за участю Укроборонпрому перевіряютьйого технічні характеристики, після чого приймається рішення про постачаннязразка озброєння.</text:p>
      <text:p text:style-name="P4">
Процедура порядку оцінювання та супроводження визначається спільним рішеннямМОУ та Генерального штабу, яке найближчим часом буде підписано, повідомивКоцюруба.</text:p>
      <text:p text:style-name="P4">
"Результатом безпосередньо для оцінювання стане цей акт, а кінцевим таосновним результатом стане задоволення потреб у перспективних зразкахозброєння і військової техніки", - сказав він.</text:p>
      <text:p text:style-name="P4">
<text:span text:style-name="T4">
Читайте також:</text:span>
 <text:a xlink:type="simple" xlink:href="https://www.ukrinform.ua/rubric-ato/3692387-polsa-lobiuvatime-nadanna-ukraini-litakiv-nativskih-standartiv-duda.html" text:style-name="Internet_20_link" text:visited-style-name="Visited_20_Internet_20_Link">
 </text:a>
</text:p>
      <text:p text:style-name="P4">
Представник Генштабу також зазначив, що залучення тисяч інноваційних проєктівразом із підтримкою великих державних замовлень дасть змогу забезпечити ЗСУрізноманітним озброєнням і військовою технікою «тут і зараз», а також станедовгостроковою інвестицією в національного розробника та виробника.</text:p>
      <text:p text:style-name="P4">
<text:span text:style-name="T5">
Фото: АрміяІнформ</text:span>
</text:p>
      <text:p text:style-name="P4">
Source: <text:a xlink:type="simple" xlink:href="https://www.ukrinform.ua/rubric-ato/3704785-innovacijna-programa-zadovolnit-potrebi-zsu-u-perspektivnih-zrazkah-ozbroenna-genstab.html" text:style-name="Internet_20_link" text:visited-style-name="Visited_20_Internet_20_Link">
https://www.ukrinform.ua/rubric-ato/3704785-innovacijna-programa-zadovolnit-potrebi-zsu-u-perspektivnih-zrazkah-ozbroenna-genstab.html</text:a>
</text:p>
      <!--NEWS-->
      <text:h text:style-name="P10" text:outline-level="1">
<text:span text:style-name="T4">
У Харківському літмузеї відкрили виставку «Весняний плакат воєнного стану»</text:span>
</text:h>
      <text:p text:style-name="P4">
Authors: Ukrinform (Person)</text:p>
      <text:p text:style-name="P4">
Publisher: Укринформ (Organization)</text:p>
      <text:p text:style-name="P4">
Published Time: 2023-05-04T18:43:00+03:00</text:p>
      <text:p text:style-name="P4">
Modified Time: 2023-05-04T18:43:00+03:00</text:p>
      <text:p text:style-name="P4">
Description: У саду Харківського літературного музею відкрилася виставка «Весняний плакат воєнного стану», представлені роботи ілюструють слова сучасних літераторів про війну та стан і переживання українців. — Укрінформ.</text:p>
      <text:p text:style-name="P4">
Images: ["<text:a xlink:type="simple" xlink:href="https://static.ukrinform.com/photos/2023_05/thumb_files/630_360_1683219247-7839.jpeg" text:style-name="Internet_20_link" text:visited-style-name="Visited_20_Internet_20_Link">
630_360_16832...</text:a>
", "<text:a xlink:type="simple" xlink:href="https://static.ukrinform.com/photos/2023_05/thumb_files/630_360_1683219247-4901.jpeg" text:style-name="Internet_20_link" text:visited-style-name="Visited_20_Internet_20_Link">
630_360_16832...</text:a>
", "<text:a xlink:type="simple" xlink:href="https://static.ukrinform.com/photos/2023_05/thumb_files/630_360_1683219246-2648.jpeg" text:style-name="Internet_20_link" text:visited-style-name="Visited_20_Internet_20_Link">
630_360_16832...</text:a>
", "<text:a xlink:type="simple" xlink:href="https://static.ukrinform.com/photos/2023_05/thumb_files/630_360_1683219247-3927.jpeg" text:style-name="Internet_20_link" text:visited-style-name="Visited_20_Internet_20_Link">
630_360_16832...</text:a>
", "<text:a xlink:type="simple" xlink:href="https://static.ukrinform.com/photos/2023_05/thumb_files/630_360_1683219247-4962.jpeg" text:style-name="Internet_20_link" text:visited-style-name="Visited_20_Internet_20_Link">
630_360_16832...</text:a>
", "<text:a xlink:type="simple" xlink:href="https://static.ukrinform.com/photos/2023_05/thumb_files/630_360_1683219247-4778.jpeg" text:style-name="Internet_20_link" text:visited-style-name="Visited_20_Internet_20_Link">
630_360_16832...</text:a>
", "<text:a xlink:type="simple" xlink:href="https://static.ukrinform.com/photos/2023_05/thumb_files/630_360_1683219247-9928.jpeg" text:style-name="Internet_20_link" text:visited-style-name="Visited_20_Internet_20_Link">
630_360_16832...</text:a>
", "<text:a xlink:type="simple" xlink:href="https://static.ukrinform.com/photos/2023_05/thumb_files/630_360_1683219248-2054.jpeg" text:style-name="Internet_20_link" text:visited-style-name="Visited_20_Internet_20_Link">
630_360_16832...</text:a>
", "<text:a xlink:type="simple" xlink:href="https://static.ukrinform.com/photos/2023_05/thumb_files/630_360_1683219248-3206.jpeg" text:style-name="Internet_20_link" text:visited-style-name="Visited_20_Internet_20_Link">
630_360_16832...</text:a>
", "<text:a xlink:type="simple" xlink:href="https://static.ukrinform.com/photos/2023_05/thumb_files/630_360_1683219248-7501.jpeg" text:style-name="Internet_20_link" text:visited-style-name="Visited_20_Internet_20_Link">
630_360_16832...</text:a>
"]</text:p>
      <text:p text:style-name="P4">
Tags: ['Музей', 'Виставка', 'Харків']</text:p>
      <text:p text:style-name="P4">
Type: Article</text:p>
      <!--METADATA-->
      <text:p text:style-name="P4">
<draw:frame draw:style-name="fr1" draw:name="Image136" text:anchor-type="as-char" svg:width="6.9236in" svg:height="3.956343in" draw:z-index="0">
<draw:image xlink:href="../Images/yкринформ/2023-05-04T18-43-00-03-00/630_360_1683219247-7839.jpeg" xlink:type="simple" xlink:show="embed" xlink:actuate="onLoad" draw:mime-type="image/jpeg"/>
</draw:frame>
 У садуХарківського літературного музею відкрилася виставка «Весняний плакат воєнногостану», представлені роботи ілюструють слова сучасних літераторів про війну тастан і переживання українців.</text:p>
      <text:p text:style-name="P4">
Про це повідомляє кореспондент Укрінформу.</text:p>
      <text:p text:style-name="P4">
<draw:frame draw:style-name="fr1" draw:name="Image137" text:anchor-type="as-char" svg:width="6.9236in" svg:height="3.956343in" draw:z-index="0">
<draw:image xlink:href="../Images/yкринформ/2023-05-04T18-43-00-03-00/630_360_1683219247-4901.jpeg" xlink:type="simple" xlink:show="embed" xlink:actuate="onLoad" draw:mime-type="image/jpeg"/>
</draw:frame>
 УХарківському літмузеї відкрилася виставка «Весняний плакат військового стану»/ Фото: В'ячеслав Мадієвський, Укрінформ  <text:a xlink:type="simple" xlink:href="https://static.ukrinform.com/photos/2023_05/1683219247-4901.jpeg" text:style-name="Internet_20_link" text:visited-style-name="Visited_20_Internet_20_Link">
<draw:frame draw:style-name="fr1" draw:name="Image138" text:anchor-type="as-char" svg:width="6.9236in" svg:height="3.956343in" draw:z-index="0">
<draw:image xlink:href="../Images/yкринформ/2023-05-04T18-43-00-03-00/630_360_1683219247-4901.jpeg" xlink:type="simple" xlink:show="embed" xlink:actuate="onLoad" draw:mime-type="image/jpeg"/>
</draw:frame>
</text:a>
 <text:a xlink:type="simple" xlink:href="https://static.ukrinform.com/photos/2023_05/1683219246-2648.jpeg" text:style-name="Internet_20_link" text:visited-style-name="Visited_20_Internet_20_Link">
<draw:frame draw:style-name="fr1" draw:name="Image139" text:anchor-type="as-char" svg:width="6.9236in" svg:height="3.956343in" draw:z-index="0">
<draw:image xlink:href="../Images/yкринформ/2023-05-04T18-43-00-03-00/630_360_1683219246-2648.jpeg" xlink:type="simple" xlink:show="embed" xlink:actuate="onLoad" draw:mime-type="image/jpeg"/>
</draw:frame>
</text:a>
 <text:a xlink:type="simple" xlink:href="https://static.ukrinform.com/photos/2023_05/1683219247-3927.jpeg" text:style-name="Internet_20_link" text:visited-style-name="Visited_20_Internet_20_Link">
<draw:frame draw:style-name="fr1" draw:name="Image140" text:anchor-type="as-char" svg:width="6.9236in" svg:height="3.956343in" draw:z-index="0">
<draw:image xlink:href="../Images/yкринформ/2023-05-04T18-43-00-03-00/630_360_1683219247-3927.jpeg" xlink:type="simple" xlink:show="embed" xlink:actuate="onLoad" draw:mime-type="image/jpeg"/>
</draw:frame>
</text:a>
 <text:a xlink:type="simple" xlink:href="https://static.ukrinform.com/photos/2023_05/1683219247-4962.jpeg" text:style-name="Internet_20_link" text:visited-style-name="Visited_20_Internet_20_Link">
<draw:frame draw:style-name="fr1" draw:name="Image141" text:anchor-type="as-char" svg:width="6.9236in" svg:height="3.956343in" draw:z-index="0">
<draw:image xlink:href="../Images/yкринформ/2023-05-04T18-43-00-03-00/630_360_1683219247-4962.jpeg" xlink:type="simple" xlink:show="embed" xlink:actuate="onLoad" draw:mime-type="image/jpeg"/>
</draw:frame>
</text:a>
 <text:a xlink:type="simple" xlink:href="https://static.ukrinform.com/photos/2023_05/1683219247-4778.jpeg" text:style-name="Internet_20_link" text:visited-style-name="Visited_20_Internet_20_Link">
<draw:frame draw:style-name="fr1" draw:name="Image142" text:anchor-type="as-char" svg:width="6.9236in" svg:height="3.956343in" draw:z-index="0">
<draw:image xlink:href="../Images/yкринформ/2023-05-04T18-43-00-03-00/630_360_1683219247-4778.jpeg" xlink:type="simple" xlink:show="embed" xlink:actuate="onLoad" draw:mime-type="image/jpeg"/>
</draw:frame>
</text:a>
 <text:a xlink:type="simple" xlink:href="https://static.ukrinform.com/photos/2023_05/1683219247-9928.jpeg" text:style-name="Internet_20_link" text:visited-style-name="Visited_20_Internet_20_Link">
<draw:frame draw:style-name="fr1" draw:name="Image143" text:anchor-type="as-char" svg:width="6.9236in" svg:height="3.956343in" draw:z-index="0">
<draw:image xlink:href="../Images/yкринформ/2023-05-04T18-43-00-03-00/630_360_1683219247-9928.jpeg" xlink:type="simple" xlink:show="embed" xlink:actuate="onLoad" draw:mime-type="image/jpeg"/>
</draw:frame>
</text:a>
 <text:a xlink:type="simple" xlink:href="https://static.ukrinform.com/photos/2023_05/1683219247-7839.jpeg" text:style-name="Internet_20_link" text:visited-style-name="Visited_20_Internet_20_Link">
<draw:frame draw:style-name="fr1" draw:name="Image144" text:anchor-type="as-char" svg:width="6.9236in" svg:height="3.956343in" draw:z-index="0">
<draw:image xlink:href="../Images/yкринформ/2023-05-04T18-43-00-03-00/630_360_1683219247-7839.jpeg" xlink:type="simple" xlink:show="embed" xlink:actuate="onLoad" draw:mime-type="image/jpeg"/>
</draw:frame>
</text:a>
 <text:a xlink:type="simple" xlink:href="https://static.ukrinform.com/photos/2023_05/1683219248-2054.jpeg" text:style-name="Internet_20_link" text:visited-style-name="Visited_20_Internet_20_Link">
<draw:frame draw:style-name="fr1" draw:name="Image145" text:anchor-type="as-char" svg:width="6.9236in" svg:height="3.956343in" draw:z-index="0">
<draw:image xlink:href="../Images/yкринформ/2023-05-04T18-43-00-03-00/630_360_1683219248-2054.jpeg" xlink:type="simple" xlink:show="embed" xlink:actuate="onLoad" draw:mime-type="image/jpeg"/>
</draw:frame>
</text:a>
 <text:a xlink:type="simple" xlink:href="https://static.ukrinform.com/photos/2023_05/1683219248-3206.jpeg" text:style-name="Internet_20_link" text:visited-style-name="Visited_20_Internet_20_Link">
<draw:frame draw:style-name="fr1" draw:name="Image146" text:anchor-type="as-char" svg:width="6.9236in" svg:height="3.956343in" draw:z-index="0">
<draw:image xlink:href="../Images/yкринформ/2023-05-04T18-43-00-03-00/630_360_1683219248-3206.jpeg" xlink:type="simple" xlink:show="embed" xlink:actuate="onLoad" draw:mime-type="image/jpeg"/>
</draw:frame>
</text:a>
 <text:a xlink:type="simple" xlink:href="https://static.ukrinform.com/photos/2023_05/1683219248-7501.jpeg" text:style-name="Internet_20_link" text:visited-style-name="Visited_20_Internet_20_Link">
<draw:frame draw:style-name="fr1" draw:name="Image147" text:anchor-type="as-char" svg:width="6.9236in" svg:height="3.956343in" draw:z-index="0">
<draw:image xlink:href="../Images/yкринформ/2023-05-04T18-43-00-03-00/630_360_1683219248-7501.jpeg" xlink:type="simple" xlink:show="embed" xlink:actuate="onLoad" draw:mime-type="image/jpeg"/>
</draw:frame>
</text:a>
</text:p>
      <text:p text:style-name="P4">
«Усі слова тепер носять військову форму», «Мої знайомі стали вулицями», «Моякраїна, де тепер ніхто не боятиметься старості», «Як тепер дні рахувати, якезараз лютого, ви не знаєте?» та інші висловлювання переніс на плакати одеськиймитець, засновник Музею одеської типографії «Літери в місті» СергійРовинський.</text:p>
      <text:p text:style-name="P4">
«Представлені плакати є частиною проєкту «Літери в місті» – це онлайн-музейшрифтової спадщини Одеси. Вони збирають, досліджують і діджиталізують вуличнітаблички, вивіски, афіші, що формували образ міста протягом двох століть. А зпочатком повномасштабного вторгнення організували ще й плакатне бюро. І заразу саду нашого музею можна побачити висловлювання Сергія Жадана, Дарини Гладун,Ліни Костенко, Вікторії Амеліної, Галини Крук, Лесика Панасюка, Артема Азояна,Ірини Шувалової, Катерини Калитко, які зображені з використанням шрифтових іортаментальних надбань», - розповіла художниця Харківського літмузею ДінаЧмуж.</text:p>
      <text:p text:style-name="P4">
<text:span text:style-name="T4">
Читайте також:</text:span>
 <text:a xlink:type="simple" xlink:href="https://www.ukrinform.ua/rubric-culture/3702217-u-mikolaevi-vidkrili-vistavku-z-tvorcogo-ciklu-beregini-ukraini.html" text:style-name="Internet_20_link" text:visited-style-name="Visited_20_Internet_20_Link">
 <text:span text:style-name="T4">
виставку</text:span>
 </text:a>
</text:p>
      <text:p text:style-name="P4">
У Харкові представлено 16 робіт, усі <text:a xlink:type="simple" xlink:href="https://www.instagram.com/posterbureau/" text:style-name="Internet_20_link" text:visited-style-name="Visited_20_Internet_20_Link">
</text:a>
 від «Літер у місті» можнапереглянути в інтернеті. Плакати продаються, а виручені кошти перераховуютьсяна потреби ЗСУ.</text:p>
      <text:p text:style-name="P4">
Плакати вже експонувалися за кордоном, зазначає Чмуж.</text:p>
      <text:p text:style-name="P4">
«Ми розуміємо, що протягом останніх 14 місяців увесь світ відкриває для себеУкраїну. Ми хочемо, щоб українська сміливість в очах людей йшла пліч-о-пліч звеличезною культурною спадщиною. Слова, що дуже промовисто презентуютькультуру великої країни під час великої війни. Культуру жити, культурувоювати, культуру любити», - говорять у літмузеї.</text:p>
      <text:p text:style-name="P4">
Побачити плакати <text:a xlink:type="simple" xlink:href="https://www.ukrinform.ua/tag-harkiv" text:style-name="Internet_20_link" text:visited-style-name="Visited_20_Internet_20_Link">
 </text:a>
 зможуть протягомдвох тижнів.</text:p>
      <text:p text:style-name="P4">
Source: <text:a xlink:type="simple" xlink:href="https://www.ukrinform.ua/rubric-culture/3704873-u-harkivskomu-litmuzei-vidkrili-vistavku-vesnanij-plakat-voennogo-stanu.html" text:style-name="Internet_20_link" text:visited-style-name="Visited_20_Internet_20_Link">
https://www.ukrinform.ua/rubric-culture/3704873-u-harkivskomu-litmuzei-vidkrili-vistavku-vesnanij-plakat-voennogo-stanu.html</text:a>
</text:p>
      <!--NEWS-->
      <text:h text:style-name="P10" text:outline-level="1">
<text:span text:style-name="T4">
UNITED24 на честь річниці запросила в Україну іноземних гостей</text:span>
</text:h>
      <text:p text:style-name="P4">
Authors: Ukrinform (Person)</text:p>
      <text:p text:style-name="P4">
Publisher: Укринформ (Organization)</text:p>
      <text:p text:style-name="P4">
Published Time: 2023-05-04T18:51:31+03:00</text:p>
      <text:p text:style-name="P4">
Modified Time: 2023-05-04T18:51:31+03:00</text:p>
      <text:p text:style-name="P4">
Description: Платформа UNITED24, запущена 5 травня 2022 року, повідомила у четвер про візит іноземних гостей до своєї річниці. — Укрінформ.</text:p>
      <text:p text:style-name="P4">
Images: ["<text:a xlink:type="simple" xlink:href="https://static.ukrinform.com/photos/2023_01/thumb_files/630_360_1673430270-756.jpg" text:style-name="Internet_20_link" text:visited-style-name="Visited_20_Internet_20_Link">
630_360_16734...</text:a>
"]</text:p>
      <text:p text:style-name="P4">
Tags: ['#UАразом', 'Відбудова', 'United24']</text:p>
      <text:p text:style-name="P4">
Type: Article</text:p>
      <!--METADATA-->
      <text:p text:style-name="P4">
<draw:frame draw:style-name="fr1" draw:name="Image148" text:anchor-type="as-char" svg:width="6.9236in" svg:height="3.956343in" draw:z-index="0">
<draw:image xlink:href="../Images/yкринформ/2023-05-04T18-51-31-03-00/630_360_1673430270-756.jpg" xlink:type="simple" xlink:show="embed" xlink:actuate="onLoad" draw:mime-type="image/jpeg"/>
</draw:frame>
 ПлатформаUNITED24, запущена 5 травня 2022 року, повідомила у четвер про візит іноземнихгостей до своєї річниці.</text:p>
      <text:p text:style-name="P4">
Як передає Укрінформ, про це повідомляється на сторінці ініціативи у <text:a xlink:type="simple" xlink:href="https://twitter.com/U24_gov_ua/status/1654100916864266240" text:style-name="Internet_20_link" text:visited-style-name="Visited_20_Internet_20_Link">
</text:a>
 .</text:p>
      <text:p text:style-name="Quotations">

<text:p text:style-name="P4">
Tomorrow is <text:a xlink:type="simple" xlink:href="https://twitter.com/hashtag/UNITED24" text:style-name="Internet_20_link" text:visited-style-name="Visited_20_Internet_20_Link">
&gt;
 </text:a>
 's&gt;
 anniversary. Today, we are welcoming the first guests.  &gt;
  &gt;
  Our ambassador <text:a xlink:type="simple" xlink:href="https://twitter.com/KatherynWinnick" text:style-name="Internet_20_link" text:visited-style-name="Visited_20_Internet_20_Link">
 </text:a>
&gt;
 , actress <text:a xlink:type="simple" xlink:href="https://twitter.com/IvannaSakhno" text:style-name="Internet_20_link" text:visited-style-name="Visited_20_Internet_20_Link">
 </text:a>
 , Jamie&gt;
 Kennaway from And Us agency, as well as <text:a xlink:type="simple" xlink:href="https://twitter.com/Imaginedragons" text:style-name="Internet_20_link" text:visited-style-name="Visited_20_Internet_20_Link">
&gt;
 </text:a>
 ' <text:a xlink:type="simple" xlink:href="https://twitter.com/Ty_Arnold_" text:style-name="Internet_20_link" text:visited-style-name="Visited_20_Internet_20_Link">
&gt;
 </text:a>
 and <text:a xlink:type="simple" xlink:href="https://twitter.com/realmacreynolds" text:style-name="Internet_20_link" text:visited-style-name="Visited_20_Internet_20_Link">
&gt;
 </text:a>
 are already in&gt;
 Kyiv!  &gt;
  &gt;
  Welcome to Ukraine🇺🇦 <text:a xlink:type="simple" xlink:href="https://t.co/Yr46URjPBI" text:style-name="Internet_20_link" text:visited-style-name="Visited_20_Internet_20_Link">
 </text:a>
&gt;
&gt;
 — U24 (@U24_gov_ua) <text:a xlink:type="simple" xlink:href="https://twitter.com/U24_gov_ua/status/1654100916864266240" text:style-name="Internet_20_link" text:visited-style-name="Visited_20_Internet_20_Link">
&gt;
 </text:a>
</text:p>

</text:p>
      <text:p text:style-name="P4">
«Завтра річниця <text:a xlink:type="simple" xlink:href="https://www.ukrinform.ua/tag-united24" text:style-name="Internet_20_link" text:visited-style-name="Visited_20_Internet_20_Link">
 </text:a>
 . Сьогодні мизустрічаємо перших гостей. Наш амбасадор Кетрін Винник, актриса Іванна Сахно,Джеймі Кеннавей з агентства And Us, а також Imagine Dragons, Тай Арнольд і МакРейнольдс уже в Києві!», – йдеться у дописі UNITED24.</text:p>
      <text:p text:style-name="P4">
Як повідомлялося, 5 травня 2022 року Володимир Зеленський оголосив, що Україназапускає глобальну ініціативу United24. Вона спрямована на збір коштів длядопомоги у процесі відновлення України в умовах війни.</text:p>
      <text:p text:style-name="P4">
<text:span text:style-name="T4">
Читайте також:</text:span>
 <text:a xlink:type="simple" xlink:href="https://www.ukrinform.ua/rubric-society/3695881-za-zibrani-cerez-united24-pridbaut-ponad-280-funkcionalnih-lizok-dla-likaren.html" text:style-name="Internet_20_link" text:visited-style-name="Visited_20_Internet_20_Link">
 <text:span text:style-name="T4">
UNITED24</text:span>
 </text:a>
</text:p>
      <text:p text:style-name="P4">
7 квітня 2023 року Володимир Зеленський повідомив, що упродовж 11 місяцівфункціонування фандрейзингової платформи UNITED24 на допомогу Україні зібранопонад 300 млн доларів, пожертви надходять із більш як 110 країн.</text:p>
      <text:p text:style-name="P4">
Також британський підприємець Річард Бренсон, який нещодавно став новимамбасадором UNITED24, закликав Захід посилити підтримку України після візитудо нашої країни.</text:p>
      <text:p text:style-name="P4">
Source: <text:a xlink:type="simple" xlink:href="https://www.ukrinform.ua/rubric-society/3704789-united24-na-cest-ricnici-zaprosila-v-ukrainu-inozemnih-gostej.html" text:style-name="Internet_20_link" text:visited-style-name="Visited_20_Internet_20_Link">
https://www.ukrinform.ua/rubric-society/3704789-united24-na-cest-ricnici-zaprosila-v-ukrainu-inozemnih-gostej.html</text:a>
</text:p>
      <!--NEWS-->
      <text:h text:style-name="P10" text:outline-level="1">
<text:span text:style-name="T4">
Чемпіон світу з боксу Сауль Альварес з братами увійшов до Книги рекордів Гіннеса</text:span>
</text:h>
      <text:p text:style-name="P4">
Authors: Ukrinform (Person)</text:p>
      <text:p text:style-name="P4">
Publisher: Укринформ (Organization)</text:p>
      <text:p text:style-name="P4">
Published Time: 2023-05-04T18:52:47+03:00</text:p>
      <text:p text:style-name="P4">
Modified Time: 2023-05-04T18:52:47+03:00</text:p>
      <text:p text:style-name="P4">
Description: Відзнаку отримали Канело та шість його родичів. — Укрінформ.</text:p>
      <text:p text:style-name="P4">
Images: ["<text:a xlink:type="simple" xlink:href="https://static.ukrinform.com/photos/2023_05/thumb_files/630_360_1683215416-498.jpg" text:style-name="Internet_20_link" text:visited-style-name="Visited_20_Internet_20_Link">
630_360_16832...</text:a>
", "<text:a xlink:type="simple" xlink:href="https://static.ukrinform.com/photos/2023_05/1683215535-968.jpg" text:style-name="Internet_20_link" text:visited-style-name="Visited_20_Internet_20_Link">
1683215535-96...</text:a>
"]</text:p>
      <text:p text:style-name="P4">
Tags: ['Бокс', 'Книга рекордів Гіннеса']</text:p>
      <text:p text:style-name="P4">
Type: Article</text:p>
      <!--METADATA-->
      <text:p text:style-name="P4">
<draw:frame draw:style-name="fr1" draw:name="Image149" text:anchor-type="as-char" svg:width="6.9236in" svg:height="3.956343in" draw:z-index="0">
<draw:image xlink:href="../Images/yкринформ/2023-05-04T18-52-47-03-00/630_360_1683215416-498.jpg" xlink:type="simple" xlink:show="embed" xlink:actuate="onLoad" draw:mime-type="image/jpeg"/>
</draw:frame>
 Відзнакуотримали Канело та шість його родичів.</text:p>
      <text:p text:style-name="P4">
Чемпіон світу з боксу Сауль «Канело» Альварес з братами увійшов до Книгирекордів Гіннеса за вечір боксу, що відбувся в Мексиці у 2008 році, <text:a xlink:type="simple" xlink:href="https://wbcboxing.com/en/sevenfold-bros-gloss/" text:style-name="Internet_20_link" text:visited-style-name="Visited_20_Internet_20_Link">
</text:a>
 офіційний сайт Всесвітньоїбоксерської ради (WBC), передає Укрінформ.</text:p>
      <text:p text:style-name="P4">
З 2005 року Канело провів на професійному ринзі 62 поєдинки, в яких здобув 58перемог. 21-й з них Альварес проводив у червні 2008 року в мексиканськомуСапопані, коли одностайним рішенням суддів здолав співвітчизника МігеляВаскеса.</text:p>
      <text:p text:style-name="P4">
Той вечір боксу майже 15 років тому врешті увійшов в історію. Він став єдиним,коли на одному заході билися одразу сім братів: окрім Сауля, у ринг вийшлийого родичі Рігоберто, Даніель, Рікардо, Гонсало, Віктор та Рамон.</text:p>
      <text:p text:style-name="P4">
Для двох з них — Рамона та Даніеля — бій 2008 року був єдиним професійним.Натомість Рігоберто Альварес за кар'єру провів 31 бій та ставав тимчасовимчемпіоном світу в першій середній вазі за версією WBA.</text:p>
      <text:p text:style-name="P4">
Троє з братів 28 червня 2008-го зазнали поразок. Рамон та Рігоберто достроковоперемогли в другому й третьому раундах відповідно, а Сауль та Рікардо вигралисвої поєдинки за очками.</text:p>
      <text:p text:style-name="P4">
<draw:frame draw:style-name="fr1" draw:name="Image150" text:anchor-type="as-char" svg:width="6.9236in" svg:height="3.894525in" draw:z-index="0">
<draw:image xlink:href="../Images/yкринформ/2023-05-04T18-52-47-03-00/1683215535-968.jpg" xlink:type="simple" xlink:show="embed" xlink:actuate="onLoad" draw:mime-type="image/jpeg"/>
</draw:frame>
</text:p>
      <text:p text:style-name="P4">
Офійне вручення мексиканцям відзнаки Книги рекордів Гіннеса відбулося напублічному заході перед поєдинком Канело з британцем Джоном Райдером,претендентом на чемпіонські пояси Альвареса.</text:p>
      <text:p text:style-name="P4">
<text:span text:style-name="T4">
Читайте також:</text:span>
 <text:a xlink:type="simple" xlink:href="https://www.ukrinform.ua/rubric-sports/3704516-usik-stav-ambasadorom-nacionalnoi-zbirnoi-ukraini-z-futbolu.html" text:style-name="Internet_20_link" text:visited-style-name="Visited_20_Internet_20_Link">
 </text:a>
</text:p>
      <text:p text:style-name="P4">
Як повідомляв Укрінформ, 6 травня у мексиканській Гвадалахарі Альваресбоксуватиме з британцем Джоном Райдером, на кону стоятиме звання абсолютногочемпіона світу в другій середній вазі.</text:p>
      <text:p text:style-name="P4">
Фото: Getty Image, wbcboxing.com</text:p>
      <text:p text:style-name="P4">
Source: <text:a xlink:type="simple" xlink:href="https://www.ukrinform.ua/rubric-sports/3704790-cempion-svitu-z-boksu-saul-alvares-z-bratami-uvijsov-do-knigi-rekordiv-ginnesa.html" text:style-name="Internet_20_link" text:visited-style-name="Visited_20_Internet_20_Link">
https://www.ukrinform.ua/rubric-sports/3704790-cempion-svitu-z-boksu-saul-alvares-z-bratami-uvijsov-do-knigi-rekordiv-ginnesa.html</text:a>
</text:p>
      <!--NEWS-->
      <text:h text:style-name="P10" text:outline-level="1">
<text:span text:style-name="T4">
Череватий – про Бахмут: Ворог ще має запаси техніки, але потенціал виснажується</text:span>
</text:h>
      <text:p text:style-name="P4">
Authors: Ukrinform (Person)</text:p>
      <text:p text:style-name="P4">
Publisher: Укринформ (Organization)</text:p>
      <text:p text:style-name="P4">
Published Time: 2023-05-04T18:53:31+03:00</text:p>
      <text:p text:style-name="P4">
Modified Time: 2023-05-04T18:53:31+03:00</text:p>
      <text:p text:style-name="P4">
Description: За добу українські захисники ліквідувати під Бахмутом 133 загарбники, ще 176 були поранені. росіяни використовують застару техніку, що свідчить про виснаження потенціалу. — Укрінформ.</text:p>
      <text:p text:style-name="P4">
Images: ["<text:a xlink:type="simple" xlink:href="https://static.ukrinform.com/photos/2023_02/thumb_files/630_360_1675756522-669.jpg" text:style-name="Internet_20_link" text:visited-style-name="Visited_20_Internet_20_Link">
630_360_16757...</text:a>
"]</text:p>
      <text:p text:style-name="P4">
Tags: ['Бахмут', 'ЗСУ', 'Війна з росією', '#stoprussia', 'Єдині новини']</text:p>
      <text:p text:style-name="P4">
Type: Article</text:p>
      <!--METADATA-->
      <text:p text:style-name="P4">
<draw:frame draw:style-name="fr1" draw:name="Image151" text:anchor-type="as-char" svg:width="6.9236in" svg:height="3.956343in" draw:z-index="0">
<draw:image xlink:href="../Images/yкринформ/2023-05-04T18-53-31-03-00/630_360_1675756522-669.jpg" xlink:type="simple" xlink:show="embed" xlink:actuate="onLoad" draw:mime-type="image/jpeg"/>
</draw:frame>
 За добуукраїнські захисники ліквідувати під Бахмутом 133 загарбники, ще 176 булипоранені. росіяни використовують застару техніку, що свідчить про виснаженняпотенціалу.</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Бахмут на сьогодні – це головна ціль ворога, зосередження всіх його атакуючихзусиль. За цю добу 19 разів він атакував наші позиції на цьому напрямку, 229разів обстріляв різними системами і калібрами ствольної і реактивної артилеріїнаші позиції, 2 авіанальоти здійснив. Ми натомість під час відбиття цих атакзнищили 133 окупанта, 176 зазнали поранень. Також було знищено станціюрадіоелектронної боротьби «Житель» і дві станції «Стриж», дві самохідніустановки ворога, дві гармати-гаубиці, БМП і 8 польових складівбоєкомплектів», - поінформував речник.</text:p>
      <text:p text:style-name="P4">
Відповідаючи на запитання, чи вдається загарбникам оперативно поповнювати своїзапаси, Череватий зазначив, що, на жаль, ворог має запаси, проте з кожним днемукраїнські захисники роблять все, щоб цей запас зменшити. Крім того,використання застарілої техніки типу БМП-1 чи БТР-60, танки Т-62 свідчить проте, що потенціал ворога виснажується, сказав він.</text:p>
      <text:p text:style-name="P4">
<text:span text:style-name="T4">
Читайте також:</text:span>
 <text:a xlink:type="simple" xlink:href="https://www.ukrinform.ua/rubric-ato/3704749-na-tavrijskomu-napramku-sili-oboroni-vikonali-872-vognevi-zavdanna-znisili-majze-dvi-roti-rf.html" text:style-name="Internet_20_link" text:visited-style-name="Visited_20_Internet_20_Link">
 </text:a>
</text:p>
      <text:p text:style-name="P4">
Череватий також висловив сподівання, що спроби росіян взяти Бахмут до 9 травнябудуть нівельовані героїчною боротьбою українських захисників.</text:p>
      <text:p text:style-name="P4">
«Навіть якщо стратегічно дивитись, це вже виглядає дещо кумедно, коли длятакої найбільшої країни світу головним трофеєм на 9 травня буде взяттярайонного центру», - зазначив речник.</text:p>
      <text:p text:style-name="P4">
Як повідомляв Укрінформ, Сили оборони України за час повномасштабної війни <text:a xlink:type="simple" xlink:href="https://www.ukrinform.ua/rubric-ato/3704467-zsu-za-dobu-znisili-se-650-rosijskih-zagarbnikiv.html" text:style-name="Internet_20_link" text:visited-style-name="Visited_20_Internet_20_Link">
</text:a>
 , зокрема 650 осіб – за останню добу.</text:p>
      <text:p text:style-name="P4">
<text:span text:style-name="T5">
Фото: Flickr</text:span>
</text:p>
      <text:p text:style-name="P4">
Source: <text:a xlink:type="simple" xlink:href="https://www.ukrinform.ua/rubric-ato/3704792-cerevatij-pro-bahmut-vorog-se-mae-zapasi-tehniki-ale-potencial-visnazuetsa.html" text:style-name="Internet_20_link" text:visited-style-name="Visited_20_Internet_20_Link">
https://www.ukrinform.ua/rubric-ato/3704792-cerevatij-pro-bahmut-vorog-se-mae-zapasi-tehniki-ale-potencial-visnazuetsa.html</text:a>
</text:p>
      <!--NEWS-->
      <text:h text:style-name="P10" text:outline-level="1">
<text:span text:style-name="T4">
Торік бюджет недоотримав 1,2 мільярда від оренди держмайна - ФДМУ</text:span>
</text:h>
      <text:p text:style-name="P4">
Authors: Ukrinform (Person)</text:p>
      <text:p text:style-name="P4">
Publisher: Укринформ (Organization)</text:p>
      <text:p text:style-name="P4">
Published Time: 2023-05-04T18:58:05+03:00</text:p>
      <text:p text:style-name="P4">
Modified Time: 2023-05-04T18:58:05+03:00</text:p>
      <text:p text:style-name="P4">
Description: У 2022 році через повномасштабне вторгнення рф бюджет втратив 1,2 млрд грн, які мали сплатити орендарі державного майна. — Укрінформ.</text:p>
      <text:p text:style-name="P4">
Images: ["<text:a xlink:type="simple" xlink:href="https://static.ukrinform.com/photos/2020_05/thumb_files/630_360_1589463148-862.jpg" text:style-name="Internet_20_link" text:visited-style-name="Visited_20_Internet_20_Link">
630_360_15894...</text:a>
"]</text:p>
      <text:p text:style-name="P4">
Tags: ['Бюджет', 'ФДМУ', 'Гроші', 'Оренда']</text:p>
      <text:p text:style-name="P4">
Type: Article</text:p>
      <!--METADATA-->
      <text:p text:style-name="P4">
<draw:frame draw:style-name="fr1" draw:name="Image152" text:anchor-type="as-char" svg:width="6.9236in" svg:height="3.956343in" draw:z-index="0">
<draw:image xlink:href="../Images/yкринформ/2023-05-04T18-58-05-03-00/630_360_1589463148-862.jpg" xlink:type="simple" xlink:show="embed" xlink:actuate="onLoad" draw:mime-type="image/jpeg"/>
</draw:frame>
 У 2022році через повномасштабне вторгнення рф бюджет втратив 1,2 млрд грн, які малисплатити орендарі державного майна.</text:p>
      <text:p text:style-name="P4">
Як передає Укрінформ, про це повідомляє пресслужба Фонду державного майна у <text:a xlink:type="simple" xlink:href="https://www.facebook.com/spfu.gov.ua/posts/pfbid031B5gxEboScxnK1tvjkVDt4wwPZoNXSsivsRS7LHKM5mQHX7KdSAdWtURgo61jr8il" text:style-name="Internet_20_link" text:visited-style-name="Visited_20_Internet_20_Link">
</text:a>
.</text:p>
      <text:p text:style-name="P4">
«Держбюджет втратив 1,2 млрд грн орендної плати у 2022 році через вторгненнярф. В ці підрахунки включені платежі, які мали сплатити орендарі державногомайна на тимчасово окупованих територіях України», - йдеться в повідомленні.</text:p>
      <text:p text:style-name="P4">
Наголошується, що <text:a xlink:type="simple" xlink:href="https://www.ukrinform.ua/tag-fdmu" text:style-name="Internet_20_link" text:visited-style-name="Visited_20_Internet_20_Link">
 </text:a>
 регулярно з 2014 рокуфіксує суми недоотриманої орендної плати на окупованих територіях. Ірахуватиме їх до повного звільнення українських земель, щоб у майбутньомустягнути ці гроші з рф.</text:p>
      <text:p text:style-name="P4">
<text:span text:style-name="T4">
Читайте також:</text:span>
 <text:a xlink:type="simple" xlink:href="https://www.ukrinform.ua/rubric-economy/3704388-fond-derzmajna-znovu-vistavit-na-torgi-elektronmas.html" text:style-name="Internet_20_link" text:visited-style-name="Visited_20_Internet_20_Link">
 </text:a>
</text:p>
      <text:p text:style-name="P4">
Як повідомлялося, станом на квітень надходження до державного бюджету відоренди державного майна з початку 2023 року сягнули 218,4 млн грн, це майже30% від плану на рік.</text:p>
      <text:p text:style-name="P4">
Source: <text:a xlink:type="simple" xlink:href="https://www.ukrinform.ua/rubric-economy/3704794-torik-budzet-nedootrimav-12-milarda-vid-orendi-derzmajna-fdmu.html" text:style-name="Internet_20_link" text:visited-style-name="Visited_20_Internet_20_Link">
https://www.ukrinform.ua/rubric-economy/3704794-torik-budzet-nedootrimav-12-milarda-vid-orendi-derzmajna-fdmu.html</text:a>
</text:p>
      <!--NEWS-->
      <text:h text:style-name="P10" text:outline-level="1">
<text:span text:style-name="T4">
До семи років ув’язнення засудили жителя Бахмута, який «зливав» росіянам дані про ЗСУ</text:span>
</text:h>
      <text:p text:style-name="P4">
Authors: Ukrinform (Person)</text:p>
      <text:p text:style-name="P4">
Publisher: Укринформ (Organization)</text:p>
      <text:p text:style-name="P4">
Published Time: 2023-05-04T19:03:00+03:00</text:p>
      <text:p text:style-name="P4">
Modified Time: 2023-05-04T19:03:00+03:00</text:p>
      <text:p text:style-name="P4">
Description: До семи років позбавлення волі засудили жителя Бахмута, який розміщував у проросійському чат-боті координати ЗСУ. — Укрінформ.</text:p>
      <text:p text:style-name="P4">
Images: ["<text:a xlink:type="simple" xlink:href="https://static.ukrinform.com/photos/2017_12/thumb_files/630_360_1514464397-1884.jpg" text:style-name="Internet_20_link" text:visited-style-name="Visited_20_Internet_20_Link">
630_360_15144...</text:a>
", "<text:a xlink:type="simple" xlink:href="https://static.ukrinform.com/photos/2023_05/1683227273-140.jpg" text:style-name="Internet_20_link" text:visited-style-name="Visited_20_Internet_20_Link">
1683227273-14...</text:a>
", "<text:a xlink:type="simple" xlink:href="https://static.ukrinform.com/photos/2023_05/1683227273-620.jpg" text:style-name="Internet_20_link" text:visited-style-name="Visited_20_Internet_20_Link">
1683227273-62...</text:a>
"]</text:p>
      <text:p text:style-name="P4">
Tags: ['Бахмут', 'Шпигун', 'Суд', 'Офіс генпрокурора', 'Війна з росією']</text:p>
      <text:p text:style-name="P4">
Type: Article</text:p>
      <!--METADATA-->
      <text:p text:style-name="P4">
<draw:frame draw:style-name="fr1" draw:name="Image153" text:anchor-type="as-char" svg:width="6.9236in" svg:height="3.956343in" draw:z-index="0">
<draw:image xlink:href="../Images/yкринформ/2023-05-04T19-03-00-03-00/630_360_1514464397-1884.jpg" xlink:type="simple" xlink:show="embed" xlink:actuate="onLoad" draw:mime-type="image/jpeg"/>
</draw:frame>
 До семироків позбавлення волі засудили жителя Бахмута, який розміщував упроросійському чат-боті координати ЗСУ.</text:p>
      <text:p text:style-name="P4">
Як передає Укрінформ, про це Офіс генерального прокурора повідомляє у <text:a xlink:type="simple" xlink:href="https://t.me/pgo_gov_ua/11829" text:style-name="Internet_20_link" text:visited-style-name="Visited_20_Internet_20_Link">
</text:a>
 .</text:p>
      <text:p text:style-name="P4">
<draw:frame draw:style-name="fr1" draw:name="Image154" text:anchor-type="as-char" svg:width="6.9236in" svg:height="9.231467in" draw:z-index="0">
<draw:image xlink:href="../Images/yкринформ/2023-05-04T19-03-00-03-00/1683227273-140.jpg" xlink:type="simple" xlink:show="embed" xlink:actuate="onLoad" draw:mime-type="image/jpeg"/>
</draw:frame>
</text:p>
      <text:p text:style-name="P4">
За публічного обвинувачення прокурорів Донецької обласної прокуратури судухвалив вирок громадянину за поширення інформації про розташування Збройнихсил України та зберігання вогнепальної зброї (ч. 2 ст. 114-2, ч. 1 ст. 263Кримінального кодексу України). Його засуджено до 7 років позбавлення волі.</text:p>
      <text:p text:style-name="P4">
<draw:frame draw:style-name="fr1" draw:name="Image155" text:anchor-type="as-char" svg:width="6.9236in" svg:height="9.231467in" draw:z-index="0">
<draw:image xlink:href="../Images/yкринформ/2023-05-04T19-03-00-03-00/1683227273-620.jpg" xlink:type="simple" xlink:show="embed" xlink:actuate="onLoad" draw:mime-type="image/jpeg"/>
</draw:frame>
</text:p>
      <text:p text:style-name="P4">
Прокурори у суді довели, що у червні-липні 2022 року чоловік з власноготелефона розміщував у проросійському чат-боті месенджера Telegram інформаціювійськового характеру.</text:p>
      <text:p text:style-name="P4">
Він поширював координати місць розташування військовослужбовців і техніки ЗСУу Бахмуті <text:a xlink:type="simple" xlink:href="https://www.ukrinform.ua/tag-doneccina" text:style-name="Internet_20_link" text:visited-style-name="Visited_20_Internet_20_Link">
 </text:a>
 .</text:p>
      <text:p text:style-name="P4">
<text:span text:style-name="T4">
Читайте також:</text:span>
 <text:a xlink:type="simple" xlink:href="https://www.ukrinform.ua/rubric-kyiv/3704194-sbu-zatrimala-u-lavah-zsu-kianina-akij-informuvav-rosian-pro-oboronu-stolici.html" text:style-name="Internet_20_link" text:visited-style-name="Visited_20_Internet_20_Link">
 <text:span text:style-name="T4">
СБУ</text:span>
 </text:a>
</text:p>
      <text:p text:style-name="P4">
Також він знайшов на території міста автомат АК-74 та зберігав його безпередбаченого законом дозволу в одній з покинутих будівель.</text:p>
      <text:p text:style-name="P4">
На вирок суду чоловік чекав у слідчому ізоляторі.</text:p>
      <text:p text:style-name="P4">
Як повідомляв Укрінформ, у травні до 5 років позбавлення волі засудилихарків’янина, який <text:a xlink:type="simple" xlink:href="https://www.ukrinform.ua/rubric-regions/3703259-harkivanin-otrimav-pat-rokiv-uvaznenna-zdavav-rosianam-pozicii-ppo.html" text:style-name="Internet_20_link" text:visited-style-name="Visited_20_Internet_20_Link">
 </text:a>
 позиції протиповітряної оборони.</text:p>
      <text:p text:style-name="P4">
Source: <text:a xlink:type="simple" xlink:href="https://www.ukrinform.ua/rubric-ato/3704883-do-semi-rokiv-uvaznenna-zasudili-zitela-bahmuta-akij-zlivav-rosianam-dani-pro-zsu.html" text:style-name="Internet_20_link" text:visited-style-name="Visited_20_Internet_20_Link">
https://www.ukrinform.ua/rubric-ato/3704883-do-semi-rokiv-uvaznenna-zasudili-zitela-bahmuta-akij-zlivav-rosianam-dani-pro-zsu.html</text:a>
</text:p>
      <!--NEWS-->
      <text:h text:style-name="P10" text:outline-level="1">
<text:span text:style-name="T4">
ЄС обговорює механізм санкцій проти країн, які надають росії торгові канали – Bloomberg</text:span>
</text:h>
      <text:p text:style-name="P4">
Authors: Ukrinform (Person)</text:p>
      <text:p text:style-name="P4">
Publisher: Укринформ (Organization)</text:p>
      <text:p text:style-name="P4">
Published Time: 2023-05-04T19:04:00+03:00</text:p>
      <text:p text:style-name="P4">
Modified Time: 2023-05-04T19:04:00+03:00</text:p>
      <text:p text:style-name="P4">
Description: Європейський Союз обговорює новий механізм санкцій проти третіх країн, які недостатньо запобігають ухиленню росії від санкцій, особливо стосовно торгівлі ключовими товарами чи технологіями. — Укрінформ.</text:p>
      <text:p text:style-name="P4">
Images: ["<text:a xlink:type="simple" xlink:href="https://static.ukrinform.com/photos/2019_03/thumb_files/630_360_1552317427-848.jpg" text:style-name="Internet_20_link" text:visited-style-name="Visited_20_Internet_20_Link">
630_360_15523...</text:a>
"]</text:p>
      <text:p text:style-name="P4">
Tags: ['Антиросійські санкції', 'Економіка', 'Євросоюз', 'Транзит']</text:p>
      <text:p text:style-name="P4">
Type: Article</text:p>
      <!--METADATA-->
      <text:p text:style-name="P4">
<draw:frame draw:style-name="fr1" draw:name="Image156" text:anchor-type="as-char" svg:width="6.9236in" svg:height="3.956343in" draw:z-index="0">
<draw:image xlink:href="../Images/yкринформ/2023-05-04T19-04-00-03-00/630_360_1552317427-848.jpg" xlink:type="simple" xlink:show="embed" xlink:actuate="onLoad" draw:mime-type="image/jpeg"/>
</draw:frame>
Європейський Союз обговорює новий механізм санкцій проти третіх країн, якінедостатньо запобігають ухиленню росії від санкцій, особливо стосовно торгівліключовими товарами чи технологіями.</text:p>
      <text:p text:style-name="P4">
Як передає Укрінформ, про це повідомляє <text:a xlink:type="simple" xlink:href="https://www.bloomberg.com/news/articles/2023-05-04/eu-aims-to-target-nations-through-which-russia-evades-sanctions" text:style-name="Internet_20_link" text:visited-style-name="Visited_20_Internet_20_Link">
</text:a>
 .</text:p>
      <text:p text:style-name="P4">
«Основною метою інструменту ( <text:a xlink:type="simple" xlink:href="https://www.ukrinform.ua/tag-sankcii" text:style-name="Internet_20_link" text:visited-style-name="Visited_20_Internet_20_Link">
 </text:a>
 –ред.) було б утримання країн від допомоги росії та придушення торговихканалів, які може використовувати москва», – йдеться у повідомленні.</text:p>
      <text:p text:style-name="P4">
У разі, якщо новий санкційний механізм не спрацює, ЄС матиме можливістьзапровадити подальші цільові обмеження на ключові товари.</text:p>
      <text:p text:style-name="P4">
«ЄС також має на меті розширити сферу дії кількох існуючих експортних заходіві заборонити транзит багатьох товарів через росію», – зазначає Bloomberg.</text:p>
      <text:p text:style-name="P4">
Новий примусовий механізм надасть державам-членам ЄС повноваження створюватидва списки: третіх країн, що підпадають під санкції і окремий – забороненихтоварів. Також він полегшить накладення санкцій на компанії у третіх країнах,які обходять санкції ЄС.</text:p>
      <text:p text:style-name="P4">
Імпорт до росії напівпровідників, інтегральних схем та інших технологій різкозріс із таких країн як Казахстан, ОАЕ, Туреччина, Китай та інших з початкуповномасштабного вторгнення росії в Україну.</text:p>
      <text:p text:style-name="P4">
<text:span text:style-name="T4">
Читайте також:</text:span>
 <text:a xlink:type="simple" xlink:href="https://www.ukrinform.ua/rubric-economy/3704028-moskva-prodovzue-torgivlu-zolotom-popri-zahidni-sankcii-bloomberg.html" text:style-name="Internet_20_link" text:visited-style-name="Visited_20_Internet_20_Link">
 <text:span text:style-name="T4">
санкції</text:span>
 </text:a>
</text:p>
      <text:p text:style-name="P4">
Як повідомлялося, 11-й пакет санкцій ЄС проти росії буде ухвалений не ранішедругої половини травня.</text:p>
      <text:p text:style-name="P4">
Євросоюз має намір запровадити заборону на транзит багатьох товарів територієюросії, намагаючись посилити дотримання вже запроваджених раніше санкцій.</text:p>
      <text:p text:style-name="P4">
Source: <text:a xlink:type="simple" xlink:href="https://www.ukrinform.ua/rubric-economy/3704796-es-obgovorue-mehanizm-sankcij-proti-krain-aki-nadaut-rosii-torgovi-kanali-bloomberg.html" text:style-name="Internet_20_link" text:visited-style-name="Visited_20_Internet_20_Link">
https://www.ukrinform.ua/rubric-economy/3704796-es-obgovorue-mehanizm-sankcij-proti-krain-aki-nadaut-rosii-torgovi-kanali-bloomberg.html</text:a>
</text:p>
      <!--NEWS-->
      <text:h text:style-name="P10" text:outline-level="1">
<text:span text:style-name="T4">
У НБУ розраховують, що більшість банків зможуть відновити капітал</text:span>
</text:h>
      <text:p text:style-name="P4">
Authors: Ukrinform (Person)</text:p>
      <text:p text:style-name="P4">
Publisher: Укринформ (Organization)</text:p>
      <text:p text:style-name="P4">
Published Time: 2023-05-04T19:04:23+03:00</text:p>
      <text:p text:style-name="P4">
Modified Time: 2023-05-04T19:04:23+03:00</text:p>
      <text:p text:style-name="P4">
Description: Результат роботи банківської системи дає Національному банку підстави розраховувати на те, що банки зможуть відновити капітал за рахунок поточної діяльності. — Укрінформ.</text:p>
      <text:p text:style-name="P4">
Images: ["<text:a xlink:type="simple" xlink:href="https://static.ukrinform.com/photos/2020_01/thumb_files/630_360_1579710598-395.jpg" text:style-name="Internet_20_link" text:visited-style-name="Visited_20_Internet_20_Link">
630_360_15797...</text:a>
"]</text:p>
      <text:p text:style-name="P4">
Tags: ['Банк', 'Нацбанк', 'Гроші']</text:p>
      <text:p text:style-name="P4">
Type: Article</text:p>
      <!--METADATA-->
      <text:p text:style-name="P4">
<draw:frame draw:style-name="fr1" draw:name="Image157" text:anchor-type="as-char" svg:width="6.9236in" svg:height="3.956343in" draw:z-index="0">
<draw:image xlink:href="../Images/yкринформ/2023-05-04T19-04-23-03-00/630_360_1579710598-395.jpg" xlink:type="simple" xlink:show="embed" xlink:actuate="onLoad" draw:mime-type="image/jpeg"/>
</draw:frame>
 Результатроботи банківської системи дає Національному банку підстави розраховувати нате, що банки зможуть відновити капітал за рахунок поточної діяльності.</text:p>
      <text:p text:style-name="P4">
Як передає Укрінформ, на цьому наголосила перший заступник голови НБУ КатеринаРожкова у колонці <text:a xlink:type="simple" xlink:href="https://www.epravda.com.ua/columns/2023/05/4/699756/" text:style-name="Internet_20_link" text:visited-style-name="Visited_20_Internet_20_Link">
 </text:a>
 .</text:p>
      <text:p text:style-name="P4">
«Розраховуємо, що більшість <text:a xlink:type="simple" xlink:href="https://www.ukrinform.ua/tag-bank" text:style-name="Internet_20_link" text:visited-style-name="Visited_20_Internet_20_Link">
 </text:a>
 зможутьвідновити капітал за рахунок поточної діяльності. Фінансовий результат заминулий рік (що становив майже 23 млрд грн) і за перший квартал цього року (34млрд грн) додає нам впевненості, що банки зможуть це зробити», - зазначилаРожкова.</text:p>
      <text:p text:style-name="P4">
За її словами, важливим елементом відновлення капіталу стане зниженнякредитних ризиків або врегулювання воєнних NPL (непрацюючих кредитів). Длякредитів, що мають перспективи повернення, банки можуть провестиреструктуризацію – запропонувати позичальнику комфортніший графік повернення.</text:p>
      <text:p text:style-name="P4">
<text:span text:style-name="T4">
Читайте також:</text:span>
 <text:a xlink:type="simple" xlink:href="https://www.ukrinform.ua/rubric-economy/3704607-u-kasah-bankiv-zbilsivsa-oborot-gotivki-nbu.html" text:style-name="Internet_20_link" text:visited-style-name="Visited_20_Internet_20_Link">
 <text:span text:style-name="T4">
НБУ</text:span>
 </text:a>
</text:p>
      <text:p text:style-name="P4">
Натомість позичальникам, які через війну втратили застави і виробничіпотужності, доцільно вже зараз запропонувати повне або часткове припиненнянарахування відсотків, вважає Рожкова.</text:p>
      <text:p text:style-name="P4">
«Доведеться визнати збитки, щоб у перспективі стягнути їх з країни-агресора.Це тривалий процес, який може розтягнутися на роки. Але потрібний чіткий пландій, а оцінка стійкості допоможе в його розробленні. У кінцевому підсумкуоцінка стійкості дасть змогу спрогнозувати повернення до звичайного, "мирного"банківського регулювання і подальшої імплементації регуляторних вимогЄвросоюзу», - підкреслила Рожкова.</text:p>
      <text:p text:style-name="P4">
Вона висловила сподівання, що з поліпшенням ситуації в економіці будевідновлено і традиційну AQR (оцінку якості активів) із залученням незалежнихекспертів та провідної світової практики.</text:p>
      <text:p text:style-name="P4">
<text:span text:style-name="T4">
Читайте також:</text:span>
 <text:a xlink:type="simple" xlink:href="https://www.ukrinform.ua/rubric-economy/3704568-miznarodni-rezervi-ukraini-zrosli-majze-do-36-milardiv-nacbank.html" text:style-name="Internet_20_link" text:visited-style-name="Visited_20_Internet_20_Link">
 </text:a>
</text:p>
      <text:p text:style-name="P4">
“Нацбанк вже активно працює в цьому напрямі разом із міжнародними партнерами,у тому числі з МВФ. Оцінка стійкості 2023 року – вагомий, але лише перший кроку цьому напрямі», - додала заступник голови НБУ.</text:p>
      <text:p text:style-name="P4">
Як повідомлялося, для визначення реального стану банківського секторуНаціональний банк розпочинає оцінку стійкості банків та банківської системи.</text:p>
      <text:p text:style-name="P4">
Source: <text:a xlink:type="simple" xlink:href="https://www.ukrinform.ua/rubric-economy/3704795-u-nbu-rozrahovuut-so-bilsist-bankiv-zmozut-vidnoviti-kapital.html" text:style-name="Internet_20_link" text:visited-style-name="Visited_20_Internet_20_Link">
https://www.ukrinform.ua/rubric-economy/3704795-u-nbu-rozrahovuut-so-bilsist-bankiv-zmozut-vidnoviti-kapital.html</text:a>
</text:p>
      <!--NEWS-->
      <text:h text:style-name="P10" text:outline-level="1">
<text:span text:style-name="T4">
Сили оборони відбили близько 50 російських атак на трьох напрямках</text:span>
</text:h>
      <text:p text:style-name="P4">
Authors: Ukrinform (Person)</text:p>
      <text:p text:style-name="P4">
Publisher: Укринформ (Organization)</text:p>
      <text:p text:style-name="P4">
Published Time: 2023-05-04T19:09:28+03:00</text:p>
      <text:p text:style-name="P4">
Modified Time: 2023-05-04T19:09:28+03:00</text:p>
      <text:p text:style-name="P4">
Description: Сили оборони України протягом доби відбили близько 50 ворожих атак на Лиманському, Бахмутському та Мар’їнському напрямках. — Укрінформ.</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 '#stoprussia']</text:p>
      <text:p text:style-name="P4">
Type: Article</text:p>
      <!--METADATA-->
      <text:p text:style-name="P4">
<draw:frame draw:style-name="fr1" draw:name="Image158" text:anchor-type="as-char" svg:width="6.9236in" svg:height="3.956343in" draw:z-index="0">
<draw:image xlink:href="../Images/yкринформ/2023-05-04T19-09-28-03-00/630_360_1682620469-597.jpg" xlink:type="simple" xlink:show="embed" xlink:actuate="onLoad" draw:mime-type="image/jpeg"/>
</draw:frame>
 Силиоборони України протягом доби відбили близько 50 ворожих атак на Лиманському,Бахмутському та Мар’їнському напрямках.</text:p>
      <text:p text:style-name="P4">
Як передає Укрінформ, про це Генеральний штаб Збройних сил України повідомив у<text:a xlink:type="simple" xlink:href="https://www.facebook.com/GeneralStaff.ua/posts/pfbid0eDuFxNZguXJgjjc6qTDnuqK7JwCmAcsFC3gpATsqqHNCMosKXwC8J3XhyfgrTTcCl" text:style-name="Internet_20_link" text:visited-style-name="Visited_20_Internet_20_Link">
</text:a>
, оприлюднивши оперативну інформацію станом на 18:00 4 травня.</text:p>
      <text:p text:style-name="P4">
«Противник і надалі зосереджує основні зусилля на веденні наступальних дій наЛиманському, Бахмутському та Мар’їнському напрямках - відбито близько 50 атакворога. Найзапекліші бої тривають за Бахмут та Мар’їнку», - ідеться вповідомленні.</text:p>
      <text:p text:style-name="P4">
Авіація Сил оборони за добу завдала 6 ударів по районах зосередження особовогоскладу загарбників. Крім того, протягом цієї доби знищено 4 баражуючихбоєприпаси «Ланцет». Підрозділи ракетних військ і артилерії уразили 5 районівзосередження живої сили, два склади боєприпасів та одну станціюрадіоелектронної боротьби ворога.</text:p>
      <text:p text:style-name="P4">
Натомість вночі російська федерація завдала чергового масованого удару потериторії України, застосувавши іранські ударні БпЛА «Shahed-136/131», 18 із24 знищили українські захисники.</text:p>
      <text:p text:style-name="P4">
У Генштабі також повідомили, що сьогодні ворог завдав 6 ракетних ударів помістах Краматорськ та Запоріжжя, 66 авіаційних ударів та здійснив 33 обстрілиз реактивних систем залпового вогню по позиціях українських військ і населенихпунктах. На жаль, є загиблі та пораненні серед цивільного населення,зруйновано та пошкоджено приватні житлові будинки, навчальні заклади та іншацивільна інфраструктура.</text:p>
      <text:p text:style-name="P4">
Ймовірність завдання ракетних та авіаційних ударів по всій території Українизалишається високою.</text:p>
      <text:p text:style-name="P4">
<text:span text:style-name="T4">
Читайте також:</text:span>
 <text:a xlink:type="simple" xlink:href="https://www.ukrinform.ua/rubric-ato/3704749-na-tavrijskomu-napramku-sili-oboroni-vikonali-872-vognevi-zavdanna-znisili-majze-dvi-roti-rf.html" text:style-name="Internet_20_link" text:visited-style-name="Visited_20_Internet_20_Link">
 </text:a>
</text:p>
      <text:p text:style-name="P4">
На <text:span text:style-name="T4">
Волинському</text:span>
 та <text:span text:style-name="T4">
Поліському напрямках</text:span>
 ознак формування наступальнихугруповань ворога не виявлено.</text:p>
      <text:p text:style-name="P4">
На <text:span text:style-name="T4">
Сіверському</text:span>
 та <text:span text:style-name="T4">
Слобожанському напрямках</text:span>
 загарбники здійснилиартилерійські та мінометні обстріли населених пунктів Єліне, Миколаївка,Іванівка, Бучки, Гремяч Чернігівської області; Уралове, Порохонь, Студенок,Шалигине, Рівне та Бояро-Лежачі, Стукалівка, Білопілля, Олексіївка, Юнаківката Славгород Сумської області, а також Глибоке, Веселе, Вовчанські Хутори,Караїчне, Бочкове та Бударки на Харківщині. Знищили та пошкодили приватнібудинки. Є поранені серед цивільного населення.</text:p>
      <text:p text:style-name="P4">
На <text:span text:style-name="T4">
Куп’янському напрямку</text:span>
 ворог наступальних дій не проводив.Артилерійських та мінометних обстрілів зазнали населені пункти Кам’янка,Дворічна, Западне, Лиман Перший, Кислівка, Крохмальне, Берестове Харківськоїобласті.</text:p>
      <text:p text:style-name="P4">
На <text:span text:style-name="T4">
Лиманському напрямку</text:span>
 російські війська вели безуспішні наступальні діїв районі південно-західної околиці Спірного. Артилерійських обстрілів зазналиМакіївка, Андріївка, Греківка, Діброва, Білогорівка Луганської області;Торське, Верхньокам’янське, Спірне Донецької області.</text:p>
      <text:p text:style-name="P4">
На <text:span text:style-name="T4">
Бахмутському напрямку</text:span>
 тривають бої у місті Бахмут. До того ж протягомдоби ворог вів безуспішні наступальні дії у напрямку населених пунктівБогданівка та Маркове. Від ворожих обстрілів постраждали Никифорівка,Васюківка, Новомаркове, Маркове, Григорівка, Богданівка, Бахмут, Іванівське,Часів Яр, Диліївка, Залізне а також Нью-Йорк Донецької області.</text:p>
      <text:p text:style-name="P4">
<text:span text:style-name="T4">
Читайте також:</text:span>
 <text:a xlink:type="simple" xlink:href="https://www.ukrinform.ua/rubric-ato/3704792-cerevatij-pro-bahmut-vorog-se-mae-zapasi-tehniki-ale-potencial-visnazuetsa.html" text:style-name="Internet_20_link" text:visited-style-name="Visited_20_Internet_20_Link">
 <text:span text:style-name="T4">
Бахмут</text:span>
 </text:a>
</text:p>
      <text:p text:style-name="P4">
На <text:span text:style-name="T4">
Авдіївському напрямку</text:span>
 загарбники наступальних дій не проводили.Обстріляли Авдіївку, Первомайське, Нетайлове та Карлівку Донецької області.</text:p>
      <text:p text:style-name="P4">
На <text:span text:style-name="T4">
Мар’їнському напрямку</text:span>
 ворог намагається покращити тактичне положення.Відбито численні ворожі атаки в районі Мар’їнки. У той же час ворожихобстрілів зазнали Красногорівка, Побєда та Новомихайлівка Донецької області.</text:p>
      <text:p text:style-name="P4">
На <text:span text:style-name="T4">
Шахтарському напрямку</text:span>
 ворог обстріляв Вугледар, Новоукраїнку,Пречистівку та Шахтарське Донецької області.</text:p>
      <text:p text:style-name="P4">
На <text:span text:style-name="T4">
Запорізькому</text:span>
 та <text:span text:style-name="T4">
Херсонському напрямках</text:span>
 російські військапродовжують вести оборонні дії. <text:a xlink:type="simple" xlink:href="https://www.ukrinform.ua/tag-obstril" text:style-name="Internet_20_link" text:visited-style-name="Visited_20_Internet_20_Link">
 </text:a>
понад 50 населених пунктів. Серед них - Времівка, Новосілка та НовопільДонецької області; Гуляйполе, Мала Токмачка, Новоданилівка та Оріхів,Запорізької області; Нікополь Дніпропетровської області; Дудчани, Зміївка,Іванівка, Дніпровське, Кізомис Херсонської області та Херсон.</text:p>
      <text:p text:style-name="P4">
У Генштабі повідомляють, що російські війська продовжують зазнавати великихвтрат на полі бою, всі медичні заклади на тимчасово захопленій територіїпереповнені пораненими.</text:p>
      <text:p text:style-name="P4">
«Внаслідок цього противник продовжує обладнувати цивільні навчальні закладипід медичні установи. Так, в населеному пункті Мирне Запорізької областіспортивний зал місцевої школи окупанти облаштовують під військовий шпиталь.При цьому російські загарбники примушують викладацький склад продовжуватиосвітній процес з обов’язковим відвідуванням школи дітьми», - ідеться вповідомленні.</text:p>
      <text:p text:style-name="P4">
Як повідомляв Укрінформ, Сили оборони України за час повномасштабної війни <text:a xlink:type="simple" xlink:href="https://www.ukrinform.ua/rubric-ato/3704467-zsu-za-dobu-znisili-se-650-rosijskih-zagarbnikiv.html" text:style-name="Internet_20_link" text:visited-style-name="Visited_20_Internet_20_Link">
</text:a>
 , зокрема 650 осіб - за останню добу.</text:p>
      <text:p text:style-name="P4">
<text:span text:style-name="T5">
Фото: Генштаб ЗСУ</text:span>
</text:p>
      <text:p text:style-name="P4">
Source: <text:a xlink:type="simple" xlink:href="https://www.ukrinform.ua/rubric-ato/3704799-sili-oboroni-vidbili-blizko-50-rosijskih-atak-na-troh-napramkah.html" text:style-name="Internet_20_link" text:visited-style-name="Visited_20_Internet_20_Link">
https://www.ukrinform.ua/rubric-ato/3704799-sili-oboroni-vidbili-blizko-50-rosijskih-atak-na-troh-napramkah.html</text:a>
</text:p>
      <!--NEWS-->
      <text:h text:style-name="P10" text:outline-level="1">
<text:span text:style-name="T4">
З початку року великий бізнес сплатив майже ₴60 мільярдів податків</text:span>
</text:h>
      <text:p text:style-name="P4">
Authors: Ukrinform (Person)</text:p>
      <text:p text:style-name="P4">
Publisher: Укринформ (Organization)</text:p>
      <text:p text:style-name="P4">
Published Time: 2023-05-04T19:14:36+03:00</text:p>
      <text:p text:style-name="P4">
Modified Time: 2023-05-04T19:14:36+03:00</text:p>
      <text:p text:style-name="P4">
Description: У січні - квітні 2023 року від великих платників податків до бюджету надійшло 59,9 млрд грн. — Укрінформ.</text:p>
      <text:p text:style-name="P4">
Images: ["<text:a xlink:type="simple" xlink:href="https://static.ukrinform.com/photos/2023_05/thumb_files/630_360_1683216656-417.png" text:style-name="Internet_20_link" text:visited-style-name="Visited_20_Internet_20_Link">
630_360_16832...</text:a>
"]</text:p>
      <text:p text:style-name="P4">
Tags: ['Бізнес', 'Бюджет', 'Податки']</text:p>
      <text:p text:style-name="P4">
Type: Article</text:p>
      <!--METADATA-->
      <text:p text:style-name="P4">
<draw:frame draw:style-name="fr1" draw:name="Image159" text:anchor-type="as-char" svg:width="6.9236in" svg:height="3.956343in" draw:z-index="0">
<draw:image xlink:href="../Images/yкринформ/2023-05-04T19-14-36-03-00/630_360_1683216656-417.png" xlink:type="simple" xlink:show="embed" xlink:actuate="onLoad" draw:mime-type="image/png"/>
</draw:frame>
 У січні -квітні 2023 року від великих платників податків до бюджету надійшло 59,9 млрдгрн.</text:p>
      <text:p text:style-name="P4">
Про це повідомляє <text:a xlink:type="simple" xlink:href="https://cvp.tax.gov.ua/media-ark/news-ark/674444.html" text:style-name="Internet_20_link" text:visited-style-name="Visited_20_Internet_20_Link">
 </text:a>
по роботі з великими платниками податків, передає Укрінформ.</text:p>
      <text:p text:style-name="P4">
«Протягом січня - квітня 2023 року платниками Центрального міжрегіональногоуправління ДПС по роботі з великими платниками податків забезпечено збірплатежів до державного бюджету в розмірі 59,9 млрд гривень», - ідеться вповідомленні.</text:p>
      <text:p text:style-name="P4">
Зазначається, що надходження від підприємств, що обслуговуються Центральнимуправлінням, за результатами чотирьох місяців цього року становили 24% всіхнадходжень до загального фонду державного бюджету.</text:p>
      <text:p text:style-name="P4">
<text:span text:style-name="T4">
Читайте також:</text:span>
 <text:a xlink:type="simple" xlink:href="https://www.ukrinform.ua/rubric-economy/3703467-z-pocatku-roku-do-zvedenogo-budzetu-nadijslo-3379-milarda.html" text:style-name="Internet_20_link" text:visited-style-name="Visited_20_Internet_20_Link">
 </text:a>
</text:p>
      <text:p text:style-name="P4">
У розрізі основних податків приріст порівняно з відповідним періодом минулогороку забезпечено по акцизному податку з вироблених в Україні підакцизнихтоварів - на 73,9% (+1,8 млрд грн) та по акцизному податку з ввезених на митнутериторію України підакцизних товарів - на 17,9% (+77,3 млн грн).</text:p>
      <text:p text:style-name="P4">
Як повідомлялося, надходження (сальдо) до зведеного <text:a xlink:type="simple" xlink:href="https://www.ukrinform.ua/tag-budzet" text:style-name="Internet_20_link" text:visited-style-name="Visited_20_Internet_20_Link">
</text:a>
 по платежах, що контролюються Державноюподатковою службою України, у січні - квітні 2023 року становили 337,9 млрдгрн.</text:p>
      <text:p text:style-name="P4">
<text:span text:style-name="T5">
Фото: ДПС</text:span>
</text:p>
      <text:p text:style-name="P4">
Source: <text:a xlink:type="simple" xlink:href="https://www.ukrinform.ua/rubric-economy/3704801-z-pocatku-roku-velikij-biznes-splativ-majze-60-milardiv-podatkiv.html" text:style-name="Internet_20_link" text:visited-style-name="Visited_20_Internet_20_Link">
https://www.ukrinform.ua/rubric-economy/3704801-z-pocatku-roku-velikij-biznes-splativ-majze-60-milardiv-podatkiv.html</text:a>
</text:p>
      <!--NEWS-->
      <text:h text:style-name="P10" text:outline-level="1">
<text:span text:style-name="T4">
Послу США у росії вперше за її каденції вдалося відвідати ув’язненого Пола Вілана</text:span>
</text:h>
      <text:p text:style-name="P4">
Authors: Ukrinform (Person)</text:p>
      <text:p text:style-name="P4">
Publisher: Укринформ (Organization)</text:p>
      <text:p text:style-name="P4">
Published Time: 2023-05-04T19:22:00+03:00</text:p>
      <text:p text:style-name="P4">
Modified Time: 2023-05-04T19:22:00+03:00</text:p>
      <text:p text:style-name="P4">
Description: Надзвичайний і повноважний посол США в росії Лінн Трейсі вперше з початку своєї каденції відвідала ув’язненого в рф американського громадянина, колишнього морського піхотинця Пола Вілана. — Укрінформ.</text:p>
      <text:p text:style-name="P4">
Images: ["<text:a xlink:type="simple" xlink:href="https://static.ukrinform.com/photos/2023_01/thumb_files/630_360_1674624987-944.jpg" text:style-name="Internet_20_link" text:visited-style-name="Visited_20_Internet_20_Link">
630_360_16746...</text:a>
"]</text:p>
      <text:p text:style-name="P4">
Tags: ['Посол', 'США', "В'язниця", 'росія']</text:p>
      <text:p text:style-name="P4">
Type: Article</text:p>
      <!--METADATA-->
      <text:p text:style-name="P4">
<draw:frame draw:style-name="fr1" draw:name="Image160" text:anchor-type="as-char" svg:width="6.9236in" svg:height="3.956343in" draw:z-index="0">
<draw:image xlink:href="../Images/yкринформ/2023-05-04T19-22-00-03-00/630_360_1674624987-944.jpg" xlink:type="simple" xlink:show="embed" xlink:actuate="onLoad" draw:mime-type="image/jpeg"/>
</draw:frame>
Надзвичайний і повноважний посол США в росії Лінн Трейсі вперше з початкусвоєї каденції відвідала ув’язненого в рф американського громадянина,колишнього морського піхотинця Пола Вілана.</text:p>
      <text:p text:style-name="P4">
Про це йдеться в повідомленні на офіційній <text:a xlink:type="simple" xlink:href="https://twitter.com/USEmbRu/status/1654137021080780800" text:style-name="Internet_20_link" text:visited-style-name="Visited_20_Internet_20_Link">
</text:a>
 американськогопосольства в москві, передає Укрінформ.</text:p>
      <text:p text:style-name="P4">
«Пол незаконно утримується в <text:a xlink:type="simple" xlink:href="https://www.ukrinform.ua/tag-rosia" text:style-name="Internet_20_link" text:visited-style-name="Visited_20_Internet_20_Link">
 </text:a>
 більшечотирьох років, і його звільнення залишається безумовним пріоритетом. Уряд СШАпродовжить звертати увагу російської влади до його справи, аби Пол мігповернутися додому якомога скоріше», - зауважили в американськомудипломатичному представництві.</text:p>
      <text:p text:style-name="Quotations">

<text:p text:style-name="P4">
Today, Ambassador Tracy visited <text:a xlink:type="simple" xlink:href="https://twitter.com/hashtag/PaulWhelan" text:style-name="Internet_20_link" text:visited-style-name="Visited_20_Internet_20_Link">
&gt;
 </text:a>
 at&gt;
 IK17 prison in Mordovia. Paul has been wrongfully detained in Russia for&gt;
 more than 4 years, and his release remains an absolute priority. The U.S.&gt;
 government will continue to engage Russian authorities on his case so Paul&gt;
 can come… <text:a xlink:type="simple" xlink:href="https://t.co/0DzL2falKk" text:style-name="Internet_20_link" text:visited-style-name="Visited_20_Internet_20_Link">
 </text:a>
&gt;
&gt;
 — Посольство США в РФ/ U.S. Embassy Russia (@USEmbRu) <text:a xlink:type="simple" xlink:href="https://twitter.com/USEmbRu/status/1654137021080780800" text:style-name="Internet_20_link" text:visited-style-name="Visited_20_Internet_20_Link">
&gt;
 </text:a>
</text:p>

</text:p>
      <text:p text:style-name="P4">
При цьому уточнюється, що Вілан відбуває ув’язнення в таборі в Мордовії.</text:p>
      <text:p text:style-name="P4">
<text:span text:style-name="T4">
Читайте також:</text:span>
 <text:a xlink:type="simple" xlink:href="https://www.ukrinform.ua/rubric-world/3691132-zatrimanij-u-rosii-zurnalist-wsj-ne-mav-zodnogo-vidnosenna-do-spigunstva-bilij-dim.html" text:style-name="Internet_20_link" text:visited-style-name="Visited_20_Internet_20_Link">
 </text:a>
</text:p>
      <text:p text:style-name="P4">
Як повідомлялося, російська влада затримала Пола Вілана в грудні 2018 року.Його звинуватили у шпигунстві та ув’язнили на 16 років. Вілан категоричнозаперечує звинувачення. Пол Вілан є одним із двох американців, які перебуваютьв ув’язненні в росії. Більше місяця тому влада рф затримала репортера The WallStreet Journal Евана Гершковича.</text:p>
      <text:p text:style-name="P4">
Source: <text:a xlink:type="simple" xlink:href="https://www.ukrinform.ua/rubric-world/3704803-poslu-ssa-v-rosii-vperse-za-ii-kadencii-vdalosa-vidvidati-uvaznenogo-pola-vilana.html" text:style-name="Internet_20_link" text:visited-style-name="Visited_20_Internet_20_Link">
https://www.ukrinform.ua/rubric-world/3704803-poslu-ssa-v-rosii-vperse-za-ii-kadencii-vdalosa-vidvidati-uvaznenogo-pola-vilana.html</text:a>
</text:p>
      <!--NEWS-->
      <text:h text:style-name="P10" text:outline-level="1">
<text:span text:style-name="T4">
Форвард «Дніпра-1» та тренер «Динамо» визнані найкращими у 24-му турі УПЛ</text:span>
</text:h>
      <text:p text:style-name="P4">
Authors: Ukrinform (Person)</text:p>
      <text:p text:style-name="P4">
Publisher: Укринформ (Organization)</text:p>
      <text:p text:style-name="P4">
Published Time: 2023-05-04T19:36:00+03:00</text:p>
      <text:p text:style-name="P4">
Modified Time: 2023-05-04T19:36:00+03:00</text:p>
      <text:p text:style-name="P4">
Description: Українська Прем'єр-ліга (УПЛ) оголосила імена найкращих гравця та тренера 24-го туру футбольного чемпіонату, які були визначені в опитуванні представників експертної ради. — Укрінформ.</text:p>
      <text:p text:style-name="P4">
Images: ["<text:a xlink:type="simple" xlink:href="https://static.ukrinform.com/photos/2023_05/thumb_files/630_360_1683218136-569.jpg" text:style-name="Internet_20_link" text:visited-style-name="Visited_20_Internet_20_Link">
630_360_16832...</text:a>
"]</text:p>
      <text:p text:style-name="P4">
Tags: ['Динамо', 'Дніпро', 'Футбол', "Прем'єр-ліга", 'Шовковський']</text:p>
      <text:p text:style-name="P4">
Type: Article</text:p>
      <!--METADATA-->
      <text:p text:style-name="P4">
<draw:frame draw:style-name="fr1" draw:name="Image161" text:anchor-type="as-char" svg:width="6.9236in" svg:height="3.956343in" draw:z-index="0">
<draw:image xlink:href="../Images/yкринформ/2023-05-04T19-36-00-03-00/630_360_1683218136-569.jpg" xlink:type="simple" xlink:show="embed" xlink:actuate="onLoad" draw:mime-type="image/jpeg"/>
</draw:frame>
 УкраїнськаПрем'єр-ліга (УПЛ) оголосила імена найкращих гравця та тренера 24-го туруфутбольного чемпіонату, які були визначені в опитуванні представниківекспертної ради.</text:p>
      <text:p text:style-name="P4">
Як інформує офіційний <text:a xlink:type="simple" xlink:href="https://upl.ua/ua/news/view/7212" text:style-name="Internet_20_link" text:visited-style-name="Visited_20_Internet_20_Link">
 </text:a>
 УПЛ, найкращимфутболістом минулого туру української першості було визнано автора хет-трику уворота харківського «Металіста» бразильського нападника «Дніпра-1» ЖуанаПеглоу, передає Укрінформ.</text:p>
      <text:p text:style-name="P4">
Найкращим тренером туру став виконуючий обов'язків наставника київського«Динамо» Олександр Шовковський, підопічні якого у Полтаві здобули вольовуперемогу над місцевою «Ворсклою» (2:1).</text:p>
      <text:p text:style-name="P4">
<text:span text:style-name="T4">
Читайте також:</text:span>
 <text:a xlink:type="simple" xlink:href="https://www.ukrinform.ua/rubric-sports/3704750-upl-dinamo-zdobulo-peremogu-nad-vorsklou.html" text:style-name="Internet_20_link" text:visited-style-name="Visited_20_Internet_20_Link">
 </text:a>
</text:p>
      <text:p text:style-name="P4">
До складу експертної ради цього разу увійшли Олег Венглинський, Іван Гецко,Сергій Нагорняк, Йожеф Сабо, Олександр Сопко, Олег Федорчук, Анатолій Чанцев,Ігор Шуховцев, Степан Юрчишин та Ігор Яворський.</text:p>
      <text:p text:style-name="P4">
Фото пресслужби СК «Дніпро-1».</text:p>
      <text:p text:style-name="P4">
Source: <text:a xlink:type="simple" xlink:href="https://www.ukrinform.ua/rubric-sports/3704811-forvard-dnipra1-ta-trener-dinamo-viznani-najkrasimi-u-24mu-turi-upl.html" text:style-name="Internet_20_link" text:visited-style-name="Visited_20_Internet_20_Link">
https://www.ukrinform.ua/rubric-sports/3704811-forvard-dnipra1-ta-trener-dinamo-viznani-najkrasimi-u-24mu-turi-upl.html</text:a>
</text:p>
      <!--NEWS-->
      <text:h text:style-name="P10" text:outline-level="1">
<text:span text:style-name="T4">
Зеленський відвідав базу Військово-повітряних сил у Нідерландах</text:span>
</text:h>
      <text:p text:style-name="P4">
Authors: Ukrinform (Person)</text:p>
      <text:p text:style-name="P4">
Publisher: Укринформ (Organization)</text:p>
      <text:p text:style-name="P4">
Published Time: 2023-05-04T19:40:00+03:00</text:p>
      <text:p text:style-name="P4">
Modified Time: 2023-05-04T19:40:00+03:00</text:p>
      <text:p text:style-name="P4">
Description: Президент України Володимир Зеленський разом з прем’єр-міністром Нідерландів Марком Рютте та міністеркою оборони Нідерландів Кайсою Оллонгрен відвідали базу Військово-повітряних сил. — Укрінформ.</text:p>
      <text:p text:style-name="P4">
Images: ["<text:a xlink:type="simple" xlink:href="https://static.ukrinform.com/photos/2023_05/thumb_files/630_360_1683218654-961.jpg" text:style-name="Internet_20_link" text:visited-style-name="Visited_20_Internet_20_Link">
630_360_16832...</text:a>
", "<text:a xlink:type="simple" xlink:href="https://static.ukrinform.com/photos/2023_05/1683218641-834.jpg" text:style-name="Internet_20_link" text:visited-style-name="Visited_20_Internet_20_Link">
1683218641-83...</text:a>
", "<text:a xlink:type="simple" xlink:href="https://static.ukrinform.com/photos/2023_05/1683218669-324.jpg" text:style-name="Internet_20_link" text:visited-style-name="Visited_20_Internet_20_Link">
1683218669-32...</text:a>
", "<text:a xlink:type="simple" xlink:href="https://static.ukrinform.com/photos/2023_05/1683218662-622.jpg" text:style-name="Internet_20_link" text:visited-style-name="Visited_20_Internet_20_Link">
1683218662-62...</text:a>
", "<text:a xlink:type="simple" xlink:href="https://static.ukrinform.com/photos/2023_05/1683218634-581.jpg" text:style-name="Internet_20_link" text:visited-style-name="Visited_20_Internet_20_Link">
1683218634-58...</text:a>
"]</text:p>
      <text:p text:style-name="P4">
Tags: ['Нідерланди', 'Візит', 'Зеленський']</text:p>
      <text:p text:style-name="P4">
Type: Article</text:p>
      <!--METADATA-->
      <text:p text:style-name="P4">
<draw:frame draw:style-name="fr1" draw:name="Image162" text:anchor-type="as-char" svg:width="6.9236in" svg:height="3.956343in" draw:z-index="0">
<draw:image xlink:href="../Images/yкринформ/2023-05-04T19-40-00-03-00/630_360_1683218654-961.jpg" xlink:type="simple" xlink:show="embed" xlink:actuate="onLoad" draw:mime-type="image/jpeg"/>
</draw:frame>
 ПрезидентУкраїни Володимир Зеленський разом з прем’єр-міністром Нідерландів МаркомРютте та міністеркою оборони Нідерландів Кайсою Оллонгрен відвідали базуВійськово-повітряних сил.</text:p>
      <text:p text:style-name="P4">
Як повідомляє власний кореспондент Укрінформу, під час візиту булопродемонстровано приклади військової техніки, яка вже передана Україні. Окрімтехніки, також представили нідерландську команду, яка її готувала до відправкив Україну.</text:p>
      <text:p text:style-name="P4">
<draw:frame draw:style-name="fr1" draw:name="Image163" text:anchor-type="as-char" svg:width="6.9236in" svg:height="4.615733in" draw:z-index="0">
<draw:image xlink:href="../Images/yкринформ/2023-05-04T19-40-00-03-00/1683218641-834.jpg" xlink:type="simple" xlink:show="embed" xlink:actuate="onLoad" draw:mime-type="image/jpeg"/>
</draw:frame>
</text:p>
      <text:p text:style-name="P4">
“Я дякую всім у Нідерландах, хто нам допомагає. Військове обладнання йдезвідси в Україну на поле бою, безпосередньо на поле бою”, - сказав Зеленський.</text:p>
      <text:p text:style-name="P4">
<text:span text:style-name="T4">
Читайте також:</text:span>
 <text:a xlink:type="simple" xlink:href="https://www.ukrinform.ua/rubric-polytics/3704621-usim-nam-hocetsa-pobaciti-v-gaazi-insogo-volodimira-vistup-prezidenta-ukraini-u-gaazi.html" text:style-name="Internet_20_link" text:visited-style-name="Visited_20_Internet_20_Link">
 <text:span text:style-name="T4">
Усім</text:span>
 <text:span text:style-name="T4">
нам</text:span>
 <text:span text:style-name="T4">
хочеться</text:span>
 <text:span text:style-name="T4">
побачити</text:span>
 <text:span text:style-name="T4">
Гаазі</text:span>
<text:span text:style-name="T4">
іншого</text:span>
 <text:span text:style-name="T4">
Володимира</text:span>
 <text:span text:style-name="T4">
Виступ</text:span>
 <text:span text:style-name="T4">
Президента</text:span>
 <text:span text:style-name="T4">
України</text:span>
 <text:span text:style-name="T4">
Гаазі</text:span>
</text:a>
</text:p>
      <text:p text:style-name="P4">
Він також подякував за навчання українських військових та лікуванняукраїнських поранених військових. А також за фахівців-криміналістів, якідопомагають і безпосередньо на місці розслідують російські воєнні злочини ізбирають необхідні докази для того, щоб притягнути росію до головного - докримінальної відповідальності.</text:p>
      <text:p text:style-name="P4">
<draw:frame draw:style-name="fr1" draw:name="Image164" text:anchor-type="as-char" svg:width="6.9236in" svg:height="4.615733in" draw:z-index="0">
<draw:image xlink:href="../Images/yкринформ/2023-05-04T19-40-00-03-00/1683218669-324.jpg" xlink:type="simple" xlink:show="embed" xlink:actuate="onLoad" draw:mime-type="image/jpeg"/>
</draw:frame>
</text:p>
      <text:p text:style-name="P4">
“Все це наближає нас до перемоги, нашої спільної перемоги, дорогі друзі.Пам'ятайте, ми знищимо російське зло, так, ми захистимо нашу свободу, нашспільний європейський спосіб життя. Зброя з цієї бази допомагає нашимзахисникам, захищає життя, нормальне життя, вільне життя, з повагою до життяукраїнців, усіх європейців і всіх вільних людей світу. Дякую всім, хтодопомагає. Слава Україні”, - сказав <text:a xlink:type="simple" xlink:href="https://www.ukrinform.ua/tag-zelenskij" text:style-name="Internet_20_link" text:visited-style-name="Visited_20_Internet_20_Link">
 </text:a>
 .</text:p>
      <text:p text:style-name="P4">
<draw:frame draw:style-name="fr1" draw:name="Image165" text:anchor-type="as-char" svg:width="6.9236in" svg:height="4.615733in" draw:z-index="0">
<draw:image xlink:href="../Images/yкринформ/2023-05-04T19-40-00-03-00/1683218662-622.jpg" xlink:type="simple" xlink:show="embed" xlink:actuate="onLoad" draw:mime-type="image/jpeg"/>
</draw:frame>
</text:p>
      <text:p text:style-name="P4">
Як повідомляв Укрінформ, Президент Володимир Зеленський розпочав офіційнийвізит у Нідерланди, програмою якого передбачено звернення, зустріч із прем'єр-міністрами Нідерландів та Бельгії, відвідання МКС та перебування на аудієнціїу короля й на базі ВПС.</text:p>
      <text:p text:style-name="P4">
<draw:frame draw:style-name="fr1" draw:name="Image166" text:anchor-type="as-char" svg:width="6.9236in" svg:height="4.615733in" draw:z-index="0">
<draw:image xlink:href="../Images/yкринформ/2023-05-04T19-40-00-03-00/1683218634-581.jpg" xlink:type="simple" xlink:show="embed" xlink:actuate="onLoad" draw:mime-type="image/jpeg"/>
</draw:frame>
</text:p>
      <text:p text:style-name="P4">
У Гаазі Володимир Зеленський вже провів зустріч із президентом сенату ЯномБрауном та головою палати представників Верою Бергкамп.</text:p>
      <text:p text:style-name="P4">
<text:span text:style-name="T5">
Фото Ірини Драбок</text:span>
</text:p>
      <text:p text:style-name="P4">
Source: <text:a xlink:type="simple" xlink:href="https://www.ukrinform.ua/rubric-ato/3704817-zelenskij-vidvidav-bazu-vijskovopovitranih-sil-u-niderlandah.html" text:style-name="Internet_20_link" text:visited-style-name="Visited_20_Internet_20_Link">
https://www.ukrinform.ua/rubric-ato/3704817-zelenskij-vidvidav-bazu-vijskovopovitranih-sil-u-niderlandah.html</text:a>
</text:p>
      <!--NEWS-->
      <text:h text:style-name="P10" text:outline-level="1">
<text:span text:style-name="T4">
Українська делегація влаштувала протест на сесії ПАЧЕС в Анкарі</text:span>
</text:h>
      <text:p text:style-name="P4">
Authors: Ukrinform (Person)</text:p>
      <text:p text:style-name="P4">
Publisher: Укринформ (Organization)</text:p>
      <text:p text:style-name="P4">
Published Time: 2023-05-04T19:42:00+03:00</text:p>
      <text:p text:style-name="P4">
Modified Time: 2023-05-04T19:42:00+03:00</text:p>
      <text:p text:style-name="P4">
Description: Українська делегація влаштувала протест проти російської делегації на сесії ПАЧЕС в Анкарі.  — Укрінформ.</text:p>
      <text:p text:style-name="P4">
Images: ["<text:a xlink:type="simple" xlink:href="https://static.ukrinform.com/photos/2023_05/thumb_files/630_360_1683218190-751.jpg" text:style-name="Internet_20_link" text:visited-style-name="Visited_20_Internet_20_Link">
630_360_16832...</text:a>
", "<text:a xlink:type="simple" xlink:href="https://static.ukrinform.com/photos/2023_05/1683218189-610.jpg" text:style-name="Internet_20_link" text:visited-style-name="Visited_20_Internet_20_Link">
1683218189-61...</text:a>
", "<text:a xlink:type="simple" xlink:href="https://static.ukrinform.com/photos/2023_05/1683218190-827.jpg" text:style-name="Internet_20_link" text:visited-style-name="Visited_20_Internet_20_Link">
1683218190-82...</text:a>
", "<text:a xlink:type="simple" xlink:href="https://static.ukrinform.com/photos/2023_05/1683218190-886.jpg" text:style-name="Internet_20_link" text:visited-style-name="Visited_20_Internet_20_Link">
1683218190-88...</text:a>
"]</text:p>
      <text:p text:style-name="P4">
Tags: ['ПАЧЕС', 'Протест', 'Анкара', 'Війна з росією']</text:p>
      <text:p text:style-name="P4">
Type: Article</text:p>
      <!--METADATA-->
      <text:p text:style-name="P4">
<draw:frame draw:style-name="fr1" draw:name="Image167" text:anchor-type="as-char" svg:width="6.9236in" svg:height="3.946452in" draw:z-index="0">
<draw:image xlink:href="../Images/yкринформ/2023-05-04T19-42-00-03-00/630_360_1683218190-751.jpg" xlink:type="simple" xlink:show="embed" xlink:actuate="onLoad" draw:mime-type="image/jpeg"/>
</draw:frame>
 Українськаделегація влаштувала протест проти російської делегації на сесії ПАЧЕС вАнкарі.</text:p>
      <text:p text:style-name="P4">
Про це повідомляє Укрінформ із посиланням на <text:a xlink:type="simple" xlink:href="https://www.takvim.com.tr/dunya/2023/05/04/keipa-zirvesinde-ukraynadan-bayrakli-protesto-girisimi-tbmm-baskani-mustafa-sentop-mudahale-etti" text:style-name="Internet_20_link" text:visited-style-name="Visited_20_Internet_20_Link">
</text:a>
 .</text:p>
      <text:p text:style-name="P4">
“Кожен може висловлювати думку своїми словами, цьому немає перешкод. Але якщови спробуєте діяти подібним чином на таких зустрічах, то це перестане бутизасіданням парламенту. Це перетвориться на вуличні рухи”, - сказав спікерпарламенту Туреччини Мустафа Шентоп.</text:p>
      <text:p text:style-name="P4">
<draw:frame draw:style-name="fr1" draw:name="Image168" text:anchor-type="as-char" svg:width="6.9236in" svg:height="4.684969in" draw:z-index="0">
<draw:image xlink:href="../Images/yкринформ/2023-05-04T19-42-00-03-00/1683218189-610.jpg" xlink:type="simple" xlink:show="embed" xlink:actuate="onLoad" draw:mime-type="image/jpeg"/>
</draw:frame>
<draw:frame draw:style-name="fr1" draw:name="Image169" text:anchor-type="as-char" svg:width="6.9236in" svg:height="3.992609in" draw:z-index="0">
<draw:image xlink:href="../Images/yкринформ/2023-05-04T19-42-00-03-00/1683218190-827.jpg" xlink:type="simple" xlink:show="embed" xlink:actuate="onLoad" draw:mime-type="image/jpeg"/>
</draw:frame>
</text:p>
      <text:p text:style-name="P4">
Після того, як українська делегація розгорнула прапори за спиною упредставників рф, сталася перепалка.</text:p>
      <text:p text:style-name="P4">
<draw:frame draw:style-name="fr1" draw:name="Image170" text:anchor-type="as-char" svg:width="6.9236in" svg:height="4.419565in" draw:z-index="0">
<draw:image xlink:href="../Images/yкринформ/2023-05-04T19-42-00-03-00/1683218190-886.jpg" xlink:type="simple" xlink:show="embed" xlink:actuate="onLoad" draw:mime-type="image/jpeg"/>
</draw:frame>
</text:p>
      <text:p text:style-name="P4">
Як зазначає видання, засідання було перерване, <text:a xlink:type="simple" xlink:href="https://www.ukrinform.ua/tag-protest" text:style-name="Internet_20_link" text:visited-style-name="Visited_20_Internet_20_Link">
</text:a>
 попросили вийти.</text:p>
      <text:p text:style-name="P4">
Спікер турецького парламенту закликав усіх “повернутися за стіл та взятися заручки”, а не продовжувати у залі засідань війну, що триває на полі бою.</text:p>
      <text:p text:style-name="P4">
<text:span text:style-name="T4">
Читайте також:</text:span>
 <text:a xlink:type="simple" xlink:href="https://www.ukrinform.ua/rubric-economy/3698852-blokuvanna-rosieu-zernovogo-koridoru-fiksuut-dokumentalno-posol-v-tureccini.html" text:style-name="Internet_20_link" text:visited-style-name="Visited_20_Internet_20_Link">
 <text:span text:style-name="T4">
Туреччині</text:span>
 </text:a>
</text:p>
      <text:p text:style-name="P4">
61-а сесія Парламентської асамблеї Чорноморського економічногоспівробітництва, в якій бере участь група народних депутатів Верховної Ради,проходить в Анкарі.</text:p>
      <text:p text:style-name="P4">
<text:span text:style-name="T5">
Фото: www.takvim.com.tr</text:span>
</text:p>
      <text:p text:style-name="P4">
Source: <text:a xlink:type="simple" xlink:href="https://www.ukrinform.ua/rubric-polytics/3704814-ukrainska-delegacia-vlastuvala-protest-na-sesii-paces-v-ankari.html" text:style-name="Internet_20_link" text:visited-style-name="Visited_20_Internet_20_Link">
https://www.ukrinform.ua/rubric-polytics/3704814-ukrainska-delegacia-vlastuvala-protest-na-sesii-paces-v-ankari.html</text:a>
</text:p>
      <!--NEWS-->
      <text:h text:style-name="P10" text:outline-level="1">
<text:span text:style-name="T4">
Омбудсмен вважає, що місія ООН могла би розшукувати депортованих до рф українських дітей</text:span>
</text:h>
      <text:p text:style-name="P4">
Authors: Ukrinform (Person)</text:p>
      <text:p text:style-name="P4">
Publisher: Укринформ (Organization)</text:p>
      <text:p text:style-name="P4">
Published Time: 2023-05-04T19:45:08+03:00</text:p>
      <text:p text:style-name="P4">
Modified Time: 2023-05-04T19:45:08+03:00</text:p>
      <text:p text:style-name="P4">
Description: Уповноважений ВР із прав людини Дмитро Лубінець вважає, що місія ООН щодо повернення українських дітей могла би фізично знаходити українських дітей у росії і привозити їх до України. — Укрінформ.</text:p>
      <text:p text:style-name="P4">
Images: ["<text:a xlink:type="simple" xlink:href="https://static.ukrinform.com/photos/2023_05/thumb_files/630_360_1683218233-509.jpg" text:style-name="Internet_20_link" text:visited-style-name="Visited_20_Internet_20_Link">
630_360_16832...</text:a>
"]</text:p>
      <text:p text:style-name="P4">
Tags: ['Депортація', 'Діти', 'Омбудсмен', 'ООН', 'Війна з росією', 'Дмитро Лубінець']</text:p>
      <text:p text:style-name="P4">
Type: Article</text:p>
      <!--METADATA-->
      <text:p text:style-name="P4">
<draw:frame draw:style-name="fr1" draw:name="Image171" text:anchor-type="as-char" svg:width="6.9236in" svg:height="3.956343in" draw:z-index="0">
<draw:image xlink:href="../Images/yкринформ/2023-05-04T19-45-08-03-00/630_360_1683218233-509.jpg" xlink:type="simple" xlink:show="embed" xlink:actuate="onLoad" draw:mime-type="image/jpeg"/>
</draw:frame>
Уповноважений ВР із прав людини Дмитро Лубінець вважає, що місія ООН щодоповернення українських дітей могла би фізично знаходити українських дітей уросії і привозити їх до України.</text:p>
      <text:p text:style-name="P4">
Про це Лубінець сказав у коментарі Укрінформу, відповідаючи на питання пройого бачення того, яка це може бути місія.</text:p>
      <text:p text:style-name="P4">
"Моє бачення - це місія, яка має сильний мандат фізично приїжджати, знаходитиукраїнських <text:a xlink:type="simple" xlink:href="https://www.ukrinform.ua/tag-diti" text:style-name="Internet_20_link" text:visited-style-name="Visited_20_Internet_20_Link">
 </text:a>
 на території рф і привозитиїх на територію України", - заявив він.</text:p>
      <text:p text:style-name="P4">
Відповідаючи на питання, скільки часу може потребувати створення такої місії,омбудсмен сказав, що його бачення, на жаль, не співпадає з баченням ООН.</text:p>
      <text:p text:style-name="P4">
<text:span text:style-name="T4">
Читайте також:</text:span>
 <text:a xlink:type="simple" xlink:href="https://www.ukrinform.ua/rubric-ato/3702137-zelenskij-z-povernennam-deportovanih-ditej-poki-so-ukraini-dopomagae-tilki-ukraina.html" text:style-name="Internet_20_link" text:visited-style-name="Visited_20_Internet_20_Link">
 <text:span text:style-name="T4">
Зеленський</text:span>
 <text:span text:style-name="T4">
поверненням</text:span>
 <text:span text:style-name="T4">
депортованих</text:span>
 <text:span text:style-name="T4">
дітей</text:span>
<text:span text:style-name="T4">
поки</text:span>
 <text:span text:style-name="T4">
Україні</text:span>
 <text:span text:style-name="T4">
допомагає</text:span>
 <text:span text:style-name="T4">
тільки</text:span>
 <text:span text:style-name="T4">
Україна</text:span>
</text:a>
</text:p>
      <text:p text:style-name="P4">
"Тому про які строки ми можемо казати, якщо вони на цей час навіть такоїтеоретичної можливості не розглядають", - сказав Лубінець.</text:p>
      <text:p text:style-name="P4">
Як повідомляв Укрінформ, Президент України заявив, що російська федерація заперіод повномасштабного вторгнення <text:a xlink:type="simple" xlink:href="https://www.ukrinform.ua/rubric-ato/3701142-rosia-vikrala-20-tisac-ukrainskih-ditej-zelenskij-u-rozmovi-z-si.html" text:style-name="Internet_20_link" text:visited-style-name="Visited_20_Internet_20_Link">
 </text:a>
 .</text:p>
      <text:p text:style-name="P4">
Source: <text:a xlink:type="simple" xlink:href="https://www.ukrinform.ua/rubric-society/3704815-ombudsmen-vvazae-so-misia-oon-mogla-bi-rozsukuvati-deportovanih-do-rf-ukrainskih-ditej.html" text:style-name="Internet_20_link" text:visited-style-name="Visited_20_Internet_20_Link">
https://www.ukrinform.ua/rubric-society/3704815-ombudsmen-vvazae-so-misia-oon-mogla-bi-rozsukuvati-deportovanih-do-rf-ukrainskih-ditej.html</text:a>
</text:p>
      <!--NEWS-->
      <text:h text:style-name="P10" text:outline-level="1">
<text:span text:style-name="T4">
Google додасть сині галочки для користувачів Gmail</text:span>
</text:h>
      <text:p text:style-name="P4">
Authors: Ukrinform (Person)</text:p>
      <text:p text:style-name="P4">
Publisher: Укринформ (Organization)</text:p>
      <text:p text:style-name="P4">
Published Time: 2023-05-04T19:51:00+03:00</text:p>
      <text:p text:style-name="P4">
Modified Time: 2023-05-04T19:51:00+03:00</text:p>
      <text:p text:style-name="P4">
Description: Компанія Google повідомила у середу про впровадження синьої галочки в електронній пошті Gmail, яка допоможе відрізнити повідомлення законних користувачів від тих, які надсилають шахраї. — Укрінформ.</text:p>
      <text:p text:style-name="P4">
Images: ["<text:a xlink:type="simple" xlink:href="https://static.ukrinform.com/photos/2021_07/thumb_files/630_360_1627465937-183.jpg" text:style-name="Internet_20_link" text:visited-style-name="Visited_20_Internet_20_Link">
630_360_16274...</text:a>
"]</text:p>
      <text:p text:style-name="P4">
Tags: ['Google', 'пошта', 'Gmail']</text:p>
      <text:p text:style-name="P4">
Type: Article</text:p>
      <!--METADATA-->
      <text:p text:style-name="P4">
<draw:frame draw:style-name="fr1" draw:name="Image172" text:anchor-type="as-char" svg:width="6.9236in" svg:height="3.956343in" draw:z-index="0">
<draw:image xlink:href="../Images/yкринформ/2023-05-04T19-51-00-03-00/630_360_1627465937-183.jpg" xlink:type="simple" xlink:show="embed" xlink:actuate="onLoad" draw:mime-type="image/jpeg"/>
</draw:frame>
 КомпаніяGoogle повідомила у середу про впровадження синьої галочки в електронній поштіGmail, яка допоможе відрізнити повідомлення законних користувачів від тих, якінадсилають шахраї.</text:p>
      <text:p text:style-name="P4">
Як передає Укрінформ, про це повідомляється у <text:a xlink:type="simple" xlink:href="https://workspaceupdates.googleblog.com/2023/05/expanding-gmail-security-BIMI.html" text:style-name="Internet_20_link" text:visited-style-name="Visited_20_Internet_20_Link">
</text:a>
 .</text:p>
      <text:p text:style-name="P4">
У 2021 році компанія запровадила у Gmail індикатори бренду для ідентифікаціїповідомлень (BIMI). Ця функція вимагає від відправників електроннихповідомлень використання надійної автентифікації та перевірки логотипа свогобренду задля його відображення як аватарів в електронних листах.</text:p>
      <text:p text:style-name="P4">
Тепер користувачі <text:a xlink:type="simple" xlink:href="https://www.ukrinform.ua/tag-google" text:style-name="Internet_20_link" text:visited-style-name="Visited_20_Internet_20_Link">
 </text:a>
 -пошти бачитимутьзначок галочки для відправників, які прийняли BIMI.</text:p>
      <text:p text:style-name="P4">
«Це допоможе користувачам розрізняти повідомлення законних відправників відтих, хто видає себе за інших», – пояснюють у Google.</text:p>
      <text:p text:style-name="P4">
У компанії зазначили, що надійна автентифікація електронної пошти допомагаєкористувачам і системам захисту виявляти та зупиняти спам, а також дозволяєвідправникам використовувати довіру до бренду.</text:p>
      <text:p text:style-name="P4">
<text:span text:style-name="T4">
Читайте також:</text:span>
 <text:a xlink:type="simple" xlink:href="https://www.ukrinform.ua/rubric-technology/3704076-google-zapuskae-dla-ukrainciv-bezoplatnij-kurs-pro-stucnij-intelekt.html" text:style-name="Internet_20_link" text:visited-style-name="Visited_20_Internet_20_Link">
 <text:span text:style-name="T4">
Google</text:span>
 </text:a>
</text:p>
      <text:p text:style-name="P4">
Нова функція буде доступною для власників особистих облікових записів Google,а також для усіх клієнтів Google Workspace і клієнтів старих версій G SuiteBasic та Business.</text:p>
      <text:p text:style-name="P4">
Як повідомляв Укрінформ, деяким акаунтам <text:a xlink:type="simple" xlink:href="https://www.ukrinform.ua/rubric-technology/3699606-twitter-vidnoviv-sinu-galocku-dla-vidomih-akauntiv.html" text:style-name="Internet_20_link" text:visited-style-name="Visited_20_Internet_20_Link">
 </text:a>
 збільш ніж мільйоном підписників Twitter повернув синю галочку без оплати запідписку.</text:p>
      <text:p text:style-name="P4">
Source: <text:a xlink:type="simple" xlink:href="https://www.ukrinform.ua/rubric-technology/3704818-google-dodast-sini-galocki-dla-koristuvaciv-gmail.html" text:style-name="Internet_20_link" text:visited-style-name="Visited_20_Internet_20_Link">
https://www.ukrinform.ua/rubric-technology/3704818-google-dodast-sini-galocki-dla-koristuvaciv-gmail.html</text:a>
</text:p>
      <!--NEWS-->
      <text:h text:style-name="P10" text:outline-level="1">
<text:span text:style-name="T4">
«Кіно заради Перемоги!»: у квітні відбулися понад 50 показів</text:span>
</text:h>
      <text:p text:style-name="P4">
Authors: Ukrinform (Person)</text:p>
      <text:p text:style-name="P4">
Publisher: Укринформ (Organization)</text:p>
      <text:p text:style-name="P4">
Published Time: 2023-05-04T19:56:08+03:00</text:p>
      <text:p text:style-name="P4">
Modified Time: 2023-05-04T19:56:08+03:00</text:p>
      <text:p text:style-name="P4">
Description: У межах квітневого Національного туру «Кіно заради Перемоги!» відбулося 52 кінопокази, 19 із яких - в останній тиждень місяця.  — Укрінформ.</text:p>
      <text:p text:style-name="P4">
Images: ["<text:a xlink:type="simple" xlink:href="https://static.ukrinform.com/photos/2023_05/thumb_files/630_360_1683218865-440.jpg" text:style-name="Internet_20_link" text:visited-style-name="Visited_20_Internet_20_Link">
630_360_16832...</text:a>
"]</text:p>
      <text:p text:style-name="P4">
Tags: ['Кіно', 'Держкіно', 'Патріотизм', 'Війна з росією']</text:p>
      <text:p text:style-name="P4">
Type: Article</text:p>
      <!--METADATA-->
      <text:p text:style-name="P4">
<draw:frame draw:style-name="fr1" draw:name="Image173" text:anchor-type="as-char" svg:width="6.9236in" svg:height="3.956343in" draw:z-index="0">
<draw:image xlink:href="../Images/yкринформ/2023-05-04T19-56-08-03-00/630_360_1683218865-440.jpg" xlink:type="simple" xlink:show="embed" xlink:actuate="onLoad" draw:mime-type="image/jpeg"/>
</draw:frame>
 У межахквітневого Національного туру «Кіно заради Перемоги!» відбулося 52 кінопокази,19 із яких - в останній тиждень місяця.</text:p>
      <text:p text:style-name="P4">
Про це інформує пресслужба Державного агентства з питань кіно на сторінці у <text:a xlink:type="simple" xlink:href="https://www.facebook.com/ukrainefilmagency/posts/pfbid0ZGEzDJxDjm7i22dE4x4btbMQ38C4XQefbgHnnaMbnc6MqhBLFK99VvU6hrE4sbNhl" text:style-name="Internet_20_link" text:visited-style-name="Visited_20_Internet_20_Link">
</text:a>
, передає Укрінформ.</text:p>
      <text:p text:style-name="P4">
«У межах Національного туру « <text:a xlink:type="simple" xlink:href="https://www.ukrinform.ua/tag-kino" text:style-name="Internet_20_link" text:visited-style-name="Visited_20_Internet_20_Link">
 </text:a>
 зарадиПеремоги!» з 22 по 30 квітня відбулися 19 кінопоказів у 11 областях України.Загалом за квітень відбулися 52 кінопокази», - йдеться у повідомленні.</text:p>
      <text:p text:style-name="P4">
Зазначається, що 22 квітня у двох військових частинах на Житомирщині режисерАхтем Сеітаблаєв представив воєнну екшн-драму «Мирний-21». Також вінпоспілкувався із захисниками.</text:p>
      <text:p text:style-name="P4">
<text:span text:style-name="T4">
Читайте також:</text:span>
 <text:a xlink:type="simple" xlink:href="https://www.ukrinform.ua/rubric-culture/3704142-multfilm-mavka-vze-zibrav-ponad-141-mln-grn-v-ukrainskomu-prokati.html" text:style-name="Internet_20_link" text:visited-style-name="Visited_20_Internet_20_Link">
 </text:a>
</text:p>
      <text:p text:style-name="P4">
Водночас у Держкіно зауважують, що із 27 по 30 квітня відбулося ще 17кінопоказів «Мирний-21» у військових частинах Командування сил логістикиЗбройних сил України у Рівненській, Хмельницькій, Тернопільській, Вінницькій,Кіровоградській, Черкаській, Житомирській, Київській, Одеській, Харківській таІвано-Франківській областях.</text:p>
      <text:p text:style-name="P4">
«За період реалізації Туру у співпраці з Командуванням сил логістики Збройнихсил України організовано 105 показів для військовослужбовців», - зазначають увідомстві.</text:p>
      <text:p text:style-name="P4">
<text:span text:style-name="T4">
Читайте також:</text:span>
 <text:a xlink:type="simple" xlink:href="https://www.ukrinform.ua/rubric-culture/3704062-film-cornobil-22-peremig-na-festivali-korotkometraznogo-kino-u-nimeccini.html" text:style-name="Internet_20_link" text:visited-style-name="Visited_20_Internet_20_Link">
 <text:span text:style-name="T4">
кіно</text:span>
 </text:a>
</text:p>
      <text:p text:style-name="P4">
Як повідомлялося, національний тур організовано Асоціацією «Дивисьукраїнське!» та Командуванням Сил Логістики. Проєкт реалізується з ініціативиОфіс Президента, Держкіно, за підтримки фондів та громадських організацій.</text:p>
      <text:p text:style-name="P4">
<text:span text:style-name="T5">
Фото: Держкіно, Facebook</text:span>
</text:p>
      <text:p text:style-name="P4">
Source: <text:a xlink:type="simple" xlink:href="https://www.ukrinform.ua/rubric-culture/3704821-kino-zaradi-peremogi-u-kvitni-vidbulisa-ponad-50-pokaziv.html" text:style-name="Internet_20_link" text:visited-style-name="Visited_20_Internet_20_Link">
https://www.ukrinform.ua/rubric-culture/3704821-kino-zaradi-peremogi-u-kvitni-vidbulisa-ponad-50-pokaziv.html</text:a>
</text:p>
      <!--NEWS-->
      <text:h text:style-name="P10" text:outline-level="1">
<text:span text:style-name="T4">
росіяни обстріляли громаду в Нікопольському районі з важкої артилерії</text:span>
</text:h>
      <text:p text:style-name="P4">
Authors: Ukrinform (Person)</text:p>
      <text:p text:style-name="P4">
Publisher: Укринформ (Organization)</text:p>
      <text:p text:style-name="P4">
Published Time: 2023-05-04T19:58:00+03:00</text:p>
      <text:p text:style-name="P4">
Modified Time: 2023-05-04T19:58:00+03:00</text:p>
      <text:p text:style-name="P4">
Description: Війська рф з важкої артилерії обстріляли Покровську громаду в Нікопольському районі Дніпропетровської області. Постраждало фермерське господарство.  — Укрінформ.</text:p>
      <text:p text:style-name="P4">
Images: ["<text:a xlink:type="simple" xlink:href="https://static.ukrinform.com/photos/2023_05/thumb_files/630_360_1683219407-184.jpg" text:style-name="Internet_20_link" text:visited-style-name="Visited_20_Internet_20_Link">
630_360_16832...</text:a>
", "<text:a xlink:type="simple" xlink:href="https://static.ukrinform.com/photos/2023_05/1683219407-177.jpg" text:style-name="Internet_20_link" text:visited-style-name="Visited_20_Internet_20_Link">
1683219407-17...</text:a>
", "<text:a xlink:type="simple" xlink:href="https://static.ukrinform.com/photos/2023_05/1683219407-905.jpg" text:style-name="Internet_20_link" text:visited-style-name="Visited_20_Internet_20_Link">
1683219407-90...</text:a>
"]</text:p>
      <text:p text:style-name="P4">
Tags: ['Дніпропетровщина', 'Обстріл', 'Війна з росією', 'Артилерія']</text:p>
      <text:p text:style-name="P4">
Type: Article</text:p>
      <!--METADATA-->
      <text:p text:style-name="P4">
<draw:frame draw:style-name="fr1" draw:name="Image174" text:anchor-type="as-char" svg:width="6.9236in" svg:height="3.956343in" draw:z-index="0">
<draw:image xlink:href="../Images/yкринформ/2023-05-04T19-58-00-03-00/630_360_1683219407-184.jpg" xlink:type="simple" xlink:show="embed" xlink:actuate="onLoad" draw:mime-type="image/jpeg"/>
</draw:frame>
 Війська рфз важкої артилерії обстріляли Покровську громаду в Нікопольському районіДніпропетровської області. Постраждало фермерське господарство.</text:p>
      <text:p text:style-name="P4">
Про це в <text:a xlink:type="simple" xlink:href="https://t.me/mykola_lukashuk/4405" text:style-name="Internet_20_link" text:visited-style-name="Visited_20_Internet_20_Link">
 </text:a>
 повідомляє головаДніпропетровської обласної ради Микола Лукашук, передає Укрінформ.</text:p>
      <text:p text:style-name="P4">
"Будівля фермерського господарства у Покровській громаді, що на Нікопольщині,сьогодні потрапила під ворожий <text:a xlink:type="simple" xlink:href="https://www.ukrinform.ua/tag-obstril" text:style-name="Internet_20_link" text:visited-style-name="Visited_20_Internet_20_Link">
 </text:a>
 зважкої артилерії. Там пошкоджено дах та вікна", - йдеться у дописі.</text:p>
      <text:p text:style-name="P4">
<draw:frame draw:style-name="fr1" draw:name="Image175" text:anchor-type="as-char" svg:width="6.9236in" svg:height="4.471492in" draw:z-index="0">
<draw:image xlink:href="../Images/yкринформ/2023-05-04T19-58-00-03-00/1683219407-177.jpg" xlink:type="simple" xlink:show="embed" xlink:actuate="onLoad" draw:mime-type="image/jpeg"/>
</draw:frame>
</text:p>
      <text:p text:style-name="P4">
Пообіді окупанти вдарили й по самому Нікополю. Обійшлося без жертв.</text:p>
      <text:p text:style-name="P4">
<draw:frame draw:style-name="fr1" draw:name="Image176" text:anchor-type="as-char" svg:width="6.9236in" svg:height="3.585795in" draw:z-index="0">
<draw:image xlink:href="../Images/yкринформ/2023-05-04T19-58-00-03-00/1683219407-905.jpg" xlink:type="simple" xlink:show="embed" xlink:actuate="onLoad" draw:mime-type="image/jpeg"/>
</draw:frame>
</text:p>
      <text:p text:style-name="P4">
Щодо інших районів Дніпропетровщини – всюди було тихо.</text:p>
      <text:p text:style-name="P4">
<text:span text:style-name="T4">
Читайте також:</text:span>
 <text:a xlink:type="simple" xlink:href="https://www.ukrinform.ua/rubric-ato/3704514-zagarbniki-zranku-cotiri-razi-obstrilali-prikordonna-cernigivsini-ta-sumsini.html" text:style-name="Internet_20_link" text:visited-style-name="Visited_20_Internet_20_Link">
 <text:span text:style-name="T4">
обстріл</text:span>
 </text:a>
</text:p>
      <text:p text:style-name="P4">
Як повідомляв Укрінформ, у вівторок протягом дня російська армія з артилеріїчотири рази обстріляла громади у Нікопольському районі. Також була атакадронами.</text:p>
      <text:p text:style-name="P4">
<text:span text:style-name="T5">
Фото: Микола Лукашук / Телеграм</text:span>
</text:p>
      <text:p text:style-name="P4">
Source: <text:a xlink:type="simple" xlink:href="https://www.ukrinform.ua/rubric-ato/3704822-rosiani-obstrilali-gromadu-v-nikopolskomu-rajoni-z-vazkoi-artilerii.html" text:style-name="Internet_20_link" text:visited-style-name="Visited_20_Internet_20_Link">
https://www.ukrinform.ua/rubric-ato/3704822-rosiani-obstrilali-gromadu-v-nikopolskomu-rajoni-z-vazkoi-artilerii.html</text:a>
</text:p>
      <!--NEWS-->
      <text:h text:style-name="P10" text:outline-level="1">
<text:span text:style-name="T4">
Україна хоче долучити Хорватію до гуманітарного розмінування - Свириденко</text:span>
</text:h>
      <text:p text:style-name="P4">
Authors: Ukrinform (Person)</text:p>
      <text:p text:style-name="P4">
Publisher: Укринформ (Organization)</text:p>
      <text:p text:style-name="P4">
Published Time: 2023-05-04T19:59:38+03:00</text:p>
      <text:p text:style-name="P4">
Modified Time: 2023-05-04T19:59:38+03:00</text:p>
      <text:p text:style-name="P4">
Description: Україна активізує співпрацю з міжнародними парнерами у сфері гуманітарного розмінування, зокрема, уряд зацікавлений у використанні досвіду Хорватії. — Укрінформ.</text:p>
      <text:p text:style-name="P4">
Images: ["<text:a xlink:type="simple" xlink:href="https://static.ukrinform.com/photos/2023_03/thumb_files/630_360_1679586188-130.jpg" text:style-name="Internet_20_link" text:visited-style-name="Visited_20_Internet_20_Link">
630_360_16795...</text:a>
"]</text:p>
      <text:p text:style-name="P4">
Tags: ['Хорватія', 'Мінекономіки', 'Розмінування', 'Юлія Свириденко', 'Відбудова']</text:p>
      <text:p text:style-name="P4">
Type: Article</text:p>
      <!--METADATA-->
      <text:p text:style-name="P4">
<draw:frame draw:style-name="fr1" draw:name="Image177" text:anchor-type="as-char" svg:width="6.9236in" svg:height="3.956343in" draw:z-index="0">
<draw:image xlink:href="../Images/yкринформ/2023-05-04T19-59-38-03-00/630_360_1679586188-130.jpg" xlink:type="simple" xlink:show="embed" xlink:actuate="onLoad" draw:mime-type="image/jpeg"/>
</draw:frame>
 Українаактивізує співпрацю з міжнародними парнерами у сфері гуманітарногорозмінування, зокрема, уряд зацікавлений у використанні досвіду Хорватії.</text:p>
      <text:p text:style-name="P4">
На цьому наголосила перший віцепрем’єр-міністр - міністр економіки УкраїниЮлія Свириденко під час зустрічі з віцепрем’єр-міністром - міністромвнутрішніх справ Республіки Хорватія Давором Божиновичем, передає Укрінформ ізпосиланням на пресслужбу <text:a xlink:type="simple" xlink:href="https://me.gov.ua/News/Detail" text:style-name="Internet_20_link" text:visited-style-name="Visited_20_Internet_20_Link">
 </text:a>
 .</text:p>
      <text:p text:style-name="P4">
«В Україні вже розпочато ранню реконструкцію, починаючи з житлових будинків, ірозмінування є невід’ємною складовою цього процесу. Загалом в Україні працюютьблизько 2 тисяч фахівців з розмінування в державних інституціях та 600фахівців у приватних операторів. З огляду на великі обсяги робіт, нам потрібнопринаймні вдвічі більше саперів», - зазначила керівниця Мінекономіки.</text:p>
      <text:p text:style-name="P4">
Вона підкреслила, що уряд наразі зацікавлений у співпраці з <text:a xlink:type="simple" xlink:href="https://www.ukrinform.ua/tag-horvatia" text:style-name="Internet_20_link" text:visited-style-name="Visited_20_Internet_20_Link">
</text:a>
 у сфері гуманітарного розмінування тавикористанні досвіду. Також Україна планує залучити представників Хорватії,країн G7 та інших зацікавлених міжнародних організацій до наглядової радиЦентру гуманітарного розмінування.</text:p>
      <text:p text:style-name="P4">
Метою діяльності центру стане координація міжнародної допомоги, визначенняпріоритетів та розподіл завдань із розмінування серед операторів, які працюютьв Україні.</text:p>
      <text:p text:style-name="P4">
<text:span text:style-name="T4">
Читайте також:</text:span>
 <text:a xlink:type="simple" xlink:href="https://www.ukrinform.ua/rubric-vidbudova/3700378-nizka-krain-vidguknulas-na-zaklik-pro-postavku-masin-dla-rozminuvanna-sviridenko.html" text:style-name="Internet_20_link" text:visited-style-name="Visited_20_Internet_20_Link">
 </text:a>
</text:p>
      <text:p text:style-name="P4">
«Перед нами стоїть виклик, адже нам потрібно більше саперів, техніки іобладнання для розмінування, дронів для обстеження земель, навчання длясаперів. Зараз ми працюємо над прощенням процедур реєстрації та сертифікації,щоб відкрити український ринок для міжнародних операторів протимінноїдіяльності. Нам потрібно бути проактивними у цьому питанні та застосовуватинові технології, щоб пришвидшити процес очищення українських земель віднаслідків збройної агресії рф», - додала Свириденко.</text:p>
      <text:p text:style-name="P4">
Як повідомлялось, в Україні затверджено План з розмінування земельсільськогосподарського призначення в 9 регіонах, постраждалих від воєнних дій.Загалом обстеженню та в разі необхідності розмінуванню підлягають понад 470тис. га земель.</text:p>
      <text:p text:style-name="P4">
Станом на початок травня в Україні <text:a xlink:type="simple" xlink:href="https://www.ukrinform.ua/rubric-economy/3703769-rozminuvanna-poliv-v-ukraini-obstezili-vze-blizko-70-tisac-gektariv.html" text:style-name="Internet_20_link" text:visited-style-name="Visited_20_Internet_20_Link">
 </text:a>
 .</text:p>
      <text:p text:style-name="P4">
Фото: Мінекономіки</text:p>
      <text:p text:style-name="P4">
Source: <text:a xlink:type="simple" xlink:href="https://www.ukrinform.ua/rubric-vidbudova/3704824-ukraina-hoce-doluciti-horvatiu-do-gumanitarnogo-rozminuvanna-sviridenko.html" text:style-name="Internet_20_link" text:visited-style-name="Visited_20_Internet_20_Link">
https://www.ukrinform.ua/rubric-vidbudova/3704824-ukraina-hoce-doluciti-horvatiu-do-gumanitarnogo-rozminuvanna-sviridenko.html</text:a>
</text:p>
      <!--NEWS-->
      <text:h text:style-name="P10" text:outline-level="1">
<text:span text:style-name="T4">
Іран накопичив достатньо урану для п'яти ядерних бомб – міністр оборони Ізраїлю</text:span>
</text:h>
      <text:p text:style-name="P4">
Authors: Ukrinform (Person)</text:p>
      <text:p text:style-name="P4">
Publisher: Укринформ (Organization)</text:p>
      <text:p text:style-name="P4">
Published Time: 2023-05-04T20:04:00+03:00</text:p>
      <text:p text:style-name="P4">
Modified Time: 2023-05-04T20:04:00+03:00</text:p>
      <text:p text:style-name="P4">
Description: Міністр оборони Ізраїлю Йоав Галант у четвер заявив, що Іран накопичив достатньо матеріалу для п’яти ядерних бомб. — Укрінформ.</text:p>
      <text:p text:style-name="P4">
Images: ["<text:a xlink:type="simple" xlink:href="https://static.ukrinform.com/photos/2023_05/thumb_files/630_360_1683219859-238.jpg" text:style-name="Internet_20_link" text:visited-style-name="Visited_20_Internet_20_Link">
630_360_16832...</text:a>
"]</text:p>
      <text:p text:style-name="P4">
Tags: None</text:p>
      <text:p text:style-name="P4">
Type: Article</text:p>
      <!--METADATA-->
      <text:p text:style-name="P4">
<draw:frame draw:style-name="fr1" draw:name="Image178" text:anchor-type="as-char" svg:width="6.9236in" svg:height="3.956343in" draw:z-index="0">
<draw:image xlink:href="../Images/yкринформ/2023-05-04T20-04-00-03-00/630_360_1683219859-238.jpg" xlink:type="simple" xlink:show="embed" xlink:actuate="onLoad" draw:mime-type="image/jpeg"/>
</draw:frame>
 Міністроборони Ізраїлю Йоав Галант у четвер заявив, що Іран накопичив достатньоматеріалу для п’яти ядерних бомб.</text:p>
      <text:p text:style-name="P4">
Як передає Укрінформ, про це повідомляє <text:a xlink:type="simple" xlink:href="https://www.timesofisrael.com/gallant-iran-has-amassed-enough-uranium-for-5-nuclear-weapons/" text:style-name="Internet_20_link" text:visited-style-name="Visited_20_Internet_20_Link">
</text:a>
 .</text:p>
      <text:p text:style-name="P4">
«Не помиляйтеся – Іран не задовольниться однією ядерною бомбою. Наразі <text:a xlink:type="simple" xlink:href="https://www.ukrinform.ua/tag-iran" text:style-name="Internet_20_link" text:visited-style-name="Visited_20_Internet_20_Link">
</text:a>
 отримав матеріал, збагачений до 20% і 60%для п’яти ядерних бомб. Іранський прогрес і збагачення до 90% були б серйозноюпомилкою з боку Ірану і могли б запалити регіон», – сказав Галант мініструоборони Греції Нікосу Панагіотопулосу під час візиту до Афін.</text:p>
      <text:p text:style-name="P4">
Вважається, що Іран ще не збагатив уран до 90% чистоти, необхідної для ядерноїзброї, проте може швидко це зробити із поточного рівня збагачення.</text:p>
      <text:p text:style-name="P4">
Іран зберігає запаси урану, збагаченого до 20% та 60%, порушуючи угоди 2015року про обмеження ядерної програми країни.</text:p>
      <text:p text:style-name="P4">
<text:span text:style-name="T4">
Читайте також:</text:span>
 <text:a xlink:type="simple" xlink:href="https://www.ukrinform.ua/rubric-world/3676570-rf-postacae-kitau-uran-dla-virobnictva-zbrojovogo-plutoniu-bloomberg.html" text:style-name="Internet_20_link" text:visited-style-name="Visited_20_Internet_20_Link">
 </text:a>
</text:p>
      <text:p text:style-name="P4">
Західні держави попереджають, що уран, збагачений до такого рівня, не можевикористовуватися у цивільних цілях.</text:p>
      <text:p text:style-name="P4">
Переговори щодо відновлення ядерної угоди між Іраном і світовими державамивідновилися у квітні 2021 року, але у 2022 році зупинилися, оскільки Іранпродовжує реалізовувати власні ядерні амбіції.</text:p>
      <text:p text:style-name="P4">
Як повідомляв Укрінформ, наприкінці березня у Пентагоні повідомили, що Іранузнадобиться лише декілька місяців для того, щоб <text:a xlink:type="simple" xlink:href="https://www.ukrinform.ua/rubric-world/3686873-za-kilka-misaciv-iran-moze-otrimati-adernu-bombu-pentagon.html" text:style-name="Internet_20_link" text:visited-style-name="Visited_20_Internet_20_Link">
</text:a>
 , якщо Тегеран має на меті її створення.</text:p>
      <text:p text:style-name="P4">
<text:span text:style-name="T5">
Фото: Hadas Parush/FLASH90</text:span>
</text:p>
      <text:p text:style-name="P4">
Source: <text:a xlink:type="simple" xlink:href="https://www.ukrinform.ua/rubric-world/3704828-iran-nakopiciv-dostatno-uranu-dla-pati-adernih-bomb-ministr-oboroni-izrailu.html" text:style-name="Internet_20_link" text:visited-style-name="Visited_20_Internet_20_Link">
https://www.ukrinform.ua/rubric-world/3704828-iran-nakopiciv-dostatno-uranu-dla-pati-adernih-bomb-ministr-oboroni-izrailu.html</text:a>
</text:p>
      <!--NEWS-->
      <text:h text:style-name="P10" text:outline-level="1">
<text:span text:style-name="T4">
Зеленський і Рютте закликали росію негайно припинити війну</text:span>
</text:h>
      <text:p text:style-name="P4">
Authors: Ukrinform (Person)</text:p>
      <text:p text:style-name="P4">
Publisher: Укринформ (Organization)</text:p>
      <text:p text:style-name="P4">
Published Time: 2023-05-04T20:09:00+03:00</text:p>
      <text:p text:style-name="P4">
Modified Time: 2023-05-04T20:09:00+03:00</text:p>
      <text:p text:style-name="P4">
Description: Не може бути жодного миру без правосуддя за порушення міжнародного права й за жахливі злочини, скоєні після вторгнення російської федерації в Україну. — Укрінформ.</text:p>
      <text:p text:style-name="P4">
Images: ["<text:a xlink:type="simple" xlink:href="https://static.ukrinform.com/photos/2023_05/thumb_files/630_360_1683220016-691.jpg" text:style-name="Internet_20_link" text:visited-style-name="Visited_20_Internet_20_Link">
630_360_16832...</text:a>
"]</text:p>
      <text:p text:style-name="P4">
Tags: ['Нідерланди', 'Рютте', 'Зеленський', 'Війна з росією']</text:p>
      <text:p text:style-name="P4">
Type: Article</text:p>
      <!--METADATA-->
      <text:p text:style-name="P4">
<draw:frame draw:style-name="fr1" draw:name="Image179" text:anchor-type="as-char" svg:width="6.9236in" svg:height="3.956343in" draw:z-index="0">
<draw:image xlink:href="../Images/yкринформ/2023-05-04T20-09-00-03-00/630_360_1683220016-691.jpg" xlink:type="simple" xlink:show="embed" xlink:actuate="onLoad" draw:mime-type="image/jpeg"/>
</draw:frame>
 Не можебути жодного миру без правосуддя за порушення міжнародного права й за жахливізлочини, скоєні після вторгнення російської федерації в Україну.</text:p>
      <text:p text:style-name="P4">
Як передає Укрінформ, про це йдеться у спільній <text:a xlink:type="simple" xlink:href="https://www.president.gov.ua/news/zayava-ukrayini-ta-niderlandiv-pro-vidpovidalnist-dlya-ukray-82677" text:style-name="Internet_20_link" text:visited-style-name="Visited_20_Internet_20_Link">
</text:a>
 України та Нідерландів, яку оприлюднилапресслужба Офісу Президента.</text:p>
      <text:p text:style-name="P4">
"Агресія проти України з боку російської федерації є явним порушенням СтатутуОрганізації Об’єднаних Націй та зламом міжнародного миру й безпеки, щозагрожує міжнародному порядку, заснованому на правилах, порушує права людини йпідриває демократичні цінності. Ми вважаємо <text:a xlink:type="simple" xlink:href="https://www.ukrinform.ua/tag-rosia" text:style-name="Internet_20_link" text:visited-style-name="Visited_20_Internet_20_Link">
 </text:a>
 відповідальною за ці порушення. Крім того, російські посадовці та іншіособи, які планували, готували, ініціювали, наказували та/або здійснювалиміжнародні злочини, мають бути притягнуті до відповідальності в суді. Нашамета – виключити безкарність за ці злочини, серед яких примусові депортації таумисні спроби знищити українську ідентичність та етнічну приналежність,зокрема культуру та мову", - йдеться у заяві.</text:p>
      <text:p text:style-name="P4">
У спільній заяві Президент Володимир Зеленський і Прем’єр-міністр Марк Рюттезакликають росію негайно й безумовно виконати наказ Міжнародного суду ООН від16 березня 2022 року, який передбачає припинення рф військових дій.</text:p>
      <text:p text:style-name="P4">
Крім того, продовжується робота над тим, щоб усі зацікавлені міжнародніпартнери приєдналися до боротьби з безкарністю в Україні та в усьому світі.</text:p>
      <text:p text:style-name="P4">
"Ми високо цінуємо зусилля Міжнародного кримінального суду після того, як 43держави передали розслідування ситуації в Україні прокурору. Особливо мивітаємо ордери на арешт, видані МКС 17 березня 2023 року, щодо президентаволодимира путіна й уповноваженої з прав дитини марії львової-бєлової. Мизакликаємо всі держави-учасниці Римського статуту вжити всіх необхіднихзаходів для виконання цих ордерів, а також усіх майбутніх ордерів на арешт,виданих МКС щодо міжнародних злочинів, скоєних в Україні", - йдеться удокументі.</text:p>
      <text:p text:style-name="P4">
<text:span text:style-name="T4">
Читайте також:</text:span>
 <text:a xlink:type="simple" xlink:href="https://www.ukrinform.ua/rubric-polytics/3704729-ukraina-belgia-i-niderlandi-pidpisali-spilnu-deklaraciu.html" text:style-name="Internet_20_link" text:visited-style-name="Visited_20_Internet_20_Link">
 </text:a>
</text:p>
      <text:p text:style-name="P4">
Президент Володимир Зеленський і Прем’єр-міністр Марк Рютте також підтвердили,що реєстр збитків, завданих агресією рф проти України, буде розташований вГаазі.</text:p>
      <text:p text:style-name="P4">
"Реєстр є першим кроком до створення міжнародного компенсаційного механізму,необхідного для забезпечення повної та ефективної компенсації завданихросійською федерацією шкоди та збитків, спричинених її агресією проти України,як це визнано у резолюції Генеральної Асамблеї ООН ES-11/5 від 14 листопада2022 року. Відповідно до норм міжнародного права, це питання не залежить відзгоди росії", - додають у заяві.</text:p>
      <text:p text:style-name="P4">
Як повідомляв <text:a xlink:type="simple" xlink:href="https://www.ukrinform.ua/rubric-polytics/3704526-zelenskij-rozpocav-vizit-u-niderlandi.html" text:style-name="Internet_20_link" text:visited-style-name="Visited_20_Internet_20_Link">
 </text:a>
 , глава Української держави у четверперебуває з візитом у Нідерландах, напередодні відвідав Фінляндію.</text:p>
      <text:p text:style-name="P4">
<text:span text:style-name="T5">
Фото: ОП</text:span>
</text:p>
      <text:p text:style-name="P4">
Source: <text:a xlink:type="simple" xlink:href="https://www.ukrinform.ua/rubric-polytics/3704829-zelenskij-i-rutte-zaklikali-rosiu-negajno-pripiniti-vijnu.html" text:style-name="Internet_20_link" text:visited-style-name="Visited_20_Internet_20_Link">
https://www.ukrinform.ua/rubric-polytics/3704829-zelenskij-i-rutte-zaklikali-rosiu-negajno-pripiniti-vijnu.html</text:a>
</text:p>
      <!--NEWS-->
      <text:h text:style-name="P10" text:outline-level="1">
<text:span text:style-name="T4">
За рік платформа United24 зібрала $325 мільйонів – Федоров</text:span>
</text:h>
      <text:p text:style-name="P4">
Authors: Ukrinform (Person)</text:p>
      <text:p text:style-name="P4">
Publisher: Укринформ (Organization)</text:p>
      <text:p text:style-name="P4">
Published Time: 2023-05-04T20:11:51+03:00</text:p>
      <text:p text:style-name="P4">
Modified Time: 2023-05-04T20:11:51+03:00</text:p>
      <text:p text:style-name="P4">
Description: Фандрейзингова платформа United24 за рік зібрала 325 млн доларів для підтримки України. — Укрінформ.</text:p>
      <text:p text:style-name="P4">
Images: ["<text:a xlink:type="simple" xlink:href="https://static.ukrinform.com/photos/2023_04/thumb_files/630_360_1682495403-209.jpg" text:style-name="Internet_20_link" text:visited-style-name="Visited_20_Internet_20_Link">
630_360_16824...</text:a>
"]</text:p>
      <text:p text:style-name="P4">
Tags: ['Гроші', 'допомога', 'Федоров', 'United24', 'Єдині новини']</text:p>
      <text:p text:style-name="P4">
Type: Article</text:p>
      <!--METADATA-->
      <text:p text:style-name="P4">
<draw:frame draw:style-name="fr1" draw:name="Image180" text:anchor-type="as-char" svg:width="6.9236in" svg:height="3.956343in" draw:z-index="0">
<draw:image xlink:href="../Images/yкринформ/2023-05-04T20-11-51-03-00/630_360_1682495403-209.jpg" xlink:type="simple" xlink:show="embed" xlink:actuate="onLoad" draw:mime-type="image/jpeg"/>
</draw:frame>
Фандрейзингова платформа United24 за рік зібрала 325 млн доларів для підтримкиУкраїни.</text:p>
      <text:p text:style-name="P4">
Про це в ефірі загальнонаціонального телемарафону «Єдині новини» повідомиввіцепрем'єр-міністр з інновацій, розвитку освіти, науки та технологій –міністр цифрової трансформації Михайло Федоров.</text:p>
      <text:p text:style-name="P4">
«Вже платформа зібрала 325 млн доларів, це на сьогодні найбільшафандрейзингова платформа, це унікальний кейс у світі, коли державнафандрейзингова платформа залучає стільки коштів і уваги всього світу», -сказав Федоров, додавши, що Україну підтримують люди зі 110 країн.</text:p>
      <text:p text:style-name="P4">
<text:span text:style-name="T4">
Читайте також:</text:span>
 <text:a xlink:type="simple" xlink:href="https://www.ukrinform.ua/rubric-society/3704789-united24-na-cest-ricnici-zaprosila-v-ukrainu-inozemnih-gostej.html" text:style-name="Internet_20_link" text:visited-style-name="Visited_20_Internet_20_Link">
 </text:a>
</text:p>
      <text:p text:style-name="P4">
Він нагадав, що нещодавно амбасадором United24 став відомий британськийпідприємець Річард Бренсон, який підтримав платформу і збиратиме кошти напроєкт із відбудови України. Серед інших амбасадорів - Imagine Dragons,Барбара Стрейзенд, герої «Зоряних війн», Скот Келлі та ін.</text:p>
      <text:p text:style-name="P4">
Як повідомляв Укрінформ, фандрейзингова платформа United24 є так званим єдинимвікном для пожертв від благодійних організацій, міжнародних партнерів тагромадян з метою підтримки <text:a xlink:type="simple" xlink:href="https://www.ukrinform.ua/tag-ukraina" text:style-name="Internet_20_link" text:visited-style-name="Visited_20_Internet_20_Link">
 </text:a>
 .</text:p>
      <text:p text:style-name="P4">
Source: <text:a xlink:type="simple" xlink:href="https://www.ukrinform.ua/rubric-economy/3704830-za-rik-platforma-united24-zibrala-325-miljoniv-fedorov.html" text:style-name="Internet_20_link" text:visited-style-name="Visited_20_Internet_20_Link">
https://www.ukrinform.ua/rubric-economy/3704830-za-rik-platforma-united24-zibrala-325-miljoniv-fedorov.html</text:a>
</text:p>
      <!--NEWS-->
      <text:h text:style-name="P10" text:outline-level="1">
<text:span text:style-name="T4">
Обмін «всіх на всіх» із рф може стосуватися тільки військових – Лубінець</text:span>
</text:h>
      <text:p text:style-name="P4">
Authors: Ukrinform (Person)</text:p>
      <text:p text:style-name="P4">
Publisher: Укринформ (Organization)</text:p>
      <text:p text:style-name="P4">
Published Time: 2023-05-04T20:13:00+03:00</text:p>
      <text:p text:style-name="P4">
Modified Time: 2023-05-04T20:13:00+03:00</text:p>
      <text:p text:style-name="P4">
Description: Обмін у форматі «всіх на всіх» із росією може стосуватися тільки військових, цивільних заручників у такий спосіб повернути на Батьківщину не вдасться. — Укрінформ.</text:p>
      <text:p text:style-name="P4">
Images: ["<text:a xlink:type="simple" xlink:href="https://static.ukrinform.com/photos/2023_05/thumb_files/630_360_1683213949-577.jpg" text:style-name="Internet_20_link" text:visited-style-name="Visited_20_Internet_20_Link">
630_360_16832...</text:a>
"]</text:p>
      <text:p text:style-name="P4">
Tags: ['Обмін', 'Полонені', 'Війна з росією', 'Дмитро Лубінець']</text:p>
      <text:p text:style-name="P4">
Type: Article</text:p>
      <!--METADATA-->
      <text:p text:style-name="P4">
<draw:frame draw:style-name="fr1" draw:name="Image181" text:anchor-type="as-char" svg:width="6.9236in" svg:height="3.956343in" draw:z-index="0">
<draw:image xlink:href="../Images/yкринформ/2023-05-04T20-13-00-03-00/630_360_1683213949-577.jpg" xlink:type="simple" xlink:show="embed" xlink:actuate="onLoad" draw:mime-type="image/jpeg"/>
</draw:frame>
 Обмін уформаті «всіх на всіх» із росією може стосуватися тільки військових, цивільнихзаручників у такий спосіб повернути на Батьківщину не вдасться.</text:p>
      <text:p text:style-name="P4">
Про це уповноважений Верховної Ради з прав людини Дмитро Лубінець сказав напресконференції в Києві, передає Укрінформ.</text:p>
      <text:p text:style-name="P4">
«Я точно не буду давати жодних обіцянок. Єдине, що можу підтвердити, що зукраїнської сторони неодноразово були і є пропозиції провести обмін «всіх навсіх». Як я вже казав, обмін стосується виключно військовополонених. Цивільнізаручники не можуть бути обміняні у форматі «всіх на всіх».Тому до цьогосписку не входять цивільні. Виключення, щоб ми знову ж розуміли, що єкатегорія цивільних, які російська сторона й Україна трактують як комбатантів.Наприклад, це бійці ТРО або ДФТГ, які фактично взяли у руки зброю, але жоднихюридичних офіційних документів не зробили», - сказав Лубінець.</text:p>
      <text:p text:style-name="P4">
<text:span text:style-name="T4">
Читайте також:</text:span>
 <text:a xlink:type="simple" xlink:href="https://www.ukrinform.ua/rubric-society/3704743-rosia-trimae-bils-ak-20-tisac-civilnih-zarucnikiv-pisla-deokupacii-cifra-zbilsitsa-lubinec.html" text:style-name="Internet_20_link" text:visited-style-name="Visited_20_Internet_20_Link">
 <text:span text:style-name="T4">
Лубінець</text:span>
 </text:a>
</text:p>
      <text:p text:style-name="P4">
Він наголосив, що є велика різниця між тим, коли людина протидіє російськійагресії, і коли це цивільна особа. Водночас розповів про кричущі випадкизатримання українців росіянами. Наприклад, студентів Національного юридичногоуніверситету імені Ярослава Мудрого на підставі наявності у них студентськихквитків. «І кажуть, вони ж навчалися в юридичному виші, вони комбатанти.Наприклад, затримали пенсіонерів <text:a xlink:type="simple" xlink:href="https://www.ukrinform.ua/tag-sbu" text:style-name="Internet_20_link" text:visited-style-name="Visited_20_Internet_20_Link">
 </text:a>
 , яківже на пенсії перебували десятки років. Їх трактують як військовополонених. Єна пенсії судді, правоохоронці, колишні військові», - розповів він та додав,що затримували навіть медиків, бо вони могли надати допомогу військовим.</text:p>
      <text:p text:style-name="P4">
Лубінець також нагадав, що перший список цивільних заручників особисто передав13 січня 2023 року в Анкарі російському омбудсману тетяні москальковій. Уньому були імена двох тисяч людей.</text:p>
      <text:p text:style-name="P4">
<text:span text:style-name="T4">
Читайте також:</text:span>
 <text:a xlink:type="simple" xlink:href="https://www.ukrinform.ua/rubric-society/3704766-komunikacia-z-rosijskou-storonou-sodo-povernenna-civilnih-vidbuvaetsa-prakticno-sodenno-lubinec.html" text:style-name="Internet_20_link" text:visited-style-name="Visited_20_Internet_20_Link">
 <text:span text:style-name="T4">
Лубінець</text:span>
 </text:a>
</text:p>
      <text:p text:style-name="P4">
Як повідомлялося, представник Координаційного штабу з питань поводження звійськовополоненими нещодавно зазначав, що обмін полоненими у форматі «всіх навсіх» у разі досягнення з росією відповідної домовленості відбудетьсяпоетапно, а не в один день. За словами керівника Головного управління розвідкиМіноборони Кирила Буданова, Україна наближається до обміну "всіх на всіх" ізросією.</text:p>
      <text:p text:style-name="P4">
Source: <text:a xlink:type="simple" xlink:href="https://www.ukrinform.ua/rubric-ato/3704780-obmin-vsih-na-vsih-iz-rf-moze-stosuvatisa-tilki-vijskovih-lubinec.html" text:style-name="Internet_20_link" text:visited-style-name="Visited_20_Internet_20_Link">
https://www.ukrinform.ua/rubric-ato/3704780-obmin-vsih-na-vsih-iz-rf-moze-stosuvatisa-tilki-vijskovih-lubinec.html</text:a>
</text:p>
      <!--NEWS-->
      <text:h text:style-name="P10" text:outline-level="1">
<text:span text:style-name="T4">
Відбір суддів КСУ та нацменшини: Стефанішина зустрілася з делегацією Венеційської комісії</text:span>
</text:h>
      <text:p text:style-name="P4">
Authors: Ukrinform (Person)</text:p>
      <text:p text:style-name="P4">
Publisher: Укринформ (Organization)</text:p>
      <text:p text:style-name="P4">
Published Time: 2023-05-04T20:14:17+03:00</text:p>
      <text:p text:style-name="P4">
Modified Time: 2023-05-04T20:14:17+03:00</text:p>
      <text:p text:style-name="P4">
Description: Віцепрем’єрка з європейської та євроатлантичної інтеграції Ольга Стефанішина обговорила з делегацією Венеційської комісії виконання рекомендацій Єврокомісії щодо відбору суддів КСУ, імплементацію антиолігархічного законодавства та законодавства щодо нацменшин. — Укрінформ.</text:p>
      <text:p text:style-name="P4">
Images: ["<text:a xlink:type="simple" xlink:href="https://static.ukrinform.com/photos/2021_10/thumb_files/630_360_1633434184-612.jpg" text:style-name="Internet_20_link" text:visited-style-name="Visited_20_Internet_20_Link">
630_360_16334...</text:a>
"]</text:p>
      <text:p text:style-name="P4">
Tags: ['Уряд', 'Конституційний Суд', 'Венеційська комісія', 'Нацменшини', 'Олігархи', 'Стефанішина']</text:p>
      <text:p text:style-name="P4">
Type: Article</text:p>
      <!--METADATA-->
      <text:p text:style-name="P4">
<draw:frame draw:style-name="fr1" draw:name="Image182" text:anchor-type="as-char" svg:width="6.9236in" svg:height="3.956343in" draw:z-index="0">
<draw:image xlink:href="../Images/yкринформ/2023-05-04T20-14-17-03-00/630_360_1633434184-612.jpg" xlink:type="simple" xlink:show="embed" xlink:actuate="onLoad" draw:mime-type="image/jpeg"/>
</draw:frame>
Віцепрем’єрка з європейської та євроатлантичної інтеграції Ольга Стефанішинаобговорила з делегацією Венеційської комісії виконання рекомендаційЄврокомісії щодо відбору суддів КСУ, імплементацію антиолігархічногозаконодавства та законодавства щодо нацменшин.</text:p>
      <text:p text:style-name="P4">
Про це йдеться у повідомленні <text:a xlink:type="simple" xlink:href="https://www.kmu.gov.ua/news/666666666666666666666666666666666666666666666666666666666666666666" text:style-name="Internet_20_link" text:visited-style-name="Visited_20_Internet_20_Link">
</text:a>
 передає Укрінформ.</text:p>
      <text:p text:style-name="P4">
«Вперше в Україні запроваджується конкурсна процедура відбору суддівКонституційного суду. Нашим безумовним пріоритетом є забезпечення прозорого,відкритого конкурсу, відповідно до кращих стандартів. Ми підходимо до цьогопитання зі всією відповідальністю, розуміючи його важливість, зокрема дляподальшого руху України до членства в ЄС. Зареєстрований у Верховній радізаконопроект підготовлено за результатами консультацій з <text:a xlink:type="simple" xlink:href="https://www.ukrinform.ua/tag-venecianska-komisia" text:style-name="Internet_20_link" text:visited-style-name="Visited_20_Internet_20_Link">
</text:a>
 . Міжнародні експертиматимуть визначальну роль в оцінці моральних якостей, доброчесностікандидатів. Це той важливий запобіжник, що не дозволить кандидатам, які невідповідають критеріям доброчесності, брати участь у наступних етапахконкурсу», - зазначила Стефанішина.</text:p>
      <text:p text:style-name="P4">
Вона наголосила на важливості якнайшвидше запустити конкурсний процес,закликавши представників Венеційської комісії номінувати своїх представників уДорадчу групу, після ухвалення змін до закону про проведення відборукандидатур на посаду судді Конституційного Суду.</text:p>
      <text:p text:style-name="P4">
Українська сторона поінформувала представників Венеційської комісії про заходита кроки, здійснені для імплементації законодавства у сфері захистунаціональних меншин (спільнот). Зокрема, на розгляд Уряду буде найближчимчасом винесено проект Концепції загальнодержавної цільової національно-культурної програми «Єдність у розмаїтті» на період до 2034 року», розпочатороботу над змістовним наповнення відповідної програми. Представники Державноїслужби України з етнополітики та свободи совісті зазначили, що вже проведенопонад 16 консультаційних зустрічей з представниками національних меншин,громадських організацій, та корінних народів України.</text:p>
      <text:p text:style-name="P4">
Окремо учасники зустрічі обговорили забезпечення освітніх, культурних правпредставників національних меншин, вживання мов національних меншин упублічній сфері.</text:p>
      <text:p text:style-name="P4">
У питанні впровадження антиолігархічного законодавства віцепрем’єр-міністрнаголосила на важливості врахування особливих умов, в яких сьогодні перебуваєУкраїна у зв’язку з повномасштабною війною росії. Вона також поінформувала прокроки, які готуються для посилення економічної конкуренції, а саме зміни вантимонопольне законодавство відповідно до права ЄС.</text:p>
      <text:p text:style-name="P4">
<text:span text:style-name="T4">
Читайте також:</text:span>
 <text:a xlink:type="simple" xlink:href="https://www.ukrinform.ua/rubric-polytics/3704730-v-ukraini-perebuvae-delegacia-venecijskoi-komisii.html" text:style-name="Internet_20_link" text:visited-style-name="Visited_20_Internet_20_Link">
 <text:span text:style-name="T4">
Венеційсько</text:span>
 </text:a>
</text:p>
      <text:p text:style-name="P4">
У зустрічі взяли участь президент Венеційської комісії Клер Базі Малорі, віце-президент Анжеліка Нюссберґер, члени Венеційської комісії Філіп Дімітров та,Ян Велаєр, секретар Венеційської комісії Сімона Ґраната, радник з правовихпитань Таня Ван Дайк. З українського боку: міністр юстиції України ДенисМалюська, голова комітету Верховної Ради з питань правової політики ДенисМаслов, голова Державної служби України з етнополітики та свободи совістіВіктор Єленський, заступник міністра закордонних справ Євген Перебийніс тазаступник міністра освіти і науки України Євген Кудрявець.</text:p>
      <text:p text:style-name="P4">
Європейська комісія “За демократію через право” (Венеційська комісія) – цеконсультативний орган Ради Європи з питань конституційного права. Докомпетенції комісії належать: розгляд питань конституційної ситуації в окремихдержавах, розгляд питань конституційного права загального характеру іззастосуванням порівняльного підходу, створення центрів документаціїконституційного права.</text:p>
      <text:p text:style-name="P4">
Source: <text:a xlink:type="simple" xlink:href="https://www.ukrinform.ua/rubric-polytics/3704832-vidbir-suddiv-ksu-ta-nacmensini-stefanisina-zustrilasa-z-delegacieu-venecijskoi-komisii.html" text:style-name="Internet_20_link" text:visited-style-name="Visited_20_Internet_20_Link">
https://www.ukrinform.ua/rubric-polytics/3704832-vidbir-suddiv-ksu-ta-nacmensini-stefanisina-zustrilasa-z-delegacieu-venecijskoi-komisii.html</text:a>
</text:p>
      <!--NEWS-->
      <text:h text:style-name="P10" text:outline-level="1">
<text:span text:style-name="T4">
Підприємець з Мукачева налагодив виробництво антидронових рушниць</text:span>
</text:h>
      <text:p text:style-name="P4">
Authors: Ukrinform (Person)</text:p>
      <text:p text:style-name="P4">
Publisher: Укринформ (Organization)</text:p>
      <text:p text:style-name="P4">
Published Time: 2023-05-04T20:19:33+03:00</text:p>
      <text:p text:style-name="P4">
Modified Time: 2023-05-04T20:19:33+03:00</text:p>
      <text:p text:style-name="P4">
Description: Підприємець з Мукачева виготовляє антидронові рушниці для передової. — Укрінформ.</text:p>
      <text:p text:style-name="P4">
Images: ["<text:a xlink:type="simple" xlink:href="https://static.ukrinform.com/photos/2023_05/thumb_files/630_360_1683220671-801.jpg" text:style-name="Internet_20_link" text:visited-style-name="Visited_20_Internet_20_Link">
630_360_16832...</text:a>
"]</text:p>
      <text:p text:style-name="P4">
Tags: ['Мукачево', 'Зброя']</text:p>
      <text:p text:style-name="P4">
Type: Article</text:p>
      <!--METADATA-->
      <text:p text:style-name="P4">
<draw:frame draw:style-name="fr1" draw:name="Image183" text:anchor-type="as-char" svg:width="6.9236in" svg:height="3.956343in" draw:z-index="0">
<draw:image xlink:href="../Images/yкринформ/2023-05-04T20-19-33-03-00/630_360_1683220671-801.jpg" xlink:type="simple" xlink:show="embed" xlink:actuate="onLoad" draw:mime-type="image/jpeg"/>
</draw:frame>
Підприємець з Мукачева виготовляє антидронові рушниці для передової.</text:p>
      <text:p text:style-name="P4">
Про це повідомили у <text:a xlink:type="simple" xlink:href="https://www.facebook.com/watch/" text:style-name="Internet_20_link" text:visited-style-name="Visited_20_Internet_20_Link">
 </text:a>
Мукачівської міської ради, передає Укрінформ.</text:p>
      <text:p text:style-name="P4">
"Виробництво налагодив просто в себе в кабінеті, першу рушницю зібрали втравні минулого року. Вже у жовтні запустили масове виготовлення, протягом 8місяців на передову відправили понад сотню рушниць" - йдеться в повідомленні.</text:p>
      <text:p text:style-name="P4">
Як зазначається, в ціну антидронової рушниці мукачівці закладають лишесобівартість деталей, тому вона значно дешевша за іноземні аналоги.</text:p>
      <text:p text:style-name="P4">
Зазначається, що для того, аби виготовити одну антидронну рушницю потрібно 1-2дні - за наявності всіх компонентів. Тому оптимальний варіант - збирати виробипартіями по 2-4 одиниці.</text:p>
      <text:p text:style-name="P4">
Наразі мукачівці виготовили на відправили на фронт майже сотню таких виробів.</text:p>
      <text:p text:style-name="P4">
<text:span text:style-name="T4">
Читайте також:</text:span>
 <text:a xlink:type="simple" xlink:href="https://www.ukrinform.ua/rubric-ato/3703291-na-doneccini-prikordonniki-zbili-rosijskij-bezpilotnik-postrilom-z-antidronovoi-rusnici.html" text:style-name="Internet_20_link" text:visited-style-name="Visited_20_Internet_20_Link">
 <text:span text:style-name="T4">
антидронової</text:span>
 </text:a>
</text:p>
      <text:p text:style-name="P4">
Зараз працюють над тим, аби розшити виробництво.</text:p>
      <text:p text:style-name="P4">
Принцип роботи антидронової рушниці мукачівського виробництва аналогічний всімзасобам РЕБ - це постановка певних типів завад на частотах GNSS (системисупутникової навігації), керування/телеметрії, та відео каналу що транслюєтьсяна пульт оператора.</text:p>
      <text:p text:style-name="P4">
<text:span text:style-name="T5">
Фото: “Антидрон Україна”</text:span>
</text:p>
      <text:p text:style-name="P4">
Source: <text:a xlink:type="simple" xlink:href="https://www.ukrinform.ua/rubric-regions/3704835-pidpriemec-z-mukaceva-nalagodiv-virobnictvo-antidronovih-rusnic.html" text:style-name="Internet_20_link" text:visited-style-name="Visited_20_Internet_20_Link">
https://www.ukrinform.ua/rubric-regions/3704835-pidpriemec-z-mukaceva-nalagodiv-virobnictvo-antidronovih-rusnic.html</text:a>
</text:p>
      <!--NEWS-->
      <text:h text:style-name="P10" text:outline-level="1">
<text:span text:style-name="T4">
У Києві лунають вибухи, працює ППО</text:span>
</text:h>
      <text:p text:style-name="P4">
Authors: Ukrinform (Person)</text:p>
      <text:p text:style-name="P4">
Publisher: Укринформ (Organization)</text:p>
      <text:p text:style-name="P4">
Published Time: 2023-05-04T20:22:00+03:00</text:p>
      <text:p text:style-name="P4">
Modified Time: 2023-05-04T20:22:00+03:00</text:p>
      <text:p text:style-name="P4">
Description: У Києві лунають вибухи, працює система протиповітряної оборони. — Укрінформ.</text:p>
      <text:p text:style-name="P4">
Images: ["<text:a xlink:type="simple" xlink:href="https://static.ukrinform.com/photos/2022_12/thumb_files/630_360_1671446457-251.jpg" text:style-name="Internet_20_link" text:visited-style-name="Visited_20_Internet_20_Link">
630_360_16714...</text:a>
"]</text:p>
      <text:p text:style-name="P4">
Tags: ['Вибух', 'Київ', 'Повітряна тривога', 'ППО']</text:p>
      <text:p text:style-name="P4">
Type: Article</text:p>
      <!--METADATA-->
      <text:p text:style-name="P4">
<draw:frame draw:style-name="fr1" draw:name="Image184" text:anchor-type="as-char" svg:width="6.9236in" svg:height="3.956343in" draw:z-index="0">
<draw:image xlink:href="../Images/yкринформ/2023-05-04T20-22-00-03-00/630_360_1671446457-251.jpg" xlink:type="simple" xlink:show="embed" xlink:actuate="onLoad" draw:mime-type="image/jpeg"/>
</draw:frame>
 У Києвілунають вибухи, працює система протиповітряної оборони.</text:p>
      <text:p text:style-name="P4">
Як передає Укрінформ, про це Київська міська військова адміністраціяповідомляє у <text:a xlink:type="simple" xlink:href="https://t.me/VA_Kyiv/1609" text:style-name="Internet_20_link" text:visited-style-name="Visited_20_Internet_20_Link">
 </text:a>
 .</text:p>
      <text:p text:style-name="P4">
"Працює ППО! Зберігайте спокій!", - ідеться у повідомленні.</text:p>
      <text:p text:style-name="P4">
У КМВА просять до відбою повітряної тривоги перебувати в укриттях.</text:p>
      <text:p text:style-name="P4">
Як повідомляв Укрінформ, <text:a xlink:type="simple" xlink:href="https://www.ukrinform.ua/rubric-kyiv/3704833-u-kievi-ta-oblasti-povitrana-trivoga.html" text:style-name="Internet_20_link" text:visited-style-name="Visited_20_Internet_20_Link">
 </text:a>
 .</text:p>
      <text:p text:style-name="P4">
Source: <text:a xlink:type="simple" xlink:href="https://www.ukrinform.ua/rubric-kyiv/3704838-u-kievi-lunaut-vibuhi-pracue-ppo.html" text:style-name="Internet_20_link" text:visited-style-name="Visited_20_Internet_20_Link">
https://www.ukrinform.ua/rubric-kyiv/3704838-u-kievi-lunaut-vibuhi-pracue-ppo.html</text:a>
</text:p>
      <!--NEWS-->
      <text:h text:style-name="P10" text:outline-level="1">
<text:span text:style-name="T4">
Цифрова багатоканальна телемережа MX-7 готова до запуску в Україні</text:span>
</text:h>
      <text:p text:style-name="P4">
Authors: Ukrinform (Person)</text:p>
      <text:p text:style-name="P4">
Publisher: Укринформ (Organization)</text:p>
      <text:p text:style-name="P4">
Published Time: 2023-05-04T20:24:00+03:00</text:p>
      <text:p text:style-name="P4">
Modified Time: 2023-05-04T20:24:00+03:00</text:p>
      <text:p text:style-name="P4">
Description: Концерн радіомовлення, радіозв’язку та телебачення готовий до запуску загальнонаціональної цифрової багатоканальної телемережі MX-7. Вона покриватиме мовленням понад 90% території України. — Укрінформ.</text:p>
      <text:p text:style-name="P4">
Images: ["<text:a xlink:type="simple" xlink:href="https://static.ukrinform.com/photos/2018_09/thumb_files/630_360_1536224612-3052.jpg" text:style-name="Internet_20_link" text:visited-style-name="Visited_20_Internet_20_Link">
630_360_15362...</text:a>
"]</text:p>
      <text:p text:style-name="P4">
Tags: ['Технології', 'Україна', 'Цифрове мовлення', 'Телебачення']</text:p>
      <text:p text:style-name="P4">
Type: Article</text:p>
      <!--METADATA-->
      <text:p text:style-name="P4">
<draw:frame draw:style-name="fr1" draw:name="Image185" text:anchor-type="as-char" svg:width="6.9236in" svg:height="3.956343in" draw:z-index="0">
<draw:image xlink:href="../Images/yкринформ/2023-05-04T20-24-00-03-00/630_360_1536224612-3052.jpg" xlink:type="simple" xlink:show="embed" xlink:actuate="onLoad" draw:mime-type="image/jpeg"/>
</draw:frame>
 Концернрадіомовлення, радіозв’язку та телебачення готовий до запускузагальнонаціональної цифрової багатоканальної телемережі MX-7. Вонапокриватиме мовленням понад 90% території України.</text:p>
      <text:p text:style-name="P4">
Про це повідомив очільник Державної служби спеціального зв'язку та захистуінформації Юрій Щиголь, передає Укрінформ із посиланням на <text:a xlink:type="simple" xlink:href="https://cip.gov.ua/ua/news/derzhavnii-multipleks-mkh-7-gotovii-rozpochati-robotu-televiziinim-movlennyam-bude-pokrito-ponad-90-teritoriyi-ukrayini" text:style-name="Internet_20_link" text:visited-style-name="Visited_20_Internet_20_Link">
</text:a>
 .</text:p>
      <text:p text:style-name="P4">
«Запуск цифрової багатоканальної <text:a xlink:type="simple" xlink:href="https://www.ukrinform.ua/tag-radio-i-tb" text:style-name="Internet_20_link" text:visited-style-name="Visited_20_Internet_20_Link">
 </text:a>
MX-7 – важливий крок у протистоянні російській пропаганді. Незважаючи наскладну обстановку в країні, ми виконали поставлені перед нами завдання тазробили все можливе, щоб забезпечити сигналом наших громадян, позбавленихзмоги дивитися українське телебачення», - зазначив він.</text:p>
      <text:p text:style-name="P4">
Щиголь уточнив, що мережа працюватиме у метровому діапазоні, захищеному відперепланування, і покриватиме мовленням понад 90% території України. В томучислі – частину районів тимчасово окупованих територій, а також населеніпункти, розташовані на кордонах із рф та білоруссю.</text:p>
      <text:p text:style-name="P4">
Це стосується, зокрема, Харківської, Сумської, Чернігівської, Рівненської,Житомирської, Волинської областей, де зараз можуть транслюватися російськітелеканали з потужних ворожих передавальних станцій. Сигнал надаватимуть унекодованому вигляді.</text:p>
      <text:p text:style-name="P4">
Пакет телеканалів буде безкоштовним для глядачів. Концерн РРТ уже повідомивНаціональну раду України з питань телебачення і радіомовлення про готовністьдо запуску. Нацрада має оголосити та провести конкурс на мовлення в мережіМХ-7.</text:p>
      <text:p text:style-name="P4">
<text:span text:style-name="T4">
Читайте також:</text:span>
 <text:a xlink:type="simple" xlink:href="https://www.ukrinform.ua/rubric-society/3701644-mkip-i-telekanal-belsat-tv-planuut-spilno-protidiati-dezinformacii-z-boku-bilorusi-ta-rf.html" text:style-name="Internet_20_link" text:visited-style-name="Visited_20_Internet_20_Link">
 </text:a>
</text:p>
      <text:p text:style-name="P4">
Як повідомлялось, Кабінет Міністрів іще в серпні 2021 року затвердив Програмупідвищення обороноздатності та безпеки держави в частині матеріально-технічного забезпечення побудови оператором Концерном радіомовлення,радіозв’язку та телебачення загальнонаціональної цифрової багатоканальноїтелемережі MX-7.</text:p>
      <text:p text:style-name="P4">
Для будівництва мережі Концерн РРТ залучив кредит під гарантії уряду. Монтажпершого передавача розпочався 20 січня 2022 року.</text:p>
      <text:p text:style-name="P4">
Source: <text:a xlink:type="simple" xlink:href="https://www.ukrinform.ua/rubric-technology/3704837-cifrova-bagatokanalna-telemereza-mx7-gotova-do-zapusku-v-ukraini.html" text:style-name="Internet_20_link" text:visited-style-name="Visited_20_Internet_20_Link">
https://www.ukrinform.ua/rubric-technology/3704837-cifrova-bagatokanalna-telemereza-mx7-gotova-do-zapusku-v-ukraini.html</text:a>
</text:p>
      <!--NEWS-->
      <text:h text:style-name="P10" text:outline-level="1">
<text:span text:style-name="T4">
У рамках проєкту «Армія дронів» підготували 10 тисяч пілотів - Федоров</text:span>
</text:h>
      <text:p text:style-name="P4">
Authors: Ukrinform (Person)</text:p>
      <text:p text:style-name="P4">
Publisher: Укринформ (Organization)</text:p>
      <text:p text:style-name="P4">
Published Time: 2023-05-04T20:30:00+03:00</text:p>
      <text:p text:style-name="P4">
Modified Time: 2023-05-04T20:30:00+03:00</text:p>
      <text:p text:style-name="P4">
Description: В рамках проєкту «Армія дронів» в Україні вже підготовлено 10 тисяч пілотів. — Укрінформ.</text:p>
      <text:p text:style-name="P4">
Images: ["<text:a xlink:type="simple" xlink:href="https://static.ukrinform.com/photos/2023_04/thumb_files/630_360_1682495491-455.jpg" text:style-name="Internet_20_link" text:visited-style-name="Visited_20_Internet_20_Link">
630_360_16824...</text:a>
"]</text:p>
      <text:p text:style-name="P4">
Tags: ['Безпілотник', 'Федоров', 'Армія дронів', 'Єдині новини']</text:p>
      <text:p text:style-name="P4">
Type: Article</text:p>
      <!--METADATA-->
      <text:p text:style-name="P4">
<draw:frame draw:style-name="fr1" draw:name="Image186" text:anchor-type="as-char" svg:width="6.9236in" svg:height="3.956343in" draw:z-index="0">
<draw:image xlink:href="../Images/yкринформ/2023-05-04T20-30-00-03-00/630_360_1682495491-455.jpg" xlink:type="simple" xlink:show="embed" xlink:actuate="onLoad" draw:mime-type="image/jpeg"/>
</draw:frame>
 В рамкахпроєкту «Армія дронів» в Україні вже підготовлено 10 тисяч пілотів.</text:p>
      <text:p text:style-name="P4">
Як передає Укрінформ, про це в ефірі загальнонаціонального телемарафону «Єдиніновини» повідомив віцепрем'єр-міністр з інновацій, розвитку освіти, науки татехнологій – міністр цифрової трансформації Михайло Федоров, відповідаючи напитання щодо перспектив проєкту «Армія дронів».</text:p>
      <text:p text:style-name="P4">
«Він продовжує розвиватися. Тільки нещодавно ми закінчили новий збір і будемозапроваджувати нові збори на <text:a xlink:type="simple" xlink:href="https://www.ukrinform.ua/tag-bezpilotnik" text:style-name="Internet_20_link" text:visited-style-name="Visited_20_Internet_20_Link">
 </text:a>
 .Найголовніше, що United24 досить розвинув ринок українських виробників іперетворив по суті з одного лоту, на який збирали кошти United24, на масштабнупрограму підтримки взагалі нашої армії і впровадження реалізації проєкту«Армія дронів». Це і запуск ударних рот, які запускають наші Збройні сили, цеі трансформація доктрини застосування БПЛА. Нещодавно ми закінчили першучастину проєкту навчання пілотів БПЛА, 10 тисяч пілотів навчили за цей час.Тобто армія дронів – це про комплексний розвиток сфери БПЛА як з точки зорувиробництва, так і з точки зору їх застосування», - наголосив Федоров.</text:p>
      <text:p text:style-name="P4">
<text:span text:style-name="T4">
Читайте також:</text:span>
 <text:a xlink:type="simple" xlink:href="https://www.ukrinform.ua/rubric-ato/3701579-fedorov-anonsuvav-stvorenna-novih-udarnih-rot-bpla.html" text:style-name="Internet_20_link" text:visited-style-name="Visited_20_Internet_20_Link">
 </text:a>
</text:p>
      <text:p text:style-name="P4">
Як повідомлялось, «Армія дронів» – проєкт, започаткований Генеральним штабомЗСУ та Мінцифри. Це комплексна програма, в межах якої запланована системназакупівля дронів, їх ремонт, а також курси навчання відповідних фахівців.Проєкт стартував 1 липня 2022 року.</text:p>
      <text:p text:style-name="P4">
24 квітня для українських військовослужбовців на Бахмутському напрямкувідправили 100 дронів-камікадзе, придбаних за зібрані через United24 кошти.</text:p>
      <text:p text:style-name="P4">
Source: <text:a xlink:type="simple" xlink:href="https://www.ukrinform.ua/rubric-ato/3704839-u-ramkah-proektu-armia-droniv-pidgotuvali-10-tisac-pilotiv-fedorov.html" text:style-name="Internet_20_link" text:visited-style-name="Visited_20_Internet_20_Link">
https://www.ukrinform.ua/rubric-ato/3704839-u-ramkah-proektu-armia-droniv-pidgotuvali-10-tisac-pilotiv-fedorov.html</text:a>
</text:p>
      <!--NEWS-->
      <text:h text:style-name="P10" text:outline-level="1">
<text:span text:style-name="T4">
Понад 12% російських полонених не мають навіть середньої освіти</text:span>
</text:h>
      <text:p text:style-name="P4">
Authors: Ukrinform (Person)</text:p>
      <text:p text:style-name="P4">
Publisher: Укринформ (Organization)</text:p>
      <text:p text:style-name="P4">
Published Time: 2023-05-04T20:36:00+03:00</text:p>
      <text:p text:style-name="P4">
Modified Time: 2023-05-04T20:36:00+03:00</text:p>
      <text:p text:style-name="P4">
Description: Понад 12,2% російських полонених не отримали навіть середньої освіти, 60% мають спеціальну середню і спеціальну технічну освіту, майже 20% закінчили лише школу. — Укрінформ.</text:p>
      <text:p text:style-name="P4">
Images: ["<text:a xlink:type="simple" xlink:href="https://static.ukrinform.com/photos/2023_02/thumb_files/630_360_1676577130-702.jpg" text:style-name="Internet_20_link" text:visited-style-name="Visited_20_Internet_20_Link">
630_360_16765...</text:a>
"]</text:p>
      <text:p text:style-name="P4">
Tags: ['Освіта', 'Російські військові', 'Полонені', 'Війна з росією']</text:p>
      <text:p text:style-name="P4">
Type: Article</text:p>
      <!--METADATA-->
      <text:p text:style-name="P4">
<draw:frame draw:style-name="fr1" draw:name="Image187" text:anchor-type="as-char" svg:width="6.9236in" svg:height="3.956343in" draw:z-index="0">
<draw:image xlink:href="../Images/yкринформ/2023-05-04T20-36-00-03-00/630_360_1676577130-702.jpg" xlink:type="simple" xlink:show="embed" xlink:actuate="onLoad" draw:mime-type="image/jpeg"/>
</draw:frame>
 Понад12,2% російських полонених не отримали навіть середньої освіти, 60% маютьспеціальну середню і спеціальну технічну освіту, майже 20% закінчили лишешколу.</text:p>
      <text:p text:style-name="P4">
Як передає Укрінформ, про це під час <text:a xlink:type="simple" xlink:href="https://www.youtube.com/watch" text:style-name="Internet_20_link" text:visited-style-name="Visited_20_Internet_20_Link">
</text:a>
 у Military Media Center натему: "Презентація першого соціологічного дослідження російськихвійськовополонених" повідомив представник Координаційного штабу з питаньповодження з військовополоненими Андрій Юсов.</text:p>
      <text:p text:style-name="P4">
“Понад 12,2% <text:a xlink:type="simple" xlink:href="https://www.ukrinform.ua/tag-rosijski-vijskovi" text:style-name="Internet_20_link" text:visited-style-name="Visited_20_Internet_20_Link">
 </text:a>
 не отрималинавіть середньої освіти. Цей показник навіть важко уявити в європейських таукраїнських реаліях. Це дорослі чоловіки. Часто віком за 50 років, які немають жодної освіти. Можна собі уявити, якими категоріями та цінностями вониздатні оперувати”, - сказав Юсов.</text:p>
      <text:p text:style-name="P4">
<text:span text:style-name="T4">
Читайте також:</text:span>
 <text:a xlink:type="simple" xlink:href="https://www.ukrinform.ua/rubric-ato/3704617-ponad-80-rosijskih-vijskovopolonenih-nevdovoleni-nakazami-kerivnictva.html" text:style-name="Internet_20_link" text:visited-style-name="Visited_20_Internet_20_Link">
 <text:span text:style-name="T4">
Понад</text:span>
 <text:span text:style-name="T4">
російських</text:span>
 <text:span text:style-name="T4">
військовополонених</text:span>
<text:span text:style-name="T4">
невдоволені</text:span>
 <text:span text:style-name="T4">
наказами</text:span>
 <text:span text:style-name="T4">
керівництва</text:span>
</text:a>
</text:p>
      <text:p text:style-name="P4">
За його словами, згідно з опитуванням, 60% полонених мають спеціальну середнюі спеціальну технічну освіту, майже 20% закінчили лише школу.</text:p>
      <text:p text:style-name="P4">
Водночас лише 10% серед російських полонених мають вищу освіту, більшість зяких примусово мобілізовані з території ОРДЛО.</text:p>
      <text:p text:style-name="P4">
“Тобто, якщо їх виділити із цієї цифри, то показник полонених з вищою освітоюз самої території росії буде значно меншим”, - наголосив Юсов.</text:p>
      <text:p text:style-name="P4">
Він зауважив, що в опитуванні взяли участь полонені з різних регіонівросійської федерації, тому за його результатами можна зробити висновок, щовлада рф насправді намагається залучати найменш кваліфіковані та найменшосвічені категорії громадян.</text:p>
      <text:p text:style-name="P4">
<text:span text:style-name="T4">
Читайте також:</text:span>
 <text:a xlink:type="simple" xlink:href="https://www.ukrinform.ua/rubric-ato/3701513-rosijski-voaki-ziznautsa-so-pisla-dopitiv-ubivaut-polonenih-ukrainciv-perehoplenna-sbu.html" text:style-name="Internet_20_link" text:visited-style-name="Visited_20_Internet_20_Link">
 <text:span text:style-name="T4">
перехоплення</text:span>
 </text:a>
</text:p>
      <text:p text:style-name="P4">
Експертиментальне перше соціологічне опитування російських військовополоненихпроведене Координаційним штабом з питань поводження з військовополоненими врамках державного проєкту “Хочу жить” з добровільної здачі у полон російськихокупантів.</text:p>
      <text:p text:style-name="P4">
Добровільно у цьому опитуванні взяли участь і заповнили відповідні анкети 400респондентів. Опитування проходило з 10 до 20 квітня.</text:p>
      <text:p text:style-name="P4">
Як повідомляв Укрінформ, <text:a xlink:type="simple" xlink:href="https://www.ukrinform.ua/rubric-ato/3704614-dobrovilno-zdalisa-v-polon-40-rosian.html" text:style-name="Internet_20_link" text:visited-style-name="Visited_20_Internet_20_Link">
 </text:a>
 , що свідчить про їхнюнизьку мотивацію участі в бойових діях проти України.</text:p>
      <text:p text:style-name="P4">
Source: <text:a xlink:type="simple" xlink:href="https://www.ukrinform.ua/rubric-ato/3704638-ponad-12-rosijskih-polonenih-ne-maut-navit-serednoi-osviti.html" text:style-name="Internet_20_link" text:visited-style-name="Visited_20_Internet_20_Link">
https://www.ukrinform.ua/rubric-ato/3704638-ponad-12-rosijskih-polonenih-ne-maut-navit-serednoi-osviti.html</text:a>
</text:p>
      <!--NEWS-->
      <text:h text:style-name="P10" text:outline-level="1">
<text:span text:style-name="T4">
Над Києвом сили ППО збили безпілотник</text:span>
</text:h>
      <text:p text:style-name="P4">
Authors: Ukrinform (Person)</text:p>
      <text:p text:style-name="P4">
Publisher: Укринформ (Organization)</text:p>
      <text:p text:style-name="P4">
Published Time: 2023-05-04T20:41:00+03:00</text:p>
      <text:p text:style-name="P4">
Modified Time: 2023-05-04T20:41:00+03:00</text:p>
      <text:p text:style-name="P4">
Description: Над Києвом під час повітряної тривоги було збито безпілотний літальний апарат. — Укрінформ.</text:p>
      <text:p text:style-name="P4">
Images: ["<text:a xlink:type="simple" xlink:href="https://static.ukrinform.com/photos/2023_02/thumb_files/630_360_1677478309-566.jpg" text:style-name="Internet_20_link" text:visited-style-name="Visited_20_Internet_20_Link">
630_360_16774...</text:a>
"]</text:p>
      <text:p text:style-name="P4">
Tags: ['Безпілотник', 'Київ', 'ППО']</text:p>
      <text:p text:style-name="P4">
Type: Article</text:p>
      <!--METADATA-->
      <text:p text:style-name="P4">
<draw:frame draw:style-name="fr1" draw:name="Image188" text:anchor-type="as-char" svg:width="6.9236in" svg:height="3.956343in" draw:z-index="0">
<draw:image xlink:href="../Images/yкринформ/2023-05-04T20-41-00-03-00/630_360_1677478309-566.jpg" xlink:type="simple" xlink:show="embed" xlink:actuate="onLoad" draw:mime-type="image/jpeg"/>
</draw:frame>
 Над Києвомпід час повітряної тривоги було збито безпілотний літальний апарат.</text:p>
      <text:p text:style-name="P4">
Про це повідомляє Київська міська військова адміністрація в <text:a xlink:type="simple" xlink:href="https://t.me/VA_Kyiv/1611" text:style-name="Internet_20_link" text:visited-style-name="Visited_20_Internet_20_Link">
</text:a>
 , передає Укріфнорм.</text:p>
      <text:p text:style-name="P4">
«Під час останньої повітряної тривоги над <text:a xlink:type="simple" xlink:href="https://www.ukrinform.ua/tag-kiiv" text:style-name="Internet_20_link" text:visited-style-name="Visited_20_Internet_20_Link">
 </text:a>
 був зафіксований безпілотний літальний апарат. Силами і засобамипротиповітряної оборони об’єкт був збитий. Інформація щодо потерпілих чируйнувань житлового фонду або інфраструктури відсутня. Інформаціяуточнюється», - повідомив начальник КМВА Сергій Попко.</text:p>
      <text:p text:style-name="P4">
<text:span text:style-name="T4">
Читайте також:</text:span>
 <text:a xlink:type="simple" xlink:href="https://www.ukrinform.ua/rubric-kyiv/3704838-u-kievi-lunaut-vibuhi-pracue-ppo.html" text:style-name="Internet_20_link" text:visited-style-name="Visited_20_Internet_20_Link">
 <text:span text:style-name="T4">
ППО</text:span>
 </text:a>
</text:p>
      <text:p text:style-name="P4">
Як повідомляв Укрінформ, <text:a xlink:type="simple" xlink:href="https://www.ukrinform.ua/rubric-other_news/3704833-u-kievi-ta-oblasti-povitrana-trivoga.html" text:style-name="Internet_20_link" text:visited-style-name="Visited_20_Internet_20_Link">
 </text:a>
 . Згодом устолиці було чутно вибухи.</text:p>
      <text:p text:style-name="P4">
Source: <text:a xlink:type="simple" xlink:href="https://www.ukrinform.ua/rubric-kyiv/3704849-nad-kievom-sili-ppo-zbili-bezpilotnik.html" text:style-name="Internet_20_link" text:visited-style-name="Visited_20_Internet_20_Link">
https://www.ukrinform.ua/rubric-kyiv/3704849-nad-kievom-sili-ppo-zbili-bezpilotnik.html</text:a>
</text:p>
      <!--NEWS-->
      <text:h text:style-name="P10" text:outline-level="1">
<text:span text:style-name="T4">
Нідерланди незабаром відправлять в Україну броньовані крани</text:span>
</text:h>
      <text:p text:style-name="P4">
Authors: Ukrinform (Person)</text:p>
      <text:p text:style-name="P4">
Publisher: Укринформ (Organization)</text:p>
      <text:p text:style-name="P4">
Published Time: 2023-05-04T20:42:35+03:00</text:p>
      <text:p text:style-name="P4">
Modified Time: 2023-05-04T20:42:35+03:00</text:p>
      <text:p text:style-name="P4">
Description: Нідерланди незабаром мають доставити в Україну більше 10 броньованих кранів, наразі їхня точна кількість ще не відома. — Укрінформ.</text:p>
      <text:p text:style-name="P4">
Images: ["<text:a xlink:type="simple" xlink:href="https://static.ukrinform.com/photos/2023_05/thumb_files/630_360_1683222031-114.jpg" text:style-name="Internet_20_link" text:visited-style-name="Visited_20_Internet_20_Link">
630_360_16832...</text:a>
", "<text:a xlink:type="simple" xlink:href="https://static.ukrinform.com/photos/2023_05/1683222015-549.jpg" text:style-name="Internet_20_link" text:visited-style-name="Visited_20_Internet_20_Link">
1683222015-54...</text:a>
", "<text:a xlink:type="simple" xlink:href="https://static.ukrinform.com/photos/2023_05/1683222024-635.jpg" text:style-name="Internet_20_link" text:visited-style-name="Visited_20_Internet_20_Link">
1683222024-63...</text:a>
"]</text:p>
      <text:p text:style-name="P4">
Tags: ['Нідерланди', 'Україна', 'Військова техніка', 'Війна з росією']</text:p>
      <text:p text:style-name="P4">
Type: Article</text:p>
      <!--METADATA-->
      <text:p text:style-name="P4">
<draw:frame draw:style-name="fr1" draw:name="Image189" text:anchor-type="as-char" svg:width="6.9236in" svg:height="3.956343in" draw:z-index="0">
<draw:image xlink:href="../Images/yкринформ/2023-05-04T20-42-35-03-00/630_360_1683222031-114.jpg" xlink:type="simple" xlink:show="embed" xlink:actuate="onLoad" draw:mime-type="image/jpeg"/>
</draw:frame>
 Нідерландинезабаром мають доставити в Україну більше 10 броньованих кранів, наразі їхняточна кількість ще не відома.</text:p>
      <text:p text:style-name="P4">
Про це в коментарі кореспонденту Укрінформу в Гаазі сказав капітан Том ванХаут, речник Міністерства оборони <text:a xlink:type="simple" xlink:href="https://www.ukrinform.ua/tag-niderlandi" text:style-name="Internet_20_link" text:visited-style-name="Visited_20_Internet_20_Link">
 </text:a>
.</text:p>
      <text:p text:style-name="P4">
“Це крани, з броньованою кабіною спереду. Понад 10 броньованих кранів ще маютьбути доставлені в Україну, але їхня точна кількість ще не відома”, - сказаввін.</text:p>
      <text:p text:style-name="P4">
<draw:frame draw:style-name="fr1" draw:name="Image190" text:anchor-type="as-char" svg:width="6.9236in" svg:height="4.615733in" draw:z-index="0">
<draw:image xlink:href="../Images/yкринформ/2023-05-04T20-42-35-03-00/1683222015-549.jpg" xlink:type="simple" xlink:show="embed" xlink:actuate="onLoad" draw:mime-type="image/jpeg"/>
</draw:frame>
</text:p>
      <text:p text:style-name="P4">
Він також пояснив, що такі крани використовуються, наприклад, коли військовийтранспортний засіб застряг у багнюці, і його потрібно витягнути.</text:p>
      <text:p text:style-name="P4">
<text:span text:style-name="T4">
Читайте також:</text:span>
 <text:a xlink:type="simple" xlink:href="https://www.ukrinform.ua/rubric-ato/3704840-niderlandi-j-dali-zmicnuvatimut-vijskovij-potencial-ukraini-ministerka-oboroni.html" text:style-name="Internet_20_link" text:visited-style-name="Visited_20_Internet_20_Link">
 <text:span text:style-name="T4">
Нідерланди</text:span>
 <text:span text:style-name="T4">
далі</text:span>
 <text:span text:style-name="T4">
зміцнюватимуть</text:span>
 <text:span text:style-name="T4">
військовий</text:span>
<text:span text:style-name="T4">
потенціал</text:span>
 <text:span text:style-name="T4">
України</text:span>
 <text:span text:style-name="T4">
міністерка</text:span>
 <text:span text:style-name="T4">
оборони</text:span>
</text:a>
</text:p>
      <text:p text:style-name="P4">
“В такій ситуації бажано зробити це, перебуваючи в броньованій кабіні длябезпеки. Тож їх використовують, наприклад, для технічного обслуговування тавідновлення на полі бою”, - пояснив він.</text:p>
      <text:p text:style-name="P4">
<draw:frame draw:style-name="fr1" draw:name="Image191" text:anchor-type="as-char" svg:width="6.9236in" svg:height="4.615733in" draw:z-index="0">
<draw:image xlink:href="../Images/yкринформ/2023-05-04T20-42-35-03-00/1683222024-635.jpg" xlink:type="simple" xlink:show="embed" xlink:actuate="onLoad" draw:mime-type="image/jpeg"/>
</draw:frame>
</text:p>
      <text:p text:style-name="P4">
Як повідомляв Укрінформ, Президент України Володимир Зеленський разом зпрем’єр-міністром Нідерландів Марком Рютте та міністеркою оборони НідерландівКайсою Оллонгрен <text:a xlink:type="simple" xlink:href="https://www.ukrinform.ua/rubric-ato/3704817-zelenskij-vidvidav-bazu-vijskovopovitranih-sil-u-niderlandah.html" text:style-name="Internet_20_link" text:visited-style-name="Visited_20_Internet_20_Link">
 </text:a>
 .</text:p>
      <text:p text:style-name="P4">
<text:span text:style-name="T5">
Фото Ірини Драбок</text:span>
</text:p>
      <text:p text:style-name="P4">
Source: <text:a xlink:type="simple" xlink:href="https://www.ukrinform.ua/rubric-ato/3704846-niderlandi-nezabarom-vidpravlat-v-ukrainu-bronovani-krani.html" text:style-name="Internet_20_link" text:visited-style-name="Visited_20_Internet_20_Link">
https://www.ukrinform.ua/rubric-ato/3704846-niderlandi-nezabarom-vidpravlat-v-ukrainu-bronovani-krani.html</text:a>
</text:p>
      <!--NEWS-->
      <text:h text:style-name="P10" text:outline-level="1">
<text:span text:style-name="T4">
Ястремська обіграла «сіяну» росіянку і вийшла до 1/4 фіналу турніру WTA в Іспанії</text:span>
</text:h>
      <text:p text:style-name="P4">
Authors: Ukrinform (Person)</text:p>
      <text:p text:style-name="P4">
Publisher: Укринформ (Organization)</text:p>
      <text:p text:style-name="P4">
Published Time: 2023-05-04T20:44:00+03:00</text:p>
      <text:p text:style-name="P4">
Modified Time: 2023-05-04T20:44:00+03:00</text:p>
      <text:p text:style-name="P4">
Description: Українка Даяна Ястремська подолала друге коло на турнірі Жіночої тенісної асоціації (WTA) - Catalonia Open - в іспанському місті Реус із призовим фондом $115 тис. — Укрінформ.</text:p>
      <text:p text:style-name="P4">
Images: ["<text:a xlink:type="simple" xlink:href="https://static.ukrinform.com/photos/2023_05/thumb_files/630_360_1683222213-956.jpg" text:style-name="Internet_20_link" text:visited-style-name="Visited_20_Internet_20_Link">
630_360_16832...</text:a>
"]</text:p>
      <text:p text:style-name="P4">
Tags: ['Теніс']</text:p>
      <text:p text:style-name="P4">
Type: Article</text:p>
      <!--METADATA-->
      <text:p text:style-name="P4">
<draw:frame draw:style-name="fr1" draw:name="Image192" text:anchor-type="as-char" svg:width="6.9236in" svg:height="3.956343in" draw:z-index="0">
<draw:image xlink:href="../Images/yкринформ/2023-05-04T20-44-00-03-00/630_360_1683222213-956.jpg" xlink:type="simple" xlink:show="embed" xlink:actuate="onLoad" draw:mime-type="image/jpeg"/>
</draw:frame>
 УкраїнкаДаяна Ястремська подолала друге коло на турнірі Жіночої тенісної асоціації(WTA) - Catalonia Open - в іспанському місті Реус із призовим фондом $115 тис.</text:p>
      <text:p text:style-name="P4">
За вихід до 1/4 фіналу змагань Ястремська за 1,5 години перемогла посіяну під5-м номером росіянку Анну Блінкову - 6:4, 7:5, передає Укрінформ.</text:p>
      <text:p text:style-name="P4">
Півфінальну путівку Ястремська розіграє з лідером «посіву» швейцаркою ЖілТайхманн, яка взяла гору над колумбійкою Емільяною Аранго (6:3, 6:4).</text:p>
      <text:p text:style-name="P4">
<text:span text:style-name="T4">
Читайте також:</text:span>
 <text:a xlink:type="simple" xlink:href="https://www.ukrinform.ua/rubric-sports/3704255-ukrainka-svitolina-peremogla-bonaventur-u-drugomu-koli-turniru-wta-125.html" text:style-name="Internet_20_link" text:visited-style-name="Visited_20_Internet_20_Link">
 </text:a>
</text:p>
      <text:p text:style-name="P4">
Турнір Catalonia Open триватиме до 7 травня.</text:p>
      <text:p text:style-name="P4">
Фото: Getty Images.</text:p>
      <text:p text:style-name="P4">
Source: <text:a xlink:type="simple" xlink:href="https://www.ukrinform.ua/rubric-sports/3704848-astremska-obigrala-rosianku-i-vijsla-do-cvertfinalu-turniru-wta-v-ispanii.html" text:style-name="Internet_20_link" text:visited-style-name="Visited_20_Internet_20_Link">
https://www.ukrinform.ua/rubric-sports/3704848-astremska-obigrala-rosianku-i-vijsla-do-cvertfinalu-turniru-wta-v-ispanii.html</text:a>
</text:p>
      <!--NEWS-->
      <text:h text:style-name="P10" text:outline-level="1">
<text:span text:style-name="T4">
Джапарова зустрілася зі спецпредставницею генсека НАТО - про що говорили</text:span>
</text:h>
      <text:p text:style-name="P4">
Authors: Ukrinform (Person)</text:p>
      <text:p text:style-name="P4">
Publisher: Укринформ (Organization)</text:p>
      <text:p text:style-name="P4">
Published Time: 2023-05-04T20:48:48+03:00</text:p>
      <text:p text:style-name="P4">
Modified Time: 2023-05-04T20:48:48+03:00</text:p>
      <text:p text:style-name="P4">
Description: Перша заступниця міністра закордонних справ України Еміне Джапарова провела зустріч зі спеціальною представницею Генерального секретаря НАТО з питань жінок, миру та безпеки Ірен Феллін. — Укрінформ.</text:p>
      <text:p text:style-name="P4">
Images: ["<text:a xlink:type="simple" xlink:href="https://static.ukrinform.com/photos/2023_05/thumb_files/630_360_1683222300-865.jpg" text:style-name="Internet_20_link" text:visited-style-name="Visited_20_Internet_20_Link">
630_360_16832...</text:a>
", "<text:a xlink:type="simple" xlink:href="https://static.ukrinform.com/photos/2023_05/1683222301-618.jpg" text:style-name="Internet_20_link" text:visited-style-name="Visited_20_Internet_20_Link">
1683222301-61...</text:a>
", "<text:a xlink:type="simple" xlink:href="https://static.ukrinform.com/photos/2023_05/1683222301-980.jpg" text:style-name="Internet_20_link" text:visited-style-name="Visited_20_Internet_20_Link">
1683222301-98...</text:a>
", "<text:a xlink:type="simple" xlink:href="https://static.ukrinform.com/photos/2023_05/1683222301-221.jpg" text:style-name="Internet_20_link" text:visited-style-name="Visited_20_Internet_20_Link">
1683222301-22...</text:a>
"]</text:p>
      <text:p text:style-name="P4">
Tags: ['Джапарова', 'МЗС', 'НАТО', 'Окупація Криму', 'Правозахисники', 'Жінки', 'Кримська платформа']</text:p>
      <text:p text:style-name="P4">
Type: Article</text:p>
      <!--METADATA-->
      <text:p text:style-name="P4">
<draw:frame draw:style-name="fr1" draw:name="Image193" text:anchor-type="as-char" svg:width="6.9236in" svg:height="3.956343in" draw:z-index="0">
<draw:image xlink:href="../Images/yкринформ/2023-05-04T20-48-48-03-00/630_360_1683222300-865.jpg" xlink:type="simple" xlink:show="embed" xlink:actuate="onLoad" draw:mime-type="image/jpeg"/>
</draw:frame>
 Першазаступниця міністра закордонних справ України Еміне Джапарова провела зустрічзі спеціальною представницею Генерального секретаря НАТО з питань жінок, мирута безпеки Ірен Феллін.</text:p>
      <text:p text:style-name="P4">
Про це йдеться у повідомленні <text:a xlink:type="simple" xlink:href="https://mfa.gov.ua/news/emine-dzhaparova-zustrilas-zi-specialnoyu-predstavniceyu-generalnogo-sekretarya-nato-z-pitan-zhinok-miru-ta-bezpeki-iren-fellin" text:style-name="Internet_20_link" text:visited-style-name="Visited_20_Internet_20_Link">
 </text:a>
 , передає Укрінформ.</text:p>
      <text:p text:style-name="P4">
<draw:frame draw:style-name="fr1" draw:name="Image194" text:anchor-type="as-char" svg:width="6.9236in" svg:height="5.187958in" draw:z-index="0">
<draw:image xlink:href="../Images/yкринформ/2023-05-04T20-48-48-03-00/1683222301-618.jpg" xlink:type="simple" xlink:show="embed" xlink:actuate="onLoad" draw:mime-type="image/jpeg"/>
</draw:frame>
</text:p>
      <text:p text:style-name="P4">
Відповідно до нього, Джапарова поінформувала про активну роль жінок у захистідержави проти російського агресора. Вона розповіла про жінок-правозахисниць уКриму, які попри залякування продовжують протистояти російській репресивніймашині. Перша заступниця привернула увагу до діяльності Експертної мережі"Кримської платформи", яка регулярно інформує міжнародну спільноту пропорушення прав людини в Криму.</text:p>
      <text:p text:style-name="P4">
<draw:frame draw:style-name="fr1" draw:name="Image195" text:anchor-type="as-char" svg:width="6.9236in" svg:height="4.400754in" draw:z-index="0">
<draw:image xlink:href="../Images/yкринформ/2023-05-04T20-48-48-03-00/1683222301-980.jpg" xlink:type="simple" xlink:show="embed" xlink:actuate="onLoad" draw:mime-type="image/jpeg"/>
</draw:frame>
</text:p>
      <text:p text:style-name="P4">
Джапарова також обговорила зі співрозмовницею стан імплементації в УкраїніНаціонального плану дій з питань жінок, миру та безпеки, а також наголосила наважливості відкриття в Україні представництва міжнародної неурядовоїорганізації «Жінки у міжнародній безпеці».</text:p>
      <text:p text:style-name="P4">
<draw:frame draw:style-name="fr1" draw:name="Image196" text:anchor-type="as-char" svg:width="6.9236in" svg:height="4.163644in" draw:z-index="0">
<draw:image xlink:href="../Images/yкринформ/2023-05-04T20-48-48-03-00/1683222301-221.jpg" xlink:type="simple" xlink:show="embed" xlink:actuate="onLoad" draw:mime-type="image/jpeg"/>
</draw:frame>
</text:p>
      <text:p text:style-name="P4">
Перша заступниця також висловила вдячність за підтримку прагнень Україниінтегруватися до Альянсу. У контексті підготовки до Вільнюського Саміту НАТОперша заступниця поінформувала про очікування України, що мають бутивідображені в підсумкових документах Саміту.</text:p>
      <text:p text:style-name="P4">
Феллін зі свого боку наголосила на єдності Альянсу у беззастережномузасудженні жорстоких дій росії та непохитній солідарності з Українськимнародом та відзначила актуальність порядку денного питань жінок, миру табезпеки у рамках подальшої розбудови співпраці між Україною та НАТО.</text:p>
      <text:p text:style-name="P4">
<text:span text:style-name="T4">
Читайте також:</text:span>
 <text:a xlink:type="simple" xlink:href="https://www.ukrinform.ua/rubric-polytics/3698989-ukraina-pragne-rozsiriti-geografiu-cornomorskoi-bezpekovoi-konferencii-dzaparova.html" text:style-name="Internet_20_link" text:visited-style-name="Visited_20_Internet_20_Link">
 <text:span text:style-name="T4">
Джапарова</text:span>
 </text:a>
</text:p>
      <text:p text:style-name="P4">
Сторони також порушили питання важливості реалізації Формули миру,ініційованої президентом України Володимиром Зеленським, а також наданняАльянсом Україні чітких гарантій безпеки до набуття нашою державою членства вНАТО.</text:p>
      <text:p text:style-name="P4">
Як повідомлялося, голова місії України при НАТО Наталія Галібаренко заявила,що російська агресія не лише поставила Україну у пріоритети НАТО, а йприскорила зміни в самому Альянсі, на які раніше знадобилися б десятиліття.</text:p>
      <text:p text:style-name="P4">
<text:span text:style-name="T5">
Фото: mfa.gov.ua</text:span>
</text:p>
      <text:p text:style-name="P4">
Source: <text:a xlink:type="simple" xlink:href="https://www.ukrinform.ua/rubric-polytics/3704850-dzaparova-zustrilasa-zi-specpredstavniceu-genseka-nato-pro-so-govorili.html" text:style-name="Internet_20_link" text:visited-style-name="Visited_20_Internet_20_Link">
https://www.ukrinform.ua/rubric-polytics/3704850-dzaparova-zustrilasa-zi-specpredstavniceu-genseka-nato-pro-so-govorili.html</text:a>
</text:p>
      <!--NEWS-->
      <text:h text:style-name="P10" text:outline-level="1">
<text:span text:style-name="T4">
Казахстан заборонить експорт нафтопродуктів до російського порту Тамань</text:span>
</text:h>
      <text:p text:style-name="P4">
Authors: Ukrinform (Person)</text:p>
      <text:p text:style-name="P4">
Publisher: Укринформ (Organization)</text:p>
      <text:p text:style-name="P4">
Published Time: 2023-05-04T20:49:00+03:00</text:p>
      <text:p text:style-name="P4">
Modified Time: 2023-05-04T20:49:00+03:00</text:p>
      <text:p text:style-name="P4">
Description: «Казахстанські залізниці», найбільший оператор магістральної залізничної мережі Казахстану, з 8 травня заборонить транспортування нафтопродуктів до російського чорноморського порту Тамань. — Укрінформ.</text:p>
      <text:p text:style-name="P4">
Images: ["<text:a xlink:type="simple" xlink:href="https://static.ukrinform.com/photos/2019_08/thumb_files/630_360_1567260994-694.jpg" text:style-name="Internet_20_link" text:visited-style-name="Visited_20_Internet_20_Link">
630_360_15672...</text:a>
"]</text:p>
      <text:p text:style-name="P4">
Tags: ['Казахстан', 'нафта', 'росія']</text:p>
      <text:p text:style-name="P4">
Type: Article</text:p>
      <!--METADATA-->
      <text:p text:style-name="P4">
<draw:frame draw:style-name="fr1" draw:name="Image197" text:anchor-type="as-char" svg:width="6.9236in" svg:height="3.956343in" draw:z-index="0">
<draw:image xlink:href="../Images/yкринформ/2023-05-04T20-49-00-03-00/630_360_1567260994-694.jpg" xlink:type="simple" xlink:show="embed" xlink:actuate="onLoad" draw:mime-type="image/jpeg"/>
</draw:frame>
«Казахстанські залізниці», найбільший оператор магістральної залізничноїмережі Казахстану, з 8 травня заборонить транспортування нафтопродуктів доросійського чорноморського порту Тамань.</text:p>
      <text:p text:style-name="P4">
Як передає Укрінформ, про це повідомляє <text:a xlink:type="simple" xlink:href="https://www.reuters.com/world/kazakhstan-ban-oil-products-supplies-via-rail-russian-port-taman-document-2023-05-04/" text:style-name="Internet_20_link" text:visited-style-name="Visited_20_Internet_20_Link">
</text:a>
 .</text:p>
      <text:p text:style-name="P4">
Жодних причин заборони у документі державного залізничного оператора, якийвидали вантажовідправникам, не вказано.</text:p>
      <text:p text:style-name="P4">
Трейдери заявили, що термінал продовжує обробляти <text:a xlink:type="simple" xlink:href="https://www.ukrinform.ua/tag-nafta" text:style-name="Internet_20_link" text:visited-style-name="Visited_20_Internet_20_Link">
</text:a>
 та скраплений нафтовий газ.</text:p>
      <text:p text:style-name="P4">
Залізниці рф також обмежили доставку в Тамань із середи до подальшогоповідомлення після пожежі на паливній базі поблизу кримського мосту.</text:p>
      <text:p text:style-name="P4">
Таманський нафтоперевантажувальний хаб має потужність обробки 20 мільйонівтонн сирої нафти, нафтопродуктів і зрідженого газу на рік. У 2022 році вінобробив 7,3 мільйона тонн нафтопродуктів із росії, Казахстану та Киргизстану.</text:p>
      <text:p text:style-name="P4">
<text:span text:style-name="T4">
Читайте також:</text:span>
 <text:a xlink:type="simple" xlink:href="https://www.ukrinform.ua/rubric-world/3704508-u-rosii-vnoci-stalisa-pozezi-na-dvoh-naftopererobnih-zavodah.html" text:style-name="Internet_20_link" text:visited-style-name="Visited_20_Internet_20_Link">
 </text:a>
</text:p>
      <text:p text:style-name="P4">
Торік експорт Казахстану через Тамань сягнув понад 1 мільйона тонн мазуту,близько 230 тисяч тонн зрідженого газу та близько 74 тисяч тонн вакуумногогазойлю.</text:p>
      <text:p text:style-name="P4">
Як повідомлялося, у середу в Краснодарському краї біля порту Тамань, неподаліквід окупованого Криму, сталася <text:a xlink:type="simple" xlink:href="https://www.ukrinform.ua/rubric-crimea/3703951-nepodalik-krimskogo-mostu-v-krasnodarskomu-krai-gorit-naftobaza.html" text:style-name="Internet_20_link" text:visited-style-name="Visited_20_Internet_20_Link">
 </text:a>
 .</text:p>
      <text:p text:style-name="P4">
Вибух на території комплексу "Таманьнефтегаза" попередньо стався о пів натретю ночі. Пожежі присвоєно найвищий ранг складності.</text:p>
      <text:p text:style-name="P4">
Source: <text:a xlink:type="simple" xlink:href="https://www.ukrinform.ua/rubric-economy/3704857-kazahstan-zaboronit-eksport-naftoproduktiv-do-rosijskogo-portu-taman.html" text:style-name="Internet_20_link" text:visited-style-name="Visited_20_Internet_20_Link">
https://www.ukrinform.ua/rubric-economy/3704857-kazahstan-zaboronit-eksport-naftoproduktiv-do-rosijskogo-portu-taman.html</text:a>
</text:p>
      <!--NEWS-->
      <text:h text:style-name="P10" text:outline-level="1">
<text:span text:style-name="T4">
Кличко: У Солом’янському районі - пожежа, ймовірне потрапляння уламків дрона</text:span>
</text:h>
      <text:p text:style-name="P4">
Authors: Ukrinform (Person)</text:p>
      <text:p text:style-name="P4">
Publisher: Укринформ (Organization)</text:p>
      <text:p text:style-name="P4">
Published Time: 2023-05-04T20:51:00+03:00</text:p>
      <text:p text:style-name="P4">
Modified Time: 2023-05-04T20:51:00+03:00</text:p>
      <text:p text:style-name="P4">
Description: В Солом’янському районі столиці виникла пожежа, ймовірно через падіння уламків безпілотного літального апарату. — Укрінформ.</text:p>
      <text:p text:style-name="P4">
Images: ["<text:a xlink:type="simple" xlink:href="https://static.ukrinform.com/photos/2021_04/thumb_files/630_360_1618393796-929.jpg" text:style-name="Internet_20_link" text:visited-style-name="Visited_20_Internet_20_Link">
630_360_16183...</text:a>
"]</text:p>
      <text:p text:style-name="P4">
Tags: ['Безпілотник', 'Пожежа', 'Київ', 'Війна з росією']</text:p>
      <text:p text:style-name="P4">
Type: Article</text:p>
      <!--METADATA-->
      <text:p text:style-name="P4">
<draw:frame draw:style-name="fr1" draw:name="Image198" text:anchor-type="as-char" svg:width="6.9236in" svg:height="3.956343in" draw:z-index="0">
<draw:image xlink:href="../Images/yкринформ/2023-05-04T20-51-00-03-00/630_360_1618393796-929.jpg" xlink:type="simple" xlink:show="embed" xlink:actuate="onLoad" draw:mime-type="image/jpeg"/>
</draw:frame>
 ВСолом’янському районі столиці виникла пожежа, ймовірно через падіння уламківбезпілотного літального апарату.</text:p>
      <text:p text:style-name="P4">
Про це написав Київський міський голова Віталій Кличко в <text:a xlink:type="simple" xlink:href="https://t.me/vitaliy_klitschko/1925" text:style-name="Internet_20_link" text:visited-style-name="Visited_20_Internet_20_Link">
</text:a>
 , передає Укрінформ.</text:p>
      <text:p text:style-name="P4">
«Вибухи і <text:a xlink:type="simple" xlink:href="https://www.ukrinform.ua/tag-pozeza" text:style-name="Internet_20_link" text:visited-style-name="Visited_20_Internet_20_Link">
 </text:a>
 в Солом’янському районістолиці. Ймовірне потрапляння уламків БПЛА. Всі служби прямують на місце.Деталі згодом», - йдеться у повідомленні.</text:p>
      <text:p text:style-name="P4">
Пізніше мер <text:a xlink:type="simple" xlink:href="https://t.me/vitaliy_klitschko/1926" text:style-name="Internet_20_link" text:visited-style-name="Visited_20_Internet_20_Link">
 </text:a>
 , що пожежа виникла у4-поверховій будівлі.</text:p>
      <text:p text:style-name="P4">
"У Соломʼянського районі рятувальники локалізують пожежу в 4-поверховійбудівлі. Площа загоряння - 50 м²", - зазначив Кличко.</text:p>
      <text:p text:style-name="P4">
За його словами, за допомогою до медиків ніхто наразі не звертався.</text:p>
      <text:p text:style-name="P4">
<text:span text:style-name="T4">
Читайте також:</text:span>
 <text:a xlink:type="simple" xlink:href="https://www.ukrinform.ua/rubric-kyiv/3704838-u-kievi-lunaut-vibuhi-pracue-ppo.html" text:style-name="Internet_20_link" text:visited-style-name="Visited_20_Internet_20_Link">
 <text:span text:style-name="T4">
Києві</text:span>
 <text:span text:style-name="T4">
лунають</text:span>
 <text:span text:style-name="T4">
вибухи</text:span>
 <text:span text:style-name="T4">
працює</text:span>
 <text:span text:style-name="T4">
ППО</text:span>
</text:a>
</text:p>
      <text:p text:style-name="P4">
Як повідомлялося, над Києвом під час повітряної тривоги <text:a xlink:type="simple" xlink:href="https://www.ukrinform.ua/rubric-kyiv/3704849-nad-kievom-sili-ppo-zbili-bezpilotnik.html" text:style-name="Internet_20_link" text:visited-style-name="Visited_20_Internet_20_Link">
</text:a>
 .</text:p>
      <text:p text:style-name="P4">
Source: <text:a xlink:type="simple" xlink:href="https://www.ukrinform.ua/rubric-kyiv/3704852-u-solomanskomu-rajoni-pozeza-jmovirne-potraplanna-ulamkiv-drona.html" text:style-name="Internet_20_link" text:visited-style-name="Visited_20_Internet_20_Link">
https://www.ukrinform.ua/rubric-kyiv/3704852-u-solomanskomu-rajoni-pozeza-jmovirne-potraplanna-ulamkiv-drona.html</text:a>
</text:p>
      <!--NEWS-->
      <text:h text:style-name="P10" text:outline-level="1">
<text:span text:style-name="T4">
Законопроєкт про відмову від громадянства рф на стадії розробки - Лубінець</text:span>
</text:h>
      <text:p text:style-name="P4">
Authors: Ukrinform (Person)</text:p>
      <text:p text:style-name="P4">
Publisher: Укринформ (Organization)</text:p>
      <text:p text:style-name="P4">
Published Time: 2023-05-04T20:57:00+03:00</text:p>
      <text:p text:style-name="P4">
Modified Time: 2023-05-04T20:57:00+03:00</text:p>
      <text:p text:style-name="P4">
Description: Проєкт закону України про відмову від громадянства рф наразі перебуває на стадії розробки. — Укрінформ.</text:p>
      <text:p text:style-name="P4">
Images: ["<text:a xlink:type="simple" xlink:href="https://static.ukrinform.com/photos/2023_05/thumb_files/630_360_1683216864-766.jpg" text:style-name="Internet_20_link" text:visited-style-name="Visited_20_Internet_20_Link">
630_360_16832...</text:a>
"]</text:p>
      <text:p text:style-name="P4">
Tags: ['Паспорт', 'Закон', 'росія', 'Громадянство', 'Дмитро Лубінець']</text:p>
      <text:p text:style-name="P4">
Type: Article</text:p>
      <!--METADATA-->
      <text:p text:style-name="P4">
<draw:frame draw:style-name="fr1" draw:name="Image199" text:anchor-type="as-char" svg:width="6.9236in" svg:height="3.956343in" draw:z-index="0">
<draw:image xlink:href="../Images/yкринформ/2023-05-04T20-57-00-03-00/630_360_1683216864-766.jpg" xlink:type="simple" xlink:show="embed" xlink:actuate="onLoad" draw:mime-type="image/jpeg"/>
</draw:frame>
 Проєктзакону України про відмову від громадянства рф наразі перебуває на стадіїрозробки.</text:p>
      <text:p text:style-name="P4">
Про це український омбудсмен Дмитро Лубінець сказав під час пресконференції,передає кореспондент Укрінформу.</text:p>
      <text:p text:style-name="P4">
"Наразі законопроєкт - на стадії розробки групою народних депутатів. Двоє моїхспівробітників дотичні до робочої групи", - уточнив <text:a xlink:type="simple" xlink:href="https://www.ukrinform.ua/tag-dmitro-lubinec" text:style-name="Internet_20_link" text:visited-style-name="Visited_20_Internet_20_Link">
</text:a>
 .</text:p>
      <text:p text:style-name="P4">
Відповідаючи на запитання щодо механізму відмови від російського паспорта,Уповноважений зазначив, що механізм на цей час виглядає наступним чином: післядеокупації територій влада надає якийсь час громадянам України - наразірозглядається рік - щоб вони відповідно до прописаного механізму публічноповідомили про факт примусового набуття громадянства рф і відмови від нього.</text:p>
      <text:p text:style-name="P4">
"Можу лише сказати від себе, що коли цей законопроєкт дійде до стадіїекспертного обговорення і аналізу у мене, то я надам своє бачення (щодо нього- ред.)", - заявив Лубінець.</text:p>
      <text:p text:style-name="P4">
<text:span text:style-name="T4">
Читайте також:</text:span>
 <text:a xlink:type="simple" xlink:href="https://www.ukrinform.ua/rubric-polytics/3704832-vidbir-suddiv-ksu-ta-nacmensini-stefanisina-zustrilasa-z-delegacieu-venecijskoi-komisii.html" text:style-name="Internet_20_link" text:visited-style-name="Visited_20_Internet_20_Link">
 <text:span text:style-name="T4">
Венеційсько</text:span>
 </text:a>
</text:p>
      <text:p text:style-name="P4">
Відповідаючи на питання про перспективи підтримки у парламенті цьогозаконопроєкту, омбудсмен висловив думку, що ті нардепи, хто розуміє, що наразіце стосується понад 5 мільйонів громадян України, розуміють і те, що це дужеважливе питання, яким треба займатися.</text:p>
      <text:p text:style-name="P4">
Як повідомляв Укрінформ, підозрюваний у воєнних злочинах президент <text:a xlink:type="simple" xlink:href="https://www.ukrinform.ua/tag-prezident" text:style-name="Internet_20_link" text:visited-style-name="Visited_20_Internet_20_Link">
</text:a>
 росії <text:a xlink:type="simple" xlink:href="https://www.ukrinform.ua/rubric-ato/3701757-putin-pidpisav-ukaz-so-dozvolae-deportuvati-ukrainciv-z-timcasovo-okupovanih-teritorij.html" text:style-name="Internet_20_link" text:visited-style-name="Visited_20_Internet_20_Link">
</text:a>
 , що дозволяєдепортувати жителів тимчасово окупованих територій України, які не взялигромадянство рф. Указ передбачає, що громадяни України або власники"паспортів" маріонеткових "днр", "лнр" мають або стати громадянами росії, абозаявити, що не бажають цього робити. Ті, хто обере другий варіант, з 1 липня2024 року вважатимуться іноземцями і, відповідно, можуть бути депортовані.</text:p>
      <text:p text:style-name="P4">
Source: <text:a xlink:type="simple" xlink:href="https://www.ukrinform.ua/rubric-polytics/3704856-zakonoproekt-pro-vidmovu-vid-gromadanstva-rf-na-stadii-rozrobki-lubinec.html" text:style-name="Internet_20_link" text:visited-style-name="Visited_20_Internet_20_Link">
https://www.ukrinform.ua/rubric-polytics/3704856-zakonoproekt-pro-vidmovu-vid-gromadanstva-rf-na-stadii-rozrobki-lubinec.html</text:a>
</text:p>
      <!--NEWS-->
      <text:h text:style-name="P10" text:outline-level="1">
<text:span text:style-name="T4">
Громади Донеччини отримають понад 3 000 книжок українською</text:span>
</text:h>
      <text:p text:style-name="P4">
Authors: Ukrinform (Person)</text:p>
      <text:p text:style-name="P4">
Publisher: Укринформ (Organization)</text:p>
      <text:p text:style-name="P4">
Published Time: 2023-05-04T20:59:00+03:00</text:p>
      <text:p text:style-name="P4">
Modified Time: 2023-05-04T20:59:00+03:00</text:p>
      <text:p text:style-name="P4">
Description: Громади Донеччини отримають понад 3 000 книжок різних жанрів українською мовою для організації книжкових поличок.  — Укрінформ.</text:p>
      <text:p text:style-name="P4">
Images: ["<text:a xlink:type="simple" xlink:href="https://static.ukrinform.com/photos/2023_05/thumb_files/630_360_1683224586-990.jpg" text:style-name="Internet_20_link" text:visited-style-name="Visited_20_Internet_20_Link">
630_360_16832...</text:a>
", "<text:a xlink:type="simple" xlink:href="https://static.ukrinform.com/photos/2023_05/1683224586-910.jpg" text:style-name="Internet_20_link" text:visited-style-name="Visited_20_Internet_20_Link">
1683224586-91...</text:a>
"]</text:p>
      <text:p text:style-name="P4">
Tags: ['Донеччина', 'Книги', 'Тергромада', 'МКІП ']</text:p>
      <text:p text:style-name="P4">
Type: Article</text:p>
      <!--METADATA-->
      <text:p text:style-name="P4">
<draw:frame draw:style-name="fr1" draw:name="Image200" text:anchor-type="as-char" svg:width="6.9236in" svg:height="3.956343in" draw:z-index="0">
<draw:image xlink:href="../Images/yкринформ/2023-05-04T20-59-00-03-00/630_360_1683224586-990.jpg" xlink:type="simple" xlink:show="embed" xlink:actuate="onLoad" draw:mime-type="image/jpeg"/>
</draw:frame>
 ГромадиДонеччини отримають понад 3 000 книжок різних жанрів українською мовою дляорганізації книжкових поличок.</text:p>
      <text:p text:style-name="P4">
Як передає Укрінформ, про це повідомляє <text:a xlink:type="simple" xlink:href="https://mkip.gov.ua/news/9095.html" text:style-name="Internet_20_link" text:visited-style-name="Visited_20_Internet_20_Link">
</text:a>
 <text:a xlink:type="simple" xlink:href="https://mkip.gov.ua/news/9095.html" text:style-name="Internet_20_link" text:visited-style-name="Visited_20_Internet_20_Link">
 </text:a>
Міністерства культури та інформаційної політики.</text:p>
      <text:p text:style-name="P4">
<draw:frame draw:style-name="fr1" draw:name="Image201" text:anchor-type="as-char" svg:width="6.9236in" svg:height="5.1927in" draw:z-index="0">
<draw:image xlink:href="../Images/yкринформ/2023-05-04T20-59-00-03-00/1683224586-910.jpg" xlink:type="simple" xlink:show="embed" xlink:actuate="onLoad" draw:mime-type="image/jpeg"/>
</draw:frame>
</text:p>
      <text:p text:style-name="P4">
"За підтримки Міністерства культури та інформаційної політики й ініціативиДонецької обласної військово-цивільної адміністрації 13 громад Донецькоїобласті отримають понад 3 000 <text:a xlink:type="simple" xlink:href="https://www.ukrinform.ua/tag-kniga" text:style-name="Internet_20_link" text:visited-style-name="Visited_20_Internet_20_Link">
 </text:a>
 різнихжанрів українською мовою. Книжки вже відправили на Донеччину 1 травня цьогороку. Література має поповнити книжкові полички для дітей та дорослих уосвітньо-консультаційних центрах та «пунктах незламності» області", - йдетьсяу повідомленні.</text:p>
      <text:p text:style-name="P4">
<text:span text:style-name="T4">
Читайте також:</text:span>
 <text:a xlink:type="simple" xlink:href="https://www.ukrinform.ua/rubric-culture/3700994-aki-knigi-citaut-ukrainci-pid-cas-vijni.html" text:style-name="Internet_20_link" text:visited-style-name="Visited_20_Internet_20_Link">
 <text:span text:style-name="T4">
книги</text:span>
 </text:a>
</text:p>
      <text:p text:style-name="P4">
Як зазначають у міністерстві, така акція сприятиме розвитку читання в регіоній допоможе формувати національний мовно-культурний простір країни.</text:p>
      <text:p text:style-name="P4">
Книги для цієї акції зібрали Національна бібліотека України для дітей, Центрзахисту інформаційного простору та Державний комітет України з телебачення тарадіомовлення.</text:p>
      <text:p text:style-name="P4">
Як повідомлялося, Центральна бібліотека Ліверпуля та Одеська науковабібліотека <text:a xlink:type="simple" xlink:href="https://www.ukrinform.ua/rubric-culture/3701199-biblioteki-odesi-j-liverpula-stali-pobratimami-zelenska.html" text:style-name="Internet_20_link" text:visited-style-name="Visited_20_Internet_20_Link">
 </text:a>
 .</text:p>
      <text:p text:style-name="P4">
<text:span text:style-name="T5">
Фото: mkip.gov.ua</text:span>
</text:p>
      <text:p text:style-name="P4">
Source: <text:a xlink:type="simple" xlink:href="https://www.ukrinform.ua/rubric-culture/3704868-gromadi-doneccini-otrimaut-ponad-3-000-knizok-ukrainskou.html" text:style-name="Internet_20_link" text:visited-style-name="Visited_20_Internet_20_Link">
https://www.ukrinform.ua/rubric-culture/3704868-gromadi-doneccini-otrimaut-ponad-3-000-knizok-ukrainskou.html</text:a>
</text:p>
      <!--NEWS-->
      <text:h text:style-name="P10" text:outline-level="1">
<text:span text:style-name="T4">
США збирають інформацію про «атаку дронів» на кремль – Білий дім</text:span>
</text:h>
      <text:p text:style-name="P4">
Authors: Ukrinform (Person)</text:p>
      <text:p text:style-name="P4">
Publisher: Укринформ (Organization)</text:p>
      <text:p text:style-name="P4">
Published Time: 2023-05-04T21:05:12+03:00</text:p>
      <text:p text:style-name="P4">
Modified Time: 2023-05-04T21:05:12+03:00</text:p>
      <text:p text:style-name="P4">
Description: Американська розвідка наразі збирає інформацію й докази, які можуть розкрити справжні причини атаки безпілотних літальних апаратів на одну з будівель кремлівського комплексу. — Укрінформ.</text:p>
      <text:p text:style-name="P4">
Images: ["<text:a xlink:type="simple" xlink:href="https://static.ukrinform.com/photos/2015_10/thumb_files/630_360_1444986648-6229.jpg" text:style-name="Internet_20_link" text:visited-style-name="Visited_20_Internet_20_Link">
630_360_14449...</text:a>
"]</text:p>
      <text:p text:style-name="P4">
Tags: ['Безпілотник', 'Кремль', 'США', 'Білий дім']</text:p>
      <text:p text:style-name="P4">
Type: Article</text:p>
      <!--METADATA-->
      <text:p text:style-name="P4">
<draw:frame draw:style-name="fr1" draw:name="Image202" text:anchor-type="as-char" svg:width="6.9236in" svg:height="3.956343in" draw:z-index="0">
<draw:image xlink:href="../Images/yкринформ/2023-05-04T21-05-12-03-00/630_360_1444986648-6229.jpg" xlink:type="simple" xlink:show="embed" xlink:actuate="onLoad" draw:mime-type="image/jpeg"/>
</draw:frame>
Американська розвідка наразі збирає інформацію й докази, які можуть розкритисправжні причини атаки безпілотних літальних апаратів на одну з будівелькремлівського комплексу.</text:p>
      <text:p text:style-name="P4">
Про це заявив у четвер під час брифінгу у Вашингтоні координатор Радинацбезпеки Білого дому Джон Кірбі, передає власний кореспондент Укрінформу.</text:p>
      <text:p text:style-name="P4">
«Ми досі намагаємося зібрати інформацію про те, що сталося», - зауваживпредставник адміністрації Байдена.</text:p>
      <text:p text:style-name="P4">
Він підкреслив, що наразі виникає безліч запитань щодо ситуації, однак СШАзбиратимуть переконливі докази для того, щоб зробити остаточні висновки.</text:p>
      <text:p text:style-name="P4">
<text:span text:style-name="T4">
Читайте також:</text:span>
 <text:a xlink:type="simple" xlink:href="https://www.ukrinform.ua/rubric-ato/3704326-ignat-prokomentuvav-ataku-droniv-na-kreml-mabut-nlo.html" text:style-name="Internet_20_link" text:visited-style-name="Visited_20_Internet_20_Link">
 <text:span text:style-name="T4">
Ігнат</text:span>
 <text:span text:style-name="T4">
прокоментував</text:span>
 <text:span text:style-name="T4">
атаку</text:span>
 <text:span text:style-name="T4">
дронів</text:span>
<text:span text:style-name="T4">
кремль</text:span>
 <text:span text:style-name="T4">
мабуть</text:span>
 <text:span text:style-name="T4">
НЛО</text:span>
 </text:a>
</text:p>
      <text:p text:style-name="P4">
«Одне можу вам сказати точно, що Сполучені Штати жодним чином не були причетнідо цього інциденту всупереч <text:a xlink:type="simple" xlink:href="https://www.ukrinform.ua/rubric-polytics/3704660-u-bilomu-domi-nazvali-bezgluzdimi-zaavi-peskova-pro-pricetnist-ssa-do-ataki-na-kreml.html" text:style-name="Internet_20_link" text:visited-style-name="Visited_20_Internet_20_Link">
 </text:a>
 – це просто брехня»,- наголосив Кірбі.</text:p>
      <text:p text:style-name="P4">
Водночас, він звернув увагу, що росія впродовж останніх днів продовжилазапускати десятки ракет та безпілотників по Україні, «завдавши ударів поцивільних будівлях та вбивши невинних українців, у тому числі покупців усупермаркеті».</text:p>
      <text:p text:style-name="P4">
Представник Білого дому підкреслив, що росія продовжує вести жорстоку війнупроти українського народу.</text:p>
      <text:p text:style-name="P4">
<text:span text:style-name="T4">
Читайте також:</text:span>
 <text:a xlink:type="simple" xlink:href="https://www.ukrinform.ua/rubric-world/3704349-ataku-na-kreml-zdijsnili-na-zamovlenna-rosijskih-oligarhiv-arahamia.html" text:style-name="Internet_20_link" text:visited-style-name="Visited_20_Internet_20_Link">
 </text:a>
</text:p>
      <text:p text:style-name="P4">
«І ми віддані тому, щоб надалі підтримувати Україну в момент, коли воназахищається від цієї агресії», - наголосив представник адміністрації США.</text:p>
      <text:p text:style-name="P4">
Як повідомляв Укрінформ, 3 травня пресслужба президента росії <text:a xlink:type="simple" xlink:href="https://www.ukrinform.ua/rubric-world/3704176-u-putina-zaavili-pro-ataku-bezpilotnikiv-na-kreml.html" text:style-name="Internet_20_link" text:visited-style-name="Visited_20_Internet_20_Link">
</text:a>
 . Заявлено, що кремль розцінює спробу удару як«сплановану терористичну акцію та замах на президента рф напередодні дняперемоги».</text:p>
      <text:p text:style-name="P4">
<text:span text:style-name="T4">
Читайте також:</text:span>
 <text:a xlink:type="simple" xlink:href="https://www.ukrinform.ua/rubric-ato/3704385-ataka-na-kreml-abo-so-oznacaut-sodenni-udari-droniv-j-raket-na-zustricnih-kursah.html" text:style-name="Internet_20_link" text:visited-style-name="Visited_20_Internet_20_Link">
 <text:span text:style-name="T4">
Атака</text:span>
 <text:span text:style-name="T4">
кремль</text:span>
 <text:span text:style-name="T4">
або</text:span>
 <text:span text:style-name="T4">
означають</text:span>
 <text:span text:style-name="T4">
щоденні</text:span>
<text:span text:style-name="T4">
удари</text:span>
 <text:span text:style-name="T4">
дронів</text:span>
 <text:span text:style-name="T4">
ракет</text:span>
 <text:span text:style-name="T4">
зустрічних</text:span>
 <text:span text:style-name="T4">
курсах</text:span>
</text:a>
</text:p>
      <text:p text:style-name="P4">
Президент Володимир Зеленський <text:a xlink:type="simple" xlink:href="https://www.ukrinform.ua/rubric-polytics/3704318-zelenskij-pro-udar-bezpilotnikiv-po-kremlu-mi-ne-atakuvali-ani-putina-ani-moskvu.html" text:style-name="Internet_20_link" text:visited-style-name="Visited_20_Internet_20_Link">
 </text:a>
 .</text:p>
      <text:p text:style-name="P4">
Source: <text:a xlink:type="simple" xlink:href="https://www.ukrinform.ua/rubric-world/3704858-ssa-zbiraut-informaciu-pro-ataku-droniv-na-kreml-bilij-dim.html" text:style-name="Internet_20_link" text:visited-style-name="Visited_20_Internet_20_Link">
https://www.ukrinform.ua/rubric-world/3704858-ssa-zbiraut-informaciu-pro-ataku-droniv-na-kreml-bilij-dim.html</text:a>
</text:p>
      <!--NEWS-->
      <text:h text:style-name="P10" text:outline-level="1">
<text:span text:style-name="T4">
Рада ЄС ухвалила пакет військової допомоги для Грузії та Молдови</text:span>
</text:h>
      <text:p text:style-name="P4">
Authors: Ukrinform (Person)</text:p>
      <text:p text:style-name="P4">
Publisher: Укринформ (Organization)</text:p>
      <text:p text:style-name="P4">
Published Time: 2023-05-04T21:13:00+03:00</text:p>
      <text:p text:style-name="P4">
Modified Time: 2023-05-04T21:13:00+03:00</text:p>
      <text:p text:style-name="P4">
Description: Європейська Рада сьогодні ухвалила два окремі рішення, які передбачають надання фінансової допомоги з Європейського фонду миру (ЄФМ) для розвитку військових сил Республіки Молдова та Грузії, - ці країни отримають 40 мільйонів євро та 30 мільйонів євро відповідно. — Укрінформ.</text:p>
      <text:p text:style-name="P4">
Images: ["<text:a xlink:type="simple" xlink:href="https://static.ukrinform.com/photos/2018_11/thumb_files/630_360_1542652516-609.jpg" text:style-name="Internet_20_link" text:visited-style-name="Visited_20_Internet_20_Link">
630_360_15426...</text:a>
"]</text:p>
      <text:p text:style-name="P4">
Tags: ['Євросоюз', 'Грузія', 'Молдова', 'Рада Європи', 'допомога']</text:p>
      <text:p text:style-name="P4">
Type: Article</text:p>
      <!--METADATA-->
      <text:p text:style-name="P4">
<draw:frame draw:style-name="fr1" draw:name="Image203" text:anchor-type="as-char" svg:width="6.9236in" svg:height="3.956343in" draw:z-index="0">
<draw:image xlink:href="../Images/yкринформ/2023-05-04T21-13-00-03-00/630_360_1542652516-609.jpg" xlink:type="simple" xlink:show="embed" xlink:actuate="onLoad" draw:mime-type="image/jpeg"/>
</draw:frame>
Європейська Рада сьогодні ухвалила два окремі рішення, які передбачаютьнадання фінансової допомоги з Європейського фонду миру (ЄФМ) для розвиткувійськових сил Республіки Молдова та Грузії, - ці країни отримають 40мільйонів євро та 30 мільйонів євро відповідно.</text:p>
      <text:p text:style-name="P4">
Як повідомляє Укрінформ, така інформація оприлюднена сьогодні на <text:a xlink:type="simple" xlink:href="https://www.consilium.europa.eu/en/press/press-releases/2023/05/04/european-peace-facility-council-adopts-assistance-measures-to-support-defence-sector-of-the-republic-of-moldova-and-georgia/" text:style-name="Internet_20_link" text:visited-style-name="Visited_20_Internet_20_Link">
</text:a>
.</text:p>
      <text:p text:style-name="P4">
«Ми продовжуємо підтримувати модернізацію спроможностей Збройних силРеспубліки Молдова та Сил оборони Грузії. У складному геополітичному контекстіта відповідно до їх європейських прагнень, ми допомагаємо їм зміцнитиоборонний сектор, та розвинути здатність до участі у військових місіях таопераціях ЄС», - зазначив Високий представник ЄС Жозеп Боррель.</text:p>
      <text:p text:style-name="P4">
Такі заходи мають на меті зміцнення національної безпеки, стабільності тастійкості обох країн в оборонному секторі.</text:p>
      <text:p text:style-name="P4">
<text:span text:style-name="T4">
Читайте також:</text:span>
 <text:span text:style-name="T4">
<text:a xlink:type="simple" xlink:href="https://www.ukrinform.ua/rubric-polytics/3702452-u-gruzii-poasnili-comu-ne-golosuvali-za-ukrainsku-rezoluciu-v-pare.html" text:style-name="Internet_20_link" text:visited-style-name="Visited_20_Internet_20_Link">
 </text:a>
 </text:span>
</text:p>
      <text:p text:style-name="P4">
Молдова отримає 40 мільйонів євро протягом 36 місяців для фінансуванняпоставок нелетального обладнання та послуг в інтересах національних Збройнихсил. Таке постачання включатиме засоби повітряного спостереження, мобільностіта транспорту, логістичного обладнання, засобів для вдосконалення системивійськового управління та посилення кібернетичної оборони.</text:p>
      <text:p text:style-name="P4">
Це вже третій транш такої допомоги ЄС для Молдови, - попередній пакет в обсязі40 мільйонів євро був погоджений у червні 2022 року, а перед цим, у грудні2021 року, Молдова отримала 7 мільйонів євро для вдосконалення секторуоборони.</text:p>
      <text:p text:style-name="P4">
<text:span text:style-name="T4">
Читайте також:</text:span>
 <text:span text:style-name="T4">
<text:a xlink:type="simple" xlink:href="https://www.ukrinform.ua/rubric-world/3703021-u-moldovi-zatrimali-vicegolovu-prorosijskoi-partii-sor-tauber.html" text:style-name="Internet_20_link" text:visited-style-name="Visited_20_Internet_20_Link">
 </text:a>
 </text:span>
</text:p>
      <text:p text:style-name="P4">
Грузія отримає 30 мільйонів євро та такий же період у 36 місяців, який такожбуде використаний для вдосконалення нелетальних спроможностей національних Силоборони, включаючи надання їм, за необхідністю, відповідного технічноготренування. До того Грузія отримала на такі цілі 20 мільйонів євро у грудні2022 року та 12,75 мільйона євро у грудні 2021 року.</text:p>
      <text:p text:style-name="P4">
Як повідомлялося, міждержавний Європейський фонд миру був створений країнами-членами у березні 2021 року для фінансування військових програм в інтересахкраїн-партнерів та операцій та місій ЄС в рамках Спільної політики ЄС ззовнішньої та безпекової політики (CFSP). Головною метою таких зусиль єзапобігання конфліктам, зміцнення міжнародного миру й стабільності. РесурсамиЄФМ вже скористалися Україна, Африканський Союз, Нігер, Мозамбік, Боснія йГерцеговина та Малі.</text:p>
      <text:p text:style-name="P4">
<text:span text:style-name="T4">
Читайте також:</text:span>
 <text:span text:style-name="T4">
<text:a xlink:type="simple" xlink:href="https://www.ukrinform.ua/rubric-world/3700200-rada-es-prosila-gruziu-predstaviti-perekonlivi-rezultati-demokraticnih-reform-do-kinca-roku.html" text:style-name="Internet_20_link" text:visited-style-name="Visited_20_Internet_20_Link">
 </text:a>
 </text:span>
</text:p>
      <text:p text:style-name="P4">
Зокрема, ЄС щойно виділив 2 мільярди євро для прискорення поставокартилерійських боєприпасів для України, зокрема, для компенсації країнам-членам поставок вже наявних боєприпасів з армійських складів, а також дляфінансування спільного замовлення для оборонної промисловості Європи навиготовлення таких боєприпасів в інтересах України та для поповненняєвропейських арсеналів. До цього ЄС виділив 7 траншів військової допомоги длязакупівлі зброї та військового обладнання для допомоги України. Загальнийобсяг військової допомоги від ЄС і від країн-членів для забезпечення праваУкраїни на самооборону від російської агресії складає 12 мільярдів євро.</text:p>
      <text:p text:style-name="P4">
Source: <text:a xlink:type="simple" xlink:href="https://www.ukrinform.ua/rubric-world/3704862-rada-es-uhvalila-paket-vijskovoi-dopomogi-dla-gruzii-ta-moldovi.html" text:style-name="Internet_20_link" text:visited-style-name="Visited_20_Internet_20_Link">
https://www.ukrinform.ua/rubric-world/3704862-rada-es-uhvalila-paket-vijskovoi-dopomogi-dla-gruzii-ta-moldovi.html</text:a>
</text:p>
      <!--NEWS-->
      <text:h text:style-name="P10" text:outline-level="1">
<text:span text:style-name="T4">
На Чорнобильській та Рівненській АЕС відбулася ротація місій МАГАТЕ</text:span>
</text:h>
      <text:p text:style-name="P4">
Authors: Ukrinform (Person)</text:p>
      <text:p text:style-name="P4">
Publisher: Укринформ (Organization)</text:p>
      <text:p text:style-name="P4">
Published Time: 2023-05-04T21:18:00+03:00</text:p>
      <text:p text:style-name="P4">
Modified Time: 2023-05-04T21:18:00+03:00</text:p>
      <text:p text:style-name="P4">
Description: На ДСП «Чорнобильська АЕС» та ВП «Рівненська АЕС» відбулися ротації персоналу постійних моніторингових місій Міжнародного агентства з атомної енергії (МАГАТЕ). — Укрінформ.</text:p>
      <text:p text:style-name="P4">
Images: ["<text:a xlink:type="simple" xlink:href="https://static.ukrinform.com/photos/2022_04/thumb_files/630_360_1651341480-103.jpg" text:style-name="Internet_20_link" text:visited-style-name="Visited_20_Internet_20_Link">
630_360_16513...</text:a>
"]</text:p>
      <text:p text:style-name="P4">
Tags: ['ЧАЕС', 'МАГАТЕ', 'Ротація', 'Рівненська АЕС']</text:p>
      <text:p text:style-name="P4">
Type: Article</text:p>
      <!--METADATA-->
      <text:p text:style-name="P4">
<draw:frame draw:style-name="fr1" draw:name="Image204" text:anchor-type="as-char" svg:width="6.9236in" svg:height="3.956343in" draw:z-index="0">
<draw:image xlink:href="../Images/yкринформ/2023-05-04T21-18-00-03-00/630_360_1651341480-103.jpg" xlink:type="simple" xlink:show="embed" xlink:actuate="onLoad" draw:mime-type="image/jpeg"/>
</draw:frame>
 На ДСП«Чорнобильська АЕС» та ВП «Рівненська АЕС» відбулися ротації персоналупостійних моніторингових місій Міжнародного агентства з атомної енергії(МАГАТЕ).</text:p>
      <text:p text:style-name="P4">
Як передає Укрінформ, про це повідомляє <text:a xlink:type="simple" xlink:href="https://snriu.gov.ua/news/na-dsp-chornobylska-aes-ta-vp-rivnenska-aes-vidbulysia-rotatsii-personalu-postiinykh-monitorynhovykh-misii-mahate" text:style-name="Internet_20_link" text:visited-style-name="Visited_20_Internet_20_Link">
 </text:a>
 .</text:p>
      <text:p text:style-name="P4">
«3 травня 2023 року на ДСП «Чорнобильська АЕС» та ВП «Рівненська АЕС»відбулися ротації експертів постійних моніторингових місій Міжнародногоагентства з атомної енергії. На РАЕС до своїх обов’язків приступила шостагрупа експертів <text:a xlink:type="simple" xlink:href="https://www.ukrinform.ua/tag-magate" text:style-name="Internet_20_link" text:visited-style-name="Visited_20_Internet_20_Link">
 </text:a>
 , на ЧАЕС - сьома», –йдеться у повідомленні.</text:p>
      <text:p text:style-name="P4">
Як повідомлялося, на Чорнобильській, Рівненській, а також наПівденноукраїнській і Хмельницькій атомних станціях постійні моніторинговімісії МАГАТЕ розпочали свою діяльність у січні 2023 року. На окупованійЗапорізькій АЕС постійна моніторингова група працює з вересня 2022 року.Розташування місій Агентства на всіх українських АЕС відбулося у відповідь наофіційний запит України.</text:p>
      <text:p text:style-name="P4">
<text:span text:style-name="T4">
Читайте також:</text:span>
 <text:a xlink:type="simple" xlink:href="https://www.ukrinform.ua/rubric-economy/3704390-na-rivnenskij-aes-uspisno-proveli-dvi-inspekcii-magate.html" text:style-name="Internet_20_link" text:visited-style-name="Visited_20_Internet_20_Link">
 <text:span text:style-name="T4">
МАГАТЕ</text:span>
 </text:a>
</text:p>
      <text:p text:style-name="P4">
Нещодавно, 27 квітня 2023 року, відбулася чергова <text:a xlink:type="simple" xlink:href="https://www.ukrinform.ua/rubric-economy/3703092-na-zaes-projsla-rotacia-misii-magate.html" text:style-name="Internet_20_link" text:visited-style-name="Visited_20_Internet_20_Link">
</text:a>
 .</text:p>
      <text:p text:style-name="P4">
Source: <text:a xlink:type="simple" xlink:href="https://www.ukrinform.ua/rubric-economy/3704864-na-cornobilskij-ta-rivnenskij-aes-vidbulasa-rotacia-misij-magate.html" text:style-name="Internet_20_link" text:visited-style-name="Visited_20_Internet_20_Link">
https://www.ukrinform.ua/rubric-economy/3704864-na-cornobilskij-ta-rivnenskij-aes-vidbulasa-rotacia-misij-magate.html</text:a>
</text:p>
      <!--NEWS-->
      <text:h text:style-name="P10" text:outline-level="1">
<text:span text:style-name="T4">
Пожежу у Соломʼянському районі Києва локалізували</text:span>
</text:h>
      <text:p text:style-name="P4">
Authors: Ukrinform (Person)</text:p>
      <text:p text:style-name="P4">
Publisher: Укринформ (Organization)</text:p>
      <text:p text:style-name="P4">
Published Time: 2023-05-04T21:20:00+03:00</text:p>
      <text:p text:style-name="P4">
Modified Time: 2023-05-04T21:20:00+03:00</text:p>
      <text:p text:style-name="P4">
Description: У Солом'янському районі Києва внаслідок падіння уламків безпілотника зруйновані конструкції будівлі на площі 150 м².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Пожежа', 'Київ', 'Дрон', 'Війна з росією']</text:p>
      <text:p text:style-name="P4">
Type: Article</text:p>
      <!--METADATA-->
      <text:p text:style-name="P4">
<draw:frame draw:style-name="fr1" draw:name="Image205" text:anchor-type="as-char" svg:width="6.9236in" svg:height="3.948443in" draw:z-index="0">
<draw:image xlink:href="../Images/yкринформ/2023-05-04T21-20-00-03-00/630_360_1538997483-946.jpg" xlink:type="simple" xlink:show="embed" xlink:actuate="onLoad" draw:mime-type="image/jpeg"/>
</draw:frame>
 УСолом'янському районі Києва внаслідок падіння уламків безпілотника зруйнованіконструкції будівлі на площі 150 м².</text:p>
      <text:p text:style-name="P4">
Як передає Укрінформ, про Київський міський голова Віталій Кличко повідомив у<text:a xlink:type="simple" xlink:href="https://t.me/vitaliy_klitschko/1928" text:style-name="Internet_20_link" text:visited-style-name="Visited_20_Internet_20_Link">
 </text:a>
 .</text:p>
      <text:p text:style-name="P4">
" <text:a xlink:type="simple" xlink:href="https://www.ukrinform.ua/tag-pozeza" text:style-name="Internet_20_link" text:visited-style-name="Visited_20_Internet_20_Link">
 </text:a>
 в 4-поверховій будівліСоломʼянському районі столиці локалізували. Внаслідок падіння уламків БПЛАзруйновані конструкції будівлі на площі 150 м²", - зазначив Кличко.</text:p>
      <text:p text:style-name="P4">
Інформація щодо потерпілих уточнюється.</text:p>
      <text:p text:style-name="P4">
<text:span text:style-name="T4">
Читайте також:</text:span>
 <text:a xlink:type="simple" xlink:href="https://www.ukrinform.ua/rubric-kyiv/3704849-nad-kievom-sili-ppo-zbili-bezpilotnik.html" text:style-name="Internet_20_link" text:visited-style-name="Visited_20_Internet_20_Link">
 <text:span text:style-name="T4">
ППО</text:span>
 </text:a>
</text:p>
      <text:p text:style-name="P4">
Як повідомляв <text:a xlink:type="simple" xlink:href="https://www.ukrinform.ua/rubric-kyiv/3704852-u-solomanskomu-rajoni-pozeza-jmovirne-potraplanna-ulamkiv-drona.html" text:style-name="Internet_20_link" text:visited-style-name="Visited_20_Internet_20_Link">
 </text:a>
 , раніше Кличкоповідомив, що в Солом’янському районі столиці виникла пожежа, ймовірно черезпотрапляння уламків безпілотного літального апарату.</text:p>
      <text:p text:style-name="P4">
Source: <text:a xlink:type="simple" xlink:href="https://www.ukrinform.ua/rubric-kyiv/3704867-pozezu-u-solomanskomu-rajoni-kieva-lokalizuvali.html" text:style-name="Internet_20_link" text:visited-style-name="Visited_20_Internet_20_Link">
https://www.ukrinform.ua/rubric-kyiv/3704867-pozezu-u-solomanskomu-rajoni-kieva-lokalizuvali.html</text:a>
</text:p>
      <!--NEWS-->
      <text:h text:style-name="P10" text:outline-level="1">
<text:span text:style-name="T4">
Матчі 25-го туру футбольної Прем'єр-ліги України пройдуть 7-8 травня</text:span>
</text:h>
      <text:p text:style-name="P4">
Authors: Ukrinform (Person)</text:p>
      <text:p text:style-name="P4">
Publisher: Укринформ (Organization)</text:p>
      <text:p text:style-name="P4">
Published Time: 2023-05-04T21:20:42+03:00</text:p>
      <text:p text:style-name="P4">
Modified Time: 2023-05-04T21:20:42+03:00</text:p>
      <text:p text:style-name="P4">
Description: У чемпіонаті України з футболу серед команд Прем'єр-ліги (УПЛ) 7-8 травня пройдуть поєдинки чергового, 25-го туру. — Укрінформ.</text:p>
      <text:p text:style-name="P4">
Images: ["<text:a xlink:type="simple" xlink:href="https://static.ukrinform.com/photos/2018_07/thumb_files/630_360_1532409762-6242.jpg" text:style-name="Internet_20_link" text:visited-style-name="Visited_20_Internet_20_Link">
630_360_15324...</text:a>
"]</text:p>
      <text:p text:style-name="P4">
Tags: ['Футбол', "Прем'єр-ліга"]</text:p>
      <text:p text:style-name="P4">
Type: Article</text:p>
      <!--METADATA-->
      <text:p text:style-name="P4">
<draw:frame draw:style-name="fr1" draw:name="Image206" text:anchor-type="as-char" svg:width="6.9236in" svg:height="3.956343in" draw:z-index="0">
<draw:image xlink:href="../Images/yкринформ/2023-05-04T21-20-42-03-00/630_360_1532409762-6242.jpg" xlink:type="simple" xlink:show="embed" xlink:actuate="onLoad" draw:mime-type="image/jpeg"/>
</draw:frame>
 Учемпіонаті України з футболу серед команд Прем'єр-ліги (УПЛ) 7-8 травняпройдуть поєдинки чергового, 25-го туру.</text:p>
      <text:p text:style-name="P4">
Перший ігровий день о 13.00 розпочнуть поєдинки між одеським «Чорноморцем» та«Дніпром-1», харківським «Металістом» та «Львовом», передає Укрінформ.</text:p>
      <text:p text:style-name="P4">
Третій недільний матч, 7 травня, пройде за участю «Олександрії» та донецького«Шахтаря» (15.00).</text:p>
      <text:p text:style-name="P4">
Програму туру в понеділок, 8 травня, завершать поєдинки криворізького«Кривбаса» з київським «Динамо» (13.00), закарпатського «Миная» з полтавською«Ворсклою» (14.00), львівського «Руха» з «Інгульцем» із Петрового (15.00),рівненського «Вереса» з ковалівським «Колосом» (15.00), луганської «Зорі» зхарківським «Металістом 1925» (17.00).</text:p>
      <text:p text:style-name="P4">
<text:span text:style-name="T4">
Читайте також:</text:span>
 <text:a xlink:type="simple" xlink:href="https://www.ukrinform.ua/rubric-sports/3704811-forvard-dnipra1-ta-trener-dinamo-viznani-najkrasimi-u-24mu-turi-upl.html" text:style-name="Internet_20_link" text:visited-style-name="Visited_20_Internet_20_Link">
 </text:a>
</text:p>
      <text:p text:style-name="P4">
У турнірній таблиці УПЛ лідирує «Шахтар», у якого 59 очок (після 24-х ігор),далі - «Дніпро-1» - 54 (23), «Зоря» - 52 (24), «Динамо» - 47 (24),«Олександрія» - 37 (23), «Кривбас» - 32 (24), «Ворскла» - 30 (24), «Колос» -30 (24)...</text:p>
      <text:p text:style-name="P4">
Source: <text:a xlink:type="simple" xlink:href="https://www.ukrinform.ua/rubric-sports/3704866-matci-25go-turu-futbolnoi-premerligi-ukraini-projdut-78-travna.html" text:style-name="Internet_20_link" text:visited-style-name="Visited_20_Internet_20_Link">
https://www.ukrinform.ua/rubric-sports/3704866-matci-25go-turu-futbolnoi-premerligi-ukraini-projdut-78-travna.html</text:a>
</text:p>
      <!--NEWS-->
      <text:h text:style-name="P10" text:outline-level="1">
<text:span text:style-name="T4">
Україну у п’ятницю прогріє до +24°, подекуди невеликий дощ</text:span>
</text:h>
      <text:p text:style-name="P4">
Authors: Ukrinform (Person)</text:p>
      <text:p text:style-name="P4">
Publisher: Укринформ (Organization)</text:p>
      <text:p text:style-name="P4">
Published Time: 2023-05-04T21:22:00+03:00</text:p>
      <text:p text:style-name="P4">
Modified Time: 2023-05-04T21:22:00+03:00</text:p>
      <text:p text:style-name="P4">
Description: В Україні 5 травня невеликий короткочасний дощ ймовірний лише в північно-східних областях та в Карпатах, температура у західних та північних областях вночі 4-9° тепла, вдень 11-16°; на решті території вночі до 12°, вдень до 22°. — Укрінформ.</text:p>
      <text:p text:style-name="P4">
Images: ["<text:a xlink:type="simple" xlink:href="https://static.ukrinform.com/photos/2023_05/thumb_files/630_360_1683209657-926.jpg" text:style-name="Internet_20_link" text:visited-style-name="Visited_20_Internet_20_Link">
630_360_16832...</text:a>
"]</text:p>
      <text:p text:style-name="P4">
Tags: ['Дощ', 'Погода', 'Прогноз', 'Весна']</text:p>
      <text:p text:style-name="P4">
Type: Article</text:p>
      <!--METADATA-->
      <text:p text:style-name="P4">
<draw:frame draw:style-name="fr1" draw:name="Image207" text:anchor-type="as-char" svg:width="6.9236in" svg:height="3.956343in" draw:z-index="0">
<draw:image xlink:href="../Images/yкринформ/2023-05-04T21-22-00-03-00/630_360_1683209657-926.jpg" xlink:type="simple" xlink:show="embed" xlink:actuate="onLoad" draw:mime-type="image/jpeg"/>
</draw:frame>
 В Україні5 травня невеликий короткочасний дощ ймовірний лише в північно-східнихобластях та в Карпатах, температура у західних та північних областях вночі4-9° тепла, вдень 11-16°; на решті території вночі до 12°, вдень до 22°.</text:p>
      <text:p text:style-name="P4">
Про це Укрінформу повідомили в Українському гідрометцентру.</text:p>
      <text:p text:style-name="P4">
"У північно-східних областях та в Карпатах місцями невеликий короткочасний <text:a xlink:type="simple" xlink:href="https://www.ukrinform.ua/tag-dos" text:style-name="Internet_20_link" text:visited-style-name="Visited_20_Internet_20_Link">
</text:a>
 , на решті території без істотних опадів.Вітер переважно північно-східний, 5-10 м/с. Температура у західних тапівнічних областях вночі 4-9° тепла, вдень 11-16°; на решті території вночі7-12°, вдень 17-22°, на південному сході країни до 24°", - йдеться вповідомленні.</text:p>
      <text:p text:style-name="P4">
У Києві та області в п'ятницю без істотних опадів. Вітер північно-східний 5-10м/с. У столиці температура вночі 6-8°, вдень 14-16°, на Київщині вночі 4-9°,вдень 11-16°.</text:p>
      <text:p text:style-name="P4">
Синоптики 6-7 травня в Україні опадів не прогнозують, лише 7 травня наЗакарпатті та Прикарпатті ймовірні невеликі дощі, в Карпатах мокрий сніг.Вітер північний, північно-східний, 5-10 м/с, 7 травня у південній частинімісцями пориви 15-20 м/с.</text:p>
      <text:p text:style-name="P4">
Температура вночі 1-6° тепла (6 травня у південних та більшості східнихобластей 7-12°), у північних, північно-західних, Вінницькій та Черкаськійобластях, 7 травня в Україні, крім південної частини, Закарпаття таПрикарпаття, на поверхні ґрунту, 6-7 травня на Волині, Рівненщині,Житомирщині, Чернігівщині та Сумщині і в повітрі заморозки 0-5°, температуравдень 9-14° тепла, у південній частині та на Закарпатті 6 травня 15-20°, 7травня 12-17°. На високогір'ї Карпат вночі та вдень 0-5° тепла (вдень 6 травня6-11°).</text:p>
      <text:p text:style-name="P4">
У Києві та області 6-7 травня опади не очікуються. Вітер північний, північно-східний, 5-10 м/с. У столиці температура вночі 2-4° тепла, вдень 10-12°; наКиївщині вночі 1-6° тепла, на поверхні ґрунту заморозки 0-5°, температуравдень 9-14° тепла.</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text:p>
      <text:p text:style-name="P4">
Згідно з прогнозом, в Україні 8-9 травня без опадів, лише у західних тапівденно-східних областях вдень 9 травня очікуються короткочасні дощі.</text:p>
      <text:p text:style-name="P4">
Температура вночі у південній частині, на Закарпатті та Прикарпатті 4-9°, нарешті території 1-6° тепла, на поверхні ґрунту (на Сумщині та Чернігівщині і вповітрі) заморозки 0-5°; температура вдень 9-15° тепла, на Закарпатті до 19°;на високогір'ї Карпат вночі близько 0°, вдень 2-7° тепла.</text:p>
      <text:p text:style-name="P4">
У Києві та області 8- 9 травня опади не прогнозуються. У столиці температуравночі 2-4° тепла, вдень 11-13°; на Київщині вночі 1-6° тепла, на поверхніґрунту заморозки 0-5°; вдень 9-14° тепла.</text:p>
      <text:p text:style-name="P4">
Source: <text:a xlink:type="simple" xlink:href="https://www.ukrinform.ua/rubric-regions/3704732-ukrainu-u-patnicu-progrie-do-24-podekudi-nevelikij-dos.html" text:style-name="Internet_20_link" text:visited-style-name="Visited_20_Internet_20_Link">
https://www.ukrinform.ua/rubric-regions/3704732-ukrainu-u-patnicu-progrie-do-24-podekudi-nevelikij-dos.html</text:a>
</text:p>
      <!--NEWS-->
      <text:h text:style-name="P10" text:outline-level="1">
<text:span text:style-name="T4">
На коронації Чарльза III США представить перша леді Джилл Байден</text:span>
</text:h>
      <text:p text:style-name="P4">
Authors: Ukrinform (Person)</text:p>
      <text:p text:style-name="P4">
Publisher: Укринформ (Organization)</text:p>
      <text:p text:style-name="P4">
Published Time: 2023-05-04T21:24:00+03:00</text:p>
      <text:p text:style-name="P4">
Modified Time: 2023-05-04T21:24:00+03:00</text:p>
      <text:p text:style-name="P4">
Description: Перша леді США Джилл Байден офіційно представить Сполучені Штати на урочистій церемонії коронації Чарльза III цими вихідними. — Укрінформ.</text:p>
      <text:p text:style-name="P4">
Images: ["<text:a xlink:type="simple" xlink:href="https://static.ukrinform.com/photos/2023_02/thumb_files/630_360_1675349385-451.jpg" text:style-name="Internet_20_link" text:visited-style-name="Visited_20_Internet_20_Link">
630_360_16753...</text:a>
"]</text:p>
      <text:p text:style-name="P4">
Tags: ['США', 'Джилл Байден', 'Чарльз ІІІ', 'Коронація']</text:p>
      <text:p text:style-name="P4">
Type: Article</text:p>
      <!--METADATA-->
      <text:p text:style-name="P4">
<draw:frame draw:style-name="fr1" draw:name="Image208" text:anchor-type="as-char" svg:width="6.9236in" svg:height="3.956343in" draw:z-index="0">
<draw:image xlink:href="../Images/yкринформ/2023-05-04T21-24-00-03-00/630_360_1675349385-451.jpg" xlink:type="simple" xlink:show="embed" xlink:actuate="onLoad" draw:mime-type="image/jpeg"/>
</draw:frame>
 Перша ледіСША Джилл Байден офіційно представить Сполучені Штати на урочистій церемоніїкоронації Чарльза III цими вихідними.</text:p>
      <text:p text:style-name="P4">
Про це повідомила в четвер речниця Білого дому Карін Жан П’єр, передає власнийкореспондент Укрінформу.</text:p>
      <text:p text:style-name="P4">
«Джилл Байден сьогодні вирушає до Сполученого Королівства, щоби відвідатицеремонію коронації Його Величності Короля Чарльза III та Її ВеличностіКоролеви-консорта Камілли від імені <text:a xlink:type="simple" xlink:href="https://www.ukrinform.ua/tag-ssa" text:style-name="Internet_20_link" text:visited-style-name="Visited_20_Internet_20_Link">
 </text:a>
 », -зазначила представниця Білого дому.</text:p>
      <text:p text:style-name="P4">
Вона підкреслила, що Америка й Сполучене Королівство є «близькими союзникамита потужними партнерами» з міцними зв’язками між країнами та народами.</text:p>
      <text:p text:style-name="P4">
За її словами, перша леді також зустрінеться з дружиною прем’єр-міністра РішіСунака, Акшатою Мурті, а також приєднається до великого обіду, організованогоглавою уряду Великої Британії після церемонії.</text:p>
      <text:p text:style-name="P4">
<text:span text:style-name="T4">
Читайте також:</text:span>
 <text:a xlink:type="simple" xlink:href="https://www.ukrinform.ua/rubric-world/3703882-putina-lukasenka-ta-insih-diktatoriv-ne-zaprosili-na-koronaciu-carlza-iii-zmi.html" text:style-name="Internet_20_link" text:visited-style-name="Visited_20_Internet_20_Link">
 <text:span text:style-name="T4">
Чарльза</text:span>
 </text:a>
</text:p>
      <text:p text:style-name="P4">
Як повідомляв <text:a xlink:type="simple" xlink:href="http://www.ukrinform.ua/rubric-polytics/3703568-ukrainu-na-koronacii-carlza-iii-predstavlatime-delegacia-visokogo-rivna-kuleba.html" text:style-name="Internet_20_link" text:visited-style-name="Visited_20_Internet_20_Link">
 </text:a>
 ,напередодні міністр закордонних справ Дмитро Кулеба заявив, що на коронаціїЧарльза III буде представлена високоповажна українська делегація. Урочистацеремонія запланована на суботу, 6 травня, у Вестмінстерському абатстві вЛондоні.</text:p>
      <text:p text:style-name="P4">
<text:span text:style-name="T5">
Фото: Graeme Sloan</text:span>
</text:p>
      <text:p text:style-name="P4">
Source: <text:a xlink:type="simple" xlink:href="https://www.ukrinform.ua/rubric-world/3704872-na-koronacii-carlza-iii-ssa-predstavit-persa-ledi-dzill-bajden.html" text:style-name="Internet_20_link" text:visited-style-name="Visited_20_Internet_20_Link">
https://www.ukrinform.ua/rubric-world/3704872-na-koronacii-carlza-iii-ssa-predstavit-persa-ledi-dzill-bajden.html</text:a>
</text:p>
      <!--NEWS-->
      <text:h text:style-name="P10" text:outline-level="1">
<text:span text:style-name="T4">
У Печерському районі - пожежа від падіння уламків безпілотника</text:span>
</text:h>
      <text:p text:style-name="P4">
Authors: Ukrinform (Person)</text:p>
      <text:p text:style-name="P4">
Publisher: Укринформ (Organization)</text:p>
      <text:p text:style-name="P4">
Published Time: 2023-05-04T21:25:00+03:00</text:p>
      <text:p text:style-name="P4">
Modified Time: 2023-05-04T21:25:00+03:00</text:p>
      <text:p text:style-name="P4">
Description: У столиці в Печерському районі на невеликій території виникло загоряння внаслідок падіння уламків безпілотного літального апарата. — Укрінформ.</text:p>
      <text:p text:style-name="P4">
Images: ["<text:a xlink:type="simple" xlink:href="https://static.ukrinform.com/photos/2018_05/thumb_files/630_360_1526257016-6927.jpg" text:style-name="Internet_20_link" text:visited-style-name="Visited_20_Internet_20_Link">
630_360_15262...</text:a>
"]</text:p>
      <text:p text:style-name="P4">
Tags: ['Безпілотник', 'Пожежа', 'Київ', 'Війна з росією']</text:p>
      <text:p text:style-name="P4">
Type: Article</text:p>
      <!--METADATA-->
      <text:p text:style-name="P4">
<draw:frame draw:style-name="fr1" draw:name="Image209" text:anchor-type="as-char" svg:width="6.9236in" svg:height="3.956343in" draw:z-index="0">
<draw:image xlink:href="../Images/yкринформ/2023-05-04T21-25-00-03-00/630_360_1526257016-6927.jpg" xlink:type="simple" xlink:show="embed" xlink:actuate="onLoad" draw:mime-type="image/jpeg"/>
</draw:frame>
 У столиців Печерському районі на невеликій території виникло загоряння внаслідокпадіння уламків безпілотного літального апарата.</text:p>
      <text:p text:style-name="P4">
Про це написав Київський міський голова Віталій Кличко в <text:a xlink:type="simple" xlink:href="https://t.me/vitaliy_klitschko/1927" text:style-name="Internet_20_link" text:visited-style-name="Visited_20_Internet_20_Link">
</text:a>
 , передає Укрінформ.</text:p>
      <text:p text:style-name="P4">
"Загоряння на невеликій площі території в Печерському районі. Внаслідокпадіння уламків <text:a xlink:type="simple" xlink:href="https://www.ukrinform.ua/tag-bezpilotnik" text:style-name="Internet_20_link" text:visited-style-name="Visited_20_Internet_20_Link">
 </text:a>
 . Будівлінеушкоджені. Потерпілих немає", - написав Кличко.</text:p>
      <text:p text:style-name="P4">
<text:span text:style-name="T4">
Читайте також:</text:span>
 <text:a xlink:type="simple" xlink:href="https://www.ukrinform.ua/rubric-kyiv/3704852-u-solomanskomu-rajoni-pozeza-jmovirne-potraplanna-ulamkiv-drona.html" text:style-name="Internet_20_link" text:visited-style-name="Visited_20_Internet_20_Link">
 <text:span text:style-name="T4">
Кличко</text:span>
 </text:a>
</text:p>
      <text:p text:style-name="P4">
Як повідомлялося, над Києвом під час повітряної тривоги <text:a xlink:type="simple" xlink:href="https://www.ukrinform.ua/rubric-kyiv/3704849-nad-kievom-sili-ppo-zbili-bezpilotnik.html" text:style-name="Internet_20_link" text:visited-style-name="Visited_20_Internet_20_Link">
</text:a>
 .</text:p>
      <text:p text:style-name="P4">
Source: <text:a xlink:type="simple" xlink:href="https://www.ukrinform.ua/rubric-kyiv/3704869-u-pecerskomu-rajoni-pozeza-vid-padinna-ulamkiv-bezpilotnika.html" text:style-name="Internet_20_link" text:visited-style-name="Visited_20_Internet_20_Link">
https://www.ukrinform.ua/rubric-kyiv/3704869-u-pecerskomu-rajoni-pozeza-vid-padinna-ulamkiv-bezpilotnika.html</text:a>
</text:p>
      <!--NEWS-->
      <text:h text:style-name="P10" text:outline-level="1">
<text:span text:style-name="T4">
Президент вручив годинники військовим, які перебувають на реабілітації в Нідерландах</text:span>
</text:h>
      <text:p text:style-name="P4">
Authors: Ukrinform (Person)</text:p>
      <text:p text:style-name="P4">
Publisher: Укринформ (Organization)</text:p>
      <text:p text:style-name="P4">
Published Time: 2023-05-04T21:33:00+03:00</text:p>
      <text:p text:style-name="P4">
Modified Time: 2023-05-04T21:33:00+03:00</text:p>
      <text:p text:style-name="P4">
Description: Президент України Володимир Зеленський в Нідерландах під час відвідування бази Військово-повітряних сил вручив сім годинників українським військовим, які перебувають там на реабілітації. — Укрінформ.</text:p>
      <text:p text:style-name="P4">
Images: ["<text:a xlink:type="simple" xlink:href="https://static.ukrinform.com/photos/2023_05/thumb_files/630_360_1683226165-310.jpeg" text:style-name="Internet_20_link" text:visited-style-name="Visited_20_Internet_20_Link">
630_360_16832...</text:a>
", "<text:a xlink:type="simple" xlink:href="https://static.ukrinform.com/photos/2023_05/1683224604-672.jpg" text:style-name="Internet_20_link" text:visited-style-name="Visited_20_Internet_20_Link">
1683224604-67...</text:a>
", "<text:a xlink:type="simple" xlink:href="https://static.ukrinform.com/photos/2023_05/1683224604-516.jpg" text:style-name="Internet_20_link" text:visited-style-name="Visited_20_Internet_20_Link">
1683224604-51...</text:a>
", "<text:a xlink:type="simple" xlink:href="https://static.ukrinform.com/photos/2023_05/1683224605-497.jpg" text:style-name="Internet_20_link" text:visited-style-name="Visited_20_Internet_20_Link">
1683224605-49...</text:a>
", "<text:a xlink:type="simple" xlink:href="https://static.ukrinform.com/photos/2023_05/1683224605-763.jpg" text:style-name="Internet_20_link" text:visited-style-name="Visited_20_Internet_20_Link">
1683224605-76...</text:a>
"]</text:p>
      <text:p text:style-name="P4">
Tags: ['Нагорода', 'Нідерланди', 'ЗСУ', 'Зеленський']</text:p>
      <text:p text:style-name="P4">
Type: Article</text:p>
      <!--METADATA-->
      <text:p text:style-name="P4">
<draw:frame draw:style-name="fr1" draw:name="Image210" text:anchor-type="as-char" svg:width="6.9236in" svg:height="3.956343in" draw:z-index="0">
<draw:image xlink:href="../Images/yкринформ/2023-05-04T21-33-00-03-00/630_360_1683226165-310.jpeg" xlink:type="simple" xlink:show="embed" xlink:actuate="onLoad" draw:mime-type="image/jpeg"/>
</draw:frame>
 ПрезидентУкраїни Володимир Зеленський в Нідерландах під час відвідування базиВійськово-повітряних сил вручив сім годинників українським військовим, якіперебувають там на реабілітації.</text:p>
      <text:p text:style-name="P4">
Як повідомляє кореспондент Укрінформу в Гаазі, на годинниках можна побачитиукраїнський національний символ – Тризуб, а також напис “Від ПрезидентаУкраїни В. Зеленського”.</text:p>
      <text:p text:style-name="P4">
<draw:frame draw:style-name="fr1" draw:name="Image211" text:anchor-type="as-char" svg:width="6.9236in" svg:height="4.615733in" draw:z-index="0">
<draw:image xlink:href="../Images/yкринформ/2023-05-04T21-33-00-03-00/1683224604-672.jpg" xlink:type="simple" xlink:show="embed" xlink:actuate="onLoad" draw:mime-type="image/jpeg"/>
</draw:frame>
<draw:frame draw:style-name="fr1" draw:name="Image212" text:anchor-type="as-char" svg:width="6.9236in" svg:height="4.615733in" draw:z-index="0">
<draw:image xlink:href="../Images/yкринформ/2023-05-04T21-33-00-03-00/1683224604-516.jpg" xlink:type="simple" xlink:show="embed" xlink:actuate="onLoad" draw:mime-type="image/jpeg"/>
</draw:frame>
</text:p>
      <text:p text:style-name="P4">
<draw:frame draw:style-name="fr1" draw:name="Image213" text:anchor-type="as-char" svg:width="6.9236in" svg:height="4.615733in" draw:z-index="0">
<draw:image xlink:href="../Images/yкринформ/2023-05-04T21-33-00-03-00/1683224605-497.jpg" xlink:type="simple" xlink:show="embed" xlink:actuate="onLoad" draw:mime-type="image/jpeg"/>
</draw:frame>
</text:p>
      <text:p text:style-name="P4">
<draw:frame draw:style-name="fr1" draw:name="Image214" text:anchor-type="as-char" svg:width="6.9236in" svg:height="4.615733in" draw:z-index="0">
<draw:image xlink:href="../Images/yкринформ/2023-05-04T21-33-00-03-00/1683224605-763.jpg" xlink:type="simple" xlink:show="embed" xlink:actuate="onLoad" draw:mime-type="image/jpeg"/>
</draw:frame>
</text:p>
      <text:p text:style-name="P4">
Як повідомляв Укрінформ, Президент України Володимир Зеленський разом зпрем’єр-міністром Нідерландів Марком Рютте та міністеркою оборони НідерландівКайсою Оллонгрен <text:span text:style-name="T4">
_<text:a xlink:type="simple" xlink:href="https://www.ukrinform.ua/rubric-ato/3704817-zelenskij-vidvidav-bazu-vijskovopovitranih-sil-u-niderlandah.html" text:style-name="Internet_20_link" text:visited-style-name="Visited_20_Internet_20_Link">
 </text:a>
 _ </text:span>
</text:p>
      <text:p text:style-name="P4">
<text:span text:style-name="T5">
Фото: Jarno Kraayvanger / Mediacentrum Defensie (MCD)</text:span>
</text:p>
      <text:p text:style-name="P4">
Source: <text:a xlink:type="simple" xlink:href="https://www.ukrinform.ua/rubric-polytics/3704870-prezident-vruciv-godinniki-vijskovim-aki-perebuvaut-na-reabilitacii-v-niderlandah.html" text:style-name="Internet_20_link" text:visited-style-name="Visited_20_Internet_20_Link">
https://www.ukrinform.ua/rubric-polytics/3704870-prezident-vruciv-godinniki-vijskovim-aki-perebuvaut-na-reabilitacii-v-niderlandah.html</text:a>
</text:p>
      <!--NEWS-->
      <text:h text:style-name="P10" text:outline-level="1">
<text:span text:style-name="T4">
На вступ до «Гвардії наступу» близько 5% заявок подали жінки – МВС</text:span>
</text:h>
      <text:p text:style-name="P4">
Authors: Ukrinform (Person)</text:p>
      <text:p text:style-name="P4">
Publisher: Укринформ (Organization)</text:p>
      <text:p text:style-name="P4">
Published Time: 2023-05-04T21:41:00+03:00</text:p>
      <text:p text:style-name="P4">
Modified Time: 2023-05-04T21:41:00+03:00</text:p>
      <text:p text:style-name="P4">
Description: Близько 5% заявок на вступ до «Гвардії наступу» подали жінки. — Укрінформ.</text:p>
      <text:p text:style-name="P4">
Images: ["<text:a xlink:type="simple" xlink:href="https://static.ukrinform.com/photos/2023_02/thumb_files/630_360_1675495715-453.jpg" text:style-name="Internet_20_link" text:visited-style-name="Visited_20_Internet_20_Link">
630_360_16754...</text:a>
"]</text:p>
      <text:p text:style-name="P4">
Tags: ['МВС', 'Жінки', 'Війна з росією', 'Гвардія наступу']</text:p>
      <text:p text:style-name="P4">
Type: Article</text:p>
      <!--METADATA-->
      <text:p text:style-name="P4">
<draw:frame draw:style-name="fr1" draw:name="Image215" text:anchor-type="as-char" svg:width="6.9236in" svg:height="3.956343in" draw:z-index="0">
<draw:image xlink:href="../Images/yкринформ/2023-05-04T21-41-00-03-00/630_360_1675495715-453.jpg" xlink:type="simple" xlink:show="embed" xlink:actuate="onLoad" draw:mime-type="image/jpeg"/>
</draw:frame>
 Близько 5%заявок на вступ до «Гвардії наступу» подали жінки.</text:p>
      <text:p text:style-name="P4">
Про це заступниця міністра внутрішніх справ Катерина Павліченко розповіла підчас <text:a xlink:type="simple" xlink:href="https://www.youtube.com/live/6L_lUAys2Kk" text:style-name="Internet_20_link" text:visited-style-name="Visited_20_Internet_20_Link">
 </text:a>
 , повідомляєкореспондент Укрінформу.</text:p>
      <text:p text:style-name="P4">
«На етапі подачі заявок було близько 5% <text:span text:style-name="T4">
<text:a xlink:type="simple" xlink:href="https://www.ukrinform.ua/tag-zinki" text:style-name="Internet_20_link" text:visited-style-name="Visited_20_Internet_20_Link">
 </text:a>
 </text:span>
 , але це дуже суворий відбір. І мотивація, і фізичний рівеньпідготовки мають бути досить високими. Зараз ми відслідковуємо, що тільки 2%проходять до «Гвардії наступу», - сказала заступниця міністра.</text:p>
      <text:p text:style-name="P4">
<text:span text:style-name="T4">
Читайте також:</text:span>
 <text:span text:style-name="T4">
<text:a xlink:type="simple" xlink:href="https://www.ukrinform.ua/rubric-ato/3697837-gvardia-nastupu-aki-brigadi-vze-sformovano-i-napramki.html" text:style-name="Internet_20_link" text:visited-style-name="Visited_20_Internet_20_Link">
 </text:a>
 </text:span>
</text:p>
      <text:p text:style-name="P4">
Як повідомлялося, Міністерство внутрішніх справ України _<text:span text:style-name="T4">
<text:a xlink:type="simple" xlink:href="https://www.ukrinform.ua/rubric-ato/3664470-u-mvs-ogolosili-pro-pocatok-formuvanna-sturmovih-brigad-gvardia-nastupu.html" text:style-name="Internet_20_link" text:visited-style-name="Visited_20_Internet_20_Link">
</text:a>
 </text:span>
 _ . Основою підрозділів єчинні поліцейські, прикордонники та бійці Національної гвардії.</text:p>
      <text:p text:style-name="P4">
Станом на кінець березня бригади були сформовані, однак тривав набір урезервні підрозділи.</text:p>
      <text:p text:style-name="P4">
Source: <text:a xlink:type="simple" xlink:href="https://www.ukrinform.ua/rubric-ato/3704655-na-vstup-do-gvardii-nastupu-blizko-5-zaavok-podali-zinki-mvs.html" text:style-name="Internet_20_link" text:visited-style-name="Visited_20_Internet_20_Link">
https://www.ukrinform.ua/rubric-ato/3704655-na-vstup-do-gvardii-nastupu-blizko-5-zaavok-podali-zinki-mvs.html</text:a>
</text:p>
      <!--NEWS-->
      <text:h text:style-name="P10" text:outline-level="1">
<text:span text:style-name="T4">
Байден і Зеленський спілкуються регулярно й часто – Білий дім</text:span>
</text:h>
      <text:p text:style-name="P4">
Authors: Ukrinform (Person)</text:p>
      <text:p text:style-name="P4">
Publisher: Укринформ (Organization)</text:p>
      <text:p text:style-name="P4">
Published Time: 2023-05-04T21:48:00+03:00</text:p>
      <text:p text:style-name="P4">
Modified Time: 2023-05-04T21:48:00+03:00</text:p>
      <text:p text:style-name="P4">
Description: Президент США Джо Байден має доволі регулярні контакти з Президентом України Володимиром Зеленським — Укрінформ.</text:p>
      <text:p text:style-name="P4">
Images: ["<text:a xlink:type="simple" xlink:href="https://static.ukrinform.com/photos/2023_02/thumb_files/630_360_1676889346-906.jpeg" text:style-name="Internet_20_link" text:visited-style-name="Visited_20_Internet_20_Link">
630_360_16768...</text:a>
"]</text:p>
      <text:p text:style-name="P4">
Tags: ['Байден', 'США', 'Білий дім', 'Зеленський']</text:p>
      <text:p text:style-name="P4">
Type: Article</text:p>
      <!--METADATA-->
      <text:p text:style-name="P4">
<draw:frame draw:style-name="fr1" draw:name="Image216" text:anchor-type="as-char" svg:width="6.9236in" svg:height="3.956343in" draw:z-index="0">
<draw:image xlink:href="../Images/yкринформ/2023-05-04T21-48-00-03-00/630_360_1676889346-906.jpeg" xlink:type="simple" xlink:show="embed" xlink:actuate="onLoad" draw:mime-type="image/jpeg"/>
</draw:frame>
 ПрезидентСША Джо Байден має доволі регулярні контакти з Президентом України ВолодимиромЗеленським</text:p>
      <text:p text:style-name="P4">
Так охарактеризував взаємодію на найвищому рівні між Вашингтоном і Києвомпредставник Білого дому Джон Кірбі, передає власний кореспондент Укрінформу.</text:p>
      <text:p text:style-name="P4">
«Спілкування між президентом <text:a xlink:type="simple" xlink:href="https://www.ukrinform.ua/tag-bajden" text:style-name="Internet_20_link" text:visited-style-name="Visited_20_Internet_20_Link">
 </text:a>
 іпрезидентом Зеленським? Вони розмовляють регулярно й часто», - зазначивпредставник Білого дому у відповідь на запитання щодо наступної запланованоїрозмови між двома лідерами.</text:p>
      <text:p text:style-name="P4">
Він зазначив, що зараз не може сказати конкретно, коли президенти зновупланують поговорити. Водночас Кірбі підкреслив, що ці два лідери комунікуютьрегулярно.</text:p>
      <text:p text:style-name="P4">
<text:span text:style-name="T4">
Читайте також:</text:span>
 <text:a xlink:type="simple" xlink:href="https://www.ukrinform.ua/rubric-ato/3704409-zelenskij-podakuvav-ssa-za-novij-paket-oboronnoi-dopomogi.html" text:style-name="Internet_20_link" text:visited-style-name="Visited_20_Internet_20_Link">
 </text:a>
</text:p>
      <text:p text:style-name="P4">
Як повідомляв <text:a xlink:type="simple" xlink:href="https://www.ukrinform.ua/rubric-world/3704702-bajden-zahoplenij-horobristu-zsu-ta-narodu-ukraini.html" text:style-name="Internet_20_link" text:visited-style-name="Visited_20_Internet_20_Link">
 </text:a>
 , напередодні президент СШАДжо Байден виступив перед главами командувань Збройних сил США під час вечерів Білому домі. Він назвав український народ «напрочуд хоробрим» і дав високуоцінку американським військовим лідерам, які допомагають Україні у боротьбі зжорстоким російським вторгненням.</text:p>
      <text:p text:style-name="P4">
<text:span text:style-name="T5">
Фото: ОП</text:span>
</text:p>
      <text:p text:style-name="P4">
Source: <text:a xlink:type="simple" xlink:href="https://www.ukrinform.ua/rubric-polytics/3704874-bajden-i-zelenskij-spilkuutsa-regularno-j-casto-bilij-dim.html" text:style-name="Internet_20_link" text:visited-style-name="Visited_20_Internet_20_Link">
https://www.ukrinform.ua/rubric-polytics/3704874-bajden-i-zelenskij-spilkuutsa-regularno-j-casto-bilij-dim.html</text:a>
</text:p>
      <!--NEWS-->
      <text:h text:style-name="P10" text:outline-level="1">
<text:span text:style-name="T4">
Нідерланди підготували мобільну лабораторію для судмедекспертизи в Україні</text:span>
</text:h>
      <text:p text:style-name="P4">
Authors: Ukrinform (Person)</text:p>
      <text:p text:style-name="P4">
Publisher: Укринформ (Organization)</text:p>
      <text:p text:style-name="P4">
Published Time: 2023-05-04T21:54:00+03:00</text:p>
      <text:p text:style-name="P4">
Modified Time: 2023-05-04T21:54:00+03:00</text:p>
      <text:p text:style-name="P4">
Description: Нідерланди підготували для потреб Міжнародного кримінального суду мобільну лабораторію для судмедекспертизи в Україні. — Укрінформ.</text:p>
      <text:p text:style-name="P4">
Images: ["<text:a xlink:type="simple" xlink:href="https://static.ukrinform.com/photos/2023_05/thumb_files/630_360_1683222024-635.jpg" text:style-name="Internet_20_link" text:visited-style-name="Visited_20_Internet_20_Link">
630_360_16832...</text:a>
"]</text:p>
      <text:p text:style-name="P4">
Tags: ['Нідерланди', 'Україна', 'Лабораторія', 'Війна з росією']</text:p>
      <text:p text:style-name="P4">
Type: Article</text:p>
      <!--METADATA-->
      <text:p text:style-name="P4">
<draw:frame draw:style-name="fr1" draw:name="Image217" text:anchor-type="as-char" svg:width="6.9236in" svg:height="3.956343in" draw:z-index="0">
<draw:image xlink:href="../Images/yкринформ/2023-05-04T21-54-00-03-00/630_360_1683222024-635.jpg" xlink:type="simple" xlink:show="embed" xlink:actuate="onLoad" draw:mime-type="image/jpeg"/>
</draw:frame>
 Нідерландипідготували для потреб Міжнародного кримінального суду мобільну лабораторіюдля судмедекспертизи в Україні.</text:p>
      <text:p text:style-name="P4">
Як передає Укрінформ, про це заявила міністр оборони Нідерландів КайсаОллонгрен, під час візиту Президента Володимира Зеленського на базуКоролівських військово-повітряних сил Нідерландів, <text:a xlink:type="simple" xlink:href="https://www.president.gov.ua/news/na-bazi-vps-niderlandiv-volodimir-zelenskij-zustrivsya-z-ukr-82685" text:style-name="Internet_20_link" text:visited-style-name="Visited_20_Internet_20_Link">
</text:a>
сайт Президента.</text:p>
      <text:p text:style-name="P4">
Оллонгрен зазначила, що ця база – одна з локацій, на якій Нідерланди готуютьвійськове обладнання та озброєння для України.</text:p>
      <text:p text:style-name="P4">
«Відданість ваших солдатів справді надихає. Вони борються за вільну Україну.За Україну, яку зможуть передати своїм дітям. І ставки високі як для України,так і для всіх нас тут, у Нідерландах, і для всіх, хто поділяє цінностідемократії, міжнародного права й територіальної цілісності», – сказала вона.</text:p>
      <text:p text:style-name="P4">
<text:span text:style-name="T4">
Читайте також:</text:span>
 <text:span text:style-name="T4">
<text:a xlink:type="simple" xlink:href="https://www.ukrinform.ua/rubric-ato/3704840-niderlandi-j-dali-zmicnuvatimut-vijskovij-potencial-ukraini-ministerka-oboroni.html" text:style-name="Internet_20_link" text:visited-style-name="Visited_20_Internet_20_Link">
 </text:a>
 </text:span>
</text:p>
      <text:p text:style-name="P4">
Міністр оборони повідомила, що Нідерланди підготували для потреб Міжнародногокримінального суду мобільну лабораторію для судмедекспертизи в Україні. Цедуже важливо для притягнення до відповідальності винних у злочинах.</text:p>
      <text:p text:style-name="P4">
Вона наголосила, що Нідерланди продовжать допомагати українському народові вйого прагненні відбити <text:span text:style-name="T4">
<text:a xlink:type="simple" xlink:href="https://www.ukrinform.ua/tag-russian-aggression" text:style-name="Internet_20_link" text:visited-style-name="Visited_20_Internet_20_Link">
 </text:a>
</text:span>
</text:p>
      <text:p text:style-name="P4">
«Ми й далі робитимемо значний внесок у зміцнення військового потенціалуУкраїни. Зараз і в майбутньому, так довго, як це буде потрібно», – зазначилаОллонгрен.</text:p>
      <text:p text:style-name="P4">
<text:span text:style-name="T4">
Читайте також:</text:span>
 <text:span text:style-name="T4">
<text:a xlink:type="simple" xlink:href="https://www.ukrinform.ua/rubric-ato/3704840-niderlandi-j-dali-zmicnuvatimut-vijskovij-potencial-ukraini-ministerka-oboroni.html" text:style-name="Internet_20_link" text:visited-style-name="Visited_20_Internet_20_Link">
 </text:a>
 </text:span>
</text:p>
      <text:p text:style-name="P4">
Як повідомляв Укрінформ, Президент України Володимир Зеленський разом зпрем’єр-міністром Нідерландів Марком Рютте та міністеркою оборони НідерландівКайсою Оллонгрен <text:span text:style-name="T4">
_<text:a xlink:type="simple" xlink:href="https://www.ukrinform.ua/rubric-ato/3704817-zelenskij-vidvidav-bazu-vijskovopovitranih-sil-u-niderlandah.html" text:style-name="Internet_20_link" text:visited-style-name="Visited_20_Internet_20_Link">
 </text:a>
 _ </text:span>
</text:p>
      <text:p text:style-name="P4">
Source: <text:a xlink:type="simple" xlink:href="https://www.ukrinform.ua/rubric-ato/3704875-niderlandi-pidgotuvali-mobilnu-laboratoriu-dla-sudmedekspertizi-v-ukraini.html" text:style-name="Internet_20_link" text:visited-style-name="Visited_20_Internet_20_Link">
https://www.ukrinform.ua/rubric-ato/3704875-niderlandi-pidgotuvali-mobilnu-laboratoriu-dla-sudmedekspertizi-v-ukraini.html</text:a>
</text:p>
      <!--NEWS-->
      <text:h text:style-name="P10" text:outline-level="1">
<text:span text:style-name="T4">
Volvo звільнить 1300 співробітників для скорочення витрат</text:span>
</text:h>
      <text:p text:style-name="P4">
Authors: Ukrinform (Person)</text:p>
      <text:p text:style-name="P4">
Publisher: Укринформ (Organization)</text:p>
      <text:p text:style-name="P4">
Published Time: 2023-05-04T21:56:00+03:00</text:p>
      <text:p text:style-name="P4">
Modified Time: 2023-05-04T21:56:00+03:00</text:p>
      <text:p text:style-name="P4">
Description: Автомобільна компанія Volvo Cars повідомила у четвер, що звільнить близько 1300 офісних співробітників у Швеції в рамках скорочення витрат. — Укрінформ.</text:p>
      <text:p text:style-name="P4">
Images: ["<text:a xlink:type="simple" xlink:href="https://static.ukrinform.com/photos/2019_01/thumb_files/630_360_1548246841-477.jpg" text:style-name="Internet_20_link" text:visited-style-name="Visited_20_Internet_20_Link">
630_360_15482...</text:a>
"]</text:p>
      <text:p text:style-name="P4">
Tags: ['Автомобіль', 'Скорочення', 'Технології', 'Volvo']</text:p>
      <text:p text:style-name="P4">
Type: Article</text:p>
      <!--METADATA-->
      <text:p text:style-name="P4">
<draw:frame draw:style-name="fr1" draw:name="Image218" text:anchor-type="as-char" svg:width="6.9236in" svg:height="3.956343in" draw:z-index="0">
<draw:image xlink:href="../Images/yкринформ/2023-05-04T21-56-00-03-00/630_360_1548246841-477.jpg" xlink:type="simple" xlink:show="embed" xlink:actuate="onLoad" draw:mime-type="image/jpeg"/>
</draw:frame>
Автомобільна компанія Volvo Cars повідомила у четвер, що звільнить близько1300 офісних співробітників у Швеції в рамках скорочення витрат.</text:p>
      <text:p text:style-name="P4">
Як передає Укрінформ, про це повідомляє <text:a xlink:type="simple" xlink:href="https://www.reuters.com/business/autos-transportation/volvo-cars-cut-1300-jobs-it-steps-up-cost-cuts-2023-05-04/" text:style-name="Internet_20_link" text:visited-style-name="Visited_20_Internet_20_Link">
</text:a>
 .</text:p>
      <text:p text:style-name="P4">
« <text:a xlink:type="simple" xlink:href="https://www.ukrinform.ua/tag-ekonomika" text:style-name="Internet_20_link" text:visited-style-name="Visited_20_Internet_20_Link">
 </text:a>
 труднощі, підвищення цін насировину та посилення конкуренції, ймовірно, ще деякий час залишатимутьсявикликом для нашої галузі», – сказав генеральний директор компанії Джим Роуен.</text:p>
      <text:p text:style-name="P4">
Він додав, що попередньої ініціативи щодо підвищення ефективності, попри їїрезультативність, виявилось недостатньо.</text:p>
      <text:p text:style-name="P4">
1300 робочих місць становлять 6% робочої сили Volvo Cars у Швеції.</text:p>
      <text:p text:style-name="P4">
Роуен також повідомив, що точна сума майбутніх заощаджень після проведенняскорочення штату невідома.</text:p>
      <text:p text:style-name="P4">
Компанія видала повідомлення про звільнення 1100 співробітникам. Інші 200робочих посад будуть визначені після перевірки бізнесу по всій Швеції.</text:p>
      <text:p text:style-name="P4">
У компанії додали, що найближчими місяцями планується скоротити кількістьробочих місць і знизити витрати на всі глобальні операції, включаючиконсультації.</text:p>
      <text:p text:style-name="P4">
<text:span text:style-name="T4">
Читайте також:</text:span>
 <text:a xlink:type="simple" xlink:href="https://www.ukrinform.ua/rubric-technology/3683496-volvo-skorotit-1600-robocih-misc-u-evropi.html" text:style-name="Internet_20_link" text:visited-style-name="Visited_20_Internet_20_Link">
 <text:span text:style-name="T4">
Volvo</text:span>
 </text:a>
</text:p>
      <text:p text:style-name="P4">
Роуен заявив, що він наразі не може уточнити, де саме буде проведеноскорочення, але в основному зміни будуть зосереджені на офісних посадах.</text:p>
      <text:p text:style-name="P4">
Як повідомляв Укрінформ, у березні концерн Volvo Group повідомив про планиреструктуризувати свою європейську компанію з виробництва автобусів,відмовившись від заводу в Польщі.</text:p>
      <text:p text:style-name="P4">
Source: <text:a xlink:type="simple" xlink:href="https://www.ukrinform.ua/rubric-technology/3704879-volvo-zvilnit-1300-spivrobitnikiv-dla-skorocenna-vitrat.html" text:style-name="Internet_20_link" text:visited-style-name="Visited_20_Internet_20_Link">
https://www.ukrinform.ua/rubric-technology/3704879-volvo-zvilnit-1300-spivrobitnikiv-dla-skorocenna-vitrat.html</text:a>
</text:p>
      <!--NEWS-->
      <text:h text:style-name="P10" text:outline-level="1">
<text:span text:style-name="T4">
На Житомирщині висадили Алею пам’яті нескорених міст</text:span>
</text:h>
      <text:p text:style-name="P4">
Authors: Ukrinform (Person)</text:p>
      <text:p text:style-name="P4">
Publisher: Укринформ (Organization)</text:p>
      <text:p text:style-name="P4">
Published Time: 2023-05-04T22:09:00+03:00</text:p>
      <text:p text:style-name="P4">
Modified Time: 2023-05-04T22:09:00+03:00</text:p>
      <text:p text:style-name="P4">
Description: У Звягелі на Житомирщині заклали Алею пам’яті нескорених міст, на якій висадили понад 1000 кущів троянд та інших рослин. — Укрінформ.</text:p>
      <text:p text:style-name="P4">
Images: ["<text:a xlink:type="simple" xlink:href="https://static.ukrinform.com/photos/2023_05/thumb_files/630_360_1683227346-544.jpg" text:style-name="Internet_20_link" text:visited-style-name="Visited_20_Internet_20_Link">
630_360_16832...</text:a>
"]</text:p>
      <text:p text:style-name="P4">
Tags: ['Житомирщина', 'Квіти', 'Озеленення України']</text:p>
      <text:p text:style-name="P4">
Type: Article</text:p>
      <!--METADATA-->
      <text:p text:style-name="P4">
<draw:frame draw:style-name="fr1" draw:name="Image219" text:anchor-type="as-char" svg:width="6.9236in" svg:height="3.956343in" draw:z-index="0">
<draw:image xlink:href="../Images/yкринформ/2023-05-04T22-09-00-03-00/630_360_1683227346-544.jpg" xlink:type="simple" xlink:show="embed" xlink:actuate="onLoad" draw:mime-type="image/jpeg"/>
</draw:frame>
 У Звягеліна Житомирщині заклали Алею пам’яті нескорених міст, на якій висадили понад1000 кущів троянд та інших рослин.</text:p>
      <text:p text:style-name="P4">
Про це у <text:a xlink:type="simple" xlink:href="https://www.facebook.com/permalink.php" text:style-name="Internet_20_link" text:visited-style-name="Visited_20_Internet_20_Link">
</text:a>
повідомляє Звягельська міська рада, передає Укрінформ.</text:p>
      <text:p text:style-name="P4">
«Більше 100 осіб долучилися до створення «Алеї пам’яті нескорених міст», асаме люди, які вимушено покинули свої домівки через збройну агресію рф, родинизагиблих героїв, жінки-депутати, працівники виконавчих органів, освітяни тапрацівники управління соціального захисту населення», - йдеться уповідомленні.</text:p>
      <text:p text:style-name="P4">
Загалом на алеї висадили понад 1000 кущів троянд та інших зелених насаджень.Рослини придбані за грантові кошти Українського жіночого фонду.</text:p>
      <text:p text:style-name="P4">
Зазначається, що висадження різноманітних рослин у пам’ять про нескорені міставідбувається у різних населених пунктах України. Такі заходи є проявомпідтримки та пам’яті міст і людей, які першими взяли на себе біль та страхунаслідок російського вторгнення.</text:p>
      <text:p text:style-name="P4">
<text:span text:style-name="T4">
Читайте також:</text:span>
 <text:a xlink:type="simple" xlink:href="https://www.ukrinform.ua/rubric-vidbudova/3704532-na-zitomirsini-kapitalno-remontuut-dva-mosti-poskodzeni-vnaslidok-obstriliv.html" text:style-name="Internet_20_link" text:visited-style-name="Visited_20_Internet_20_Link">
 <text:span text:style-name="T4">
Житомирщині</text:span>
 </text:a>
</text:p>
      <text:p text:style-name="P4">
Як повідомляв Укрінформ, у Борисполі, на Київщині, в рамках програм«Озеленення України» та «Одного мільйона дерев життя» військові, волонтери іпредставники міської влади висадили 10 верб, відкривши таким чином Алеюпам’яті Героїв-прикордонників.</text:p>
      <text:p text:style-name="P4">
<text:span text:style-name="T5">
Фото: Звягельська міська рада</text:span>
</text:p>
      <text:p text:style-name="P4">
Source: <text:a xlink:type="simple" xlink:href="https://www.ukrinform.ua/rubric-regions/3704882-na-zitomirsini-visadili-aleu-pamati-neskorenih-mist.html" text:style-name="Internet_20_link" text:visited-style-name="Visited_20_Internet_20_Link">
https://www.ukrinform.ua/rubric-regions/3704882-na-zitomirsini-visadili-aleu-pamati-neskorenih-mist.html</text:a>
</text:p>
      <!--NEWS-->
      <text:h text:style-name="P10" text:outline-level="1">
<text:span text:style-name="T4">
Упродовж дня росіяни 14 разів обстріляли прикордонні громади Сумщини</text:span>
</text:h>
      <text:p text:style-name="P4">
Authors: Ukrinform (Person)</text:p>
      <text:p text:style-name="P4">
Publisher: Укринформ (Organization)</text:p>
      <text:p text:style-name="P4">
Published Time: 2023-05-04T22:21:00+03:00</text:p>
      <text:p text:style-name="P4">
Modified Time: 2023-05-04T22:21:00+03:00</text:p>
      <text:p text:style-name="P4">
Description: Упродовж дня війська російської федерації здійснили 14 обстрілів прикордонних громад Сумської області, зафіксовано близько 90 вибухів. — Укрінформ.</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220" text:anchor-type="as-char" svg:width="6.9236in" svg:height="3.956343in" draw:z-index="0">
<draw:image xlink:href="../Images/yкринформ/2023-05-04T22-21-00-03-00/630_360_1674980674-403.jpeg" xlink:type="simple" xlink:show="embed" xlink:actuate="onLoad" draw:mime-type="image/jpeg"/>
</draw:frame>
 Упродовждня війська російської федерації здійснили 14 обстрілів прикордонних громадСумської області, зафіксовано близько 90 вибухів.</text:p>
      <text:p text:style-name="P4">
Як передає Укрінформ, про це Сумська обласна військова адміністраціяповідомляє у <text:a xlink:type="simple" xlink:href="https://t.me/Sumy_news_ODA/15911" text:style-name="Internet_20_link" text:visited-style-name="Visited_20_Internet_20_Link">
 </text:a>
 .</text:p>
      <text:p text:style-name="P4">
Обстрілів зазнали населені пункти Юнаківської, Білопільської, Хотінської,Миропільської, Краснопільської, Шалигинської, НовослобідськоїВеликописарівської громад.</text:p>
      <text:p text:style-name="P4">
Зранку по території Юнаківської громади росіяни били з артилерії - зафіксованоп’ять вибухів. Внаслідок обстрілу пошкоджено приватне домогосподарство.</text:p>
      <text:p text:style-name="P4">
<text:span text:style-name="T4">
Читайте також:</text:span>
 <text:span text:style-name="T4">
<text:a xlink:type="simple" xlink:href="https://www.ukrinform.ua/rubric-ato/3704822-rosiani-obstrilali-gromadu-v-nikopolskomu-rajoni-z-vazkoi-artilerii.html" text:style-name="Internet_20_link" text:visited-style-name="Visited_20_Internet_20_Link">
 </text:a>
 </text:span>
</text:p>
      <text:p text:style-name="P4">
У Білопільській громаді був мінометний обстріл – зафіксовано сім вибухів.Внаслідок обстрілу пошкоджено два приватних домогосподарства.</text:p>
      <text:p text:style-name="P4">
Хотінську громаду ворог обстріляв з мінометів, зафіксовано 10 вибухів.Внаслідок обстрілу пошкоджено будинок культури та два житлові будинки.</text:p>
      <text:p text:style-name="P4">
Краснопільську громаду росіяни обстріляли з міномету – зафіксовано 12 вибухів.</text:p>
      <text:p text:style-name="P4">
У Новослобідській громаді внаслідок мінометного обстрілу зафіксовано 16вибухів. Отримав поранення місцевий житель.</text:p>
      <text:p text:style-name="P4">
На територію Миропільської громади росіяни скинули шість мін.</text:p>
      <text:p text:style-name="P4">
<text:span text:style-name="T4">
Читайте також:</text:span>
 <text:span text:style-name="T4">
<text:a xlink:type="simple" xlink:href="https://www.ukrinform.ua/rubric-regions/3704809-u-hersoni-ponad-160-osib-zdali-krov-dla-poranenih-vid-obstriliv-sered-donoriv-inozemci.html" text:style-name="Internet_20_link" text:visited-style-name="Visited_20_Internet_20_Link">
 </text:a>
 </text:span>
</text:p>
      <text:p text:style-name="P4">
У Великописарівській громаді ворог здійснив мінометний обстріл – зафіксованошість вибухів.</text:p>
      <text:p text:style-name="P4">
Шалигинську громаду росіяни обстрілювали з артилерії – 13 вибухів.</text:p>
      <text:p text:style-name="P4">
Як повідомляв Укрінформ, російські війська станом на 12:00 4 травня ще шістьразів <text:span text:style-name="T4">
<text:a xlink:type="simple" xlink:href="https://www.ukrinform.ua/tag-obstril" text:style-name="Internet_20_link" text:visited-style-name="Visited_20_Internet_20_Link">
 </text:a>
 </text:span>
 прикордоння Чернігівськоїта Сумської областей.</text:p>
      <text:p text:style-name="P4">
Source: <text:a xlink:type="simple" xlink:href="https://www.ukrinform.ua/rubric-ato/3704886-uprodovz-dna-rosiani-14-raziv-obstrilali-prikordonni-gromadi-sumsini-ova.html" text:style-name="Internet_20_link" text:visited-style-name="Visited_20_Internet_20_Link">
https://www.ukrinform.ua/rubric-ato/3704886-uprodovz-dna-rosiani-14-raziv-obstrilali-prikordonni-gromadi-sumsini-ova.html</text:a>
</text:p>
      <!--NEWS-->
      <text:h text:style-name="P10" text:outline-level="1">
<text:span text:style-name="T4">
«Жирона» із Циганковим переграла «Мальорку» в матчі Ла Ліги</text:span>
</text:h>
      <text:p text:style-name="P4">
Authors: Ukrinform (Person)</text:p>
      <text:p text:style-name="P4">
Publisher: Укринформ (Organization)</text:p>
      <text:p text:style-name="P4">
Published Time: 2023-05-04T22:29:23+03:00</text:p>
      <text:p text:style-name="P4">
Modified Time: 2023-05-04T22:29:23+03:00</text:p>
      <text:p text:style-name="P4">
Description: Команда українця Віктора Циганкова «Жирона» здобула третю поспіль перемогу, обігравши «Мальорку» у поєдинку 33-го туру чемпіонату Іспанії з футболу. — Укрінформ.</text:p>
      <text:p text:style-name="P4">
Images: ["<text:a xlink:type="simple" xlink:href="https://static.ukrinform.com/photos/2023_05/thumb_files/630_360_1683228136-625.jpg" text:style-name="Internet_20_link" text:visited-style-name="Visited_20_Internet_20_Link">
630_360_16832...</text:a>
"]</text:p>
      <text:p text:style-name="P4">
Tags: ['Футбол', 'Циганков']</text:p>
      <text:p text:style-name="P4">
Type: Article</text:p>
      <!--METADATA-->
      <text:p text:style-name="P4">
<draw:frame draw:style-name="fr1" draw:name="Image221" text:anchor-type="as-char" svg:width="6.9236in" svg:height="3.956343in" draw:z-index="0">
<draw:image xlink:href="../Images/yкринформ/2023-05-04T22-29-23-03-00/630_360_1683228136-625.jpg" xlink:type="simple" xlink:show="embed" xlink:actuate="onLoad" draw:mime-type="image/jpeg"/>
</draw:frame>
 Командаукраїнця Віктора Циганкова «Жирона» здобула третю поспіль перемогу, обігравши«Мальорку» у поєдинку 33-го туру чемпіонату Іспанії з футболу.</text:p>
      <text:p text:style-name="P4">
Поєдинок на «Естадіо Мунісіпаль де Монтіліві» у Жироні завершився успіхомгосподарів - 2:1, передає Укрінформ.</text:p>
      <text:p text:style-name="P4">
Колумбійський захисник «жирондинців» Бернарду відкрив рахунок на 23-й хвилині.Відновив паритет з пенальті косовський форвард гостей Ведат Мурікі (80), на щорезультативно відповів аргентинський нападник «Жирони» Валентін Кастельянос(84).</text:p>
      <text:p text:style-name="P4">
Ексгравець київського «Динамо» вийшов у стартовому складі. На 91-й хвилиніЦиганков поступився місцем на полі перуанському захиснику АлександеруКальєнсу.</text:p>
      <text:p text:style-name="P4">
<text:span text:style-name="T4">
Читайте також:</text:span>
 <text:a xlink:type="simple" xlink:href="https://www.ukrinform.ua/rubric-sports/3703377-asist-cigankova-dopomig-zironi-obigrati-sevilu-v-matci-la-ligi.html" text:style-name="Internet_20_link" text:visited-style-name="Visited_20_Internet_20_Link">
 <text:span text:style-name="T4">
Циганков</text:span>
 </text:a>
</text:p>
      <text:p text:style-name="P4">
Турнірну таблицю Ла Ліги очолює «Барселона», в активі якої 82 очки. Другим йде«Атлетико» (69), третім - «Реал» (68). «Жирона» (47) піднялася на 7-ме місце.</text:p>
      <text:p text:style-name="P4">
Фото: AFP.</text:p>
      <text:p text:style-name="P4">
Source: <text:a xlink:type="simple" xlink:href="https://www.ukrinform.ua/rubric-sports/3704889-zirona-iz-cigankovim-peregrala-malorku-v-matci-la-ligi.html" text:style-name="Internet_20_link" text:visited-style-name="Visited_20_Internet_20_Link">
https://www.ukrinform.ua/rubric-sports/3704889-zirona-iz-cigankovim-peregrala-malorku-v-matci-la-ligi.html</text:a>
</text:p>
      <!--NEWS-->
      <text:h text:style-name="P10" text:outline-level="1">
<text:span text:style-name="T4">
У столичному ТЦ ліквідували пожежу від падіння уламків безпілотника - Кличко</text:span>
</text:h>
      <text:p text:style-name="P4">
Authors: Ukrinform (Person)</text:p>
      <text:p text:style-name="P4">
Publisher: Укринформ (Organization)</text:p>
      <text:p text:style-name="P4">
Published Time: 2023-05-04T22:37:00+03:00</text:p>
      <text:p text:style-name="P4">
Modified Time: 2023-05-04T22:37:00+03:00</text:p>
      <text:p text:style-name="P4">
Description: Рятувальники загасили пожежу на першому поверсі чотириповерхової будівлі торгівельного центру в Солом’янському районі. — Укрінформ.</text:p>
      <text:p text:style-name="P4">
Images: ["<text:a xlink:type="simple" xlink:href="https://static.ukrinform.com/photos/2023_05/thumb_files/630_360_1683230162-742.jpg" text:style-name="Internet_20_link" text:visited-style-name="Visited_20_Internet_20_Link">
630_360_16832...</text:a>
", "<text:a xlink:type="simple" xlink:href="https://static.ukrinform.com/photos/2023_05/1683230162-146.jpg" text:style-name="Internet_20_link" text:visited-style-name="Visited_20_Internet_20_Link">
1683230162-14...</text:a>
", "<text:a xlink:type="simple" xlink:href="https://static.ukrinform.com/photos/2023_05/1683230162-405.jpg" text:style-name="Internet_20_link" text:visited-style-name="Visited_20_Internet_20_Link">
1683230162-40...</text:a>
"]</text:p>
      <text:p text:style-name="P4">
Tags: ['Безпілотник', 'Пожежа', 'Віталій Кличко', 'Київ']</text:p>
      <text:p text:style-name="P4">
Type: Article</text:p>
      <!--METADATA-->
      <text:p text:style-name="P4">
<draw:frame draw:style-name="fr1" draw:name="Image222" text:anchor-type="as-char" svg:width="6.9236in" svg:height="3.956343in" draw:z-index="0">
<draw:image xlink:href="../Images/yкринформ/2023-05-04T22-37-00-03-00/630_360_1683230162-742.jpg" xlink:type="simple" xlink:show="embed" xlink:actuate="onLoad" draw:mime-type="image/jpeg"/>
</draw:frame>
Рятувальники загасили пожежу на першому поверсі чотириповерхової будівліторгівельного центру в Солом’янському районі.</text:p>
      <text:p text:style-name="P4">
Про це <text:a xlink:type="simple" xlink:href="https://t.me/vitaliy_klitschko/1929" text:style-name="Internet_20_link" text:visited-style-name="Visited_20_Internet_20_Link">
 </text:a>
 міський голова Києва ВіталійКличко, передає Укрінформ.</text:p>
      <text:p text:style-name="P4">
Пожежа сталася на першому поверсі чотириповерхової будівлі торгівельногоцентру на площі 50 квадратних метрів, зазначив він.</text:p>
      <text:p text:style-name="P4">
«Внаслідок ураження уламків літального апарату вибуховою хвилею зруйнованідекоративні зовнішні елементи будівлі та скло на площі до 150 квадратнихметрів. Несучі конструкції не пошкоджені. Потерпілих не виявили», – додав мер.</text:p>
      <text:p text:style-name="P4">
<draw:frame draw:style-name="fr1" draw:name="Image223" text:anchor-type="as-char" svg:width="6.9236in" svg:height="4.622144in" draw:z-index="0">
<draw:image xlink:href="../Images/yкринформ/2023-05-04T22-37-00-03-00/1683230162-146.jpg" xlink:type="simple" xlink:show="embed" xlink:actuate="onLoad" draw:mime-type="image/jpeg"/>
</draw:frame>
</text:p>
      <text:p text:style-name="P4">
<draw:frame draw:style-name="fr1" draw:name="Image224" text:anchor-type="as-char" svg:width="6.9236in" svg:height="4.622144in" draw:z-index="0">
<draw:image xlink:href="../Images/yкринформ/2023-05-04T22-37-00-03-00/1683230162-405.jpg" xlink:type="simple" xlink:show="embed" xlink:actuate="onLoad" draw:mime-type="image/jpeg"/>
</draw:frame>
</text:p>
      <text:p text:style-name="P4">
<text:span text:style-name="T4">
Читайте також:</text:span>
 <text:span text:style-name="T4">
<text:a xlink:type="simple" xlink:href="https://www.ukrinform.ua/rubric-kyiv/3704869-u-pecerskomu-rajoni-pozeza-vid-padinna-ulamkiv-bezpilotnika.html" text:style-name="Internet_20_link" text:visited-style-name="Visited_20_Internet_20_Link">
 </text:a>
</text:span>
</text:p>
      <text:p text:style-name="P4">
Крім того, ще одна пожежа на невеликій площі сталася через падіння уламківбезпілотника в Печерському районі – за даними міської влади, внаслідок цьогобудівлі та люди не постраждали.</text:p>
      <text:p text:style-name="P4">
Як повідомлялося, над Києвом під час повітряної тривоги _<text:span text:style-name="T4">
<text:a xlink:type="simple" xlink:href="https://www.ukrinform.ua/rubric-kyiv/3704849-nad-kievom-sili-ppo-zbili-bezpilotnik.html" text:style-name="Internet_20_link" text:visited-style-name="Visited_20_Internet_20_Link">
</text:a>
 </text:span>
 _</text:p>
      <text:p text:style-name="P4">
<text:span text:style-name="T5">
Фото: Павло Багмут, Укрінформ</text:span>
</text:p>
      <text:p text:style-name="P4">
Source: <text:a xlink:type="simple" xlink:href="https://www.ukrinform.ua/rubric-kyiv/3704891-pozezu-v-stolicnomu-tc-vid-padinna-ulamkiv-bezpilotnika-vze-likviduvali-klicko.html" text:style-name="Internet_20_link" text:visited-style-name="Visited_20_Internet_20_Link">
https://www.ukrinform.ua/rubric-kyiv/3704891-pozezu-v-stolicnomu-tc-vid-padinna-ulamkiv-bezpilotnika-vze-likviduvali-klicko.html</text:a>
</text:p>
      <!--NEWS-->
      <text:h text:style-name="P10" text:outline-level="1">
<text:span text:style-name="T4">
Час комендантської години у Запоріжжі не зміниться - міськрада</text:span>
</text:h>
      <text:p text:style-name="P4">
Authors: Ukrinform (Person)</text:p>
      <text:p text:style-name="P4">
Publisher: Укринформ (Organization)</text:p>
      <text:p text:style-name="P4">
Published Time: 2023-05-04T22:46:00+03:00</text:p>
      <text:p text:style-name="P4">
Modified Time: 2023-05-04T22:46:00+03:00</text:p>
      <text:p text:style-name="P4">
Description: Інформація про оголошення у Запоріжжі «довгої» комендантської години не відповідає дійсності. — Укрінформ.</text:p>
      <text:p text:style-name="P4">
Images: ["<text:a xlink:type="simple" xlink:href="https://static.ukrinform.com/photos/2023_05/thumb_files/630_360_1683230146-855.jpg" text:style-name="Internet_20_link" text:visited-style-name="Visited_20_Internet_20_Link">
630_360_16832...</text:a>
"]</text:p>
      <text:p text:style-name="P4">
Tags: ['Запоріжжя', 'Комендантська година']</text:p>
      <text:p text:style-name="P4">
Type: Article</text:p>
      <!--METADATA-->
      <text:p text:style-name="P4">
<draw:frame draw:style-name="fr1" draw:name="Image225" text:anchor-type="as-char" svg:width="6.9236in" svg:height="3.956343in" draw:z-index="0">
<draw:image xlink:href="../Images/yкринформ/2023-05-04T22-46-00-03-00/630_360_1683230146-855.jpg" xlink:type="simple" xlink:show="embed" xlink:actuate="onLoad" draw:mime-type="image/jpeg"/>
</draw:frame>
 Інформаціяпро оголошення у Запоріжжі «довгої» комендантської години не відповідаєдійсності.</text:p>
      <text:p text:style-name="P4">
Відповідна заява оприлюднена на <text:a xlink:type="simple" xlink:href="https://zp.gov.ua/uk/articles/item/18032/informaciya-pro-ogoloshennya-u-zaporizhzhi-dovgoi-z-komendantskoi-godini-ne-vidpovidae-dijsnosti" text:style-name="Internet_20_link" text:visited-style-name="Visited_20_Internet_20_Link">
</text:a>
 , передаєУкрінформ.</text:p>
      <text:p text:style-name="P4">
Зазначається, що окремі ЗМІ розповсюдили інформацію з посиланням на секретаряЗапорізької міської ради Анатолія Куртєва про те, що у <text:a xlink:type="simple" xlink:href="https://www.ukrinform.ua/tag-zaporizza" text:style-name="Internet_20_link" text:visited-style-name="Visited_20_Internet_20_Link">
</text:a>
 оголошено комендантську годину з19:00 8 травня до 5:00 10 травня.</text:p>
      <text:p text:style-name="P4">
"У відповідь на численні звернення повідомляємо, що ця інформація невідповідає дійсності. «Довга» комендантська година у Запоріжжі неоголошувалась", - йдеться у заяві.</text:p>
      <text:p text:style-name="P4">
<text:span text:style-name="T4">
Читайте також:</text:span>
 <text:a xlink:type="simple" xlink:href="https://www.ukrinform.ua/rubric-regions/3704275-glava-ova-poasniv-comu-zaprovadzuut-dovgu-komendantsku-godinu-v-hersoni.html" text:style-name="Internet_20_link" text:visited-style-name="Visited_20_Internet_20_Link">
 <text:span text:style-name="T4">
комендантську</text:span>
 </text:a>
</text:p>
      <text:p text:style-name="P4">
В мерії припустили, що можливо ЗМІ помилково використали та оприлюднилиінформацію, яка стосувалася подій минулого року.</text:p>
      <text:p text:style-name="P4">
Source: <text:a xlink:type="simple" xlink:href="https://www.ukrinform.ua/rubric-regions/3704895-cas-komendantskoi-godini-u-zaporizzi-ne-zminitsa-miskrada.html" text:style-name="Internet_20_link" text:visited-style-name="Visited_20_Internet_20_Link">
https://www.ukrinform.ua/rubric-regions/3704895-cas-komendantskoi-godini-u-zaporizzi-ne-zminitsa-miskrada.html</text:a>
</text:p>
      <!--NEWS-->
      <text:h text:style-name="P10" text:outline-level="1">
<text:span text:style-name="T4">
Перша леді України прибула з візитом до Британії</text:span>
</text:h>
      <text:p text:style-name="P4">
Authors: Ukrinform (Person)</text:p>
      <text:p text:style-name="P4">
Publisher: Укринформ (Organization)</text:p>
      <text:p text:style-name="P4">
Published Time: 2023-05-04T22:52:00+03:00</text:p>
      <text:p text:style-name="P4">
Modified Time: 2023-05-04T22:52:00+03:00</text:p>
      <text:p text:style-name="P4">
Description: Перша леді України Олена Зеленська прибула з візитом до Сполученого Королівства Великої Британії. — Укрінформ.</text:p>
      <text:p text:style-name="P4">
Images: ["<text:a xlink:type="simple" xlink:href="https://static.ukrinform.com/photos/2023_05/thumb_files/630_360_1683229764-345.jpg" text:style-name="Internet_20_link" text:visited-style-name="Visited_20_Internet_20_Link">
630_360_16832...</text:a>
", "<text:a xlink:type="simple" xlink:href="https://static.ukrinform.com/photos/2023_05/1683229764-345.jpg" text:style-name="Internet_20_link" text:visited-style-name="Visited_20_Internet_20_Link">
1683229764-34...</text:a>
", "<text:a xlink:type="simple" xlink:href="https://static.ukrinform.com/photos/2023_05/1683229764-539.jpg" text:style-name="Internet_20_link" text:visited-style-name="Visited_20_Internet_20_Link">
1683229764-53...</text:a>
", "<text:a xlink:type="simple" xlink:href="https://static.ukrinform.com/photos/2023_05/1683229764-468.jpg" text:style-name="Internet_20_link" text:visited-style-name="Visited_20_Internet_20_Link">
1683229764-46...</text:a>
"]</text:p>
      <text:p text:style-name="P4">
Tags: ['Британія', 'Євробачення', 'Лондон', 'Візит', 'Олена Зеленська']</text:p>
      <text:p text:style-name="P4">
Type: Article</text:p>
      <!--METADATA-->
      <text:p text:style-name="P4">
<draw:frame draw:style-name="fr1" draw:name="Image226" text:anchor-type="as-char" svg:width="6.9236in" svg:height="3.956343in" draw:z-index="0">
<draw:image xlink:href="../Images/yкринформ/2023-05-04T22-52-00-03-00/630_360_1683229764-345.jpg" xlink:type="simple" xlink:show="embed" xlink:actuate="onLoad" draw:mime-type="image/jpeg"/>
</draw:frame>
 Перша ледіУкраїни Олена Зеленська прибула з візитом до Сполученого Королівства ВеликоїБританії.</text:p>
      <text:p text:style-name="P4">
Про це Зеленська написала в <text:a xlink:type="simple" xlink:href="https://t.me/FirstLadyOfUkraine/3031" text:style-name="Internet_20_link" text:visited-style-name="Visited_20_Internet_20_Link">
 </text:a>
 ,передає Укрінформ.</text:p>
      <text:p text:style-name="P4">
Перша леді зазначила, що під час візиту зустрілася в Лондоні з дружиноюПрем’єр-міністра Великої Британії Акшатою Мурті. Зеленська подякувала Британіїза підтримку України, зокрема за організацію Євробачення спільно зукраїнськими партнерами.</text:p>
      <text:p text:style-name="P4">
"Це ще одне нагадування світу про російську агресію, через яку ми, країна-переможець, не можемо прийняти музичне свято в себе", - написала дружинаПрезидента.</text:p>
      <text:p text:style-name="P4">
<draw:frame draw:style-name="fr1" draw:name="Image227" text:anchor-type="as-char" svg:width="6.9236in" svg:height="4.615733in" draw:z-index="0">
<draw:image xlink:href="../Images/yкринформ/2023-05-04T22-52-00-03-00/1683229764-345.jpg" xlink:type="simple" xlink:show="embed" xlink:actuate="onLoad" draw:mime-type="image/jpeg"/>
</draw:frame>
</text:p>
      <text:p text:style-name="P4">
<text:span text:style-name="T4">
Читайте також:</text:span>
 <text:span text:style-name="T4">
<text:a xlink:type="simple" xlink:href="https://www.ukrinform.ua/rubric-culture/3703510-gurt-tvorchi-virusiv-na-evrobacenna-u-liverpul.html" text:style-name="Internet_20_link" text:visited-style-name="Visited_20_Internet_20_Link">
 </text:a>
 </text:span>
</text:p>
      <text:p text:style-name="P4">
Зеленська також відзначила ще одну важливу подію – Конференцію з питаньвідбудови України, яка відбудеться в червні поточного року в Лондоні.</text:p>
      <text:p text:style-name="P4">
Дружина Президента передала Акшаті Мурті запрошення на третій Саміт першихледі та джентльменів, який відбудеться 6 вересня в Києві та буде присвяченийтемі ментального здоров’я.</text:p>
      <text:p text:style-name="P4">
"Із року в рік саміт зміцнює роль перших леді та джентльменів: разом стаємобільш активними, щоб змінювати світ на краще. Так, як робить це нині Україна",- написала Зеленська.</text:p>
      <text:p text:style-name="P4">
<draw:frame draw:style-name="fr1" draw:name="Image228" text:anchor-type="as-char" svg:width="6.9236in" svg:height="4.622144in" draw:z-index="0">
<draw:image xlink:href="../Images/yкринформ/2023-05-04T22-52-00-03-00/1683229764-539.jpg" xlink:type="simple" xlink:show="embed" xlink:actuate="onLoad" draw:mime-type="image/jpeg"/>
</draw:frame>
</text:p>
      <text:p text:style-name="P4">
<text:span text:style-name="T4">
Читайте також:</text:span>
 <text:span text:style-name="T4">
<text:a xlink:type="simple" xlink:href="https://www.ukrinform.ua/rubric-ato/3704817-zelenskij-vidvidav-bazu-vijskovopovitranih-sil-u-niderlandah.html" text:style-name="Internet_20_link" text:visited-style-name="Visited_20_Internet_20_Link">
 </text:a>
</text:span>
</text:p>
      <text:p text:style-name="P4">
Крім того, Перша леді України та Акшата Мурті разом відвідали Британськубібліотеку.</text:p>
      <text:p text:style-name="P4">
"Одна з найбільших бібліотек світу: 1,5 мільйона відвідувань на рік, 170мільйонів експонатів. І серед цих артефактів Британської бібліотеки –100-тисячна українська колекція! У ній важливі документи про голодомор умікрофільмах, один із двох відомих у світі примірників львівського Букваряпершодрукаря Івана Федорова, рідкісне видання «Кобзаря» Тараса Шевченка –кишенькове, для підпільного читання в часи заборон на українську мову, –безліч рідкісних книжок і видань України й діаспори", - додала дружинаПрезидента.</text:p>
      <text:p text:style-name="P4">
<draw:frame draw:style-name="fr1" draw:name="Image229" text:anchor-type="as-char" svg:width="6.9236in" svg:height="4.622144in" draw:z-index="0">
<draw:image xlink:href="../Images/yкринформ/2023-05-04T22-52-00-03-00/1683229764-468.jpg" xlink:type="simple" xlink:show="embed" xlink:actuate="onLoad" draw:mime-type="image/jpeg"/>
</draw:frame>
</text:p>
      <text:p text:style-name="P4">
Як відомо, цієї суботи, 6 травня, відбудеться коронація британського монархаЧарльза ІІІ.</text:p>
      <text:p text:style-name="P4">
<text:span text:style-name="T5">
Фото: t.me/FirstLadyOfUkraine</text:span>
</text:p>
      <text:p text:style-name="P4">
Source: <text:a xlink:type="simple" xlink:href="https://www.ukrinform.ua/rubric-polytics/3704894-persa-ledi-ukraini-pribula-z-vizitom-do-britanii.html" text:style-name="Internet_20_link" text:visited-style-name="Visited_20_Internet_20_Link">
https://www.ukrinform.ua/rubric-polytics/3704894-persa-ledi-ukraini-pribula-z-vizitom-do-britanii.html</text:a>
</text:p>
      <!--NEWS-->
      <text:h text:style-name="P10" text:outline-level="1">
<text:span text:style-name="T4">
Проблему імпорту українського зерна в сусідні країни ЄС треба вирішувати в дусі солідарності – Качка</text:span>
</text:h>
      <text:p text:style-name="P4">
Authors: Ukrinform (Person)</text:p>
      <text:p text:style-name="P4">
Publisher: Укринформ (Organization)</text:p>
      <text:p text:style-name="P4">
Published Time: 2023-05-04T23:05:00+03:00</text:p>
      <text:p text:style-name="P4">
Modified Time: 2023-05-04T23:05:00+03:00</text:p>
      <text:p text:style-name="P4">
Description: Україна вдячна Євросоюзу за зусилля з пошуку рішення для кризи українського сільськогосподарського імпорту до сусідніх країн, але ця проблема ще не знайшла остаточного розв’язання, яке має бути зроблено в дусі солідарності та позбавлене політичних спекуляцій. — Укрінформ.</text:p>
      <text:p text:style-name="P4">
Images: ["<text:a xlink:type="simple" xlink:href="https://static.ukrinform.com/photos/2020_09/thumb_files/630_360_1600426595-611.jpg" text:style-name="Internet_20_link" text:visited-style-name="Visited_20_Internet_20_Link">
630_360_16004...</text:a>
"]</text:p>
      <text:p text:style-name="P4">
Tags: ['Євросоюз', 'Імпорт', 'Зерно', 'Тарас Качка']</text:p>
      <text:p text:style-name="P4">
Type: Article</text:p>
      <!--METADATA-->
      <text:p text:style-name="P4">
<draw:frame draw:style-name="fr1" draw:name="Image230" text:anchor-type="as-char" svg:width="6.9236in" svg:height="3.956343in" draw:z-index="0">
<draw:image xlink:href="../Images/yкринформ/2023-05-04T23-05-00-03-00/630_360_1600426595-611.jpg" xlink:type="simple" xlink:show="embed" xlink:actuate="onLoad" draw:mime-type="image/jpeg"/>
</draw:frame>
 Українавдячна Євросоюзу за зусилля з пошуку рішення для кризи українськогосільськогосподарського імпорту до сусідніх країн, але ця проблема ще незнайшла остаточного розв’язання, яке має бути зроблено в дусі солідарності тапозбавлене політичних спекуляцій.</text:p>
      <text:p text:style-name="P4">
Про це сьогодні під час віртуального виступу на Брюссельському економічномуфорумі заявив заступник міністра економіки України Тарас Качка, повідомляєкореспондент Укрінформу.</text:p>
      <text:p text:style-name="P4">
«Економічна модель Європи має також включати Україну. Політичне рішення <text:a xlink:type="simple" xlink:href="https://www.ukrinform.ua/tag-evrosouz" text:style-name="Internet_20_link" text:visited-style-name="Visited_20_Internet_20_Link">
</text:a>
 надати Україні статусу країни-кандидата має бути також посилено економічною інтеграцією, із більшим доступомУкраїни та внутрішній ринок ЄС, що надає додаткові переваги також для цьоговнутрішнього ринку. Але, коли це відбувається надто швидко, це породжуєсуперечності, і це саме та ситуація яку ми маємо зараз із сусідніми країнами-членами», - зауважив український урядовець.</text:p>
      <text:p text:style-name="P4">
Він зауважив, що різкі зміни у торговельній політиці були викликаніполітичними протестами з боку польських фермерів, на які Уряд Польщі відповівтакож суто політичною реакцією, яка мала руйнівний ефект як для ЄС, так і дляУкраїни. Завдяки втручанню Європейської Комісії вдалося дещо полегшити цюситуації, але остаточного рішення ще не знайдено.</text:p>
      <text:p text:style-name="P4">
«Саме тому нам необхідно відходити від політичних рішень, які руйнуютьекономіку. Минулого місяця рішення Польщі заблокувати український аграрнийекспорт спричинило для України втрати у 143 мільйони доларів США, що більше,ніж Єврокомісія буде сплачувати польським фермерам в якості компенсації, змоєї точки зору, за нізащо. Тому що у дійсності це був блеф з боку польськихфермерів, і Уряд Польщі відреагував на це у дуже дивний спосіб», - заявивТарас Качка.</text:p>
      <text:p text:style-name="P4">
Він зауважив, що це саме той випадок, коли варто скористатися інструментамиекономічної політики ЄС, щоб забезпечити стійкість європейської економіки таїї готовність долати будь-які кризи у майбутньому.</text:p>
      <text:p text:style-name="P4">
«І це не лише стосується спротиву російським впливам. Росія має абсолютневідмінне ставлення до економіки, яку вона хоче поставити під жорсткийполітичний контроль. Але такі підходи ніколи не будуть працювати в Європі, івже не працюватимуть в Україні. Хочу наголосити, що відкрита ринкова економікає основою для забезпечення стійкості за будь-яких умов, включаючи російськуагресію проти України», - наголосив заступник міністра економіки України.</text:p>
      <text:p text:style-name="P4">
Він вислови сподівання, що досвід економічної стійкості, який Україна набулапротягом минулих 14 місяців після російського вторгнення, буде корисним такождля ЄС, для модернізації європейської економічної політики та для їїпідготовки до майбутніх викликів.</text:p>
      <text:p text:style-name="P4">
Як вже повідомлялося, п’ять країн ЄС, - Польща, Угорщина, Словаччина, Румуніята Болгарія, - звернулися до Єврокомісії з проханням про запровадженнязахисних заходів проти «надмірного» сільськогосподарського експорту з України,який впливає на ситуацію на ринку, призводить до падіння цін та, таким чином,зачіпає інтереси фермерів у сусідніх з Україною державах ЄС.</text:p>
      <text:p text:style-name="P4">
Єврокомісія 2-го травня оголосила про компромісне рішення, яке передбачаєтимчасову заборону українського імпорту чотирьох ключовихсільськогосподарських товарів – пшениці, кукурудзи насіння ріпаку тасоняшника, з одночасним скасуванням односторонніх заходів згаданих країн протиукраїнського імпорту та продовження транзиту українського насіння до іншихкраїн ЄС та на світові ринки. Обмеження діятимуть до 5 червня, та, якщоситуація не зміниться, можуть бути продовжені до кінця року.</text:p>
      <text:p text:style-name="P4">
<text:span text:style-name="T4">
Читайте також:</text:span>
 <text:a xlink:type="simple" xlink:href="https://www.ukrinform.ua/rubric-economy/3702279-zaborona-importu-ukrainskogo-zerna-dae-nebezpecnu-nadiu-kremlu-zelenskij.html" text:style-name="Internet_20_link" text:visited-style-name="Visited_20_Internet_20_Link">
 <text:span text:style-name="T4">
імпорту</text:span>
 <text:span text:style-name="T4">
українського</text:span>
 <text:span text:style-name="T4">
зерна</text:span>
</text:a>
</text:p>
      <text:p text:style-name="P4">
Водночас, Єврокомісія оголосила про намір виплатити згаданим країнам спочатку56 мільйонів євро, а потім ще 150 мільйонів євро для компенсації збитківфермерських господарств внаслідок падіння цін на внутрішніх ринках.</text:p>
      <text:p text:style-name="P4">
Водночас, Єврокомісія оголосила про намір вжити додаткові заходи длявдосконалення роботи «коридорів солідарності» на кордонах з Україною, дляусунення «вузьких місць» та для безперешкодного транзиту українського зерна таінших сільськогосподарських товарів до третіх країн.</text:p>
      <text:p text:style-name="P4">
Source: <text:a xlink:type="simple" xlink:href="https://www.ukrinform.ua/rubric-economy/3704898-problemu-importu-ukrainskogo-zerna-v-susidni-kraini-es-treba-virisuvati-v-dusi-solidarnosti-kacka.html" text:style-name="Internet_20_link" text:visited-style-name="Visited_20_Internet_20_Link">
https://www.ukrinform.ua/rubric-economy/3704898-problemu-importu-ukrainskogo-zerna-v-susidni-kraini-es-treba-virisuvati-v-dusi-solidarnosti-kacka.html</text:a>
</text:p>
      <!--NEWS-->
      <text:h text:style-name="P10" text:outline-level="1">
<text:span text:style-name="T4">
У Повітряних силах розповіли, що за безпілотник збили над столицею ввечері</text:span>
</text:h>
      <text:p text:style-name="P4">
Authors: Ukrinform (Person)</text:p>
      <text:p text:style-name="P4">
Publisher: Укринформ (Organization)</text:p>
      <text:p text:style-name="P4">
Published Time: 2023-05-04T23:11:00+03:00</text:p>
      <text:p text:style-name="P4">
Modified Time: 2023-05-04T23:11:00+03:00</text:p>
      <text:p text:style-name="P4">
Description: Повітряні сили ЗСУ повідомили, що ввечері 4 травня над столицею збили безпілотник Bayraktar TB2, який втратив керування. — Укрінформ.</text:p>
      <text:p text:style-name="P4">
Images: ["<text:a xlink:type="simple" xlink:href="https://static.ukrinform.com/photos/2021_10/thumb_files/630_360_1635343378-482.jpg" text:style-name="Internet_20_link" text:visited-style-name="Visited_20_Internet_20_Link">
630_360_16353...</text:a>
"]</text:p>
      <text:p text:style-name="P4">
Tags: ['Безпілотник', 'Київ', 'Повітряні сили ЗСУ']</text:p>
      <text:p text:style-name="P4">
Type: Article</text:p>
      <!--METADATA-->
      <text:p text:style-name="P4">
<draw:frame draw:style-name="fr1" draw:name="Image231" text:anchor-type="as-char" svg:width="6.9236in" svg:height="3.956343in" draw:z-index="0">
<draw:image xlink:href="../Images/yкринформ/2023-05-04T23-11-00-03-00/630_360_1635343378-482.jpg" xlink:type="simple" xlink:show="embed" xlink:actuate="onLoad" draw:mime-type="image/jpeg"/>
</draw:frame>
 Повітрянісили ЗСУ повідомили, що ввечері 4 травня над столицею збили безпілотникBayraktar TB2, який втратив керування.</text:p>
      <text:p text:style-name="P4">
Про це <text:a xlink:type="simple" xlink:href="https://t.me/kpszsu/2499" text:style-name="Internet_20_link" text:visited-style-name="Visited_20_Internet_20_Link">
</text:a>
командування Повітряних сил, передає Укрінформ.</text:p>
      <text:p text:style-name="P4">
"4 травня близько 20 години у Київської області, під час планового польоту,втратив керування БпЛА Bayraktar TB2", - йдеться у повідомленні.</text:p>
      <text:p text:style-name="P4">
<text:span text:style-name="T4">
Читайте також:</text:span>
 <text:span text:style-name="T4">
<text:a xlink:type="simple" xlink:href="https://www.ukrinform.ua/rubric-kyiv/3704849-nad-kievom-sili-ppo-zbili-bezpilotnik.html" text:style-name="Internet_20_link" text:visited-style-name="Visited_20_Internet_20_Link">
 </text:a>
 </text:span>
</text:p>
      <text:p text:style-name="P4">
Неконтрольоване перебування дронів у небі столиці могло привести до небажанихнаслідків. Тому вирішили застосувати розрахунки мобільних вогневих груп.</text:p>
      <text:p text:style-name="P4">
"Ціль - знищено! Шкода, але це техніка, і такі випадки трапляються. Імовірнойдеться про технічну несправність, причини встановлюються", - додали уПовітряних силах.</text:p>
      <text:p text:style-name="P4">
<text:span text:style-name="T4">
Читайте також:</text:span>
 <text:span text:style-name="T4">
<text:a xlink:type="simple" xlink:href="https://www.ukrinform.ua/rubric-kyiv/3704891-pozezu-v-stolicnomu-tc-vid-padinna-ulamkiv-bezpilotnika-vze-likviduvali-klicko.html" text:style-name="Internet_20_link" text:visited-style-name="Visited_20_Internet_20_Link">
 </text:a>
</text:span>
</text:p>
      <text:p text:style-name="P4">
Зазначається, що внаслідок бойової роботи та падіння уламків <text:span text:style-name="T4">
<text:a xlink:type="simple" xlink:href="https://www.ukrinform.ua/tag-bezpilotnik" text:style-name="Internet_20_link" text:visited-style-name="Visited_20_Internet_20_Link">
</text:a>
 </text:span>
 жертв та постраждалих немає.</text:p>
      <text:p text:style-name="P4">
Як повідомлялося, над Києвом під час повітряної тривоги _<text:span text:style-name="T4">
<text:a xlink:type="simple" xlink:href="https://www.ukrinform.ua/rubric-kyiv/3704849-nad-kievom-sili-ppo-zbili-bezpilotnik.html" text:style-name="Internet_20_link" text:visited-style-name="Visited_20_Internet_20_Link">
</text:a>
 </text:span>
 _</text:p>
      <text:p text:style-name="P4">
Source: <text:a xlink:type="simple" xlink:href="https://www.ukrinform.ua/rubric-ato/3704897-u-povitranih-silah-rozpovili-so-za-bezpilotnik-zbili-nad-stoliceu-vveceri.html" text:style-name="Internet_20_link" text:visited-style-name="Visited_20_Internet_20_Link">
https://www.ukrinform.ua/rubric-ato/3704897-u-povitranih-silah-rozpovili-so-za-bezpilotnik-zbili-nad-stoliceu-vveceri.html</text:a>
</text:p>
      <!--NEWS-->
      <text:h text:style-name="P10" text:outline-level="1">
<text:span text:style-name="T4">
росія не надає жодних даних про депортованих українських дітей - Лубінець</text:span>
</text:h>
      <text:p text:style-name="P4">
Authors: Ukrinform (Person)</text:p>
      <text:p text:style-name="P4">
Publisher: Укринформ (Organization)</text:p>
      <text:p text:style-name="P4">
Published Time: 2023-05-04T23:24:00+03:00</text:p>
      <text:p text:style-name="P4">
Modified Time: 2023-05-04T23:24:00+03:00</text:p>
      <text:p text:style-name="P4">
Description: росія не надає Україні жодних даних щодо українських дітей, які там перебувають, зокрема про їхнє місцезнаходження. — Укрінформ.</text:p>
      <text:p text:style-name="P4">
Images: ["<text:a xlink:type="simple" xlink:href="https://static.ukrinform.com/photos/2023_05/thumb_files/630_360_1683218234-452.jpg" text:style-name="Internet_20_link" text:visited-style-name="Visited_20_Internet_20_Link">
630_360_16832...</text:a>
"]</text:p>
      <text:p text:style-name="P4">
Tags: ['Депортація', 'Діти', 'Омбудсмен', 'Війна з росією', 'Дмитро Лубінець']</text:p>
      <text:p text:style-name="P4">
Type: Article</text:p>
      <!--METADATA-->
      <text:p text:style-name="P4">
<draw:frame draw:style-name="fr1" draw:name="Image232" text:anchor-type="as-char" svg:width="6.9236in" svg:height="3.956343in" draw:z-index="0">
<draw:image xlink:href="../Images/yкринформ/2023-05-04T23-24-00-03-00/630_360_1683218234-452.jpg" xlink:type="simple" xlink:show="embed" xlink:actuate="onLoad" draw:mime-type="image/jpeg"/>
</draw:frame>
 росія ненадає Україні жодних даних щодо українських дітей, які там перебувають,зокрема про їхнє місцезнаходження.</text:p>
      <text:p text:style-name="P4">
Про це під час пресконференції заявив уповноважений Верховної Ради із правлюдини Дмитро Лубінець, передає кореспондент Укрінформу.</text:p>
      <text:p text:style-name="P4">
"російська сторона ніколи не давала і не дає нам жодних цифр. Ні щодовсиновлених, ні щодо <text:a xlink:type="simple" xlink:href="https://www.ukrinform.ua/tag-diti" text:style-name="Internet_20_link" text:visited-style-name="Visited_20_Internet_20_Link">
 </text:a>
 , які тамперебувають, ні щодо інформації, де вони перебувають і у яких умовах. Тобто,від них інформація до нас не поступає", - сказав він.</text:p>
      <text:p text:style-name="P4">
<text:span text:style-name="T4">
Читайте також:</text:span>
 <text:a xlink:type="simple" xlink:href="https://www.ukrinform.ua/rubric-society/3704815-ombudsmen-vvazae-so-misia-oon-mogla-bi-rozsukuvati-deportovanih-do-rf-ukrainskih-ditej.html" text:style-name="Internet_20_link" text:visited-style-name="Visited_20_Internet_20_Link">
 </text:a>
</text:p>
      <text:p text:style-name="P4">
Як повідомляв Укрінформ, експертна місія ОБСЄ встановила, що примусовепереміщення та депортація українських дітей на тимчасово окуповані територіїта/або на територію російської федерації <text:a xlink:type="simple" xlink:href="https://www.ukrinform.ua/rubric-polytics/3704681-deportacia-ukrainskih-ditej-moze-vvazatisa-voennim-zlocinom-misia-obse.html" text:style-name="Internet_20_link" text:visited-style-name="Visited_20_Internet_20_Link">
 </text:a>
 .</text:p>
      <text:p text:style-name="P4">
Президент України заявив, що російська федерація за період повномасштабноговторгнення <text:a xlink:type="simple" xlink:href="https://www.ukrinform.ua/rubric-ato/3701142-rosia-vikrala-20-tisac-ukrainskih-ditej-zelenskij-u-rozmovi-z-si.html" text:style-name="Internet_20_link" text:visited-style-name="Visited_20_Internet_20_Link">
 </text:a>
 .</text:p>
      <text:p text:style-name="P4">
Source: <text:a xlink:type="simple" xlink:href="https://www.ukrinform.ua/rubric-ato/3704863-rosia-ne-nadae-zodnih-danih-pro-deportovanih-ukrainskih-ditej-lubinec.html" text:style-name="Internet_20_link" text:visited-style-name="Visited_20_Internet_20_Link">
https://www.ukrinform.ua/rubric-ato/3704863-rosia-ne-nadae-zodnih-danih-pro-deportovanih-ukrainskih-ditej-lubinec.html</text:a>
</text:p>
      <!--NEWS-->
      <text:h text:style-name="P10" text:outline-level="1">
<text:span text:style-name="T4">
«Наполі» достроково став чемпіоном Італії з футболу</text:span>
</text:h>
      <text:p text:style-name="P4">
Authors: Ukrinform (Person)</text:p>
      <text:p text:style-name="P4">
Publisher: Укринформ (Organization)</text:p>
      <text:p text:style-name="P4">
Published Time: 2023-05-04T23:37:45+03:00</text:p>
      <text:p text:style-name="P4">
Modified Time: 2023-05-04T23:37:45+03:00</text:p>
      <text:p text:style-name="P4">
Description: Футболісти «Наполі» втретє у своїй історії здобули чемпіонство в італійський Серії А. — Укрінформ.</text:p>
      <text:p text:style-name="P4">
Images: ["<text:a xlink:type="simple" xlink:href="https://static.ukrinform.com/photos/2023_05/thumb_files/630_360_1683232285-530.jpg" text:style-name="Internet_20_link" text:visited-style-name="Visited_20_Internet_20_Link">
630_360_16832...</text:a>
"]</text:p>
      <text:p text:style-name="P4">
Tags: ['Футбол', 'Наполі']</text:p>
      <text:p text:style-name="P4">
Type: Article</text:p>
      <!--METADATA-->
      <text:p text:style-name="P4">
<draw:frame draw:style-name="fr1" draw:name="Image233" text:anchor-type="as-char" svg:width="6.9236in" svg:height="3.956343in" draw:z-index="0">
<draw:image xlink:href="../Images/yкринформ/2023-05-04T23-37-45-03-00/630_360_1683232285-530.jpg" xlink:type="simple" xlink:show="embed" xlink:actuate="onLoad" draw:mime-type="image/jpeg"/>
</draw:frame>
 Футболісти«Наполі» втретє у своїй історії здобули чемпіонство в італійський Серії А.</text:p>
      <text:p text:style-name="P4">
Команда з Неаполя офіційно оформила титул, зігравши внічию із «Удінезе» (1:1)у виїзному матчі 33-го туру, передає Укрінформ.</text:p>
      <text:p text:style-name="P4">
На гол словенського хавбека господарів Санді Ловрича (13-та хвилина) на «ДачіяАрені» в Удіне відповів нігерійський форвард гостей Віктор Осімхен (53).</text:p>
      <text:p text:style-name="P4">
Турнірне становище лідерів після 33-х турів: «Наполі» - 80 очок, «Лаціо» - 64,«Ювентус» - 63, «Інтер» - 60, «Аталанта» - 58, «Мілан» - 58, «Рома» - 58.</text:p>
      <text:p text:style-name="P4">
<text:span text:style-name="T4">
Читайте також:</text:span>
 <text:a xlink:type="simple" xlink:href="https://www.ukrinform.ua/rubric-sports/3704866-matci-25go-turu-futbolnoi-premerligi-ukraini-projdut-78-travna.html" text:style-name="Internet_20_link" text:visited-style-name="Visited_20_Internet_20_Link">
 <text:span text:style-name="T4">
футбол</text:span>
 </text:a>
</text:p>
      <text:p text:style-name="P4">
Зазначимо, раніше «Наполі» двічі ставав чемпіоном Італії (1987, 1990).</text:p>
      <text:p text:style-name="P4">
Фото: Getty Images.</text:p>
      <text:p text:style-name="P4">
Source: <text:a xlink:type="simple" xlink:href="https://www.ukrinform.ua/rubric-sports/3704901-napoli-dostrokovo-stav-cempionom-italii-z-futbolu.html" text:style-name="Internet_20_link" text:visited-style-name="Visited_20_Internet_20_Link">
https://www.ukrinform.ua/rubric-sports/3704901-napoli-dostrokovo-stav-cempionom-italii-z-futbolu.html</text:a>
</text:p>
      <!--NEWS-->
      <text:h text:style-name="P10" text:outline-level="1">
<text:span text:style-name="T4">
Шредер програв суд щодо офісів у Бундестазі</text:span>
</text:h>
      <text:p text:style-name="P4">
Authors: Ukrinform (Person)</text:p>
      <text:p text:style-name="P4">
Publisher: Укринформ (Organization)</text:p>
      <text:p text:style-name="P4">
Published Time: 2023-05-04T23:52:00+03:00</text:p>
      <text:p text:style-name="P4">
Modified Time: 2023-05-04T23:52:00+03:00</text:p>
      <text:p text:style-name="P4">
Description: Колишній канцлер ФРН Герхард Шредер судився з державою вимагаючи зберегти йому офіси в Бундестазі, та програв. — Укрінформ.</text:p>
      <text:p text:style-name="P4">
Images: ["<text:a xlink:type="simple" xlink:href="https://static.ukrinform.com/photos/2016_03/thumb_files/630_360_1459336313-2272.jpg" text:style-name="Internet_20_link" text:visited-style-name="Visited_20_Internet_20_Link">
630_360_14593...</text:a>
"]</text:p>
      <text:p text:style-name="P4">
Tags: ['Бундестаг', 'Німеччина', 'Суд', 'Шредер']</text:p>
      <text:p text:style-name="P4">
Type: Article</text:p>
      <!--METADATA-->
      <text:p text:style-name="P4">
<draw:frame draw:style-name="fr1" draw:name="Image234" text:anchor-type="as-char" svg:width="6.9236in" svg:height="3.956343in" draw:z-index="0">
<draw:image xlink:href="../Images/yкринформ/2023-05-04T23-52-00-03-00/630_360_1459336313-2272.jpg" xlink:type="simple" xlink:show="embed" xlink:actuate="onLoad" draw:mime-type="image/jpeg"/>
</draw:frame>
 Колишнійканцлер ФРН Герхард Шредер судився з державою вимагаючи зберегти йому офіси вБундестазі, та програв.</text:p>
      <text:p text:style-name="P4">
Таке рішення ухвалив 4 травня <text:a xlink:type="simple" xlink:href="https://www.berlin.de/gerichte/verwaltungsgericht/presse/pressemitteilungen/2023/pressemitteilung.1320564.php" text:style-name="Internet_20_link" text:visited-style-name="Visited_20_Internet_20_Link">
</text:a>
, передає Укрінформ.</text:p>
      <text:p text:style-name="P4">
«Колишній федеральний канцлер Герхард Шредер не має права на офіс длявиконання поточних завдань», - йдеться у вироку.</text:p>
      <text:p text:style-name="P4">
Судді зазначили, що позивач, який був канцлером з 1998 по 2005 рік, як і іншіколишні глави урядів <text:a xlink:type="simple" xlink:href="https://www.ukrinform.ua/tag-nimeccina" text:style-name="Internet_20_link" text:visited-style-name="Visited_20_Internet_20_Link">
 </text:a>
 до і післянього, мав офіс у приміщенні німецького Бундестагу, в якому працювали останнічотири співробітники Федерального канцлера. Втім, у травні 2022 року бюджетнийкомітет Бундестагу вирішив призупинити повноваження позивача, оскільки вінбільше не мав жодних поточних зобов’язань. Отже, Берлінський адмінсуд відхиливпозов Шредера, який вимагав збереження офісу та співробітників.</text:p>
      <text:p text:style-name="P4">
Оскільки позивач отримав кімнати від депутатської групи СДПН, а не відвідповідача ФРН.</text:p>
      <text:p text:style-name="P4">
<text:span text:style-name="T4">
Читайте також:</text:span>
 <text:a xlink:type="simple" xlink:href="https://www.ukrinform.ua/rubric-crimea/3544187-taseva-nagadala-srederu-so-krim-nikoli-ne-buv-russkim.html" text:style-name="Internet_20_link" text:visited-style-name="Visited_20_Internet_20_Link">
 <text:span text:style-name="T4">
Шредер</text:span>
 </text:a>
</text:p>
      <text:p text:style-name="P4">
Шредер не був особисто присутній на слуханнях у столиці в четвер. Цей процеспоки що є унікальним в історії Німеччини.</text:p>
      <text:p text:style-name="P4">
Практика, згідно з якою колишні федеральні канцлери отримують офіси зпрацівниками, існує понад 50 років. Передбачається, що ексглави урядіввиконують на пенсії функції на користь держави. Нагадаємо, 79-річний Шредерпрацював після завершення своєї каденції на російські енергетичні концерни тавважається близьким до путіна.</text:p>
      <text:p text:style-name="P4">
Source: <text:a xlink:type="simple" xlink:href="https://www.ukrinform.ua/rubric-world/3704904-sreder-prograv-sud-sodo-ofisiv-u-bundestazi.html" text:style-name="Internet_20_link" text:visited-style-name="Visited_20_Internet_20_Link">
https://www.ukrinform.ua/rubric-world/3704904-sreder-prograv-sud-sodo-ofisiv-u-bundestazi.html</text:a>
</text:p>
      <!--NEWS-->
      <text:h text:style-name="P10" text:outline-level="1">
<text:span text:style-name="T4">
Єврокомісія виділила €500 млн на підтримку виробництва боєприпасів</text:span>
</text:h>
      <text:p text:style-name="P4">
Author: ['АРМІЯINFORM']</text:p>
      <text:p text:style-name="P4">
Time: 2023-05-04T25:00:00-04:00</text:p>
      <text:p text:style-name="P4">
Description: Європейська Комісія прийняла Закон про підтримку виробництва боєприпасів задля термін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eapons.jpg" text:style-name="Internet_20_link" text:visited-style-name="Visited_20_Internet_20_Link">
weapons.jpg</text:a>
']</text:p>
      <text:p text:style-name="P4">
Tags: ['STOPRUSSIA', 'АГРЕСІЯ РФ', 'ВТОРГНЕННЯ РФ', 'ЄВРОКОМІСІЯ']</text:p>
      <text:p text:style-name="P4">
Category: News</text:p>
      <!--METADATA-->
      <text:p text:style-name="P4">
<draw:frame draw:style-name="fr1" draw:name="Image235" text:anchor-type="as-char" svg:width="6.9236in" svg:height="3.894525in" draw:z-index="0">
<draw:image xlink:href="../Images/AРМІЯINFORM/2023-05-04T25-00-00-04-00/weapons.jpg" xlink:type="simple" xlink:show="embed" xlink:actuate="onLoad" draw:mime-type="image/jpeg"/>
</draw:frame>
</text:p>
      <text:p text:style-name="P4">
Європейська Комісія прийняла Закон про підтримку виробництва боєприпасів задлятермінової доставки боєприпасів і ракет в Україну та допомоги державам-членампоповнити їхні запаси озброєння.</text:p>
      <text:p text:style-name="P4">
Про це<text:a xlink:type="simple" xlink:href="https://ec.europa.eu/commission/presscorner/detail/en/ip_23_2569" text:style-name="Internet_20_link" text:visited-style-name="Visited_20_Internet_20_Link">
повідомляє</text:a>
пресслужба Єврокомісії.</text:p>
      <text:p text:style-name="P4">
Єврокомісія пропонує виділити бюджет у розмірі 500 мільйонів євро в поточнихцінах.</text:p>
      <text:p text:style-name="P4">
Ухвалений Єврокомісією документ спрямований на нарощування виробничихпотужностей ЄС і подолання поточного дефіциту боєприпасів і ракет, а такожїхніх компонентів. Він сприятиме розконсервації запасів держав-членів іспільним закупівлям боєприпасів.</text:p>
      <text:p text:style-name="P4">
У Єврокомісії розраховують, що Європарламент ухвалить пропозицію до літа.</text:p>
      <text:p text:style-name="P4">
Своє чергою Верховний представник Європейського Союзу з питань закордоннихсправ і політики безпеки Жозеп Боррель<text:a xlink:type="simple" xlink:href="https://twitter.com/JosepBorrellF/status/1653708439040806914" text:style-name="Internet_20_link" text:visited-style-name="Visited_20_Internet_20_Link">
наголосив</text:a>
, щокраїни мають пришвидшити доставку боєприпасів Україні.</text:p>
      <text:p text:style-name="P4">
«Час має важливе значення. Сьогоднішня пропозиція буде відповідати 3-мунапряму амбітного підходу до збільшення потенціалу у виробництві боєприпасів.А також допоможе доставити боєприпаси та ракети в Україну та допоможедержавам-членам поповнювати запаси», — зазначив Жозеп Боррель.</text:p>
      <text:p text:style-name="P4">
Source: <text:a xlink:type="simple" xlink:href="https://armyinform.com.ua/2023/05/04/yevrokomisiya-vydilyla-e500-mln-na-terminove-zmicznennya-oboronnoyi-promyslovosti-yes-budemo-krashhe-pidtrymuvaty-zsu/" text:style-name="Internet_20_link" text:visited-style-name="Visited_20_Internet_20_Link">
https://armyinform.com.ua/2023/05/04/yevrokomisiya-vydilyla-e500-mln-na-terminove-zmicznennya-oboronnoyi-promyslovosti-yes-budemo-krashhe-pidtrymuvaty-zsu/</text:a>
</text:p>
      <!--NEWS-->
      <text:h text:style-name="P10" text:outline-level="1">
<text:span text:style-name="T4">
На Луганщині очільниці «кадирівської» організації повідомили про підозру</text:span>
</text:h>
      <text:p text:style-name="P4">
Author: ['АРМІЯINFORM']</text:p>
      <text:p text:style-name="P4">
Time: 2023-05-04T26:00:00-04:00</text:p>
      <text:p text:style-name="P4">
Description: Служба безпеки зібрала доказову базу на ще одну прихильницю рашизму, яка перехову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bu.jpeg" text:style-name="Internet_20_link" text:visited-style-name="Visited_20_Internet_20_Link">
sbu.jpeg</text:a>
']</text:p>
      <text:p text:style-name="P4">
Tags: ['STOPRUSSIA', 'АГРЕСІЯ РФ', 'ВТОРГНЕННЯ РФ', 'СБУ']</text:p>
      <text:p text:style-name="P4">
Category: News</text:p>
      <!--METADATA-->
      <text:p text:style-name="P4">
<draw:frame draw:style-name="fr1" draw:name="Image236" text:anchor-type="as-char" svg:width="6.9236in" svg:height="7.362095in" draw:z-index="0">
<draw:image xlink:href="../Images/AРМІЯINFORM/2023-05-04T26-00-00-04-00/sbu.jpeg" xlink:type="simple" xlink:show="embed" xlink:actuate="onLoad" draw:mime-type="image/jpeg"/>
</draw:frame>
</text:p>
      <text:p text:style-name="P4">
Служба безпеки зібрала доказову базу на ще одну прихильницю рашизму, якапереховується від правосуддя на тимчасово захопленій території Луганськоїобласті. Фігуранткою є Дар’я Божко — очільниця регіонального «осередку»російської організації «волонтери ахмата».</text:p>
      <text:p text:style-name="P4">
Про це<text:a xlink:type="simple" xlink:href="https://www.facebook.com/SecurSerUkraine/posts/pfbid02nePzLSxLER3eCtzvjTMW1gWvGdkcnKJhjcojZXXhAdvaqXVoe6BvGpgkjG26KCfLl" text:style-name="Internet_20_link" text:visited-style-name="Visited_20_Internet_20_Link">
повідомляє</text:a>
Служба безпеки України.</text:p>
      <text:p text:style-name="P4">
Це об’єднання створено за вказівкою Кадирова для популяризації підпорядкованихйому збройних формувань та поширення кремлівського режиму в тимчасовоокупованих регіонах України.</text:p>
      <text:p text:style-name="P4">
За даними слідства, до повномасштабного вторгнення Божко займаласьорганізацією культурно-масових заходів у Рубіжному. Після захоплення міставона підтримала загарбників, серед яких було угруповання «кадирівців», ізапропонувала їм свою допомогу у війні проти України. Таким чином у травніминулого року вона очолила місцеву псевдоволонтерську організацію країни-агресора. Під прикриттям роздачі «гумдопомоги» від імені окупаційного «фонду»Кадирова фігурантка публічно виправдовувала збройну агресію рф та воєннізлочини рашистів. До пропагандистських заходів залучала місцевих підлітків,яких змушувала зніматися в агітаційних відеороликах на підтримку кремлівськогорежиму.</text:p>
      <text:p text:style-name="P4">
Крім того, вона регулярно виступала в ефірах російських медіа, де вихвалялавійськово-політичне керівництво рф і ватажків окупаційних підрозділів «ахмат».</text:p>
      <text:p text:style-name="P4">
Наразі слідчі Служби безпеки повідомили їй про підозру за ст. 436-2Кримінального кодексу України (глорифікація учасників збройної агресії рфпроти України, поширення матеріалів, що містять виправдовування та визнанняправомірною військову агресію РФ проти України). Тривають комплексні заходидля притягнення зловмисниці до відповідальності за злочини проти нашоїдержави. Розслідування проводили співробітники СБУ в Донецькій та Луганськійобластях за процесуального керівництва Донецької обласної прокуратури.</text:p>
      <text:p text:style-name="P4">
Source: <text:a xlink:type="simple" xlink:href="https://armyinform.com.ua/2023/05/04/na-luganshhyni-ochilnyczi-kadyrivskoyi-organizacziyi-povidomyly-pro-pidozru/" text:style-name="Internet_20_link" text:visited-style-name="Visited_20_Internet_20_Link">
https://armyinform.com.ua/2023/05/04/na-luganshhyni-ochilnyczi-kadyrivskoyi-organizacziyi-povidomyly-pro-pidozru/</text:a>
</text:p>
      <!--NEWS-->
      <text:h text:style-name="P10" text:outline-level="1">
<text:span text:style-name="T4">
Уряд продовжує диджиталізацію послуг для військових — Денис Шмигаль</text:span>
</text:h>
      <text:p text:style-name="P4">
Author: ['АРМІЯINFORM']</text:p>
      <text:p text:style-name="P4">
Time: 2023-05-04T27:00:00-04:00</text:p>
      <text:p text:style-name="P4">
Description: Про роботу щодо диджиталізації військових процесів Премєр-міністр написав в своє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shmygal04.jpg" text:style-name="Internet_20_link" text:visited-style-name="Visited_20_Internet_20_Link">
shmygal04.jpg</text:a>
']</text:p>
      <text:p text:style-name="P4">
Tags: []</text:p>
      <text:p text:style-name="P4">
Category: News</text:p>
      <!--METADATA-->
      <text:p text:style-name="P4">
<draw:frame draw:style-name="fr1" draw:name="Image237" text:anchor-type="as-char" svg:width="6.9236in" svg:height="3.894525in" draw:z-index="0">
<draw:image xlink:href="../Images/AРМІЯINFORM/2023-05-04T27-00-00-04-00/shmygal04.jpg" xlink:type="simple" xlink:show="embed" xlink:actuate="onLoad" draw:mime-type="image/jpeg"/>
</draw:frame>
</text:p>
      <text:p text:style-name="P4">
Про роботу щодо диджиталізації військових процесів Премєр-міністр<text:a xlink:type="simple" xlink:href="https://t.me/Denys_Smyhal/5158" text:style-name="Internet_20_link" text:visited-style-name="Visited_20_Internet_20_Link">
написав</text:a>
 в своєму телеграм-каналі.</text:p>
      <text:p text:style-name="P4">
«Довідки ходять за військовими» — цей принцип ми заклали в основу реформуванняпроцесу проходження військово-лікарських комісій. Учора Верховна Радапідтримала законопроєкти, які урядовці та парламентарі напрацювали після низкинарад і консультацій за участі військових та медиків.</text:p>
      <text:p text:style-name="P4">
Один із них впроваджує електронний документообіг між військовою частиною татериторіальними центрами комплектування й соціальної підтримки. Документ такожспрощує отримання довідки про обставини поранення — тепер не потрібнопроводити розслідування. Документи надсилатимуться в електронному вигляді зв/ч до ТЦК СП у визначений законом термін. Швидко, легко й доступно.</text:p>
      <text:p text:style-name="P4">
Другий проєкт закону дозволяє створювати ВЛК при державних і комунальнихзакладах охорони здоров’я. Ми вже почали розширення кількості ВЛК по країні.Тепер маємо законодавчу основу для створення додаткових військово-лікарськихкомісій на базі цивільних медичних закладів. Це усуне черги та покращитьдоступність процесу для наших військових.</text:p>
      <text:p text:style-name="P4">
Дякую народним депутатам за підтримку, МОЗ, Міноборони, військовим та медикам— за безпосередню участь у розробці документів. Продовжуємо діджиталізаціюпослуг та усунення зайвої бюрократії.</text:p>
      <text:p text:style-name="P4">
Source: <text:a xlink:type="simple" xlink:href="https://armyinform.com.ua/2023/05/04/uryad-prodovzhuye-dydzhytalizacziyu-poslug-dlya-vijskovyh-denys-shmygal/" text:style-name="Internet_20_link" text:visited-style-name="Visited_20_Internet_20_Link">
https://armyinform.com.ua/2023/05/04/uryad-prodovzhuye-dydzhytalizacziyu-poslug-dlya-vijskovyh-denys-shmygal/</text:a>
</text:p>
      <!--NEWS-->
      <text:h text:style-name="P10" text:outline-level="1">
<text:span text:style-name="T4">
Як отримати витяг із Єдиного реєстру осіб, зниклих безвісти за особливих обставин</text:span>
</text:h>
      <text:p text:style-name="P4">
Author: ['АРМІЯINFORM']</text:p>
      <text:p text:style-name="P4">
Time: 2023-05-04T28:00:00-04:00</text:p>
      <text:p text:style-name="P4">
Description: Витяги надає Департамент інформатизації МВС України.    Про це повідомляє Міністерст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eyestr.jpeg" text:style-name="Internet_20_link" text:visited-style-name="Visited_20_Internet_20_Link">
reyestr.jpeg</text:a>
']</text:p>
      <text:p text:style-name="P4">
Tags: ['STOPRUSSIA', 'АГРЕСІЯ РФ', 'ВТОРГНЕННЯ РФ', 'МІНРЕІНТЕГРАЦІЇ']</text:p>
      <text:p text:style-name="P4">
Category: News</text:p>
      <!--METADATA-->
      <text:p text:style-name="P4">
<draw:frame draw:style-name="fr1" draw:name="Image238" text:anchor-type="as-char" svg:width="6.9236in" svg:height="3.929143in" draw:z-index="0">
<draw:image xlink:href="../Images/AРМІЯINFORM/2023-05-04T28-00-00-04-00/reyestr.jpeg" xlink:type="simple" xlink:show="embed" xlink:actuate="onLoad" draw:mime-type="image/jpeg"/>
</draw:frame>
</text:p>
      <text:p text:style-name="P4">
Витяги надає Департамент інформатизації МВС України.</text:p>
      <text:p text:style-name="P4">
Про це <text:a xlink:type="simple" xlink:href="https://minre.gov.ua/2023/05/03/yak-otrymaty-vytyag-iz-yedynogo-reyestru-osib-znyklyh-bezvisty-za-osoblyvyh-obstavyn/" text:style-name="Internet_20_link" text:visited-style-name="Visited_20_Internet_20_Link">
повідомляє</text:a>
 Міністерство зпитань реінтеграції тимчасово окупованих територій України.</text:p>
      <text:p text:style-name="P4">
Для отримання витягу необхідно:</text:p>
      <ul>
        <li>
направити заяву на електронну пошту: <text:a xlink:type="simple" xlink:href="https://armyinform.com.ua/cdn-cgi/l/email-protection#2e5e4943474f6e43585d00494158005b4f" text:style-name="Internet_20_link" text:visited-style-name="Visited_20_Internet_20_Link">
[email protected]</text:a>
 або на адресу МВС: м. Київ, вул. Богомольця, 10;  * до заяви додати копії паспорта заявника та документа, який підтверджує родинні зв’язки з особою, зниклою безвісти.</li>
      </ul>
      <text:p text:style-name="P4">
Перевірка даних здійснюється впродовж 30 календарних днів. Витяг надсилаєтьсяна вказану в заяві електронну адресу або ж на зворотну поштову адресу.</text:p>
      <text:p text:style-name="P4">
Важливо! Включення особи до реєстру є єдиним підтвердженням того, що людинавважається зниклою безвісти за особливих обставин. Наявність даних про людинув реєстрі не підтверджує загибель чи перебування її в полоні.</text:p>
      <text:p text:style-name="P4">
Якщо у вас виникли питання щодо отримання витягу з Єдиного реєстру,звертайтеся на гарячу лінію за номером: (050) 240-85-29.</text:p>
      <text:p text:style-name="P4">
Source: <text:a xlink:type="simple" xlink:href="https://armyinform.com.ua/2023/05/04/yak-otrymaty-vytyag-iz-yedynogo-reyestru-osib-znyklyh-bezvisty-za-osoblyvyh-obstavyn/" text:style-name="Internet_20_link" text:visited-style-name="Visited_20_Internet_20_Link">
https://armyinform.com.ua/2023/05/04/yak-otrymaty-vytyag-iz-yedynogo-reyestru-osib-znyklyh-bezvisty-za-osoblyvyh-obstavyn/</text:a>
</text:p>
      <!--NEWS-->
      <text:h text:style-name="P10" text:outline-level="1">
<text:span text:style-name="T4">
Пентагон розкрив вміст нового пакета допомоги для України</text:span>
</text:h>
      <text:p text:style-name="P4">
Author: ['АРМІЯINFORM']</text:p>
      <text:p text:style-name="P4">
Time: 2023-05-04T29:00:00-04:00</text:p>
      <text:p text:style-name="P4">
Description: Україна отримає в новому пакеті оборонної допомоги від США ракети до HIMARS, гауби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aryadzhannya-hydra-70.jpg" text:style-name="Internet_20_link" text:visited-style-name="Visited_20_Internet_20_Link">
zaryadzhannya-hydra-70.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239" text:anchor-type="as-char" svg:width="6.9236in" svg:height="3.4618in" draw:z-index="0">
<draw:image xlink:href="../Images/AРМІЯINFORM/2023-05-04T29-00-00-04-00/zaryadzhannya-hydra-70.jpg" xlink:type="simple" xlink:show="embed" xlink:actuate="onLoad" draw:mime-type="image/jpeg"/>
</draw:frame>
</text:p>
      <text:p text:style-name="P4">
Україна отримає в новому пакеті оборонної допомоги від США ракети до HIMARS,гаубиці калібру 155 мм, снаряди, протитанкові системи, авіаційні ракети,вантажівки та інше обладнання.</text:p>
      <text:p text:style-name="P4">
Про це<text:a xlink:type="simple" xlink:href="https://www.defense.gov/News/Releases/Release/Article/3383288/biden-administration-announces-additional-security-assistance-for-ukraine/" text:style-name="Internet_20_link" text:visited-style-name="Visited_20_Internet_20_Link">
йдеться</text:a>
 уповідомленні Пентагона.</text:p>
      <text:p text:style-name="P4">
«Сьогодні Міністерство оборони США оголосило про виділення додаткової допомогидля задоволення критичних потреб України у сфері безпеки та оборони», —зазначається у повідомленні.</text:p>
      <text:p text:style-name="P4">
Зазначається, що до нового пакета входять ракети для систем HIMARS;155-міліметрові гаубиці та артилерійські снаряди для них; мінометні снарядикалібру 120 мм, 81 мм і 60 мм. Крім того, в Україну будуть відправлені ракетидля протитанкових систем TOW; системи протитанкової зброї AT-4 і Carl Gustaf;авіаційні ракети Hydra-70.</text:p>
      <text:p text:style-name="P4">
Додатково українські військові отримають стрілецьку зброю та набої; боєприпасидля усунення перешкод; вантажівки та причепи для перевезення важкої техніки, атакож обладнання та запчастини для техобслуговування і ремонту транспорту.</text:p>
      <text:p text:style-name="P4">
«Сполучені Штати продовжать працювати зі своїми союзниками й партнерами, щобизабезпечити Україну можливостями для задоволення її безпосередніх потреб наполі бою та довгострокових потреб у сфері безпеки»,— зауважили в оборонномувідомстві США.</text:p>
      <text:p text:style-name="P4">
Водночас у <text:a xlink:type="simple" xlink:href="https://www.state.gov/additional-u-s-security-assistance-for-ukraine-3/" text:style-name="Internet_20_link" text:visited-style-name="Visited_20_Internet_20_Link">
Державному департаменті</text:a>
 поінформували, що вартість нового пакетавійськової допомоги сягає $300 мільйонів.</text:p>
      <text:p text:style-name="P4">
Source: <text:a xlink:type="simple" xlink:href="https://armyinform.com.ua/2023/05/04/pentagon-rozkryv-vmist-novogo-paketa-dopomogy-dlya-ukrayiny/" text:style-name="Internet_20_link" text:visited-style-name="Visited_20_Internet_20_Link">
https://armyinform.com.ua/2023/05/04/pentagon-rozkryv-vmist-novogo-paketa-dopomogy-dlya-ukrayiny/</text:a>
</text:p>
      <!--NEWS-->
      <text:h text:style-name="P10" text:outline-level="1">
<text:span text:style-name="T4">
«Недовго там протримався, тільки половину юрика прислали сюди» — перехоплення ГУР</text:span>
</text:h>
      <text:p text:style-name="P4">
Author: ['АРМІЯINFORM']</text:p>
      <text:p text:style-name="P4">
Time: 2023-05-04T30:00:00-04:00</text:p>
      <text:p text:style-name="P4">
Description: Жінка військовослужбовця зс рф розповідає про загибель їхнього спільного знайом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text:p>
      <text:p text:style-name="P4">
Category: News</text:p>
      <!--METADATA-->
      <text:p text:style-name="P4">
<draw:frame draw:style-name="fr1" draw:name="Image240" text:anchor-type="as-char" svg:width="6.9236in" svg:height="3.894525in" draw:z-index="0">
<draw:image xlink:href="../Images/AРМІЯINFORM/2023-05-04T30-00-00-04-00/337531944_232614265847457_8544501692430122370_n.jpg" xlink:type="simple" xlink:show="embed" xlink:actuate="onLoad" draw:mime-type="image/jpeg"/>
</draw:frame>
</text:p>
      <text:p text:style-name="P4">
Жінка військовослужбовця зс рф розповідає про загибель їхнього спільногознайомого, що відбував покарання в місці позбавлення волі, а згодом йогозавербували в пвк «вагнера» з пропозицією замінити 15 років позбавлення воліна участь в бойових діях на території України.</text:p>
      <text:p text:style-name="P4">
Про це далі у <text:a xlink:type="simple" xlink:href="https://gur.gov.ua/content/nedolho-tam-proderzhalsia-nu-koroche-vot-tolko-polovynu-iuryka-pryslaly-siuda.html" text:style-name="Internet_20_link" text:visited-style-name="Visited_20_Internet_20_Link">
перехопленні</text:a>
Головного управління розвідки МОУ.</text:p>
      <text:p text:style-name="P4">
Source: <text:a xlink:type="simple" xlink:href="https://armyinform.com.ua/2023/05/04/nedovgo-tam-protrymavsya-tilky-polovynu-yuryka-pryslaly-syudy-perehoplennya-gur/" text:style-name="Internet_20_link" text:visited-style-name="Visited_20_Internet_20_Link">
https://armyinform.com.ua/2023/05/04/nedovgo-tam-protrymavsya-tilky-polovynu-yuryka-pryslaly-syudy-perehoplennya-gur/</text:a>
</text:p>
      <!--NEWS-->
      <text:h text:style-name="P10" text:outline-level="1">
<text:span text:style-name="T4">
Окупанти розмістили військову техніку та вибухівку в приміщенні ще одного енергоблока ЗАЕС</text:span>
</text:h>
      <text:p text:style-name="P4">
Author: ['АРМІЯINFORM']</text:p>
      <text:p text:style-name="P4">
Time: 2023-05-04T31:00:00-04:00</text:p>
      <text:p text:style-name="P4">
Description: російські загарбники розмістили в приміщенні турбінного відділення 4-го енергобл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4_main-v1671899843.jpg" text:style-name="Internet_20_link" text:visited-style-name="Visited_20_Internet_20_Link">
64_main-v1671899843.jpg</text:a>
']</text:p>
      <text:p text:style-name="P4">
Tags: ['STOPRUSSIA', 'АГРЕСІЯ РФ', 'ВТОРГНЕННЯ РФ', 'ЗЛОЧИНИ ОКУПАНТІВ']</text:p>
      <text:p text:style-name="P4">
Category: News</text:p>
      <!--METADATA-->
      <text:p text:style-name="P4">
<draw:frame draw:style-name="fr1" draw:name="Image241" text:anchor-type="as-char" svg:width="6.9236in" svg:height="4.61903in" draw:z-index="0">
<draw:image xlink:href="../Images/AРМІЯINFORM/2023-05-04T31-00-00-04-00/64_main-v1671899843.jpg" xlink:type="simple" xlink:show="embed" xlink:actuate="onLoad" draw:mime-type="image/jpeg"/>
</draw:frame>
 Ілюстративне фото</text:p>
      <text:p text:style-name="P4">
російські загарбники розмістили в приміщенні турбінного відділення 4-гоенергоблоку Запорізької атомної електростанції військову техніку та вибухівку.</text:p>
      <text:p text:style-name="P4">
Про це<text:a xlink:type="simple" xlink:href="https://www.facebook.com/permalink.php" text:style-name="Internet_20_link" text:visited-style-name="Visited_20_Internet_20_Link">
повідомляє</text:a>
Державна інспекція ядерного регулювання України.</text:p>
      <text:p text:style-name="P4">
«Представники МАГАТЕ повідомили про факт розміщення російськими окупантамивійськової техніки, зброї та вибухівки у приміщенні турбінного відділенняенергоблоку № 4 ВП Запорізька АЕС».</text:p>
      <text:p text:style-name="P4">
Про це стало відомо під час щотижневої наради з питань комунікації міжкризовим центром (IEC) МАГАТЕ та Держатомрегулювання щодо діяльності місіїМАГАТЕ на майданчику Запорізької АЕС, яка відбулась 02 травня 2023 року.</text:p>
      <text:p text:style-name="P4">
«Нагадаємо, що наприкінці липня 2022 року російські військові розмістили вмашинній залі енергоблока № 1 ЗАЕС важку військову техніку з боєкомплектом, атакож зброю та вибухівку.</text:p>
      <text:p text:style-name="P4">
На початку серпня 2022 року отримано інформацію щодо розміщення воєнноїтехніки також і в машинному залі енергоблока № 2 ЗАЕС.</text:p>
      <text:p text:style-name="P4">
Також до Держатомрегулювання неофіційними каналами надходить інформаціястосовно зберігання техніки, зброї та вибухівки в інших виробничих приміщенняхВП «Запорізька АЕС», в тому числі у ремонтно-механічних майстернях та на дахахенергоблоків. Нові злочинні дії російських окупантів черговий крок, якийзавдає значної шкоди ядерній та радіаційній безпеці ядерних установок, що є напромисловому майданчику. Запорізької АЕС.</text:p>
      <text:p text:style-name="P4">
Неадекватні рішення та дії російських військових наражають на небезпеку якперсонал атомної станції, так і жителів прилеглих населених пунктів.</text:p>
      <text:p text:style-name="P4">
Вкотре наголошуємо, що у разі виникнення аварійної ситуації на ЗАЕС ізпотенційно можливим виходом радіоактивних речовин у навколишнє середовище,наслідки відчує не лише Україна вони матимуть транскордонний характер.</text:p>
      <text:p text:style-name="P4">
Ядерний тероризм, до якого вдається російська Федерація, в неприпустимимявищем у цивілізованому світі. Закликаємо міжнародну спільноту доконсолідованої та рішучої відповіді на дії країни-агресора, застосування.жорстких санкцій до підприємств атомної галузі рф та афілійованих із нимиосіб.</text:p>
      <text:p text:style-name="P4">
Наголошуємо, що рф має бути позбавлена усіх прав та привілеїв у МАГАТЕ таінших міжнародних інституціях у сфері використання ядерної енергії», — йдетьсяу повідомленні.</text:p>
      <text:p text:style-name="P4">
Source: <text:a xlink:type="simple" xlink:href="https://armyinform.com.ua/2023/05/04/okupanty-rozmistyly-vijskovu-tehniku-ta-vybuhivku-v-prymishhenni-shhe-odnogo-energobloka-zaes/" text:style-name="Internet_20_link" text:visited-style-name="Visited_20_Internet_20_Link">
https://armyinform.com.ua/2023/05/04/okupanty-rozmistyly-vijskovu-tehniku-ta-vybuhivku-v-prymishhenni-shhe-odnogo-energobloka-zaes/</text:a>
</text:p>
      <!--NEWS-->
      <text:h text:style-name="P10" text:outline-level="1">
<text:span text:style-name="T4">
Запеклі бої за Бахмут і Мар’їнку тривають: українські воїни відбили 40 ворожих атак</text:span>
</text:h>
      <text:p text:style-name="P4">
Author: ['АРМІЯINFORM']</text:p>
      <text:p text:style-name="P4">
Time: 2023-05-04T32:00:00-04:00</text:p>
      <text:p text:style-name="P4">
Description: Противник і надалі зосереджує основні зусилля на веденні наступальних д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vidbyly-ataky.jpg" text:style-name="Internet_20_link" text:visited-style-name="Visited_20_Internet_20_Link">
vidbyly-ataky.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242" text:anchor-type="as-char" svg:width="6.9236in" svg:height="4.170843in" draw:z-index="0">
<draw:image xlink:href="../Images/AРМІЯINFORM/2023-05-04T32-00-00-04-00/vidbyly-ataky.jpg" xlink:type="simple" xlink:show="embed" xlink:actuate="onLoad" draw:mime-type="image/jpeg"/>
</draw:frame>
Ілюстративне фото <text:span text:style-name="T4">
🔥 Ситуація щодо російського вторгнення</text:span>
</text:p>
      <text:p text:style-name="P4">
Противник і надалі зосереджує основні зусилля на веденні наступальних дій наЛиманському, Бахмутському, Авдіївському та Мар’їнському напрямках — відбито 40ворожих атак. Найзапекліші бої ведуться за Бахмут та Мар’їнку.</text:p>
      <text:p text:style-name="P4">
Про це у Facebook<text:a xlink:type="simple" xlink:href="https://www.facebook.com/GeneralStaff.ua/posts/pfbid02LgHFWh3YvaTJ5fiUtZRzuGQg3bSJbTF4StjNZPKUEczt4u5ZZW9VQbXmbMtwq3n7l" text:style-name="Internet_20_link" text:visited-style-name="Visited_20_Internet_20_Link">
повідомляє</text:a>
Генеральний штаб ЗСУ.</text:p>
      <text:p text:style-name="P4">
«На Бахмутському напрямку ворог продовжує вести наступальні дії. Тривають боїу місті Бахмут. До того ж, протягом минулої доби противник вів безуспішнінаступальні дії у напрямку населеного пункту Нью-Йорк. Від ворожих обстрілівпостраждали Васюківка, Оріхово-Василівка, Бахмут, Іванівське, Часів Яр, БілаГора, Північне та Південне, а також Нью-Йорк Донецької області. НаМар’їнському напрямку противник намагається покращити тактичне положення.Відбиті численні ворожі атаки в районах Мар’їнки та Новомихайлівки. Обстрілівтакож зазнала Красногорівка Донецької області», — йдеться у повідомленні.</text:p>
      <text:p text:style-name="P4">
Source: <text:a xlink:type="simple" xlink:href="https://armyinform.com.ua/2023/05/04/zapekli-boyi-za-bahmut-i-maryinku-tryvayut-ukrayinski-voyiny-vidbyly-40-vorozhyh-atak/" text:style-name="Internet_20_link" text:visited-style-name="Visited_20_Internet_20_Link">
https://armyinform.com.ua/2023/05/04/zapekli-boyi-za-bahmut-i-maryinku-tryvayut-ukrayinski-voyiny-vidbyly-40-vorozhyh-atak/</text:a>
</text:p>
      <!--NEWS-->
      <text:h text:style-name="P10" text:outline-level="1">
<text:span text:style-name="T4">
Уночі сили ППО знищили 18 Shahed-136/131 та розвідувальний БПЛА</text:span>
</text:h>
      <text:p text:style-name="P4">
Author: ['АРМІЯINFORM']</text:p>
      <text:p text:style-name="P4">
Time: 2023-05-04T33:00:00-04:00</text:p>
      <text:p text:style-name="P4">
Description: У ніч на 4 травня російські окупанти здійснили атаку України дронами-камікадзе іра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taka-droniv-1.jpg" text:style-name="Internet_20_link" text:visited-style-name="Visited_20_Internet_20_Link">
ataka-droniv-1.jpg</text:a>
']</text:p>
      <text:p text:style-name="P4">
Tags: ['STOPRUSSIA', 'АГРЕСІЯ РФ', 'ВТОРГНЕННЯ РФ', 'КОМАНДУВАННЯ ПОВІТРЯНИХ СИЛ']</text:p>
      <text:p text:style-name="P4">
Category: News</text:p>
      <!--METADATA-->
      <text:p text:style-name="P4">
<draw:frame draw:style-name="fr1" draw:name="Image243" text:anchor-type="as-char" svg:width="6.9236in" svg:height="3.894525in" draw:z-index="0">
<draw:image xlink:href="../Images/AРМІЯINFORM/2023-05-04T33-00-00-04-00/ataka-droniv-1.jpg" xlink:type="simple" xlink:show="embed" xlink:actuate="onLoad" draw:mime-type="image/jpeg"/>
</draw:frame>
БПЛА типу «шахед». Ілюстративне фото</text:p>
      <text:p text:style-name="P4">
У ніч на 4 травня російські окупанти здійснили атаку України дронами-камікадзеіранського виробництва з північного напрямку (брянська область) та з півдня —східне узбережжя Азовського моря.</text:p>
      <text:p text:style-name="P4">
Про це<text:a xlink:type="simple" xlink:href="https://www.facebook.com/kpszsu/posts/pfbid0EgtEqzVXNaTLLwfZQJ9XKMemSSHUVQx9oPobgVs42QqLL3pkBrCVRNPJDmi2t4uql" text:style-name="Internet_20_link" text:visited-style-name="Visited_20_Internet_20_Link">
повідомляє</text:a>
Командування Повітряних Сил ЗСУ.</text:p>
      <text:p text:style-name="P4">
Всього окупанти застосували до 24 ударних дронів Shahed-136/131.</text:p>
      <text:p text:style-name="P4">
Силами та засобами Повітряних Сил у взаємодії з протиповітряною обороною іншихскладових Сил оборони України знищено 18 ударний БПЛА.</text:p>
      <text:p text:style-name="P4">
Застосовано зенітне ракетне озброєння, авіацію та мобільні вогневі групи взонах відповідальності повітряних командувань «Центр» та «Південь».</text:p>
      <text:p text:style-name="P4">
Source: <text:a xlink:type="simple" xlink:href="https://armyinform.com.ua/2023/05/04/unochi-syly-ppo-znyshhyly-18-shahed-136-131-ta-rozviduvalnyj-bpla/" text:style-name="Internet_20_link" text:visited-style-name="Visited_20_Internet_20_Link">
https://armyinform.com.ua/2023/05/04/unochi-syly-ppo-znyshhyly-18-shahed-136-131-ta-rozviduvalnyj-bpla/</text:a>
</text:p>
      <!--NEWS-->
      <text:h text:style-name="P10" text:outline-level="1">
<text:span text:style-name="T4">
На Херсонщині окупанти погрожують конфіскувати майно в людей з українськими паспортами</text:span>
</text:h>
      <text:p text:style-name="P4">
Author: ['АРМІЯINFORM']</text:p>
      <text:p text:style-name="P4">
Time: 2023-05-04T34:00:00-04:00</text:p>
      <text:p text:style-name="P4">
Description: Триває примусова паспортизація громадян України в Генічеському районі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okupanty.jpg" text:style-name="Internet_20_link" text:visited-style-name="Visited_20_Internet_20_Link">
okupanty.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244" text:anchor-type="as-char" svg:width="6.9236in" svg:height="4.366727in" draw:z-index="0">
<draw:image xlink:href="../Images/AРМІЯINFORM/2023-05-04T34-00-00-04-00/okupanty.jpg" xlink:type="simple" xlink:show="embed" xlink:actuate="onLoad" draw:mime-type="image/jpeg"/>
</draw:frame>
Ілюстративне фото <text:span text:style-name="T4">
🔥 Ситуація щодо російського вторгнення</text:span>
</text:p>
      <text:p text:style-name="P4">
Триває примусова паспортизація громадян України в Генічеському районітимчасово захопленої Херсонської області.</text:p>
      <text:p text:style-name="P4">
Про це у Facebook<text:a xlink:type="simple" xlink:href="https://www.facebook.com/GeneralStaff.ua/posts/pfbid02LgHFWh3YvaTJ5fiUtZRzuGQg3bSJbTF4StjNZPKUEczt4u5ZZW9VQbXmbMtwq3n7l" text:style-name="Internet_20_link" text:visited-style-name="Visited_20_Internet_20_Link">
повідомляє</text:a>
Генеральний штаб ЗСУ.</text:p>
      <text:p text:style-name="P4">
«російські окупанти постійно тиснуть на місцевих, погрожують депортацією таконфіскацією майна, обмежують у переміщенні між населеними пунктами. До людейіз українськими паспортами показове упереджене ставлення з боку загарбників»,— йдеться в повідомленні.</text:p>
      <text:p text:style-name="P4">
Source: <text:a xlink:type="simple" xlink:href="https://armyinform.com.ua/2023/05/04/na-hersonshhyni-okupanty-pogrozhuyut-konfiskuvaty-majno-u-lyudej-z-ukrayinskymy-pasportamy/" text:style-name="Internet_20_link" text:visited-style-name="Visited_20_Internet_20_Link">
https://armyinform.com.ua/2023/05/04/na-hersonshhyni-okupanty-pogrozhuyut-konfiskuvaty-majno-u-lyudej-z-ukrayinskymy-pasportamy/</text:a>
</text:p>
      <!--NEWS-->
      <text:h text:style-name="P10" text:outline-level="1">
<text:span text:style-name="T4">
Авіація Сил оборони минулої доби завдала 17 ударів по військах рф</text:span>
</text:h>
      <text:p text:style-name="P4">
Author: ['АРМІЯINFORM']</text:p>
      <text:p text:style-name="P4">
Time: 2023-05-04T35:00:00-04:00</text:p>
      <text:p text:style-name="P4">
Description: Авіація Сил оборони за минулу добу завдала 13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245" text:anchor-type="as-char" svg:width="6.9236in" svg:height="3.894525in" draw:z-index="0">
<draw:image xlink:href="../Images/AРМІЯINFORM/2023-05-04T35-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Авіація Сил оборони за минулу добу завдала 13 ударів по районах зосередженняособового складу, а також 4 ударів — по зенітно-ракетних комплексахпротивника.</text:p>
      <text:p text:style-name="P4">
Про це у Facebook<text:a xlink:type="simple" xlink:href="https://www.facebook.com/GeneralStaff.ua/posts/pfbid02LgHFWh3YvaTJ5fiUtZRzuGQg3bSJbTF4StjNZPKUEczt4u5ZZW9VQbXmbMtwq3n7l" text:style-name="Internet_20_link" text:visited-style-name="Visited_20_Internet_20_Link">
повідомляє</text:a>
Генеральний штаб ЗСУ.</text:p>
      <text:p text:style-name="P4">
Підрозділи ракетних військ і артилерії протягом минулої доби уразили районзосередження окупантів, станцію радіоелектронної боротьби, 3 артилерійськихпідрозділи на вогневих позиціях, 3 склади боєприпасів та пально-мастильнихматеріалів, а також зенітно-ракетний комплекс ворога.</text:p>
      <text:p text:style-name="P4">
Source: <text:a xlink:type="simple" xlink:href="https://armyinform.com.ua/2023/05/04/aviacziya-syl-oborony-mynuloyi-doby-zavdala-17-udariv-po-vijskam-rf/" text:style-name="Internet_20_link" text:visited-style-name="Visited_20_Internet_20_Link">
https://armyinform.com.ua/2023/05/04/aviacziya-syl-oborony-mynuloyi-doby-zavdala-17-udariv-po-vijskam-rf/</text:a>
</text:p>
      <!--NEWS-->
      <text:h text:style-name="P10" text:outline-level="1">
<text:span text:style-name="T4">
Втрати ворога за добу: ліквідовано понад 600 окупантів, знищено 5 танків і 17 ББМ</text:span>
</text:h>
      <text:p text:style-name="P4">
Author: ['АРМІЯINFORM']</text:p>
      <text:p text:style-name="P4">
Time: 2023-05-04T36:00:00-04:00</text:p>
      <text:p text:style-name="P4">
Description: Загальні бойові втрати противника з 24.02.22 по 04.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4201d82-f524-448e-89c4-03747bef947f-scaled.jpg" text:style-name="Internet_20_link" text:visited-style-name="Visited_20_Internet_20_Link">
64201d82-f524-448e-89c4-03747bef947f-scaled.jpg</text:a>
']</text:p>
      <text:p text:style-name="P4">
Tags: ['STOPRUSSIA', 'АГРЕСІЯ РФ', 'ВТОРГНЕННЯ РФ', 'ВТРАТИ ВОРОГА', 'ГШ ЗСУ']</text:p>
      <text:p text:style-name="P4">
Category: News</text:p>
      <!--METADATA-->
      <text:p text:style-name="P4">
<draw:frame draw:style-name="fr1" draw:name="Image246" text:anchor-type="as-char" svg:width="6.9236in" svg:height="6.975527in" draw:z-index="0">
<draw:image xlink:href="../Images/AРМІЯINFORM/2023-05-04T36-00-00-04-00/64201d82-f524-448e-89c4-03747bef947f-scaled.jpg" xlink:type="simple" xlink:show="embed" xlink:actuate="onLoad" draw:mime-type="image/jpeg"/>
</draw:frame>
</text:p>
      <text:p text:style-name="P4">
Загальні бойові втрати противника з 24.02.22 по 04.05.23 орієнтовностановлять:</text:p>
      <ul>
        <li>
<text:span text:style-name="T4">
особового складу ‒</text:span>
 192590 (+650) осіб ліквідовано  * <text:span text:style-name="T4">
танків ‒</text:span>
 3707 (+5)  * <text:span text:style-name="T4">
бойових броньованих машин ‒</text:span>
 7216 (+17)  * <text:span text:style-name="T4">
артилерійських систем ‒</text:span>
 2962 (+16)  * <text:span text:style-name="T4">
РСЗВ ‒</text:span>
 547 (+3)  * <text:span text:style-name="T4">
засоби ППО ‒</text:span>
 304 (+4)  * <text:span text:style-name="T4">
літаків ‒</text:span>
 308 (0)  * <text:span text:style-name="T4">
гелікоптерів ‒</text:span>
 294 (0)  * <text:span text:style-name="T4">
БПЛА оперативно-тактичного рівня ‒</text:span>
 2523 (+18)  * <text:span text:style-name="T4">
крилаті ракети ‒</text:span>
 947 (0)  * <text:span text:style-name="T4">
кораблі / катери ‒</text:span>
 18 (0)  * <text:span text:style-name="T4">
автомобільної техніки та автоцистерн ‒</text:span>
 5886 (+21)  * <text:span text:style-name="T4">
спеціальна техніка ‒</text:span>
 370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4.05.23.</text:p>
      <text:p text:style-name="P4">
Source: <text:a xlink:type="simple" xlink:href="https://armyinform.com.ua/2023/05/04/vtraty-voroga-za-dobu-likvidovano-ponad-600-okupantiv-znyshheno-5-tankiv-i-17-bbm/" text:style-name="Internet_20_link" text:visited-style-name="Visited_20_Internet_20_Link">
https://armyinform.com.ua/2023/05/04/vtraty-voroga-za-dobu-likvidovano-ponad-600-okupantiv-znyshheno-5-tankiv-i-17-bbm/</text:a>
</text:p>
      <!--NEWS-->
      <text:h text:style-name="P10" text:outline-level="1">
<text:span text:style-name="T4">
У Чорному морі ворог збільшив кількість ракетоносіїв: загальний залп «Калібрів» до 32 ракет</text:span>
</text:h>
      <text:p text:style-name="P4">
Author: ['АРМІЯINFORM']</text:p>
      <text:p text:style-name="P4">
Time: 2023-05-04T37:00:00-04:00</text:p>
      <text:p text:style-name="P4">
Description: У Чорному морі корабельне угруповання ворога збільшено до 11, зокрема нарощ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155205-1_large.jpg" text:style-name="Internet_20_link" text:visited-style-name="Visited_20_Internet_20_Link">
155205-1_large.jpg</text:a>
']</text:p>
      <text:p text:style-name="P4">
Tags: ['КАЛІБРИ', 'ОК «ПІВДЕНЬ»', 'РАКЕТОНОСІЇ']</text:p>
      <text:p text:style-name="P4">
Category: News</text:p>
      <!--METADATA-->
      <text:p text:style-name="P4">
<draw:frame draw:style-name="fr1" draw:name="Image247" text:anchor-type="as-char" svg:width="6.9236in" svg:height="3.95374in" draw:z-index="0">
<draw:image xlink:href="../Images/AРМІЯINFORM/2023-05-04T37-00-00-04-00/155205-1_large.jpg" xlink:type="simple" xlink:show="embed" xlink:actuate="onLoad" draw:mime-type="image/jpeg"/>
</draw:frame>
Ілюстративне фото</text:p>
      <text:p text:style-name="P4">
У Чорному морі корабельне угруповання ворога збільшено до 11, зокрема нарощеноприсутність ракетоносіїв до 4 надводних.</text:p>
      <text:p text:style-name="P4">
Про це<text:a xlink:type="simple" xlink:href="https://www.facebook.com/OperationalCommandSouth/posts/pfbid0LSxWqxE7FmvetBwstZBikZRySnQNmmHEBwN4cZzDtTtDmmL4ehjbx9G7VPpbf8a8l" text:style-name="Internet_20_link" text:visited-style-name="Visited_20_Internet_20_Link">
повідомляє</text:a>
Оперативне командування «Південь».</text:p>
      <text:p text:style-name="P4">
Відповідно, загальний імовірний залп «Калібрів» може сягати 32 ракет.</text:p>
      <text:p text:style-name="P4">
У Командуванні закликали не нехтувати сигналами повітряної тривоги:«пам'ятаємо, що ворог підступний і готовий завдавати ударів не тільки поприфронтових територіях».</text:p>
      <text:p text:style-name="P4">
Source: <text:a xlink:type="simple" xlink:href="https://armyinform.com.ua/2023/05/04/u-chornomu-mori-vorog-zbilshyv-kilkist-raketonosiyiv-zagalnyj-zalp-kalibriv-do-3%ef%b8%8f2%ef%b8%8f-raket/" text:style-name="Internet_20_link" text:visited-style-name="Visited_20_Internet_20_Link">
https://armyinform.com.ua/2023/05/04/u-chornomu-mori-vorog-zbilshyv-kilkist-raketonosiyiv-zagalnyj-zalp-kalibriv-do-3%ef%b8%8f2%ef%b8%8f-raket/</text:a>
</text:p>
      <!--NEWS-->
      <text:h text:style-name="P10" text:outline-level="1">
<text:span text:style-name="T4">
Заяви фсб про затримання українських спецслужбовців у Криму — дезінформація</text:span>
</text:h>
      <text:p text:style-name="P4">
Author: ['АРМІЯINFORM']</text:p>
      <text:p text:style-name="P4">
Time: 2023-05-04T38:00:00-04:00</text:p>
      <text:p text:style-name="P4">
Description: Заяви російської фсб про начебто затримання агентів спецслужб України на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ur-1.jpg" text:style-name="Internet_20_link" text:visited-style-name="Visited_20_Internet_20_Link">
gur-1.jpg</text:a>
']</text:p>
      <text:p text:style-name="P4">
Tags: ['STOPRUSSIA', 'АНДРІЙ ЮСОВ', 'ГУР МІНОБОРОНИ УКРАЇНИ']</text:p>
      <text:p text:style-name="P4">
Category: News</text:p>
      <!--METADATA-->
      <text:p text:style-name="P4">
<draw:frame draw:style-name="fr1" draw:name="Image248" text:anchor-type="as-char" svg:width="6.9236in" svg:height="3.894525in" draw:z-index="0">
<draw:image xlink:href="../Images/AРМІЯINFORM/2023-05-04T38-00-00-04-00/gur-1.jpg" xlink:type="simple" xlink:show="embed" xlink:actuate="onLoad" draw:mime-type="image/jpeg"/>
</draw:frame>
</text:p>
      <text:p text:style-name="P4">
Заяви російської фсб про начебто затримання агентів спецслужб України натериторії окупованого Криму є черговою ворожою дезінформацією.</text:p>
      <text:p text:style-name="P4">
Про це <text:a xlink:type="simple" xlink:href="https://gur.gov.ua/content/zaiavy-rosiiskoi-fsb-pro-nachebto-zatrymannia-ahentiv-spetssluzhb-ukrainy-na-terytorii-okupovanoho-krymu-cherhova-vorozha-dezinformatsiia.html" text:style-name="Internet_20_link" text:visited-style-name="Visited_20_Internet_20_Link">
заявив</text:a>
 представник Головного управліннярозвідки Міністерства оборони України Андрій Юсов.</text:p>
      <text:p text:style-name="P4">
За його словами, свіжі кремлівські фейки свідчать про очевидний факт:російський режим боїться України, українських спецслужб, зокрема ГУР.</text:p>
      <text:p text:style-name="P4">
«І правильно робить, тому що розплата за всі воєнні злочини обов’язково буде.Найбезпечніший шлях для них — добровільно здатись у руки українськомуправосуддю», — резюмував Андрій Юсов.</text:p>
      <text:p text:style-name="P4">
Source: <text:a xlink:type="simple" xlink:href="https://armyinform.com.ua/2023/05/04/zayavy-fsb-pro-zatrymannya-ukrayinskyh-speczsluzhbovcziv-u-krymu-dezinformacziya/" text:style-name="Internet_20_link" text:visited-style-name="Visited_20_Internet_20_Link">
https://armyinform.com.ua/2023/05/04/zayavy-fsb-pro-zatrymannya-ukrayinskyh-speczsluzhbovcziv-u-krymu-dezinformacziya/</text:a>
</text:p>
      <!--NEWS-->
      <text:h text:style-name="P10" text:outline-level="1">
<text:span text:style-name="T4">
В Україні хвилина мовчання</text:span>
</text:h>
      <text:p text:style-name="P4">
Author: ['АРМІЯINFORM']</text:p>
      <text:p text:style-name="P4">
Time: 2023-05-04T3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9" text:anchor-type="as-char" svg:width="6.9236in" svg:height="3.895992in" draw:z-index="0">
<draw:image xlink:href="../Images/AРМІЯINFORM/2023-05-04T39-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04/v-ukrayini-hvylyna-movchannya/" text:style-name="Internet_20_link" text:visited-style-name="Visited_20_Internet_20_Link">
https://armyinform.com.ua/2023/05/04/v-ukrayini-hvylyna-movchannya/</text:a>
</text:p>
      <!--NEWS-->
      <text:h text:style-name="P10" text:outline-level="1">
<text:span text:style-name="T4">
Канада передала Україні обладнання для розмінування</text:span>
</text:h>
      <text:p text:style-name="P4">
Author: ['АРМІЯINFORM']</text:p>
      <text:p text:style-name="P4">
Time: 2023-05-04T40:00:00-04:00</text:p>
      <text:p text:style-name="P4">
Description: Державна служба України з надзвичайних ситуацій отримала від Канади перше обладнання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sns1.jpg" text:style-name="Internet_20_link" text:visited-style-name="Visited_20_Internet_20_Link">
dsns1.jpg</text:a>
', '<text:a xlink:type="simple" xlink:href="https://armyinform.com.ua/wp-content/uploads/2023/05/dsns2.jpg" text:style-name="Internet_20_link" text:visited-style-name="Visited_20_Internet_20_Link">
dsns2.jpg</text:a>
']</text:p>
      <text:p text:style-name="P4">
Tags: ['ДОПОМОГА ПАРТНЕРІВ', 'КАНАДА', 'ОБЛАДНАННЯ ДЛЯ РОЗМІНУВАННЯ', 'СВІТ ПІДТРИМУЄ УКРАЇНУ']</text:p>
      <text:p text:style-name="P4">
Category: News</text:p>
      <!--METADATA-->
      <text:p text:style-name="P4">
<draw:frame draw:style-name="fr1" draw:name="Image250" text:anchor-type="as-char" svg:width="6.9236in" svg:height="4.586885in" draw:z-index="0">
<draw:image xlink:href="../Images/AРМІЯINFORM/2023-05-04T40-00-00-04-00/dsns1.jpg" xlink:type="simple" xlink:show="embed" xlink:actuate="onLoad" draw:mime-type="image/jpeg"/>
</draw:frame>
</text:p>
      <text:p text:style-name="P4">
Державна служба України з надзвичайних ситуацій отримала від Канади першеобладнання для розмінування в рамках допомоги у 22,5 млн канадських доларів.</text:p>
      <text:p text:style-name="P4">
Про це<text:a xlink:type="simple" xlink:href="https://www.facebook.com/CanadainUkraine/posts/pfbid03t8KVeRqcxfTqVtdeN1tZ2rZhEkb6BaC5uqXcCpFJzy3yvr3o4rJc4dSLMkCzRQql" text:style-name="Internet_20_link" text:visited-style-name="Visited_20_Internet_20_Link">
повідомляє</text:a>
Посольство Канади в Україні.</text:p>
      <text:p text:style-name="P4">
«Ці транспортні засоби використовуватимуть для очищення сільськогосподарськихугідь, повернення їх до продуктивного використання й сприяння відновленнюпродовольчої безпеки», — йдеться у повідомленні.</text:p>
      <text:p text:style-name="P4">
<draw:frame draw:style-name="fr1" draw:name="Image251" text:anchor-type="as-char" svg:width="6.9236in" svg:height="4.615733in" draw:z-index="0">
<draw:image xlink:href="../Images/AРМІЯINFORM/2023-05-04T40-00-00-04-00/dsns2.jpg" xlink:type="simple" xlink:show="embed" xlink:actuate="onLoad" draw:mime-type="image/jpeg"/>
</draw:frame>
</text:p>
      <text:p text:style-name="P4">
Source: <text:a xlink:type="simple" xlink:href="https://armyinform.com.ua/2023/05/04/kanada-peredala-ukrayini-obladnannya-dlya-rozminuvannya/" text:style-name="Internet_20_link" text:visited-style-name="Visited_20_Internet_20_Link">
https://armyinform.com.ua/2023/05/04/kanada-peredala-ukrayini-obladnannya-dlya-rozminuvannya/</text:a>
</text:p>
      <!--NEWS-->
      <text:h text:style-name="P10" text:outline-level="1">
<text:span text:style-name="T4">
Олексій Резніков подякував американському колезі за черговий пакет військової допомоги</text:span>
</text:h>
      <text:p text:style-name="P4">
Author: ['АРМІЯINFORM']</text:p>
      <text:p text:style-name="P4">
Time: 2023-05-04T41:00:00-04:00</text:p>
      <text:p text:style-name="P4">
Description: Міністр оборони України Олексій Резніков подякував Міністрові оборони США Ллойду Ості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eznikov-3.jpg" text:style-name="Internet_20_link" text:visited-style-name="Visited_20_Internet_20_Link">
reznikov-3.jpg</text:a>
', '<text:a xlink:type="simple" xlink:href="https://armyinform.com.ua/wp-content/uploads/2023/05/image_2023-05-04_08-57-26.png" text:style-name="Internet_20_link" text:visited-style-name="Visited_20_Internet_20_Link">
image_2023-05-04_08-57-26.png</text:a>
']</text:p>
      <text:p text:style-name="P4">
Tags: ['STOPRUSSIA', 'АГРЕСІЯ РФ', 'ВТОРГНЕННЯ РФ', 'ДОПОМОГА ПАРТНЕРІВ', 'ОЛЕКСІЙ РЕЗНІКОВ', 'ОФІЦІЙНО', 'СВІТ ПІДТРИМУЄ УКРАЇНУ']</text:p>
      <text:p text:style-name="P4">
Category: News</text:p>
      <!--METADATA-->
      <text:p text:style-name="P4">
<draw:frame draw:style-name="fr1" draw:name="Image252" text:anchor-type="as-char" svg:width="6.9236in" svg:height="3.894525in" draw:z-index="0">
<draw:image xlink:href="../Images/AРМІЯINFORM/2023-05-04T41-00-00-04-00/reznikov-3.jpg" xlink:type="simple" xlink:show="embed" xlink:actuate="onLoad" draw:mime-type="image/jpeg"/>
</draw:frame>
</text:p>
      <text:p text:style-name="P4">
Міністр оборони України Олексій Резніков подякував Міністрові оборони СШАЛлойду Остіну за черговий пакет військової допомоги.</text:p>
      <text:p text:style-name="P4">
«Дякуємо Ллойду Остіну та народу Сполучених Штатів за непохитну підтримку!Понад 9 років Україна бореться за свою свободу та незалежність. А зброя таамуніція Україні потрібна для звільнення нашої землі та народу», —<text:a xlink:type="simple" xlink:href="https://twitter.com/oleksiireznikov/status/1653838836823105552" text:style-name="Internet_20_link" text:visited-style-name="Visited_20_Internet_20_Link">
зазначив</text:a>
Олексій Резніков.</text:p>
      <text:p text:style-name="P4">
Він також подякував партнерам України за розуміння потреб і допомогу, яку вонинадають.</text:p>
      <text:p text:style-name="P4">
Нагадаємо, Міністерство оборони США<text:a xlink:type="simple" xlink:href="https://armyinform.com.ua/2023/05/04/pentagon-rozkryv-vmist-novogo-paketa-dopomogy-dlya-ukrayiny/" text:style-name="Internet_20_link" text:visited-style-name="Visited_20_Internet_20_Link">
оголосило</text:a>
 про виділення додаткової допомоги длязадоволення критичних потреб України у сфері безпеки та оборони.</text:p>
      <text:p text:style-name="P4">
<draw:frame draw:style-name="fr1" draw:name="Image253" text:anchor-type="as-char" svg:width="6.9236in" svg:height="6.9236in" draw:z-index="0">
<draw:image xlink:href="../Images/AРМІЯINFORM/2023-05-04T41-00-00-04-00/image_2023-05-04_08-57-26.png" xlink:type="simple" xlink:show="embed" xlink:actuate="onLoad" draw:mime-type="image/png"/>
</draw:frame>
</text:p>
      <text:p text:style-name="P4">
Source: <text:a xlink:type="simple" xlink:href="https://armyinform.com.ua/2023/05/04/oleksij-reznikov-podyakuvav-amerykanskomu-kolezi-za-chergovyj-paket-vijskovoyi-dopomogy/" text:style-name="Internet_20_link" text:visited-style-name="Visited_20_Internet_20_Link">
https://armyinform.com.ua/2023/05/04/oleksij-reznikov-podyakuvav-amerykanskomu-kolezi-za-chergovyj-paket-vijskovoyi-dopomogy/</text:a>
</text:p>
      <!--NEWS-->
      <text:h text:style-name="P10" text:outline-level="1">
<text:span text:style-name="T4">
Унаслідок нічної повітряної атаки на Одесу людських жертв немає, більшість дронів знищено — Наталія  Гуменюк</text:span>
</text:h>
      <text:p text:style-name="P4">
Author: ['Володимир Віват']</text:p>
      <text:p text:style-name="P4">
Time: 2023-05-04T42:00:00-04:00</text:p>
      <text:p text:style-name="P4">
Description: Сьогодні вночі з напрямку Азовського моря по південних областях України ворогом бу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ahed-5447.jpg" text:style-name="Internet_20_link" text:visited-style-name="Visited_20_Internet_20_Link">
shahed-5447.jpg</text:a>
']</text:p>
      <text:p text:style-name="P4">
Tags: ['НАТАЛІЯ ГУМЕНЮК']</text:p>
      <text:p text:style-name="P4">
Category: News</text:p>
      <!--METADATA-->
      <text:p text:style-name="P4">
<draw:frame draw:style-name="fr1" draw:name="Image254" text:anchor-type="as-char" svg:width="6.9236in" svg:height="3.4618in" draw:z-index="0">
<draw:image xlink:href="../Images/AРМІЯINFORM/2023-05-04T42-00-00-04-00/shahed-5447.jpg" xlink:type="simple" xlink:show="embed" xlink:actuate="onLoad" draw:mime-type="image/jpeg"/>
</draw:frame>
</text:p>
      <text:p text:style-name="P4">
Сьогодні вночі з напрямку Азовського моря по південних областях Україниворогом було запущено 15 ударних дронів Shahed-136/131. 12 повітряних цілейбуло знищено Силами протиповітряної оборони та мобільних вогневих груп. Нажаль, є три влучання в гуртожитки одного з навчальних закладів Одеси. Пожежуоперативно ліквідовано, люди не постраждали.</text:p>
      <text:p text:style-name="P4">
Про це в ефірі національного марафону «Єдині новини» повідомила начальникОб’єднаного координаційного пресцентру Сил оборони півдня України капітан 1рангу Наталія Гуменюк.</text:p>
      <text:p text:style-name="P4">
Офіцер відзначила, що характерною особливістю цієї атаки стало те, що нахвостовиках запущених по нас дронів було маркерами написано «за москву, закремль» з використанням відповідної символіки.</text:p>
      <text:p text:style-name="P4">
Також вона розповіла, що станом на зараз вороже корабельне угруповання вЧорному морі налічує 11 кораблів, чотири з них — надводні носії крилатихракет. Це до 32 ракет типу «Калібр», готових до використання.</text:p>
      <text:p text:style-name="P4">
— Динаміка застосування загарбниками озброєння, яка прослідковується в нашійзоні відповідальності, говорить про те, що вони намагаються заміщувати ракетнеозброєння безпілотними літальними апаратами. Зокрема, минулої доби, вочевидьготуючись до нічної атаки, противник активізував безпілотну розвідку, про щосвідчать два збиті безпілотники оперативно-тактичного рівня. Час від часу миспостерігаємо присутність у морі ворожих кораблів, які також несутьбезпілотники, що застосовуються для отримання розвідувальної інформації, —зазначила Наталія Гуменюк.</text:p>
      <text:p text:style-name="P4">
За словами начальника пресцентру, на окупованих територіях противник постійноманеврує, змінює місце дислокації. На лівому березі Дніпра побудову своїхвійськ загарбники облаштовують за принципом розміщення першого шару згарматного м’яса, тобто мобілізованих, а більш підготовлені підрозділивідтягують назад, на більш захищені рубежі оборони.</text:p>
      <text:p text:style-name="P4">
Source: <text:a xlink:type="simple" xlink:href="https://armyinform.com.ua/2023/05/04/unaslidok-nichnoyi-povitryanoyi-ataky-na-odesu-lyudskyh-zhertv-nemaye-bilshist-droniv-znyshheno-nataliya-gumenyuk/" text:style-name="Internet_20_link" text:visited-style-name="Visited_20_Internet_20_Link">
https://armyinform.com.ua/2023/05/04/unaslidok-nichnoyi-povitryanoyi-ataky-na-odesu-lyudskyh-zhertv-nemaye-bilshist-droniv-znyshheno-nataliya-gumenyuk/</text:a>
</text:p>
      <!--NEWS-->
      <text:h text:style-name="P10" text:outline-level="1">
<text:span text:style-name="T4">
Вночі рф завдала удару керованими авіабомбами по прикордонню Сумщини і Чернігівщини: є загиблі</text:span>
</text:h>
      <text:p text:style-name="P4">
Author: ['АРМІЯINFORM']</text:p>
      <text:p text:style-name="P4">
Time: 2023-05-04T43:00:00-04:00</text:p>
      <text:p text:style-name="P4">
Description: Вночі з 3 на 4 травня російська авіація двічі завдала удару по населених пунктах Сум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1789066-a515-47ab-b69b-4fe8d592d0da-e1683182335106.jpg" text:style-name="Internet_20_link" text:visited-style-name="Visited_20_Internet_20_Link">
51789066-a515-47ab-b69b-4fe8d592d0da-e1683182335106.jpg</text:a>
', '<text:a xlink:type="simple" xlink:href="https://armyinform.com.ua/wp-content/uploads/2023/05/77ae0a07-8454-49fd-9db9-6852b6e47bed-150x150.jpg" text:style-name="Internet_20_link" text:visited-style-name="Visited_20_Internet_20_Link">
77ae0a07-8454-49fd-9db9-6852b6e47bed-150x150.jpg</text:a>
', '<text:a xlink:type="simple" xlink:href="https://armyinform.com.ua/wp-content/uploads/2023/05/a38d2863-31dc-4799-a2c3-1c278d51efdf-150x150.jpg" text:style-name="Internet_20_link" text:visited-style-name="Visited_20_Internet_20_Link">
a38d2863-31dc-4799-a2c3-1c278d51efdf-150x150.jpg</text:a>
', '<text:a xlink:type="simple" xlink:href="https://armyinform.com.ua/wp-content/uploads/2023/05/ee358c5b-2132-49d7-b6b8-386fb8fd2eda-150x150.jpg" text:style-name="Internet_20_link" text:visited-style-name="Visited_20_Internet_20_Link">
ee358c5b-2132-49d7-b6b8-386fb8fd2eda-150x150.jpg</text:a>
']</text:p>
      <text:p text:style-name="P4">
Tags: ['АВІАБОМБИ', 'ОБСТРІЛИ ПРИКОРДОННЯ', 'ОК «ПІВНІЧ»', 'СУМЩИНА', 'ЧЕРНІГІВЩИНА']</text:p>
      <text:p text:style-name="P4">
Category: News</text:p>
      <!--METADATA-->
      <text:p text:style-name="P4">
<draw:frame draw:style-name="fr1" draw:name="Image255" text:anchor-type="as-char" svg:width="6.9236in" svg:height="4.170387in" draw:z-index="0">
<draw:image xlink:href="../Images/AРМІЯINFORM/2023-05-04T43-00-00-04-00/51789066-a515-47ab-b69b-4fe8d592d0da-e1683182335106.jpg" xlink:type="simple" xlink:show="embed" xlink:actuate="onLoad" draw:mime-type="image/jpeg"/>
</draw:frame>
</text:p>
      <text:p text:style-name="P4">
Вночі з 3 на 4 травня російська авіація двічі завдала удару по населенихпунктах Сумської та Чернігівської областей. Зруйновано приватні будинки,заклад освіти, загинула жінка.</text:p>
      <text:p text:style-name="P4">
Про це<text:a xlink:type="simple" xlink:href="https://www.facebook.com/kommander.nord/posts/pfbid05VwQkyPLvxtv5Uy463dUFmRekuef49zdZ6SKjFANMNyVjM8tY38hWkLq4oNWv37rl" text:style-name="Internet_20_link" text:visited-style-name="Visited_20_Internet_20_Link">
повідомляє</text:a>
Оперативне командування «Північ».</text:p>
      <text:p text:style-name="P4">
Близько 22:25 зафіксовано 2 вибухи, ймовірно керовані авіабомби, в напрямкунаселеного пункту Уралове. За інформацією, пошкоджені два приватні будинки,адміністративна будівля та місцевий заклад освіти.</text:p>
      <text:p text:style-name="P4">
Близько 23:10 зафіксовано 1 приход, ймовірно керована авіабомба, в районінаселеного пункту Іванівка. Внаслідок обстрілу пошкоджено 5 будівель різногопризначення, одна з них будівля місцевого закладу освіти. Загинула цивільнаособа, жінка похилого віку, та 3 чоловіки дістали поранення.</text:p>
      <text:p text:style-name="P4">
<text:a xlink:type="simple" xlink:href="https://armyinform.com.ua/wp-content/uploads/2023/05/77ae0a07-8454-49fd-9db9-6852b6e47bed.jpg" text:style-name="Internet_20_link" text:visited-style-name="Visited_20_Internet_20_Link">
<draw:frame draw:style-name="fr1" draw:name="Image256" text:anchor-type="as-char" svg:width="6.9236in" svg:height="6.9236in" draw:z-index="0">
<draw:image xlink:href="../Images/AРМІЯINFORM/2023-05-04T43-00-00-04-00/77ae0a07-8454-49fd-9db9-6852b6e47bed-150x150.jpg" xlink:type="simple" xlink:show="embed" xlink:actuate="onLoad" draw:mime-type="image/jpeg"/>
</draw:frame>
</text:a>
</text:p>
      <text:p text:style-name="P4">
<text:a xlink:type="simple" xlink:href="https://armyinform.com.ua/wp-content/uploads/2023/05/a38d2863-31dc-4799-a2c3-1c278d51efdf.jpg" text:style-name="Internet_20_link" text:visited-style-name="Visited_20_Internet_20_Link">
<draw:frame draw:style-name="fr1" draw:name="Image257" text:anchor-type="as-char" svg:width="6.9236in" svg:height="6.9236in" draw:z-index="0">
<draw:image xlink:href="../Images/AРМІЯINFORM/2023-05-04T43-00-00-04-00/a38d2863-31dc-4799-a2c3-1c278d51efdf-150x150.jpg" xlink:type="simple" xlink:show="embed" xlink:actuate="onLoad" draw:mime-type="image/jpeg"/>
</draw:frame>
</text:a>
</text:p>
      <text:p text:style-name="P4">
<text:a xlink:type="simple" xlink:href="https://armyinform.com.ua/wp-content/uploads/2023/05/ee358c5b-2132-49d7-b6b8-386fb8fd2eda.jpg" text:style-name="Internet_20_link" text:visited-style-name="Visited_20_Internet_20_Link">
<draw:frame draw:style-name="fr1" draw:name="Image258" text:anchor-type="as-char" svg:width="6.9236in" svg:height="6.9236in" draw:z-index="0">
<draw:image xlink:href="../Images/AРМІЯINFORM/2023-05-04T43-00-00-04-00/ee358c5b-2132-49d7-b6b8-386fb8fd2eda-150x150.jpg" xlink:type="simple" xlink:show="embed" xlink:actuate="onLoad" draw:mime-type="image/jpeg"/>
</draw:frame>
</text:a>
</text:p>
      <text:p text:style-name="P4">
Source: <text:a xlink:type="simple" xlink:href="https://armyinform.com.ua/2023/05/04/vnochi-rf-zavdala-udar-kerovanymy-aviabombamy-po-prykordonnyu-sumshhyny-i-chernigivshhyny-ye-zagybli/" text:style-name="Internet_20_link" text:visited-style-name="Visited_20_Internet_20_Link">
https://armyinform.com.ua/2023/05/04/vnochi-rf-zavdala-udar-kerovanymy-aviabombamy-po-prykordonnyu-sumshhyny-i-chernigivshhyny-ye-zagybli/</text:a>
</text:p>
      <!--NEWS-->
      <text:h text:style-name="P10" text:outline-level="1">
<text:span text:style-name="T4">
У ЄС не виявили фактів незаконного обігу зброї в Україні</text:span>
</text:h>
      <text:p text:style-name="P4">
Author: ['АРМІЯINFORM']</text:p>
      <text:p text:style-name="P4">
Time: 2023-05-04T44:00:00-04:00</text:p>
      <text:p text:style-name="P4">
Description: Жодних фактів масового незаконного обігу зброї, пов'язаного з війною в Україні,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823170cc29c17fc1b2438a8237c2a59.jpg" text:style-name="Internet_20_link" text:visited-style-name="Visited_20_Internet_20_Link">
8823170cc29c17fc1b2438a8237c2a59.jpg</text:a>
']</text:p>
      <text:p text:style-name="P4">
Tags: ['YES', 'АГРЕСІЯ РФ', 'ВТОРГНЕННЯ РФ', 'ЗБРОЯ']</text:p>
      <text:p text:style-name="P4">
Category: News</text:p>
      <!--METADATA-->
      <text:p text:style-name="P4">
<draw:frame draw:style-name="fr1" draw:name="Image259" text:anchor-type="as-char" svg:width="6.9236in" svg:height="4.615733in" draw:z-index="0">
<draw:image xlink:href="../Images/AРМІЯINFORM/2023-05-04T44-00-00-04-00/8823170cc29c17fc1b2438a8237c2a59.jpg" xlink:type="simple" xlink:show="embed" xlink:actuate="onLoad" draw:mime-type="image/jpeg"/>
</draw:frame>
</text:p>
      <text:p text:style-name="P4">
Жодних фактів масового незаконного обігу зброї, пов'язаного з війною вУкраїні, у Євросоюзі не виявили.</text:p>
      <text:p text:style-name="P4">
Про це йдеться в<text:a xlink:type="simple" xlink:href="https://www.unodc.org/documents/treaties/CTOC/working-group-on-firearms-2023_html/Final_-_EU_Statement_WG_Firearms.pdf" text:style-name="Internet_20_link" text:visited-style-name="Visited_20_Internet_20_Link">
заяві</text:a>
 делегації ЄС приміжнародних організаціях у Відні.</text:p>
      <text:p text:style-name="P4">
Агресивна війна рф проти України збільшила загрозу незаконного обігустрілецької зброї в ЄС та інших регіонах — такий меседж прозвучав під часзасідання робочої групи зі стрілецької зброї Конференції учасників КонвенціїООН проти транснаціональної організованої злочинності. Проте з 2019 року ЄСпідтримує Україну в зусиллях по запобіганню незаконному обігу зброї,боєприпасів та вибухових речовин.</text:p>
      <text:p text:style-name="P4">
«Ми пам'ятаємо про дезінформаційні кампанії, запущені росією щодо цієїзагрози. Дозвольте мені підкреслити, що до цього часу не було виявленоширокомасштабного незаконного обігу стрілецької зброї у зв'язку з війною. Миможемо сказати, що у нас добра і широка співпраця з українським урядом, і мивдячні йому за те, що він визначив цю загрозу як пріоритетну», — заявили уЄвросоюзі.</text:p>
      <text:p text:style-name="P4">
Source: <text:a xlink:type="simple" xlink:href="https://armyinform.com.ua/2023/05/04/u-yes-ne-vyyavyly-faktiv-nezakonnogo-obigu-zbroyi-v-ukrayini/" text:style-name="Internet_20_link" text:visited-style-name="Visited_20_Internet_20_Link">
https://armyinform.com.ua/2023/05/04/u-yes-ne-vyyavyly-faktiv-nezakonnogo-obigu-zbroyi-v-ukrayini/</text:a>
</text:p>
      <!--NEWS-->
      <text:h text:style-name="P10" text:outline-level="1">
<text:span text:style-name="T4">
За добу рятувальники майже 300 разів виїжджали на ліквідацію наслідків ворожих обстрілів</text:span>
</text:h>
      <text:p text:style-name="P4">
Author: ['АРМІЯINFORM']</text:p>
      <text:p text:style-name="P4">
Time: 2023-05-04T45:00:00-04:00</text:p>
      <text:p text:style-name="P4">
Description: Протягом минулої доби, 3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60" text:anchor-type="as-char" svg:width="6.9236in" svg:height="4.592655in" draw:z-index="0">
<draw:image xlink:href="../Images/AРМІЯINFORM/2023-05-04T45-00-00-04-00/ac9232d099cb3d54f7d73ef2deca81a2_l.jpg" xlink:type="simple" xlink:show="embed" xlink:actuate="onLoad" draw:mime-type="image/jpeg"/>
</draw:frame>
 Ілюстративнефото</text:p>
      <text:p text:style-name="P4">
Протягом минулої доби, <text:span text:style-name="T4">
3 травня,</text:span>
 підрозділи Державної служби України знадзвичайних ситуацій <text:span text:style-name="T4">
здійснили 294 виїзди</text:span>
 на ліквідацію наслідківобстрілів окупантами населених пунктів та об’єктів інфраструктури. Ліквідовано20 пожеж. Надано психологічну допомогу 189 особам.</text:p>
      <text:p text:style-name="P4">
Про це йдеться у <text:a xlink:type="simple" xlink:href="https://dsns.gov.ua/uk/news/nadzvicaini-podiyi/operativna-informaciia-dsns-shhodo-naslidkiv-vedennia-boiovix-dii-rosiiskoiu-federacijeiu-146"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2 473 виїзди на ліквідацію наслідків обстрілів, ліквідовано 14 417 пожеж,врятовано 4033 особи, надано психологічну допомогу 212 467 особам.</text:p>
      <text:p text:style-name="P4">
Source: <text:a xlink:type="simple" xlink:href="https://armyinform.com.ua/2023/05/04/za-dobu-ryatuvalnyky-majzhe-300-raziv-vyyizhdzhaly-na-likvidacziyu-naslidkiv-vorozhyh-obstriliv-2/" text:style-name="Internet_20_link" text:visited-style-name="Visited_20_Internet_20_Link">
https://armyinform.com.ua/2023/05/04/za-dobu-ryatuvalnyky-majzhe-300-raziv-vyyizhdzhaly-na-likvidacziyu-naslidkiv-vorozhyh-obstriliv-2/</text:a>
</text:p>
      <!--NEWS-->
      <text:h text:style-name="P10" text:outline-level="1">
<text:span text:style-name="T4">
Джо Байден: Український народ — вражаюче хоробрий. Вони роблять неймовірну роботу</text:span>
</text:h>
      <text:p text:style-name="P4">
Author: ['АРМІЯINFORM']</text:p>
      <text:p text:style-name="P4">
Time: 2023-05-04T46:00:00-04:00</text:p>
      <text:p text:style-name="P4">
Description: Президент Сполучених Штатів Америки Джо Байден під час обіду для бойових команди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iden-1.jpg" text:style-name="Internet_20_link" text:visited-style-name="Visited_20_Internet_20_Link">
biden-1.jpg</text:a>
']</text:p>
      <text:p text:style-name="P4">
Tags: ['ДЖОЗЕФ БАЙДЕН', 'ДОПОМОГА ПАРТНЕРІВ', 'СВІТ ПІДТРИМУЄ УКРАЇНУ', 'УКРАЇНСЬКИЙ НАРОД НЕПЕРЕМОЖНИЙ']</text:p>
      <text:p text:style-name="P4">
Category: News</text:p>
      <!--METADATA-->
      <text:p text:style-name="P4">
<draw:frame draw:style-name="fr1" draw:name="Image261" text:anchor-type="as-char" svg:width="6.9236in" svg:height="3.894525in" draw:z-index="0">
<draw:image xlink:href="../Images/AРМІЯINFORM/2023-05-04T46-00-00-04-00/biden-1.jpg" xlink:type="simple" xlink:show="embed" xlink:actuate="onLoad" draw:mime-type="image/jpeg"/>
</draw:frame>
</text:p>
      <text:p text:style-name="P4">
Президент Сполучених Штатів Америки Джо Байден під час обіду для бойовихкомандирів заявив, що американські військовослужбовці озброїли, спорядили танавчили горду та сміливу українську армію й допомогли зберегти Україні своюсвободу та демократію.</text:p>
      <text:p text:style-name="P4">
Про це <text:a xlink:type="simple" xlink:href="https://www.whitehouse.gov/briefing-room/speeches-remarks/2023/05/03/remarks-by-president-biden-at-dinner-for-combatant-commanders/" text:style-name="Internet_20_link" text:visited-style-name="Visited_20_Internet_20_Link">
повідомляє</text:a>
 пресслужба Білого дому.</text:p>
      <text:p text:style-name="P4">
«Я був в Україні. І я, мушу вам зізнатися, був трохи здивований тим, наскількимужній, наскільки вражаюче хоробрий не лише український військовий, а йукраїнський народ. Вони просто роблять неймовірну роботу», — наголосивамериканський Президент.</text:p>
      <text:p text:style-name="P4">
Нагадаємо, 20 лютого 2023 року Президент США Джо Байден<text:a xlink:type="simple" xlink:href="https://armyinform.com.ua/2023/02/20/nadzvychajno-vazhlyvyj-proyav-pidtrymky-volodymyr-zelenskyj-pryvitav-dzhozefa-bajdena-u-kyyevi/" text:style-name="Internet_20_link" text:visited-style-name="Visited_20_Internet_20_Link">
прибув</text:a>
 до Києва зофіційним візитом. Американський Президент відзначив важливість своєїприсутності в Україні, яка демонструє підтримку з боку США незалежності,суверенітету й територіальної цілісності Української держави.</text:p>
      <text:p text:style-name="P4">
Source: <text:a xlink:type="simple" xlink:href="https://armyinform.com.ua/2023/05/04/dzho-bajden-ukrayinskyj-narod-vrazhayuche-horobryj-vony-roblyat-nejmovirnu-robotu/" text:style-name="Internet_20_link" text:visited-style-name="Visited_20_Internet_20_Link">
https://armyinform.com.ua/2023/05/04/dzho-bajden-ukrayinskyj-narod-vrazhayuche-horobryj-vony-roblyat-nejmovirnu-robotu/</text:a>
</text:p>
      <!--NEWS-->
      <text:h text:style-name="P10" text:outline-level="1">
<text:span text:style-name="T4">
Офіс Генпрокурора України: задокументовано майже 85 тисяч воєнних злочинів</text:span>
</text:h>
      <text:p text:style-name="P4">
Author: ['АРМІЯINFORM']</text:p>
      <text:p text:style-name="P4">
Time: 2023-05-04T47: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04052023ua.jpg" text:style-name="Internet_20_link" text:visited-style-name="Visited_20_Internet_20_Link">
warcrime-04052023ua.jpg</text:a>
', '<text:a xlink:type="simple" xlink:href="https://armyinform.com.ua/wp-content/uploads/2023/05/warcrime-04052023en.jpg" text:style-name="Internet_20_link" text:visited-style-name="Visited_20_Internet_20_Link">
warcrime-04052023en.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62" text:anchor-type="as-char" svg:width="6.9236in" svg:height="4.448413in" draw:z-index="0">
<draw:image xlink:href="../Images/AРМІЯINFORM/2023-05-04T47-00-00-04-00/warcrime-04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4 травня</text:span>
 зареєстровано:</text:p>
      <ul>
        <li>
84 832 воєнних злочини,  * 17 058 злочинів проти національної безпеки України.</li>
      </ul>
      <text:p text:style-name="P4">
Крім того, за офіційними даними ювенальних прокурорів, <text:span text:style-name="T4">
1441 дитинапостраждала</text:span>
 внаслідок агресії рф, з них:</text:p>
      <ul>
        <li>
478 — дітей загинули,  * 963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63" text:anchor-type="as-char" svg:width="6.9236in" svg:height="4.448413in" draw:z-index="0">
<draw:image xlink:href="../Images/AРМІЯINFORM/2023-05-04T47-00-00-04-00/warcrime-04052023en.jpg" xlink:type="simple" xlink:show="embed" xlink:actuate="onLoad" draw:mime-type="image/jpeg"/>
</draw:frame>
</text:p>
      <text:p text:style-name="P4">
Source: <text:a xlink:type="simple" xlink:href="https://armyinform.com.ua/2023/05/04/ofis-genprokurora-ukrayiny-zadokumentovano-blyzko-85-tysyach-voyennyh-zlochyniv/" text:style-name="Internet_20_link" text:visited-style-name="Visited_20_Internet_20_Link">
https://armyinform.com.ua/2023/05/04/ofis-genprokurora-ukrayiny-zadokumentovano-blyzko-85-tysyach-voyennyh-zlochyniv/</text:a>
</text:p>
      <!--NEWS-->
      <text:h text:style-name="P10" text:outline-level="1">
<text:span text:style-name="T4">
Брифінг: «Презентація першого соціологічного дослідження російських військовополонених»</text:span>
</text:h>
      <text:p text:style-name="P4">
Author: ['АРМІЯINFORM']</text:p>
      <text:p text:style-name="P4">
Time: 2023-05-04T48:00:00-04:00</text:p>
      <text:p text:style-name="P4">
Description: https://www.youtube.com/watch?v=jZNxdMLy6CI    У Military Media Center проходить брифін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 'БРИФІНГ']</text:p>
      <text:p text:style-name="P4">
Category: News</text:p>
      <!--METADATA-->
      <text:p text:style-name="P4">
У Military Media Center проходить брифінг на тему: <text:span text:style-name="T4">
«Презентація першогосоціологічного дослідження російських військовополонених»</text:span>
 <text:span text:style-name="T5">
.</text:span>
</text:p>
      <text:p text:style-name="P4">
Спікери заходу:</text:p>
      <ul>
        <li>
представник Координаційного штабу з питань поводження з військовополоненими Андрій Юсов;  * керівник проєктів координаційного штабу Андрій Скоцик;  * спікер державного проєкту здачі в полон російських та білоруських військових «Хочу жить» Віталій Матвієнко.</li>
      </ul>
      <text:p text:style-name="P4">
Source: <text:a xlink:type="simple" xlink:href="https://armyinform.com.ua/2023/05/04/bryfing-prezentacziya-pershogo-socziologichnogo-doslidzhennya-rosijskyh-vijskovopolonenyh/" text:style-name="Internet_20_link" text:visited-style-name="Visited_20_Internet_20_Link">
https://armyinform.com.ua/2023/05/04/bryfing-prezentacziya-pershogo-socziologichnogo-doslidzhennya-rosijskyh-vijskovopolonenyh/</text:a>
</text:p>
      <!--NEWS-->
      <text:h text:style-name="P10" text:outline-level="1">
<text:span text:style-name="T4">
Діти вінницьких фронтовиків відпочили в Польщі</text:span>
</text:h>
      <text:p text:style-name="P4">
Author: ['АРМІЯINFORM']</text:p>
      <text:p text:style-name="P4">
Time: 2023-05-04T49:00:00-04:00</text:p>
      <text:p text:style-name="P4">
Description: Сто дітей із Вінниччини, батьки яких загинули, дістали поранення або зникли безві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9.jpg" text:style-name="Internet_20_link" text:visited-style-name="Visited_20_Internet_20_Link">
golovna-9.jpg</text:a>
', '<text:a xlink:type="simple" xlink:href="https://armyinform.com.ua/wp-content/uploads/2023/05/344746024_1230288187633021_2975804334695388480_n-e1683187622358.jpg" text:style-name="Internet_20_link" text:visited-style-name="Visited_20_Internet_20_Link">
344746024_1230288187633021_2975804334695388480_n-e1683187622358.jpg</text:a>
', '<text:a xlink:type="simple" xlink:href="https://armyinform.com.ua/wp-content/uploads/2023/05/344565310_732492095241524_7090861234403747217_n.jpg" text:style-name="Internet_20_link" text:visited-style-name="Visited_20_Internet_20_Link">
344565310_732492095241524_7090861234403747217_n.jpg</text:a>
']</text:p>
      <text:p text:style-name="P4">
Tags: []</text:p>
      <text:p text:style-name="P4">
Category: News</text:p>
      <!--METADATA-->
      <text:p text:style-name="P4">
<draw:frame draw:style-name="fr1" draw:name="Image264" text:anchor-type="as-char" svg:width="6.9236in" svg:height="5.781502in" draw:z-index="0">
<draw:image xlink:href="../Images/AРМІЯINFORM/2023-05-04T49-00-00-04-00/golovna-9.jpg" xlink:type="simple" xlink:show="embed" xlink:actuate="onLoad" draw:mime-type="image/jpeg"/>
</draw:frame>
</text:p>
      <text:p text:style-name="P4">
Сто дітей із Вінниччини, батьки яких загинули, дістали поранення або зниклибезвісти, протягом двох тижнів відпочили в Польщі.</text:p>
      <text:p text:style-name="P4">
Усі витрати щодо відпочинку дітей наших захисників взяла на себе польськасторона. Переїзд забезпечила Вінницька ОВА.</text:p>
      <text:p text:style-name="P4">
<draw:frame draw:style-name="fr1" draw:name="Image265" text:anchor-type="as-char" svg:width="6.9236in" svg:height="5.163852in" draw:z-index="0">
<draw:image xlink:href="../Images/AРМІЯINFORM/2023-05-04T49-00-00-04-00/344746024_1230288187633021_2975804334695388480_n-e1683187622358.jpg" xlink:type="simple" xlink:show="embed" xlink:actuate="onLoad" draw:mime-type="image/jpeg"/>
</draw:frame>
</text:p>
      <text:p text:style-name="P4">
— Турбота про сім’ї наших Героїв є одним із головних наших обов’язків, —прокоментували АрміяInform у Вінницькій ОВА. — Відпочинок у дітей виявивсянасиченим, вони відвідували атракціони парку розваг Julinek, різноманітнізаходи освітньо-розважального парку Illusion Farm, а також катались Віслою таподорожували польськими містами. Окрім того, відвідували художні виставки,історичні та пам’ятні місця.</text:p>
      <text:p text:style-name="P4">
<draw:frame draw:style-name="fr1" draw:name="Image266" text:anchor-type="as-char" svg:width="6.9236in" svg:height="5.1927in" draw:z-index="0">
<draw:image xlink:href="../Images/AРМІЯINFORM/2023-05-04T49-00-00-04-00/344565310_732492095241524_7090861234403747217_n.jpg" xlink:type="simple" xlink:show="embed" xlink:actuate="onLoad" draw:mime-type="image/jpeg"/>
</draw:frame>
</text:p>
      <text:p text:style-name="P4">
Організатори пообіцяли, що ця поїздка була не єдиною. Вони вже активнопрацюють над тим, щоб організувати ще кілька турів для діток вінницькихвоїнів.</text:p>
      <text:p text:style-name="P4">
<text:span text:style-name="T5">
Підготувала Анастасія Олехнович</text:span>
</text:p>
      <text:p text:style-name="P4">
Source: <text:a xlink:type="simple" xlink:href="https://armyinform.com.ua/2023/05/04/dity-vinnyczkyh-frontovykiv-vidpochyly-v-polshhi/" text:style-name="Internet_20_link" text:visited-style-name="Visited_20_Internet_20_Link">
https://armyinform.com.ua/2023/05/04/dity-vinnyczkyh-frontovykiv-vidpochyly-v-polshhi/</text:a>
</text:p>
      <!--NEWS-->
      <text:h text:style-name="P10" text:outline-level="1">
<text:span text:style-name="T4">
Курсанти-«корольовці» стали чемпіонами багатонаціональних спортивно-стрілецьких змагань у Польщі</text:span>
</text:h>
      <text:p text:style-name="P4">
Author: ['Олексій Тригуб']</text:p>
      <text:p text:style-name="P4">
Time: 2023-05-04T50:00:00-04:00</text:p>
      <text:p text:style-name="P4">
Description: У дружній Польщі на базі Військового технічного університету у Варшаві відбули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16.jpg" text:style-name="Internet_20_link" text:visited-style-name="Visited_20_Internet_20_Link">
1-16.jpg</text:a>
', '<text:a xlink:type="simple" xlink:href="https://armyinform.com.ua/wp-content/uploads/2023/05/kkssk.jpg" text:style-name="Internet_20_link" text:visited-style-name="Visited_20_Internet_20_Link">
kkssk.jpg</text:a>
', '<text:a xlink:type="simple" xlink:href="https://armyinform.com.ua/wp-content/uploads/2023/05/3-17-150x150.jpg" text:style-name="Internet_20_link" text:visited-style-name="Visited_20_Internet_20_Link">
3-17-150x150.jpg</text:a>
', '<text:a xlink:type="simple" xlink:href="https://armyinform.com.ua/wp-content/uploads/2023/05/4-15-150x150.jpg" text:style-name="Internet_20_link" text:visited-style-name="Visited_20_Internet_20_Link">
4-15-150x150.jpg</text:a>
', '<text:a xlink:type="simple" xlink:href="https://armyinform.com.ua/wp-content/uploads/2023/05/5-7-150x150.jpg" text:style-name="Internet_20_link" text:visited-style-name="Visited_20_Internet_20_Link">
5-7-150x150.jpg</text:a>
']</text:p>
      <text:p text:style-name="P4">
Tags: ['АРМІЙСЬКИЙ СПОРТ', 'ВТОРГНЕННЯ РФ', 'ЗМАГАННЯ', 'СТРІЛЬБА']</text:p>
      <text:p text:style-name="P4">
Category: News</text:p>
      <!--METADATA-->
      <text:p text:style-name="P4">
<draw:frame draw:style-name="fr1" draw:name="Image267" text:anchor-type="as-char" svg:width="6.9236in" svg:height="5.1927in" draw:z-index="0">
<draw:image xlink:href="../Images/AРМІЯINFORM/2023-05-04T50-00-00-04-00/1-16.jpg" xlink:type="simple" xlink:show="embed" xlink:actuate="onLoad" draw:mime-type="image/jpeg"/>
</draw:frame>
</text:p>
      <text:p text:style-name="P4">
У дружній Польщі на базі Військового технічного університету у Варшавівідбулись багатонаціональні спортивно-стрілецькі ігри, у яких взяли участькурсанти з Болгарії, Греції, Іспанії, Литви, Німеччини, Польщі, Румунії,Франції та України. Нашу країну на міжнародних курсантських змаганняхпредставляли «корольовці» — курсанти Житомирського військового інституту іменіСергія Корольова.</text:p>
      <text:p text:style-name="P4">
Як розповіли журналістові АрміяInform на кафедрі фізичного виховання,спеціальної фізичної підготовки і спорту військового вишу, до програми змаганьбули включені такі види спорту, як стрільба з пневматичного пістолета,плавання зі зброєю, кросфіт, подолання єдиної спеціальної смуги перешкод армійкраїн НАТО та воєнізована естафета. Остання проводилася на футбольному полі тавключала в себе різні фізичні вправи, що виконувалися в парах.</text:p>
      <text:p text:style-name="P4">
<draw:frame draw:style-name="fr1" draw:name="Image268" text:anchor-type="as-char" svg:width="6.9236in" svg:height="5.1927in" draw:z-index="0">
<draw:image xlink:href="../Images/AРМІЯINFORM/2023-05-04T50-00-00-04-00/kkssk.jpg" xlink:type="simple" xlink:show="embed" xlink:actuate="onLoad" draw:mime-type="image/jpeg"/>
</draw:frame>
</text:p>
      <text:p text:style-name="P4">
Честь України на багатонаціональних спортивно-стрілецьких іграх відстоювалидвоє курсантів — сержант Олександр Верещак та старший солдат Дмитро Ярощук. Запідсумками змагань Дмитро Ярощук став чемпіоном на смузі перешкод, а ОлександрВерещак посів на ній ІІ місце. Перше місце в парі з польським колегою Дмитровиборов і у воєнізованій естафеті.</text:p>
      <text:p text:style-name="P4">
читайте також:</text:p>
      <text:p text:style-name="P4">
<text:a xlink:type="simple" xlink:href="https://armyinform.com.ua/2023/05/02/zhytomyrski-kursanty-gyrovyky-staly-chempionamy-yevropy/" text:style-name="Internet_20_link" text:visited-style-name="Visited_20_Internet_20_Link">
Житомирські курсанти-гирьовики стали чемпіонами Європи</text:a>
  * <text:a xlink:type="simple" xlink:href="https://armyinform.com.ua/2023/03/31/u-zhytomyrskomu-vijskovomu-instytuti-vidbulas-pershist-z-bojovogo-dvoborstva/" text:style-name="Internet_20_link" text:visited-style-name="Visited_20_Internet_20_Link">
У Житомирському військовому інституті відбулась першість з бойового двоборства</text:a>
</text:p>
      <text:p text:style-name="P4">
Під час брифінгу сержант Олександр Верещак показав учасникам змаганьпрезентацію про організацію процесу фізичної підготовки в умовах війни. Цінюанси знайшли відгук та викликали жваві обговорення серед курсантів армійкраїн НАТО.</text:p>
      <text:p text:style-name="P4">
<text:a xlink:type="simple" xlink:href="https://armyinform.com.ua/wp-content/uploads/2023/05/3-17.jpg" text:style-name="Internet_20_link" text:visited-style-name="Visited_20_Internet_20_Link">
<draw:frame draw:style-name="fr1" draw:name="Image269" text:anchor-type="as-char" svg:width="6.9236in" svg:height="6.9236in" draw:z-index="0">
<draw:image xlink:href="../Images/AРМІЯINFORM/2023-05-04T50-00-00-04-00/3-17-150x150.jpg" xlink:type="simple" xlink:show="embed" xlink:actuate="onLoad" draw:mime-type="image/jpeg"/>
</draw:frame>
</text:a>
</text:p>
      <text:p text:style-name="P4">
<text:a xlink:type="simple" xlink:href="https://armyinform.com.ua/wp-content/uploads/2023/05/4-15.jpg" text:style-name="Internet_20_link" text:visited-style-name="Visited_20_Internet_20_Link">
<draw:frame draw:style-name="fr1" draw:name="Image270" text:anchor-type="as-char" svg:width="6.9236in" svg:height="6.9236in" draw:z-index="0">
<draw:image xlink:href="../Images/AРМІЯINFORM/2023-05-04T50-00-00-04-00/4-15-150x150.jpg" xlink:type="simple" xlink:show="embed" xlink:actuate="onLoad" draw:mime-type="image/jpeg"/>
</draw:frame>
</text:a>
</text:p>
      <text:p text:style-name="P4">
<text:a xlink:type="simple" xlink:href="https://armyinform.com.ua/wp-content/uploads/2023/05/5-7.jpg" text:style-name="Internet_20_link" text:visited-style-name="Visited_20_Internet_20_Link">
<draw:frame draw:style-name="fr1" draw:name="Image271" text:anchor-type="as-char" svg:width="6.9236in" svg:height="6.9236in" draw:z-index="0">
<draw:image xlink:href="../Images/AРМІЯINFORM/2023-05-04T50-00-00-04-00/5-7-150x150.jpg" xlink:type="simple" xlink:show="embed" xlink:actuate="onLoad" draw:mime-type="image/jpeg"/>
</draw:frame>
</text:a>
</text:p>
      <text:p text:style-name="P4">
Повернувшись на Батьківщину й розповідаючи у військовому інституті прозмагання та спілкування з іноземними колегами, курсанти зазначають, щопредставники усіх країн повністю підтримують Україну в прагненні захисту неюсвого суверенітету, територіальної цілісності й недоторканності. А на знакповаги учасники змагань залишили свої побажання на Державному прапорі України,який привезено в інститут.</text:p>
      <text:p text:style-name="P4">
<text:span text:style-name="T5">
Фото — Житомирський військовий інститут</text:span>
</text:p>
      <text:p text:style-name="P4">
Source: <text:a xlink:type="simple" xlink:href="https://armyinform.com.ua/2023/05/04/kursanty-korolovczi-staly-chempionamy-bagatonaczionalnyh-sportyvno-strileczkyh-zmagan-u-polshhi/" text:style-name="Internet_20_link" text:visited-style-name="Visited_20_Internet_20_Link">
https://armyinform.com.ua/2023/05/04/kursanty-korolovczi-staly-chempionamy-bagatonaczionalnyh-sportyvno-strileczkyh-zmagan-u-polshhi/</text:a>
</text:p>
      <!--NEWS-->
      <text:h text:style-name="P10" text:outline-level="1">
<text:span text:style-name="T4">
Брифінг «Участь Нацгвардії у відсічі збройної агресії рф проти України»</text:span>
</text:h>
      <text:p text:style-name="P4">
Author: ['АРМІЯINFORM']</text:p>
      <text:p text:style-name="P4">
Time: 2023-05-04T51:00:00-04:00</text:p>
      <text:p text:style-name="P4">
Description: https://www.youtube.com/watch?v=dR6e6z9S2lA    У Military Media Center проходить брифін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 'БРИФІНГ']</text:p>
      <text:p text:style-name="P4">
Category: News</text:p>
      <!--METADATA-->
      <text:p text:style-name="P4">
У Military Media Center проходить брифінг за участю заступника директораДепартаменту планування застосування Головного управління Національної гвардіїУкраїни полковника Миколи Уршаловича.</text:p>
      <text:p text:style-name="P4">
Source: <text:a xlink:type="simple" xlink:href="https://armyinform.com.ua/2023/05/04/bryfing-shhodo-vprovadzhennya-vynahodiv-ta-innovaczij-yaki-zastosovuyutsya-v-sektori-bezpeky-ta-oborony/" text:style-name="Internet_20_link" text:visited-style-name="Visited_20_Internet_20_Link">
https://armyinform.com.ua/2023/05/04/bryfing-shhodo-vprovadzhennya-vynahodiv-ta-innovaczij-yaki-zastosovuyutsya-v-sektori-bezpeky-ta-oborony/</text:a>
</text:p>
      <!--NEWS-->
      <text:h text:style-name="P10" text:outline-level="1">
<text:span text:style-name="T4">
Минулої доби російські війська обстріляли 142 населених пунктів України</text:span>
</text:h>
      <text:p text:style-name="P4">
Author: ['АРМІЯINFORM']</text:p>
      <text:p text:style-name="P4">
Time: 2023-05-04T52: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75245399255795852_y-1.jpg" text:style-name="Internet_20_link" text:visited-style-name="Visited_20_Internet_20_Link">
photo_5375245399255795852_y-1.jpg</text:a>
']</text:p>
      <text:p text:style-name="P4">
Tags: ['ОБСТРІЛИ УКРАЇНИ', 'ХАРКІВСЬКИЙ ТРИБУНАЛ']</text:p>
      <text:p text:style-name="P4">
Category: News</text:p>
      <!--METADATA-->
      <text:p text:style-name="P4">
<draw:frame draw:style-name="fr1" draw:name="Image272" text:anchor-type="as-char" svg:width="6.9236in" svg:height="4.89092in" draw:z-index="0">
<draw:image xlink:href="../Images/AРМІЯINFORM/2023-05-04T52-00-00-04-00/photo_5375245399255795852_y-1.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11 областейУкраїни.</text:p>
      <text:p text:style-name="P4">
Про це в Telegram <text:a xlink:type="simple" xlink:href="https://t.me/militarymediacenter/1848" text:style-name="Internet_20_link" text:visited-style-name="Visited_20_Internet_20_Link">
інформує</text:a>
 MilitaryMedia Center.</text:p>
      <text:p text:style-name="P4">
Загалом із різних видів озброєння (стрілецька зброя, міномети, танки,артилерія, РСЗВ, ЗРК, БПЛА, тактична авіація) здійснено обстріли 142 населенихпунктів, підтверджено ураження 173 об’єктів інфраструктури.</text:p>
      <text:p text:style-name="P4">
Є загиблі та поранені серед цивільного населення, кількість жертв уточнюється.</text:p>
      <text:p text:style-name="P4">
Source: <text:a xlink:type="simple" xlink:href="https://armyinform.com.ua/2023/05/04/mynuloyi-doby-rosijski-vijska-obstrilyaly-142-naselenyh-punktiv-ukrayiny/" text:style-name="Internet_20_link" text:visited-style-name="Visited_20_Internet_20_Link">
https://armyinform.com.ua/2023/05/04/mynuloyi-doby-rosijski-vijska-obstrilyaly-142-naselenyh-punktiv-ukrayiny/</text:a>
</text:p>
      <!--NEWS-->
      <text:h text:style-name="P10" text:outline-level="1">
<text:span text:style-name="T4">
Брифінг щодо впровадження винаходів та інновацій, які застосовуються в секторі безпеки та оборони</text:span>
</text:h>
      <text:p text:style-name="P4">
Author: ['АРМІЯINFORM']</text:p>
      <text:p text:style-name="P4">
Time: 2023-05-04T53:00:00-04:00</text:p>
      <text:p text:style-name="P4">
Description: У Military Media Center проходить брифінг, присвячений механізму оцінк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 'БРИФІНГ']</text:p>
      <text:p text:style-name="P4">
Category: News</text:p>
      <!--METADATA-->
      <text:p text:style-name="P4">
У Military Media Center проходить <text:span text:style-name="T4">
брифінг, присвячений механізму оцінки тавпровадження винаходів та інновацій, які застосовуються в секторі безпеки таоборони</text:span>
 , за участю представника Центрального воєнно-наукового управлінняГенерального штабу Збройних Сил України полковника Володимира Коцюруби.</text:p>
      <text:p text:style-name="P4">
Source: <text:a xlink:type="simple" xlink:href="https://armyinform.com.ua/2023/05/04/bryfing-shhodo-vprovadzhennya-vynahodiv-ta-innovaczij-yaki-zastosovuyutsya-v-sektori-bezpeky-ta-oborony-2/" text:style-name="Internet_20_link" text:visited-style-name="Visited_20_Internet_20_Link">
https://armyinform.com.ua/2023/05/04/bryfing-shhodo-vprovadzhennya-vynahodiv-ta-innovaczij-yaki-zastosovuyutsya-v-sektori-bezpeky-ta-oborony-2/</text:a>
</text:p>
      <!--NEWS-->
      <text:h text:style-name="P10" text:outline-level="1">
<text:span text:style-name="T4">
єВорог: Мінцифри закликає повідомляти про ворожу техніку до чатботу</text:span>
</text:h>
      <text:p text:style-name="P4">
Author: ['АРМІЯINFORM']</text:p>
      <text:p text:style-name="P4">
Time: 2023-05-04T54:00:00-04:00</text:p>
      <text:p text:style-name="P4">
Description: Віцепрем'єр-міністр з інновацій, розвитку освіти, науки та технологій — міністр цифр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yevorog.jpg" text:style-name="Internet_20_link" text:visited-style-name="Visited_20_Internet_20_Link">
yevorog.jpg</text:a>
']</text:p>
      <text:p text:style-name="P4">
Tags: ['STOPRUSSIA', 'АГРЕСІЯ РФ', 'ВТОРГНЕННЯ РФ', 'ЄВОРОГ']</text:p>
      <text:p text:style-name="P4">
Category: News</text:p>
      <!--METADATA-->
      <text:p text:style-name="P4">
<draw:frame draw:style-name="fr1" draw:name="Image273" text:anchor-type="as-char" svg:width="6.9236in" svg:height="3.894525in" draw:z-index="0">
<draw:image xlink:href="../Images/AРМІЯINFORM/2023-05-04T54-00-00-04-00/yevorog.jpg" xlink:type="simple" xlink:show="embed" xlink:actuate="onLoad" draw:mime-type="image/jpeg"/>
</draw:frame>
</text:p>
      <text:p text:style-name="P4">
Віцепрем'єр-міністр з інновацій, розвитку освіти, науки та технологій —міністр цифрової трансформації України Михайло Федоров закликає долучитися допротидії окупантам і повідомляти про ворожу техніку в чатботі<text:a xlink:type="simple" xlink:href="https://t.me/mintsyfra/4034" text:style-name="Internet_20_link" text:visited-style-name="Visited_20_Internet_20_Link">
єВорог</text:a>
.</text:p>
      <text:p text:style-name="P4">
«Сили оборони знищили <text:span text:style-name="T4">
191+ тисяч</text:span>
 окупантів та <text:span text:style-name="T4">
3700+ танків</text:span>
. Такіпотужні результати не були б можливими без допомоги народної розвідки. Самезавдяки вашим заявкам у єВорог російська техніка перетворюється наметалобрухт», — йдеться в повідомленні.</text:p>
      <text:p text:style-name="P4">
Наразі ботом уже скористалися <text:span text:style-name="T4">
490 тисяч</text:span>
 українців. Але потрібно іще більшезаявок, аби статистика втрат окупантів швидко зростала.</text:p>
      <text:p text:style-name="P4">
Важливо повідомляти про будь-яку ворожу техніку. У Мінцифри закликаютьнадсилати інформацію про:</text:p>
      <ul>
        <li>
ракетні комплекси С-300 та «Іскандер»;  * системи зв’язку;  * засоби радіоелектронної боротьби;  * бензовози;  * скупчення техніки;  * переміщення колон техніки;  * транспортування техніки залізницею;  * склади з боєприпасами;  * позиції артилерії;  * транспортування техніки залізницею.</li>
      </ul>
      <text:p text:style-name="P4">
Також у відомстві просять повідомляти про скупчення особового складу.</text:p>
      <text:p text:style-name="P4">
Перейти в єВорог можна з головного екрана в застосунку «Дія» або за посиланням@evorog_bot в месенджері Telegram.</text:p>
      <text:p text:style-name="P4">
Source: <text:a xlink:type="simple" xlink:href="https://armyinform.com.ua/2023/05/04/yevorog-minczyfry-zaklykaye-povidomlyaty-pro-vorozhu-tehniku-do-chatbotu/" text:style-name="Internet_20_link" text:visited-style-name="Visited_20_Internet_20_Link">
https://armyinform.com.ua/2023/05/04/yevorog-minczyfry-zaklykaye-povidomlyaty-pro-vorozhu-tehniku-do-chatbotu/</text:a>
</text:p>
      <!--NEWS-->
      <text:h text:style-name="P10" text:outline-level="1">
<text:span text:style-name="T4">
Ворог зазнав великих втрат у живій силі й бойовій техніці на Авдіївському та Мар’їнському напрямках — Сергій Телятицький</text:span>
</text:h>
      <text:p text:style-name="P4">
Author: ["Владислав Дем'яненко"]</text:p>
      <text:p text:style-name="P4">
Time: 2023-05-04T55:00:00-04:00</text:p>
      <text:p text:style-name="P4">
Description: Про це в ефірі телевізійного марафону «Єдині новини» розповів керів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77561254211733318_w.jpg" text:style-name="Internet_20_link" text:visited-style-name="Visited_20_Internet_20_Link">
photo_5377561254211733318_w.jpg</text:a>
']</text:p>
      <text:p text:style-name="P4">
Tags: ['СЕРГІЙ ТЕЛЯТИЦЬКИЙ']</text:p>
      <text:p text:style-name="P4">
Category: News</text:p>
      <!--METADATA-->
      <text:p text:style-name="P4">
<draw:frame draw:style-name="fr1" draw:name="Image274" text:anchor-type="as-char" svg:width="6.9236in" svg:height="4.609964in" draw:z-index="0">
<draw:image xlink:href="../Images/AРМІЯINFORM/2023-05-04T55-00-00-04-00/photo_5377561254211733318_w.jpg" xlink:type="simple" xlink:show="embed" xlink:actuate="onLoad" draw:mime-type="image/jpeg"/>
</draw:frame>
</text:p>
      <text:p text:style-name="P4">
Про це в ефірі <text:a xlink:type="simple" xlink:href="https://www.youtube.com/watch" text:style-name="Internet_20_link" text:visited-style-name="Visited_20_Internet_20_Link">
телевізійногомарафону</text:a>
«Єдині новини» розповів керівник Об’єднаного пресцентру Сил оборониТаврійського напрямку полковник Сергій Телятицький.</text:p>
      <text:p text:style-name="P4">
Порівняно з минулою добою спостерігається тенденція на загострення. Зокрема,за останню добу зафіксовано 24 спроби штурмів позицій українських воїнів наАвдіївському та Мар'їнському напрямках.</text:p>
      <text:p text:style-name="P4">
— Тактика російської федерації залишається незмінною, вони проводять «м'ясні»штурми. Деколи штурмові групи висуваються взагалі без підтримки артилерії чиважкої техніки, — зазначив полковник Сергій Телятицький.</text:p>
      <text:p text:style-name="P4">
За словами офіцера, за крайню добу на Таврійському напрямку ворог зазнавзначних втрат. Близько двох рот особового складу окупантів було вбито чипоранено.</text:p>
      <text:p text:style-name="P4">
— Також було знищено 28 одиниць озброєння та військової техніки, 4 склади збоєприпасами, 2 БПЛА, 4 бойові броньовані машини, зенітно-ракетний комплекс«Оса» та зенітно-ракетний комплекс С-300, — повідомив керівник Об’єднаногопресцентру Сил оборони Таврійського напрямку.</text:p>
      <text:p text:style-name="P4">
Source: <text:a xlink:type="simple" xlink:href="https://armyinform.com.ua/2023/05/04/vorog-zaznav-velykyh-vtrat-u-zhyvij-syli-j-bojovij-tehniczi-na-avdiyivskomu-ta-maryinskomu-napryamkah-sergij-telyatyczkyj/" text:style-name="Internet_20_link" text:visited-style-name="Visited_20_Internet_20_Link">
https://armyinform.com.ua/2023/05/04/vorog-zaznav-velykyh-vtrat-u-zhyvij-syli-j-bojovij-tehniczi-na-avdiyivskomu-ta-maryinskomu-napryamkah-sergij-telyatyczkyj/</text:a>
</text:p>
      <!--NEWS-->
      <text:h text:style-name="P10" text:outline-level="1">
<text:span text:style-name="T4">
Нацгвардійці збили безпілотник і вдарили по координатах зльоту БПЛА з його карти-пам’яті</text:span>
</text:h>
      <text:p text:style-name="P4">
Author: ['Володимир Поліщук']</text:p>
      <text:p text:style-name="P4">
Time: 2023-05-04T56:00:00-04:00</text:p>
      <text:p text:style-name="P4">
Description: Підрозділи Національної гвардії України, залучені до бойових дій на передньому кра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4-11.45.24.jpg" text:style-name="Internet_20_link" text:visited-style-name="Visited_20_Internet_20_Link">
photo_2023-05-04-11.45.24.jpg</text:a>
']</text:p>
      <text:p text:style-name="P4">
Tags: ['MILITARY MEDIA CENTER', 'БПЛА', 'ВТОРГНЕННЯ РФ', 'МИКОЛА УРШАЛОВИЧ']</text:p>
      <text:p text:style-name="P4">
Category: News</text:p>
      <!--METADATA-->
      <text:p text:style-name="P4">
<draw:frame draw:style-name="fr1" draw:name="Image275" text:anchor-type="as-char" svg:width="6.9236in" svg:height="4.615733in" draw:z-index="0">
<draw:image xlink:href="../Images/AРМІЯINFORM/2023-05-04T56-00-00-04-00/photo_2023-05-04-11.45.24.jpg" xlink:type="simple" xlink:show="embed" xlink:actuate="onLoad" draw:mime-type="image/jpeg"/>
</draw:frame>
 Микола Уршалович. Фото:Дмитро Юрченко / АрміяInform</text:p>
      <text:p text:style-name="P4">
Підрозділи Національної гвардії України, залучені до бойових дій на передньомукраї, незважаючи на нарощення противником вогневого впливу, не допустили втратпозицій і продовжують стійко боронити визначені рубежі на Куп’янському,Лиманському, Сіверському, Авдіївському, Запорізькому та Херсонськомунапрямках.</text:p>
      <text:p text:style-name="P4">
За тиждень, що минає, вони знищили понад 100 окупантів, танк, чотири одиницібронетехніки, два БПЛА та склад з боєприпасами.</text:p>
      <text:p text:style-name="P4">
Про ці та інші тижневі результати виконання бойових завдань Нацгвардії ускладі Сил оборони під час брифінгу в Military Media Center розповів заступникдиректора Департаменту планування застосування Головного управління НГУполковник Микола Уршалович.</text:p>
      <text:p text:style-name="P4">
— Активно знищували загарбників наші розвідники, які виявили 163 ціліпротивника, а групи аеророзвідки Печерської бригади на Лиманському, Донецькомута Запорізькому напрямках виявилиі знищили: 1 танк, 2 САУ, 4 бойові броньованімашини, 8 од. автомобільної техніки та склад з боєприпасами, — повідомив він.— Гвардійці-артилеристи забезпечили вогневу підтримку підрозділів наЛиманському, Авдіївському та Запорізькому напрямках. Протягом тижня виконаноблизько 200 вогневих завдань, підтверджено знешкодження: близько 100 осібпротивника, з яких 26 — безповоротних.</text:p>
      <text:p text:style-name="P4">
Полковник Уршалович розповів також про те, що авіація Нацгвардії на минуломутижні здійснила шість бойових вильотів для вогневого ураження противника тасім вильотів для виконання завдань розвідки та корегування вогню артилерії, агвардійські підрозділи протиповітряної оборони «приземлили» дві ворожіповітряні цілі.</text:p>
      <text:p text:style-name="P4">
— Мобільна вогнева група окремого батальйону охорони громадського порядку підчас несення служби на блокпосту в районі Херсона зі стрілецької зброїзнешкодила ворожий БПЛА Zala-421, а в районі Серебрянського лісництва особовийсклад 31-ї бригади охорони громадського порядку імені генерал-майораОлександра Радієвського зі стрілецької зброї збили безпілотник MAVIC-3, —зазначив представник Головного управління НГУ. — Зі збитого БПЛА було вилученокарту пам’яті, на якій містились фото- і відеофайли з інформацією (данимигеолокації) щодо місця його запуску. По визначених координатах артилерією булозавдано вогневого ураження.</text:p>
      <text:p text:style-name="P4">
Source: <text:a xlink:type="simple" xlink:href="https://armyinform.com.ua/2023/05/04/naczgvardijczi-zbyly-bezpilotnyk-i-vdaryly-po-koordynatah-zlotu-bpla-z-jogo-karti-pamyati/" text:style-name="Internet_20_link" text:visited-style-name="Visited_20_Internet_20_Link">
https://armyinform.com.ua/2023/05/04/naczgvardijczi-zbyly-bezpilotnyk-i-vdaryly-po-koordynatah-zlotu-bpla-z-jogo-karti-pamyati/</text:a>
</text:p>
      <!--NEWS-->
      <text:h text:style-name="P10" text:outline-level="1">
<text:span text:style-name="T4">
40% рашистів, що взяли участь в опитуванні, добровільно здалися в полон</text:span>
</text:h>
      <text:p text:style-name="P4">
Author: ['АРМІЯINFORM']</text:p>
      <text:p text:style-name="P4">
Time: 2023-05-04T57:00:00-04:00</text:p>
      <text:p text:style-name="P4">
Description: Про це повідомив під час брифінгу в Military Media Center, присвяченого презент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4-11.40.09.jpg" text:style-name="Internet_20_link" text:visited-style-name="Visited_20_Internet_20_Link">
2023-05-04-11.40.09.jpg</text:a>
']</text:p>
      <text:p text:style-name="P4">
Tags: ['MILITARY MEDIA CENTER', 'АНДРІЙ СКОЦИК', 'БРИФІНГ']</text:p>
      <text:p text:style-name="P4">
Category: News</text:p>
      <!--METADATA-->
      <text:p text:style-name="P4">
<draw:frame draw:style-name="fr1" draw:name="Image276" text:anchor-type="as-char" svg:width="6.9236in" svg:height="4.615733in" draw:z-index="0">
<draw:image xlink:href="../Images/AРМІЯINFORM/2023-05-04T57-00-00-04-00/2023-05-04-11.40.09.jpg" xlink:type="simple" xlink:show="embed" xlink:actuate="onLoad" draw:mime-type="image/jpeg"/>
</draw:frame>
 Андрій Скоцик. Фото: ДмитроЮрченко / АрміяInform</text:p>
      <text:p text:style-name="P4">
Про це повідомив під час<text:a xlink:type="simple" xlink:href="https://www.youtube.com/watch" text:style-name="Internet_20_link" text:visited-style-name="Visited_20_Internet_20_Link">
брифінгу</text:a>
 в Military MediaCenter, присвяченого презентації першого соціологічного дослідження середросійських військовополонених, керівник проєктів координаційного штабу АндрійСкоцик.</text:p>
      <text:p text:style-name="P4">
— Це не означає, що вони здалися в рамках проєкту «Хочу жить», це могла бутидобровільна здача під час ведення бойових дій. Але це свідчить про низькумотивацію і низький бойовий дух російських солдатів, які не хочуть стояти доостаннього і за можливості здаються в полон, — зазначив він.</text:p>
      <text:p text:style-name="P4">
За словами Андрія Скоцика, дослідження водночас показало вкрай негативневідношення російських солдатів до їхніх командирів.</text:p>
      <text:p text:style-name="P4">
— Абсолютна більшість респондентів (56,9%) негативно оцінює зміст наказів.Більше того, більшість опитаних вважає, що в разі відступу російської арміїкомандири залишать їх на позиції, а самі втечуть, — зазначив він.</text:p>
      <text:p text:style-name="P4">
<text:span text:style-name="T5">
Підготувала Леся Медведенко</text:span>
</text:p>
      <text:p text:style-name="P4">
Source: <text:a xlink:type="simple" xlink:href="https://armyinform.com.ua/2023/05/04/40-rashystiv-shho-vzyaly-uchast-v-opytuvanni-dobrovilno-zdalysya-v-polon/" text:style-name="Internet_20_link" text:visited-style-name="Visited_20_Internet_20_Link">
https://armyinform.com.ua/2023/05/04/40-rashystiv-shho-vzyaly-uchast-v-opytuvanni-dobrovilno-zdalysya-v-polon/</text:a>
</text:p>
      <!--NEWS-->
      <text:h text:style-name="P10" text:outline-level="1">
<text:span text:style-name="T4">
Забезпечення боєкомплектом оцінюється російськими військовополоненими як вкрай незадовільне</text:span>
</text:h>
      <text:p text:style-name="P4">
Author: ['АРМІЯINFORM']</text:p>
      <text:p text:style-name="P4">
Time: 2023-05-04T58:00:00-04:00</text:p>
      <text:p text:style-name="P4">
Description: Про це повідомив під час презентації першого соціологічного дослідження серед росій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4-11.40.06.jpg" text:style-name="Internet_20_link" text:visited-style-name="Visited_20_Internet_20_Link">
2023-05-04-11.40.06.jpg</text:a>
']</text:p>
      <text:p text:style-name="P4">
Tags: ['MILITARY MEDIA CENTER', 'АНДРІЙ СКОЦИК', 'ВТОРГНЕННЯ РФ', 'СНАРЯДИ']</text:p>
      <text:p text:style-name="P4">
Category: News</text:p>
      <!--METADATA-->
      <text:p text:style-name="P4">
<draw:frame draw:style-name="fr1" draw:name="Image277" text:anchor-type="as-char" svg:width="6.9236in" svg:height="4.615733in" draw:z-index="0">
<draw:image xlink:href="../Images/AРМІЯINFORM/2023-05-04T58-00-00-04-00/2023-05-04-11.40.06.jpg" xlink:type="simple" xlink:show="embed" xlink:actuate="onLoad" draw:mime-type="image/jpeg"/>
</draw:frame>
 Андрій Скоцик. Фото: ДмитроЮрченко / АрміяInform</text:p>
      <text:p text:style-name="P4">
Про це повідомив під час презентації першого соціологічного дослідження середросійських військовополонених під час<text:a xlink:type="simple" xlink:href="https://www.youtube.com/watch" text:style-name="Internet_20_link" text:visited-style-name="Visited_20_Internet_20_Link">
брифінгу</text:a>
 в Military MediaCenter керівник проєктів координаційного штабу Андрій Скоцик.</text:p>
      <text:p text:style-name="P4">
— Тільки 17% опитаних повідомили, що були повністю забезпечені боєкомплектом,— зазначив він.</text:p>
      <text:p text:style-name="P4">
Водночас лише 6% респондентів вказали, що могли розраховувати на підтримкуінших підрозділів.</text:p>
      <text:p text:style-name="P4">
За даними дослідження, 60% опитаних, оцінюючи особисті якості своїх командирівпо 5-бальній шкалі, ставлять їм найнижчу оцінку —1. При цьому оцінку 5поставили лише 1,3% респондентів. Також 80% незадовільно оцінюють накази, якіїм ставили командирами.</text:p>
      <text:p text:style-name="P4">
У соціологічному дослідженні, проведеному у квітні 2023 року, добровільновзяли участь 400 російських військовополонених.</text:p>
      <text:p text:style-name="P4">
<text:span text:style-name="T5">
Підготувала Леся Медведенко</text:span>
</text:p>
      <text:p text:style-name="P4">
Source: <text:a xlink:type="simple" xlink:href="https://armyinform.com.ua/2023/05/04/zabezpechennya-boyekomplektom-oczinyuyetsya-rosijskymy-vijskovopolonenymy-yak-vkraj-nezadovilne/" text:style-name="Internet_20_link" text:visited-style-name="Visited_20_Internet_20_Link">
https://armyinform.com.ua/2023/05/04/zabezpechennya-boyekomplektom-oczinyuyetsya-rosijskymy-vijskovopolonenymy-yak-vkraj-nezadovilne/</text:a>
</text:p>
      <!--NEWS-->
      <text:h text:style-name="P10" text:outline-level="1">
<text:span text:style-name="T4">
Координаційний штаб закликає родичів передавати персональну інформацію тільки державним органам</text:span>
</text:h>
      <text:p text:style-name="P4">
Author: ['АРМІЯINFORM']</text:p>
      <text:p text:style-name="P4">
Time: 2023-05-04T59:00:00-04:00</text:p>
      <text:p text:style-name="P4">
Description: З ініціативи військової частини Тернопільщини Координаційний штаб провів виїзну зустріч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30edafb-e683-4f22-9c82-8d4bf4c9cc0c-e1683181556241.jpg" text:style-name="Internet_20_link" text:visited-style-name="Visited_20_Internet_20_Link">
b30edafb-e683-4f22-9c82-8d4bf4c9cc0c-e1683181556241.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78" text:anchor-type="as-char" svg:width="6.9236in" svg:height="4.532794in" draw:z-index="0">
<draw:image xlink:href="../Images/AРМІЯINFORM/2023-05-04T59-00-00-04-00/b30edafb-e683-4f22-9c82-8d4bf4c9cc0c-e1683181556241.jpg" xlink:type="simple" xlink:show="embed" xlink:actuate="onLoad" draw:mime-type="image/jpeg"/>
</draw:frame>
</text:p>
      <text:p text:style-name="P4">
З ініціативи військової частини Тернопільщини Координаційний штаб провіввиїзну зустріч з родинами захисників та захисниць окремої артилерійськоїбригади імені гетьмана Данила Апостола, під час якої було приділено особливуувагу питанням, пов'язаним із персональною інформацією військовослужбовців,зокрема, її поширенням у соціальних мережах та передачею третім особам.</text:p>
      <text:p text:style-name="P4">
Про це <text:a xlink:type="simple" xlink:href="https://t.me/Koord_shtab/943" text:style-name="Internet_20_link" text:visited-style-name="Visited_20_Internet_20_Link">
повідомляє</text:a>
 Координаційний штаб з питаньповодження з військовополоненими.</text:p>
      <text:p text:style-name="P4">
Представники Штабу закликали родичів передавати персональну інформацію тількидержавним органам, таким як Координаційний штаб, Національне інформаційнебюро, Служба безпеки України, Національна поліція тощо. Також було наголошенона необхідності бути дуже уважними та обережними, аби не стати жертвамишахраїв та не нашкодити людині, яка перебуває у ворожому полоні.</text:p>
      <text:p text:style-name="P4">
Під час зустрічі родичі полонених висловили занепокоєння щодо тривалостіперебування їхніх близьких у полоні, яка складає понад рік.</text:p>
      <text:p text:style-name="P4">
Також родичі ставили питання, пов’язані з оформленням різних видів документів.Серед іншого, присутні близькі оборонців скаржилися на труднощі з отриманнямобов'язкових виплат на рахунки військовослужбовців, які зникли безвісти. Середіншого обговорили проблемні питання, які стосуються комунікації родичів звійськовою частиною.</text:p>
      <text:p text:style-name="P4">
На момент завершення зустрічі, кожен з членів родини захисників та захисницьотримали індивідуальні консультації та пояснення щодо окремих питань.</text:p>
      <text:p text:style-name="P4">
Source: <text:a xlink:type="simple" xlink:href="https://armyinform.com.ua/2023/05/04/koordynaczijnyj-shtab-zaklykaye-rodychiv-peredavaty-personalnu-informacziyu-tilky-derzhavnym-organam/" text:style-name="Internet_20_link" text:visited-style-name="Visited_20_Internet_20_Link">
https://armyinform.com.ua/2023/05/04/koordynaczijnyj-shtab-zaklykaye-rodychiv-peredavaty-personalnu-informacziyu-tilky-derzhavnym-organam/</text:a>
</text:p>
      <!--NEWS-->
      <text:h text:style-name="P10" text:outline-level="1">
<text:span text:style-name="T4">
Нацгвардійці затримали 21 громадянина, підозрюваного в державній зраді, та одного — за підозрою у шпигунстві</text:span>
</text:h>
      <text:p text:style-name="P4">
Author: ['Володимир Поліщук']</text:p>
      <text:p text:style-name="P4">
Time: 2023-05-04T60:00:00-04:00</text:p>
      <text:p text:style-name="P4">
Description: росія, завдаючи повітряних, ракетно-бомбових та артилерійських ударів по промисл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4-12.25.52.jpeg" text:style-name="Internet_20_link" text:visited-style-name="Visited_20_Internet_20_Link">
photo_2023-05-04-12.25.52.jpeg</text:a>
']</text:p>
      <text:p text:style-name="P4">
Tags: ['MILITARY MEDIA CENTER', 'БРИФІНГ', 'МИКОЛА УРШАЛОВИЧ', 'НАЦГВАРДІЯ']</text:p>
      <text:p text:style-name="P4">
Category: News</text:p>
      <!--METADATA-->
      <text:p text:style-name="P4">
<draw:frame draw:style-name="fr1" draw:name="Image279" text:anchor-type="as-char" svg:width="6.9236in" svg:height="4.612849in" draw:z-index="0">
<draw:image xlink:href="../Images/AРМІЯINFORM/2023-05-04T60-00-00-04-00/photo_2023-05-04-12.25.52.jpeg" xlink:type="simple" xlink:show="embed" xlink:actuate="onLoad" draw:mime-type="image/jpeg"/>
</draw:frame>
 Фото пресслужби НГУ</text:p>
      <text:p text:style-name="P4">
росія, завдаючи повітряних, ракетно-бомбових та артилерійських ударів попромислових, зокрема техногенно-небезпечних, об’єктах, житлових кварталах,місцях масового перебування мирних громадян та навіть школах, виправдовуючисьрашистською ідеологією, щодня продовжує доводити, що вона країна-терорист, аїї керівники — злочинці.</text:p>
      <text:p text:style-name="P4">
Це під час брифінгу в Military Media Center зазнач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На фоні наростаючої деморалізації російських окупаційних військ їхні ватажкиу своїй безсилій злості вдаються до невибіркових обстрілів населених пунктів зусіх видів зброї як уздовж лінії бойового зіткнення, так і в тиловій смузі, —наголосив він. — На минулому тижні в зоні ворожого ураження опинилися державніоб’єкти, які охороняються підрозділами Національної гвардії. Воїни-гвардійціактивно залучаються до ліквідації наслідків цих ударів та продовжують мужньоздійснювати надійну охорону і оборону визначених об’єктів.</text:p>
      <text:p text:style-name="P4">
Представник Головного управління НГУ зазначив, що у ході виконання завдань ТрОнацгвардійці охороняють та обороняють важливі державні об’єкти, об’єктирегіонального та місцевого значення. Для чого щоденно призначається понад 300варт.</text:p>
      <text:p text:style-name="P4">
— Ми продовжуємо забезпечувати заходи правового режиму воєнного стану. Длязапровадження комендантської години та несення служби із забезпеченнягромадської безпеки у 38 населених пунктах держави щодобово залучається понад1100 військовослужбовців Національної гвардії, 73 патрульних автомобілів та 41кінолог зі службовими собаками, — розповів Микола Уршалович. — 6 тис.військовослужбовців на 126 блокпостах у 21 області держави забезпечуютьвстановлення особливого режиму в’їзду і виїзду до населених пунктів, перевіркудокументів, огляд речей та транспортних засобів, багажу і вантажів.</text:p>
      <text:p text:style-name="P4">
Полковник Уршалович навів й іншу тижневу статистику службово-бойової роботиНГУ: гвардійці взяли участь у 39 заходах контрдиверсійної боротьби натериторії 14 областей, перевірили 613 адрес, 2744 транспортних засобів, 7067мобільних телефонів громадян, у Херсоні та Миколаєві затримали 21 громадянинаУкраїни, які перебували в розшуку за підозрою у державній зраді та одногогромадянина в Одесі за підозрою у шпигунстві.</text:p>
      <text:p text:style-name="P4">
Усього ж під час виконання завдань забезпечення заходів правового режимувоєнного стану за тиждень затримано за скоєння правопорушень 2065 осіб, з яких— 87 за кримінальні.</text:p>
      <text:p text:style-name="P4">
Source: <text:a xlink:type="simple" xlink:href="https://armyinform.com.ua/2023/05/04/naczgvardijczi-zatrymaly-21-go-gromadyanyna-pidozryuvanogo-u-derzhavnij-zradi-ta-odnogo-za-pidozroyu-u-shpygunstvi/" text:style-name="Internet_20_link" text:visited-style-name="Visited_20_Internet_20_Link">
https://armyinform.com.ua/2023/05/04/naczgvardijczi-zatrymaly-21-go-gromadyanyna-pidozryuvanogo-u-derzhavnij-zradi-ta-odnogo-za-pidozroyu-u-shpygunstvi/</text:a>
</text:p>
      <!--NEWS-->
      <text:h text:style-name="P10" text:outline-level="1">
<text:span text:style-name="T4">
Сапери Нацгвардії на Херсонщині розмінували майже тисячу гектарів земель</text:span>
</text:h>
      <text:p text:style-name="P4">
Author: ['АРМІЯINFORM']</text:p>
      <text:p text:style-name="P4">
Time: 2023-05-04T61:00:00-04:00</text:p>
      <text:p text:style-name="P4">
Description: Зведений загін розмінування Національної гвардії України проводить гуманітар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g_1450.jpeg" text:style-name="Internet_20_link" text:visited-style-name="Visited_20_Internet_20_Link">
img_1450.jpeg</text:a>
']</text:p>
      <text:p text:style-name="P4">
Tags: ['MILITARY MEDIA CENTER', 'БРИФІНГ', 'МИКОЛА УРШАЛОВИЧ', 'НАЦГВАРДІЯ', 'РОЗМІНУВАННЯ', 'САПЕРИ']</text:p>
      <text:p text:style-name="P4">
Category: News</text:p>
      <!--METADATA-->
      <text:p text:style-name="P4">
<draw:frame draw:style-name="fr1" draw:name="Image280" text:anchor-type="as-char" svg:width="6.9236in" svg:height="3.956343in" draw:z-index="0">
<draw:image xlink:href="../Images/AРМІЯINFORM/2023-05-04T61-00-00-04-00/img_1450.jpeg" xlink:type="simple" xlink:show="embed" xlink:actuate="onLoad" draw:mime-type="image/jpeg"/>
</draw:frame>
 Фото:UKRINFORM.UA</text:p>
      <text:p text:style-name="P4">
Зведений загін розмінування Національної гвардії України проводить гуманітарнерозмінування територій сільськогосподарського призначення Херсонської області.Загалом за неповний місяць роботи в районі населених пунктів Безводне таМузиківка було обстежено близько 960 га місцевості, 9,5 км доріг, 13 км лінійелектропередач і знищено (знешкоджено) 136 вибухонебезпечних предметів.</text:p>
      <text:p text:style-name="P4">
Про це пі час брифінгу в Military Media Center розповів заступник директораДепартаменту планування застосування Головного управління НГУ полковник МиколаУршалович.</text:p>
      <text:p text:style-name="P4">
— Крім того, групами розмінування Нацгвардії у Запорізькій, Луганській,Харківській та Миколаївській областях за минулий тиждень було обстеженоблизько 15 км доріг та знешкоджено 15 вибухонебезпечних предметів, — зазначиввін.</text:p>
      <text:p text:style-name="P4">
<text:span text:style-name="T5">
Підготував Володимир Поліщук</text:span>
</text:p>
      <text:p text:style-name="P4">
Source: <text:a xlink:type="simple" xlink:href="https://armyinform.com.ua/2023/05/04/sapery-naczgvardiyi-na-hersonshhyni-rozminuvaly-majzhe-tysyachu-gektariv-zemel/" text:style-name="Internet_20_link" text:visited-style-name="Visited_20_Internet_20_Link">
https://armyinform.com.ua/2023/05/04/sapery-naczgvardiyi-na-hersonshhyni-rozminuvaly-majzhe-tysyachu-gektariv-zemel/</text:a>
</text:p>
      <!--NEWS-->
      <text:h text:style-name="P10" text:outline-level="1">
<text:span text:style-name="T4">
До проєкту «Хочу жить» надійшло 16 тисяч звернень від охочих здатися в полон російських вояків</text:span>
</text:h>
      <text:p text:style-name="P4">
Author: ['АРМІЯINFORM']</text:p>
      <text:p text:style-name="P4">
Time: 2023-05-04T62:00:00-04:00</text:p>
      <text:p text:style-name="P4">
Description: Про це повідомив під час презентації першого соціологічного дослідження російських сере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4-11.45.17.jpg" text:style-name="Internet_20_link" text:visited-style-name="Visited_20_Internet_20_Link">
photo_2023-05-04-11.45.17.jpg</text:a>
']</text:p>
      <text:p text:style-name="P4">
Tags: ['MILITARY MEDIA CENTER', 'БРИФІНГ', 'ВІТАЛІЙ МАТВІЄНКО', 'ХОЧУ ЖИТЬ']</text:p>
      <text:p text:style-name="P4">
Category: News</text:p>
      <!--METADATA-->
      <text:p text:style-name="P4">
<draw:frame draw:style-name="fr1" draw:name="Image281" text:anchor-type="as-char" svg:width="6.9236in" svg:height="4.615733in" draw:z-index="0">
<draw:image xlink:href="../Images/AРМІЯINFORM/2023-05-04T62-00-00-04-00/photo_2023-05-04-11.45.17.jpg" xlink:type="simple" xlink:show="embed" xlink:actuate="onLoad" draw:mime-type="image/jpeg"/>
</draw:frame>
 Віталій Матвієнко.Фото: Дмитро Юрченко / АрміяInform</text:p>
      <text:p text:style-name="P4">
Про це повідомив під час презентації першого соціологічного дослідженняросійських серед військовополонених в ході<text:a xlink:type="simple" xlink:href="https://www.youtube.com/watch" text:style-name="Internet_20_link" text:visited-style-name="Visited_20_Internet_20_Link">
брифінгу</text:a>
 у Military MediaCenter спікер державного проєкту здачі в полон російських та білоруськихвійськових «Хочу жить» Віталій Матвієнко.</text:p>
      <text:p text:style-name="P4">
— В ході дослідження ми дізналися багато про людей, які бажають здаватися вполон, і цю інформацію вже використовуємо в інформаційних кампаніях. І якнаслідок, за квітень кількість звернень зросла по відношенню до березня 2023року на 10% і становить 3200 запитів. Загалом за час існування проєкту миотримали понад 16 тисяч звернень. Сайт відвідало понад 36 млн відвідувачів, зних 32 млн — з території російської федерації, — зазначив він.</text:p>
      <text:p text:style-name="P4">
Водночас відбувається цілеспрямована боротьба з сайтом «Хочу жить» з боку рф.</text:p>
      <text:p text:style-name="P4">
— На сьогодні Роскомнадзор заблокував 150 доменів і ми раз у два-три дністворюємо новий домен, щоб росіяни могли ознайомитися з цим проєктом, —розповів керівник проєктів координаційного штабу Андрій Скоцик.</text:p>
      <text:p text:style-name="P4">
<text:span text:style-name="T5">
Підготувала Леся Медведенко</text:span>
</text:p>
      <text:p text:style-name="P4">
Source: <text:a xlink:type="simple" xlink:href="https://armyinform.com.ua/2023/05/04/do-proektu-hochu-zhyt-nadijshlo-16-tysyach-zvernen-vid-bazhayuchyh-zdatysya-v-polon-rosijskyh-voyakiv/" text:style-name="Internet_20_link" text:visited-style-name="Visited_20_Internet_20_Link">
https://armyinform.com.ua/2023/05/04/do-proektu-hochu-zhyt-nadijshlo-16-tysyach-zvernen-vid-bazhayuchyh-zdatysya-v-polon-rosijskyh-voyakiv/</text:a>
</text:p>
      <!--NEWS-->
      <text:h text:style-name="P10" text:outline-level="1">
<text:span text:style-name="T4">
Більше як 80% російських військовополонених не задоволені наказами свого керівництва</text:span>
</text:h>
      <text:p text:style-name="P4">
Author: ['Сергій Лемеха']</text:p>
      <text:p text:style-name="P4">
Time: 2023-05-04T63:00:00-04:00</text:p>
      <text:p text:style-name="P4">
Description: Соціологічне дослідження, проведене Координаційним штабом з питань поводженн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4-11.39.59.jpg" text:style-name="Internet_20_link" text:visited-style-name="Visited_20_Internet_20_Link">
2023-05-04-11.39.59.jpg</text:a>
']</text:p>
      <text:p text:style-name="P4">
Tags: ['MILITARY MEDIA CENTER', 'АНДРІЙ ЮСОВ', 'БРИФІНГ', 'КООРДИНАЦІЙНИЙ ШТАБ']</text:p>
      <text:p text:style-name="P4">
Category: News</text:p>
      <!--METADATA-->
      <text:p text:style-name="P4">
<draw:frame draw:style-name="fr1" draw:name="Image282" text:anchor-type="as-char" svg:width="6.9236in" svg:height="4.615733in" draw:z-index="0">
<draw:image xlink:href="../Images/AРМІЯINFORM/2023-05-04T63-00-00-04-00/2023-05-04-11.39.59.jpg" xlink:type="simple" xlink:show="embed" xlink:actuate="onLoad" draw:mime-type="image/jpeg"/>
</draw:frame>
 Андрій Юсов. Фото: ДмитроЮрченко / АрміяInform</text:p>
      <text:p text:style-name="P4">
Соціологічне дослідження, проведене Координаційним штабом з питань поводженняз військовополоненими в межах проєкту «Хочу жить», показало, що понад 80відсотків полонених окупантів не довіряють своїм командирам і начальникам.</text:p>
      <text:p text:style-name="P4">
Про це під час брифінгу у Military Media Center повідомив представникКоординаційного штабу з питань поводження з військовополоненими Андрій Юсов.</text:p>
      <text:p text:style-name="P4">
«60% опитаних (російських військовополонених – ред.), оцінюючи особисті якостісвоїх командирів по 5-ти бальній шкалі, ставлять їм найнижчу оцінку - 1. І цета картина, яку ми бачимо з інших джерел, яка знаходить своє підтвердження вситуації на фронті, у розвідданих і із перехоплення. І, власне з останніхподій на фронті, коли, окремі підрозділи, зокрема на Мар’їнському іБахмутському напрямках, відмовляються від виконання поставлених задач,зокрема, від штурмових дій окупантів, і пояснюють свою дію некомпетентністюнаказів і командирів», – сказав він.</text:p>
      <text:p text:style-name="P4">
Андрій Юсов також повідомив, що цьому оцінку «5» своїм командирам поставилилише 1,3% респондентів. Також 80% незадовільно оцінюють накази, які їмставилися командирами, ще понад 50% стверджують, що у випадку відступукомандири відступлять, а особовий склад залишать.​</text:p>
      <text:p text:style-name="P4">
Source: <text:a xlink:type="simple" xlink:href="https://armyinform.com.ua/2023/05/04/bilshe-80-rosijskyh-vijskovopolonenyh-ne-zadovoleni-nakazamy-svogo-kerivnycztva/" text:style-name="Internet_20_link" text:visited-style-name="Visited_20_Internet_20_Link">
https://armyinform.com.ua/2023/05/04/bilshe-80-rosijskyh-vijskovopolonenyh-ne-zadovoleni-nakazamy-svogo-kerivnycztva/</text:a>
</text:p>
      <!--NEWS-->
      <text:h text:style-name="P10" text:outline-level="1">
<text:span text:style-name="T4">
Понад 12 відсотків полонених окупантів не мають навіть середньої освіти — Андрій Юсов</text:span>
</text:h>
      <text:p text:style-name="P4">
Author: ['Сергій Лемеха']</text:p>
      <text:p text:style-name="P4">
Time: 2023-05-04T64:00:00-04:00</text:p>
      <text:p text:style-name="P4">
Description: Соціологічне дослідження, проведене Координаційним штабом з питань поводженн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4-11.39.55.jpg" text:style-name="Internet_20_link" text:visited-style-name="Visited_20_Internet_20_Link">
2023-05-04-11.39.55.jpg</text:a>
']</text:p>
      <text:p text:style-name="P4">
Tags: ['MILITARY MEDIA CENTER', 'АНДРІЙ ЮСОВ', 'БРИФІНГ']</text:p>
      <text:p text:style-name="P4">
Category: News</text:p>
      <!--METADATA-->
      <text:p text:style-name="P4">
<draw:frame draw:style-name="fr1" draw:name="Image283" text:anchor-type="as-char" svg:width="6.9236in" svg:height="4.615733in" draw:z-index="0">
<draw:image xlink:href="../Images/AРМІЯINFORM/2023-05-04T64-00-00-04-00/2023-05-04-11.39.55.jpg" xlink:type="simple" xlink:show="embed" xlink:actuate="onLoad" draw:mime-type="image/jpeg"/>
</draw:frame>
 Андрій Юсов. Фото: ДмитроЮрченко / АрміяInform</text:p>
      <text:p text:style-name="P4">
Соціологічне дослідження, проведене Координаційним штабом з питань поводженняз військовополоненими в межах проекту «Хочу жить», показало, що понад 12відсотків полонених окупантів не мають навіть середньої освіти.</text:p>
      <text:p text:style-name="P4">
Про це під час брифінгу у Military Media Center повідомив представникКоординаційного штабу з питань поводження з військовополоненими Андрій Юсов.</text:p>
      <text:p text:style-name="P4">
«Ми отримуємо в армії окупантів насправді дуже кричущу картину, яка говоритьпро те, що …в рф намагаються залучати (до участі у війні проти України — ред.)найменш кваліфіковану, найменш освічену і часто соціально неблагонадійнукатегорію громадян. Понад 12,2 відсотки полонених не отримали навіть середньоїосвіти. Це показник в європейських, українських реаліях навіть важко уявити!Це дорослі чоловіки, часто віком під 50 років, які в принципі не мають жодноїосвіти. Можна лише уявити, якими категоріями, цінностями, вони здатніоперувати», — сказав він.</text:p>
      <text:p text:style-name="P4">
За словами Андрія Юсова, переважна більшість опитаних, а це майже 60 відсотківокупантів, здобули спеціальну середню освіту, майже 20 відсотків закінчилишколу, й лише 10,9% здобули вищу освіту.</text:p>
      <text:p text:style-name="P4">
Він також зазначив, що найбільша кількість людей із вищою освітою — примусовомобілізовані з території ОРДЛО громадяни.</text:p>
      <text:p text:style-name="P4">
«Тобто, це люди до яких у рф ставляться як до людей другого ґатунку, цетериторія першою пройшла не часткова, а фактично повна мобілізація, якапродовжується і сьогодні», — підкреслив Андрій Юсов.</text:p>
      <text:p text:style-name="P4">
Соціологічне дослідження проведено в квітні 2023 року Координаційним штабом зпитань поводження з військовополоненими в межах проекту «Хочу жить». Методдослідження: кількісний. Спосіб збору інформації: анкетування (самозаповненняіз добровільної згоди респондентів). Всього у дослідженні взяло участь 400респондентів.</text:p>
      <text:p text:style-name="P4">
Source: <text:a xlink:type="simple" xlink:href="https://armyinform.com.ua/2023/05/04/ponad-12-vidsotkiv-polonenyh-okupantiv-ne-mayut-navit-serednoyi-osvity-andrij-yusov/" text:style-name="Internet_20_link" text:visited-style-name="Visited_20_Internet_20_Link">
https://armyinform.com.ua/2023/05/04/ponad-12-vidsotkiv-polonenyh-okupantiv-ne-mayut-navit-serednoyi-osvity-andrij-yusov/</text:a>
</text:p>
      <!--NEWS-->
      <text:h text:style-name="P10" text:outline-level="1">
<text:span text:style-name="T4">
Полонені рашисти кажуть, що воювати проти України їх спонукало… «бажання життєвої стабільності»</text:span>
</text:h>
      <text:p text:style-name="P4">
Author: ['АРМІЯINFORM']</text:p>
      <text:p text:style-name="P4">
Time: 2023-05-04T65:00:00-04:00</text:p>
      <text:p text:style-name="P4">
Description: Про це розповів під час презентації першого соціологічного дослідження серед росій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yusov.jpg" text:style-name="Internet_20_link" text:visited-style-name="Visited_20_Internet_20_Link">
yusov.jpg</text:a>
']</text:p>
      <text:p text:style-name="P4">
Tags: ['MILITARY MEDIA CENTER', 'АНДРІЙ ЮСОВ', 'РОСІЙСЬКІ ПОЛОНЕНІ']</text:p>
      <text:p text:style-name="P4">
Category: News</text:p>
      <!--METADATA-->
      <text:p text:style-name="P4">
<draw:frame draw:style-name="fr1" draw:name="Image284" text:anchor-type="as-char" svg:width="6.9236in" svg:height="4.612849in" draw:z-index="0">
<draw:image xlink:href="../Images/AРМІЯINFORM/2023-05-04T65-00-00-04-00/yusov.jpg" xlink:type="simple" xlink:show="embed" xlink:actuate="onLoad" draw:mime-type="image/jpeg"/>
</draw:frame>
</text:p>
      <text:p text:style-name="P4">
Про це розповів під час презентації першого соціологічного дослідження середросійських військовополонених в ході<text:a xlink:type="simple" xlink:href="https://www.youtube.com/watch" text:style-name="Internet_20_link" text:visited-style-name="Visited_20_Internet_20_Link">
брифінгу</text:a>
 у Military MediaCenter представник Координаційного штабу з питань поводження звійськовополоненими Андрій Юсов.</text:p>
      <text:p text:style-name="P4">
У межах опитування досліджувалась мотивація військовослужбовців до служби уросійських рф, а також суб’єктивна оцінка умов служби. Найсильнішим фактором,що мотивував респондентів до служби, стало «бажання життєвої стабільності» —54,8% присвоїли максимальну оцінку (5 з 5), та «можливість просунутись уЖитті» — 35,9%.</text:p>
      <text:p text:style-name="P4">
— Тобто не любов до батьківщини, навіть не довіра до пропаганди чи любов допутіна, скабєєвой, соловьева, а бажання «життєвої стабільності». Це приблизнийхарактер, з яким стикаються українські сили оборони, коли ми говоримо прозвільнення і деокупацію українських територій. Зокрема це пояснює картинимародерства та інших злочинів. Для даних персонажів служба у війську це незахист батьківщини, навіть не звільнення якихось умовних російськомовних якговорить російська пропаганда, а власна життєва стабільність, можливістьпросунутись у житті, — зазначив Андрій Юсов.</text:p>
      <text:p text:style-name="P4">
При цьому, абсолютно не знайшли підтримки у респондентів такі твердження«бажання помститись за товаришів» та «бажання бути професійним військовим».</text:p>
      <text:p text:style-name="P4">
Лише у 3,3% опитаних виправдались очікування від вступу на службу в ВС РФ. Для45,7% ці очікування не справдилися взагалі, і 51% опитаних відповіли«нейтрально».</text:p>
      <text:p text:style-name="P4">
<text:span text:style-name="T5">
Підготувала Леся Медведенко</text:span>
</text:p>
      <text:p text:style-name="P4">
Source: <text:a xlink:type="simple" xlink:href="https://armyinform.com.ua/2023/05/04/poloneni-rashysty-kazhut-shho-voyuvaty-proty-ukrayiny-yih-sponukalo-bazhannya-zhyttyevoyi-stabilnosti-andrij-yusov/" text:style-name="Internet_20_link" text:visited-style-name="Visited_20_Internet_20_Link">
https://armyinform.com.ua/2023/05/04/poloneni-rashysty-kazhut-shho-voyuvaty-proty-ukrayiny-yih-sponukalo-bazhannya-zhyttyevoyi-stabilnosti-andrij-yusov/</text:a>
</text:p>
      <!--NEWS-->
      <text:h text:style-name="P10" text:outline-level="1">
<text:span text:style-name="T4">
У Чорному морі рф зменшила кількість ракетоносіїв до 2: загальний залп до 16 ракет</text:span>
</text:h>
      <text:p text:style-name="P4">
Author: ['АРМІЯINFORM']</text:p>
      <text:p text:style-name="P4">
Time: 2023-05-04T66:00:00-04:00</text:p>
      <text:p text:style-name="P4">
Description: Сьогодні, 4 травня, станом на 11:00 у Чорному морі на бойовому чергуванні знаходиться 7...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raketa-kalibr.jpg" text:style-name="Internet_20_link" text:visited-style-name="Visited_20_Internet_20_Link">
raketa-kalibr.jpg</text:a>
', '<text:a xlink:type="simple" xlink:href="https://armyinform.com.ua/wp-content/uploads/2023/05/344013994_3568907633342467_7230344383656483289_n.jpg" text:style-name="Internet_20_link" text:visited-style-name="Visited_20_Internet_20_Link">
344013994_3568907633342467_7230344383656483289_n.jpg</text:a>
']</text:p>
      <text:p text:style-name="P4">
Tags: ['АГРЕСІЯ РФ', 'ВМС ЗС УКРАЇНИ', 'РАКЕТИ «КАЛІБР»', 'ЧОРНЕ МОРЕ']</text:p>
      <text:p text:style-name="P4">
Category: News</text:p>
      <!--METADATA-->
      <text:p text:style-name="P4">
<draw:frame draw:style-name="fr1" draw:name="Image285" text:anchor-type="as-char" svg:width="6.9236in" svg:height="4.609384in" draw:z-index="0">
<draw:image xlink:href="../Images/AРМІЯINFORM/2023-05-04T66-00-00-04-00/raketa-kalibr.jpg" xlink:type="simple" xlink:show="embed" xlink:actuate="onLoad" draw:mime-type="image/jpeg"/>
</draw:frame>
Ілюстративне фото</text:p>
      <text:p text:style-name="P4">
Сьогодні, 4 травня, станом на 11:00 у Чорному морі на бойовому чергуваннізнаходиться 7 ворожих кораблів, серед яких 2 носії ракет «Калібр», загальнийзалп до 16 ракет.</text:p>
      <text:p text:style-name="P4">
Про це<text:a xlink:type="simple" xlink:href="https://www.facebook.com/navy.mil.gov.ua/posts/pfbid0ZFhKJJBM6iGxrhDWeCCoqGW1P61asc82uK7fBcZKZeu2mh7gcP34f3eCBsb73Gjcl" text:style-name="Internet_20_link" text:visited-style-name="Visited_20_Internet_20_Link">
повідомляє</text:a>
Командування ВМС ЗСУ.</text:p>
      <text:p text:style-name="P4">
Крім цього, в Азовському морі — 1 ворожий корабель, а у Середземному морі набойовому чергуванні знаходиться до 5 ворожих кораблі, з них 1 носій крилатихракет «Калібр», загальний залп до 4 ракет.</text:p>
      <text:p text:style-name="P4">
За добу, в інтересах рф, прохід Керч-Єнікальською протокою здійснили:</text:p>
      <ul>
        <li>
до Азовського моря — 16 суден, з них 2 рухалось у напрямку протоки Босфор;  * до Чорного моря — 15 суден, з них 5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draw:frame draw:style-name="fr1" draw:name="Image286" text:anchor-type="as-char" svg:width="6.9236in" svg:height="8.6545in" draw:z-index="0">
<draw:image xlink:href="../Images/AРМІЯINFORM/2023-05-04T66-00-00-04-00/344013994_3568907633342467_7230344383656483289_n.jpg" xlink:type="simple" xlink:show="embed" xlink:actuate="onLoad" draw:mime-type="image/jpeg"/>
</draw:frame>
</text:p>
      <text:p text:style-name="P4">
Source: <text:a xlink:type="simple" xlink:href="https://armyinform.com.ua/2023/05/04/u-chornomu-mori-rf-zmenshyla-kilkist-raketonosiyiv-do-2-zagalnyj-zalp-do-16-raket/" text:style-name="Internet_20_link" text:visited-style-name="Visited_20_Internet_20_Link">
https://armyinform.com.ua/2023/05/04/u-chornomu-mori-rf-zmenshyla-kilkist-raketonosiyiv-do-2-zagalnyj-zalp-do-16-raket/</text:a>
</text:p>
      <!--NEWS-->
      <text:h text:style-name="P10" text:outline-level="1">
<text:span text:style-name="T4">
Володимир Зеленський подякував очільникам нідерландського парламенту за підтримку України</text:span>
</text:h>
      <text:p text:style-name="P4">
Author: ['АРМІЯINFORM']</text:p>
      <text:p text:style-name="P4">
Time: 2023-05-04T67:00:00-04:00</text:p>
      <text:p text:style-name="P4">
Description: Під час офіційного візиту до Королівства Нідерланди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rezydent-u-niderlandah.jpeg" text:style-name="Internet_20_link" text:visited-style-name="Visited_20_Internet_20_Link">
prezydent-u-niderlandah.jpeg</text:a>
', '<text:a xlink:type="simple" xlink:href="https://armyinform.com.ua/wp-content/uploads/2023/05/prezydent-u-niderlandah-2.jpeg" text:style-name="Internet_20_link" text:visited-style-name="Visited_20_Internet_20_Link">
prezydent-u-niderlandah-2.jpeg</text:a>
']</text:p>
      <text:p text:style-name="P4">
Tags: ['STOPRUSSIA', 'АГРЕСІЯ РФ', 'ВІЙНА', 'ВОЛОДИМИР ЗЕЛЕНСЬКИЙ', 'КОРОЛІВСТВО НІДЕРЛАНДІВ', 'ПРЕЗИДЕНТ УКРАЇНИ']</text:p>
      <text:p text:style-name="P4">
Category: News</text:p>
      <!--METADATA-->
      <text:p text:style-name="P4">
<draw:frame draw:style-name="fr1" draw:name="Image287" text:anchor-type="as-char" svg:width="6.9236in" svg:height="4.617948in" draw:z-index="0">
<draw:image xlink:href="../Images/AРМІЯINFORM/2023-05-04T67-00-00-04-00/prezydent-u-niderlandah.jpeg" xlink:type="simple" xlink:show="embed" xlink:actuate="onLoad" draw:mime-type="image/jpeg"/>
</draw:frame>
</text:p>
      <text:p text:style-name="P4">
Під час офіційного візиту до Королівства Нідерланди Президент УкраїниВолодимир Зеленський зустрівся зі спікером Палати представників НідерландівВерою Бергкамп і спікером Сенату Яном Ентоні Брауном.</text:p>
      <text:p text:style-name="P4">
Про це йдеться в <text:a xlink:type="simple" xlink:href="https://www.president.gov.ua/news/u-gaazi-volodimir-zelenskij-zustrivsya-zi-spikerami-palati-p-82641" text:style-name="Internet_20_link" text:visited-style-name="Visited_20_Internet_20_Link">
публікації</text:a>
 на сторінціОфіційного інтернет-представництва Президента України.</text:p>
      <text:p text:style-name="P4">
Глава держави подякував очільникам нідерландського парламенту за чітку йактивну позицію законодавчого органу на підтримку України та важливі кроки, щодопомогли нашій державі дати відсіч агресії РФ.</text:p>
      <text:p text:style-name="P4">
«Сьогодні Нідерланди — серед лідерів підтримки України й один із нашихключових союзників у захисті цінностей свободи», — наголосив він.</text:p>
      <text:p text:style-name="P4">
Володимир Зеленський високо оцінив ухвалення парламентом Нідерландів низкирезолюцій на підтримку України, зокрема про лідерство країни у міжнародномупереслідуванні за злочини Росії в Україні та про заснування в Гаазіспеціального трибуналу, який зможе засудити найвище керівництво Росії.</text:p>
      <text:p text:style-name="P4">
Окрему подяку Президент висловив парламенту Нідерландів за підтримку в питаннінадання Україні статусу кандидата в члени ЄС.</text:p>
      <text:p text:style-name="P4">
Глава держави зазначив, що наша країна робить усе можливе для завершеннявиконання рекомендацій Європейської комісії щодо статусу кандидата на членствоу Євросоюзі й розраховує на позитивну оцінку цих зусиль. Він наголосив наважливості започаткування до кінця поточного року переговорів про вступ до ЄС.</text:p>
      <text:p text:style-name="P4">
Володимир Зеленський окремо акцентував на підготовці до Вільнюського самітуНАТО. Глава держави відзначив важливість ухвалення на саміті конкретних рішеньщодо членства України в Альянсі та надання нашій державі гарантій безпеки домоменту вступу в НАТО.</text:p>
      <text:p text:style-name="P4">
<draw:frame draw:style-name="fr1" draw:name="Image288" text:anchor-type="as-char" svg:width="6.9236in" svg:height="4.617948in" draw:z-index="0">
<draw:image xlink:href="../Images/AРМІЯINFORM/2023-05-04T67-00-00-04-00/prezydent-u-niderlandah-2.jpeg" xlink:type="simple" xlink:show="embed" xlink:actuate="onLoad" draw:mime-type="image/jpeg"/>
</draw:frame>
</text:p>
      <text:p text:style-name="P4">
Source: <text:a xlink:type="simple" xlink:href="https://armyinform.com.ua/2023/05/04/volodymyr-zelenskyj-podyakuvav-ochilnykam-niderlandskogo-parlamentu-za-pidtrymku-ukrayiny-sajt-prezydenta/" text:style-name="Internet_20_link" text:visited-style-name="Visited_20_Internet_20_Link">
https://armyinform.com.ua/2023/05/04/volodymyr-zelenskyj-podyakuvav-ochilnykam-niderlandskogo-parlamentu-za-pidtrymku-ukrayiny-sajt-prezydenta/</text:a>
</text:p>
      <!--NEWS-->
      <text:h text:style-name="P10" text:outline-level="1">
<text:span text:style-name="T4">
Шість бригад «Гвардії наступу» НГУ готові виконувати бойові завдання — Микола Уршалович</text:span>
</text:h>
      <text:p text:style-name="P4">
Author: ['Володимир Поліщук']</text:p>
      <text:p text:style-name="P4">
Time: 2023-05-04T68:00:00-04:00</text:p>
      <text:p text:style-name="P4">
Description: Шість бригад Національної гвардії України, які є частиною «Гвардії наступу» — сформова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vardiya-nastupu.jpg" text:style-name="Internet_20_link" text:visited-style-name="Visited_20_Internet_20_Link">
gvardiya-nastupu.jpg</text:a>
']</text:p>
      <text:p text:style-name="P4">
Tags: ['MILITARY MEDIA CENTER', 'STOPRUSSIA', 'ГВАРДІЯ НАСТУПУ', 'МИКОЛА УРШАЛОВИЧ']</text:p>
      <text:p text:style-name="P4">
Category: News</text:p>
      <!--METADATA-->
      <text:p text:style-name="P4">
<draw:frame draw:style-name="fr1" draw:name="Image289" text:anchor-type="as-char" svg:width="6.9236in" svg:height="5.53888in" draw:z-index="0">
<draw:image xlink:href="../Images/AРМІЯINFORM/2023-05-04T68-00-00-04-00/gvardiya-nastupu.jpg" xlink:type="simple" xlink:show="embed" xlink:actuate="onLoad" draw:mime-type="image/jpeg"/>
</draw:frame>
Фото пресслужби НГУ</text:p>
      <text:p text:style-name="P4">
Шість бригад Національної гвардії України, які є частиною «Гвардії наступу» —сформовані, укомплектовані особовим складом і готові виконувати завдання ускладі Сил оборони після отримання відповідного завдання.</text:p>
      <text:p text:style-name="P4">
Про це пі час <text:a xlink:type="simple" xlink:href="https://www.youtube.com/watch" text:style-name="Internet_20_link" text:visited-style-name="Visited_20_Internet_20_Link">
брифінгу</text:a>
 вMilitary Media Center розповів заступник директора Департаменту плануваннязастосування Головного управління НГУ полковник Микола Уршалович.</text:p>
      <text:p text:style-name="P4">
— У процесі 7-ма бригада «Хартія», про формування якої було оголошено уквітні. Наразі ми доозброюємо сформовані бригади, ще кілька тижнів вонипроходитимуть бойове залагодження. Зараз воїни, які уже пройшли всі етапивідбору і зараховані до штурмових бригад «Гвардії наступу», в міру формуваннянавчальних взводів і рот тренуються на полігонах, — повідомив МиколаУршалович.</text:p>
      <text:p text:style-name="P4">
Полковник Уршалович зазначив, що підготовка вояків проводиться паралельнимметодом, тобто певні підрозділи вже проходять колективну підготовку, а длякогось має розпочатися індивідуальна.</text:p>
      <text:p text:style-name="P4">
— Заняття з індивідуальної підготовки проводять інструктори, які в більшостісвоїй мають бойовий досвід. Особовий склад навчається діяти в різних видах боюта різноманітних умовах бойової обстановки. Головна увага приділяєтьсяопановуванню новобранцями індивідуальної і колективної зброї, тактики дій наполі бою, орієнтуванні на місцевості, фізичній витривалості бійця тавивчається багато інших питань і військових хитрощів, які дозволять не тількивижити у бою, але і вийти із нього переможцем, — підкреслив Микола Уршалович.— Також у сучасному бою важливим є ведення розвідки в тому числі звикористанням БПЛА. Не менш важливим є отримання необхідних навичок длянадання першої медичної допомоги.</text:p>
      <text:p text:style-name="P4">
Тактичні навчання, якими завершується підготовка, проводяться безпосередньопід керівництвом командирів підрозділів та обов’язково з бойовою стрільбою.</text:p>
      <text:p text:style-name="P4">
Кожен офіцер, сержант і солдат «Гвардії наступу» вмотивований і розуміє, щовід нього особисто, від кожного підрозділу, кожної бригади буде залежати успіхзвільнення нашої землі від агресора.</text:p>
      <text:p text:style-name="P4">
Source: <text:a xlink:type="simple" xlink:href="https://armyinform.com.ua/2023/05/04/shist-brygad-gvardiyi-nastupu-ngu-gotovi-vykonuvaty-bojovi-zavdannya-mykola-urshalovych/" text:style-name="Internet_20_link" text:visited-style-name="Visited_20_Internet_20_Link">
https://armyinform.com.ua/2023/05/04/shist-brygad-gvardiyi-nastupu-ngu-gotovi-vykonuvaty-bojovi-zavdannya-mykola-urshalovych/</text:a>
</text:p>
      <!--NEWS-->
      <text:h text:style-name="P10" text:outline-level="1">
<text:span text:style-name="T4">
Сьогодні у ЗСУ 42 тисячі жінок-військовослужбовиць. На жаль, 107 з них загинуло, є поранені — Ганна Маляр</text:span>
</text:h>
      <text:p text:style-name="P4">
Author: ['АРМІЯINFORM']</text:p>
      <text:p text:style-name="P4">
Time: 2023-05-04T69:00:00-04:00</text:p>
      <text:p text:style-name="P4">
Description: «Сьогодні у Збройних Силах України 42 тисячі жінок-військовослужбовиць, а раз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023333_154232687594251_7390253769591699909_n.jpg" text:style-name="Internet_20_link" text:visited-style-name="Visited_20_Internet_20_Link">
345023333_154232687594251_7390253769591699909_n.jpg</text:a>
']</text:p>
      <text:p text:style-name="P4">
Tags: ['ГАННА МАЛЯР', 'ГЕНДЕРНА РІВНІСТЬ', 'ЖІНКИ-ВІЙСЬКОВОСЛУЖБОВЦІ']</text:p>
      <text:p text:style-name="P4">
Category: News</text:p>
      <!--METADATA-->
      <text:p text:style-name="P4">
<draw:frame draw:style-name="fr1" draw:name="Image290" text:anchor-type="as-char" svg:width="6.9236in" svg:height="5.1927in" draw:z-index="0">
<draw:image xlink:href="../Images/AРМІЯINFORM/2023-05-04T69-00-00-04-00/345023333_154232687594251_7390253769591699909_n.jpg" xlink:type="simple" xlink:show="embed" xlink:actuate="onLoad" draw:mime-type="image/jpeg"/>
</draw:frame>
</text:p>
      <text:p text:style-name="P4">
«Сьогодні у Збройних Силах України 42 тисячі жінок-військовослужбовиць, аразом з цивільними працівницями 60 тисяч. З них 5 тисяч на передовій. На жаль,107 жінок загинуло і є поранені», —<text:a xlink:type="simple" xlink:href="https://www.facebook.com/ganna.maliar/posts/pfbid0WYykyU8ktUqkwySf22BmpbhEYWPCJFKLBjWseT7hHpKvzvoTq26PD5JsEWchUBaol" text:style-name="Internet_20_link" text:visited-style-name="Visited_20_Internet_20_Link">
повідомила</text:a>
 заступник Міністра оборони України Ганна Маляр.</text:p>
      <text:p text:style-name="P4">
Українські жінки в строю, боронять державу так само як і чоловіки.</text:p>
      <text:p text:style-name="P4">
Ганна Маляр наголосила, що «рівність — це, звісно, не лише про жінок».</text:p>
      <text:p text:style-name="P4">
«Скажімо, у нас є чоловіки, які за рішенням суду одноосібно виховують дітей,але разом з тим підлягають мобілізації. Та, власне, питань виникає заразчимало.</text:p>
      <text:p text:style-name="P4">
Важливо, що є потужна команда, яка з цим готова працювати. Це команда радниківз гендерних питань Збройних Сил України.</text:p>
      <text:p text:style-name="P4">
Про них не пишуть і не знімають сюжети. Тим часом вони працюють у військах.Щодня роблять свою важливу роботу. Опікуються забезпеченням рівних прав таможливостей жінок і чоловіків у війську.</text:p>
      <text:p text:style-name="P4">
Широкомасштабне вторгнення поставило у цій темі нас перед новими питаннями івикликами», — зазначила заступник Міністра оборони.</text:p>
      <text:p text:style-name="P4">
Source: <text:a xlink:type="simple" xlink:href="https://armyinform.com.ua/2023/05/04/sogodni-u-zsu-42-tysyachi-zhinok-vijskovosluzhbovycz-na-zhal-107-z-nyh-zagynulo-ye-poraneni-ganna-malyar/" text:style-name="Internet_20_link" text:visited-style-name="Visited_20_Internet_20_Link">
https://armyinform.com.ua/2023/05/04/sogodni-u-zsu-42-tysyachi-zhinok-vijskovosluzhbovycz-na-zhal-107-z-nyh-zagynulo-ye-poraneni-ganna-malyar/</text:a>
</text:p>
      <!--NEWS-->
      <text:h text:style-name="P10" text:outline-level="1">
<text:span text:style-name="T4">
Президент України зустрівся з президентом та секретарем Міжнародного кримінального суду</text:span>
</text:h>
      <text:p text:style-name="P4">
Author: ['АРМІЯINFORM']</text:p>
      <text:p text:style-name="P4">
Time: 2023-05-04T70:00:00-04:00</text:p>
      <text:p text:style-name="P4">
Description: У межах офіційного візиту до Королівства Нідерланди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8c7e2507980550f11f8cc87278b1a54_1683193105_extra_large.jpeg" text:style-name="Internet_20_link" text:visited-style-name="Visited_20_Internet_20_Link">
48c7e2507980550f11f8cc87278b1a54_1683193105_extra_large.jpeg</text:a>
']</text:p>
      <text:p text:style-name="P4">
Tags: ['STOPRUSSIA', 'ВОЛОДИМИР ЗЕЛЕНСЬКИЙ', 'МІЖНАРОДНИЙ КРИМІНАЛЬНИЙ СУД', 'ПРЕЗИДЕНТ УКРАЇНИ']</text:p>
      <text:p text:style-name="P4">
Category: News</text:p>
      <!--METADATA-->
      <text:p text:style-name="P4">
<draw:frame draw:style-name="fr1" draw:name="Image291" text:anchor-type="as-char" svg:width="6.9236in" svg:height="4.617948in" draw:z-index="0">
<draw:image xlink:href="../Images/AРМІЯINFORM/2023-05-04T70-00-00-04-00/48c7e2507980550f11f8cc87278b1a54_1683193105_extra_large.jpeg" xlink:type="simple" xlink:show="embed" xlink:actuate="onLoad" draw:mime-type="image/jpeg"/>
</draw:frame>
</text:p>
      <text:p text:style-name="P4">
У межах офіційного візиту до Королівства Нідерланди Президент УкраїниВолодимир Зеленський зустрівся з президентом Міжнародного кримінального суду(МКС) Пьотром Хофманскі та секретарем суду Освальдо Завалою Агілером,<text:a xlink:type="simple" xlink:href="https://www.president.gov.ua/news/prezident-ukrayini-proviv-zustrich-iz-prezidentom-mizhnarodn-82645" text:style-name="Internet_20_link" text:visited-style-name="Visited_20_Internet_20_Link">
повідомляє</text:a>
 Офіс Президента України.</text:p>
      <text:p text:style-name="P4">
Глава держави наголосив, що притягнення до відповідальності всіх винних увоєнних злочинах проти людяності та геноциді українського народу є принциповимдля України.</text:p>
      <text:p text:style-name="P4">
«Для нас результат — це виключно конкретні вироки всім російським воєннимзлочинцям, включно з найвищим керівництвом країни-агресора», — зазначивВолодимир Зеленський.</text:p>
      <text:p text:style-name="P4">
Він високо оцінив роботу Міжнародного кримінального суду в цьому напрямі,зокрема відзначивши важливість ухваленого рішення про видачу ордерів на арештПрезидента й уповноваженого з прав дитини держави-агресора за звинуваченням удепортації українських дітей.</text:p>
      <text:p text:style-name="P4">
«Ці злочини потребують особливої, першочергової уваги. Маємо посилити тиск наросію, щоб припинити масові депортації, й створити універсальний механізм длязахисту дітей», — сказав Глава держави.</text:p>
      <text:p text:style-name="P4">
Володимир Зеленський особливо відзначив рівень співпраці між МКС інаціональними правоохоронними органами й додав, що Україна робила й робитимевсе необхідне як для розслідування та переслідування в межах національноїюрисдикції за масові звірства, скоєні рф під час цієї війни, так і дляналагодження дієвої співпраці з МКС.</text:p>
      <text:p text:style-name="P4">
Президент відзначив важливість відкриття найближчим часом філії Офісупрокурора Міжнародного кримінального суду в Києві, що сприятиме подальшомупосиленню відповідної взаємодії.</text:p>
      <text:p text:style-name="P4">
Володимир Зеленський окремо порушив питання важливості комплексної роботинашої держави, що здійснюється з метою створення інституційних меж дляпритягнення до відповідальності винних за злочин агресії проти України.</text:p>
      <text:p text:style-name="P4">
Source: <text:a xlink:type="simple" xlink:href="https://armyinform.com.ua/2023/05/04/prezydent-ukrayiny-zustrivsya-z-prezydentom-mizhnarodnogo-kryminalnogo-sudu-ta-sekretarem-mks/" text:style-name="Internet_20_link" text:visited-style-name="Visited_20_Internet_20_Link">
https://armyinform.com.ua/2023/05/04/prezydent-ukrayiny-zustrivsya-z-prezydentom-mizhnarodnogo-kryminalnogo-sudu-ta-sekretarem-mks/</text:a>
</text:p>
      <!--NEWS-->
      <text:h text:style-name="P10" text:outline-level="1">
<text:span text:style-name="T4">
Результатом інноваційної програми стане задоволення потреб ЗСУ в перспективних зразках озброєння і військової техніки</text:span>
</text:h>
      <text:p text:style-name="P4">
Author: ['Олександр Козубенко']</text:p>
      <text:p text:style-name="P4">
Time: 2023-05-04T71:00:00-04:00</text:p>
      <text:p text:style-name="P4">
Description: Ми переживаємо такий період, коли інновації стають реальним шляхом до нашої пере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4-12.16.59.jpg" text:style-name="Internet_20_link" text:visited-style-name="Visited_20_Internet_20_Link">
photo_2023-05-04-12.16.59.jpg</text:a>
']</text:p>
      <text:p text:style-name="P4">
Tags: ['BRAVE\xa01', 'MILITARY MEDIA CENTER', 'ВОЛОДИМИР КОЦЮРУБА']</text:p>
      <text:p text:style-name="P4">
Category: News</text:p>
      <!--METADATA-->
      <text:p text:style-name="P4">
<draw:frame draw:style-name="fr1" draw:name="Image292" text:anchor-type="as-char" svg:width="6.9236in" svg:height="4.615733in" draw:z-index="0">
<draw:image xlink:href="../Images/AРМІЯINFORM/2023-05-04T71-00-00-04-00/photo_2023-05-04-12.16.59.jpg" xlink:type="simple" xlink:show="embed" xlink:actuate="onLoad" draw:mime-type="image/jpeg"/>
</draw:frame>
 Володимир Коцюруба.Фото: Дмитро Юрченко / АрміяInform</text:p>
      <text:p text:style-name="P4">
Ми переживаємо такий період, коли інновації стають реальним шляхом до нашоїперемоги. І для прискорення процедури введення в дію найбільш ефективнихзразків озброєння розпочала роботу ціла структура суб’єктів інноваційноїдіяльності.</text:p>
      <text:p text:style-name="P4">
Про це на брифінгу в Military Media Center розповів представник Центральноговоєнно-наукового управління Генерального штабу Збройних Сил України полковникВолодимир Коцюруба.</text:p>
      <text:p text:style-name="P4">
Він презентував механізм оцінки та впровадження винаходів та інновацій, якізастосовуються в секторі безпеки та оборони. Зокрема, про створений різнимиміністерствами та організаціями Фонд розвитку інновацій — Brave 1.</text:p>
      <text:p text:style-name="P4">
— Фонд приймає рішення шляхом роботи своєї наглядової ради щодо виділеннягранту для підтримки інноваційного проєкта і для просування, підтримання, —розповів Володимир Коцюруба. — Грантову допомогу пропонує Міністерствоцифрової трансформації та Міністерство економіки.</text:p>
      <text:p text:style-name="P4">
Якщо проєкт отримує високий рівень оцінки, то він через підрозділсупроводження надсилається на платформу-акселератор Міністерства оборониУкраїни та за участі Укроборонпрому перевіряються його технічніхарактеристики, і приймається рішення щодо постачання зразка озброєння.</text:p>
      <text:p text:style-name="P4">
— Процедура перспективного порядку оцінювання та супроводження визначаєтьсяспільним рішенням Міністерства оборони та Генерального штабу, яке найближчимчасом буде підписано, — повідомив Володимир Коцюруба. — Результатомбезпосередньо для оцінювання стане цей акт, а кінцевим та основним результатомстане задоволення потреб у перспективних зразках озброєння і військовоїтехніки.</text:p>
      <text:p text:style-name="P4">
У коментарі кореспонденту АрміяInform полковник Коцюруба зазначив, щозалучення тисяч інноваційних проєктів разом із підтримкою великих державнихзамовлень дасть змогу забезпечити Збройні Сили України різноманітнимозброєнням і військовою технікою «тут і зараз», а також стане довгостроковоюінвестицією в національного розробника та виробника.</text:p>
      <text:p text:style-name="P4">
​</text:p>
      <text:p text:style-name="P4">
Source: <text:a xlink:type="simple" xlink:href="https://armyinform.com.ua/2023/05/04/rezultatom-innovaczijnoyi-programy-stane-zadovolennya-potreb-zsu-v-perspektyvnyh-zrazkah-ozbroyennya-i-vijskovoyi-tehniky/" text:style-name="Internet_20_link" text:visited-style-name="Visited_20_Internet_20_Link">
https://armyinform.com.ua/2023/05/04/rezultatom-innovaczijnoyi-programy-stane-zadovolennya-potreb-zsu-v-perspektyvnyh-zrazkah-ozbroyennya-i-vijskovoyi-tehniky/</text:a>
</text:p>
      <!--NEWS-->
      <text:h text:style-name="P10" text:outline-level="1">
<text:span text:style-name="T4">
Агресор повинен відчути всю повноту справедливості, спрямовану проти нього — Володимир Зеленський</text:span>
</text:h>
      <text:p text:style-name="P4">
Author: ['Єгор Брайлян']</text:p>
      <text:p text:style-name="P4">
Time: 2023-05-04T72:00:00-04:00</text:p>
      <text:p text:style-name="P4">
Description: Президент України Володимир Зеленський сьогодні перебуває з офіційним візи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2d050f8c46eeef1b6c90c01b1f6e305_1683193113_extra_large.jpeg" text:style-name="Internet_20_link" text:visited-style-name="Visited_20_Internet_20_Link">
72d050f8c46eeef1b6c90c01b1f6e305_1683193113_extra_large.jpeg</text:a>
']</text:p>
      <text:p text:style-name="P4">
Tags: ['ВОЛОДИМИР ЗЕЛЕНСЬКИЙ', 'ГААГА', 'НІДЕРЛАНДИ']</text:p>
      <text:p text:style-name="P4">
Category: News</text:p>
      <!--METADATA-->
      <text:p text:style-name="P4">
<draw:frame draw:style-name="fr1" draw:name="Image293" text:anchor-type="as-char" svg:width="6.9236in" svg:height="4.617948in" draw:z-index="0">
<draw:image xlink:href="../Images/AРМІЯINFORM/2023-05-04T72-00-00-04-00/72d050f8c46eeef1b6c90c01b1f6e305_1683193113_extra_large.jpeg" xlink:type="simple" xlink:show="embed" xlink:actuate="onLoad" draw:mime-type="image/jpeg"/>
</draw:frame>
</text:p>
      <text:p text:style-name="P4">
Президент України Володимир Зеленський сьогодні перебуває з офіційним візитому Нідерландах. У Гаазі глава нашої держави виступив із промовою передпредставниками Міжнародного кримінального суду в Гаазі.</text:p>
      <text:p text:style-name="P4">
Гасло виступу: «Жодного миру без справедливості для України».</text:p>
      <text:p text:style-name="P4">
На думку Володимира Зеленського, нині необхідно зупинити злочин агресії, якийвиникає через безкарність.</text:p>
      <text:p text:style-name="P4">
— Ми дуже раді бути на вашій землі свободи та справедливості, цінностей, проякі я хотів би сьогодні говорити. Я хотів би побачити тут іншого Володимира(путіна. — <text:span text:style-name="T5">
ред.</text:span>
 ), ми хочемо бачити його в Гаазі. Того, який заслуговує бутизасудженим за злочинні дії. І це має бути здійснено тут — у столиціміжнародного права.</text:p>
      <text:p text:style-name="P4">
Я певен це станеться, коли ми переможемо. І ми переможемо не лише у двобої зцією агресією. Подивіться, як країни світу об’єднуються в допомозі українцям уїхньому захисті — це лежить в основі бажання допомогти. Відчуття, що йдетьсяпро більше, ніж долю однієї країни. Це відчуття, що це більше, ніж протидіяодному агресорові.</text:p>
      <text:p text:style-name="P4">
Ми маємо зупинити агресивну війну як таку. Ми маємо зупинити злочин агресії,який з’являється часом у головах тих, хто звик до безкарності. Самебезкарність відкриває двері до агресії — якщо подивимося на будь-яку агресивнувійну в історії. Побачимо, що їх об’єднує одна єдина річ. Ті, хто почав цювійну, не вірили, що їм доведеться коли-небудь відповідати за скоєне, вонимусять відповідати за війну. Але війна повинна отримати осудження.</text:p>
      <text:p text:style-name="P4">
Лише повноцінний, а не гібридний мир потрібен зараз світу, вважає ВолодимирЗеленський.</text:p>
      <text:p text:style-name="P4">
— Безкарність агресорів означає, що треба з цим боротися. Треба викорінюватисаме коріння агресії.</text:p>
      <text:p text:style-name="P4">
Ми знаємо, що тривалого миру після перемоги можна досягнути лише завдякисильним сторонам, сильним цінностям. Це свобода, верховенство права,необхідність забезпечити повноцінне правосуддя — не якісь гібридні замінники.Ми не можемо допустити гібридного імунітету. Не гібридний мир, пов’язаний ізпризупиненням воєнних дій на певний період. Але дійсний мир, дійсністьправосуддя — це саме те, що нам потрібно зараз, а не гібридні форми.</text:p>
      <text:p text:style-name="P4">
Розв’язання війни — це міжнародний злочин, який відрізняється від рештизлочинів тим, що він містить у собі все зло інших злочинів.</text:p>
      <text:p text:style-name="P4">
Як зазначив Володимир Зеленський, лише дієвий спеціальний трибунал на кшталтНюрнберга після Другої світової війни для нацистів здатен винести вирок протиросійського агресора.</text:p>
      <text:p text:style-name="P4">
— Ми повинні трансформувати досвід Нюрнберзького процесу в нові операційніправила. Саме тому ми виступаємо за створення такого трибуналу.</text:p>
      <text:p text:style-name="P4">
Ми хочемо продовжити традицію обов’язкового покарання за такі злочини агресіїяк гарантії неповторення такої агресії. Якщо ми хочемо справедливості, ми неповинні шукати виправдань, не повинні посилатися на недоліки чинногоміжнародного права. Натомість маємо ухвалювати сміливі рішення, які виправлятьті недоліки, що, на жаль, існують у міжнародному праві.</text:p>
      <text:p text:style-name="P4">
Сталість миру виникає внаслідок повноцінної справедливості, зокрема й щодовироку проти агресора. Агресор повинен відчути всю повноту справедливості,спрямовану проти нього — це наша історична відповідальність.</text:p>
      <text:p text:style-name="P4">
Ми повинні мати справжній, повноцінний трибунал, справжню повноціннусправедливість, — наголосив Володимир Зеленський.</text:p>
      <text:p text:style-name="P4">
Source: <text:a xlink:type="simple" xlink:href="https://armyinform.com.ua/2023/05/04/agresor-povynen-vidchuty-vsyu-povnotu-spravedlyvosti-spryamovanu-proty-nogo-volodymyr-zelenskyj/" text:style-name="Internet_20_link" text:visited-style-name="Visited_20_Internet_20_Link">
https://armyinform.com.ua/2023/05/04/agresor-povynen-vidchuty-vsyu-povnotu-spravedlyvosti-spryamovanu-proty-nogo-volodymyr-zelenskyj/</text:a>
</text:p>
      <!--NEWS-->
      <text:h text:style-name="P10" text:outline-level="1">
<text:span text:style-name="T4">
За добу піротехніки ДСНС знешкодили майже 700 вибухонебезпечних предметів</text:span>
</text:h>
      <text:p text:style-name="P4">
Author: ['АРМІЯINFORM']</text:p>
      <text:p text:style-name="P4">
Time: 2023-05-04T73: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4/miny-1.jpg" text:style-name="Internet_20_link" text:visited-style-name="Visited_20_Internet_20_Link">
miny-1.jpg</text:a>
', '<text:a xlink:type="simple" xlink:href="https://armyinform.com.ua/wp-content/uploads/2023/05/345249840_903180414102258_466972585911522562_n.jpg" text:style-name="Internet_20_link" text:visited-style-name="Visited_20_Internet_20_Link">
345249840_903180414102258_466972585911522562_n.jpg</text:a>
']</text:p>
      <text:p text:style-name="P4">
Tags: ['STOPRUSSIA', 'АГРЕСІЯ РФ', 'ВІЙНА', 'ВТОРГНЕННЯ РФ', 'ДСНС УКРАЇНИ', 'РОЗМІНУВАННЯ']</text:p>
      <text:p text:style-name="P4">
Category: News</text:p>
      <!--METADATA-->
      <text:p text:style-name="P4">
<draw:frame draw:style-name="fr1" draw:name="Image294" text:anchor-type="as-char" svg:width="6.9236in" svg:height="3.894525in" draw:z-index="0">
<draw:image xlink:href="../Images/AРМІЯINFORM/2023-05-04T73-00-00-04-00/miny-1.jpg" xlink:type="simple" xlink:show="embed" xlink:actuate="onLoad" draw:mime-type="image/jpeg"/>
</draw:frame>
</text:p>
      <text:p text:style-name="P4">
Протягом минулої доби піротехнічні підрозділи Державної служби України знадзвичайних ситуацій <text:span text:style-name="T4">
160 разів</text:span>
 залучалися до виконання завдань зрозмінування.</text:p>
      <text:p text:style-name="P4">
Про це <text:span text:style-name="T5">
<text:a xlink:type="simple" xlink:href="https://dsns.gov.ua/uk/news/nadzvicaini-podiyi/informaciia-shhodo-diialnosti-pirotexnicnix-pidrozdiliv-dsns-109"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646</text:span>
<text:span text:style-name="T4">
вибухонебезпечних</text:span>
 <text:span text:style-name="T4">
предметів.</text:span>
 Обстежено (очищено) територію площею<text:span text:style-name="T4">
110 гектарів</text:span>
.</text:p>
      <text:p text:style-name="P4">
Найчастіше піротехнічні підрозділи працювали: на Харківщині 17 571 раз,Київщині — 7594, Донеччині — 5052, Миколаївщині — 4746, Херсонщині — 4564,Чернігівщині — 4 561, Сумщині — 1931, Черкащині — 1086.</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53 253рази</text:span>
 до виконання завдань з розмінування. Знешкоджено <text:span text:style-name="T4">
354 757вибухонебезпечних предметів</text:span>
 , зокрема <text:span text:style-name="T4">
2218</text:span>
. Обстежено (очищено)територію площею <text:span text:style-name="T4">
84 138 гектарів</text:span>
.</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295" text:anchor-type="as-char" svg:width="6.9236in" svg:height="5.804039in" draw:z-index="0">
<draw:image xlink:href="../Images/AРМІЯINFORM/2023-05-04T73-00-00-04-00/345249840_903180414102258_466972585911522562_n.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04/za-dobu-pirotehniky-dsns-zneshkodyly-majzhe-700-vybuhonebezpechnyh-predmetiv/" text:style-name="Internet_20_link" text:visited-style-name="Visited_20_Internet_20_Link">
https://armyinform.com.ua/2023/05/04/za-dobu-pirotehniky-dsns-zneshkodyly-majzhe-700-vybuhonebezpechnyh-predmetiv/</text:a>
</text:p>
      <!--NEWS-->
      <text:h text:style-name="P10" text:outline-level="1">
<text:span text:style-name="T4">
За три години пролунало понад 30 вибухів на території прикордоння Сумщини і Чернігівщини</text:span>
</text:h>
      <text:p text:style-name="P4">
Author: ['АРМІЯINFORM']</text:p>
      <text:p text:style-name="P4">
Time: 2023-05-04T74:00:00-04:00</text:p>
      <text:p text:style-name="P4">
Description: Сьогодні, 4 травня, з 9:00 до 12:00 російські окупаційні війська ще шість раз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bstrily-prykordonnya.jpg" text:style-name="Internet_20_link" text:visited-style-name="Visited_20_Internet_20_Link">
obstrily-prykordonnya.jpg</text:a>
']</text:p>
      <text:p text:style-name="P4">
Tags: ['ОБСТРІЛИ ПРИКОРДОННЯ', 'ОК «ПІВНІЧ»', 'СУМЩИНА', 'ЧЕРНІГІВЩИНА']</text:p>
      <text:p text:style-name="P4">
Category: News</text:p>
      <!--METADATA-->
      <text:p text:style-name="P4">
<draw:frame draw:style-name="fr1" draw:name="Image296" text:anchor-type="as-char" svg:width="6.9236in" svg:height="4.50034in" draw:z-index="0">
<draw:image xlink:href="../Images/AРМІЯINFORM/2023-05-04T74-00-00-04-00/obstrily-prykordonnya.jpg" xlink:type="simple" xlink:show="embed" xlink:actuate="onLoad" draw:mime-type="image/jpeg"/>
</draw:frame>
 Ілюстративне фото</text:p>
      <text:p text:style-name="P4">
Сьогодні, 4 травня, з 9:00 до 12:00 російські окупаційні війська ще шістьразів обстріляли прикордоння Чернігівської та Сумської областей.</text:p>
      <text:p text:style-name="P4">
Про це<text:a xlink:type="simple" xlink:href="https://www.facebook.com/kommander.nord/posts/pfbid037A3Q87PnsTMsNeYRmFCqrhvrDnPQUHGNJkNbgjQAHxtuMX7KpMFK2YGnDHvLKqvDl" text:style-name="Internet_20_link" text:visited-style-name="Visited_20_Internet_20_Link">
повідомляє</text:a>
Оперативне командування «Північ».</text:p>
      <text:p text:style-name="P4">
З 09:50 до 10:00 3 приходи, ймовірно з міномету 120 мм, в районі населеногопункту Хрінівка.</text:p>
      <text:p text:style-name="P4">
З 10:20 до 11:00 зафіксовано 15 приходів, ймовірно з міномету 82 мм, в районінаселеного пункту Рівне.</text:p>
      <text:p text:style-name="P4">
Близько 10:08 зафіксовано 3 приходи, ймовірно ракети з вертольоту, в районінаселеного пункту Бучки.</text:p>
      <text:p text:style-name="P4">
З 10:55 до 11:10 зафіксовано 6 приходів, ймовірно з міномету 120 мм, міжнаселеними пунктами Клюси та Хрінівка.</text:p>
      <text:p text:style-name="P4">
З 10:40 до 11:10 зафіксовано 7 приходів, ймовірно з міномету 120 мм, в районінаселеного пункту Єліне.</text:p>
      <text:p text:style-name="P4">
Про втрати серед місцевого населення чи пошкодження цивільної інфраструктуриінформація не надходила.</text:p>
      <text:p text:style-name="P4">
З 11:00 до 11:10 зафіксовано 1 приход, ймовірно з міномету 82 мм, в районінаселеного пункту Бояро-Лежачі. В результаті обстрілу поранений місцевийжитель та пошкоджений приватний будинок.</text:p>
      <text:p text:style-name="P4">
Source: <text:a xlink:type="simple" xlink:href="https://armyinform.com.ua/2023/05/04/za-try-godyny-prolunalo-ponad-30-vybuhiv-na-terytoriyi-prykordonnya-sumshhyny-i-chernigivshhyny/" text:style-name="Internet_20_link" text:visited-style-name="Visited_20_Internet_20_Link">
https://armyinform.com.ua/2023/05/04/za-try-godyny-prolunalo-ponad-30-vybuhiv-na-terytoriyi-prykordonnya-sumshhyny-i-chernigivshhyny/</text:a>
</text:p>
      <!--NEWS-->
      <text:h text:style-name="P10" text:outline-level="1">
<text:span text:style-name="T4">
Припинено антиукраїнську діяльність ще 11 ворожих інтернет-агітаторів</text:span>
</text:h>
      <text:p text:style-name="P4">
Author: ['АРМІЯINFORM']</text:p>
      <text:p text:style-name="P4">
Time: 2023-05-04T75:00:00-04:00</text:p>
      <text:p text:style-name="P4">
Description: Служба безпеки заблокувала діяльність ще однієї розгалуженої мережі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7af269dfd00f9bd604015063a473954.jpeg" text:style-name="Internet_20_link" text:visited-style-name="Visited_20_Internet_20_Link">
47af269dfd00f9bd604015063a473954.jpeg</text:a>
']</text:p>
      <text:p text:style-name="P4">
Tags: ['STOPRUSSIA', 'АГРЕСІЯ РФ', 'ВТОРГНЕННЯ РФ', 'КОЛАБОРАНТИ', 'СБУ']</text:p>
      <text:p text:style-name="P4">
Category: News</text:p>
      <!--METADATA-->
      <text:p text:style-name="P4">
<draw:frame draw:style-name="fr1" draw:name="Image297" text:anchor-type="as-char" svg:width="6.9236in" svg:height="4.615733in" draw:z-index="0">
<draw:image xlink:href="../Images/AРМІЯINFORM/2023-05-04T75-00-00-04-00/47af269dfd00f9bd604015063a473954.jpeg" xlink:type="simple" xlink:show="embed" xlink:actuate="onLoad" draw:mime-type="image/jpeg"/>
</draw:frame>
</text:p>
      <text:p text:style-name="P4">
Служба безпеки заблокувала діяльність ще однієї розгалуженої мережі ворожихінтернет-агітаторів. До її складу входило 11 осіб з різних регіонів України. Умесенджерах та соцмережах вони поширювали кремлівські фейки про війну вУкраїні. Інформацію для своїх «публікацій» брали з пропагандистських інтернет-ресурсів рф.</text:p>
      <text:p text:style-name="P4">
Так, <text:span text:style-name="T4">
на Київщині</text:span>
 контррозвідники СБУ викрили бізнесмена, який на власнійсторінці у Фейсбук заперечував російську збройну агресію та стверджував, щовійна в Україні – це «внутрішній громадянський конфлікт».</text:p>
      <text:p text:style-name="P4">
<text:span text:style-name="T4">
На Чернігівщині</text:span>
 припинено діяльність двох пропагандистів, які узабороненій соцмережі «Однокласники» поширювали дописи на підтримку агресивноїполітики кремля та співчували втратам загарбників.</text:p>
      <text:p text:style-name="P4">
<text:span text:style-name="T4">
На Дніпропетровщині</text:span>
 викрито чотирьох місцевих жителів, які у соцмережах тасеред близького оточення закликали до співпраці з окупантами і дискредитувалиСили оборони.</text:p>
      <text:p text:style-name="P4">
<text:span text:style-name="T4">
На Харківщині</text:span>
 затримано ще одного ворожого поплічника. У Фейсбук вінрозміщував пропагандистські відеоролики, в яких героїзував російськихокупантів.</text:p>
      <text:p text:style-name="P4">
<text:span text:style-name="T4">
На Кіровоградщині</text:span>
 задокументовано діяльність двох інтернет-агітаторів, яківиправдовували воєнні злочини рашистів, у тому числі обстріли українськихміст.</text:p>
      <text:p text:style-name="P4">
Крім цього, <text:span text:style-name="T4">
в Одесі</text:span>
 повідомлено про підозру одній з адміністраторіванонімного Телеграм-чату, який створили для збору інформації про пересуванняукраїнської військової техніки по території регіону. Іншого адміністраторабуло затримано у лютому цього року у результаті спецоперації Служби безпеки.</text:p>
      <text:p text:style-name="P4">
За даними фактами тривають слідчі дії у межах кримінальних проваджень заколабораційну діяльність та виправдовування, визнання правомірною, запереченнязбройної агресії рф проти України, глорифікація її учасників.</text:p>
      <text:p text:style-name="P4">
<text:span text:style-name="T4">
Джерело:</text:span>
 <text:span text:style-name="T5">
<text:a xlink:type="simple" xlink:href="https://ssu.gov.ua/novyny/sbu-prypynyla-antyukrainsku-diialnist-shche-11-internetahitatoriv" text:style-name="Internet_20_link" text:visited-style-name="Visited_20_Internet_20_Link">
СБУ</text:a>
</text:span>
</text:p>
      <text:p text:style-name="P4">
Source: <text:a xlink:type="simple" xlink:href="https://armyinform.com.ua/2023/05/04/prypyneno-antyukrayinsku-diyalnist-shhe-11-vorozhyh-internet-agitatoriv/" text:style-name="Internet_20_link" text:visited-style-name="Visited_20_Internet_20_Link">
https://armyinform.com.ua/2023/05/04/prypyneno-antyukrayinsku-diyalnist-shhe-11-vorozhyh-internet-agitatoriv/</text:a>
</text:p>
      <!--NEWS-->
      <text:h text:style-name="P10" text:outline-level="1">
<text:span text:style-name="T4">
Офіційна заява: Північні країни НАТО підтримуватимуть Україну на шляху до Альянсу</text:span>
</text:h>
      <text:p text:style-name="P4">
Author: ['АРМІЯINFORM']</text:p>
      <text:p text:style-name="P4">
Time: 2023-05-04T76:00:00-04:00</text:p>
      <text:p text:style-name="P4">
Description: Північні країни Північноатлантичного альянсу продовжать підтримувати Україну на її шлях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ato.jpg" text:style-name="Internet_20_link" text:visited-style-name="Visited_20_Internet_20_Link">
nato.jpg</text:a>
']</text:p>
      <text:p text:style-name="P4">
Tags: ['STOPRUSSIA', 'АГРЕСІЯ РФ', 'ВТОРГНЕННЯ РФ', 'ДОПОМОГА ПАРТНЕРІВ', 'НАТО', 'СВІТ ПІДТРИМУЄ УКРАЇНУ']</text:p>
      <text:p text:style-name="P4">
Category: News</text:p>
      <!--METADATA-->
      <text:p text:style-name="P4">
<draw:frame draw:style-name="fr1" draw:name="Image298" text:anchor-type="as-char" svg:width="6.9236in" svg:height="3.894525in" draw:z-index="0">
<draw:image xlink:href="../Images/AРМІЯINFORM/2023-05-04T76-00-00-04-00/nato.jpg" xlink:type="simple" xlink:show="embed" xlink:actuate="onLoad" draw:mime-type="image/jpeg"/>
</draw:frame>
</text:p>
      <text:p text:style-name="P4">
Північні країни Північноатлантичного альянсу продовжать підтримувати Українуна її шляху до Альянсу.</text:p>
      <text:p text:style-name="P4">
Про це йдеться у спільній <text:a xlink:type="simple" xlink:href="https://www.presidentti.fi/en/news/joint-statement-of-the-nordic-ukrainian-summit-in-helsinki-on-3-may-2023/" text:style-name="Internet_20_link" text:visited-style-name="Visited_20_Internet_20_Link">
заяві</text:a>
президентів Фінляндії та України, прем'єр-міністрів Данії, Ісландії, Норвегіїта Швеції за результатами Саміту Північних країн та України, що відбувся вГельсінкі.</text:p>
      <text:p text:style-name="P4">
«Північні країни залишаються непохитними у своїй відданості незалежності,суверенітету та територіальній цілісності України в межах її міжнародновизнаних кордонів. Країни Північної Європи продовжуватимуть свою політичну,фінансову, гуманітарну та військову підтримку України стільки, скільки це будепотрібно — окремо, разом як країни Північної Європи, а також через міжнароднуспівпрацю в Європейському Союзі, НАТО, ООН та в інші формати», — зазначилипідписанти.</text:p>
      <text:p text:style-name="P4">
Північні країни підтримують ініціативу України щодо справедливого та сталогомиру на основі суверенітету та територіальної цілісності України. Формуламиру, запропонована Україною, включає низку важливих цілей, над багатьма зяких країни Північної Європи вже працюють, як-от забезпечення ядерної безпекита протидія серйозним екологічним наслідкам війни. Країни Північної Європиготові співпрацювати з Україною, щоб забезпечити якомога ширшу міжнароднуучасть у реалізації Української формули миру та у Глобальному саміті миру.</text:p>
      <text:p text:style-name="P4">
«Майбутнє України та її народу — в євроатлантичній родині. Євросоюз уже визнавєвропейську перспективу України та надав Україні статус країни-кандидата.Північні країни-члени ЄС рішуче підтримуватимуть Україну в її зусиллях щодореформ та у виконанні вимог, необхідних для якнайшвидшого початку переговорівпро вступ, з нетерпінням чекаючи звіту Комісії до кінця 2023 року. Водночас, укороткостроковій перспективі Північні країни продовжують працювати надпідтриманням постійного високого рівня негайної цивільної допомоги Україні, утому числі через різні механізми ЄС. У рамках НАТО всі країни Північної Європипродовжують зосереджуватися на безпосередній підтримці України, сприяючизначному розширенню Комплексного пакету допомоги НАТО Україні. Україна маєправо самостійно обирати механізми безпеки. На <text:a xlink:type="simple" xlink:href="https://armyinform.com.ua/2023/04/28/armiyainform-rozpochynaye-proyekt-pro-istoriyu-spivpraczi-ukrayina-nato/" text:style-name="Internet_20_link" text:visited-style-name="Visited_20_Internet_20_Link">
саміті вБухаресті</text:a>
 в 2008 році союзникипогодилися, що Україна стане членом НАТО. <text:a xlink:type="simple" xlink:href="https://armyinform.com.ua/2023/05/02/chlenstvo-ukrayiny-v-nato-derzhdep-dotrymuyetsya-polityky-vidkrytyh-dverej/" text:style-name="Internet_20_link" text:visited-style-name="Visited_20_Internet_20_Link">
Політика відкритих дверейНАТО</text:a>
 міцно ґрунтується на Вашингтонськомудоговорі. Україна офіційно подала запит на прискорену процедуру членства вНАТО у вересні 2022 року. Північні члени НАТО продовжуватимуть підтримуватиУкраїну на її шляху до майбутнього членства. Уже до членства безпека Українимає велике значення для Альянсу. Україна та Північні країни НАТО з нетерпіннямчекають на вирішення цих питань на <text:a xlink:type="simple" xlink:href="https://armyinform.com.ua/2022/11/09/nastupnyj-samit-nato-vidbudetsya-vlitku-2023-roku-v-lytvi/" text:style-name="Internet_20_link" text:visited-style-name="Visited_20_Internet_20_Link">
саміті НАТО уВільнюсі</text:a>
 в липні 2023 року», — йдеться удокументі.</text:p>
      <text:p text:style-name="P4">
<text:span text:style-name="T5">
Підготував Віталій Литвин</text:span>
</text:p>
      <text:p text:style-name="P4">
Source: <text:a xlink:type="simple" xlink:href="https://armyinform.com.ua/2023/05/04/oficzijna-zayava-pivnichni-krayiny-nato-pidtrymuvatymut-ukrayinu-na-shlyahu-do-alyansu/" text:style-name="Internet_20_link" text:visited-style-name="Visited_20_Internet_20_Link">
https://armyinform.com.ua/2023/05/04/oficzijna-zayava-pivnichni-krayiny-nato-pidtrymuvatymut-ukrayinu-na-shlyahu-do-alyansu/</text:a>
</text:p>
      <!--NEWS-->
      <text:h text:style-name="P10" text:outline-level="1">
<text:span text:style-name="T4">
Майже 24 тисяч українців внесено до Єдиного реєстру осіб, зниклих безвісти</text:span>
</text:h>
      <text:p text:style-name="P4">
Author: ['АРМІЯINFORM']</text:p>
      <text:p text:style-name="P4">
Time: 2023-05-04T77:00:00-04:00</text:p>
      <text:p text:style-name="P4">
Description: Від початку війни понад 100 тисяч осіб вважалися зниклими за особливих обставин.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ity7.jpg" text:style-name="Internet_20_link" text:visited-style-name="Visited_20_Internet_20_Link">
dity7.jpg</text:a>
']</text:p>
      <text:p text:style-name="P4">
Tags: ['ЄДИНИЙ РЕЄСТР ЗНИКЛИХ БЕЗВІСТИ', 'ЗНИКЛІ БЕЗВІСТИ', 'МІНРЕІНТЕГРАЦІЇ']</text:p>
      <text:p text:style-name="P4">
Category: News</text:p>
      <!--METADATA-->
      <text:p text:style-name="P4">
<draw:frame draw:style-name="fr1" draw:name="Image299" text:anchor-type="as-char" svg:width="6.9236in" svg:height="4.615733in" draw:z-index="0">
<draw:image xlink:href="../Images/AРМІЯINFORM/2023-05-04T77-00-00-04-00/dity7.jpg" xlink:type="simple" xlink:show="embed" xlink:actuate="onLoad" draw:mime-type="image/jpeg"/>
</draw:frame>
 Old dirtyteddy bear neglected on the ground soil. End of childhood.</text:p>
      <text:p text:style-name="P4">
Від початку війни понад 100 тисяч осіб вважалися зниклими за особливихобставин. В результаті першочергових дій відповідних органів, включаючиУповноваженого зі зниклих безвісти, було встановлено місцезнаходження понад 54тисяч осіб.</text:p>
      <text:p text:style-name="P4">
Про це <text:a xlink:type="simple" xlink:href="https://minre.gov.ua/2023/05/04/blyzko-24-tysyach-ukrayincziv-vneseno-do-yedynogo-reyestru-osib-znyklyh-bezvisty-za-osoblyvyh-obstavyn/" text:style-name="Internet_20_link" text:visited-style-name="Visited_20_Internet_20_Link">
повідомляє</text:a>
 Міністерство з питань реінтеграції тимчасово окупованих територійУкраїни.</text:p>
      <text:p text:style-name="P4">
Після проведення всіх необхідних заходів кількість зниклих зменшилася до 31тисячі. Впродовж року вдалося встановити місцеперебування 7,5 тисячі людей відзагальної кількості зниклих.</text:p>
      <text:p text:style-name="P4">
Також у Мінреінтеграції зазначають, що наразі зниклими безвісти за особливихобставин вважаються близько 24 тисяч українців. Всі дані про них внесені доЄдиного реєстру осіб, зниклих безвісти за особливих обставин.</text:p>
      <text:p text:style-name="P4">
Source: <text:a xlink:type="simple" xlink:href="https://armyinform.com.ua/2023/05/04/majzhe-24-tysyach-ukrayincziv-vneseno-do-yedynogo-reyestru-osib-znyklyh-bezvisty/" text:style-name="Internet_20_link" text:visited-style-name="Visited_20_Internet_20_Link">
https://armyinform.com.ua/2023/05/04/majzhe-24-tysyach-ukrayincziv-vneseno-do-yedynogo-reyestru-osib-znyklyh-bezvisty/</text:a>
</text:p>
      <!--NEWS-->
      <text:h text:style-name="P10" text:outline-level="1">
<text:span text:style-name="T4">
Нові мобільні лазне-пральні комплекси отримали підрозділи ТрО, які воюють на сході</text:span>
</text:h>
      <text:p text:style-name="P4">
Author: ['АРМІЯINFORM']</text:p>
      <text:p text:style-name="P4">
Time: 2023-05-04T78:00:00-04:00</text:p>
      <text:p text:style-name="P4">
Description: П’ять мобільних лазне-пральних комплексів (МЛПК) поїхали у підрозділи Сил територі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17.jpg" text:style-name="Internet_20_link" text:visited-style-name="Visited_20_Internet_20_Link">
1-17.jpg</text:a>
', '<text:a xlink:type="simple" xlink:href="https://armyinform.com.ua/wp-content/uploads/2023/05/2-18-150x150.jpg" text:style-name="Internet_20_link" text:visited-style-name="Visited_20_Internet_20_Link">
2-18-150x150.jpg</text:a>
', '<text:a xlink:type="simple" xlink:href="https://armyinform.com.ua/wp-content/uploads/2023/05/3-19-150x150.jpg" text:style-name="Internet_20_link" text:visited-style-name="Visited_20_Internet_20_Link">
3-19-150x150.jpg</text:a>
']</text:p>
      <text:p text:style-name="P4">
Tags: ['STOPRUSSIA', 'АГРЕСІЯ РФ', 'ВТОРГНЕННЯ РФ', 'СИЛИ ТЕРИТОРІАЛЬНОЇ ОБОРОНИ']</text:p>
      <text:p text:style-name="P4">
Category: News</text:p>
      <!--METADATA-->
      <text:p text:style-name="P4">
<draw:frame draw:style-name="fr1" draw:name="Image300" text:anchor-type="as-char" svg:width="6.9236in" svg:height="3.894525in" draw:z-index="0">
<draw:image xlink:href="../Images/AРМІЯINFORM/2023-05-04T78-00-00-04-00/1-17.jpg" xlink:type="simple" xlink:show="embed" xlink:actuate="onLoad" draw:mime-type="image/jpeg"/>
</draw:frame>
</text:p>
      <text:p text:style-name="P4">
П’ять мобільних лазне-пральних комплексів (МЛПК) поїхали у підрозділи Силтериторіальної оборони ЗСУ, які воюють на сході, та у навчальні центри, якізаймаються підготовкою бійців.</text:p>
      <text:p text:style-name="P4">
Про це<text:a xlink:type="simple" xlink:href="https://www.facebook.com/TerritorialDefenseForces/posts/pfbid022ZMMMBbDPCDXMz5ZTo26NBSZ9nTdJRaRm3oYmZCTbk3pWmYQcrdHm9sqZTxc5NjTl" text:style-name="Internet_20_link" text:visited-style-name="Visited_20_Internet_20_Link">
повідомляє</text:a>
Командування ТрО ЗСУ.</text:p>
      <text:p text:style-name="P4">
Проєкт «Мобільна лазня в кожний батальйон» має на меті забезпечити усібатальйони Сил ТрО ЗСУ автономними мобільними лазне-пральними комплексами.</text:p>
      <text:p text:style-name="P4">
<text:a xlink:type="simple" xlink:href="https://armyinform.com.ua/wp-content/uploads/2023/05/2-18.jpg" text:style-name="Internet_20_link" text:visited-style-name="Visited_20_Internet_20_Link">
<draw:frame draw:style-name="fr1" draw:name="Image301" text:anchor-type="as-char" svg:width="6.9236in" svg:height="6.9236in" draw:z-index="0">
<draw:image xlink:href="../Images/AРМІЯINFORM/2023-05-04T78-00-00-04-00/2-18-150x150.jpg" xlink:type="simple" xlink:show="embed" xlink:actuate="onLoad" draw:mime-type="image/jpeg"/>
</draw:frame>
</text:a>
</text:p>
      <text:p text:style-name="P4">
<text:a xlink:type="simple" xlink:href="https://armyinform.com.ua/wp-content/uploads/2023/05/3-19.jpg" text:style-name="Internet_20_link" text:visited-style-name="Visited_20_Internet_20_Link">
<draw:frame draw:style-name="fr1" draw:name="Image302" text:anchor-type="as-char" svg:width="6.9236in" svg:height="6.9236in" draw:z-index="0">
<draw:image xlink:href="../Images/AРМІЯINFORM/2023-05-04T78-00-00-04-00/3-19-150x150.jpg" xlink:type="simple" xlink:show="embed" xlink:actuate="onLoad" draw:mime-type="image/jpeg"/>
</draw:frame>
</text:a>
</text:p>
      <text:p text:style-name="P4">
«Наші бійці воюють у складних умовах, тож така річ може полегшити непростийпобут військових. Завдяки такому комплексу на одній заправці води можутьпомитися, попрати та посушити одяг до 50 людей. А за добу він може обслужитицілу роту (близько 100 людей)», — йдеться в повідомленні.</text:p>
      <text:p text:style-name="P4">
Всі комплекси забезпечені генераторами, двома пральними та двома сушильнимимашинками.</text:p>
      <text:p text:style-name="P4">
Source: <text:a xlink:type="simple" xlink:href="https://armyinform.com.ua/2023/05/04/novi-mobilni-lazne-pralni-kompleksy-otrymaly-pidrozdily-tro-yaki-voyuyut-na-shodi/" text:style-name="Internet_20_link" text:visited-style-name="Visited_20_Internet_20_Link">
https://armyinform.com.ua/2023/05/04/novi-mobilni-lazne-pralni-kompleksy-otrymaly-pidrozdily-tro-yaki-voyuyut-na-shodi/</text:a>
</text:p>
      <!--NEWS-->
      <text:h text:style-name="P10" text:outline-level="1">
<text:span text:style-name="T4">
Рада підтримує надання оплачуваної відпустки на 60 днів демобілізованим військовим</text:span>
</text:h>
      <text:p text:style-name="P4">
Author: ['АРМІЯINFORM']</text:p>
      <text:p text:style-name="P4">
Time: 2023-05-04T79:00:00-04:00</text:p>
      <text:p text:style-name="P4">
Description: Верховна Рада України підтримує надання демобілізованим військовослужбовцям відпочин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2023-05-04-11-24-24-e1683204386467.jpg" text:style-name="Internet_20_link" text:visited-style-name="Visited_20_Internet_20_Link">
photo-2023-05-04-11-24-24-e1683204386467.jpg</text:a>
']</text:p>
      <text:p text:style-name="P4">
Tags: ['ВЕРХОВА РАДА УКРАЇНИ', 'ВІДПУСТКИ ВІЙСЬКОВИМ', 'ЗАКОНОПРОЄКТ']</text:p>
      <text:p text:style-name="P4">
Category: News</text:p>
      <!--METADATA-->
      <text:p text:style-name="P4">
<draw:frame draw:style-name="fr1" draw:name="Image303" text:anchor-type="as-char" svg:width="6.9236in" svg:height="3.436531in" draw:z-index="0">
<draw:image xlink:href="../Images/AРМІЯINFORM/2023-05-04T79-00-00-04-00/photo-2023-05-04-11-24-24-e1683204386467.jpg" xlink:type="simple" xlink:show="embed" xlink:actuate="onLoad" draw:mime-type="image/jpeg"/>
</draw:frame>
</text:p>
      <text:p text:style-name="P4">
Верховна Рада України підтримує надання демобілізованим військовослужбовцямвідпочинку тривалістю 60 робочих днів з виплатою двомісячного грошовогозабезпечення за рахунок Держаного бюджету України.</text:p>
      <text:p text:style-name="P4">
Про це <text:a xlink:type="simple" xlink:href="https://www.rada.gov.ua/news/news_kom/236160.html" text:style-name="Internet_20_link" text:visited-style-name="Visited_20_Internet_20_Link">
інформує</text:a>
пресслужба Апарату Верховної Ради України.</text:p>
      <text:p text:style-name="P4">
Крім того, у разі ухвалення відповідного Закону працівникам буде надано правона грошову компенсацію за всі невикористані ними дні щорічної відпустки у разіїх призову на військову службу під час мобілізації, на особливий період, запризовом осіб із числа резервістів в особливий період.</text:p>
      <text:p text:style-name="P4">
Також законодавчою ініціативою пропонується збільшити з 15 до 30 календарнихднів на рік строк надання відпустки без збереження заробітної плати засімейними обставинами та з інших причин.</text:p>
      <text:p text:style-name="P4">
Головний в опрацюванні законопроєкту за реєстр. <text:a xlink:type="simple" xlink:href="https://itd.rada.gov.ua/billInfo/Bills/Card/41072" text:style-name="Internet_20_link" text:visited-style-name="Visited_20_Internet_20_Link">
№8313</text:a>
 визначено КомітетВерховної Ради України з питань соціальної політики та захисту прав ветеранів.</text:p>
      <text:p text:style-name="P4">
Source: <text:a xlink:type="simple" xlink:href="https://armyinform.com.ua/2023/05/04/rada-pidtrymuye-nadannya-oplachuvanoyi-vidpustky-na-60-dniv-demobilizovanym-vijskovym/" text:style-name="Internet_20_link" text:visited-style-name="Visited_20_Internet_20_Link">
https://armyinform.com.ua/2023/05/04/rada-pidtrymuye-nadannya-oplachuvanoyi-vidpustky-na-60-dniv-demobilizovanym-vijskovym/</text:a>
</text:p>
      <!--NEWS-->
      <text:h text:style-name="P10" text:outline-level="1">
<text:span text:style-name="T4">
Штати приділяють велику увагу передачі Україні засобів ППО – Білий дім</text:span>
</text:h>
      <text:p text:style-name="P4">
Authors: Ukrinform (Person)</text:p>
      <text:p text:style-name="P4">
Publisher: Укринформ (Organization)</text:p>
      <text:p text:style-name="P4">
Published Time: 2023-05-04T7:09:00+03:00</text:p>
      <text:p text:style-name="P4">
Modified Time: 2023-05-04T22:09:00+03:00</text:p>
      <text:p text:style-name="P4">
Description: Сполучені Штати націлені на продовження військової підтримки України, й зараз велику увагу приділяють забезпеченню українців засобами протиповітряної оборони. — Укрінформ.</text:p>
      <text:p text:style-name="P4">
Images: ["<text:a xlink:type="simple" xlink:href="https://static.ukrinform.com/photos/2015_10/thumb_files/630_360_1444909744-5988.jpg" text:style-name="Internet_20_link" text:visited-style-name="Visited_20_Internet_20_Link">
630_360_14449...</text:a>
"]</text:p>
      <text:p text:style-name="P4">
Tags: ['США', 'Україна', 'Білий дім', 'ППО']</text:p>
      <text:p text:style-name="P4">
Type: Article</text:p>
      <!--METADATA-->
      <text:p text:style-name="P4">
<draw:frame draw:style-name="fr1" draw:name="Image304" text:anchor-type="as-char" svg:width="6.9236in" svg:height="3.956343in" draw:z-index="0">
<draw:image xlink:href="../Images/yкринформ/2023-05-04T7-09-00-03-00/630_360_1444909744-5988.jpg" xlink:type="simple" xlink:show="embed" xlink:actuate="onLoad" draw:mime-type="image/jpeg"/>
</draw:frame>
 СполученіШтати націлені на продовження військової підтримки України, й зараз великуувагу приділяють забезпеченню українців засобами протиповітряної оборони.</text:p>
      <text:p text:style-name="P4">
Про це заявив у четвер під час пресбрифінгу у Вашингтоні координатор Радинацбезпеки Білого дому Джон Кірбі, передає власний кореспондент Укрінформу.</text:p>
      <text:p text:style-name="P4">
«Ми приділяємо велику увагу протиповітряній обороні», - зауважив Кірбі увідповідь на запитання щодо взаємодії <text:a xlink:type="simple" xlink:href="https://www.ukrinform.ua/tag-ssa" text:style-name="Internet_20_link" text:visited-style-name="Visited_20_Internet_20_Link">
 </text:a>
 зукраїнською стороною.</text:p>
      <text:p text:style-name="P4">
Він підкреслив, що завдяки засобам ППО, наданим Україні не лише Америкою, алей союзниками й партнерами, була збита більшість крилатих ракет, запущених поукраїнських містах упродовж останніх 48-72 годин.</text:p>
      <text:p text:style-name="P4">
«Тож ми продовжуємо зосереджуватися на цьому», - зауважив представник Білогодому.</text:p>
      <text:p text:style-name="P4">
Він також зазначив, що Вашингтон, зі свого боку, доклав усіх зусиль, щобзабезпечити Україну засобами для проведення контрнаступу, нагадавши, що <text:a xlink:type="simple" xlink:href="https://www.ukrinform.ua/rubric-ato/3701237-zsu-otrimali-majze-vsu-zahidnu-vijskovu-dopomogu-komanduvac-silami-ssa-v-evropi.html" text:style-name="Internet_20_link" text:visited-style-name="Visited_20_Internet_20_Link">
</text:a>
 . Це включає, в томучислі, бронетехніку, артилерію, системи ППО, боєприпаси, а також навчання, якібули організовані для багатьох українських бригад на території інших країн.</text:p>
      <text:p text:style-name="P4">
«Ми зробили все можливе. Але це не означає, що ми зупинимося, це не означає,що ми все завершили. Ви побачите подальшу підтримку з боку СполученихШтатів»,- підкреслив представник Білого дому.</text:p>
      <text:p text:style-name="P4">
<text:span text:style-name="T4">
Читайте також:</text:span>
 <text:a xlink:type="simple" xlink:href="https://www.ukrinform.ua/rubric-polytics/3703049-brink-podakuvala-ppo-za-zahist-ukrainskogo-neba-vid-varvarskih-atak-rosii.html" text:style-name="Internet_20_link" text:visited-style-name="Visited_20_Internet_20_Link">
 <text:span text:style-name="T4">
ППО</text:span>
 </text:a>
</text:p>
      <text:p text:style-name="P4">
Як повідомляв <text:a xlink:type="simple" xlink:href="https://www.ukrinform.ua/rubric-polytics/3704582-1207-ssa-hocut-i-gotovi-pidtrimuvati-vstup-ukraini-do-nato-brink.html" text:style-name="Internet_20_link" text:visited-style-name="Visited_20_Internet_20_Link">
 </text:a>
 , у четвер посолСША в Україні Бріджит Брінк заявила, що приєднання України доПівнічноатлантичного альянсу є процесом, який Сполучені Штати готові й хочутьпідтримувати.</text:p>
      <text:p text:style-name="P4">
Source: <text:a xlink:type="simple" xlink:href="https://www.ukrinform.ua/rubric-ato/3704885-stati-pridilaut-veliku-uvagu-peredaci-ukraini-zasobiv-ppo-bilij-dim.html" text:style-name="Internet_20_link" text:visited-style-name="Visited_20_Internet_20_Link">
https://www.ukrinform.ua/rubric-ato/3704885-stati-pridilaut-veliku-uvagu-peredaci-ukraini-zasobiv-ppo-bilij-dim.html</text:a>
</text:p>
      <!--NEWS-->
      <text:h text:style-name="P10" text:outline-level="1">
<text:span text:style-name="T4">
Дмитро Кулеба: Надання Україні винищувачів F-16 допоможе відновити глобальну продовольчу безпеку</text:span>
</text:h>
      <text:p text:style-name="P4">
Author: ['АРМІЯINFORM']</text:p>
      <text:p text:style-name="P4">
Time: 2023-05-04T80:00:00-04:00</text:p>
      <text:p text:style-name="P4">
Description: Надання Україні винищувачів F-16 допоможе у відновленні глобальної продовольчої безпек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6.jpg" text:style-name="Internet_20_link" text:visited-style-name="Visited_20_Internet_20_Link">
f16.jpg</text:a>
']</text:p>
      <text:p text:style-name="P4">
Tags: ['F-16', 'АГРЕСІЯ РФ', 'ВТОРГНЕННЯ РФ', 'ДМИТРО КУЛЕБА', 'ПРОДОВОЛЬЧА БЕЗПЕКА']</text:p>
      <text:p text:style-name="P4">
Category: News</text:p>
      <!--METADATA-->
      <text:p text:style-name="P4">
<draw:frame draw:style-name="fr1" draw:name="Image305" text:anchor-type="as-char" svg:width="6.9236in" svg:height="3.894525in" draw:z-index="0">
<draw:image xlink:href="../Images/AРМІЯINFORM/2023-05-04T80-00-00-04-00/f16.jpg" xlink:type="simple" xlink:show="embed" xlink:actuate="onLoad" draw:mime-type="image/jpeg"/>
</draw:frame>
</text:p>
      <text:p text:style-name="P4">
Надання Україні винищувачів F-16 допоможе у відновленні глобальноїпродовольчої безпеки.</text:p>
      <text:p text:style-name="P4">
На цьому<text:a xlink:type="simple" xlink:href="https://twitter.com/DmytroKuleba/status/1654099534618718208" text:style-name="Internet_20_link" text:visited-style-name="Visited_20_Internet_20_Link">
наголошує</text:a>
 главаукраїнського зовнішньополітичного відомства Дмитро Кулеба.</text:p>
      <text:p text:style-name="P4">
«Маючи ескадрилью добре оснащених F-16, Україна зможе утримати російськівійськові кораблі та авіацію подалі від Чорноморського «зернового коридору»,таким чином забезпечивши маршрут для безперебійного потоку зернових суден», —зазначив Дмитро Кулеба.</text:p>
      <text:p text:style-name="P4">
Нагадаємо, раніше на важливості надання Україні багатоцільових винищувачівF-16 <text:a xlink:type="simple" xlink:href="https://armyinform.com.ua/2023/04/08/chomu-f-16-vazhlyvi-dlya-ukrayiny/" text:style-name="Internet_20_link" text:visited-style-name="Visited_20_Internet_20_Link">
наголошував</text:a>
 командувач Повітряних Сил ЗСУ генерал-лейтенант Микола Олещук.Зокрема, ці літаки забезпечать свободу судноплавства та захист так званих«зернових коридорів».</text:p>
      <text:p text:style-name="P4">
Source: <text:a xlink:type="simple" xlink:href="https://armyinform.com.ua/2023/05/04/dmytro-kuleba-nadannya-ukrayini-vynyshhuvachiv-f-16-dopomozhe-vidnovyty-globalnu-prodovolchu-bezpeku/" text:style-name="Internet_20_link" text:visited-style-name="Visited_20_Internet_20_Link">
https://armyinform.com.ua/2023/05/04/dmytro-kuleba-nadannya-ukrayini-vynyshhuvachiv-f-16-dopomozhe-vidnovyty-globalnu-prodovolchu-bezpeku/</text:a>
</text:p>
      <!--NEWS-->
      <text:h text:style-name="P10" text:outline-level="1">
<text:span text:style-name="T4">
Протягом доби командир повинен доповісти про зникнення захисника і призначити розслідування — Координаційний штаб</text:span>
</text:h>
      <text:p text:style-name="P4">
Author: ['АРМІЯINFORM']</text:p>
      <text:p text:style-name="P4">
Time: 2023-05-04T81:00:00-04:00</text:p>
      <text:p text:style-name="P4">
Description: У Координаційному штабі відбулася онлайн-зустріч з родинами захисників окремої тан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sh3-2.jpg" text:style-name="Internet_20_link" text:visited-style-name="Visited_20_Internet_20_Link">
ksh3-2.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06" text:anchor-type="as-char" svg:width="6.9236in" svg:height="4.823441in" draw:z-index="0">
<draw:image xlink:href="../Images/AРМІЯINFORM/2023-05-04T81-00-00-04-00/ksh3-2.jpg" xlink:type="simple" xlink:show="embed" xlink:actuate="onLoad" draw:mime-type="image/jpeg"/>
</draw:frame>
</text:p>
      <text:p text:style-name="P4">
У Координаційному штабі відбулася онлайн-зустріч з родинами захисників окремоїтанкової Криворізької бригади імені Костянтина Пестушка. На запитання родичівполонених і зниклих безвісти танкістів відповідав представник Координаційногоштабу.</text:p>
      <text:p text:style-name="P4">
Про це <text:a xlink:type="simple" xlink:href="https://t.me/Koord_shtab/948" text:style-name="Internet_20_link" text:visited-style-name="Visited_20_Internet_20_Link">
повідомляє</text:a>
 Координаційний штаб з питаньповодження з військовополоненими.</text:p>
      <text:p text:style-name="P4">
Представник Штабу зауважив, що у випадку зникнення військовослужбовця,командир протягом доби повинен доповісти про зміни в обліку особового складу.Після цього призначається службове розслідування за фактом зникненнявійськовослужбовця. За його результатами командир видає наказ і військовачастина надсилає відповідні документи до територіального центру комплектуваннята соціальної підтримки (колишнього військкомату). А вже звідти протягом добиспівробітники ТЦК та СП передають сповіщення родичам зниклого безвістивійськовослужбовця.</text:p>
      <text:p text:style-name="P4">
Проте родичі звернули увагу на те, що є певні проблеми, пов’язані з отриманнямдокументів про службові розслідування. Слід зазначити, що військова частинаможе надати лише ті документи, які не мають обмеженого доступу.</text:p>
      <text:p text:style-name="P4">
Серед іншого представник Штабу закликав бути пильними і уважно ставитися доінформації, отриманої з неперевірених джерел, не передавати персональні данісвої чи зниклого безвісти військовослужбовця третім особам чи організаціям.Питаннями пошуку зниклих безвісти і поверненням захисників і захисниць зворожого полону займаються лише уповноважені державні органи.</text:p>
      <text:p text:style-name="P4">
Source: <text:a xlink:type="simple" xlink:href="https://armyinform.com.ua/2023/05/04/protyagom-doby-komandyr-povynen-dopovisty-pro-znyknennya-zahysnyka-i-pryznachyty-rozsliduvannya-koordynaczijnyj-shtab/" text:style-name="Internet_20_link" text:visited-style-name="Visited_20_Internet_20_Link">
https://armyinform.com.ua/2023/05/04/protyagom-doby-komandyr-povynen-dopovisty-pro-znyknennya-zahysnyka-i-pryznachyty-rozsliduvannya-koordynaczijnyj-shtab/</text:a>
</text:p>
      <!--NEWS-->
      <text:h text:style-name="P10" text:outline-level="1">
<text:span text:style-name="T4">
Пропонується зменшити граничний вік перебування призовників на військовому обліку</text:span>
</text:h>
      <text:p text:style-name="P4">
Author: ['АРМІЯINFORM']</text:p>
      <text:p text:style-name="P4">
Time: 2023-05-04T82:00:00-04:00</text:p>
      <text:p text:style-name="P4">
Description: У Міністерстві оборони, реагуючи на звернення Збройних Сил України, спільно напрацю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rizovniki-scaled-e1603736516166.jpg" text:style-name="Internet_20_link" text:visited-style-name="Visited_20_Internet_20_Link">
prizovniki-scaled-e1603736516166.jpg</text:a>
']</text:p>
      <text:p text:style-name="P4">
Tags: ['ЗМІНИ В ЗАКОНОДАВСТВІ', 'ПРИЗОВ']</text:p>
      <text:p text:style-name="P4">
Category: News</text:p>
      <!--METADATA-->
      <text:p text:style-name="P4">
<draw:frame draw:style-name="fr1" draw:name="Image307" text:anchor-type="as-char" svg:width="6.9236in" svg:height="3.963761in" draw:z-index="0">
<draw:image xlink:href="../Images/AРМІЯINFORM/2023-05-04T82-00-00-04-00/prizovniki-scaled-e1603736516166.jpg" xlink:type="simple" xlink:show="embed" xlink:actuate="onLoad" draw:mime-type="image/jpeg"/>
</draw:frame>
</text:p>
      <text:p text:style-name="P4">
У Міністерстві оборони, реагуючи на звернення Збройних Сил України, спільнонапрацювали пропозиції змін до законодавства щодо зменшення граничного вікуперебування громадян на військовому обліку призовників з 27 до 25 років,<text:a xlink:type="simple" xlink:href="https://t.me/militarymediacenter/1864" text:style-name="Internet_20_link" text:visited-style-name="Visited_20_Internet_20_Link">
повідомляє</text:a>
 Military Media Center.</text:p>
      <text:p text:style-name="P4">
Дані зміни продиктовані тим, що під час дії правового режиму воєнного станувідсутня потреба в перебуванні громадян на військовому обліку призовників до27 років.</text:p>
      <text:p text:style-name="P4">
По-перше, необхідність їхнього щорічного прибуття до територіальних центрівкомплектування та соціальної підтримки, у тому числі для проходження медичнихоглядів, призводить до додаткових фінансових витрат, навантаження на медичнихпрацівників та збільшення черг для проходження ВЛК. Тоді як призов на строковувійськову службу під час воєнного стану не здійснюється.</text:p>
      <text:p text:style-name="P4">
По-друге, тривале перебування на військовому обліку призовників під час діївоєнного стану призводить до того, що значна кількість придатних до військовоїслужби громадян, які не мають статусу військовозобов’язаних, не може бутизалучена до військової служби за призовом під час мобілізації.</text:p>
      <text:p text:style-name="P4">
Ураховуючи значну увагу суспільства до питань, пов’язаних із військовимобліком громадян та мобілізацією, варто зазначити, що всі ініціативи Силоборони України, спрямовані на зміцнення обороноздатності держави, єобґрунтованими, погодженими з іншими урядовими і безпековими структурами тамають на меті виключно оптимізацію процесів задля наближення нашої Перемоги!</text:p>
      <text:p text:style-name="P4">
Кожен спільний крок, кожне урядове рішення, кожна зміна до Закону — цевідповідь на широкомасштабне вторгнення росії з метою зміцнення нашоїобороноздатності. Кожне таке рішення проходить жорстке випробування в умовахвоєнного стану.</text:p>
      <text:p text:style-name="P4">
Source: <text:a xlink:type="simple" xlink:href="https://armyinform.com.ua/2023/05/04/granychnyj-vik-perebuvannya-pryzovnykiv-na-vijskovomu-obliku-zmensheno/" text:style-name="Internet_20_link" text:visited-style-name="Visited_20_Internet_20_Link">
https://armyinform.com.ua/2023/05/04/granychnyj-vik-perebuvannya-pryzovnykiv-na-vijskovomu-obliku-zmensheno/</text:a>
</text:p>
      <!--NEWS-->
      <text:h text:style-name="P10" text:outline-level="1">
<text:span text:style-name="T4">
Ми зустрічаємось у Гаазі, щоб наблизити мир і повернути справедливість — Президент України</text:span>
</text:h>
      <text:p text:style-name="P4">
Author: ['АРМІЯINFORM']</text:p>
      <text:p text:style-name="P4">
Time: 2023-05-04T83:00:00-04:00</text:p>
      <text:p text:style-name="P4">
Description: У межах офіційного візиту до Королівства Нідерланди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ed2d36dede586bddcf09a35a80721d5_1683206771_extra_large111.jpeg" text:style-name="Internet_20_link" text:visited-style-name="Visited_20_Internet_20_Link">
aed2d36dede586bddcf09a35a80721d5_1683206771_extra_large111.jpeg</text:a>
']</text:p>
      <text:p text:style-name="P4">
Tags: ['STOPRUSSIA', 'ВОЛОДИМИР ЗЕЛЕНСЬКИЙ', 'СВІТ ПІДТРИМУЄ УКРАЇНУ']</text:p>
      <text:p text:style-name="P4">
Category: News</text:p>
      <!--METADATA-->
      <text:p text:style-name="P4">
<draw:frame draw:style-name="fr1" draw:name="Image308" text:anchor-type="as-char" svg:width="6.9236in" svg:height="4.617948in" draw:z-index="0">
<draw:image xlink:href="../Images/AРМІЯINFORM/2023-05-04T83-00-00-04-00/aed2d36dede586bddcf09a35a80721d5_1683206771_extra_large111.jpeg" xlink:type="simple" xlink:show="embed" xlink:actuate="onLoad" draw:mime-type="image/jpeg"/>
</draw:frame>
</text:p>
      <text:p text:style-name="P4">
У межах офіційного візиту до Королівства Нідерланди Президент УкраїниВолодимир Зеленський провів зустріч із Прем’єр-міністром Нідерландів МаркомРютте і Прем’єр-міністром Королівства Бельгія Александром Де Кроо,<text:a xlink:type="simple" xlink:href="https://president.gov.ua/news/mi-zustrichayemos-u-gaazi-shob-nabliziti-mir-i-povernuti-spr-82665" text:style-name="Internet_20_link" text:visited-style-name="Visited_20_Internet_20_Link">
повідомляє</text:a>
 Офіс Президента України.</text:p>
      <text:p text:style-name="P4">
Переговори відбулися як тет-а-тет, так і в тристоронньому форматі.</text:p>
      <text:p text:style-name="P4">
Під час спілкування з представниками ЗМІ за результатами переговорів ВолодимирЗеленський зазначив: «Ми зустрічаємося тут, у Гаазі, щоб наблизити мир іповернути справедливість. Нам потрібна справедливість».</text:p>
      <text:p text:style-name="P4">
Президент України висловив подяку Марку Рютте та народу Нідерландів за потужнудопомогу в посиленні української обороноздатності.</text:p>
      <text:p text:style-name="P4">
«Patriot та інша зброя, яку Нідерланди дали нам, уже врятувала тисячі життівукраїнців! Дякую!» — сказав він.</text:p>
      <text:p text:style-name="P4">
Глава Української держави подякував Прем’єр-міністру Александру Де Кроо тавсій Бельгії за солідарність у захисті спільних європейських цінностей.</text:p>
      <text:p text:style-name="P4">
«Дякую вам за підтримку санкцій проти Росії та пакети допомоги для нашоїдержави й людей», — зазначив Володимир Зеленський.</text:p>
      <text:p text:style-name="P4">
Під час переговорів сторони зосередили увагу на безпекових питаннях. Якнаголосив Президент України, зараз головне — це швидкість у постачанніобіцяного озброєння.</text:p>
      <text:p text:style-name="P4">
«Я закликав партнерів — і Нідерланди, і Бельгію — сприяти нам у тому, щобмаксимально швидко реалізувати домовленості щодо зброї. Дуже важливо —працюємо над створенням коаліції бронемашин у продовження коаліції танків.Розраховуємо, що Нідерланди та Бельгія разом із країнами Північної Європи тавсіма партнерами дієво підтримають нашу ініціативу щодо започаткуваннякоаліції бронемашин», — повідомив Глава держави.</text:p>
      <text:p text:style-name="P4">
Крім того, на переконання Володимира Зеленського, настав час ухвалюватипозитивні для України рішення щодо сучасних літаків.</text:p>
      <text:p text:style-name="P4">
«Немає жодних раціональних причин відкладати такі рішення. Підготувати нашихпілотів і зміцнити крила для України означає пришвидшити мир, якого ми всіпрагнемо», — заявив Президент.</text:p>
      <text:p text:style-name="P4">
Співрозмовники також обговорили спільну євроатлантичну безпеку.</text:p>
      <text:p text:style-name="P4">
«Де-факто Україна вже стала частиною простору НАТО — ми співпрацюємо, мидовіряємо одне одному й спільно робимо Європу сильнішою. Тож логічно, щоУкраїна має стати частиною Альянсу і де-юре — 33-ю країною НАТО. Алгоритм дійщодо цього може й має бути затверджений політичними рішеннями на літньомусаміті Альянсу у Вільнюсі. Розраховуємо на підтримку партнерів», — наголосивГлава держави.</text:p>
      <text:p text:style-name="P4">
На порядку денному переговорів Володимира Зеленського, Марка Рютте йАлександра Де Кроо були також відносини між Україною та ЄС. Президентзазначив, що очікує на позитивну оцінку прогресу Української держави уреалізації рекомендацій Єврокомісії.</text:p>
      <text:p text:style-name="P4">
«Під час війни ми робимо всі необхідні реформи, і це буде саме той момент,коли позитивний політичний імпульс відкриє шлях до нової та довготривалоїпозитивної історії як для України, так і для всієї Європи», — переконанийВолодимир Зеленський.</text:p>
      <text:p text:style-name="P4">
Глава держави висловив подяку за підтримку української формули миру, яка можене лише повернути територіальну цілісність і безпеку Україні, а й надійногарантувати довготривалу безпеку Європі та світу.</text:p>
      <text:p text:style-name="P4">
«Це наше спільне завдання — відновити повну силу Статуту ООН, міжнародногоправа загалом — усього того, що порушили Путін і Росія. Мир вимагає посиленнясанкцій, повнішої ізоляції Росії. Мир вимагає, щоб активи терористичноїдержави були конфісковані. І мир вимагає, щоб збитки були відшкодовані, аруїни відбудовані. І я впевнений, ми зробимо це разом», — сказав Президент.</text:p>
      <text:p text:style-name="P4">
Зі свого боку Прем’єр-міністр Нідерландів наголосив, що його країна продовжитьпідтримувати Україну на шляху боротьби, і Росія має відповісти за злочинагресії та несправедливість, яку вона чинить проти українського народу.</text:p>
      <text:p text:style-name="P4">
«Нідерланди зроблять усе можливе, щоб забезпечити справедливість для України,хоч би скільки часу це займало і хоч би як важко було», — сказав Марк Рютте.</text:p>
      <text:p text:style-name="P4">
За словами голови уряду Королівства Нідерланди, російська агресія щоднянагадує світові, що верховенство права необхідно постійно захищати.</text:p>
      <text:p text:style-name="P4">
«Україна залишатиметься в наших серцях і пам’яті не тільки сьогодні, а йщодня, доки мир і свобода не відновляться у вашій країні», — зазначив він.</text:p>
      <text:p text:style-name="P4">
Прем’єр-міністр Королівства Бельгія нагадав, що його держава, як і Нідерландита багато інших країн, підтримували Україну з перших днів повномасштабноговторгнення, і висловився за збереження цієї підтримки.</text:p>
      <text:p text:style-name="P4">
«Ми продовжуватимемо цю підтримку й будемо демонструвати нашу солідарність зУкраїною. Тепер наша черга допомогти Україні знову позбутися жорстокої йнезаконної окупації. Це така ж окупація, якої зазнали наші країни під часДругої світової війни. Саме тому уряд Бельгії готує новий пакет військовоїдопомоги Україні», — запевнив Александр Де Кроо.</text:p>
      <text:p text:style-name="P4">
Він нагадав, що з початку війни Бельгія заморозила понад 50 млрд євро активівросійських фізичних та юридичних осіб.</text:p>
      <text:p text:style-name="P4">
«Зараз ми досліджуємо, як можемо повністю використовувати доходи з цихросійських активів на підтримку відбудови України. Бельгія готова відіграватипровідну роль у цьому в Європейській комісії», — заявив Прем’єр-міністрКоролівства Бельгія.</text:p>
      <text:p text:style-name="P4">
Source: <text:a xlink:type="simple" xlink:href="https://armyinform.com.ua/2023/05/04/my-zustrichayemos-u-gaazi-shhob-nablyzyty-myr-i-povernuty-spravedlyvist-prezydent-ukrayiny/" text:style-name="Internet_20_link" text:visited-style-name="Visited_20_Internet_20_Link">
https://armyinform.com.ua/2023/05/04/my-zustrichayemos-u-gaazi-shhob-nablyzyty-myr-i-povernuty-spravedlyvist-prezydent-ukrayiny/</text:a>
</text:p>
      <!--NEWS-->
      <text:h text:style-name="P10" text:outline-level="1">
<text:span text:style-name="T4">
Бельгія та Нідерланди підтвердили свою непохитність у підтримці України</text:span>
</text:h>
      <text:p text:style-name="P4">
Author: ['АРМІЯINFORM']</text:p>
      <text:p text:style-name="P4">
Time: 2023-05-04T84:00:00-04:00</text:p>
      <text:p text:style-name="P4">
Description: Спільна декларація України, Королівства Бельгія та Королівства Нідерланди з нагоди візи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0b912e438ff0e5180276e2e4a06eb26_1683206773_extra_large6544.jpeg" text:style-name="Internet_20_link" text:visited-style-name="Visited_20_Internet_20_Link">
60b912e438ff0e5180276e2e4a06eb26_1683206773_extra_large6544.jpeg</text:a>
']</text:p>
      <text:p text:style-name="P4">
Tags: ['STOPRUSSIA', 'ПРЕЗИДЕНТ УКРАЇНИ', 'СВІТ ПІДТРИМУЄ УКРАЇНУ']</text:p>
      <text:p text:style-name="P4">
Category: News</text:p>
      <!--METADATA-->
      <text:p text:style-name="P4">
<draw:frame draw:style-name="fr1" draw:name="Image309" text:anchor-type="as-char" svg:width="6.9236in" svg:height="4.617948in" draw:z-index="0">
<draw:image xlink:href="../Images/AРМІЯINFORM/2023-05-04T84-00-00-04-00/60b912e438ff0e5180276e2e4a06eb26_1683206773_extra_large6544.jpeg" xlink:type="simple" xlink:show="embed" xlink:actuate="onLoad" draw:mime-type="image/jpeg"/>
</draw:frame>
</text:p>
      <text:p text:style-name="P4">
<text:span text:style-name="T4">
Спільна декларація України, Королівства Бельгія та Королівства Нідерланди знагоди візиту Президента України Володимира Зеленського до Нідерландів 4травня 2023 року</text:span>
</text:p>
      <text:p text:style-name="P4">
Королівство Бельгія та Королівство Нідерланди підтверджують свою непохитнупідтримку незалежності, суверенітету й територіальної цілісності України вмежах її міжнародно визнаних кордонів, а також свою повну підтримкуневід’ємного права України на самооборону та вибір власних заходів безпеки.</text:p>
      <text:p text:style-name="P4">
Україна, Бельгія та Нідерланди повторюють свою вимогу згідно з рішеннямМіжнародного суду ООН від 16 березня 2022 року, щоб Російська Федераціянегайно, повністю та безумовно вивела всі свої військові сили з територіїУкраїни в межах її міжнародно визнаних кордонів, включно з військовими чинерегулярними збройними формуваннями, якими може керувати або які можепідтримувати Російська Федерація, а також вивела будь-які організації та осіб,які можуть бути під її контролем або керівництвом.</text:p>
      <text:p text:style-name="P4">
Бельгія та Нідерланди підтверджують свою солідарність з Україною та її народому героїчному захисті їхньої свободи та наших спільних цінностей.</text:p>
      <text:p text:style-name="P4">
Бельгія та Нідерланди підтверджують свої зобов’язання надавати Українінеобхідну військову, гуманітарну та фінансову підтримку стільки, скільки цебуде потрібно, щоб допомогти їй здолати військову агресію Росії.</text:p>
      <text:p text:style-name="P4">
<text:span text:style-name="T4">
Заходи щодо задоволення нагальних потреб України у військовій та обороннійтехніці</text:span>
</text:p>
      <text:p text:style-name="P4">
Бельгія та Нідерланди продовжать надавати військову підтримку Україні,спрямовану на посилення здатності ефективно захищати її територію на суші, наморі та в повітрі. Наша підтримка містить системи озброєння, броньованутехніку, боєприпаси та інші різноманітні форми допомоги, а також допомогу впідготовці українських Збройних Сил, зокрема підготовку для використанняпередових західних зразків озброєнь.</text:p>
      <text:p text:style-name="P4">
Україна високо цінує всю допомогу, яку Бельгія та Нідерланди надають длязміцнення обороноздатності України.</text:p>
      <text:p text:style-name="P4">
Бельгія та Нідерланди підтримуватимуть Україну стільки, скільки буде потрібно,і продовжуватимуть надавати потужну військову та оборонну підтримку Україні.</text:p>
      <text:p text:style-name="P4">
<text:span text:style-name="T4">
Українська формула миру</text:span>
</text:p>
      <text:p text:style-name="P4">
Бельгія та Нідерланди визнають суверенне рішення України щодо мирного процесута висловлюють підтримку українській формулі миру, спрямованій на встановленнявсеосяжного, справедливого та сталого миру в Україні для глобальної безпеки.</text:p>
      <text:p text:style-name="P4">
Висловлюють готовність брати участь у реалізації української формули миру тазаохочують приєднатися до неї якомога більше інших країн.</text:p>
      <text:p text:style-name="P4">
Підтверджують свою готовність допомогти у скликанні Глобального саміту миру тавзяти в ньому участь на високому рівні.</text:p>
      <text:p text:style-name="P4">
<text:span text:style-name="T4">
Майбутня співпраця у сфері безпеки</text:span>
</text:p>
      <text:p text:style-name="P4">
Бельгія та Нідерланди високо оцінюють рішучість і мужність українського народута Збройних Сил і визнають їхній значний внесок у безпеку євроатлантичногорегіону та за його межами.</text:p>
      <text:p text:style-name="P4">
Разом із партнерами та шляхом міжнародної співпраці в межах ЄвропейськогоСоюзу, НАТО, Контактної групи з питань оборони України та в інших форматахБельгія й Нідерланди підтримуватимуть українську армію, сектор безпеки йоборони в довгостроковій перспективі.</text:p>
      <text:p text:style-name="P4">
До того часу, як Україна стане членом НАТО, Бельгія та Нідерланди залишаютьсявідданими підтримці України на її шляху до подальшої євроатлантичноїінтеграції та зміцнення спроможності України захистити себе від поточноїросійської військової агресії та від будь-якої майбутньої загрози.</text:p>
      <text:p text:style-name="P4">
Безпека України має велике значення для Альянсу. У межах партнерства Україна —НАТО Бельгія та Нідерланди сприятимуть довгостроковій взаємосумісності з НАТО,реформуванню та реконструкції оборонної промисловості України, розбудовіінституцій та потенціалу. Пріоритетом є чітка дорожня карта сталого переходуЗбройних Сил України до стандартів, доктрини та інституцій НАТО, а такождостатня фінансова підтримка. Україна, Нідерланди та Бельгія з нетерпіннямчекають обговорення цих питань на саміті НАТО у Вільнюсі в липні 2023 року.</text:p>
      <text:p text:style-name="P4">
<text:span text:style-name="T4">
Підзвітність і відновлення справедливості</text:span>
</text:p>
      <text:p text:style-name="P4">
Україна, Бельгія та Нідерланди підкреслюють свою тверду відданість притягненнюдо відповідальності винних у воєнних злочинах та інших жорстоких злочинах,скоєних у зв’язку з військовою агресією Росії проти України, а такожпідтримують створення відповідного механізму правосуддя для ефективногозабезпечення відповідальності за злочин агресії.</text:p>
      <text:p text:style-name="P4">
Україна, Бельгія та Нідерланди наголошують на важливості розслідуванняміжнародних злочинів Офісом Генерального прокурора України та українськимислідчими органами, а також визнають важливу роль Міжнародного кримінальногосуду у встановленні відповідальності за всі злочини, які підпадають підюрисдикцію МКС, щодо яких було віддано накази або які стали можливими під часвійськової агресії Росії проти України.</text:p>
      <text:p text:style-name="P4">
<text:span text:style-name="T4">
Санкції та відшкодування воєнних збитків Україні</text:span>
</text:p>
      <text:p text:style-name="P4">
Україна, Бельгія та Нідерланди визнають, що Російська Федерація має бутипритягнута до відповідальності за всі порушення міжнародного права в Україніабо проти неї, включно з її агресією в порушення Статуту ООН, а такожсерйозними порушеннями міжнародного права, і що вона повинна нести правовінаслідки, які випливають із цих міжнародно-протиправних дій. Вона повиннаприпинити свою протиправну поведінку, надати запевнення й гарантіїнеповторення протиправних дій, а також забезпечити виплату репарацій.</text:p>
      <text:p text:style-name="P4">
Україна, Бельгія та Нідерланди погоджуються, що міжнародні санкції єневід’ємною частиною міжнародної відповіді на російську агресію.</text:p>
      <text:p text:style-name="P4">
Бельгія та Нідерланди віддані подальшому посиленню тиску на Росію черездодаткові санкції Європейського Союзу, де це можливо, ефективну імплементаціюсанкцій, а також зусилля на рівні ЄС і G7 для протидії обходу режиму санкцій.</text:p>
      <text:p text:style-name="P4">
Україна, Бельгія та Нідерланди продовжуватимуть роботу з формуванняміжнародних механізмів компенсації збитків, травм і руйнувань, завданихросійською агресією. Бельгія та Нідерланди віддані зусиллям ЄС щодо вивченняможливостей використання заморожених та знерухомлених російських активів дляпідтримки відновлення України та з метою виплати репарацій.</text:p>
      <text:p text:style-name="P4">
<text:span text:style-name="T4">
Джерело</text:span>
 : <text:a xlink:type="simple" xlink:href="https://www.president.gov.ua/news/spilna-deklaraciya-ukrayini-korolivstva-belgiya-ta-korolivst-82657" text:style-name="Internet_20_link" text:visited-style-name="Visited_20_Internet_20_Link">
Офіс ПрезидентаУкраїни</text:a>
</text:p>
      <text:p text:style-name="P4">
Source: <text:a xlink:type="simple" xlink:href="https://armyinform.com.ua/2023/05/04/belgiya-ta-niderlandy-pidtverdyly-svoyu-nepohytnist-u-pidtrymczi-ukrayiny/" text:style-name="Internet_20_link" text:visited-style-name="Visited_20_Internet_20_Link">
https://armyinform.com.ua/2023/05/04/belgiya-ta-niderlandy-pidtverdyly-svoyu-nepohytnist-u-pidtrymczi-ukrayiny/</text:a>
</text:p>
      <!--NEWS-->
      <text:h text:style-name="P10" text:outline-level="1">
<text:span text:style-name="T4">
Наша арта вразила 5 районів зосередження противника та знищила станцію РЕБ рашистів</text:span>
</text:h>
      <text:p text:style-name="P4">
Author: ['АРМІЯINFORM']</text:p>
      <text:p text:style-name="P4">
Time: 2023-05-04T85:00:00-04:00</text:p>
      <text:p text:style-name="P4">
Description: Авіація Сил оборони за добу завдала 6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rta.jpg" text:style-name="Internet_20_link" text:visited-style-name="Visited_20_Internet_20_Link">
arta.jpg</text:a>
']</text:p>
      <text:p text:style-name="P4">
Tags: ['STOPRUSSIA', 'АГРЕСІЯ РФ', 'ВТОРГНЕННЯ РФ', 'ВТРАТИ ВОРОГА', 'ГШ ЗСУ', 'ОБОРОНА УКРАЇНИ', 'ХРОНІКА ОБОРОНИ']</text:p>
      <text:p text:style-name="P4">
Category: News</text:p>
      <!--METADATA-->
      <text:p text:style-name="P4">
<draw:frame draw:style-name="fr1" draw:name="Image310" text:anchor-type="as-char" svg:width="6.9236in" svg:height="2.993015in" draw:z-index="0">
<draw:image xlink:href="../Images/AРМІЯINFORM/2023-05-04T85-00-00-04-00/arta.jpg" xlink:type="simple" xlink:show="embed" xlink:actuate="onLoad" draw:mime-type="image/jpeg"/>
</draw:frame>
 <text:span text:style-name="T4">
🔥Ситуація щодо російського вторгнення</text:span>
</text:p>
      <text:p text:style-name="P4">
Авіація Сил оборони за добу завдала 6 ударів по районах зосередження особовогоскладу противника.</text:p>
      <text:p text:style-name="P4">
Крім того, протягом цієї доби, знищено 4 баражуючих боєприпаси «Ланцет»,<text:a xlink:type="simple" xlink:href="https://www.facebook.com/GeneralStaff.ua/posts/pfbid0eDuFxNZguXJgjjc6qTDnuqK7JwCmAcsFC3gpATsqqHNCMosKXwC8J3XhyfgrTTcCl" text:style-name="Internet_20_link" text:visited-style-name="Visited_20_Internet_20_Link">
повідомляє</text:a>
 Генеральний штаб ЗС України.</text:p>
      <text:p text:style-name="P4">
Підрозділи ракетних військ і артилерії вразили 5 районів зосередження живоїсили, 2 склади боєприпасів противника та 1 його станцію радіоелектронноїборотьби.</text:p>
      <text:p text:style-name="P4">
Source: <text:a xlink:type="simple" xlink:href="https://armyinform.com.ua/2023/05/04/nasha-arta-vrazyla-5-rajoniv-zoseredzhennya-protyvnyka-ta-znyshhyla-stancziyu-reb-rashystiv/" text:style-name="Internet_20_link" text:visited-style-name="Visited_20_Internet_20_Link">
https://armyinform.com.ua/2023/05/04/nasha-arta-vrazyla-5-rajoniv-zoseredzhennya-protyvnyka-ta-znyshhyla-stancziyu-reb-rashystiv/</text:a>
</text:p>
      <!--NEWS-->
      <text:h text:style-name="P10" text:outline-level="1">
<text:span text:style-name="T4">
Україна виступає проти гібридних форматів трибуналу щодо російського злочину агресії — Володимир Зеленський</text:span>
</text:h>
      <text:p text:style-name="P4">
Author: ['АРМІЯINFORM']</text:p>
      <text:p text:style-name="P4">
Time: 2023-05-04T86:00:00-04:00</text:p>
      <text:p text:style-name="P4">
Description: Україна продовжує працювати над створенням спеціального трибуналу щодо злочину агре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f88a60b4674c892305888b822e14453_1683206773_extra_large44.jpeg" text:style-name="Internet_20_link" text:visited-style-name="Visited_20_Internet_20_Link">
6f88a60b4674c892305888b822e14453_1683206773_extra_large44.jpeg</text:a>
']</text:p>
      <text:p text:style-name="P4">
Tags: ['STOPRUSSIA', 'ВОЛОДИМИР ЗЕЛЕНСЬКИЙ', 'МІЖНАРОДНИЙ ТРИБУНАЛ']</text:p>
      <text:p text:style-name="P4">
Category: News</text:p>
      <!--METADATA-->
      <text:p text:style-name="P4">
<draw:frame draw:style-name="fr1" draw:name="Image311" text:anchor-type="as-char" svg:width="6.9236in" svg:height="4.617948in" draw:z-index="0">
<draw:image xlink:href="../Images/AРМІЯINFORM/2023-05-04T86-00-00-04-00/6f88a60b4674c892305888b822e14453_1683206773_extra_large44.jpeg" xlink:type="simple" xlink:show="embed" xlink:actuate="onLoad" draw:mime-type="image/jpeg"/>
</draw:frame>
</text:p>
      <text:p text:style-name="P4">
Україна продовжує працювати над створенням спеціального трибуналу щодо злочинуагресії, і будь-які гібридні формати такого трибуналу є неприйнятними. Про цезаявив Президент Володимир Зеленський під час зустрічі з представниками ЗМІ зарезультатами переговорів із Прем’єр-міністром Нідерландів Марком Рютте таПрем’єр-міністром Бельгії Александром Де Кроо у Гаазі.</text:p>
      <text:p text:style-name="P4">
Глава держави наголосив, що до групи зі створення спеціального трибуналу (CoreGroup) долучилися вже 35 країн,<text:a xlink:type="simple" xlink:href="https://www.president.gov.ua/news/ukrayina-vistupaye-proti-gibridnih-formativ-tribunalu-shodo-82669" text:style-name="Internet_20_link" text:visited-style-name="Visited_20_Internet_20_Link">
повідомляє</text:a>
 Офіс Президента України.</text:p>
      <text:p text:style-name="P4">
«Ми будемо працювати без будь-яких гібридних форматів, будемо працювати надконкретним трибуналом, щоб була відповідальність за їхні злочини, вбивства,катування. Ми розуміємо, хто віддавав накази. Щоб ці люди не булинедоторканними. Для нас це дуже важливо, це одне з принципових питань», —сказав Володимир Зеленський.</text:p>
      <text:p text:style-name="P4">
Президент зазначив, що Україна не погодиться на будь-які гібридні форматитрибуналу щодо злочинів Росії.</text:p>
      <text:p text:style-name="P4">
«Ми знаємо з 2014 року Мінські угоди — це був такий собі гібридний мир. Мизнаємо, до чого це призвело. Тому на будь-який гібридний мир, гібриднийтрибунал як розвиток цього Україна погоджуватися не хоче», — наголосив Главадержави.</text:p>
      <text:p text:style-name="P4">
Source: <text:a xlink:type="simple" xlink:href="https://armyinform.com.ua/2023/05/04/ukrayina-vystupaye-proty-gibrydnyh-formativ-trybunalu-shhodo-rosijskogo-zlochynu-agresiyi-volodymyr-zelenskyj/" text:style-name="Internet_20_link" text:visited-style-name="Visited_20_Internet_20_Link">
https://armyinform.com.ua/2023/05/04/ukrayina-vystupaye-proty-gibrydnyh-formativ-trybunalu-shhodo-rosijskogo-zlochynu-agresiyi-volodymyr-zelenskyj/</text:a>
</text:p>
      <!--NEWS-->
      <text:h text:style-name="P10" text:outline-level="1">
<text:span text:style-name="T4">
Основні наступальні зусилля ворог зосередив на Лиманському, Бахмутському та Мар’їнському напрямках</text:span>
</text:h>
      <text:p text:style-name="P4">
Author: ['АРМІЯINFORM']</text:p>
      <text:p text:style-name="P4">
Time: 2023-05-04T87:00:00-04:00</text:p>
      <text:p text:style-name="P4">
Description: Противник і надалі зосереджує основні зусилля на веденні наступальних д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axmut.jpg" text:style-name="Internet_20_link" text:visited-style-name="Visited_20_Internet_20_Link">
baxmut.jpg</text:a>
']</text:p>
      <text:p text:style-name="P4">
Tags: ['STOPRUSSIA', 'АГРЕСІЯ РФ', 'ВІЙНА', 'ВТОРГНЕННЯ РФ', 'ГШ ЗСУ', 'ХРОНІКА ОБОРОНИ']</text:p>
      <text:p text:style-name="P4">
Category: News</text:p>
      <!--METADATA-->
      <text:p text:style-name="P4">
<draw:frame draw:style-name="fr1" draw:name="Image312" text:anchor-type="as-char" svg:width="6.9236in" svg:height="4.615733in" draw:z-index="0">
<draw:image xlink:href="../Images/AРМІЯINFORM/2023-05-04T87-00-00-04-00/baxmut.jpg" xlink:type="simple" xlink:show="embed" xlink:actuate="onLoad" draw:mime-type="image/jpeg"/>
</draw:frame>
 <text:span text:style-name="T4">
🔥Ситуація щодо російського вторгнення</text:span>
</text:p>
      <text:p text:style-name="P4">
Противник і надалі зосереджує основні зусилля на веденні наступальних дій наЛиманському, Бахмутському та Мар’їнському напрямках — відбито близько 50 атакворога. Найзапекліші бої тривають за Бахмут та Мар’їнку,<text:a xlink:type="simple" xlink:href="https://www.facebook.com/GeneralStaff.ua/posts/pfbid0eDuFxNZguXJgjjc6qTDnuqK7JwCmAcsFC3gpATsqqHNCMosKXwC8J3XhyfgrTTcCl" text:style-name="Internet_20_link" text:visited-style-name="Visited_20_Internet_20_Link">
повідомляє</text:a>
 Генеральний штаб ЗС України.</text:p>
      <text:p text:style-name="P4">
<text:span text:style-name="T4">
На Лиманському напрямку</text:span>
 противник вів безуспішні наступальні дії в районіпівдено-західної околиці Спірного. Артилерійських обстрілів зазнали Макіївка,Андріївка, Греківка, Діброва, Білогорівка Луганської області; Торське,Верхньокам’янське, Спірне Донецької області.</text:p>
      <text:p text:style-name="P4">
<text:span text:style-name="T4">
На Бахмутському напрямку</text:span>
 тривають бої у місті Бахмут. До того ж протягомдоби противник вів безуспішні наступальні дії у напрямку населених пунктівБогданівка та Маркове. Від ворожих обстрілів постраждали Никифорівка,Васюківка, Новомаркове, Маркове, Григорівка, Богданівка, Бахмут, Іванівське,Часів Яр, Диліївка, Залізне а також Нью-Йорк Донецької області.</text:p>
      <text:p text:style-name="P4">
<text:span text:style-name="T4">
На Авдіївському напрямку</text:span>
 противник наступальних дій не проводив. ОбстрілявАвдіївку, Первомайське, Нетайлове та Карлівку Донецької області.</text:p>
      <text:p text:style-name="P4">
<text:span text:style-name="T4">
На Мар’їнському напрямку</text:span>
 противник намагається покращити тактичнеположення. Відбито численні ворожі атаки в районі Мар’їнки. Водночас ворожихобстрілів зазнали Красногорівка, Побєда та Новомихайлівка Донецької області.</text:p>
      <text:p text:style-name="P4">
<text:span text:style-name="T4">
На Шахтарському напрямку</text:span>
 ворог обстріляв Вугледар, Новоукраїнку,Пречистівку та Шахтарське Донецької області.</text:p>
      <text:p text:style-name="P4">
Source: <text:a xlink:type="simple" xlink:href="https://armyinform.com.ua/2023/05/04/osnovni-nastupalni-zusyllya-vorog-zoseredyv-na-lymanskomu-bahmutskomu-ta-maryinskomu-napryamkah/" text:style-name="Internet_20_link" text:visited-style-name="Visited_20_Internet_20_Link">
https://armyinform.com.ua/2023/05/04/osnovni-nastupalni-zusyllya-vorog-zoseredyv-na-lymanskomu-bahmutskomu-ta-maryinskomu-napryamkah/</text:a>
</text:p>
      <!--NEWS-->
      <text:h text:style-name="P10" text:outline-level="1">
<text:span text:style-name="T4">
Ганна Маляр: «Паспорти — це гібридна зброя російської федерації»</text:span>
</text:h>
      <text:p text:style-name="P4">
Author: ['АРМІЯINFORM']</text:p>
      <text:p text:style-name="P4">
Time: 2023-05-04T88:00:00-04:00</text:p>
      <text:p text:style-name="P4">
Description: рф воює не лише ракетами, артилерією, пропагандою, інформаційно-психологіч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anna-malyar-fb.jpg" text:style-name="Internet_20_link" text:visited-style-name="Visited_20_Internet_20_Link">
ganna-malyar-fb.jpg</text:a>
', '<text:a xlink:type="simple" xlink:href="https://armyinform.com.ua/wp-content/uploads/2023/05/ros-pasport.jpg" text:style-name="Internet_20_link" text:visited-style-name="Visited_20_Internet_20_Link">
ros-pasport.jpg</text:a>
']</text:p>
      <text:p text:style-name="P4">
Tags: ['STOPRUSSIA', 'АГРЕСІЯ РФ', 'ВІЙНА', 'ВТОРГНЕННЯ РФ', 'ГАННА МАЛЯР', 'ПАСПОРТИ РФ']</text:p>
      <text:p text:style-name="P4">
Category: News</text:p>
      <!--METADATA-->
      <text:p text:style-name="P4">
<draw:frame draw:style-name="fr1" draw:name="Image313" text:anchor-type="as-char" svg:width="6.9236in" svg:height="4.61393in" draw:z-index="0">
<draw:image xlink:href="../Images/AРМІЯINFORM/2023-05-04T88-00-00-04-00/ganna-malyar-fb.jpg" xlink:type="simple" xlink:show="embed" xlink:actuate="onLoad" draw:mime-type="image/jpeg"/>
</draw:frame>
</text:p>
      <text:p text:style-name="P4">
рф воює не лише ракетами, артилерією, пропагандою, інформаційно-психологічнимиопераціями, а й своїми паспортами.</text:p>
      <text:p text:style-name="P4">
Про це <text:a xlink:type="simple" xlink:href="https://t.me/annamaliar/698" text:style-name="Internet_20_link" text:visited-style-name="Visited_20_Internet_20_Link">
пише</text:a>
 у своєму Telegram-каналі заступникМіністра оборони України Ганна Маляр.</text:p>
      <text:p text:style-name="P4">
Це спрямована, добре розроблена, масштабна кампанія, яку вони реалізовували щедо 2014 року як один з елементів готування до війни.</text:p>
      <text:p text:style-name="P4">
Зараз вони використовують паспортизацію для зміцнення свого злочинного режимуна тимчасово окупованих територіях України.</text:p>
      <text:p text:style-name="P4">
Діють вороги у два способи:</text:p>
      <text:p text:style-name="P4">
1️. Заохочують, спонукаючи наших громадян на тимчасово окупованих територіяхсамостійно виявити ініціативу та отримати паспорт.</text:p>
      <text:p text:style-name="P4">
2. Залякують, погрожують розправою та фізично змушують оформити російськийпаспорт.</text:p>
      <text:p text:style-name="P4">
Водночас російська влада приховує наступну інформацію:</text:p>
      <ul>
        <li>
Отриманий російський паспорт легалізує насильницькі дії рф щодо громадянина, оскільки почасти в рф таке насильство дозволено законом. Так, це є порушенням норм міжнародного права, але наявність в особи російського паспорта de facto позбавляє Україну та міжнародну спільноту можливості ефективної допомоги.  * російська влада роздає паспорти не для того, аби захистити людей чи врятувати життя.  * російська влада прагне захистити себе й зробити репресії проти українців — законними.</li>
      </ul>
      <text:p text:style-name="P4">
Крім того, російський паспорт ворог використовує для:</text:p>
      <ul>
        <li>
примусової мобілізації наших людей до лав ворожої армії;  * використання паспортних даних у фальшуванні результатів так званих виборів на тимчасово окупованих територіях.</li>
      </ul>
      <text:p text:style-name="P4">
<draw:frame draw:style-name="fr1" draw:name="Image314" text:anchor-type="as-char" svg:width="6.9236in" svg:height="5.232246in" draw:z-index="0">
<draw:image xlink:href="../Images/AРМІЯINFORM/2023-05-04T88-00-00-04-00/ros-pasport.jpg" xlink:type="simple" xlink:show="embed" xlink:actuate="onLoad" draw:mime-type="image/jpeg"/>
</draw:frame>
</text:p>
      <text:p text:style-name="P4">
Source: <text:a xlink:type="simple" xlink:href="https://armyinform.com.ua/2023/05/04/ganna-malyar-pasporty-cze-gibrydna-zbroya-rosijskoyi-federacziyi/" text:style-name="Internet_20_link" text:visited-style-name="Visited_20_Internet_20_Link">
https://armyinform.com.ua/2023/05/04/ganna-malyar-pasporty-cze-gibrydna-zbroya-rosijskoyi-federacziyi/</text:a>
</text:p>
      <!--NEWS-->
      <text:h text:style-name="P10" text:outline-level="1">
<text:span text:style-name="T4">
Українські воїни відбили 19 атак ворога на Бахмутському напрямку — Череватий</text:span>
</text:h>
      <text:p text:style-name="P4">
Author: ["Владислав Дем'яненко"]</text:p>
      <text:p text:style-name="P4">
Time: 2023-05-04T89:00:00-04:00</text:p>
      <text:p text:style-name="P4">
Description: Бахмут на сьогодні залишається головною ціллю ворога, зосередження всіх його голов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18.jpg" text:style-name="Internet_20_link" text:visited-style-name="Visited_20_Internet_20_Link">
golovna-18.jpg</text:a>
', '<text:a xlink:type="simple" xlink:href="https://armyinform.com.ua/wp-content/uploads/2023/05/photo_5377561254211733770_x.jpg" text:style-name="Internet_20_link" text:visited-style-name="Visited_20_Internet_20_Link">
photo_5377561254211733770_x.jpg</text:a>
']</text:p>
      <text:p text:style-name="P4">
Tags: ['STOPRUSSIA', 'АГРЕСІЯ РФ', 'БАХМУТСЬКИЙ НАПРЯМОК', 'ВІЙНА', 'ВТОРГНЕННЯ РФ', 'ЛИМАНО-КУП’ЯНСЬКИЙ НАПРЯМОК', 'СЕРГІЙ ЧЕРЕВАТИЙ', 'ХРОНІКА ОБОРОНИ']</text:p>
      <text:p text:style-name="P4">
Category: News</text:p>
      <!--METADATA-->
      <text:p text:style-name="P4">
<draw:frame draw:style-name="fr1" draw:name="Image315" text:anchor-type="as-char" svg:width="6.9236in" svg:height="4.61393in" draw:z-index="0">
<draw:image xlink:href="../Images/AРМІЯINFORM/2023-05-04T89-00-00-04-00/golovna-18.jpg" xlink:type="simple" xlink:show="embed" xlink:actuate="onLoad" draw:mime-type="image/jpeg"/>
</draw:frame>
</text:p>
      <text:p text:style-name="P4">
Бахмут на сьогодні залишається головною ціллю ворога, зосередження всіх йогоголовних атакувальних зусиль. Про це у прямому ефірі телемарафону «Єдиніновини» зауважив речник Східного угруповання військ Збройних Сил Україниполковник Сергій Череватий.</text:p>
      <text:p text:style-name="P4">
Цієї доби противник 19 разів атакував позиції українських військових наБахмутському напрямку. Загалом ворог завдав 229 ударів різними типамиствольної артилерії та реактивними системами залпового вогню, здійснив дваавіанальоти.</text:p>
      <text:p text:style-name="P4">
— Під час відбиття атак українські воїни знищили 133 окупанти, 176 — зазналипоранень. Також було знищено зенітний ракетно-гарматний комплекс «Панцир-С1»,3 станції радіоелектронної боротьби: станцію Р-330Ж «Житель» та дві станціїРЕБ «Стриж», 2 ворожі САУ, 2 гаубиці, бойову машину піхоти і 8 польовихскладів боєприпасів, — повідомив речник.</text:p>
      <text:p text:style-name="P4">
За його словами, ворог ще має запаси та можливість поповнення технікою таозброєнням, проте з кожним днем наші героїчні воїни роблять усе, щоб ці запасизменшити.</text:p>
      <text:p text:style-name="P4">
— Наразі ми спостерігаємо, що на багатьох напрямках ворог вже використовуєзастарілу техніку типу БМП-1 чи БТР-60, танки Т-62. Тобто наш рік боротьби ізнищення ворога позначається на його бойовому потенціалі, — говорить полковникЧереватий.</text:p>
      <text:p text:style-name="P4">
Він зазначив, що всі попередні дедлайни, які були озвучені агресором щодозахоплення міста Бахмут, були нівельовані героїчною боротьбою та спротивомукраїнських воїнів.</text:p>
      <text:p text:style-name="P4">
— Невеличкий районний центр став всесвітнім символом українського військовогогероїзму і, навпаки, символом російської ганьби, — підкреслив офіцер.</text:p>
      <text:p text:style-name="P4">
Також речник Східного угруповання військ розповів, що зараз на Лимано-Куп’янському напрямку ворог зосереджується на веденні артилерійськихобстрілів. Цієї доби ворог завдав 605 ударів по позиціях Сил оборони Українита здійснив 16 авіанальотів.</text:p>
      <text:p text:style-name="P4">
— У трьох боєзіткненнях наші воїни знищили 34 окупантів, 79 зазнали поранень,ще трьох взяли в полон. Також було знищено новітній російський танк Т-90,бойові машини піхоти, бронетранспортер, самохідну артилерійську установку тадві системи залпового вогню БМ-21 «Град», — повідомив полковник СергійЧереватий.</text:p>
      <text:p text:style-name="P4">
<draw:frame draw:style-name="fr1" draw:name="Image316" text:anchor-type="as-char" svg:width="6.9236in" svg:height="4.32725in" draw:z-index="0">
<draw:image xlink:href="../Images/AРМІЯINFORM/2023-05-04T89-00-00-04-00/photo_5377561254211733770_x.jpg" xlink:type="simple" xlink:show="embed" xlink:actuate="onLoad" draw:mime-type="image/jpeg"/>
</draw:frame>
</text:p>
      <text:p text:style-name="P4">
Source: <text:a xlink:type="simple" xlink:href="https://armyinform.com.ua/2023/05/04/ukrayinski-voyiny-vidbyly-19-atak-voroga-na-bahmutskomu-napryamku-cherevatyj/" text:style-name="Internet_20_link" text:visited-style-name="Visited_20_Internet_20_Link">
https://armyinform.com.ua/2023/05/04/ukrayinski-voyiny-vidbyly-19-atak-voroga-na-bahmutskomu-napryamku-cherevatyj/</text:a>
</text:p>
      <!--NEWS-->
      <text:h text:style-name="P10" text:outline-level="1">
<text:span text:style-name="T4">
Медзаклади на тимчасово захопленій території переповнені недостріляними окупантами</text:span>
</text:h>
      <text:p text:style-name="P4">
Author: ['АРМІЯINFORM']</text:p>
      <text:p text:style-name="P4">
Time: 2023-05-04T90:00:00-04:00</text:p>
      <text:p text:style-name="P4">
Description: Російські окупаційні війська продовжують зазнавати великих втрат на полі бою, всі медич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oranenyj-ork.jpg" text:style-name="Internet_20_link" text:visited-style-name="Visited_20_Internet_20_Link">
poranenyj-ork.jpg</text:a>
']</text:p>
      <text:p text:style-name="P4">
Tags: ['STOPRUSSIA', 'АГРЕСІЯ РФ', 'ВІЙСЬКОВІ ЗЛОЧИНИ РФ', 'ВТОРГНЕННЯ РФ', 'ВТРАТИ ВОРОГА']</text:p>
      <text:p text:style-name="P4">
Category: News</text:p>
      <!--METADATA-->
      <text:p text:style-name="P4">
<draw:frame draw:style-name="fr1" draw:name="Image317" text:anchor-type="as-char" svg:width="6.9236in" svg:height="3.742486in" draw:z-index="0">
<draw:image xlink:href="../Images/AРМІЯINFORM/2023-05-04T90-00-00-04-00/poranenyj-ork.jpg" xlink:type="simple" xlink:show="embed" xlink:actuate="onLoad" draw:mime-type="image/jpeg"/>
</draw:frame>
</text:p>
      <text:p text:style-name="P4">
Російські окупаційні війська продовжують зазнавати великих втрат на полі бою,всі медичні заклади на тимчасово захопленій території переповнені пораненимиокупантами. Внаслідок чого противник продовжує обладнувати цивільні навчальнізаклади під медичні установи. Так, в населеному пункті Мирне Запорізькоїобласті, спортивний зал місцевої школи окупанти облаштовують під військовийшпиталь. При цьому, російські загарбники примушують викладацький складпродовжувати освітній процес з обов’язковим відвідуванням школи дітьми,<text:a xlink:type="simple" xlink:href="https://www.facebook.com/GeneralStaff.ua/posts/pfbid0eDuFxNZguXJgjjc6qTDnuqK7JwCmAcsFC3gpATsqqHNCMosKXwC8J3XhyfgrTTcCl" text:style-name="Internet_20_link" text:visited-style-name="Visited_20_Internet_20_Link">
повідомляє</text:a>
 Генеральний штаб ЗС України.</text:p>
      <text:p text:style-name="P4">
Source: <text:a xlink:type="simple" xlink:href="https://armyinform.com.ua/2023/05/04/medzaklady-na-tymchasovo-zahoplenij-terytoriyi-perepovneni-nedostrilyanymy-okupantamy/" text:style-name="Internet_20_link" text:visited-style-name="Visited_20_Internet_20_Link">
https://armyinform.com.ua/2023/05/04/medzaklady-na-tymchasovo-zahoplenij-terytoriyi-perepovneni-nedostrilyanymy-okupantamy/</text:a>
</text:p>
      <!--NEWS-->
      <text:h text:style-name="P10" text:outline-level="1">
<text:span text:style-name="T4">
Сьогодні українки можуть обіймати будь-які посади в Збройних Силах України — Ганна Маляр</text:span>
</text:h>
      <text:p text:style-name="P4">
Author: ['Руслана Богдан']</text:p>
      <text:p text:style-name="P4">
Time: 2023-05-04T91:00:00-04:00</text:p>
      <text:p text:style-name="P4">
Description: У Збройних Силах України нині 42 тисячі жінок, а разом з цивільними працівницям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lyar_1111.jpg" text:style-name="Internet_20_link" text:visited-style-name="Visited_20_Internet_20_Link">
malyar_1111.jpg</text:a>
']</text:p>
      <text:p text:style-name="P4">
Tags: ['ГАННА МАЛЯР', 'ГЕНДЕРНА РІВНІСТЬ']</text:p>
      <text:p text:style-name="P4">
Category: News</text:p>
      <!--METADATA-->
      <text:p text:style-name="P4">
<draw:frame draw:style-name="fr1" draw:name="Image318" text:anchor-type="as-char" svg:width="6.9236in" svg:height="4.615733in" draw:z-index="0">
<draw:image xlink:href="../Images/AРМІЯINFORM/2023-05-04T91-00-00-04-00/malyar_1111.jpg" xlink:type="simple" xlink:show="embed" xlink:actuate="onLoad" draw:mime-type="image/jpeg"/>
</draw:frame>
</text:p>
      <text:p text:style-name="P4">
У Збройних Силах України нині 42 тисячі жінок, а разом з цивільнимипрацівницями — 60 тисяч, повідомила заступниця Міністра оборони України ГаннаМаляр під час дискусії про участь жінок у секторі безпеки та оборони, якавідбулася в рамках Українського Жіночого Конгресу, проведеного у Києві.</text:p>
      <text:p text:style-name="P4">
— Нині українки можуть обіймати будь-які посади в Збройних Силах України, —повідомила заступниця Міністра оборони України Ганна Маляр, розповідаючи провиклики у гендерних питаннях армії. — У жінок сьогодні є вільний вибір, вониза власним рішенням перебувають на фронті та добровільно мобілізуються.</text:p>
      <text:p text:style-name="P4">
Вона повідомила, що у Міністерстві оборони України постійно триває робота щодовпровадження гендерного підходу у повсякденну життєдіяльність українськоговійська.</text:p>
      <text:p text:style-name="P4">
— Нині десятки гендерних радників працюють над реалізацією принципу рівностіправ жінок і чоловіків в українській армії і прогрес відчутний. До того ж успівпраці з волонтерами нині створена і вже тестуються польова військоважіноча форма. Наразі парадна і повсякденна жіноча форма давно запроваджена уЗбройних Силах — сказала Ганна Маляр.</text:p>
      <text:p text:style-name="P4">
Вона додала, що на передовій нині перебувають 5 тисяч українок, 107 з якихзагинуло, а понад 500 дістали поранення.</text:p>
      <text:p text:style-name="P4">
— Жінки така сама частина війська, як чоловіки, і я мрію, коли ми припиниморобити акцент на цій темі, а просто будемо нормально сприймати те, що чоловікий жінки однаково боронять нашу державу. — підкреслила Ганна Маляр.</text:p>
      <text:p text:style-name="P4">
<text:span text:style-name="T5">
Фото: Віктор Дехтяр</text:span>
</text:p>
      <text:p text:style-name="P4">
Source: <text:a xlink:type="simple" xlink:href="https://armyinform.com.ua/2023/05/04/sogodni-ukrayinky-mozhut-obijmaty-bud-yaki-posady-v-zbrojnyh-sylah-ukrayiny-ganna-malyar/" text:style-name="Internet_20_link" text:visited-style-name="Visited_20_Internet_20_Link">
https://armyinform.com.ua/2023/05/04/sogodni-ukrayinky-mozhut-obijmaty-bud-yaki-posady-v-zbrojnyh-sylah-ukrayiny-ganna-malyar/</text:a>
</text:p>
      <!--NEWS-->
      <text:h text:style-name="P10" text:outline-level="1">
<text:span text:style-name="T4">
На базі ВПС Нідерландів Володимир Зеленський зустрівся з нашими військовими та ознайомився зі зразками озброєння, яке передається Україні</text:span>
</text:h>
      <text:p text:style-name="P4">
Author: ['АРМІЯINFORM']</text:p>
      <text:p text:style-name="P4">
Time: 2023-05-04T92:00:00-04:00</text:p>
      <text:p text:style-name="P4">
Description: У межах офіційного візиту до Королівства Нідерланди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59b90a3eba6f2e96a1a717aa33c82d9_1683219541_extra_large.jpeg" text:style-name="Internet_20_link" text:visited-style-name="Visited_20_Internet_20_Link">
b59b90a3eba6f2e96a1a717aa33c82d9_1683219541_extra_large.jpeg</text:a>
', '<text:a xlink:type="simple" xlink:href="https://armyinform.com.ua/wp-content/uploads/2023/05/d6876e1fb641e29fdc580f52cdfd845f_1683219545_extra_large.jpeg" text:style-name="Internet_20_link" text:visited-style-name="Visited_20_Internet_20_Link">
d6876e1fb641e29fdc580f52cdfd845f_1683219545_extra_large.jpeg</text:a>
', '<text:a xlink:type="simple" xlink:href="https://armyinform.com.ua/wp-content/uploads/2023/05/4c4ef605cb3a1be9382f4d80e808f4d6_1683219541_extra_large.jpeg" text:style-name="Internet_20_link" text:visited-style-name="Visited_20_Internet_20_Link">
4c4ef605cb3a1be9382f4d80e808f4d6_1683219541_extra_large.jpeg</text:a>
', '<text:a xlink:type="simple" xlink:href="https://armyinform.com.ua/wp-content/uploads/2023/05/49aa5e9a94f5ed507dd096c30739a899_1683219543_extra_large-1.jpeg" text:style-name="Internet_20_link" text:visited-style-name="Visited_20_Internet_20_Link">
49aa5e9a94f5ed507dd096c30739a899_1683219543_extra_large-1.jpeg</text:a>
']</text:p>
      <text:p text:style-name="P4">
Tags: ['STOPRUSSIA', 'ВОЛОДИМИР ЗЕЛЕНСЬКИЙ', 'СВІТ ПІДТРИМУЄ УКРАЇНУ']</text:p>
      <text:p text:style-name="P4">
Category: News</text:p>
      <!--METADATA-->
      <text:p text:style-name="P4">
<draw:frame draw:style-name="fr1" draw:name="Image319" text:anchor-type="as-char" svg:width="6.9236in" svg:height="4.617948in" draw:z-index="0">
<draw:image xlink:href="../Images/AРМІЯINFORM/2023-05-04T92-00-00-04-00/b59b90a3eba6f2e96a1a717aa33c82d9_1683219541_extra_large.jpeg" xlink:type="simple" xlink:show="embed" xlink:actuate="onLoad" draw:mime-type="image/jpeg"/>
</draw:frame>
</text:p>
      <text:p text:style-name="P4">
У межах офіційного візиту до Королівства Нідерланди Президент УкраїниВолодимир Зеленський відвідав базу Королівських військово-повітряних силНідерландів.</text:p>
      <text:p text:style-name="P4">
Глава держави зустрівся з військовослужбовцями Збройних Сил України, якіпроходять навчання в Нідерландах, курсантами Військового інституту КНУ ім. Т.Шевченка, а також із пораненими воїнами, які перебувають на реабілітації влікувальних закладах, <text:a xlink:type="simple" xlink:href="https://www.president.gov.ua/news/na-bazi-vps-niderlandiv-volodimir-zelenskij-zustrivsya-z-ukr-82685" text:style-name="Internet_20_link" text:visited-style-name="Visited_20_Internet_20_Link">
повідомляє</text:a>
 Офіс ПрезидентаУкраїни.</text:p>
      <text:p text:style-name="P4">
<draw:frame draw:style-name="fr1" draw:name="Image320" text:anchor-type="as-char" svg:width="6.9236in" svg:height="4.617948in" draw:z-index="0">
<draw:image xlink:href="../Images/AРМІЯINFORM/2023-05-04T92-00-00-04-00/d6876e1fb641e29fdc580f52cdfd845f_1683219545_extra_large.jpeg" xlink:type="simple" xlink:show="embed" xlink:actuate="onLoad" draw:mime-type="image/jpeg"/>
</draw:frame>
</text:p>
      <text:p text:style-name="P4">
«Тут і зараз ми бачимо, що таке допомога і що таке захист життя. Ценайпочесніша місія — робити все, щоб життя перемогло», — наголосив ВолодимирЗеленський.</text:p>
      <text:p text:style-name="P4">
Звертаючись до Прем’єр-міністра Нідерландів Марка Рютте й міністра оборониНідерландів Кайси Оллонгрен, Президент подякував їм і всім у Нідерландах, хтодопомагає Україні.</text:p>
      <text:p text:style-name="P4">
Як зауважив Глава держави, зброя із цієї бази, яка допомагає українськимзахисникам, берегтиме нормальне, вільне, засноване на повазі життя українців івсіх європейців.</text:p>
      <text:p text:style-name="P4">
«Все це наближає перемогу, нашу спільну перемогу. Ми розіб’ємо російське зло йзахистимо нашу свободу, наш спільний європейський спосіб життя», — заявивВолодимир Зеленський.</text:p>
      <text:p text:style-name="P4">
Зі свого боку Кайса Оллонгрен зазначила, що ця база — одна з локацій, на якійНідерланди готують військове обладнання та озброєння для України.</text:p>
      <text:p text:style-name="P4">
<draw:frame draw:style-name="fr1" draw:name="Image321" text:anchor-type="as-char" svg:width="6.9236in" svg:height="4.617948in" draw:z-index="0">
<draw:image xlink:href="../Images/AРМІЯINFORM/2023-05-04T92-00-00-04-00/4c4ef605cb3a1be9382f4d80e808f4d6_1683219541_extra_large.jpeg" xlink:type="simple" xlink:show="embed" xlink:actuate="onLoad" draw:mime-type="image/jpeg"/>
</draw:frame>
</text:p>
      <text:p text:style-name="P4">
«Відданість ваших солдатів справді надихає. Вони борються за вільну Україну.За Україну, яку зможуть передати своїм дітям. І ставки високі як для України,так і для всіх нас тут, у Нідерландах, і для всіх, хто поділяє цінностідемократії, міжнародного права й територіальної цілісності», — сказала вона.</text:p>
      <text:p text:style-name="P4">
Міністр оборони повідомила, що Нідерланди підготували для потреб Міжнародногокримінального суду мобільну лабораторію для судмедекспертизи в Україні. Цедуже важливо для притягнення до відповідальності винних у злочинах.</text:p>
      <text:p text:style-name="P4">
Вона наголосила, що Нідерланди продовжать допомагати українському народові вйого прагненні відбити російську агресію.</text:p>
      <text:p text:style-name="P4">
«Ми й далі робитимемо значний внесок у зміцнення військового потенціалуУкраїни. Зараз і в майбутньому, так довго, як це буде потрібно», — зазначилаКайса Оллонгрен.</text:p>
      <text:p text:style-name="P4">
Разом із Прем’єр-міністром і міністром оборони Нідерландів ВолодимирЗеленський оглянув зразки військової техніки, яку передають Україні.</text:p>
      <text:p text:style-name="P4">
<draw:frame draw:style-name="fr1" draw:name="Image322" text:anchor-type="as-char" svg:width="6.9236in" svg:height="4.617948in" draw:z-index="0">
<draw:image xlink:href="../Images/AРМІЯINFORM/2023-05-04T92-00-00-04-00/49aa5e9a94f5ed507dd096c30739a899_1683219543_extra_large-1.jpeg" xlink:type="simple" xlink:show="embed" xlink:actuate="onLoad" draw:mime-type="image/jpeg"/>
</draw:frame>
</text:p>
      <text:p text:style-name="P4">
Президент поспілкувався з інструкторами, котрі проводять навчання дляукраїнських військовослужбовців, зокрема щодо використання сучасних західнихсистем озброєння.</text:p>
      <text:p text:style-name="P4">
Глава держави також поспілкувався з українськими захисниками, які проходятьреабілітацію після бойових поранень.</text:p>
      <text:p text:style-name="P4">
Source: <text:a xlink:type="simple" xlink:href="https://armyinform.com.ua/2023/05/04/na-bazi-vps-niderlandiv-volodymyr-zelenskyj-zustrivsya-z-nashymy-vijskovymy-ta-oznajomyvsya-zi-zrazkamy-ozbroyennya-yake-peredayetsya-ukrayini/" text:style-name="Internet_20_link" text:visited-style-name="Visited_20_Internet_20_Link">
https://armyinform.com.ua/2023/05/04/na-bazi-vps-niderlandiv-volodymyr-zelenskyj-zustrivsya-z-nashymy-vijskovymy-ta-oznajomyvsya-zi-zrazkamy-ozbroyennya-yake-peredayetsya-ukrayini/</text:a>
</text:p>
      <!--NEWS-->
      <text:h text:style-name="P10" text:outline-level="1">
<text:span text:style-name="T4">
У Дніпрі презентували фотовиставку «Миті війни»</text:span>
</text:h>
      <text:p text:style-name="P4">
Author: ['Олександр Колесник']</text:p>
      <text:p text:style-name="P4">
Time: 2023-05-04T93:00:00-04:00</text:p>
      <text:p text:style-name="P4">
Description: На презентацію, яка відбулася в Академічному театрі опери та балету, завіт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17.jpg" text:style-name="Internet_20_link" text:visited-style-name="Visited_20_Internet_20_Link">
golovna-17.jpg</text:a>
', '<text:a xlink:type="simple" xlink:href="https://armyinform.com.ua/wp-content/uploads/2023/05/vystavka_01.jpg" text:style-name="Internet_20_link" text:visited-style-name="Visited_20_Internet_20_Link">
vystavka_01.jpg</text:a>
', '<text:a xlink:type="simple" xlink:href="https://armyinform.com.ua/wp-content/uploads/2023/05/v_001-150x150.jpg" text:style-name="Internet_20_link" text:visited-style-name="Visited_20_Internet_20_Link">
v_001-150x150.jpg</text:a>
', '<text:a xlink:type="simple" xlink:href="https://armyinform.com.ua/wp-content/uploads/2023/05/v_02-150x150.jpg" text:style-name="Internet_20_link" text:visited-style-name="Visited_20_Internet_20_Link">
v_02-150x150.jpg</text:a>
', '<text:a xlink:type="simple" xlink:href="https://armyinform.com.ua/wp-content/uploads/2023/05/vystavka_3.jpg" text:style-name="Internet_20_link" text:visited-style-name="Visited_20_Internet_20_Link">
vystavka_3.jpg</text:a>
', '<text:a xlink:type="simple" xlink:href="https://armyinform.com.ua/wp-content/uploads/2023/05/vystavka_5.jpg" text:style-name="Internet_20_link" text:visited-style-name="Visited_20_Internet_20_Link">
vystavka_5.jpg</text:a>
']</text:p>
      <text:p text:style-name="P4">
Tags: []</text:p>
      <text:p text:style-name="P4">
Category: News</text:p>
      <!--METADATA-->
      <text:p text:style-name="P4">
<draw:frame draw:style-name="fr1" draw:name="Image323" text:anchor-type="as-char" svg:width="6.9236in" svg:height="4.754205in" draw:z-index="0">
<draw:image xlink:href="../Images/AРМІЯINFORM/2023-05-04T93-00-00-04-00/golovna-17.jpg" xlink:type="simple" xlink:show="embed" xlink:actuate="onLoad" draw:mime-type="image/jpeg"/>
</draw:frame>
</text:p>
      <text:p text:style-name="P4">
<text:span text:style-name="T4">
<text:span text:style-name="T5">
На презентацію, яка відбулася в Академічному театрі опери та балету,завітали військовослужбовці, мешканці та гості обласного центру.</text:span>
</text:span>
 <text:span text:style-name="T4">
<text:span text:style-name="T5">
Представлені в експозиції роботи були зроблені у період із 2015 року й досьогодні. Світлини демонструють відвідувачам, якою ціною усі ми — українці,відстоюємо свободу та незалежність Батьківщини, передають внутрішніпереживання людей під час війни, біль втрат та зневагу до російськихокупантів.</text:span>
</text:span>
</text:p>
      <text:p text:style-name="P4">
<draw:frame draw:style-name="fr1" draw:name="Image324" text:anchor-type="as-char" svg:width="6.9236in" svg:height="4.136851in" draw:z-index="0">
<draw:image xlink:href="../Images/AРМІЯINFORM/2023-05-04T93-00-00-04-00/vystavka_01.jpg" xlink:type="simple" xlink:show="embed" xlink:actuate="onLoad" draw:mime-type="image/jpeg"/>
</draw:frame>
</text:p>
      <text:p text:style-name="P4">
Автор виставки, у якій представлено 35 світлин, відомий український фотографта фотожурналіст Сергій Дівєєв. Основна мета фотовиставки, щоби відвідувачіпобачили та відчули війну через погляд і об’єктив автора, який встигсфотографувати миті життя на війні захисників, рятівників, лікарів, волонтерівй багато людей інших професій, які щодня самі виборюють право на життя увільній Україні й допомагають іншим впоратися з наслідками підступноїросійської агресії проти нашої держави.</text:p>
      <text:p text:style-name="P4">
<text:a xlink:type="simple" xlink:href="https://armyinform.com.ua/wp-content/uploads/2023/05/v_001.jpg" text:style-name="Internet_20_link" text:visited-style-name="Visited_20_Internet_20_Link">
<draw:frame draw:style-name="fr1" draw:name="Image325" text:anchor-type="as-char" svg:width="6.9236in" svg:height="6.9236in" draw:z-index="0">
<draw:image xlink:href="../Images/AРМІЯINFORM/2023-05-04T93-00-00-04-00/v_001-150x150.jpg" xlink:type="simple" xlink:show="embed" xlink:actuate="onLoad" draw:mime-type="image/jpeg"/>
</draw:frame>
</text:a>
</text:p>
      <text:p text:style-name="P4">
<text:a xlink:type="simple" xlink:href="https://armyinform.com.ua/wp-content/uploads/2023/05/v_02.jpg" text:style-name="Internet_20_link" text:visited-style-name="Visited_20_Internet_20_Link">
<draw:frame draw:style-name="fr1" draw:name="Image326" text:anchor-type="as-char" svg:width="6.9236in" svg:height="6.9236in" draw:z-index="0">
<draw:image xlink:href="../Images/AРМІЯINFORM/2023-05-04T93-00-00-04-00/v_02-150x150.jpg" xlink:type="simple" xlink:show="embed" xlink:actuate="onLoad" draw:mime-type="image/jpeg"/>
</draw:frame>
</text:a>
</text:p>
      <text:p text:style-name="P4">
— Ця виставка — нагадування людям про те, завдяки кому вони можуть жити,працювати, відвідувати театральні вистави, — каже Сергій Дівєєв. — Запрошуюусіх, хоча б на мить, опинитися на місці військових, які захищають Україну напередовій, побачити їхні стомлені мужні обличчя.</text:p>
      <text:p text:style-name="P4">
Представлені роботи розподілені на кілька умовних блоків. Тут, зі слів автора,у кожній світлини своя історія. Відвідувачі можуть побачити наслідкиварварських ворожих обстрілів Дніпра та інших міст та населених пунктівобласті, горе людей, які втратили на війні своїх рідних та близьких, пораненихвоїнів, постраждалих мирних людей й дітей, неймовірну роботу наших янголів убілих халатах. А ще автор показав через об’єктив своєї фотокамери миттєвостіжиття мешканців Дніпра в умовах воєнного часу, як змінилося місто з початкуросійської агресії.</text:p>
      <text:p text:style-name="P4">
<draw:frame draw:style-name="fr1" draw:name="Image327" text:anchor-type="as-char" svg:width="6.9236in" svg:height="5.215779in" draw:z-index="0">
<draw:image xlink:href="../Images/AРМІЯINFORM/2023-05-04T93-00-00-04-00/vystavka_3.jpg" xlink:type="simple" xlink:show="embed" xlink:actuate="onLoad" draw:mime-type="image/jpeg"/>
</draw:frame>
</text:p>
      <text:p text:style-name="P4">
Зі слів мешканки Дніпра Анастасії, подібні експозиції вкрай потрібні й їхважко переоцінити.</text:p>
      <text:p text:style-name="P4">
— Особисто мене вразило на цій виставці те, що вона демонструє усім нам, щожиття йде поруч зі смертю. На цих світлинах такі живі емоції, на які простотак не можливо дивитися й не співчувати разом. Тому мене ця виставка надихаєна те, що треба жити далі, виховувати наших дітей й усе робити задля нашоїспільної перемоги. Я вірю в те, що вона буде. У цьому немає сумніву. СлаваУкраїні! Слава нашим Героям! Слава Збройним Силам України!</text:p>
      <text:p text:style-name="P4">
<draw:frame draw:style-name="fr1" draw:name="Image328" text:anchor-type="as-char" svg:width="6.9236in" svg:height="5.319633in" draw:z-index="0">
<draw:image xlink:href="../Images/AРМІЯINFORM/2023-05-04T93-00-00-04-00/vystavka_5.jpg" xlink:type="simple" xlink:show="embed" xlink:actuate="onLoad" draw:mime-type="image/jpeg"/>
</draw:frame>
</text:p>
      <text:p text:style-name="P4">
Експозицію розгорнуто в театрі опери та балету, тож військовослужбовці та всіохочі можуть її побачити на власні очі.</text:p>
      <text:p text:style-name="P4">
<text:span text:style-name="T5">
Фото — Сергій Дівєєв</text:span>
</text:p>
      <text:p text:style-name="P4">
Source: <text:a xlink:type="simple" xlink:href="https://armyinform.com.ua/2023/05/04/u-dnipri-prezentuvaly-fotovystavku-myti-vijny/" text:style-name="Internet_20_link" text:visited-style-name="Visited_20_Internet_20_Link">
https://armyinform.com.ua/2023/05/04/u-dnipri-prezentuvaly-fotovystavku-myti-vijny/</text:a>
</text:p>
      <!--NEWS-->
      <text:h text:style-name="P10" text:outline-level="1">
<text:span text:style-name="T4">
Стали відомими подробиці про масований обстріл Херсону</text:span>
</text:h>
      <text:p text:style-name="P4">
Author: ['Дмитро Завтонов']</text:p>
      <text:p text:style-name="P4">
Time: 2023-05-04T94:00:00-04:00</text:p>
      <text:p text:style-name="P4">
Description: У перші дні травня нескорені мешканці Херсону знову опинилися під масованим обстріл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10-scaled.jpg" text:style-name="Internet_20_link" text:visited-style-name="Visited_20_Internet_20_Link">
5-10-scaled.jpg</text:a>
', '<text:a xlink:type="simple" xlink:href="https://armyinform.com.ua/wp-content/uploads/2023/05/6-10-scaled.jpg" text:style-name="Internet_20_link" text:visited-style-name="Visited_20_Internet_20_Link">
6-10-scaled.jpg</text:a>
', '<text:a xlink:type="simple" xlink:href="https://armyinform.com.ua/wp-content/uploads/2023/05/1-18-150x150.jpg" text:style-name="Internet_20_link" text:visited-style-name="Visited_20_Internet_20_Link">
1-18-150x150.jpg</text:a>
', '<text:a xlink:type="simple" xlink:href="https://armyinform.com.ua/wp-content/uploads/2023/05/2-21-150x150.jpg" text:style-name="Internet_20_link" text:visited-style-name="Visited_20_Internet_20_Link">
2-21-150x150.jpg</text:a>
', '<text:a xlink:type="simple" xlink:href="https://armyinform.com.ua/wp-content/uploads/2023/05/3-21-150x150.jpg" text:style-name="Internet_20_link" text:visited-style-name="Visited_20_Internet_20_Link">
3-21-150x150.jpg</text:a>
', '<text:a xlink:type="simple" xlink:href="https://armyinform.com.ua/wp-content/uploads/2023/05/4-19-150x150.jpg" text:style-name="Internet_20_link" text:visited-style-name="Visited_20_Internet_20_Link">
4-19-150x150.jpg</text:a>
']</text:p>
      <text:p text:style-name="P4">
Tags: []</text:p>
      <text:p text:style-name="P4">
Category: News</text:p>
      <!--METADATA-->
      <text:p text:style-name="P4">
<draw:frame draw:style-name="fr1" draw:name="Image329" text:anchor-type="as-char" svg:width="6.9236in" svg:height="4.615733in" draw:z-index="0">
<draw:image xlink:href="../Images/AРМІЯINFORM/2023-05-04T94-00-00-04-00/5-10-scaled.jpg" xlink:type="simple" xlink:show="embed" xlink:actuate="onLoad" draw:mime-type="image/jpeg"/>
</draw:frame>
</text:p>
      <text:p text:style-name="P4">
У перші дні травня нескорені мешканці Херсону знову опинилися під масованимобстрілом з боку росіян, що призвів до численних людських жертв.</text:p>
      <text:p text:style-name="P4">
<draw:frame draw:style-name="fr1" draw:name="Image330" text:anchor-type="as-char" svg:width="6.9236in" svg:height="4.615733in" draw:z-index="0">
<draw:image xlink:href="../Images/AРМІЯINFORM/2023-05-04T94-00-00-04-00/6-10-scaled.jpg" xlink:type="simple" xlink:show="embed" xlink:actuate="onLoad" draw:mime-type="image/jpeg"/>
</draw:frame>
</text:p>
      <text:p text:style-name="P4">
— На даний час офіційно 23 цивільні людини загинуло й 46 було поранено. В часпік, приблизно об 11-й годині дня було обстріляно заправки, залізничнийвокзал, торгівельний центр, прилітало по парковкам та житловим будинкам, —розповів військовослужбовець Сергій.</text:p>
      <text:p text:style-name="P4">
Обстріли були здійснені з різних видів озброєння і виключно по цивільномунаселенню.</text:p>
      <text:p text:style-name="P4">
<text:a xlink:type="simple" xlink:href="https://armyinform.com.ua/wp-content/uploads/2023/05/1-18-scaled.jpg" text:style-name="Internet_20_link" text:visited-style-name="Visited_20_Internet_20_Link">
<draw:frame draw:style-name="fr1" draw:name="Image331" text:anchor-type="as-char" svg:width="6.9236in" svg:height="6.9236in" draw:z-index="0">
<draw:image xlink:href="../Images/AРМІЯINFORM/2023-05-04T94-00-00-04-00/1-18-150x150.jpg" xlink:type="simple" xlink:show="embed" xlink:actuate="onLoad" draw:mime-type="image/jpeg"/>
</draw:frame>
</text:a>
</text:p>
      <text:p text:style-name="P4">
<text:a xlink:type="simple" xlink:href="https://armyinform.com.ua/wp-content/uploads/2023/05/2-21-scaled.jpg" text:style-name="Internet_20_link" text:visited-style-name="Visited_20_Internet_20_Link">
<draw:frame draw:style-name="fr1" draw:name="Image332" text:anchor-type="as-char" svg:width="6.9236in" svg:height="6.9236in" draw:z-index="0">
<draw:image xlink:href="../Images/AРМІЯINFORM/2023-05-04T94-00-00-04-00/2-21-150x150.jpg" xlink:type="simple" xlink:show="embed" xlink:actuate="onLoad" draw:mime-type="image/jpeg"/>
</draw:frame>
</text:a>
</text:p>
      <text:p text:style-name="P4">
<text:a xlink:type="simple" xlink:href="https://armyinform.com.ua/wp-content/uploads/2023/05/3-21-scaled.jpg" text:style-name="Internet_20_link" text:visited-style-name="Visited_20_Internet_20_Link">
<draw:frame draw:style-name="fr1" draw:name="Image333" text:anchor-type="as-char" svg:width="6.9236in" svg:height="6.9236in" draw:z-index="0">
<draw:image xlink:href="../Images/AРМІЯINFORM/2023-05-04T94-00-00-04-00/3-21-150x150.jpg" xlink:type="simple" xlink:show="embed" xlink:actuate="onLoad" draw:mime-type="image/jpeg"/>
</draw:frame>
</text:a>
</text:p>
      <text:p text:style-name="P4">
<text:a xlink:type="simple" xlink:href="https://armyinform.com.ua/wp-content/uploads/2023/05/4-19-scaled.jpg" text:style-name="Internet_20_link" text:visited-style-name="Visited_20_Internet_20_Link">
<draw:frame draw:style-name="fr1" draw:name="Image334" text:anchor-type="as-char" svg:width="6.9236in" svg:height="6.9236in" draw:z-index="0">
<draw:image xlink:href="../Images/AРМІЯINFORM/2023-05-04T94-00-00-04-00/4-19-150x150.jpg" xlink:type="simple" xlink:show="embed" xlink:actuate="onLoad" draw:mime-type="image/jpeg"/>
</draw:frame>
</text:a>
</text:p>
      <text:p text:style-name="P4">
— Відповідь була моментальною, відразу, і вона була набагато сильніша, ніж те,що вони нам сюди «прислали». Я думаю, що в них там горіло все, що могло.Кожного, хто причетний до цих терористичних атак, ми обв’язко знайдемо, —додав Сергій.</text:p>
      <text:p text:style-name="P4">
Детальніше дивіться у відеосюжеті АрміяInform.</text:p>
      <text:p text:style-name="P4">
<text:span text:style-name="T5">
Фото і відео автора</text:span>
</text:p>
      <text:p text:style-name="P4">
Source: <text:a xlink:type="simple" xlink:href="https://armyinform.com.ua/2023/05/04/staly-vidomymy-podrobyczi-pro-masovanyj-obstril-hersonu/" text:style-name="Internet_20_link" text:visited-style-name="Visited_20_Internet_20_Link">
https://armyinform.com.ua/2023/05/04/staly-vidomymy-podrobyczi-pro-masovanyj-obstril-hersonu/</text:a>
</text:p>
      <!--NEWS-->
      <text:h text:style-name="P10" text:outline-level="1">
<text:span text:style-name="T4">
Отримати роботу за новим покликанням ветеранам і ветеранкам допоможе новий проєкт від Veteran Hub</text:span>
</text:h>
      <text:p text:style-name="P4">
Author: ['Оксана Уретій']</text:p>
      <text:p text:style-name="P4">
Time: 2023-05-04T95:00:00-04:00</text:p>
      <text:p text:style-name="P4">
Description: Команда Ветеран Хабу разом з міжнародною організацією IREX запустила проєкт «Військ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oshuk-roboty-scaled.jpg" text:style-name="Internet_20_link" text:visited-style-name="Visited_20_Internet_20_Link">
poshuk-roboty-scaled.jpg</text:a>
']</text:p>
      <text:p text:style-name="P4">
Tags: ['STOPRUSSIA', 'АГРЕСІЯ РФ', 'ВІЙНА', 'ВТОРГНЕННЯ РФ', 'СОЦІАЛЬНИЙ ЗАХИСТ ПІД ЧАС ВІЙНИ']</text:p>
      <text:p text:style-name="P4">
Category: News</text:p>
      <!--METADATA-->
      <text:p text:style-name="P4">
<draw:frame draw:style-name="fr1" draw:name="Image335" text:anchor-type="as-char" svg:width="6.9236in" svg:height="4.615733in" draw:z-index="0">
<draw:image xlink:href="../Images/AРМІЯINFORM/2023-05-04T95-00-00-04-00/poshuk-roboty-scaled.jpg" xlink:type="simple" xlink:show="embed" xlink:actuate="onLoad" draw:mime-type="image/jpeg"/>
</draw:frame>
 Фото Veteran Hub</text:p>
      <text:p text:style-name="P4">
Команда Ветеран Хабу разом з міжнародною організацією IREX запустила<text:a xlink:type="simple" xlink:href="https://veteranhub.com.ua/military-experience-in-resume" text:style-name="Internet_20_link" text:visited-style-name="Visited_20_Internet_20_Link">
проєкт</text:a>
 «Військовийдосвід в резюме». Його мета — допомогти ветеранам і ветеранкам адаптувати свійвійськовий досвід у резюме, а працедавцям — краще розуміти навички такомпетенції кандидатів із бойовим досвідом.</text:p>
      <text:p text:style-name="P4">
— Поки в Україні тривають бойові дії, кількість ветеранів і ветеранокзбільшується. Після повернення вони шукатимуть своє нове покликання та можутьстикнутися із викликом та питанням: як знайти своє місце в цивільній сфері, —зазначила менеджерка проєктів працевлаштування Анастасія Столярик. — Абипідтримати їх на цьому шляху, Veteran Hub має окремий напрям роботи та вжепонад 4 роки надає консультації з працевлаштування та, зокрема, вчить колишніхвійськових складати резюме, показуючи сильні сторони, здобуті ними під часслужби.</text:p>
      <text:p text:style-name="P4">
Як додала пані Анастасія, кожна із цих зустрічей або розмов є ще одним крокомдо отримання нової роботи для учасників бойових дій, які шукатимуть, якреалізувати себе після завершення служби.</text:p>
      <text:p text:style-name="P4">
Нині команда організації зібрала накопичений досвід в одному місці тарозробила новий проєкт, створила довідник зі 100 військових спеціальностей. Цядобірка містить деталі того, чим займаються військові на тій чи іншій посаді,взяті зі всіх можливих відкритих джерел, як-от статутів чи програм підготовки.Кожна описана спеціальність складається з двох частин: ключових компетенцій,які можна помістити у відповідний розділ свого резюме, та безпосередньогоопису — інформації, яку можна вставити в розділ «досвід».</text:p>
      <text:p text:style-name="P4">
— Ветерани та ветеранки можуть користуватися добіркою, коли будуть складатирезюме, шукати свою першу цивільну роботу або ж обирати нове покликання. Віндопоможе пояснити свій досвід роботодавцеві й наблизить до нової роботи, —зауважила менеджерка проєкту.</text:p>
      <text:p text:style-name="P4">
Крім того, проєкт може бути корисним у роботі HR-фахівцям, рекрутерам такар’єрним консультантам. Оскільки деколи цивільні рекрутери можуть не розумітиповний спектр завдань, з якими працюють військові, та не завжди можутьзапропонувати роботу, яка відповідатиме їхнім навичкам та компетенціям.</text:p>
      <text:p text:style-name="P4">
Проєкт також доповнений 5 <text:a xlink:type="simple" xlink:href="https://veteranhub.com.ua/military-experience-in-resume" text:style-name="Internet_20_link" text:visited-style-name="Visited_20_Internet_20_Link">
статтями</text:a>
 із практичними порадами для ветеранів/ок, якіперебувають в пошуку роботи, і для цивільних HR-ів. У них можна знайтивідповіді на такі запитання: як перейти від військової професії до цивільної,як самостійно описати свій військовий досвід у резюме, що може розказативійськова посада ветерана/-ки, як розповідати про свій військовий досвід наспівбесіді тощо.</text:p>
      <text:p text:style-name="P4">
Source: <text:a xlink:type="simple" xlink:href="https://armyinform.com.ua/2023/05/04/otrymaty-robotu-za-novym-poklykannyam-veteranam-i-veterankam-dopomozhe-novyj-proyekt-vid-veteran-hub/" text:style-name="Internet_20_link" text:visited-style-name="Visited_20_Internet_20_Link">
https://armyinform.com.ua/2023/05/04/otrymaty-robotu-za-novym-poklykannyam-veteranam-i-veterankam-dopomozhe-novyj-proyekt-vid-veteran-hub/</text:a>
</text:p>
      <!--NEWS-->
      <text:h text:style-name="P10" text:outline-level="1">
<text:span text:style-name="T4">
Окупанти не можуть повноцінно забезпечити свої угруповання якісними артилерією й бронетехнікою — Петро Черник</text:span>
</text:h>
      <text:p text:style-name="P4">
Author: ["Владислав Дем'яненко"]</text:p>
      <text:p text:style-name="P4">
Time: 2023-05-04T96:00:00-04:00</text:p>
      <text:p text:style-name="P4">
Description: Таку думку в ефірі національного телемарафону «Єдині новини» висловив військовий аналіт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77561254211733917_w.jpg" text:style-name="Internet_20_link" text:visited-style-name="Visited_20_Internet_20_Link">
photo_5377561254211733917_w.jpg</text:a>
']</text:p>
      <text:p text:style-name="P4">
Tags: ['STOPRUSSIA', 'АГРЕСІЯ РФ', 'БАХМУТ', 'ВТОРГНЕННЯ РФ', 'ПЕТРО ЧЕРНИК']</text:p>
      <text:p text:style-name="P4">
Category: News</text:p>
      <!--METADATA-->
      <text:p text:style-name="P4">
<draw:frame draw:style-name="fr1" draw:name="Image336" text:anchor-type="as-char" svg:width="6.9236in" svg:height="3.894525in" draw:z-index="0">
<draw:image xlink:href="../Images/AРМІЯINFORM/2023-05-04T96-00-00-04-00/photo_5377561254211733917_w.jpg" xlink:type="simple" xlink:show="embed" xlink:actuate="onLoad" draw:mime-type="image/jpeg"/>
</draw:frame>
</text:p>
      <text:p text:style-name="P4">
Таку думку в ефірі національного<text:a xlink:type="simple" xlink:href="https://www.youtube.com/watch" text:style-name="Internet_20_link" text:visited-style-name="Visited_20_Internet_20_Link">
телемарафону</text:a>
«Єдині новини» висловив військовий аналітик полковник Петро Черник.</text:p>
      <text:p text:style-name="P4">
— Вони повноцінно забезпечити своє угруповання ані якісною артилерією, аніякісною бронетехнікою не можуть. Для розуміння — на один кілометр фронтуприходиться всього-на-всього один танк. Цим пояснюється, чому їхні втрати потанках суттєво знизилися, — говорить Петро Черник.</text:p>
      <text:p text:style-name="P4">
Разом з тим, за словами аналітика, Бахмут і Мар’їнка на Донеччині залишаютьсянайгарячішими точками фронту. Він вважає, що найближчими днями атаки на ціміста ще більше посиляться, адже для росіян наближається сакральна дата — 9травня.</text:p>
      <text:p text:style-name="P4">
— Бахмут показує просто неймовірну якість тактичної майстерності та мужностіукраїнського воїна. Навіть їхній чорноротий терорист гіркін сказав, що дляросійських окупаційних військ Бахмут — це такий собі Сталінград навпаки… —говорить офіцер.</text:p>
      <text:p text:style-name="P4">
— Бахмут також виконує стратегічну роль з перемелювання як живої силипротивника, так і техніки. Водночас маємо розуміти, що противник досіперебуває у стані сторони, що атакує, а ми у маневреній обороні. Час длязаміни ролей неминуче прийде, але треба ще трошки набратися терпіння, — додаввін.</text:p>
      <text:p text:style-name="P4">
Source: <text:a xlink:type="simple" xlink:href="https://armyinform.com.ua/2023/05/04/okupanty-ne-mozhut-povnoczinno-zabezpechyty-svoyi-ugrupovannya-yakisnymy-artyleriyeyu-j-bronetehnikoyu-petro-chernyk/" text:style-name="Internet_20_link" text:visited-style-name="Visited_20_Internet_20_Link">
https://armyinform.com.ua/2023/05/04/okupanty-ne-mozhut-povnoczinno-zabezpechyty-svoyi-ugrupovannya-yakisnymy-artyleriyeyu-j-bronetehnikoyu-petro-chernyk/</text:a>
</text:p>
      <!--NEWS-->
      <text:h text:style-name="P10" text:outline-level="1">
<text:span text:style-name="T4">
Близько 560 експертів-фахівців працюють над інноваційними проєктами для ЗСУ — Володимир Коцюруба</text:span>
</text:h>
      <text:p text:style-name="P4">
Author: ['Олександр Козубенко']</text:p>
      <text:p text:style-name="P4">
Time: 2023-05-04T97:00:00-04:00</text:p>
      <text:p text:style-name="P4">
Description: Про це представник Центрального воєнно-наукового управління Генерального штабу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czyuruba-scaled.jpg" text:style-name="Internet_20_link" text:visited-style-name="Visited_20_Internet_20_Link">
koczyuruba-scaled.jpg</text:a>
']</text:p>
      <text:p text:style-name="P4">
Tags: ['STOPRUSSIA', 'АГРЕСІЯ РФ', 'ВТОРГНЕННЯ РФ', 'ГЕНШТАБ ЗС УКРАЇНИ', 'ІНОВАЦІЇ']</text:p>
      <text:p text:style-name="P4">
Category: News</text:p>
      <!--METADATA-->
      <text:p text:style-name="P4">
<draw:frame draw:style-name="fr1" draw:name="Image337" text:anchor-type="as-char" svg:width="6.9236in" svg:height="4.615733in" draw:z-index="0">
<draw:image xlink:href="../Images/AРМІЯINFORM/2023-05-04T97-00-00-04-00/koczyuruba-scaled.jpg" xlink:type="simple" xlink:show="embed" xlink:actuate="onLoad" draw:mime-type="image/jpeg"/>
</draw:frame>
</text:p>
      <text:p text:style-name="P4">
Про це представник Центрального воєнно-наукового управління Генерального штабуЗбройних Сил України полковник Володимир Коцюруба повідомив під час брифінгу,присвяченого механізму оцінки та впровадження винаходів та інновацій, якізастосовуються в секторі безпеки та оборони.</text:p>
      <text:p text:style-name="P4">
— Пріоритетними напрямками, які на сьогодні уже є у відкритому доступі й наякі подаються заявки, є 12 основних напрямків, а також три додаткових, якірозглядаються з травня, — сказав полковник Коцюруба.</text:p>
      <text:p text:style-name="P4">
Він повідомив, що наразі над проєктами вже працює близько 560 фахівцівекспертного середовища.</text:p>
      <text:p text:style-name="P4">
— Особливо хотів би звернути вашу увагу на засоби розмінування, які насьогодні, поряд з іншими зразками озброєння і військової техніки, єперспективним напрямком розвитку, і потреба в них із кожним днем все більше ібільше зростає.</text:p>
      <text:p text:style-name="P4">
Володимир Коцюруба пояснив, що зростання потреби в засобах та комплексахрозмінування пов’язано зі зростом проблеми мінної безпеки на територіїУкраїни, де ведуться активні бойові дії, на деокупованих територіях тамасового застосування ворогом широкого спектра боєприпасів.</text:p>
      <text:p text:style-name="P4">
<text:span text:style-name="T4">
Пріоритетні напрямки інноваційних проєктів та експертне середовище</text:span>
</text:p>
      <ol>
        <li>
Сучасні технічні засоби розвідки.  2. Системи (засоби) автоматизованого управління, зв`язку тазахисту інформації.  3. Навігаційні тагеоінформаційні системи.  4. Роботизовані тадистанційно-керовані системи (комплекси).  5. Ракетно-артилерійські засоби вогневого ураження.  6. Зразки, системи (комплекси) озброєння.  7. Системи РЕБ, кіберборотьби тапротидії технічним розвідкам.  8. Системи (засоби) захисту табезпеки військ.  9. Зразки озброєння зановими принципами дії.  10. Зразки технічних засобів логістичного забезпечення тажиттєдіяльності.  11. Технології тазасоби медичного забезпечення.</li>
      </ol>
      <text:p text:style-name="P4">
<text:span text:style-name="T4">
Додаткові напрямки</text:span>
</text:p>
      <ol>
        <li>
Технології штучного інтелекту,3-D технології.  14. Засоби (комплекси) розмінування.  15. Макети озброєння тавійськової техніки, тренажери.</li>
      </ol>
      <text:p text:style-name="P4">
Source: <text:a xlink:type="simple" xlink:href="https://armyinform.com.ua/2023/05/04/blyzko-560-ekspertiv-fahivcziv-praczyuyut-nad-innovaczijnymy-proyektamy-dlya-zsu-volodymyr-koczyuruba/" text:style-name="Internet_20_link" text:visited-style-name="Visited_20_Internet_20_Link">
https://armyinform.com.ua/2023/05/04/blyzko-560-ekspertiv-fahivcziv-praczyuyut-nad-innovaczijnymy-proyektamy-dlya-zsu-volodymyr-koczyuruba/</text:a>
</text:p>
      <!--NEWS-->
      <text:h text:style-name="P10" text:outline-level="1">
<text:span text:style-name="T4">
ЦПД про останні маніпулятивні кампанії рашистів на тимчасово окупованих територіях</text:span>
</text:h>
      <text:p text:style-name="P4">
Author: ['АРМІЯINFORM']</text:p>
      <text:p text:style-name="P4">
Time: 2023-05-04T98:00:00-04:00</text:p>
      <text:p text:style-name="P4">
Description: Центр протидії дезінформації на своїй офіційній сторінці у Facebook поінформував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ejky.jpg" text:style-name="Internet_20_link" text:visited-style-name="Visited_20_Internet_20_Link">
fejky.jpg</text:a>
']</text:p>
      <text:p text:style-name="P4">
Tags: ['STOPRUSSIA', 'ВОРОЖА ІПСО', 'ФЕЙКИ', 'ЦПД']</text:p>
      <text:p text:style-name="P4">
Category: News</text:p>
      <!--METADATA-->
      <text:p text:style-name="P4">
<draw:frame draw:style-name="fr1" draw:name="Image338" text:anchor-type="as-char" svg:width="6.9236in" svg:height="6.9236in" draw:z-index="0">
<draw:image xlink:href="../Images/AРМІЯINFORM/2023-05-04T98-00-00-04-00/fejky.jpg" xlink:type="simple" xlink:show="embed" xlink:actuate="onLoad" draw:mime-type="image/jpeg"/>
</draw:frame>
</text:p>
      <text:p text:style-name="P4">
Центр протидії дезінформації на своїй офіційній сторінці у Facebook<text:a xlink:type="simple" xlink:href="https://www.facebook.com/protydiyadezinformatsiyi.cpd/posts/pfbid02HMJk6aRnVjeardEGrUDstviymE7mtQhMpnUCkWtm2A7fHY1gjgB4C3DeKo8pYU3gl" text:style-name="Internet_20_link" text:visited-style-name="Visited_20_Internet_20_Link">
поінформував</text:a>
про останні дезінформаційні та маніпулятивні кампанії, що відбуваються натимчасово окупованих територіях.</text:p>
      <ul>
        <li>
          <text:span text:style-name="T4">
Запорізька обл.:</text:span>
        </li>
      </ul>
      <text:p text:style-name="P4">
У тимчасово окупованому Бердянську рашисти під час вибіркових перевірокдокументів у місцевих жителів рвуть українські паспорти і змушують людейоформлювати паспорти рф, нав’язуючи у такий спосіб «рускій мір»</text:p>
      <ul>
        <li>
          <text:span text:style-name="T4">
Донецька обл.:</text:span>
        </li>
      </ul>
      <text:p text:style-name="P4">
Школярів тимчасово окупованого Маріуполя змушують писати листи російськимвійськовослужбовцям. Як приклад, дітям роздали пропагандистський текст, уякому путіна називають «нашим президентом», а Україну, росію та Білорусь —«єдиним народом»</text:p>
      <ul>
        <li>
          <text:span text:style-name="T4">
Луганська обл.:</text:span>
        </li>
      </ul>
      <text:p text:style-name="P4">
Окупанти на ТОТ проводять примусові медогляди дітей для подальшої відправкинібито на лікування до рф, проте таким чином ворог викрадає їх</text:p>
      <ul>
        <li>
          <text:span text:style-name="T4">
Херсонська обл.:</text:span>
        </li>
      </ul>
      <text:p text:style-name="P4">
У Генічеському районі окупанти продовжують здійснювати примусову паспортизаціюгромадян України. Ворог тисне на населення, погрожує йому депортацією таконфіскацією майна, обмежує у пересуванні між населеними пунктами.</text:p>
      <text:p text:style-name="P4">
Source: <text:a xlink:type="simple" xlink:href="https://armyinform.com.ua/2023/05/04/czpd-pro-ostanni-manipulyatyvni-kampaniyi-rashystiv-na-tymchasovo-okupovanyh-terytoriyah/" text:style-name="Internet_20_link" text:visited-style-name="Visited_20_Internet_20_Link">
https://armyinform.com.ua/2023/05/04/czpd-pro-ostanni-manipulyatyvni-kampaniyi-rashystiv-na-tymchasovo-okupovanyh-terytoriyah/</text:a>
</text:p>
      <!--NEWS-->
      <text:h text:style-name="P10" text:outline-level="1">
<text:span text:style-name="T4">
Коротко. Війна. День 435</text:span>
</text:h>
      <text:p text:style-name="P4">
Author: ['АРМІЯINFORM']</text:p>
      <text:p text:style-name="P4">
Time: 2023-05-04T99: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ydeodaj.jpg" text:style-name="Internet_20_link" text:visited-style-name="Visited_20_Internet_20_Link">
vydeodaj.jpg</text:a>
']</text:p>
      <text:p text:style-name="P4">
Tags: ['STOPRUSSIA', 'АГРЕСІЯ РФ', 'ВТОРГНЕННЯ РФ', 'ГШ ЗСУ']</text:p>
      <text:p text:style-name="P4">
Category: News</text:p>
      <!--METADATA-->
      <text:p text:style-name="P4">
<draw:frame draw:style-name="fr1" draw:name="Image339" text:anchor-type="as-char" svg:width="6.9236in" svg:height="3.852648in" draw:z-index="0">
<draw:image xlink:href="../Images/AРМІЯINFORM/2023-05-04T99-00-00-04-00/vydeodaj.jpg" xlink:type="simple" xlink:show="embed" xlink:actuate="onLoad" draw:mime-type="image/jpeg"/>
</draw:frame>
</text:p>
      <text:p text:style-name="P4">
Джерело: <text:a xlink:type="simple" xlink:href="https://www.facebook.com/GeneralStaff.ua/videos/1067268000900681/" text:style-name="Internet_20_link" text:visited-style-name="Visited_20_Internet_20_Link">
Генеральний штаб ЗСУкраїни</text:a>
</text:p>
      <text:p text:style-name="P4">
Source: <text:a xlink:type="simple" xlink:href="https://armyinform.com.ua/2023/05/04/korotko-vijna-den-435/" text:style-name="Internet_20_link" text:visited-style-name="Visited_20_Internet_20_Link">
https://armyinform.com.ua/2023/05/04/korotko-vijna-den-435/</text:a>
</text:p>
      <!--NEWS-->
      <text:h text:style-name="P10" text:outline-level="1">
<text:span text:style-name="T4">
Проєкт «Хочу жить» отримав понад 16 тисяч звернень від росіян, готових здатися у полон</text:span>
</text:h>
      <text:p text:style-name="P4">
Authors: Ukrinform (Person)</text:p>
      <text:p text:style-name="P4">
Publisher: Укринформ (Organization)</text:p>
      <text:p text:style-name="P4">
Published Time: 2023-05-05T00:17:00+03:00</text:p>
      <text:p text:style-name="P4">
Modified Time: 2023-05-05T00:17:00+03:00</text:p>
      <text:p text:style-name="P4">
Description: Єдиний центр прийому звернень військовослужбовців рф та білорусі щодо здачі в полон “Хочу жить” отримав уже понад 16 тисяч звернень. — Укрінформ.</text:p>
      <text:p text:style-name="P4">
Images: ["<text:a xlink:type="simple" xlink:href="https://static.ukrinform.com/photos/2022_03/thumb_files/630_360_1646288553-348.jpg" text:style-name="Internet_20_link" text:visited-style-name="Visited_20_Internet_20_Link">
630_360_16462...</text:a>
"]</text:p>
      <text:p text:style-name="P4">
Tags: ['Російські військові', 'Полонені', 'Війна з росією']</text:p>
      <text:p text:style-name="P4">
Type: Article</text:p>
      <!--METADATA-->
      <text:p text:style-name="P4">
<draw:frame draw:style-name="fr1" draw:name="Image340" text:anchor-type="as-char" svg:width="6.9236in" svg:height="3.956343in" draw:z-index="0">
<draw:image xlink:href="../Images/yкринформ/2023-05-05T00-17-00-03-00/630_360_1646288553-348.jpg" xlink:type="simple" xlink:show="embed" xlink:actuate="onLoad" draw:mime-type="image/jpeg"/>
</draw:frame>
 Єдинийцентр прийому звернень військовослужбовців рф та білорусі щодо здачі в полон“Хочу жить” отримав уже понад 16 тисяч звернень.</text:p>
      <text:p text:style-name="P4">
Про це на <text:a xlink:type="simple" xlink:href="https://www.youtube.com/supported_browsers" text:style-name="Internet_20_link" text:visited-style-name="Visited_20_Internet_20_Link">
</text:a>
заявив спікер державного проєкту здачі в полон російських та білоруськихвійськових "Хочу жить" Віталій Матвієнко, повідомляє кореспондент Укрінформу.</text:p>
      <text:p text:style-name="P4">
“За квітень кількість звернень у нас зросла по відношенню до березня 2023 рокуна 10% і становить 3 200 звернень. Загалом за час існування проєкту миотримали понад 16 тисяч звернень. І сайт відвідало більше як 36 мільйоніввідвідувачів, із них 32 мільйони - з території російської федерації”, -розповів Матвієнко.</text:p>
      <text:p text:style-name="P4">
Водночас керівник проєктів Координаційного штабу з питань поводження звійськовополоненими Андрій Скоцик уточнив, що “32 мільйони з російськоїфедерації - це вже велика цифра, але “роскомнадзором” ведеться цілеспрямованаборотьба з сайтом “Хочу жить”.</text:p>
      <text:p text:style-name="P4">
<text:span text:style-name="T4">
Читайте також:</text:span>
 <text:span text:style-name="T4">
<text:a xlink:type="simple" xlink:href="https://www.ukrinform.ua/rubric-ato/3704617-ponad-80-rosijskih-vijskovopolonenih-nevdovoleni-nakazami-kerivnictva.html" text:style-name="Internet_20_link" text:visited-style-name="Visited_20_Internet_20_Link">
 </text:a>
 </text:span>
</text:p>
      <text:p text:style-name="P4">
“І на сьогодні кількість доменів, яка заблокована “роскомнадзором”, перевищує150. І раз у два-три дні робимо новий домен, домен - це фактично назва сайтудля того, щоб росіяни могли ознайомитися з цим проєктом”, - сказав Скоцик.</text:p>
      <text:p text:style-name="P4">
Як відомо, “Хочу жить" - державний проєкт, покликаний допомогти <text:span text:style-name="T4">
<text:a xlink:type="simple" xlink:href="https://www.ukrinform.ua/tag-rosijski-vijskovi" text:style-name="Internet_20_link" text:visited-style-name="Visited_20_Internet_20_Link">
</text:a>
 </text:span>
 безпечно здатися в полон.Відповідну інформацію російські військові та їхні родичі можуть отримати нателефонній лінії за номерами +380 95 68 86 888; +380 93 68 86 888; +380 97 6886 888, а також на сайті проєкту.</text:p>
      <text:p text:style-name="P4">
Source: <text:a xlink:type="simple" xlink:href="https://www.ukrinform.ua/rubric-ato/3704710-proekt-hocu-zit-otrimav-ponad-16-tisac-zvernen-vid-rosian-gotovih-zdatisa-u-polon.html" text:style-name="Internet_20_link" text:visited-style-name="Visited_20_Internet_20_Link">
https://www.ukrinform.ua/rubric-ato/3704710-proekt-hocu-zit-otrimav-ponad-16-tisac-zvernen-vid-rosian-gotovih-zdatisa-u-polon.html</text:a>
</text:p>
      <!--NEWS-->
      <text:h text:style-name="P10" text:outline-level="1">
<text:span text:style-name="T4">
У Херсоні чутно гучні вибухи</text:span>
</text:h>
      <text:p text:style-name="P4">
Authors: Ukrinform (Person)</text:p>
      <text:p text:style-name="P4">
Publisher: Укринформ (Organization)</text:p>
      <text:p text:style-name="P4">
Published Time: 2023-05-05T00:29:00+03:00</text:p>
      <text:p text:style-name="P4">
Modified Time: 2023-05-05T00:29:00+03:00</text:p>
      <text:p text:style-name="P4">
Description: У Херсоні вночі на 5 травня було чутно гучні вибухи, однак повітряна тривога в регіоні не оголошувалась. — Укрінформ.</text:p>
      <text:p text:style-name="P4">
Images: ["<text:a xlink:type="simple" xlink:href="https://static.ukrinform.com/photos/2023_05/thumb_files/630_360_1683129867-638.jpg" text:style-name="Internet_20_link" text:visited-style-name="Visited_20_Internet_20_Link">
630_360_16831...</text:a>
"]</text:p>
      <text:p text:style-name="P4">
Tags: ['Херсон', 'Херсонщина', 'Вибух', 'Війна з росією']</text:p>
      <text:p text:style-name="P4">
Type: Article</text:p>
      <!--METADATA-->
      <text:p text:style-name="P4">
<draw:frame draw:style-name="fr1" draw:name="Image341" text:anchor-type="as-char" svg:width="6.9236in" svg:height="3.956343in" draw:z-index="0">
<draw:image xlink:href="../Images/yкринформ/2023-05-05T00-29-00-03-00/630_360_1683129867-638.jpg" xlink:type="simple" xlink:show="embed" xlink:actuate="onLoad" draw:mime-type="image/jpeg"/>
</draw:frame>
 У Херсонівночі на 5 травня було чутно гучні вибухи, однак повітряна тривога в регіоніне оголошувалась.</text:p>
      <text:p text:style-name="P4">
Про це повідомляє Укрінформ із посиланням на " <text:a xlink:type="simple" xlink:href="https://t.me/suspilnekherson/25748" text:style-name="Internet_20_link" text:visited-style-name="Visited_20_Internet_20_Link">
</text:a>
 ".</text:p>
      <text:p text:style-name="P4">
На цей момент офіційної інформації про причини та наслідки вибухів неповідомлялося. У разі повторних вибухів жителям міста рекомендують перебуватив укриттях, або дотримуватися правила "двох стін".</text:p>
      <text:p text:style-name="P4">
<text:span text:style-name="T4">
Читайте також:</text:span>
 <text:span text:style-name="T4">
<text:a xlink:type="simple" xlink:href="https://www.ukrinform.ua/rubric-regions/3704809-u-hersoni-ponad-160-osib-zdali-krov-dla-poranenih-vid-obstriliv-sered-donoriv-inozemci.html" text:style-name="Internet_20_link" text:visited-style-name="Visited_20_Internet_20_Link">
 </text:a>
 </text:span>
</text:p>
      <text:p text:style-name="P4">
Як повідомляв Укрінформ, після масового вбивства 3 травня російською армієюмирних жителів Херсонщини 4, 5 та 6 травня _<text:span text:style-name="T4">
<text:a xlink:type="simple" xlink:href="https://www.ukrinform.ua/rubric-regions/3704493-na-hersonsini-ogolosili-tridennu-zalobu-u-pamat-zagiblih-vid-obstriliv.html" text:style-name="Internet_20_link" text:visited-style-name="Visited_20_Internet_20_Link">
</text:a>
 </text:span>
 _</text:p>
      <text:p text:style-name="P4">
Раніше в ОВА інформували, що армія рф 3 травня здійснила 98 обстрілівХерсонської області, внаслідок чого _<text:span text:style-name="T4">
<text:a xlink:type="simple" xlink:href="https://www.ukrinform.ua/rubric-regions/3704466-na-hersonsini-vnaslidok-ucorasnih-obstriliv-23-zagiblih-46-poranenih.html" text:style-name="Internet_20_link" text:visited-style-name="Visited_20_Internet_20_Link">
 </text:a>
 </text:span>
 _</text:p>
      <text:p text:style-name="P4">
Source: <text:a xlink:type="simple" xlink:href="https://www.ukrinform.ua/rubric-ato/3704910-u-hersoni-cutno-gucni-vibuhi.html" text:style-name="Internet_20_link" text:visited-style-name="Visited_20_Internet_20_Link">
https://www.ukrinform.ua/rubric-ato/3704910-u-hersoni-cutno-gucni-vibuhi.html</text:a>
</text:p>
      <!--NEWS-->
      <text:h text:style-name="P10" text:outline-level="1">
<text:span text:style-name="T4">
Держдеп: Штати ніколи не відвернуться від того, що відбувається в Україні</text:span>
</text:h>
      <text:p text:style-name="P4">
Authors: Ukrinform (Person)</text:p>
      <text:p text:style-name="P4">
Publisher: Укринформ (Organization)</text:p>
      <text:p text:style-name="P4">
Published Time: 2023-05-05T00:43:00+03:00</text:p>
      <text:p text:style-name="P4">
Modified Time: 2023-05-05T00:43:00+03:00</text:p>
      <text:p text:style-name="P4">
Description: Сполучені Штати не припинять підтримки України, яка лише за останні кілька днів зазнала майже півтори сотні повітряних ударів з боку росії по мирних містах й цивільній інфраструктурі. — Укрінформ.</text:p>
      <text:p text:style-name="P4">
Images: ["<text:a xlink:type="simple" xlink:href="https://static.ukrinform.com/photos/2018_02/thumb_files/630_360_1517552325-3537.jpg" text:style-name="Internet_20_link" text:visited-style-name="Visited_20_Internet_20_Link">
630_360_15175...</text:a>
"]</text:p>
      <text:p text:style-name="P4">
Tags: ['НАТО', 'США', 'Україна', 'Держдеп']</text:p>
      <text:p text:style-name="P4">
Type: Article</text:p>
      <!--METADATA-->
      <text:p text:style-name="P4">
<draw:frame draw:style-name="fr1" draw:name="Image342" text:anchor-type="as-char" svg:width="6.9236in" svg:height="3.956343in" draw:z-index="0">
<draw:image xlink:href="../Images/yкринформ/2023-05-05T00-43-00-03-00/630_360_1517552325-3537.jpg" xlink:type="simple" xlink:show="embed" xlink:actuate="onLoad" draw:mime-type="image/jpeg"/>
</draw:frame>
 СполученіШтати не припинять підтримки України, яка лише за останні кілька днів зазналамайже півтори сотні повітряних ударів з боку росії по мирних містах йцивільній інфраструктурі.</text:p>
      <text:p text:style-name="P4">
Про це заявив у четвер під час пресбрифінгу в Вашингтоні заступник речникаДерждепартаменту США Ведант Пател, передає власний кореспондент Укрінформу.</text:p>
      <text:p text:style-name="P4">
«З 1 травня росія завдала понад 145 повітряних ударів по території України. Цеозначає, що рф випускала більше однієї ракети, одного безпілотника чи бомбищогодини впродовж 24 годин на добу чотири дні поспіль», - зауважив представникДерждепу.</text:p>
      <text:p text:style-name="P4">
<text:span text:style-name="T4">
Читайте також:</text:span>
 <text:span text:style-name="T4">
<text:a xlink:type="simple" xlink:href="https://www.ukrinform.ua/rubric-ato/3704312-ssa-ne-mozut-pidtverditi-zaavi-rf-pro-nibito-sprobi-ukraini-vdariti-po-kremlu-blinken.html" text:style-name="Internet_20_link" text:visited-style-name="Visited_20_Internet_20_Link">
 </text:a>
 </text:span>
</text:p>
      <text:p text:style-name="P4">
За його словами, попри те, що Україна ефективно використовує своюпротиповітряну оборону, лише за останні три дні внаслідок боягузливих атак рфбуло поранено та вбито понад 100 невинних цивільних людей по всій країні, утому числі дітей.</text:p>
      <text:p text:style-name="P4">
«Сполучені Штати ніколи не відвернуться від того, що відбувається в Україні»,- наголосив представник зовнішньополітичного відомства США.</text:p>
      <text:p text:style-name="P4">
<text:span text:style-name="T4">
Читайте також:</text:span>
 <text:span text:style-name="T4">
<text:a xlink:type="simple" xlink:href="https://www.ukrinform.ua/rubric-ato/3704373-ssa-ogolosili-pro-novij-paket-oboronnoi-dopomogi-ukraini.html" text:style-name="Internet_20_link" text:visited-style-name="Visited_20_Internet_20_Link">
 </text:a>
 </text:span>
</text:p>
      <text:p text:style-name="P4">
Він нагадав, що буквально напередодні Вашингтон оголосив про виділеннядодаткових $300 мільйонів на військову допомогу Україні.</text:p>
      <text:p text:style-name="P4">
«Ми продовжимо допомагати Україні захищатися від російської агресії. І мивизнаємо хоробрість та стійкість неймовірно мужніх Збройних сил України, атакож її громадян»,- зауважив представник Держдепартаменту США.</text:p>
      <text:p text:style-name="P4">
<text:span text:style-name="T4">
Читайте також:</text:span>
 <text:span text:style-name="T4">
<text:a xlink:type="simple" xlink:href="https://www.ukrinform.ua/rubric-polytics/3703369-derzdep-pro-clenstvo-ukraini-v-nato-pidtrimuemo-politiku-vidkritih-dverej.html" text:style-name="Internet_20_link" text:visited-style-name="Visited_20_Internet_20_Link">
 </text:a>
 </text:span>
</text:p>
      <text:p text:style-name="P4">
Як повідомлялося, від початку повномасштабної агресії рф 24 лютого 2022 року<text:span text:style-name="T4">
<text:a xlink:type="simple" xlink:href="https://www.ukrinform.ua/tag-ssa" text:style-name="Internet_20_link" text:visited-style-name="Visited_20_Internet_20_Link">
 </text:a>
 </text:span>
 надали Україні $35,8 мільярдадопомоги у сфері безпеки й оборони.</text:p>
      <text:p text:style-name="P4">
Source: <text:a xlink:type="simple" xlink:href="https://www.ukrinform.ua/rubric-ato/3704911-derzdep-stati-nikoli-ne-vidvernutsa-vid-togo-so-vidbuvaetsa-v-ukraini.html" text:style-name="Internet_20_link" text:visited-style-name="Visited_20_Internet_20_Link">
https://www.ukrinform.ua/rubric-ato/3704911-derzdep-stati-nikoli-ne-vidvernutsa-vid-togo-so-vidbuvaetsa-v-ukraini.html</text:a>
</text:p>
      <!--NEWS-->
      <text:h text:style-name="P10" text:outline-level="1">
<text:span text:style-name="T4">
У Мінреінтеграції розповіли як оформити допомогу при народженні дитини під час перебування за кордоном</text:span>
</text:h>
      <text:p text:style-name="P4">
Author: ['АРМІЯINFORM']</text:p>
      <text:p text:style-name="P4">
Time: 2023-05-05T99:00:00-04:00</text:p>
      <text:p text:style-name="P4">
Description: Міністерство з питань реінтеграції тимчасово окупованих територій України на свої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minreintegracziyi-1.jpg" text:style-name="Internet_20_link" text:visited-style-name="Visited_20_Internet_20_Link">
minreintegracziyi-1.jpg</text:a>
', '<text:a xlink:type="simple" xlink:href="https://armyinform.com.ua/wp-content/uploads/2023/05/345189364_541725791369358_1306227055557944909_n-1.jpg" text:style-name="Internet_20_link" text:visited-style-name="Visited_20_Internet_20_Link">
345189364_541725791369358_1306227055557944909_n-1.jpg</text:a>
']</text:p>
      <text:p text:style-name="P4">
Tags: ['STOPRUSSIA', 'АГРЕСІЯ РФ', 'ВІЙНА', 'ВТОРГНЕННЯ РФ', 'МІНРЕІНТЕГРАЦІЇ', 'СОЦІАЛЬНА ДОПОМОГА', 'УКРАЇНСЬКІ МІГРАНТИ']</text:p>
      <text:p text:style-name="P4">
Category: News</text:p>
      <!--METADATA-->
      <text:p text:style-name="P4">
<draw:frame draw:style-name="fr1" draw:name="Image343" text:anchor-type="as-char" svg:width="6.9236in" svg:height="4.384534in" draw:z-index="0">
<draw:image xlink:href="../Images/AРМІЯINFORM/2023-05-05T99-00-00-04-00/minreintegracziyi-1.jpg" xlink:type="simple" xlink:show="embed" xlink:actuate="onLoad" draw:mime-type="image/jpeg"/>
</draw:frame>
</text:p>
      <text:p text:style-name="P4">
Міністерство з питань реінтеграції тимчасово окупованих територій України насвоїй офіційній сторінці у Facebook<text:a xlink:type="simple" xlink:href="https://www.facebook.com/MReintegration/posts/pfbid02ZG2HQvBcHtuGgCyMdWpdYgYzLLrA73WgvUCto6xGmJnH4sa9UH1mxHUtcYyAt1YYl" text:style-name="Internet_20_link" text:visited-style-name="Visited_20_Internet_20_Link">
розмістили</text:a>
інфографіку із порадами як українцям оформити допомогу при народженні дитинипід час перебування за кордоном.</text:p>
      <text:p text:style-name="P4">
Українці, у яких під час тимчасового перебування за кордоном з’явилася дитина,зможуть дистанційно подати документи на призначення допомоги при їїнародженні.</text:p>
      <ul>
        <li>
Для отримання коштів один ізбатьків має надіслати заяву на призначення допомоги та відповідні документи до органу соціального захисту в Україні за своїм зареєстрованим місцем проживання.  * Докладно проте, як дистанційно подати документи й отримати допомогу при народженні дитини, описано в наведеній інфографіці.</li>
      </ul>
      <text:p text:style-name="P4">
<draw:frame draw:style-name="fr1" draw:name="Image344" text:anchor-type="as-char" svg:width="6.9236in" svg:height="5.1927in" draw:z-index="0">
<draw:image xlink:href="../Images/AРМІЯINFORM/2023-05-05T99-00-00-04-00/345189364_541725791369358_1306227055557944909_n-1.jpg" xlink:type="simple" xlink:show="embed" xlink:actuate="onLoad" draw:mime-type="image/jpeg"/>
</draw:frame>
</text:p>
      <text:p text:style-name="P4">
Source: <text:a xlink:type="simple" xlink:href="https://armyinform.com.ua/2023/05/05/u-minreintegracziyi-rozpovily-yak-oformyty-dopomogu-pry-narodzhenni-dytyny-pid-chas-perebuvannya-za-kordonom/" text:style-name="Internet_20_link" text:visited-style-name="Visited_20_Internet_20_Link">
https://armyinform.com.ua/2023/05/05/u-minreintegracziyi-rozpovily-yak-oformyty-dopomogu-pry-narodzhenni-dytyny-pid-chas-perebuvannya-za-kordonom/</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